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1cm"/>
    </style:style>
    <style:style style:name="gr2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7cm"/>
    </style:style>
    <style:style style:name="gr2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9cm"/>
    </style:style>
    <style:style style:name="gr2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5cm"/>
    </style:style>
    <style:style style:name="gr2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5cm"/>
    </style:style>
    <style:style style:name="gr2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6cm"/>
    </style:style>
    <style:style style:name="gr3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6cm"/>
    </style:style>
    <style:style style:name="gr3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9cm"/>
    </style:style>
    <style:style style:name="gr3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41cm"/>
    </style:style>
    <style:style style:name="gr3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2cm"/>
    </style:style>
    <style:style style:name="gr3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3cm"/>
    </style:style>
    <style:style style:name="gr3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3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5cm"/>
    </style:style>
    <style:style style:name="gr3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16cm"/>
    </style:style>
    <style:style style:name="gr3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4cm"/>
    </style:style>
    <style:style style:name="gr3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64cm"/>
    </style:style>
    <style:style style:name="gr4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7cm"/>
    </style:style>
    <style:style style:name="gr4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3cm"/>
    </style:style>
    <style:style style:name="gr42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94cm"/>
    </style:style>
    <style:style style:name="gr43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88cm"/>
    </style:style>
    <style:style style:name="gr44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2cm"/>
    </style:style>
    <style:style style:name="gr45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1cm"/>
    </style:style>
    <style:style style:name="gr4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cm"/>
    </style:style>
    <style:style style:name="gr4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2cm"/>
    </style:style>
    <style:style style:name="gr48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cm"/>
    </style:style>
    <style:style style:name="gr4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8cm"/>
    </style:style>
    <style:style style:name="gr5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4cm"/>
    </style:style>
    <style:style style:name="gr5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8cm"/>
    </style:style>
    <style:style style:name="gr5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17cm"/>
    </style:style>
    <style:style style:name="gr53" style:family="graphic" style:parent-style-name="standard">
      <style:graphic-properties draw:stroke="none" draw:fill-color="#ff3333" draw:textarea-horizontal-align="justify" draw:textarea-vertical-align="middle" draw:auto-grow-height="false" fo:min-height="0.022cm" fo:min-width="0.356cm"/>
    </style:style>
    <style:style style:name="gr54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cm"/>
    </style:style>
    <style:style style:name="gr55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7cm"/>
    </style:style>
    <style:style style:name="gr5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663cm"/>
    </style:style>
    <style:style style:name="gr5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6cm"/>
    </style:style>
    <style:style style:name="gr5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8cm"/>
    </style:style>
    <style:style style:name="gr5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3cm"/>
    </style:style>
    <style:style style:name="gr6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5cm"/>
    </style:style>
    <style:style style:name="gr61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35cm"/>
    </style:style>
    <style:style style:name="gr6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3cm"/>
    </style:style>
    <style:style style:name="gr6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3cm"/>
    </style:style>
    <style:style style:name="gr6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8cm"/>
    </style:style>
    <style:style style:name="gr6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4cm"/>
    </style:style>
    <style:style style:name="gr6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8cm"/>
    </style:style>
    <style:style style:name="gr6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8cm"/>
    </style:style>
    <style:style style:name="gr6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cm"/>
    </style:style>
    <style:style style:name="gr6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4cm"/>
    </style:style>
    <style:style style:name="gr7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7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7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cm"/>
    </style:style>
    <style:style style:name="gr7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cm"/>
    </style:style>
    <style:style style:name="gr74" style:family="graphic" style:parent-style-name="standard">
      <style:graphic-properties draw:stroke="none" draw:fill-color="#0066ff" draw:textarea-horizontal-align="justify" draw:textarea-vertical-align="middle" draw:auto-grow-height="false" fo:min-height="0.004cm" fo:min-width="0.357cm"/>
    </style:style>
    <style:style style:name="gr7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8cm"/>
    </style:style>
    <style:style style:name="gr7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8cm"/>
    </style:style>
    <style:style style:name="gr7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7cm"/>
    </style:style>
    <style:style style:name="gr7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9cm"/>
    </style:style>
    <style:style style:name="gr7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5cm"/>
    </style:style>
    <style:style style:name="gr8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9cm"/>
    </style:style>
    <style:style style:name="gr8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5cm"/>
    </style:style>
    <style:style style:name="gr8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cm"/>
    </style:style>
    <style:style style:name="gr8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1cm"/>
    </style:style>
    <style:style style:name="gr84" style:family="graphic" style:parent-style-name="standard">
      <style:graphic-properties draw:stroke="none" draw:fill-color="#9900ff" draw:textarea-horizontal-align="justify" draw:textarea-vertical-align="middle" draw:auto-grow-height="false" fo:min-height="0.022cm" fo:min-width="0.688cm"/>
    </style:style>
    <style:style style:name="gr85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vertical-align="middle" fo:padding-top="0.151cm" fo:padding-bottom="0.151cm" fo:padding-left="0.276cm" fo:padding-right="0.276cm"/>
    </style:style>
    <style:style style:name="gr8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198cm" fo:min-width="1.148cm" fo:padding-top="0.151cm" fo:padding-bottom="0.151cm" fo:padding-left="0.276cm" fo:padding-right="0.276cm"/>
    </style:style>
    <style:style style:name="gr8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8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12cm" fo:min-width="1.09cm" fo:padding-top="0.151cm" fo:padding-bottom="0.151cm" fo:padding-left="0.276cm" fo:padding-right="0.276cm"/>
    </style:style>
    <style:style style:name="gr9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9cm" fo:min-width="1.09cm" fo:padding-top="0.151cm" fo:padding-bottom="0.151cm" fo:padding-left="0.276cm" fo:padding-right="0.276cm"/>
    </style:style>
    <style:style style:name="gr9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44cm" fo:min-width="1.072cm" fo:padding-top="0.151cm" fo:padding-bottom="0.151cm" fo:padding-left="0.276cm" fo:padding-right="0.276cm"/>
    </style:style>
    <style:style style:name="gr9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347cm" fo:padding-top="0.151cm" fo:padding-bottom="0.151cm" fo:padding-left="0.276cm" fo:padding-right="0.276cm"/>
    </style:style>
    <style:style style:name="gr9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254cm" fo:padding-top="0.151cm" fo:padding-bottom="0.151cm" fo:padding-left="0.276cm" fo:padding-right="0.276cm"/>
    </style:style>
    <style:style style:name="gr9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88cm" fo:min-width="1.15cm" fo:padding-top="0.151cm" fo:padding-bottom="0.151cm" fo:padding-left="0.276cm" fo:padding-right="0.276cm"/>
    </style:style>
    <style:style style:name="gr9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398cm" fo:min-width="1.147cm" fo:padding-top="0.151cm" fo:padding-bottom="0.151cm" fo:padding-left="0.276cm" fo:padding-right="0.276cm"/>
    </style:style>
    <style:style style:name="gr9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998cm" fo:min-width="1.148cm" fo:padding-top="0.151cm" fo:padding-bottom="0.151cm" fo:padding-left="0.276cm" fo:padding-right="0.276cm"/>
    </style:style>
    <style:style style:name="gr9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698cm" fo:min-width="1.177cm" fo:padding-top="0.151cm" fo:padding-bottom="0.151cm" fo:padding-left="0.276cm" fo:padding-right="0.276cm"/>
    </style:style>
    <style:style style:name="gr9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6.698cm" fo:min-width="0.348cm" fo:padding-top="0.151cm" fo:padding-bottom="0.151cm" fo:padding-left="0.276cm" fo:padding-right="0.276cm"/>
    </style:style>
    <style:style style:name="gr9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33cm" fo:min-width="8.468cm" fo:padding-top="0.151cm" fo:padding-bottom="0.151cm" fo:padding-left="0.276cm" fo:padding-right="0.276cm"/>
    </style:style>
    <style:style style:name="gr10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10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1cm" fo:min-width="1.537cm" fo:padding-top="0.151cm" fo:padding-bottom="0.151cm" fo:padding-left="0.276cm" fo:padding-right="0.276cm"/>
    </style:style>
    <style:style style:name="gr10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9cm" fo:min-width="0.628cm" fo:padding-top="0.151cm" fo:padding-bottom="0.151cm" fo:padding-left="0.276cm" fo:padding-right="0.276cm"/>
    </style:style>
    <style:style style:name="gr10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448cm" fo:min-width="0.979cm" fo:padding-top="0.151cm" fo:padding-bottom="0.151cm" fo:padding-left="0.276cm" fo:padding-right="0.276cm"/>
    </style:style>
    <style:style style:name="gr10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2cm" fo:min-width="0.629cm" fo:padding-top="0.151cm" fo:padding-bottom="0.151cm" fo:padding-left="0.276cm" fo:padding-right="0.276cm"/>
    </style:style>
    <style:style style:name="gr10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10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34cm"/>
    </style:style>
    <style:style style:name="gr107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5cm"/>
    </style:style>
    <style:style style:name="gr10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4cm"/>
    </style:style>
    <style:style style:name="gr10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19cm"/>
    </style:style>
    <style:style style:name="gr11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19cm"/>
    </style:style>
    <style:style style:name="gr111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4cm"/>
    </style:style>
    <style:style style:name="gr11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59cm"/>
    </style:style>
    <style:style style:name="gr11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34cm"/>
    </style:style>
    <style:style style:name="gr11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cm"/>
    </style:style>
    <style:style style:name="gr11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19cm"/>
    </style:style>
    <style:style style:name="gr11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5cm"/>
    </style:style>
    <style:style style:name="gr11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5cm"/>
    </style:style>
    <style:style style:name="gr11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5cm"/>
    </style:style>
    <style:style style:name="gr11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65cm"/>
    </style:style>
    <style:style style:name="gr12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5cm"/>
    </style:style>
    <style:style style:name="gr12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cm"/>
    </style:style>
    <style:style style:name="gr12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227cm"/>
    </style:style>
    <style:style style:name="gr12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19cm"/>
    </style:style>
    <style:style style:name="gr12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66cm"/>
    </style:style>
    <style:style style:name="gr12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19cm"/>
    </style:style>
    <style:style style:name="gr12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92cm"/>
    </style:style>
    <style:style style:name="gr12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59cm"/>
    </style:style>
    <style:style style:name="gr128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1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13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132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2.097cm" fo:min-width="1.857cm" fo:padding-top="0.165cm" fo:padding-bottom="0.165cm" fo:padding-left="0.29cm" fo:padding-right="0.29cm"/>
    </style:style>
    <style:style style:name="gr133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vertical-align="middle" fo:padding-top="0.165cm" fo:padding-bottom="0.165cm" fo:padding-left="0.29cm" fo:padding-right="0.29cm"/>
    </style:style>
    <style:style style:name="gr134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2cm" fo:min-width="1.795cm" fo:padding-top="0.165cm" fo:padding-bottom="0.165cm" fo:padding-left="0.29cm" fo:padding-right="0.29cm"/>
    </style:style>
    <style:style style:name="gr135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136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cm" fo:min-width="1.447cm" fo:padding-top="0.165cm" fo:padding-bottom="0.165cm" fo:padding-left="0.29cm" fo:padding-right="0.29cm"/>
    </style:style>
    <style:style style:name="gr137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447cm" fo:padding-top="0.165cm" fo:padding-bottom="0.165cm" fo:padding-left="0.29cm" fo:padding-right="0.29cm"/>
    </style:style>
    <style:style style:name="gr138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2cm" fo:min-width="1.069cm" fo:padding-top="0.165cm" fo:padding-bottom="0.165cm" fo:padding-left="0.29cm" fo:padding-right="0.29cm"/>
    </style:style>
    <style:style style:name="gr139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3cm" fo:min-width="1.063cm" fo:padding-top="0.165cm" fo:padding-bottom="0.165cm" fo:padding-left="0.29cm" fo:padding-right="0.29cm"/>
    </style:style>
    <style:style style:name="gr140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1cm" fo:min-width="1.094cm" fo:padding-top="0.165cm" fo:padding-bottom="0.165cm" fo:padding-left="0.29cm" fo:padding-right="0.29cm"/>
    </style:style>
    <style:style style:name="gr1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1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1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484cm" fo:min-width="4.606cm" fo:padding-top="0.142cm" fo:padding-bottom="0.142cm" fo:padding-left="0.267cm" fo:padding-right="0.267cm"/>
    </style:style>
    <style:style style:name="gr1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1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1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14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14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14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15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15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865cm" fo:min-width="1.187cm" fo:padding-top="0.142cm" fo:padding-bottom="0.142cm" fo:padding-left="0.267cm" fo:padding-right="0.267cm"/>
    </style:style>
    <style:style style:name="gr15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8cm" fo:min-width="1.198cm" fo:padding-top="0.151cm" fo:padding-bottom="0.151cm" fo:padding-left="0.276cm" fo:padding-right="0.276cm"/>
    </style:style>
    <style:style style:name="gr15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698cm" fo:min-width="10.748cm" fo:padding-top="0.151cm" fo:padding-bottom="0.151cm" fo:padding-left="0.276cm" fo:padding-right="0.276cm"/>
    </style:style>
    <style:style style:name="gr15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7cm"/>
    </style:style>
    <style:style style:name="gr15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62cm"/>
    </style:style>
    <style:style style:name="gr15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62cm"/>
    </style:style>
    <style:style style:name="gr15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718cm"/>
    </style:style>
    <style:style style:name="gr16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52cm"/>
    </style:style>
    <style:style style:name="gr16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62cm"/>
    </style:style>
    <style:style style:name="gr162" style:family="graphic" style:parent-style-name="standard">
      <style:graphic-properties draw:stroke="none" draw:fill-color="#66cc00" draw:textarea-horizontal-align="justify" draw:textarea-vertical-align="middle" draw:auto-grow-height="false" fo:min-height="0cm" fo:min-width="0.362cm"/>
    </style:style>
    <style:style style:name="gr16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2cm"/>
    </style:style>
    <style:style style:name="gr16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62cm"/>
    </style:style>
    <style:style style:name="gr16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26cm"/>
    </style:style>
    <style:style style:name="gr16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72cm"/>
    </style:style>
    <style:style style:name="gr16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72cm"/>
    </style:style>
    <style:style style:name="gr16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2cm"/>
    </style:style>
    <style:style style:name="gr16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2cm"/>
    </style:style>
    <style:style style:name="gr17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2cm"/>
    </style:style>
    <style:style style:name="gr17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74cm"/>
    </style:style>
    <style:style style:name="gr17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2cm"/>
    </style:style>
    <style:style style:name="gr17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2cm"/>
    </style:style>
    <style:style style:name="gr17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66cm"/>
    </style:style>
    <style:style style:name="gr17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74cm"/>
    </style:style>
    <style:style style:name="gr17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2cm"/>
    </style:style>
    <style:style style:name="gr17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2cm"/>
    </style:style>
    <style:style style:name="gr17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74cm"/>
    </style:style>
    <style:style style:name="gr179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7cm" fo:min-width="1.793cm" fo:padding-top="0.165cm" fo:padding-bottom="0.165cm" fo:padding-left="0.29cm" fo:padding-right="0.29cm"/>
    </style:style>
    <style:style style:name="gr180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57cm" fo:min-width="1.793cm" fo:padding-top="0.165cm" fo:padding-bottom="0.165cm" fo:padding-left="0.29cm" fo:padding-right="0.29cm"/>
    </style:style>
    <style:style style:name="gr181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18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18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18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18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18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18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18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18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19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19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19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19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19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19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12.946cm" fo:padding-top="0.142cm" fo:padding-bottom="0.142cm" fo:padding-left="0.267cm" fo:padding-right="0.267cm"/>
    </style:style>
    <style:style style:name="gr19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19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19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19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20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201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20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20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gr20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83cm"/>
    </style:style>
    <style:style style:name="gr20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02cm"/>
    </style:style>
    <style:style style:name="gr20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2cm"/>
    </style:style>
    <style:style style:name="gr20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02cm"/>
    </style:style>
    <style:style style:name="gr20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02cm"/>
    </style:style>
    <style:style style:name="gr210" style:family="graphic" style:parent-style-name="standard">
      <style:graphic-properties draw:stroke="none" draw:fill-color="#3399ff" draw:textarea-horizontal-align="justify" draw:textarea-vertical-align="middle" draw:auto-grow-height="false" fo:min-height="0cm" fo:min-width="0.442cm"/>
    </style:style>
    <style:style style:name="gr21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42cm"/>
    </style:style>
    <style:style style:name="gr21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02cm"/>
    </style:style>
    <style:style style:name="gr21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42cm"/>
    </style:style>
    <style:style style:name="gr21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4cm"/>
    </style:style>
    <style:style style:name="gr215" style:family="graphic" style:parent-style-name="standard">
      <style:graphic-properties draw:stroke="none" draw:fill-color="#00cccc" draw:textarea-horizontal-align="justify" draw:textarea-vertical-align="middle" draw:auto-grow-height="false" fo:min-height="0cm" fo:min-width="0.902cm"/>
    </style:style>
    <style:style style:name="gr21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02cm"/>
    </style:style>
    <style:style style:name="gr217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.902cm"/>
    </style:style>
    <style:style style:name="gr21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43cm"/>
    </style:style>
    <style:style style:name="gr21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cm"/>
    </style:style>
    <style:style style:name="gr22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42cm"/>
    </style:style>
    <style:style style:name="gr22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42cm"/>
    </style:style>
    <style:style style:name="gr22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42cm"/>
    </style:style>
    <style:style style:name="gr22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42cm"/>
    </style:style>
    <style:style style:name="gr22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37cm"/>
    </style:style>
    <style:style style:name="gr22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83cm"/>
    </style:style>
    <style:style style:name="gr22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37cm"/>
    </style:style>
    <style:style style:name="gr227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ff3333" draw:opacity="25%" draw:textarea-vertical-align="middle" fo:padding-top="0.165cm" fo:padding-bottom="0.165cm" fo:padding-left="0.29cm" fo:padding-right="0.29cm"/>
    </style:style>
    <style:style style:name="gr228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draw:fill="solid" draw:fill-color="#9900ff" draw:opacity="25%" draw:textarea-vertical-align="middle" fo:padding-top="0.165cm" fo:padding-bottom="0.165cm" fo:padding-left="0.29cm" fo:padding-right="0.29cm"/>
    </style:style>
    <style:style style:name="gr229" style:family="graphic" style:parent-style-name="standard">
      <style:graphic-properties draw:stroke="none" svg:stroke-width="0.053cm" svg:stroke-color="#ff3333" draw:marker-start-width="0.279cm" draw:marker-end-width="0.279cm" draw:fill="solid" draw:fill-color="#66cc00" draw:opacity="25%" draw:textarea-vertical-align="middle" fo:padding-top="0.165cm" fo:padding-bottom="0.165cm" fo:padding-left="0.29cm" fo:padding-right="0.29cm"/>
    </style:style>
    <style:style style:name="gr230" style:family="graphic" style:parent-style-name="standard">
      <style:graphic-properties draw:stroke="none" svg:stroke-width="0.053cm" svg:stroke-color="#ff3333" draw:marker-start-width="0.279cm" draw:marker-end-width="0.279cm" draw:fill="solid" draw:fill-color="#ffff00" draw:opacity="25%" draw:textarea-vertical-align="middle" fo:padding-top="0.165cm" fo:padding-bottom="0.165cm" fo:padding-left="0.29cm" fo:padding-right="0.29cm"/>
    </style:style>
    <style:style style:name="gr231" style:family="graphic" style:parent-style-name="standard">
      <style:graphic-properties draw:stroke="none" svg:stroke-width="0.053cm" svg:stroke-color="#ff3333" draw:marker-start-width="0.279cm" draw:marker-end-width="0.279cm" draw:fill="solid" draw:fill-color="#ff6600" draw:opacity="25%" draw:textarea-vertical-align="middle" fo:padding-top="0.165cm" fo:padding-bottom="0.165cm" fo:padding-left="0.29cm" fo:padding-right="0.29cm"/>
    </style:style>
    <style:style style:name="gr232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0066ff" draw:opacity="25%" draw:textarea-vertical-align="middle" fo:padding-top="0.165cm" fo:padding-bottom="0.165cm" fo:padding-left="0.29cm" fo:padding-right="0.29cm"/>
    </style:style>
    <style:style style:name="gr233" style:family="graphic" style:parent-style-name="objectwithoutfill">
      <style:graphic-properties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234" style:family="graphic" style:parent-style-name="standard">
      <style:graphic-properties draw:stroke="none" draw:fill-color="#66ff00" draw:textarea-horizontal-align="justify" draw:textarea-vertical-align="middle" draw:auto-grow-height="false" fo:min-height="0.05cm" fo:min-width="0.9cm"/>
    </style:style>
    <style:style style:name="gr235" style:family="graphic" style:parent-style-name="standard">
      <style:graphic-properties draw:stroke="none" draw:fill-color="#0066ff" draw:textarea-horizontal-align="justify" draw:textarea-vertical-align="middle" draw:auto-grow-height="false" fo:min-height="0.05cm" fo:min-width="0.9cm"/>
    </style:style>
    <style:style style:name="gr236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9cm"/>
    </style:style>
    <style:style style:name="gr237" style:family="graphic" style:parent-style-name="standard">
      <style:graphic-properties draw:stroke="none" draw:fill-color="#ffff00" draw:textarea-horizontal-align="justify" draw:textarea-vertical-align="middle" draw:auto-grow-height="false" fo:min-height="0.05cm" fo:min-width="0.9cm"/>
    </style:style>
    <style:style style:name="gr238" style:family="graphic" style:parent-style-name="standard">
      <style:graphic-properties draw:stroke="none" draw:fill-color="#ff6600" draw:textarea-horizontal-align="justify" draw:textarea-vertical-align="middle" draw:auto-grow-height="false" fo:min-height="0.05cm" fo:min-width="0.9cm"/>
    </style:style>
    <style:style style:name="gr239" style:family="graphic" style:parent-style-name="standard">
      <style:graphic-properties draw:stroke="none" draw:fill-color="#ff3333" draw:textarea-horizontal-align="justify" draw:textarea-vertical-align="middle" draw:auto-grow-height="false" fo:min-height="0.05cm" fo:min-width="0.9cm"/>
    </style:style>
    <style:style style:name="gr240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3cm"/>
    </style:style>
    <style:style style:name="gr241" style:family="graphic" style:parent-style-name="standard">
      <style:graphic-properties draw:stroke="none" draw:fill-color="#ffff00" draw:opacity="25%" draw:textarea-vertical-align="middle"/>
    </style:style>
    <style:style style:name="gr242" style:family="graphic" style:parent-style-name="standard">
      <style:graphic-properties draw:stroke="none" draw:fill-color="#ff6600" draw:opacity="25%" draw:textarea-vertical-align="middle"/>
    </style:style>
    <style:style style:name="gr243" style:family="graphic" style:parent-style-name="standard">
      <style:graphic-properties draw:stroke="none" draw:fill-color="#66ff00" draw:opacity="25%" draw:textarea-vertical-align="middle"/>
    </style:style>
    <style:style style:name="gr244" style:family="graphic" style:parent-style-name="standard">
      <style:graphic-properties draw:stroke="none" draw:fill-color="#ff0000" draw:opacity="25%" draw:textarea-vertical-align="middle"/>
    </style:style>
    <style:style style:name="gr245" style:family="graphic" style:parent-style-name="standard">
      <style:graphic-properties draw:stroke="none" draw:fill-color="#9900ff" draw:opacity="25%" draw:textarea-vertical-align="middle"/>
    </style:style>
    <style:style style:name="gr246" style:family="graphic" style:parent-style-name="standard">
      <style:graphic-properties draw:stroke="none" draw:fill-color="#0066ff" draw:opacity="25%" draw:textarea-vertical-align="middle"/>
    </style:style>
    <style:style style:name="gr24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1.32cm" fo:padding-top="0.165cm" fo:padding-bottom="0.165cm" fo:padding-left="0.29cm" fo:padding-right="0.29cm"/>
    </style:style>
    <style:style style:name="gr24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24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25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25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25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25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854cm" fo:padding-top="0.165cm" fo:padding-bottom="0.165cm" fo:padding-left="0.29cm" fo:padding-right="0.29cm"/>
    </style:style>
    <style:style style:name="gr25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555cm" fo:padding-top="0.165cm" fo:padding-bottom="0.165cm" fo:padding-left="0.29cm" fo:padding-right="0.29cm"/>
    </style:style>
    <style:style style:name="gr25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854cm" fo:padding-top="0.165cm" fo:padding-bottom="0.165cm" fo:padding-left="0.29cm" fo:padding-right="0.29cm"/>
    </style:style>
    <style:style style:name="gr25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13cm" fo:min-width="8.698cm" fo:padding-top="0.151cm" fo:padding-bottom="0.151cm" fo:padding-left="0.276cm" fo:padding-right="0.276cm"/>
    </style:style>
    <style:style style:name="gr25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666cm" fo:min-width="4.588cm" fo:padding-top="0.151cm" fo:padding-bottom="0.151cm" fo:padding-left="0.276cm" fo:padding-right="0.276cm"/>
    </style:style>
    <style:style style:name="gr25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2cm" fo:min-width="8.465cm" fo:padding-top="0.151cm" fo:padding-bottom="0.151cm" fo:padding-left="0.276cm" fo:padding-right="0.276cm"/>
    </style:style>
    <style:style style:name="gr25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1cm" fo:min-width="5.379cm" fo:padding-top="0.151cm" fo:padding-bottom="0.151cm" fo:padding-left="0.276cm" fo:padding-right="0.276cm"/>
    </style:style>
    <style:style style:name="gr26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1.286cm" fo:padding-top="0.151cm" fo:padding-bottom="0.151cm" fo:padding-left="0.276cm" fo:padding-right="0.276cm"/>
    </style:style>
    <style:style style:name="gr26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26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13cm" fo:min-width="1.091cm" fo:padding-top="0.151cm" fo:padding-bottom="0.151cm" fo:padding-left="0.276cm" fo:padding-right="0.276cm"/>
    </style:style>
    <style:style style:name="gr26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3cm" fo:min-width="1.091cm" fo:padding-top="0.151cm" fo:padding-bottom="0.151cm" fo:padding-left="0.276cm" fo:padding-right="0.276cm"/>
    </style:style>
    <style:style style:name="gr26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9.447cm" fo:padding-top="0.151cm" fo:padding-bottom="0.151cm" fo:padding-left="0.276cm" fo:padding-right="0.276cm"/>
    </style:style>
    <style:style style:name="gr26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7cm" fo:min-width="1.072cm" fo:padding-top="0.151cm" fo:padding-bottom="0.151cm" fo:padding-left="0.276cm" fo:padding-right="0.276cm"/>
    </style:style>
    <style:style style:name="gr26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881cm" fo:min-width="1.15cm" fo:padding-top="0.151cm" fo:padding-bottom="0.151cm" fo:padding-left="0.276cm" fo:padding-right="0.276cm"/>
    </style:style>
    <style:style style:name="gr26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87cm" fo:min-width="1.156cm" fo:padding-top="0.151cm" fo:padding-bottom="0.151cm" fo:padding-left="0.276cm" fo:padding-right="0.276cm"/>
    </style:style>
    <style:style style:name="gr26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521cm" fo:padding-top="0.151cm" fo:padding-bottom="0.151cm" fo:padding-left="0.276cm" fo:padding-right="0.276cm"/>
    </style:style>
    <style:style style:name="gr26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27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527cm" fo:min-width="3.509cm" fo:padding-top="0.151cm" fo:padding-bottom="0.151cm" fo:padding-left="0.276cm" fo:padding-right="0.276cm"/>
    </style:style>
    <style:style style:name="gr27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2cm" fo:padding-top="0.151cm" fo:padding-bottom="0.151cm" fo:padding-left="0.276cm" fo:padding-right="0.276cm"/>
    </style:style>
    <style:style style:name="gr27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6cm" fo:padding-top="0.151cm" fo:padding-bottom="0.151cm" fo:padding-left="0.276cm" fo:padding-right="0.276cm"/>
    </style:style>
    <style:style style:name="gr27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1.537cm" fo:padding-top="0.151cm" fo:padding-bottom="0.151cm" fo:padding-left="0.276cm" fo:padding-right="0.276cm"/>
    </style:style>
    <style:style style:name="gr27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cm" fo:min-width="1.123cm" fo:padding-top="0.151cm" fo:padding-bottom="0.151cm" fo:padding-left="0.276cm" fo:padding-right="0.276cm"/>
    </style:style>
    <style:style style:name="gr27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8cm" fo:min-width="1.064cm" fo:padding-top="0.151cm" fo:padding-bottom="0.151cm" fo:padding-left="0.276cm" fo:padding-right="0.276cm"/>
    </style:style>
    <style:style style:name="gr27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9cm" fo:min-width="1.125cm" fo:padding-top="0.151cm" fo:padding-bottom="0.151cm" fo:padding-left="0.276cm" fo:padding-right="0.276cm"/>
    </style:style>
    <style:style style:name="gr27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5cm" fo:min-width="1.885cm" fo:padding-top="0.151cm" fo:padding-bottom="0.151cm" fo:padding-left="0.276cm" fo:padding-right="0.276cm"/>
    </style:style>
    <style:style style:name="gr27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8cm" fo:min-width="0.633cm" fo:padding-top="0.151cm" fo:padding-bottom="0.151cm" fo:padding-left="0.276cm" fo:padding-right="0.276cm"/>
    </style:style>
    <style:style style:name="gr27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73cm" fo:min-width="0.633cm" fo:padding-top="0.151cm" fo:padding-bottom="0.151cm" fo:padding-left="0.276cm" fo:padding-right="0.276cm"/>
    </style:style>
    <style:style style:name="gr28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55cm" fo:min-width="0.983cm" fo:padding-top="0.151cm" fo:padding-bottom="0.151cm" fo:padding-left="0.276cm" fo:padding-right="0.276cm"/>
    </style:style>
    <style:style style:name="gr28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82cm" fo:padding-top="0.151cm" fo:padding-bottom="0.151cm" fo:padding-left="0.276cm" fo:padding-right="0.276cm"/>
    </style:style>
    <style:style style:name="gr28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521cm" fo:padding-top="0.151cm" fo:padding-bottom="0.151cm" fo:padding-left="0.276cm" fo:padding-right="0.276cm"/>
    </style:style>
    <style:style style:name="gr28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82cm" fo:padding-top="0.151cm" fo:padding-bottom="0.151cm" fo:padding-left="0.276cm" fo:padding-right="0.276cm"/>
    </style:style>
    <style:style style:name="gr28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cm" fo:min-width="6.997cm" fo:padding-top="0.151cm" fo:padding-bottom="0.151cm" fo:padding-left="0.276cm" fo:padding-right="0.276cm"/>
    </style:style>
    <style:style style:name="gr28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147cm" fo:min-width="1.169cm" fo:padding-top="0.151cm" fo:padding-bottom="0.151cm" fo:padding-left="0.276cm" fo:padding-right="0.276cm"/>
    </style:style>
    <style:style style:name="gr28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7cm"/>
    </style:style>
    <style:style style:name="gr28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9cm"/>
    </style:style>
    <style:style style:name="gr28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42cm"/>
    </style:style>
    <style:style style:name="gr28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6cm"/>
    </style:style>
    <style:style style:name="gr29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28cm"/>
    </style:style>
    <style:style style:name="gr29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42cm"/>
    </style:style>
    <style:style style:name="gr29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2cm"/>
    </style:style>
    <style:style style:name="gr29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cm"/>
    </style:style>
    <style:style style:name="gr29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8cm"/>
    </style:style>
    <style:style style:name="gr29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36cm"/>
    </style:style>
    <style:style style:name="gr296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39cm"/>
    </style:style>
    <style:style style:name="gr297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47cm"/>
    </style:style>
    <style:style style:name="gr29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1cm"/>
    </style:style>
    <style:style style:name="gr29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34cm"/>
    </style:style>
    <style:style style:name="gr30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7cm"/>
    </style:style>
    <style:style style:name="gr30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8cm"/>
    </style:style>
    <style:style style:name="gr30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9cm"/>
    </style:style>
    <style:style style:name="gr30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7cm"/>
    </style:style>
    <style:style style:name="gr30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57cm"/>
    </style:style>
    <style:style style:name="gr30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3cm"/>
    </style:style>
    <style:style style:name="gr30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1cm"/>
    </style:style>
    <style:style style:name="gr307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8cm"/>
    </style:style>
    <style:style style:name="gr308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2cm"/>
    </style:style>
    <style:style style:name="gr309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7cm"/>
    </style:style>
    <style:style style:name="gr310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5cm"/>
    </style:style>
    <style:style style:name="gr31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299cm"/>
    </style:style>
    <style:style style:name="gr31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1cm"/>
    </style:style>
    <style:style style:name="gr31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cm"/>
    </style:style>
    <style:style style:name="gr314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3cm"/>
    </style:style>
    <style:style style:name="gr31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2cm"/>
    </style:style>
    <style:style style:name="gr31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3cm"/>
    </style:style>
    <style:style style:name="gr31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11cm"/>
    </style:style>
    <style:style style:name="gr318" style:family="graphic" style:parent-style-name="standard">
      <style:graphic-properties draw:stroke="none" draw:fill-color="#9900ff" draw:textarea-horizontal-align="justify" draw:textarea-vertical-align="middle" draw:auto-grow-height="false" fo:min-height="0.006cm" fo:min-width="0.836cm"/>
    </style:style>
    <style:style style:name="gr31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1cm"/>
    </style:style>
    <style:style style:name="gr32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8cm"/>
    </style:style>
    <style:style style:name="gr32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1cm"/>
    </style:style>
    <style:style style:name="gr32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11cm"/>
    </style:style>
    <style:style style:name="gr323" style:family="graphic" style:parent-style-name="standard">
      <style:graphic-properties draw:stroke="none" draw:fill-color="#0066ff" draw:textarea-horizontal-align="justify" draw:textarea-vertical-align="middle" draw:auto-grow-height="false" fo:min-height="0.018cm" fo:min-width="0.351cm"/>
    </style:style>
    <style:style style:name="gr324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45cm"/>
    </style:style>
    <style:style style:name="gr325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53cm"/>
    </style:style>
    <style:style style:name="gr32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58cm"/>
    </style:style>
    <style:style style:name="gr32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1cm"/>
    </style:style>
    <style:style style:name="gr32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3cm"/>
    </style:style>
    <style:style style:name="gr32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9cm"/>
    </style:style>
    <style:style style:name="gr33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1cm"/>
    </style:style>
    <style:style style:name="gr33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8cm"/>
    </style:style>
    <style:style style:name="gr33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31cm"/>
    </style:style>
    <style:style style:name="gr33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9cm"/>
    </style:style>
    <style:style style:name="gr33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27cm"/>
    </style:style>
    <style:style style:name="gr33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6cm"/>
    </style:style>
    <style:style style:name="gr33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25cm"/>
    </style:style>
    <style:style style:name="gr33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28cm"/>
    </style:style>
    <style:style style:name="gr33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cm"/>
    </style:style>
    <style:style style:name="gr33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9cm"/>
    </style:style>
    <style:style style:name="gr34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6cm"/>
    </style:style>
    <style:style style:name="gr34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4cm"/>
    </style:style>
    <style:style style:name="gr34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6cm"/>
    </style:style>
    <style:style style:name="gr34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5cm"/>
    </style:style>
    <style:style style:name="gr34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2cm"/>
    </style:style>
    <style:style style:name="gr34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6cm"/>
    </style:style>
    <style:style style:name="gr34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cm"/>
    </style:style>
    <style:style style:name="gr34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8cm"/>
    </style:style>
    <style:style style:name="gr34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9cm"/>
    </style:style>
    <style:style style:name="gr34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9cm"/>
    </style:style>
    <style:style style:name="gr35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6cm"/>
    </style:style>
    <style:style style:name="gr35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8cm"/>
    </style:style>
    <style:style style:name="gr35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9cm"/>
    </style:style>
    <style:style style:name="gr35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5cm"/>
    </style:style>
    <style:style style:name="gr35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4cm"/>
    </style:style>
    <style:style style:name="gr35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5cm"/>
    </style:style>
    <style:style style:name="gr35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4cm"/>
    </style:style>
    <style:style style:name="gr35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5cm"/>
    </style:style>
    <style:style style:name="gr358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3cm"/>
    </style:style>
    <style:style style:name="gr359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1cm"/>
    </style:style>
    <style:style style:name="gr36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3cm"/>
    </style:style>
    <style:style style:name="gr36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3cm"/>
    </style:style>
    <style:style style:name="gr36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7cm"/>
    </style:style>
    <style:style style:name="gr36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7cm"/>
    </style:style>
    <style:style style:name="gr36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9cm"/>
    </style:style>
    <style:style style:name="gr36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cm"/>
    </style:style>
    <style:style style:name="gr36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25cm"/>
    </style:style>
    <style:style style:name="gr367" style:family="graphic" style:parent-style-name="standard">
      <style:graphic-properties draw:stroke="none" draw:fill-color="#ff3333" draw:textarea-horizontal-align="justify" draw:textarea-vertical-align="middle" draw:auto-grow-height="false" fo:min-height="0.021cm" fo:min-width="0.682cm"/>
    </style:style>
    <style:style style:name="P1" style:family="paragraph">
      <loext:graphic-properties draw:fill="solid" draw:fill-color="#ffff00" draw:opacity="25%"/>
      <style:paragraph-properties fo:text-align="center"/>
    </style:style>
    <style:style style:name="P2" style:family="paragraph">
      <loext:graphic-properties draw:fill="solid" draw:fill-color="#ff6600" draw:opacity="25%"/>
      <style:paragraph-properties fo:text-align="center"/>
    </style:style>
    <style:style style:name="P3" style:family="paragraph">
      <loext:graphic-properties draw:fill="solid" draw:fill-color="#66ff00" draw:opacity="25%"/>
      <style:paragraph-properties fo:text-align="center"/>
    </style:style>
    <style:style style:name="P4" style:family="paragraph">
      <loext:graphic-properties draw:fill="solid" draw:fill-color="#ff0000" draw:opacity="25%"/>
      <style:paragraph-properties fo:text-align="center"/>
    </style:style>
    <style:style style:name="P5" style:family="paragraph">
      <loext:graphic-properties draw:fill="solid" draw:fill-color="#9900ff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0066ff"/>
      <style:paragraph-properties fo:text-align="center"/>
    </style:style>
    <style:style style:name="P10" style:family="paragraph">
      <loext:graphic-properties draw:fill-color="#9900ff"/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-color="#ff6600"/>
      <style:paragraph-properties fo:text-align="center"/>
    </style:style>
    <style:style style:name="P13" style:family="paragraph">
      <loext:graphic-properties draw:fill-color="#66ff00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="none" draw:fill-color="#66ff99"/>
      <style:paragraph-properties fo:text-align="center"/>
    </style:style>
    <style:style style:name="P16" style:family="paragraph">
      <loext:graphic-properties draw:fill-color="#66cc00"/>
      <style:paragraph-properties fo:text-align="center"/>
    </style:style>
    <style:style style:name="P17" style:family="paragraph">
      <loext:graphic-properties draw:fill="none" draw:fill-color="#729fcf"/>
      <style:paragraph-properties fo:text-align="center"/>
    </style:style>
    <style:style style:name="P18" style:family="paragraph">
      <loext:graphic-properties draw:fill-color="#3399ff"/>
      <style:paragraph-properties fo:text-align="center"/>
    </style:style>
    <style:style style:name="P19" style:family="paragraph">
      <loext:graphic-properties draw:fill-color="#00cccc"/>
      <style:paragraph-properties fo:text-align="center"/>
    </style:style>
    <style:style style:name="P20" style:family="paragraph">
      <loext:graphic-properties draw:fill-color="#0066cc"/>
      <style:paragraph-properties fo:text-align="center"/>
    </style:style>
    <style:style style:name="P21" style:family="paragraph">
      <loext:graphic-properties draw:fill="solid" draw:fill-color="#ff3333" draw:opacity="25%"/>
      <style:paragraph-properties fo:text-align="center"/>
    </style:style>
    <style:style style:name="P22" style:family="paragraph">
      <loext:graphic-properties draw:fill="solid" draw:fill-color="#66cc00" draw:opacity="25%"/>
      <style:paragraph-properties fo:text-align="center"/>
    </style:style>
    <style:style style:name="P23" style:family="paragraph">
      <loext:graphic-properties draw:fill-color="#ffff00" draw:opacity="25%"/>
      <style:paragraph-properties fo:text-align="center"/>
    </style:style>
    <style:style style:name="P24" style:family="paragraph">
      <loext:graphic-properties draw:fill-color="#ff6600" draw:opacity="25%"/>
      <style:paragraph-properties fo:text-align="center"/>
    </style:style>
    <style:style style:name="P25" style:family="paragraph">
      <loext:graphic-properties draw:fill-color="#66ff00" draw:opacity="25%"/>
      <style:paragraph-properties fo:text-align="center"/>
    </style:style>
    <style:style style:name="P26" style:family="paragraph">
      <loext:graphic-properties draw:fill-color="#ff0000" draw:opacity="25%"/>
      <style:paragraph-properties fo:text-align="center"/>
    </style:style>
    <style:style style:name="P27" style:family="paragraph">
      <loext:graphic-properties draw:fill-color="#9900ff" draw:opacity="25%"/>
      <style:paragraph-properties fo:text-align="center"/>
    </style:style>
    <style:style style:name="P28" style:family="paragraph">
      <loext:graphic-properties draw:fill-color="#0066ff" draw:opacity="25%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g>
              <draw:polygon draw:style-name="gr1" draw:text-style-name="P1" draw:layer="layout" svg:width="16.449cm" svg:height="12.139cm" svg:x="17.47cm" svg:y="23.15cm" svg:viewBox="0 0 16450 12140" draw:points="0,750 3400,3850 2975,4399 2975,6719 7994,6727 7994,7745 8046,7745 8046,9502 8546,9507 8424,10124 8200,10250 8193,10468 5139,10472 5139,12135 16450,12140 16450,10468 12581,10468 12573,6722 13088,6722 13088,483 7659,483 7199,306 6650,0 6650,750">
                <text:p/>
              </draw:polygon>
              <draw:polygon draw:style-name="gr2" draw:text-style-name="P2" draw:layer="layout" svg:width="15.595cm" svg:height="11.389cm" svg:x="10.42cm" svg:y="23.9cm" svg:viewBox="0 0 15596 11390" draw:points="12189,11390 0,11385 0,2250 1800,2250 1800,0 7050,0 10450,3100 10033,3649 10025,5977 15044,5968 15044,6995 15096,6995 15100,8752 15596,8744 15479,9355 15243,9500 15250,9718 12189,9718">
                <text:p/>
              </draw:polygon>
              <draw:polygon draw:style-name="gr3" draw:text-style-name="P3" draw:layer="layout" svg:width="19.449cm" svg:height="18.108cm" svg:x="10.42cm" svg:y="8.041cm" svg:viewBox="0 0 19450 18109" draw:points="0,18109 30,4 19450,0 19450,1715 15231,1715 15231,5209 5232,5209 5232,9565 10917,9573 10916,12809 11032,13191 11560,13891 13700,15109 13700,15859 7050,15859 1800,15859 1800,18109">
                <text:p/>
              </draw:polygon>
              <draw:polygon draw:style-name="gr4" draw:text-style-name="P4" draw:layer="layout" svg:width="19.728cm" svg:height="12.905cm" svg:x="29.27cm" svg:y="6.699cm" svg:viewBox="0 0 19729 12906" draw:points="10692,5251 10951,5251 10951,7164 7800,7164 6900,8901 6350,8901 6350,10901 0,10901 0,12906 10558,12898 10558,12751 12750,12751 12750,12401 14550,12801 17672,10701 18500,9501 18860,8151 19729,7 8974,0 8974,1351 10692,3056">
                <text:p/>
              </draw:polygon>
              <draw:polygon draw:style-name="gr5" draw:text-style-name="P5" draw:layer="layout" svg:width="18.883cm" svg:height="11.565cm" svg:x="21.337cm" svg:y="8.041cm" svg:viewBox="0 0 18884 11566" draw:points="18625,3909 18625,1714 16907,9 8533,0 8533,1714 4314,1715 4314,9572 0,9572 0,11564 7933,11566 7933,9559 14283,9559 14283,7559 14833,7559 15733,5822 18884,5822 18884,3909">
                <text:p/>
              </draw:polygon>
              <draw:polygon draw:style-name="gr6" draw:text-style-name="P6" draw:layer="layout" svg:width="16.904cm" svg:height="16.185cm" svg:x="30.037cm" svg:y="19.1cm" svg:viewBox="0 0 16905 16186" draw:points="9791,497 9533,489 9533,6194 9233,6194 9233,10768 14,10768 0,14518 3883,14518 3883,16185 15880,16186 16905,6695 16886,6212 16790,5806 16572,5425 16287,5054 15963,4819 15580,4635 15120,4525 14807,4506 13083,4505 13083,1450 13233,1050 13483,800 13783,600 13783,400 11983,0 11983,350 9791,350">
                <text:p/>
              </draw:polygon>
            </draw:g>
            <draw:line draw:style-name="gr7" draw:text-style-name="P7" draw:layer="layout" svg:x1="36.12cm" svg:y1="19.606cm" svg:x2="36.12cm" svg:y2="17.6cm">
              <text:p/>
            </draw:line>
            <draw:line draw:style-name="gr7" draw:text-style-name="P7" draw:layer="layout" svg:x1="36.12cm" svg:y1="17.6cm" svg:x2="39.82cm" svg:y2="17.6cm">
              <text:p/>
            </draw:line>
            <draw:line draw:style-name="gr7" draw:text-style-name="P7" draw:layer="layout" svg:x1="39.82cm" svg:y1="17.6cm" svg:x2="39.82cm" svg:y2="19.605cm">
              <text:p/>
            </draw:line>
            <draw:line draw:style-name="gr7" draw:text-style-name="P7" draw:layer="layout" svg:x1="39.82cm" svg:y1="19.605cm" svg:x2="39.571cm" svg:y2="19.605cm">
              <text:p/>
            </draw:line>
            <draw:line draw:style-name="gr7" draw:text-style-name="P7" draw:layer="layout" svg:x1="31.02cm" svg:y1="27.75cm" svg:x2="31.02cm" svg:y2="25.4cm">
              <text:p/>
            </draw:line>
            <draw:line draw:style-name="gr7" draw:text-style-name="P7" draw:layer="layout" svg:x1="30.67cm" svg:y1="25.85cm" svg:x2="31.02cm" svg:y2="25.85cm">
              <text:p/>
            </draw:line>
            <draw:line draw:style-name="gr7" draw:text-style-name="P7" draw:layer="layout" svg:x1="31.87cm" svg:y1="27.1cm" svg:x2="31.87cm" svg:y2="29.1cm">
              <text:p/>
            </draw:line>
            <draw:line draw:style-name="gr7" draw:text-style-name="P7" draw:layer="layout" svg:x1="30.67cm" svg:y1="27.75cm" svg:x2="31.87cm" svg:y2="27.75cm">
              <text:p/>
            </draw:line>
            <draw:line draw:style-name="gr7" draw:text-style-name="P7" draw:layer="layout" svg:x1="35.12cm" svg:y1="28.3cm" svg:x2="31.87cm" svg:y2="28.3cm">
              <text:p/>
            </draw:line>
            <draw:line draw:style-name="gr7" draw:text-style-name="P7" draw:layer="layout" svg:x1="32.07cm" svg:y1="28.3cm" svg:x2="32.07cm" svg:y2="29.1cm">
              <text:p/>
            </draw:line>
            <draw:line draw:style-name="gr7" draw:text-style-name="P7" draw:layer="layout" svg:x1="32.52cm" svg:y1="28.3cm" svg:x2="32.52cm" svg:y2="29.1cm">
              <text:p/>
            </draw:line>
            <draw:line draw:style-name="gr7" draw:text-style-name="P7" draw:layer="layout" svg:x1="32.97cm" svg:y1="28.3cm" svg:x2="32.97cm" svg:y2="29.1cm">
              <text:p/>
            </draw:line>
            <draw:line draw:style-name="gr7" draw:text-style-name="P7" draw:layer="layout" svg:x1="33.37cm" svg:y1="28.305cm" svg:x2="33.37cm" svg:y2="29.105cm">
              <text:p/>
            </draw:line>
            <draw:line draw:style-name="gr7" draw:text-style-name="P7" draw:layer="layout" svg:x1="33.82cm" svg:y1="28.3cm" svg:x2="33.82cm" svg:y2="29.1cm">
              <text:p/>
            </draw:line>
            <draw:line draw:style-name="gr7" draw:text-style-name="P7" draw:layer="layout" svg:x1="34.27cm" svg:y1="28.305cm" svg:x2="34.27cm" svg:y2="29.105cm">
              <text:p/>
            </draw:line>
            <draw:line draw:style-name="gr7" draw:text-style-name="P7" draw:layer="layout" svg:x1="34.67cm" svg:y1="28.3cm" svg:x2="34.67cm" svg:y2="29.1cm">
              <text:p/>
            </draw:line>
            <draw:line draw:style-name="gr7" draw:text-style-name="P7" draw:layer="layout" svg:x1="35.12cm" svg:y1="27.1cm" svg:x2="35.12cm" svg:y2="29.1cm">
              <text:p/>
            </draw:line>
            <draw:line draw:style-name="gr7" draw:text-style-name="P7" draw:layer="layout" svg:x1="33.32cm" svg:y1="27.65cm" svg:x2="32.47cm" svg:y2="27.65cm">
              <text:p/>
            </draw:line>
            <draw:line draw:style-name="gr7" draw:text-style-name="P7" draw:layer="layout" svg:x1="32.47cm" svg:y1="27.1cm" svg:x2="32.47cm" svg:y2="27.65cm">
              <text:p/>
            </draw:line>
            <draw:line draw:style-name="gr7" draw:text-style-name="P7" draw:layer="layout" svg:x1="33.32cm" svg:y1="27.1cm" svg:x2="33.32cm" svg:y2="27.65cm">
              <text:p/>
            </draw:line>
            <draw:line draw:style-name="gr7" draw:text-style-name="P7" draw:layer="layout" svg:x1="31.67cm" svg:y1="26.15cm" svg:x2="32.22cm" svg:y2="26.15cm">
              <text:p/>
            </draw:line>
            <draw:line draw:style-name="gr7" draw:text-style-name="P7" draw:layer="layout" svg:x1="31.67cm" svg:y1="26.15cm" svg:x2="31.67cm" svg:y2="25.4cm">
              <text:p/>
            </draw:line>
            <draw:line draw:style-name="gr7" draw:text-style-name="P7" draw:layer="layout" svg:x1="36.17cm" svg:y1="27.1cm" svg:x2="36.17cm" svg:y2="29.1cm">
              <text:p/>
            </draw:line>
            <draw:line draw:style-name="gr7" draw:text-style-name="P7" draw:layer="layout" svg:x1="36.17cm" svg:y1="27.8cm" svg:x2="35.12cm" svg:y2="27.8cm">
              <text:p/>
            </draw:line>
            <draw:line draw:style-name="gr7" draw:text-style-name="P7" draw:layer="layout" svg:x1="36.57cm" svg:y1="28.3cm" svg:x2="36.57cm" svg:y2="29.1cm">
              <text:p/>
            </draw:line>
            <draw:line draw:style-name="gr7" draw:text-style-name="P7" draw:layer="layout" svg:x1="37.02cm" svg:y1="28.3cm" svg:x2="37.02cm" svg:y2="29.1cm">
              <text:p/>
            </draw:line>
            <draw:line draw:style-name="gr7" draw:text-style-name="P7" draw:layer="layout" svg:x1="37.92cm" svg:y1="28.3cm" svg:x2="36.17cm" svg:y2="28.3cm">
              <text:p/>
            </draw:line>
            <draw:line draw:style-name="gr7" draw:text-style-name="P7" draw:layer="layout" svg:x1="37.47cm" svg:y1="28.3cm" svg:x2="37.47cm" svg:y2="29.1cm">
              <text:p/>
            </draw:line>
            <draw:line draw:style-name="gr7" draw:text-style-name="P7" draw:layer="layout" svg:x1="37.92cm" svg:y1="28.3cm" svg:x2="37.92cm" svg:y2="29.1cm">
              <text:p/>
            </draw:line>
            <draw:line draw:style-name="gr7" draw:text-style-name="P7" draw:layer="layout" svg:x1="36.52cm" svg:y1="27.3cm" svg:x2="36.52cm" svg:y2="27.65cm">
              <text:p/>
            </draw:line>
            <draw:line draw:style-name="gr7" draw:text-style-name="P7" draw:layer="layout" svg:x1="36.87cm" svg:y1="27.3cm" svg:x2="36.87cm" svg:y2="27.65cm">
              <text:p/>
            </draw:line>
            <draw:line draw:style-name="gr7" draw:text-style-name="P7" draw:layer="layout" svg:x1="37.27cm" svg:y1="27.3cm" svg:x2="36.17cm" svg:y2="27.3cm">
              <text:p/>
            </draw:line>
            <draw:line draw:style-name="gr7" draw:text-style-name="P7" draw:layer="layout" svg:x1="37.27cm" svg:y1="27.1cm" svg:x2="37.27cm" svg:y2="27.65cm">
              <text:p/>
            </draw:line>
            <draw:line draw:style-name="gr7" draw:text-style-name="P7" draw:layer="layout" svg:x1="37.47cm" svg:y1="27.1cm" svg:x2="37.47cm" svg:y2="27.65cm">
              <text:p/>
            </draw:line>
            <draw:line draw:style-name="gr7" draw:text-style-name="P7" draw:layer="layout" svg:x1="37.47cm" svg:y1="27.65cm" svg:x2="37.27cm" svg:y2="27.65cm">
              <text:p/>
            </draw:line>
            <draw:line draw:style-name="gr7" draw:text-style-name="P7" draw:layer="layout" svg:x1="38.07cm" svg:y1="27.7cm" svg:x2="38.07cm" svg:y2="27.1cm">
              <text:p/>
            </draw:line>
            <draw:line draw:style-name="gr7" draw:text-style-name="P7" draw:layer="layout" svg:x1="38.07cm" svg:y1="27.7cm" svg:x2="39.27cm" svg:y2="27.7cm">
              <text:p/>
            </draw:line>
            <draw:line draw:style-name="gr7" draw:text-style-name="P7" draw:layer="layout" svg:x1="38.92cm" svg:y1="27.7cm" svg:x2="38.92cm" svg:y2="25.4cm">
              <text:p/>
            </draw:line>
            <draw:line draw:style-name="gr7" draw:text-style-name="P7" draw:layer="layout" svg:x1="37.57cm" svg:y1="26.15cm" svg:x2="38.12cm" svg:y2="26.15cm">
              <text:p/>
            </draw:line>
            <draw:line draw:style-name="gr7" draw:text-style-name="P7" draw:layer="layout" svg:x1="38.12cm" svg:y1="26.15cm" svg:x2="38.12cm" svg:y2="25.4cm">
              <text:p/>
            </draw:line>
            <draw:g>
              <draw:g>
                <draw:line draw:style-name="gr7" draw:text-style-name="P7" draw:layer="layout" svg:x1="33.612cm" svg:y1="26.15cm" svg:x2="33.612cm" svg:y2="25.5cm">
                  <text:p/>
                </draw:line>
                <draw:line draw:style-name="gr7" draw:text-style-name="P7" draw:layer="layout" svg:x1="33.728cm" svg:y1="26.15cm" svg:x2="33.728cm" svg:y2="25.5cm">
                  <text:p/>
                </draw:line>
                <draw:line draw:style-name="gr7" draw:text-style-name="P7" draw:layer="layout" svg:x1="33.845cm" svg:y1="26.15cm" svg:x2="33.845cm" svg:y2="25.5cm">
                  <text:p/>
                </draw:line>
                <draw:line draw:style-name="gr7" draw:text-style-name="P7" draw:layer="layout" svg:x1="33.962cm" svg:y1="26.15cm" svg:x2="33.962cm" svg:y2="25.5cm">
                  <text:p/>
                </draw:line>
                <draw:line draw:style-name="gr7" draw:text-style-name="P7" draw:layer="layout" svg:x1="34.078cm" svg:y1="26.15cm" svg:x2="34.078cm" svg:y2="25.5cm">
                  <text:p/>
                </draw:line>
                <draw:line draw:style-name="gr7" draw:text-style-name="P7" draw:layer="layout" svg:x1="34.195cm" svg:y1="26.15cm" svg:x2="34.195cm" svg:y2="25.5cm">
                  <text:p/>
                </draw:line>
                <draw:line draw:style-name="gr7" draw:text-style-name="P7" draw:layer="layout" svg:x1="34.312cm" svg:y1="26.15cm" svg:x2="34.312cm" svg:y2="25.5cm">
                  <text:p/>
                </draw:line>
                <draw:line draw:style-name="gr7" draw:text-style-name="P7" draw:layer="layout" svg:x1="34.428cm" svg:y1="26.15cm" svg:x2="34.428cm" svg:y2="25.5cm">
                  <text:p/>
                </draw:line>
                <draw:line draw:style-name="gr7" draw:text-style-name="P7" draw:layer="layout" svg:x1="34.545cm" svg:y1="26.15cm" svg:x2="34.545cm" svg:y2="25.5cm">
                  <text:p/>
                </draw:line>
                <draw:line draw:style-name="gr7" draw:text-style-name="P7" draw:layer="layout" svg:x1="34.662cm" svg:y1="26.15cm" svg:x2="34.662cm" svg:y2="25.5cm">
                  <text:p/>
                </draw:line>
                <draw:line draw:style-name="gr7" draw:text-style-name="P7" draw:layer="layout" svg:x1="34.778cm" svg:y1="26.15cm" svg:x2="34.778cm" svg:y2="25.5cm">
                  <text:p/>
                </draw:line>
                <draw:line draw:style-name="gr7" draw:text-style-name="P7" draw:layer="layout" svg:x1="34.895cm" svg:y1="26.15cm" svg:x2="34.895cm" svg:y2="25.5cm">
                  <text:p/>
                </draw:line>
                <draw:line draw:style-name="gr7" draw:text-style-name="P7" draw:layer="layout" svg:x1="35.012cm" svg:y1="26.15cm" svg:x2="35.012cm" svg:y2="25.5cm">
                  <text:p/>
                </draw:line>
                <draw:line draw:style-name="gr7" draw:text-style-name="P7" draw:layer="layout" svg:x1="35.128cm" svg:y1="26.15cm" svg:x2="35.128cm" svg:y2="25.5cm">
                  <text:p/>
                </draw:line>
                <draw:line draw:style-name="gr7" draw:text-style-name="P7" draw:layer="layout" svg:x1="35.245cm" svg:y1="26.15cm" svg:x2="35.245cm" svg:y2="25.5cm">
                  <text:p/>
                </draw:line>
                <draw:line draw:style-name="gr7" draw:text-style-name="P7" draw:layer="layout" svg:x1="35.362cm" svg:y1="26.15cm" svg:x2="35.362cm" svg:y2="25.5cm">
                  <text:p/>
                </draw:line>
                <draw:line draw:style-name="gr7" draw:text-style-name="P7" draw:layer="layout" svg:x1="35.478cm" svg:y1="26.15cm" svg:x2="35.478cm" svg:y2="25.5cm">
                  <text:p/>
                </draw:line>
                <draw:line draw:style-name="gr7" draw:text-style-name="P7" draw:layer="layout" svg:x1="35.595cm" svg:y1="26.15cm" svg:x2="35.595cm" svg:y2="25.5cm">
                  <text:p/>
                </draw:line>
                <draw:line draw:style-name="gr7" draw:text-style-name="P7" draw:layer="layout" svg:x1="35.712cm" svg:y1="26.15cm" svg:x2="35.712cm" svg:y2="25.5cm">
                  <text:p/>
                </draw:line>
                <draw:line draw:style-name="gr7" draw:text-style-name="P7" draw:layer="layout" svg:x1="35.828cm" svg:y1="26.15cm" svg:x2="35.828cm" svg:y2="25.5cm">
                  <text:p/>
                </draw:line>
                <draw:line draw:style-name="gr7" draw:text-style-name="P7" draw:layer="layout" svg:x1="35.945cm" svg:y1="26.15cm" svg:x2="35.945cm" svg:y2="25.5cm">
                  <text:p/>
                </draw:line>
                <draw:line draw:style-name="gr7" draw:text-style-name="P7" draw:layer="layout" svg:x1="36.062cm" svg:y1="26.15cm" svg:x2="36.062cm" svg:y2="25.5cm">
                  <text:p/>
                </draw:line>
                <draw:line draw:style-name="gr7" draw:text-style-name="P7" draw:layer="layout" svg:x1="36.178cm" svg:y1="26.15cm" svg:x2="36.178cm" svg:y2="25.5cm">
                  <text:p/>
                </draw:line>
                <draw:line draw:style-name="gr7" draw:text-style-name="P7" draw:layer="layout" svg:x1="36.295cm" svg:y1="26.15cm" svg:x2="36.295cm" svg:y2="25.5cm">
                  <text:p/>
                </draw:line>
                <draw:line draw:style-name="gr7" draw:text-style-name="P7" draw:layer="layout" svg:x1="33.495cm" svg:y1="27cm" svg:x2="33.495cm" svg:y2="26.35cm">
                  <text:p/>
                </draw:line>
                <draw:line draw:style-name="gr7" draw:text-style-name="P7" draw:layer="layout" svg:x1="33.612cm" svg:y1="27cm" svg:x2="33.612cm" svg:y2="26.35cm">
                  <text:p/>
                </draw:line>
                <draw:line draw:style-name="gr7" draw:text-style-name="P7" draw:layer="layout" svg:x1="33.728cm" svg:y1="27cm" svg:x2="33.728cm" svg:y2="26.35cm">
                  <text:p/>
                </draw:line>
                <draw:line draw:style-name="gr7" draw:text-style-name="P7" draw:layer="layout" svg:x1="33.845cm" svg:y1="27cm" svg:x2="33.845cm" svg:y2="26.35cm">
                  <text:p/>
                </draw:line>
                <draw:line draw:style-name="gr7" draw:text-style-name="P7" draw:layer="layout" svg:x1="33.962cm" svg:y1="27cm" svg:x2="33.962cm" svg:y2="26.35cm">
                  <text:p/>
                </draw:line>
                <draw:line draw:style-name="gr7" draw:text-style-name="P7" draw:layer="layout" svg:x1="34.078cm" svg:y1="27cm" svg:x2="34.078cm" svg:y2="26.35cm">
                  <text:p/>
                </draw:line>
                <draw:line draw:style-name="gr7" draw:text-style-name="P7" draw:layer="layout" svg:x1="34.195cm" svg:y1="27cm" svg:x2="34.195cm" svg:y2="26.35cm">
                  <text:p/>
                </draw:line>
                <draw:line draw:style-name="gr7" draw:text-style-name="P7" draw:layer="layout" svg:x1="34.312cm" svg:y1="27cm" svg:x2="34.312cm" svg:y2="26.35cm">
                  <text:p/>
                </draw:line>
                <draw:line draw:style-name="gr7" draw:text-style-name="P7" draw:layer="layout" svg:x1="34.428cm" svg:y1="27cm" svg:x2="34.428cm" svg:y2="26.35cm">
                  <text:p/>
                </draw:line>
                <draw:line draw:style-name="gr7" draw:text-style-name="P7" draw:layer="layout" svg:x1="34.545cm" svg:y1="27cm" svg:x2="34.545cm" svg:y2="26.35cm">
                  <text:p/>
                </draw:line>
                <draw:line draw:style-name="gr7" draw:text-style-name="P7" draw:layer="layout" svg:x1="34.662cm" svg:y1="27cm" svg:x2="34.662cm" svg:y2="26.35cm">
                  <text:p/>
                </draw:line>
                <draw:line draw:style-name="gr7" draw:text-style-name="P7" draw:layer="layout" svg:x1="34.778cm" svg:y1="27cm" svg:x2="34.778cm" svg:y2="26.35cm">
                  <text:p/>
                </draw:line>
                <draw:line draw:style-name="gr7" draw:text-style-name="P7" draw:layer="layout" svg:x1="34.895cm" svg:y1="27cm" svg:x2="34.895cm" svg:y2="26.35cm">
                  <text:p/>
                </draw:line>
                <draw:line draw:style-name="gr7" draw:text-style-name="P7" draw:layer="layout" svg:x1="35.012cm" svg:y1="27cm" svg:x2="35.012cm" svg:y2="26.35cm">
                  <text:p/>
                </draw:line>
                <draw:line draw:style-name="gr7" draw:text-style-name="P7" draw:layer="layout" svg:x1="35.128cm" svg:y1="27cm" svg:x2="35.128cm" svg:y2="26.35cm">
                  <text:p/>
                </draw:line>
                <draw:line draw:style-name="gr7" draw:text-style-name="P7" draw:layer="layout" svg:x1="35.245cm" svg:y1="27cm" svg:x2="35.245cm" svg:y2="26.35cm">
                  <text:p/>
                </draw:line>
                <draw:line draw:style-name="gr7" draw:text-style-name="P7" draw:layer="layout" svg:x1="35.362cm" svg:y1="27cm" svg:x2="35.362cm" svg:y2="26.35cm">
                  <text:p/>
                </draw:line>
                <draw:line draw:style-name="gr7" draw:text-style-name="P7" draw:layer="layout" svg:x1="35.478cm" svg:y1="27cm" svg:x2="35.478cm" svg:y2="26.35cm">
                  <text:p/>
                </draw:line>
                <draw:line draw:style-name="gr7" draw:text-style-name="P7" draw:layer="layout" svg:x1="35.595cm" svg:y1="27cm" svg:x2="35.595cm" svg:y2="26.35cm">
                  <text:p/>
                </draw:line>
                <draw:line draw:style-name="gr7" draw:text-style-name="P7" draw:layer="layout" svg:x1="35.712cm" svg:y1="27cm" svg:x2="35.712cm" svg:y2="26.35cm">
                  <text:p/>
                </draw:line>
                <draw:line draw:style-name="gr7" draw:text-style-name="P7" draw:layer="layout" svg:x1="35.828cm" svg:y1="27cm" svg:x2="35.828cm" svg:y2="26.35cm">
                  <text:p/>
                </draw:line>
                <draw:line draw:style-name="gr7" draw:text-style-name="P7" draw:layer="layout" svg:x1="35.945cm" svg:y1="27cm" svg:x2="35.945cm" svg:y2="26.35cm">
                  <text:p/>
                </draw:line>
                <draw:line draw:style-name="gr7" draw:text-style-name="P7" draw:layer="layout" svg:x1="36.062cm" svg:y1="27cm" svg:x2="36.062cm" svg:y2="26.35cm">
                  <text:p/>
                </draw:line>
                <draw:line draw:style-name="gr7" draw:text-style-name="P7" draw:layer="layout" svg:x1="36.178cm" svg:y1="27cm" svg:x2="36.178cm" svg:y2="26.35cm">
                  <text:p/>
                </draw:line>
                <draw:line draw:style-name="gr7" draw:text-style-name="P7" draw:layer="layout" svg:x1="36.295cm" svg:y1="27cm" svg:x2="36.295cm" svg:y2="26.35cm">
                  <text:p/>
                </draw:line>
                <draw:line draw:style-name="gr7" draw:text-style-name="P7" draw:layer="layout" svg:x1="33.495cm" svg:y1="26.15cm" svg:x2="33.495cm" svg:y2="25.5cm">
                  <text:p/>
                </draw:line>
              </draw:g>
              <draw:g>
                <draw:line draw:style-name="gr7" draw:text-style-name="P7" draw:layer="layout" svg:x1="33.22cm" svg:y1="25.5cm" svg:x2="36.57cm" svg:y2="25.5cm">
                  <text:p/>
                </draw:line>
                <draw:line draw:style-name="gr7" draw:text-style-name="P7" draw:layer="layout" svg:x1="33.22cm" svg:y1="27cm" svg:x2="36.57cm" svg:y2="27cm">
                  <text:p/>
                </draw:line>
              </draw:g>
              <draw:g>
                <draw:line draw:style-name="gr7" draw:text-style-name="P7" draw:layer="layout" svg:x1="33.32cm" svg:y1="26.15cm" svg:x2="36.47cm" svg:y2="26.15cm">
                  <text:p/>
                </draw:line>
                <draw:line draw:style-name="gr7" draw:text-style-name="P7" draw:layer="layout" svg:x1="33.32cm" svg:y1="26.35cm" svg:x2="36.47cm" svg:y2="26.35cm">
                  <text:p/>
                </draw:line>
                <draw:line draw:style-name="gr7" draw:text-style-name="P7" draw:layer="layout" svg:x1="33.32cm" svg:y1="26.15cm" svg:x2="33.32cm" svg:y2="26.35cm">
                  <text:p/>
                </draw:line>
                <draw:line draw:style-name="gr7" draw:text-style-name="P7" draw:layer="layout" svg:x1="36.47cm" svg:y1="26.15cm" svg:x2="36.47cm" svg:y2="26.35cm">
                  <text:p/>
                </draw:line>
              </draw:g>
            </draw:g>
            <draw:line draw:style-name="gr7" draw:text-style-name="P7" draw:layer="layout" svg:x1="37.57cm" svg:y1="27.1cm" svg:x2="37.57cm" svg:y2="26.4cm">
              <text:p/>
            </draw:line>
            <draw:line draw:style-name="gr7" draw:text-style-name="P7" draw:layer="layout" svg:x1="30.97cm" svg:y1="29.1cm" svg:x2="30.97cm" svg:y2="29.869cm">
              <text:p/>
            </draw:line>
            <draw:line draw:style-name="gr7" draw:text-style-name="P7" draw:layer="layout" svg:x1="33.42cm" svg:y1="29.1cm" svg:x2="33.42cm" svg:y2="29.869cm">
              <text:p/>
            </draw:line>
            <draw:line draw:style-name="gr7" draw:text-style-name="P7" draw:layer="layout" svg:x1="36.07cm" svg:y1="29.1cm" svg:x2="36.07cm" svg:y2="29.869cm">
              <text:p/>
            </draw:line>
            <draw:line draw:style-name="gr7" draw:text-style-name="P7" draw:layer="layout" svg:x1="37.62cm" svg:y1="29.1cm" svg:x2="37.62cm" svg:y2="29.869cm">
              <text:p/>
            </draw:line>
            <draw:line draw:style-name="gr7" draw:text-style-name="P7" draw:layer="layout" svg:x1="30.67cm" svg:y1="29.15cm" svg:x2="39.27cm" svg:y2="29.15cm">
              <text:p/>
            </draw:line>
            <draw:line draw:style-name="gr7" draw:text-style-name="P7" draw:layer="layout" svg:x1="32.22cm" svg:y1="27.1cm" svg:x2="32.22cm" svg:y2="26.4cm">
              <text:p/>
            </draw:line>
            <draw:line draw:style-name="gr7" draw:text-style-name="P7" draw:layer="layout" svg:x1="38.92cm" svg:y1="25.85cm" svg:x2="39.27cm" svg:y2="25.85cm">
              <text:p/>
            </draw:line>
            <draw:line draw:style-name="gr7" draw:text-style-name="P7" draw:layer="layout" svg:x1="38.92cm" svg:y1="26.65cm" svg:x2="39.27cm" svg:y2="26.65cm">
              <text:p/>
            </draw:line>
            <draw:g>
              <draw:line draw:style-name="gr8" draw:text-style-name="P7" draw:layer="layout" svg:x1="31.02cm" svg:y1="25.85cm" svg:x2="31.196cm" svg:y2="25.531cm">
                <text:p/>
              </draw:line>
              <draw:path draw:style-name="gr8" draw:text-style-name="P7" draw:layer="layout" svg:width="0.125cm" svg:height="0.133cm" draw:transform="rotate (0.529707427980279) translate (31.02cm 25.479cm)" svg:viewBox="0 0 126 134" svg:d="M0 0c102 45 126 134 126 134">
                <text:p/>
              </draw:path>
            </draw:g>
            <draw:g>
              <draw:line draw:style-name="gr8" draw:text-style-name="P7" draw:layer="layout" svg:x1="31.02cm" svg:y1="25.849cm" svg:x2="31.196cm" svg:y2="26.211cm">
                <text:p/>
              </draw:line>
              <draw:path draw:style-name="gr8" draw:text-style-name="P7" draw:layer="layout" svg:width="0.13cm" svg:height="0.146cm" draw:transform="skewX (-0.118158790360016) rotate (2.5551620249197) translate (31.1294070173172cm 26.3424217519992cm)" svg:viewBox="0 0 131 147" svg:d="M131 0c-106 49-131 147-131 147">
                <text:p/>
              </draw:path>
            </draw:g>
            <draw:g>
              <draw:line draw:style-name="gr8" draw:text-style-name="P7" draw:layer="layout" svg:x1="31.02cm" svg:y1="26.694cm" svg:x2="31.196cm" svg:y2="26.332cm">
                <text:p/>
              </draw:line>
              <draw:path draw:style-name="gr8" draw:text-style-name="P7" draw:layer="layout" svg:width="0.13cm" svg:height="0.145cm" draw:transform="skewX (0.114319066005629) rotate (0.583289036016505) translate (31.02cm 26.2732680965147cm)" svg:viewBox="0 0 131 146" svg:d="M0 0c106 49 131 146 131 146">
                <text:p/>
              </draw:path>
            </draw:g>
            <draw:g>
              <draw:line draw:style-name="gr8" draw:text-style-name="P7" draw:layer="layout" svg:x1="31.02cm" svg:y1="27.065cm" svg:x2="31.196cm" svg:y2="26.746cm">
                <text:p/>
              </draw:line>
              <draw:path draw:style-name="gr8" draw:text-style-name="P7" draw:layer="layout" svg:width="0.125cm" svg:height="0.133cm" draw:transform="rotate (0.529707427980279) translate (31.02cm 26.694cm)" svg:viewBox="0 0 126 134" svg:d="M0 0c102 45 126 134 126 134">
                <text:p/>
              </draw:path>
            </draw:g>
            <draw:g>
              <draw:line draw:style-name="gr8" draw:text-style-name="P7" draw:layer="layout" svg:x1="31.02cm" svg:y1="27.689cm" svg:x2="31.144cm" svg:y2="27.467cm">
                <text:p/>
              </draw:line>
              <draw:path draw:style-name="gr8" draw:text-style-name="P7" draw:layer="layout" svg:width="0.086cm" svg:height="0.093cm" draw:transform="skewX (-0.0256563400043167) rotate (0.525169571925094) translate (31.02cm 27.4303941018767cm)" svg:viewBox="0 0 87 94" svg:d="M0 0c71 31 87 94 87 94">
                <text:p/>
              </draw:path>
            </draw:g>
            <draw:g>
              <draw:line draw:style-name="gr8" draw:text-style-name="P7" draw:layer="layout" svg:x1="31.02cm" svg:y1="27.169cm" svg:x2="31.144cm" svg:y2="27.391cm">
                <text:p/>
              </draw:line>
              <draw:path draw:style-name="gr8" draw:text-style-name="P7" draw:layer="layout" svg:width="0.086cm" svg:height="0.093cm" draw:transform="skewX (0.0263544717051144) rotate (2.6164230816647) translate (31.094974249406cm 27.4710494695661cm)" svg:viewBox="0 0 87 94" svg:d="M87 0c-72 31-87 94-87 94">
                <text:p/>
              </draw:path>
            </draw:g>
            <draw:g>
              <draw:line draw:style-name="gr8" draw:text-style-name="P7" draw:layer="layout" svg:x1="38.92cm" svg:y1="25.85cm" svg:x2="38.744cm" svg:y2="25.531cm">
                <text:p/>
              </draw:line>
              <draw:path draw:style-name="gr8" draw:text-style-name="P7" draw:layer="layout" svg:width="0.125cm" svg:height="0.133cm" draw:transform="rotate (-0.52970742798028) translate (38.8116081453293cm 25.4155339602805cm)" svg:viewBox="0 0 126 134" svg:d="M126 0c-103 45-126 134-126 134">
                <text:p/>
              </draw:path>
            </draw:g>
            <draw:g>
              <draw:line draw:style-name="gr8" draw:text-style-name="P7" draw:layer="layout" svg:x1="38.92cm" svg:y1="25.849cm" svg:x2="38.744cm" svg:y2="26.211cm">
                <text:p/>
              </draw:line>
              <draw:path draw:style-name="gr8" draw:text-style-name="P7" draw:layer="layout" svg:width="0.13cm" svg:height="0.145cm" draw:transform="skewX (0.114319066005629) rotate (-2.55830361757329) translate (38.92cm 26.2697319034853cm)" svg:viewBox="0 0 131 146" svg:d="M0 0c106 49 131 146 131 146">
                <text:p/>
              </draw:path>
            </draw:g>
            <draw:g>
              <draw:line draw:style-name="gr8" draw:text-style-name="P7" draw:layer="layout" svg:x1="38.92cm" svg:y1="26.694cm" svg:x2="38.744cm" svg:y2="26.332cm">
                <text:p/>
              </draw:line>
              <draw:path draw:style-name="gr8" draw:text-style-name="P7" draw:layer="layout" svg:width="0.13cm" svg:height="0.145cm" draw:transform="skewX (-0.114319066005629) rotate (-0.583289036016505) translate (38.8104917875155cm 26.2010058766199cm)" svg:viewBox="0 0 131 146" svg:d="M131 0c-106 49-131 146-131 146">
                <text:p/>
              </draw:path>
            </draw:g>
            <draw:g>
              <draw:line draw:style-name="gr8" draw:text-style-name="P7" draw:layer="layout" svg:x1="38.92cm" svg:y1="27.689cm" svg:x2="38.796cm" svg:y2="27.467cm">
                <text:p/>
              </draw:line>
              <draw:path draw:style-name="gr8" draw:text-style-name="P7" draw:layer="layout" svg:width="0.086cm" svg:height="0.093cm" draw:transform="skewX (0.0263544717051144) rotate (-0.525169571925094) translate (38.845025750594cm 27.3869505304339cm)" svg:viewBox="0 0 87 94" svg:d="M87 0c-72 31-87 94-87 94">
                <text:p/>
              </draw:path>
            </draw:g>
            <draw:g>
              <draw:line draw:style-name="gr8" draw:text-style-name="P7" draw:layer="layout" svg:x1="38.92cm" svg:y1="27.169cm" svg:x2="38.796cm" svg:y2="27.391cm">
                <text:p/>
              </draw:line>
              <draw:path draw:style-name="gr8" draw:text-style-name="P7" draw:layer="layout" svg:width="0.086cm" svg:height="0.093cm" draw:transform="skewX (-0.0256563400043166) rotate (-2.6164230816647) translate (38.92cm 27.4276058981233cm)" svg:viewBox="0 0 87 94" svg:d="M0 0c71 31 87 94 87 94">
                <text:p/>
              </draw:path>
            </draw:g>
            <draw:g>
              <draw:line draw:style-name="gr8" draw:text-style-name="P7" draw:layer="layout" svg:x1="38.92cm" svg:y1="26.693cm" svg:x2="38.744cm" svg:y2="26.966cm">
                <text:p/>
              </draw:line>
              <draw:path draw:style-name="gr8" draw:text-style-name="P7" draw:layer="layout" svg:width="0.122cm" svg:height="0.117cm" draw:transform="skewX (-0.124441975667196) rotate (-2.6778586713349) translate (38.92cm 27.0102895442359cm)" svg:viewBox="0 0 123 118" svg:d="M0 0c99 40 123 118 123 118">
                <text:p/>
              </draw:path>
            </draw:g>
            <draw:g>
              <draw:line draw:style-name="gr8" draw:text-style-name="P7" draw:layer="layout" svg:x1="32.145cm" svg:y1="28.599cm" svg:x2="32.145cm" svg:y2="28.3cm">
                <text:p/>
              </draw:line>
              <draw:path draw:style-name="gr8" draw:text-style-name="P7" draw:layer="layout" svg:width="0.336cm" svg:height="0.255cm" draw:transform="rotate (-1.70640840967486) translate (32.4440000017224cm 28.300000000235cm)" svg:viewBox="0 0 337 256" svg:d="M0 0c289 0 337 256 337 256">
                <text:p/>
              </draw:path>
            </draw:g>
            <draw:g>
              <draw:line draw:style-name="gr8" draw:text-style-name="P7" draw:layer="layout" svg:x1="32.574cm" svg:y1="28.599cm" svg:x2="32.574cm" svg:y2="28.3cm">
                <text:p/>
              </draw:line>
              <draw:path draw:style-name="gr8" draw:text-style-name="P7" draw:layer="layout" svg:width="0.336cm" svg:height="0.255cm" draw:transform="rotate (-1.70640840967486) translate (32.8730000017224cm 28.300000000235cm)" svg:viewBox="0 0 337 256" svg:d="M0 0c289 0 337 256 337 256">
                <text:p/>
              </draw:path>
            </draw:g>
            <draw:g>
              <draw:line draw:style-name="gr8" draw:text-style-name="P7" draw:layer="layout" svg:x1="33.029cm" svg:y1="28.599cm" svg:x2="33.029cm" svg:y2="28.3cm">
                <text:p/>
              </draw:line>
              <draw:path draw:style-name="gr8" draw:text-style-name="P7" draw:layer="layout" svg:width="0.336cm" svg:height="0.255cm" draw:transform="rotate (-1.70640840967486) translate (33.3280000017224cm 28.300000000235cm)" svg:viewBox="0 0 337 256" svg:d="M0 0c289 0 337 256 337 256">
                <text:p/>
              </draw:path>
            </draw:g>
            <draw:g>
              <draw:line draw:style-name="gr8" draw:text-style-name="P7" draw:layer="layout" svg:x1="33.432cm" svg:y1="28.599cm" svg:x2="33.432cm" svg:y2="28.3cm">
                <text:p/>
              </draw:line>
              <draw:path draw:style-name="gr8" draw:text-style-name="P7" draw:layer="layout" svg:width="0.336cm" svg:height="0.255cm" draw:transform="rotate (-1.70640840967486) translate (33.7310000017224cm 28.300000000235cm)" svg:viewBox="0 0 337 256" svg:d="M0 0c289 0 337 256 337 256">
                <text:p/>
              </draw:path>
            </draw:g>
            <draw:g>
              <draw:line draw:style-name="gr8" draw:text-style-name="P7" draw:layer="layout" svg:x1="33.874cm" svg:y1="28.599cm" svg:x2="33.874cm" svg:y2="28.3cm">
                <text:p/>
              </draw:line>
              <draw:path draw:style-name="gr8" draw:text-style-name="P7" draw:layer="layout" svg:width="0.336cm" svg:height="0.255cm" draw:transform="rotate (-1.70640840967486) translate (34.1730000017224cm 28.300000000235cm)" svg:viewBox="0 0 337 256" svg:d="M0 0c289 0 337 256 337 256">
                <text:p/>
              </draw:path>
            </draw:g>
            <draw:g>
              <draw:line draw:style-name="gr8" draw:text-style-name="P7" draw:layer="layout" svg:x1="34.329cm" svg:y1="28.599cm" svg:x2="34.329cm" svg:y2="28.3cm">
                <text:p/>
              </draw:line>
              <draw:path draw:style-name="gr8" draw:text-style-name="P7" draw:layer="layout" svg:width="0.336cm" svg:height="0.255cm" draw:transform="rotate (-1.70640840967486) translate (34.6280000017224cm 28.300000000235cm)" svg:viewBox="0 0 337 256" svg:d="M0 0c289 0 337 256 337 256">
                <text:p/>
              </draw:path>
            </draw:g>
            <draw:g>
              <draw:line draw:style-name="gr8" draw:text-style-name="P7" draw:layer="layout" svg:x1="34.758cm" svg:y1="28.599cm" svg:x2="34.758cm" svg:y2="28.3cm">
                <text:p/>
              </draw:line>
              <draw:path draw:style-name="gr8" draw:text-style-name="P7" draw:layer="layout" svg:width="0.336cm" svg:height="0.255cm" draw:transform="rotate (-1.70640840967486) translate (35.0570000017224cm 28.300000000235cm)" svg:viewBox="0 0 337 256" svg:d="M0 0c289 0 337 256 337 256">
                <text:p/>
              </draw:path>
            </draw:g>
            <draw:g>
              <draw:line draw:style-name="gr8" draw:text-style-name="P7" draw:layer="layout" svg:x1="35.824cm" svg:y1="27.881cm" svg:x2="36.169cm" svg:y2="27.881cm">
                <text:p/>
              </draw:line>
              <draw:path draw:style-name="gr8" draw:text-style-name="P7" draw:layer="layout" svg:width="0.386cm" svg:height="0.256cm" draw:transform="skewX (0.0368264472170803) rotate (3.02517919248177) translate (36.1687181071816cm 28.1799963449157cm)" svg:viewBox="0 0 387 257" svg:d="M0 0c332 0 387 257 387 257">
                <text:p/>
              </draw:path>
            </draw:g>
            <draw:g>
              <draw:line draw:style-name="gr8" draw:text-style-name="P7" draw:layer="layout" svg:x1="35.464cm" svg:y1="27.879cm" svg:x2="35.119cm" svg:y2="27.879cm">
                <text:p/>
              </draw:line>
              <draw:path draw:style-name="gr8" draw:text-style-name="P7" draw:layer="layout" svg:width="0.386cm" svg:height="0.256cm" draw:transform="skewX (-0.0368264472170804) rotate (-3.02552825833217) translate (35.5034539740021cm 28.1332063425846cm)" svg:viewBox="0 0 387 257" svg:d="M387 0c-333 1-387 257-387 257">
                <text:p/>
              </draw:path>
            </draw:g>
            <draw:g>
              <draw:line draw:style-name="gr8" draw:text-style-name="P7" draw:layer="layout" svg:x1="36.525cm" svg:y1="28.597cm" svg:x2="36.525cm" svg:y2="28.298cm">
                <text:p/>
              </draw:line>
              <draw:path draw:style-name="gr8" draw:text-style-name="P7" draw:layer="layout" svg:width="0.335cm" svg:height="0.255cm" draw:transform="rotate (1.70518667919846) translate (36.2710683766313cm 28.6313329024973cm)" svg:viewBox="0 0 336 256" svg:d="M336 0c-288 0-336 256-336 256">
                <text:p/>
              </draw:path>
            </draw:g>
            <draw:g>
              <draw:line draw:style-name="gr8" draw:text-style-name="P7" draw:layer="layout" svg:x1="36.955cm" svg:y1="28.597cm" svg:x2="36.955cm" svg:y2="28.298cm">
                <text:p/>
              </draw:line>
              <draw:path draw:style-name="gr8" draw:text-style-name="P7" draw:layer="layout" svg:width="0.335cm" svg:height="0.255cm" draw:transform="rotate (1.70518667919846) translate (36.7010683766313cm 28.631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397cm" svg:y1="28.597cm" svg:x2="37.397cm" svg:y2="28.298cm">
                <text:p/>
              </draw:line>
              <draw:path draw:style-name="gr8" draw:text-style-name="P7" draw:layer="layout" svg:width="0.335cm" svg:height="0.255cm" draw:transform="rotate (1.70518667919846) translate (37.1430683766313cm 28.631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839cm" svg:y1="28.597cm" svg:x2="37.839cm" svg:y2="28.298cm">
                <text:p/>
              </draw:line>
              <draw:path draw:style-name="gr8" draw:text-style-name="P7" draw:layer="layout" svg:width="0.335cm" svg:height="0.255cm" draw:transform="rotate (1.70518667919846) translate (37.5850683766313cm 28.631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644cm" svg:y1="27.221cm" svg:x2="38.07cm" svg:y2="27.221cm">
                <text:p/>
              </draw:line>
              <draw:path draw:style-name="gr8" draw:text-style-name="P7" draw:layer="layout" svg:width="0.479cm" svg:height="0.367cm" draw:transform="rotate (3.00737683411143) translate (38.07cm 27.65cm)" svg:viewBox="0 0 480 368" svg:d="M0 0c411 1 480 368 480 368">
                <text:p/>
              </draw:path>
            </draw:g>
            <draw:g>
              <draw:line draw:style-name="gr8" draw:text-style-name="P7" draw:layer="layout" svg:x1="32.296cm" svg:y1="27.212cm" svg:x2="31.87cm" svg:y2="27.212cm">
                <text:p/>
              </draw:line>
              <draw:path draw:style-name="gr8" draw:text-style-name="P7" draw:layer="layout" svg:width="0.479cm" svg:height="0.367cm" draw:transform="rotate (-3.00737683411143) translate (32.3455059468877cm 27.5768223027152cm)" svg:viewBox="0 0 480 368" svg:d="M480 0c-412 1-480 368-480 368">
                <text:p/>
              </draw:path>
            </draw:g>
            <draw:g>
              <draw:line draw:style-name="gr8" draw:text-style-name="P7" draw:layer="layout" svg:x1="31.767cm" svg:y1="28.176cm" svg:x2="31.767cm" svg:y2="27.75cm">
                <text:p/>
              </draw:line>
              <draw:path draw:style-name="gr8" draw:text-style-name="P7" draw:layer="layout" svg:width="0.479cm" svg:height="0.367cm" draw:transform="rotate (1.70501214627326) translate (31.4022380460424cm 28.2256421428719cm)" svg:viewBox="0 0 480 368" svg:d="M480 0c-412 1-480 368-480 368">
                <text:p/>
              </draw:path>
            </draw:g>
            <draw:g>
              <draw:line draw:style-name="gr8" draw:text-style-name="P7" draw:layer="layout" svg:x1="32.795cm" svg:y1="26.948cm" svg:x2="32.22cm" svg:y2="26.948cm">
                <text:p/>
              </draw:line>
              <draw:path draw:style-name="gr8" draw:text-style-name="P7" draw:layer="layout" svg:width="0.645cm" svg:height="0.435cm" draw:transform="skewX (0.0354301838154849) rotate (-0.116937059883621) translate (32.2203297428972cm 26.441005039522cm)" svg:viewBox="0 0 646 436" svg:d="M0 0c554 2 646 436 646 436">
                <text:p/>
              </draw:path>
            </draw:g>
            <draw:g>
              <draw:line draw:style-name="gr8" draw:text-style-name="P7" draw:layer="layout" svg:x1="36.994cm" svg:y1="26.948cm" svg:x2="37.569cm" svg:y2="26.948cm">
                <text:p/>
              </draw:line>
              <draw:path draw:style-name="gr8" draw:text-style-name="P7" draw:layer="layout" svg:width="0.645cm" svg:height="0.436cm" draw:transform="skewX (-0.0354301838154849) rotate (0.116762526958421) translate (36.9274433617286cm 26.5162184301971cm)" svg:viewBox="0 0 646 437" svg:d="M646 0c-554 2-646 437-646 437">
                <text:p/>
              </draw:path>
            </draw:g>
            <draw:g>
              <draw:line draw:style-name="gr8" draw:text-style-name="P7" draw:layer="layout" svg:x1="41.076cm" svg:y1="29.379cm" svg:x2="41.076cm" svg:y2="29.87cm">
                <text:p/>
              </draw:line>
              <draw:path draw:style-name="gr8" draw:text-style-name="P7" draw:layer="layout" svg:width="0.549cm" svg:height="0.368cm" draw:transform="skewX (0.0349065850398866) rotate (1.45420833276168) translate (40.647cm 29.87cm)" svg:viewBox="0 0 550 369" svg:d="M0 0c473 1 550 369 550 369">
                <text:p/>
              </draw:path>
            </draw:g>
            <draw:g>
              <draw:line draw:style-name="gr8" draw:text-style-name="P7" draw:layer="layout" svg:x1="43.182cm" svg:y1="29.379cm" svg:x2="43.182cm" svg:y2="29.87cm">
                <text:p/>
              </draw:line>
              <draw:path draw:style-name="gr8" draw:text-style-name="P7" draw:layer="layout" svg:width="0.549cm" svg:height="0.368cm" draw:transform="skewX (0.0349065850398866) rotate (1.45420833276168) translate (42.753cm 29.87cm)" svg:viewBox="0 0 550 369" svg:d="M0 0c473 1 550 369 550 369">
                <text:p/>
              </draw:path>
            </draw:g>
            <draw:g>
              <draw:line draw:style-name="gr8" draw:text-style-name="P7" draw:layer="layout" svg:x1="41.465cm" svg:y1="29.379cm" svg:x2="41.465cm" svg:y2="29.87cm">
                <text:p/>
              </draw:line>
              <draw:path draw:style-name="gr8" draw:text-style-name="P7" draw:layer="layout" svg:width="0.549cm" svg:height="0.368cm" draw:transform="skewX (-0.0345575191894877) rotate (-1.45403379983648) translate (41.8298813751707cm 29.3233608129365cm)" svg:viewBox="0 0 550 369" svg:d="M550 0c-473 1-550 369-550 369">
                <text:p/>
              </draw:path>
            </draw:g>
            <draw:g>
              <draw:line draw:style-name="gr8" draw:text-style-name="P7" draw:layer="layout" svg:x1="40.283cm" svg:y1="25.388cm" svg:x2="40.855cm" svg:y2="25.388cm">
                <text:p/>
              </draw:line>
              <draw:line draw:style-name="gr8" draw:text-style-name="P7" draw:layer="layout" svg:x1="41.817cm" svg:y1="25.388cm" svg:x2="42.389cm" svg:y2="25.388cm">
                <text:p/>
              </draw:line>
            </draw:g>
            <draw:g>
              <draw:line draw:style-name="gr8" draw:text-style-name="P7" draw:layer="layout" svg:x1="24.475cm" svg:y1="31.407cm" svg:x2="24.475cm" svg:y2="30.903cm">
                <text:p/>
              </draw:line>
              <draw:path draw:style-name="gr8" draw:text-style-name="P7" draw:layer="layout" svg:width="0.565cm" svg:height="0.368cm" draw:transform="skewX (0.0441568300754565) rotate (-1.68459179402493) translate (24.9037682644203cm 30.9026094979388cm)" svg:viewBox="0 0 566 369" svg:d="M0 0c485 1 566 369 566 369">
                <text:p/>
              </draw:path>
            </draw:g>
            <draw:g>
              <draw:line draw:style-name="gr8" draw:text-style-name="P7" draw:layer="layout" svg:x1="24.839cm" svg:y1="32.538cm" svg:x2="24.335cm" svg:y2="32.538cm">
                <text:p/>
              </draw:line>
              <draw:path draw:style-name="gr8" draw:text-style-name="P7" draw:layer="layout" svg:width="0.565cm" svg:height="0.368cm" draw:transform="skewX (0.0441568300754566) rotate (-0.113795467230031) translate (24.3346094979388cm 32.1092317355797cm)" svg:viewBox="0 0 566 369" svg:d="M0 0c485 1 566 369 566 369">
                <text:p/>
              </draw:path>
            </draw:g>
            <draw:g>
              <draw:line draw:style-name="gr8" draw:text-style-name="P7" draw:layer="layout" svg:x1="24.969cm" svg:y1="29.73cm" svg:x2="25.413cm" svg:y2="29.73cm">
                <text:p/>
              </draw:line>
              <draw:path draw:style-name="gr8" draw:text-style-name="P7" draw:layer="layout" svg:width="0.498cm" svg:height="0.367cm" draw:transform="skewX (-0.00802851455917391) rotate (0.129852496348378) translate (24.9187771360139cm 29.3658158868682cm)" svg:viewBox="0 0 499 368" svg:d="M499 0c-429 0-499 368-499 368">
                <text:p/>
              </draw:path>
            </draw:g>
            <draw:g>
              <draw:line draw:style-name="gr8" draw:text-style-name="P7" draw:layer="layout" svg:x1="22.2cm" svg:y1="29.403cm" svg:x2="22.2cm" svg:y2="29.86cm">
                <text:p/>
              </draw:line>
              <draw:path draw:style-name="gr8" draw:text-style-name="P7" draw:layer="layout" svg:width="0.512cm" svg:height="0.367cm" draw:transform="skewX (-0.0158824961931484) rotate (-1.44460902187571) translate (22.5641802128071cm 29.3512309992353cm)" svg:viewBox="0 0 513 368" svg:d="M513 0c-441 0-513 368-513 368">
                <text:p/>
              </draw:path>
            </draw:g>
            <draw:g>
              <draw:line draw:style-name="gr8" draw:text-style-name="P7" draw:layer="layout" svg:x1="20.89cm" svg:y1="29.728cm" svg:x2="20.446cm" svg:y2="29.728cm">
                <text:p/>
              </draw:line>
              <draw:path draw:style-name="gr8" draw:text-style-name="P7" draw:layer="layout" svg:width="0.498cm" svg:height="0.367cm" draw:transform="skewX (0.00925024503556995) rotate (-0.128805298797183) translate (20.4456559862794cm 29.2992317355797cm)" svg:viewBox="0 0 499 368" svg:d="M0 0c428 1 499 368 499 368">
                <text:p/>
              </draw:path>
            </draw:g>
            <draw:g>
              <draw:line draw:style-name="gr8" draw:text-style-name="P7" draw:layer="layout" svg:x1="25.268cm" svg:y1="25.635cm" svg:x2="25.268cm" svg:y2="25.191cm">
                <text:p/>
              </draw:line>
              <draw:path draw:style-name="gr8" draw:text-style-name="P7" draw:layer="layout" svg:width="0.498cm" svg:height="0.367cm" draw:transform="skewX (-0.00802851455917391) rotate (1.70064882314327) translate (24.9038158868682cm 25.6852228639861cm)" svg:viewBox="0 0 499 368" svg:d="M499 0c-429 0-499 368-499 368">
                <text:p/>
              </draw:path>
            </draw:g>
            <draw:g>
              <draw:line draw:style-name="gr8" draw:text-style-name="P7" draw:layer="layout" svg:x1="20.946cm" svg:y1="27.073cm" svg:x2="21.321cm" svg:y2="26.641cm">
                <text:p/>
              </draw:line>
              <draw:line draw:style-name="gr8" draw:text-style-name="P7" draw:layer="layout" svg:x1="21.953cm" svg:y1="25.915cm" svg:x2="22.328cm" svg:y2="25.483cm">
                <text:p/>
              </draw:line>
            </draw:g>
            <draw:g>
              <draw:line draw:style-name="gr8" draw:text-style-name="P7" draw:layer="layout" svg:x1="15.292cm" svg:y1="31.017cm" svg:x2="15.292cm" svg:y2="31.461cm">
                <text:p/>
              </draw:line>
              <draw:path draw:style-name="gr8" draw:text-style-name="P7" draw:layer="layout" svg:width="0.498cm" svg:height="0.368cm" draw:transform="skewX (-0.00907571211037052) rotate (-1.44216556092291) translate (15.6568657737662cm 30.9667577783774cm)" svg:viewBox="0 0 499 369" svg:d="M499 0c-429 1-499 369-499 369">
                <text:p/>
              </draw:path>
            </draw:g>
            <draw:g>
              <draw:line draw:style-name="gr8" draw:text-style-name="P7" draw:layer="layout" svg:x1="13.999cm" svg:y1="23.711cm" svg:x2="13.555cm" svg:y2="23.711cm">
                <text:p/>
              </draw:line>
              <draw:path draw:style-name="gr8" draw:text-style-name="P7" draw:layer="layout" svg:width="0.498cm" svg:height="0.367cm" draw:transform="skewX (0.00925024503556994) rotate (-0.128805298797183) translate (13.5546559862794cm 23.2822317355797cm)" svg:viewBox="0 0 499 368" svg:d="M0 0c428 1 499 368 499 368">
                <text:p/>
              </draw:path>
            </draw:g>
            <draw:g>
              <draw:line draw:style-name="gr8" draw:text-style-name="P7" draw:layer="layout" svg:x1="13.999cm" svg:y1="21.891cm" svg:x2="13.555cm" svg:y2="21.891cm">
                <text:p/>
              </draw:line>
              <draw:path draw:style-name="gr8" draw:text-style-name="P7" draw:layer="layout" svg:width="0.498cm" svg:height="0.367cm" draw:transform="skewX (0.00925024503556995) rotate (-0.128805298797183) translate (13.5546559862794cm 21.4622317355797cm)" svg:viewBox="0 0 499 368" svg:d="M0 0c428 1 499 368 499 368">
                <text:p/>
              </draw:path>
            </draw:g>
            <draw:g>
              <draw:line draw:style-name="gr8" draw:text-style-name="P7" draw:layer="layout" svg:x1="13.999cm" svg:y1="18.784cm" svg:x2="13.555cm" svg:y2="18.784cm">
                <text:p/>
              </draw:line>
              <draw:path draw:style-name="gr8" draw:text-style-name="P7" draw:layer="layout" svg:width="0.498cm" svg:height="0.367cm" draw:transform="skewX (-0.00925024503556992) rotate (-3.01278735479261) translate (14.0493584282904cm 19.1486932238407cm)" svg:viewBox="0 0 499 368" svg:d="M499 0c-429 1-499 368-499 368">
                <text:p/>
              </draw:path>
            </draw:g>
            <draw:line draw:style-name="gr7" draw:text-style-name="P7" draw:layer="layout" svg:x1="15.22cm" svg:y1="31.706cm" svg:x2="16.12cm" svg:y2="31.706cm">
              <text:p/>
            </draw:line>
            <draw:line draw:style-name="gr7" draw:text-style-name="P7" draw:layer="layout" svg:x1="15.22cm" svg:y1="32.876cm" svg:x2="16.12cm" svg:y2="32.876cm">
              <text:p/>
            </draw:line>
            <draw:g>
              <draw:line draw:style-name="gr8" draw:text-style-name="P7" draw:layer="layout" svg:x1="15.664cm" svg:y1="31.816cm" svg:x2="15.22cm" svg:y2="31.816cm">
                <text:p/>
              </draw:line>
              <draw:path draw:style-name="gr8" draw:text-style-name="P7" draw:layer="layout" svg:width="0.498cm" svg:height="0.368cm" draw:transform="skewX (-0.00907571211037052) rotate (-3.01296188771781) translate (15.7142422216226cm 32.1808657737662cm)" svg:viewBox="0 0 499 369" svg:d="M499 0c-429 1-499 369-499 369">
                <text:p/>
              </draw:path>
            </draw:g>
            <draw:g>
              <draw:line draw:style-name="gr8" draw:text-style-name="P7" draw:layer="layout" svg:x1="14.493cm" svg:y1="16.444cm" svg:x2="14.01cm" svg:y2="16.444cm">
                <text:p/>
              </draw:line>
              <draw:path draw:style-name="gr8" draw:text-style-name="P7" draw:layer="layout" svg:width="0.541cm" svg:height="0.368cm" draw:transform="skewX (0.032637657012294) rotate (-0.118158790360017) translate (14.009625768858cm 16.0152317355797cm)" svg:viewBox="0 0 542 369" svg:d="M0 0c465 1 542 369 542 369">
                <text:p/>
              </draw:path>
            </draw:g>
            <draw:g>
              <draw:line draw:style-name="gr8" draw:text-style-name="P7" draw:layer="layout" svg:x1="14.136cm" svg:y1="13.623cm" svg:x2="14.136cm" svg:y2="13.238cm">
                <text:p/>
              </draw:line>
              <draw:path draw:style-name="gr8" draw:text-style-name="P7" draw:layer="layout" svg:width="0.434cm" svg:height="0.366cm" draw:transform="skewX (-0.0270526034059121) rotate (-1.72019651076561) translate (14.5650817506712cm 13.2377529750142cm)" svg:viewBox="0 0 435 367" svg:d="M0 0c372 1 435 367 435 367">
                <text:p/>
              </draw:path>
            </draw:g>
            <draw:g>
              <draw:line draw:style-name="gr8" draw:text-style-name="P7" draw:layer="layout" svg:x1="20.041cm" svg:y1="17.014cm" svg:x2="20.041cm" svg:y2="17.235cm">
                <text:p/>
              </draw:line>
              <draw:path draw:style-name="gr8" draw:text-style-name="P7" draw:layer="layout" svg:width="0.247cm" svg:height="0.167cm" draw:transform="skewX (-0.0361283155162826) rotate (-1.45281206936008) translate (20.2066463749524cm 16.9880957141607cm)" svg:viewBox="0 0 248 168" svg:d="M248 0c-212 0-248 168-248 168">
                <text:p/>
              </draw:path>
            </draw:g>
            <draw:g>
              <draw:line draw:style-name="gr8" draw:text-style-name="P7" draw:layer="layout" svg:x1="17.247cm" svg:y1="16.939cm" svg:x2="17.247cm" svg:y2="17.615cm">
                <text:p/>
              </draw:line>
              <draw:path draw:style-name="gr8" draw:text-style-name="P7" draw:layer="layout" svg:width="0.758cm" svg:height="0.458cm" draw:transform="skewX (0.0657989128001863) rotate (1.46537843997444) translate (16.7142879139021cm 17.6145237686377cm)" svg:viewBox="0 0 759 459" svg:d="M0 0c650 1 759 459 759 459">
                <text:p/>
              </draw:path>
            </draw:g>
            <draw:g>
              <draw:line draw:style-name="gr8" draw:text-style-name="P7" draw:layer="layout" svg:x1="18.495cm" svg:y1="15.442cm" svg:x2="18.357cm" svg:y2="15.687cm">
                <text:p/>
              </draw:line>
              <draw:path draw:style-name="gr8" draw:text-style-name="P7" draw:layer="layout" svg:width="0.099cm" svg:height="0.102cm" draw:transform="rotate (-2.62253173404668) translate (18.495cm 15.7274611260054cm)" svg:viewBox="0 0 100 103" svg:d="M0 0c81 34 100 103 100 103">
                <text:p/>
              </draw:path>
            </draw:g>
            <draw:g>
              <draw:line draw:style-name="gr8" draw:text-style-name="P7" draw:layer="layout" svg:x1="17.72cm" svg:y1="15.911cm" svg:x2="17.845cm" svg:y2="16.156cm">
                <text:p/>
              </draw:line>
              <draw:path draw:style-name="gr8" draw:text-style-name="P7" draw:layer="layout" svg:width="0.093cm" svg:height="0.099cm" draw:transform="skewX (-0.0972148393360841) rotate (2.57959663444762) translate (17.7998077500533cm 16.2457241103702cm)" svg:viewBox="0 0 94 100" svg:d="M94 0c-75 34-94 100-94 100">
                <text:p/>
              </draw:path>
            </draw:g>
            <draw:g>
              <draw:line draw:style-name="gr8" draw:text-style-name="P7" draw:layer="layout" svg:x1="17.72cm" svg:y1="16.481cm" svg:x2="17.845cm" svg:y2="16.236cm">
                <text:p/>
              </draw:line>
              <draw:path draw:style-name="gr8" draw:text-style-name="P7" draw:layer="layout" svg:width="0.091cm" svg:height="0.099cm" draw:transform="skewX (0.072954762733363) rotate (0.563741348394168) translate (17.72cm 16.1965335120643cm)" svg:viewBox="0 0 92 100" svg:d="M0 0c74 34 92 100 92 100">
                <text:p/>
              </draw:path>
            </draw:g>
            <draw:g>
              <draw:line draw:style-name="gr8" draw:text-style-name="P7" draw:layer="layout" svg:x1="17.72cm" svg:y1="16.548cm" svg:x2="17.845cm" svg:y2="16.793cm">
                <text:p/>
              </draw:line>
              <draw:path draw:style-name="gr8" draw:text-style-name="P7" draw:layer="layout" svg:width="0.093cm" svg:height="0.099cm" draw:transform="skewX (-0.0972148393360842) rotate (2.57959663444762) translate (17.7998077500532cm 16.8827241103702cm)" svg:viewBox="0 0 94 100" svg:d="M94 0c-75 34-94 100-94 100">
                <text:p/>
              </draw:path>
            </draw:g>
            <draw:g>
              <draw:line draw:style-name="gr8" draw:text-style-name="P7" draw:layer="layout" svg:x1="17.72cm" svg:y1="17.118cm" svg:x2="17.845cm" svg:y2="16.873cm">
                <text:p/>
              </draw:line>
              <draw:path draw:style-name="gr8" draw:text-style-name="P7" draw:layer="layout" svg:width="0.091cm" svg:height="0.099cm" draw:transform="skewX (0.072954762733363) rotate (0.563741348394168) translate (17.72cm 16.8335335120643cm)" svg:viewBox="0 0 92 100" svg:d="M0 0c74 34 92 100 92 100">
                <text:p/>
              </draw:path>
            </draw:g>
            <draw:g>
              <draw:line draw:style-name="gr8" draw:text-style-name="P7" draw:layer="layout" svg:x1="17.72cm" svg:y1="17.432cm" svg:x2="17.845cm" svg:y2="17.221cm">
                <text:p/>
              </draw:line>
              <draw:path draw:style-name="gr8" draw:text-style-name="P7" draw:layer="layout" svg:width="0.087cm" svg:height="0.089cm" draw:transform="skewX (-0.0555014702134197) rotate (0.500734962397173) translate (17.72cm 17.186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17.72cm" svg:y1="17.458cm" svg:x2="18.038cm" svg:y2="17.289cm">
                  <text:p/>
                </draw:line>
                <draw:path draw:style-name="gr8" draw:text-style-name="P7" draw:layer="layout" svg:width="0.125cm" svg:height="0.131cm" draw:transform="skewX (-0.0649262481741891) rotate (-2.11760798144472) translate (18.1555135191647cm 17.350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18.469cm" svg:y1="17.458cm" svg:x2="18.151cm" svg:y2="17.289cm">
                  <text:p/>
                </draw:line>
                <draw:path draw:style-name="gr8" draw:text-style-name="P7" draw:layer="layout" svg:width="0.125cm" svg:height="0.131cm" draw:transform="skewX (0.0649262481741891) rotate (2.11760798144472) translate (18.0989946380697cm 17.458cm)" svg:viewBox="0 0 126 132" svg:d="M0 0c101 44 126 132 126 132">
                  <text:p/>
                </draw:path>
              </draw:g>
            </draw:g>
            <draw:line draw:style-name="gr7" draw:text-style-name="P7" draw:layer="layout" svg:x1="17.37cm" svg:y1="17.185cm" svg:x2="17.72cm" svg:y2="17.185cm">
              <text:p/>
            </draw:line>
            <draw:line draw:style-name="gr7" draw:text-style-name="P7" draw:layer="layout" svg:x1="18.495cm" svg:y1="15.35cm" svg:x2="18.495cm" svg:y2="17.613cm">
              <text:p/>
            </draw:line>
            <draw:g>
              <draw:g>
                <draw:line draw:style-name="gr8" draw:text-style-name="P7" draw:layer="layout" svg:x1="18.495cm" svg:y1="15.806cm" svg:x2="18.404cm" svg:y2="15.974cm">
                  <text:p/>
                </draw:line>
                <draw:path draw:style-name="gr8" draw:text-style-name="P7" draw:layer="layout" svg:width="0.063cm" svg:height="0.069cm" draw:transform="rotate (-2.60490390860154) translate (18.495cm 16.0009490616622cm)" svg:viewBox="0 0 64 70" svg:d="M0 0c53 23 64 70 64 70">
                  <text:p/>
                </draw:path>
              </draw:g>
              <draw:g>
                <draw:line draw:style-name="gr8" draw:text-style-name="P7" draw:layer="layout" svg:x1="18.495cm" svg:y1="16.197cm" svg:x2="18.404cm" svg:y2="16.029cm">
                  <text:p/>
                </draw:line>
                <draw:path draw:style-name="gr8" draw:text-style-name="P7" draw:layer="layout" svg:width="0.063cm" svg:height="0.069cm" draw:transform="rotate (-0.542273798594638) translate (18.4403159129939cm 15.969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18.495cm" svg:y1="16.275cm" svg:x2="18.339cm" svg:y2="16.526cm">
                  <text:p/>
                </draw:line>
                <draw:path draw:style-name="gr8" draw:text-style-name="P7" draw:layer="layout" svg:width="0.106cm" svg:height="0.107cm" draw:transform="skewX (-0.115715329407224) rotate (-2.66319790561815) translate (18.495cm 16.566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18.495cm" svg:y1="16.86cm" svg:x2="18.339cm" svg:y2="16.609cm">
                  <text:p/>
                </draw:line>
                <draw:path draw:style-name="gr8" draw:text-style-name="P7" draw:layer="layout" svg:width="0.106cm" svg:height="0.107cm" draw:transform="skewX (0.11065387457644) rotate (-0.481361807700037) translate (18.3998980728283cm 16.518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18.495cm" svg:y1="17.21cm" svg:x2="18.378cm" svg:y2="16.987cm">
                <text:p/>
              </draw:line>
              <draw:path draw:style-name="gr8" draw:text-style-name="P7" draw:layer="layout" svg:width="0.085cm" svg:height="0.091cm" draw:transform="skewX (-0.0525344104850294) rotate (-0.547684319275821) translate (18.4217693640488cm 16.9057343718503cm)" svg:viewBox="0 0 86 92" svg:d="M86 0c-70 31-86 92-86 92">
                <text:p/>
              </draw:path>
            </draw:g>
            <draw:g>
              <draw:line draw:style-name="gr8" draw:text-style-name="P7" draw:layer="layout" svg:x1="18.495cm" svg:y1="17.433cm" svg:x2="18.417cm" svg:y2="17.31cm">
                <text:p/>
              </draw:line>
              <draw:path draw:style-name="gr8" draw:text-style-name="P7" draw:layer="layout" svg:width="0.052cm" svg:height="0.052cm" draw:transform="skewX (0.141895268187139) rotate (-0.469668101711674) translate (18.4478567281515cm 17.2658446243637cm)" svg:viewBox="0 0 53 53" svg:d="M53 0c-44 18-53 53-53 53">
                <text:p/>
              </draw:path>
            </draw:g>
            <draw:line draw:style-name="gr7" draw:text-style-name="P7" draw:layer="layout" svg:x1="17.72cm" svg:y1="15.351cm" svg:x2="17.72cm" svg:y2="17.614cm">
              <text:p/>
            </draw:line>
            <draw:line draw:style-name="gr7" draw:text-style-name="P7" draw:layer="layout" svg:x1="18.496cm" svg:y1="17.25cm" svg:x2="18.82cm" svg:y2="17.25cm">
              <text:p/>
            </draw:line>
            <draw:line draw:style-name="gr7" draw:text-style-name="P7" draw:layer="layout" svg:x1="18.496cm" svg:y1="16.912cm" svg:x2="18.82cm" svg:y2="16.912cm">
              <text:p/>
            </draw:line>
            <draw:line draw:style-name="gr7" draw:text-style-name="P7" draw:layer="layout" svg:x1="18.496cm" svg:y1="16.249cm" svg:x2="18.82cm" svg:y2="16.249cm">
              <text:p/>
            </draw:line>
            <draw:g>
              <draw:line draw:style-name="gr8" draw:text-style-name="P7" draw:layer="layout" svg:x1="17.72cm" svg:y1="15.442cm" svg:x2="17.858cm" svg:y2="15.687cm">
                <text:p/>
              </draw:line>
              <draw:path draw:style-name="gr8" draw:text-style-name="P7" draw:layer="layout" svg:width="0.099cm" svg:height="0.102cm" draw:transform="rotate (2.62602239255067) translate (17.8072926993951cm 15.7769294400596cm)" svg:viewBox="0 0 100 103" svg:d="M100 0c-80 34-100 103-100 103">
                <text:p/>
              </draw:path>
            </draw:g>
            <draw:g>
              <draw:line draw:style-name="gr8" draw:text-style-name="P7" draw:layer="layout" svg:x1="18.941cm" svg:y1="17.613cm" svg:x2="19.249cm" svg:y2="17.809cm">
                <text:p/>
              </draw:line>
              <draw:path draw:style-name="gr8" draw:text-style-name="P7" draw:layer="layout" svg:width="0.136cm" svg:height="0.132cm" draw:transform="skewX (-0.110653874576441) rotate (-1.10252448848482) translate (19.2990697050938cm 17.613cm)" svg:viewBox="0 0 137 133" svg:d="M0 0c111 45 137 133 137 133">
                <text:p/>
              </draw:path>
            </draw:g>
            <draw:g>
              <draw:line draw:style-name="gr8" draw:text-style-name="P7" draw:layer="layout" svg:x1="20.43cm" svg:y1="17.014cm" svg:x2="20.43cm" svg:y2="17.235cm">
                <text:p/>
              </draw:line>
              <draw:path draw:style-name="gr8" draw:text-style-name="P7" draw:layer="layout" svg:width="0.247cm" svg:height="0.167cm" draw:transform="skewX (0.0361283155162826) rotate (1.45281206936008) translate (20.2351053343544cm 17.2348443089777cm)" svg:viewBox="0 0 248 168" svg:d="M0 0c213 0 248 168 248 168">
                <text:p/>
              </draw:path>
            </draw:g>
            <draw:line draw:style-name="gr7" draw:text-style-name="P7" draw:layer="layout" svg:x1="19.327cm" svg:y1="17.614cm" svg:x2="19.327cm" svg:y2="17.263cm">
              <text:p/>
            </draw:line>
            <draw:line draw:style-name="gr7" draw:text-style-name="P7" draw:layer="layout" svg:x1="18.821cm" svg:y1="17.263cm" svg:x2="19.328cm" svg:y2="17.263cm">
              <text:p/>
            </draw:line>
            <draw:line draw:style-name="gr7" draw:text-style-name="P7" draw:layer="layout" svg:x1="19.938cm" svg:y1="17.263cm" svg:x2="21.186cm" svg:y2="17.263cm">
              <text:p/>
            </draw:line>
            <draw:line draw:style-name="gr7" draw:text-style-name="P7" draw:layer="layout" svg:x1="18.82cm" svg:y1="16.626cm" svg:x2="22.382cm" svg:y2="16.626cm">
              <text:p/>
            </draw:line>
            <draw:line draw:style-name="gr7" draw:text-style-name="P7" draw:layer="layout" svg:x1="21.186cm" svg:y1="17.614cm" svg:x2="21.186cm" svg:y2="17.263cm">
              <text:p/>
            </draw:line>
            <draw:line draw:style-name="gr7" draw:text-style-name="P7" draw:layer="layout" svg:x1="19.938cm" svg:y1="17.614cm" svg:x2="19.938cm" svg:y2="16.626cm">
              <text:p/>
            </draw:line>
            <draw:line draw:style-name="gr7" draw:text-style-name="P7" draw:layer="layout" svg:x1="20.796cm" svg:y1="15.235cm" svg:x2="20.796cm" svg:y2="16.626cm">
              <text:p/>
            </draw:line>
            <draw:line draw:style-name="gr7" draw:text-style-name="P7" draw:layer="layout" svg:x1="20.328cm" svg:y1="15.885cm" svg:x2="20.328cm" svg:y2="15.235cm">
              <text:p/>
            </draw:line>
            <draw:line draw:style-name="gr7" draw:text-style-name="P7" draw:layer="layout" svg:x1="20.796cm" svg:y1="15.885cm" svg:x2="19.99cm" svg:y2="15.885cm">
              <text:p/>
            </draw:line>
            <draw:line draw:style-name="gr7" draw:text-style-name="P7" draw:layer="layout" svg:x1="21.94cm" svg:y1="15.235cm" svg:x2="20.328cm" svg:y2="15.235cm">
              <text:p/>
            </draw:line>
            <draw:line draw:style-name="gr7" draw:text-style-name="P7" draw:layer="layout" svg:x1="19.769cm" svg:y1="15.235cm" svg:x2="18.82cm" svg:y2="15.235cm">
              <text:p/>
            </draw:line>
            <draw:line draw:style-name="gr7" draw:text-style-name="P7" draw:layer="layout" svg:x1="19.769cm" svg:y1="14.793cm" svg:x2="19.015cm" svg:y2="14.793cm">
              <text:p/>
            </draw:line>
            <draw:line draw:style-name="gr7" draw:text-style-name="P7" draw:layer="layout" svg:x1="19.769cm" svg:y1="14.338cm" svg:x2="19.015cm" svg:y2="14.338cm">
              <text:p/>
            </draw:line>
            <draw:line draw:style-name="gr7" draw:text-style-name="P7" draw:layer="layout" svg:x1="19.015cm" svg:y1="13.428cm" svg:x2="20.328cm" svg:y2="13.428cm">
              <text:p/>
            </draw:line>
            <draw:line draw:style-name="gr7" draw:text-style-name="P7" draw:layer="layout" svg:x1="21.12cm" svg:y1="13.909cm" svg:x2="19.015cm" svg:y2="13.909cm">
              <text:p/>
            </draw:line>
            <draw:line draw:style-name="gr7" draw:text-style-name="P7" draw:layer="layout" svg:x1="19.015cm" svg:y1="13.429cm" svg:x2="19.015cm" svg:y2="15.236cm">
              <text:p/>
            </draw:line>
            <draw:line draw:style-name="gr7" draw:text-style-name="P7" draw:layer="layout" svg:x1="21.94cm" svg:y1="14.793cm" svg:x2="20.328cm" svg:y2="14.793cm">
              <text:p/>
            </draw:line>
            <draw:line draw:style-name="gr7" draw:text-style-name="P7" draw:layer="layout" svg:x1="21.94cm" svg:y1="14.338cm" svg:x2="20.328cm" svg:y2="14.338cm">
              <text:p/>
            </draw:line>
            <draw:line draw:style-name="gr7" draw:text-style-name="P7" draw:layer="layout" svg:x1="19.769cm" svg:y1="13.909cm" svg:x2="19.769cm" svg:y2="15.235cm">
              <text:p/>
            </draw:line>
            <draw:line draw:style-name="gr7" draw:text-style-name="P7" draw:layer="layout" svg:x1="20.328cm" svg:y1="13.238cm" svg:x2="20.328cm" svg:y2="15.235cm">
              <text:p/>
            </draw:line>
            <draw:line draw:style-name="gr7" draw:text-style-name="P7" draw:layer="layout" svg:x1="22.382cm" svg:y1="15.794cm" svg:x2="22.382cm" svg:y2="17.614cm">
              <text:p/>
            </draw:line>
            <draw:line draw:style-name="gr7" draw:text-style-name="P7" draw:layer="layout" svg:x1="22.382cm" svg:y1="17.445cm" svg:x2="21.992cm" svg:y2="17.445cm">
              <text:p/>
            </draw:line>
            <draw:line draw:style-name="gr7" draw:text-style-name="P7" draw:layer="layout" svg:x1="21.992cm" svg:y1="17.615cm" svg:x2="21.992cm" svg:y2="17.446cm">
              <text:p/>
            </draw:line>
            <draw:line draw:style-name="gr7" draw:text-style-name="P7" draw:layer="layout" svg:x1="23.734cm" svg:y1="17.613cm" svg:x2="23.734cm" svg:y2="16.35cm">
              <text:p/>
            </draw:line>
            <draw:line draw:style-name="gr7" draw:text-style-name="P7" draw:layer="layout" svg:x1="23.253cm" svg:y1="17.614cm" svg:x2="23.253cm" svg:y2="17.367cm">
              <text:p/>
            </draw:line>
            <draw:line draw:style-name="gr7" draw:text-style-name="P7" draw:layer="layout" svg:x1="23.735cm" svg:y1="17.366cm" svg:x2="23.254cm" svg:y2="17.366cm">
              <text:p/>
            </draw:line>
            <draw:line draw:style-name="gr7" draw:text-style-name="P7" draw:layer="layout" svg:x1="23.735cm" svg:y1="16.35cm" svg:x2="22.382cm" svg:y2="16.35cm">
              <text:p/>
            </draw:line>
            <draw:line draw:style-name="gr7" draw:text-style-name="P7" draw:layer="layout" svg:x1="23.279cm" svg:y1="13.857cm" svg:x2="23.279cm" svg:y2="16.35cm">
              <text:p/>
            </draw:line>
            <draw:line draw:style-name="gr7" draw:text-style-name="P7" draw:layer="layout" svg:x1="23.5cm" svg:y1="14cm" svg:x2="23.5cm" svg:y2="16.35cm">
              <text:p/>
            </draw:line>
            <draw:line draw:style-name="gr7" draw:text-style-name="P7" draw:layer="layout" svg:x1="23.409cm" svg:y1="13.857cm" svg:x2="21.693cm" svg:y2="13.857cm">
              <text:p/>
            </draw:line>
            <draw:line draw:style-name="gr7" draw:text-style-name="P7" draw:layer="layout" svg:x1="23.409cm" svg:y1="13.858cm" svg:x2="23.409cm" svg:y2="14.001cm">
              <text:p/>
            </draw:line>
            <draw:line draw:style-name="gr7" draw:text-style-name="P7" draw:layer="layout" svg:x1="23.279cm" svg:y1="15.235cm" svg:x2="22.525cm" svg:y2="15.235cm">
              <text:p/>
            </draw:line>
            <draw:line draw:style-name="gr7" draw:text-style-name="P7" draw:layer="layout" svg:x1="23.279cm" svg:y1="14.793cm" svg:x2="22.525cm" svg:y2="14.793cm">
              <text:p/>
            </draw:line>
            <draw:line draw:style-name="gr7" draw:text-style-name="P7" draw:layer="layout" svg:x1="23.279cm" svg:y1="14.338cm" svg:x2="22.525cm" svg:y2="14.338cm">
              <text:p/>
            </draw:line>
            <draw:line draw:style-name="gr7" draw:text-style-name="P7" draw:layer="layout" svg:x1="22.525cm" svg:y1="13.857cm" svg:x2="22.525cm" svg:y2="15.235cm">
              <text:p/>
            </draw:line>
            <draw:line draw:style-name="gr7" draw:text-style-name="P7" draw:layer="layout" svg:x1="21.94cm" svg:y1="13.857cm" svg:x2="21.94cm" svg:y2="15.235cm">
              <text:p/>
            </draw:line>
            <draw:line draw:style-name="gr7" draw:text-style-name="P7" draw:layer="layout" svg:x1="21.693cm" svg:y1="13.858cm" svg:x2="21.693cm" svg:y2="13.238cm">
              <text:p/>
            </draw:line>
            <draw:line draw:style-name="gr7" draw:text-style-name="P7" draw:layer="layout" svg:x1="22.382cm" svg:y1="15.794cm" svg:x2="21.888cm" svg:y2="15.794cm">
              <text:p/>
            </draw:line>
            <draw:line draw:style-name="gr7" draw:text-style-name="P7" draw:layer="layout" svg:x1="23.279cm" svg:y1="15.612cm" svg:x2="22.967cm" svg:y2="15.612cm">
              <text:p/>
            </draw:line>
            <draw:line draw:style-name="gr7" draw:text-style-name="P7" draw:layer="layout" svg:x1="23.279cm" svg:y1="15.989cm" svg:x2="22.967cm" svg:y2="15.989cm">
              <text:p/>
            </draw:line>
            <draw:line draw:style-name="gr7" draw:text-style-name="P7" draw:layer="layout" svg:x1="23.92cm" svg:y1="15.04cm" svg:x2="23.5cm" svg:y2="15.04cm">
              <text:p/>
            </draw:line>
            <draw:line draw:style-name="gr7" draw:text-style-name="P7" draw:layer="layout" svg:x1="23.92cm" svg:y1="14.429cm" svg:x2="23.5cm" svg:y2="14.429cm">
              <text:p/>
            </draw:line>
            <draw:line draw:style-name="gr7" draw:text-style-name="P7" draw:layer="layout" svg:x1="24.841cm" svg:y1="13.238cm" svg:x2="24.841cm" svg:y2="14cm">
              <text:p/>
            </draw:line>
            <draw:g>
              <draw:line draw:style-name="gr8" draw:text-style-name="P7" draw:layer="layout" svg:x1="20.666cm" svg:y1="16.143cm" svg:x2="20.666cm" svg:y2="16.626cm">
                <text:p/>
              </draw:line>
              <draw:path draw:style-name="gr8" draw:text-style-name="P7" draw:layer="layout" svg:width="0.542cm" svg:height="0.368cm" draw:transform="skewX (0.0349065850398866) rotate (1.45228847058448) translate (20.2372317355797cm 16.6256597341006cm)" svg:viewBox="0 0 543 369" svg:d="M0 0c465 1 543 369 543 369">
                <text:p/>
              </draw:path>
            </draw:g>
            <draw:g>
              <draw:line draw:style-name="gr8" draw:text-style-name="P7" draw:layer="layout" svg:x1="22.226cm" svg:y1="16.143cm" svg:x2="22.226cm" svg:y2="16.626cm">
                <text:p/>
              </draw:line>
              <draw:path draw:style-name="gr8" draw:text-style-name="P7" draw:layer="layout" svg:width="0.542cm" svg:height="0.368cm" draw:transform="skewX (0.0349065850398866) rotate (1.45228847058448) translate (21.7972317355797cm 16.6256597341006cm)" svg:viewBox="0 0 543 369" svg:d="M0 0c465 1 543 369 543 369">
                <text:p/>
              </draw:path>
            </draw:g>
            <draw:g>
              <draw:line draw:style-name="gr8" draw:text-style-name="P7" draw:layer="layout" svg:x1="19.47cm" svg:y1="14.832cm" svg:x2="19.771cm" svg:y2="14.832cm">
                <text:p/>
              </draw:line>
              <draw:path draw:style-name="gr8" draw:text-style-name="P7" draw:layer="layout" svg:width="0.338cm" svg:height="0.266cm" draw:transform="skewX (-0.0101229096615671) rotate (3.00214084635545) translate (19.7707879502366cm 15.1438314650329cm)" svg:viewBox="0 0 339 267" svg:d="M0 0c291 0 339 267 339 267">
                <text:p/>
              </draw:path>
            </draw:g>
            <draw:g>
              <draw:line draw:style-name="gr8" draw:text-style-name="P7" draw:layer="layout" svg:x1="19.47cm" svg:y1="14.39cm" svg:x2="19.771cm" svg:y2="14.39cm">
                <text:p/>
              </draw:line>
              <draw:path draw:style-name="gr8" draw:text-style-name="P7" draw:layer="layout" svg:width="0.338cm" svg:height="0.266cm" draw:transform="skewX (-0.0101229096615671) rotate (3.00214084635545) translate (19.7707879502366cm 14.7018314650329cm)" svg:viewBox="0 0 339 267" svg:d="M0 0c291 0 339 267 339 267">
                <text:p/>
              </draw:path>
            </draw:g>
            <draw:g>
              <draw:line draw:style-name="gr8" draw:text-style-name="P7" draw:layer="layout" svg:x1="19.47cm" svg:y1="13.961cm" svg:x2="19.771cm" svg:y2="13.961cm">
                <text:p/>
              </draw:line>
              <draw:path draw:style-name="gr8" draw:text-style-name="P7" draw:layer="layout" svg:width="0.338cm" svg:height="0.266cm" draw:transform="skewX (-0.0101229096615671) rotate (3.00214084635545) translate (19.7707879502366cm 14.2728314650329cm)" svg:viewBox="0 0 339 267" svg:d="M0 0c291 0 339 267 339 267">
                <text:p/>
              </draw:path>
            </draw:g>
            <draw:g>
              <draw:line draw:style-name="gr8" draw:text-style-name="P7" draw:layer="layout" svg:x1="20.629cm" svg:y1="14.832cm" svg:x2="20.328cm" svg:y2="14.832cm">
                <text:p/>
              </draw:line>
              <draw:path draw:style-name="gr8" draw:text-style-name="P7" draw:layer="layout" svg:width="0.337cm" svg:height="0.266cm" draw:transform="skewX (0.0127409035395586) rotate (-3.00161724757985) translate (20.6630889027505cm 15.096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629cm" svg:y1="14.39cm" svg:x2="20.328cm" svg:y2="14.39cm">
                <text:p/>
              </draw:line>
              <draw:path draw:style-name="gr8" draw:text-style-name="P7" draw:layer="layout" svg:width="0.337cm" svg:height="0.266cm" draw:transform="skewX (0.0127409035395586) rotate (-3.00161724757985) translate (20.6630889027505cm 14.654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629cm" svg:y1="13.961cm" svg:x2="20.328cm" svg:y2="13.961cm">
                <text:p/>
              </draw:line>
              <draw:path draw:style-name="gr8" draw:text-style-name="P7" draw:layer="layout" svg:width="0.337cm" svg:height="0.266cm" draw:transform="skewX (0.0127409035395586) rotate (-3.00161724757985) translate (20.6630889027505cm 14.2256483838054cm)" svg:viewBox="0 0 338 267" svg:d="M338 0c-291 0-338 267-338 267">
                <text:p/>
              </draw:path>
            </draw:g>
            <draw:g>
              <draw:line draw:style-name="gr8" draw:text-style-name="P7" draw:layer="layout" svg:x1="21.641cm" svg:y1="14.832cm" svg:x2="21.942cm" svg:y2="14.832cm">
                <text:p/>
              </draw:line>
              <draw:path draw:style-name="gr8" draw:text-style-name="P7" draw:layer="layout" svg:width="0.338cm" svg:height="0.266cm" draw:transform="skewX (-0.0101229096615671) rotate (3.00214084635545) translate (21.9417879502366cm 15.1438314650329cm)" svg:viewBox="0 0 339 267" svg:d="M0 0c291 0 339 267 339 267">
                <text:p/>
              </draw:path>
            </draw:g>
            <draw:g>
              <draw:line draw:style-name="gr8" draw:text-style-name="P7" draw:layer="layout" svg:x1="21.641cm" svg:y1="14.39cm" svg:x2="21.942cm" svg:y2="14.39cm">
                <text:p/>
              </draw:line>
              <draw:path draw:style-name="gr8" draw:text-style-name="P7" draw:layer="layout" svg:width="0.338cm" svg:height="0.266cm" draw:transform="skewX (-0.0101229096615671) rotate (3.00214084635545) translate (21.9417879502366cm 14.7018314650329cm)" svg:viewBox="0 0 339 267" svg:d="M0 0c291 0 339 267 339 267">
                <text:p/>
              </draw:path>
            </draw:g>
            <draw:g>
              <draw:line draw:style-name="gr8" draw:text-style-name="P7" draw:layer="layout" svg:x1="21.641cm" svg:y1="13.961cm" svg:x2="21.942cm" svg:y2="13.961cm">
                <text:p/>
              </draw:line>
              <draw:path draw:style-name="gr8" draw:text-style-name="P7" draw:layer="layout" svg:width="0.338cm" svg:height="0.266cm" draw:transform="skewX (-0.0101229096615671) rotate (3.00214084635545) translate (21.9417879502366cm 14.2728314650329cm)" svg:viewBox="0 0 339 267" svg:d="M0 0c291 0 339 267 339 267">
                <text:p/>
              </draw:path>
            </draw:g>
            <draw:g>
              <draw:line draw:style-name="gr8" draw:text-style-name="P7" draw:layer="layout" svg:x1="22.826cm" svg:y1="14.832cm" svg:x2="22.525cm" svg:y2="14.832cm">
                <text:p/>
              </draw:line>
              <draw:path draw:style-name="gr8" draw:text-style-name="P7" draw:layer="layout" svg:width="0.337cm" svg:height="0.266cm" draw:transform="skewX (0.0127409035395586) rotate (-3.00161724757985) translate (22.8600889027505cm 15.0966483838054cm)" svg:viewBox="0 0 338 267" svg:d="M338 0c-291 0-338 267-338 267">
                <text:p/>
              </draw:path>
            </draw:g>
            <draw:g>
              <draw:line draw:style-name="gr8" draw:text-style-name="P7" draw:layer="layout" svg:x1="22.826cm" svg:y1="14.39cm" svg:x2="22.525cm" svg:y2="14.39cm">
                <text:p/>
              </draw:line>
              <draw:path draw:style-name="gr8" draw:text-style-name="P7" draw:layer="layout" svg:width="0.337cm" svg:height="0.266cm" draw:transform="skewX (0.0127409035395586) rotate (-3.00161724757985) translate (22.8600889027505cm 14.6546483838054cm)" svg:viewBox="0 0 338 267" svg:d="M338 0c-291 0-338 267-338 267">
                <text:p/>
              </draw:path>
            </draw:g>
            <draw:g>
              <draw:line draw:style-name="gr8" draw:text-style-name="P7" draw:layer="layout" svg:x1="22.826cm" svg:y1="13.961cm" svg:x2="22.525cm" svg:y2="13.961cm">
                <text:p/>
              </draw:line>
              <draw:path draw:style-name="gr8" draw:text-style-name="P7" draw:layer="layout" svg:width="0.337cm" svg:height="0.266cm" draw:transform="skewX (0.0127409035395586) rotate (-3.00161724757985) translate (22.8600889027505cm 14.225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237cm" svg:y1="13.558cm" svg:x2="20.237cm" svg:y2="13.909cm">
                <text:p/>
              </draw:line>
              <draw:path draw:style-name="gr8" draw:text-style-name="P7" draw:layer="layout" svg:width="0.393cm" svg:height="0.267cm" draw:transform="skewX (0.0303687289847013) rotate (1.45089220718289) translate (19.9251685349671cm 13.9087527260234cm)" svg:viewBox="0 0 394 268" svg:d="M0 0c338 0 394 268 394 268">
                <text:p/>
              </draw:path>
            </draw:g>
            <draw:g>
              <draw:line draw:style-name="gr8" draw:text-style-name="P7" draw:layer="layout" svg:x1="22.865cm" svg:y1="16.73cm" svg:x2="22.382cm" svg:y2="16.73cm">
                <text:p/>
              </draw:line>
              <draw:path draw:style-name="gr8" draw:text-style-name="P7" draw:layer="layout" svg:width="0.543cm" svg:height="0.368cm" draw:transform="skewX (-0.0373500459926786) rotate (-3.02343386322978) translate (22.9225428778892cm 17.0946398561693cm)" svg:viewBox="0 0 544 369" svg:d="M544 0c-465 1-544 369-544 369">
                <text:p/>
              </draw:path>
            </draw:g>
            <draw:g>
              <draw:line draw:style-name="gr8" draw:text-style-name="P7" draw:layer="layout" svg:x1="23.322cm" svg:y1="17.613cm" svg:x2="23.63cm" svg:y2="17.809cm">
                <text:p/>
              </draw:line>
              <draw:path draw:style-name="gr8" draw:text-style-name="P7" draw:layer="layout" svg:width="0.136cm" svg:height="0.132cm" draw:transform="skewX (-0.11065387457644) rotate (-1.10252448848482) translate (23.6800697050938cm 17.613cm)" svg:viewBox="0 0 137 133" svg:d="M0 0c111 45 137 133 137 133">
                <text:p/>
              </draw:path>
            </draw:g>
            <draw:g>
              <draw:line draw:style-name="gr8" draw:text-style-name="P7" draw:layer="layout" svg:x1="24.071cm" svg:y1="16.939cm" svg:x2="24.071cm" svg:y2="17.615cm">
                <text:p/>
              </draw:line>
              <draw:path draw:style-name="gr8" draw:text-style-name="P7" draw:layer="layout" svg:width="0.758cm" svg:height="0.458cm" draw:transform="skewX (-0.066497044500984) rotate (-1.46555297289964) translate (24.5239986001359cm 16.8599016577085cm)" svg:viewBox="0 0 759 459" svg:d="M759 0c-651 1-759 459-759 459">
                <text:p/>
              </draw:path>
            </draw:g>
            <draw:g>
              <draw:line draw:style-name="gr8" draw:text-style-name="P7" draw:layer="layout" svg:x1="25.762cm" svg:y1="17.12cm" svg:x2="25.762cm" svg:y2="17.615cm">
                <text:p/>
              </draw:line>
              <draw:path draw:style-name="gr8" draw:text-style-name="P7" draw:layer="layout" svg:width="0.555cm" svg:height="0.357cm" draw:transform="skewX (-0.0492182849062401) rotate (-1.45787352419086) translate (26.1150856085342cm 17.0618578123423cm)" svg:viewBox="0 0 556 358" svg:d="M556 0c-476 1-556 358-556 358">
                <text:p/>
              </draw:path>
            </draw:g>
            <draw:g>
              <draw:line draw:style-name="gr8" draw:text-style-name="P7" draw:layer="layout" svg:x1="27.426cm" svg:y1="17.12cm" svg:x2="27.426cm" svg:y2="17.615cm">
                <text:p/>
              </draw:line>
              <draw:path draw:style-name="gr8" draw:text-style-name="P7" draw:layer="layout" svg:width="0.555cm" svg:height="0.357cm" draw:transform="skewX (-0.0492182849062401) rotate (-1.45787352419086) translate (27.7790856085342cm 17.0618578123423cm)" svg:viewBox="0 0 556 358" svg:d="M556 0c-476 1-556 358-556 358">
                <text:p/>
              </draw:path>
            </draw:g>
            <draw:g>
              <draw:line draw:style-name="gr8" draw:text-style-name="P7" draw:layer="layout" svg:x1="27.826cm" svg:y1="13.859cm" svg:x2="28.286cm" svg:y2="13.675cm">
                <text:p/>
              </draw:line>
              <draw:path draw:style-name="gr8" draw:text-style-name="P7" draw:layer="layout" svg:width="0.555cm" svg:height="0.356cm" draw:transform="skewX (0.0485201532054424) rotate (-2.87385914633386) translate (28.4401545757277cm 14.0607858770176cm)" svg:viewBox="0 0 556 357" svg:d="M0 0c477 0 556 357 556 357">
                <text:p/>
              </draw:path>
            </draw:g>
            <draw:g>
              <draw:line draw:style-name="gr8" draw:text-style-name="P7" draw:layer="layout" svg:x1="30.026cm" svg:y1="11.543cm" svg:x2="29.57cm" svg:y2="11.543cm">
                <text:p/>
              </draw:line>
              <draw:path draw:style-name="gr8" draw:text-style-name="P7" draw:layer="layout" svg:width="0.51cm" svg:height="0.367cm" draw:transform="skewX (0.0139626340159547) rotate (-0.125663706143592) translate (29.5697074197571cm 11.1139182493288cm)" svg:viewBox="0 0 511 368" svg:d="M0 0c440 1 511 368 511 368">
                <text:p/>
              </draw:path>
            </draw:g>
            <draw:g>
              <draw:line draw:style-name="gr8" draw:text-style-name="P7" draw:layer="layout" svg:x1="40.179cm" svg:y1="11.495cm" svg:x2="40.179cm" svg:y2="11.951cm">
                <text:p/>
              </draw:line>
              <draw:path draw:style-name="gr8" draw:text-style-name="P7" draw:layer="layout" svg:width="0.509cm" svg:height="0.367cm" draw:transform="skewX (0.0109955742875643) rotate (1.44478355480091) translate (39.7496390533552cm 11.9512974536268cm)" svg:viewBox="0 0 510 368" svg:d="M0 0c440 1 510 368 510 368">
                <text:p/>
              </draw:path>
            </draw:g>
            <draw:g>
              <draw:line draw:style-name="gr8" draw:text-style-name="P7" draw:layer="layout" svg:x1="38.255cm" svg:y1="12.474cm" svg:x2="37.846cm" svg:y2="12.271cm">
                <text:p/>
              </draw:line>
              <draw:path draw:style-name="gr8" draw:text-style-name="P7" draw:layer="layout" svg:width="0.51cm" svg:height="0.367cm" draw:transform="skewX (-0.0130899693899574) rotate (2.80736210183288) translate (38.1386401785864cm 12.8232191388692cm)" svg:viewBox="0 0 511 368" svg:d="M511 0c-440 1-511 368-511 368">
                <text:p/>
              </draw:path>
            </draw:g>
            <draw:g>
              <draw:line draw:style-name="gr8" draw:text-style-name="P7" draw:layer="layout" svg:x1="36.552cm" svg:y1="17.64cm" svg:x2="37.124cm" svg:y2="17.64cm">
                <text:p/>
              </draw:line>
              <draw:line draw:style-name="gr8" draw:text-style-name="P7" draw:layer="layout" svg:x1="38.086cm" svg:y1="17.64cm" svg:x2="38.658cm" svg:y2="17.64cm">
                <text:p/>
              </draw:line>
            </draw:g>
            <draw:g>
              <draw:line draw:style-name="gr8" draw:text-style-name="P7" draw:layer="layout" svg:x1="36.779cm" svg:y1="15.406cm" svg:x2="36.37cm" svg:y2="15.203cm">
                <text:p/>
              </draw:line>
              <draw:path draw:style-name="gr8" draw:text-style-name="P7" draw:layer="layout" svg:width="0.509cm" svg:height="0.367cm" draw:transform="skewX (0.0109955742875643) rotate (-0.586256095744896) translate (36.5606700349106cm 14.8185425047601cm)" svg:viewBox="0 0 510 368" svg:d="M0 0c440 1 510 368 510 368">
                <text:p/>
              </draw:path>
            </draw:g>
            <draw:g>
              <draw:line draw:style-name="gr8" draw:text-style-name="P7" draw:layer="layout" svg:x1="43.076cm" svg:y1="11.465cm" svg:x2="42.62cm" svg:y2="11.465cm">
                <text:p/>
              </draw:line>
              <draw:path draw:style-name="gr8" draw:text-style-name="P7" draw:layer="layout" svg:width="0.509cm" svg:height="0.367cm" draw:transform="skewX (0.0109955742875643) rotate (-0.126012771993991) translate (42.6199817423469cm 11.035643926739cm)" svg:viewBox="0 0 510 368" svg:d="M0 0c440 1 510 368 510 368">
                <text:p/>
              </draw:path>
            </draw:g>
            <draw:line draw:style-name="gr7" draw:text-style-name="P7" draw:layer="layout" svg:x1="31.079cm" svg:y1="23.659cm" svg:x2="30.663cm" svg:y2="23.659cm">
              <text:p/>
            </draw:line>
            <draw:line draw:style-name="gr7" draw:text-style-name="P7" draw:layer="layout" svg:x1="30.663cm" svg:y1="22.945cm" svg:x2="30.663cm" svg:y2="23.66cm">
              <text:p/>
            </draw:line>
            <draw:line draw:style-name="gr7" draw:text-style-name="P7" draw:layer="layout" svg:x1="33.549cm" svg:y1="22.945cm" svg:x2="33.549cm" svg:y2="23.66cm">
              <text:p/>
            </draw:line>
            <draw:line draw:style-name="gr7" draw:text-style-name="P7" draw:layer="layout" svg:x1="32.496cm" svg:y1="23.659cm" svg:x2="31.716cm" svg:y2="23.659cm">
              <text:p/>
            </draw:line>
            <draw:line draw:style-name="gr7" draw:text-style-name="P7" draw:layer="layout" svg:x1="33.939cm" svg:y1="23.659cm" svg:x2="33.159cm" svg:y2="23.659cm">
              <text:p/>
            </draw:line>
            <draw:line draw:style-name="gr7" draw:text-style-name="P7" draw:layer="layout" svg:x1="32.132cm" svg:y1="22.567cm" svg:x2="32.132cm" svg:y2="23.66cm">
              <text:p/>
            </draw:line>
            <draw:line draw:style-name="gr7" draw:text-style-name="P7" draw:layer="layout" svg:x1="36.396cm" svg:y1="22.945cm" svg:x2="36.396cm" svg:y2="23.66cm">
              <text:p/>
            </draw:line>
            <draw:line draw:style-name="gr7" draw:text-style-name="P7" draw:layer="layout" svg:x1="35.382cm" svg:y1="23.659cm" svg:x2="34.602cm" svg:y2="23.659cm">
              <text:p/>
            </draw:line>
            <draw:line draw:style-name="gr7" draw:text-style-name="P7" draw:layer="layout" svg:x1="36.825cm" svg:y1="23.659cm" svg:x2="36.045cm" svg:y2="23.659cm">
              <text:p/>
            </draw:line>
            <draw:line draw:style-name="gr7" draw:text-style-name="P7" draw:layer="layout" svg:x1="34.966cm" svg:y1="22.567cm" svg:x2="34.966cm" svg:y2="23.66cm">
              <text:p/>
            </draw:line>
            <draw:line draw:style-name="gr7" draw:text-style-name="P7" draw:layer="layout" svg:x1="38.216cm" svg:y1="23.659cm" svg:x2="37.436cm" svg:y2="23.659cm">
              <text:p/>
            </draw:line>
            <draw:line draw:style-name="gr7" draw:text-style-name="P7" draw:layer="layout" svg:x1="37.826cm" svg:y1="22.567cm" svg:x2="37.826cm" svg:y2="23.66cm">
              <text:p/>
            </draw:line>
            <draw:line draw:style-name="gr7" draw:text-style-name="P7" draw:layer="layout" svg:x1="39.295cm" svg:y1="23.66cm" svg:x2="38.879cm" svg:y2="23.66cm">
              <text:p/>
            </draw:line>
            <draw:line draw:style-name="gr7" draw:text-style-name="P7" draw:layer="layout" svg:x1="39.295cm" svg:y1="22.946cm" svg:x2="39.295cm" svg:y2="23.661cm">
              <text:p/>
            </draw:line>
            <draw:g>
              <draw:line draw:style-name="gr7" draw:text-style-name="P7" draw:layer="layout" svg:x1="30.91cm" svg:y1="22.476cm" svg:x2="30.91cm" svg:y2="23.503cm">
                <text:p/>
              </draw:line>
              <draw:line draw:style-name="gr7" draw:text-style-name="P7" draw:layer="layout" svg:x1="31.898cm" svg:y1="22.476cm" svg:x2="30.91cm" svg:y2="22.476cm">
                <text:p/>
              </draw:line>
              <draw:line draw:style-name="gr7" draw:text-style-name="P7" draw:layer="layout" svg:x1="31.898cm" svg:y1="22.477cm" svg:x2="31.898cm" svg:y2="23.504cm">
                <text:p/>
              </draw:line>
              <draw:line draw:style-name="gr7" draw:text-style-name="P7" draw:layer="layout" svg:x1="31.898cm" svg:y1="22.476cm" svg:x2="30.91cm" svg:y2="23.503cm">
                <text:p/>
              </draw:line>
              <draw:line draw:style-name="gr7" draw:text-style-name="P7" draw:layer="layout" svg:x1="31.898cm" svg:y1="23.503cm" svg:x2="30.91cm" svg:y2="23.503cm">
                <text:p/>
              </draw:line>
              <draw:line draw:style-name="gr7" draw:text-style-name="P7" draw:layer="layout" svg:x1="31.898cm" svg:y1="23.503cm" svg:x2="30.91cm" svg:y2="22.476cm">
                <text:p/>
              </draw:line>
            </draw:g>
            <draw:g>
              <draw:line draw:style-name="gr7" draw:text-style-name="P7" draw:layer="layout" svg:x1="32.353cm" svg:y1="22.476cm" svg:x2="32.353cm" svg:y2="23.503cm">
                <text:p/>
              </draw:line>
              <draw:line draw:style-name="gr7" draw:text-style-name="P7" draw:layer="layout" svg:x1="33.341cm" svg:y1="22.476cm" svg:x2="32.353cm" svg:y2="22.476cm">
                <text:p/>
              </draw:line>
              <draw:line draw:style-name="gr7" draw:text-style-name="P7" draw:layer="layout" svg:x1="33.341cm" svg:y1="22.477cm" svg:x2="33.341cm" svg:y2="23.504cm">
                <text:p/>
              </draw:line>
              <draw:line draw:style-name="gr7" draw:text-style-name="P7" draw:layer="layout" svg:x1="33.341cm" svg:y1="22.476cm" svg:x2="32.353cm" svg:y2="23.503cm">
                <text:p/>
              </draw:line>
              <draw:line draw:style-name="gr7" draw:text-style-name="P7" draw:layer="layout" svg:x1="33.341cm" svg:y1="23.503cm" svg:x2="32.353cm" svg:y2="23.503cm">
                <text:p/>
              </draw:line>
              <draw:line draw:style-name="gr7" draw:text-style-name="P7" draw:layer="layout" svg:x1="33.341cm" svg:y1="23.503cm" svg:x2="32.353cm" svg:y2="22.476cm">
                <text:p/>
              </draw:line>
            </draw:g>
            <draw:g>
              <draw:line draw:style-name="gr7" draw:text-style-name="P7" draw:layer="layout" svg:x1="33.77cm" svg:y1="22.476cm" svg:x2="33.77cm" svg:y2="23.503cm">
                <text:p/>
              </draw:line>
              <draw:line draw:style-name="gr7" draw:text-style-name="P7" draw:layer="layout" svg:x1="34.758cm" svg:y1="22.476cm" svg:x2="33.77cm" svg:y2="22.476cm">
                <text:p/>
              </draw:line>
              <draw:line draw:style-name="gr7" draw:text-style-name="P7" draw:layer="layout" svg:x1="34.758cm" svg:y1="22.477cm" svg:x2="34.758cm" svg:y2="23.504cm">
                <text:p/>
              </draw:line>
              <draw:line draw:style-name="gr7" draw:text-style-name="P7" draw:layer="layout" svg:x1="34.758cm" svg:y1="22.476cm" svg:x2="33.77cm" svg:y2="23.503cm">
                <text:p/>
              </draw:line>
              <draw:line draw:style-name="gr7" draw:text-style-name="P7" draw:layer="layout" svg:x1="34.758cm" svg:y1="23.503cm" svg:x2="33.77cm" svg:y2="23.503cm">
                <text:p/>
              </draw:line>
              <draw:line draw:style-name="gr7" draw:text-style-name="P7" draw:layer="layout" svg:x1="34.758cm" svg:y1="23.503cm" svg:x2="33.77cm" svg:y2="22.476cm">
                <text:p/>
              </draw:line>
            </draw:g>
            <draw:g>
              <draw:line draw:style-name="gr7" draw:text-style-name="P7" draw:layer="layout" svg:x1="35.2cm" svg:y1="22.476cm" svg:x2="35.2cm" svg:y2="23.503cm">
                <text:p/>
              </draw:line>
              <draw:line draw:style-name="gr7" draw:text-style-name="P7" draw:layer="layout" svg:x1="36.188cm" svg:y1="22.476cm" svg:x2="35.2cm" svg:y2="22.476cm">
                <text:p/>
              </draw:line>
              <draw:line draw:style-name="gr7" draw:text-style-name="P7" draw:layer="layout" svg:x1="36.188cm" svg:y1="22.477cm" svg:x2="36.188cm" svg:y2="23.504cm">
                <text:p/>
              </draw:line>
              <draw:line draw:style-name="gr7" draw:text-style-name="P7" draw:layer="layout" svg:x1="36.188cm" svg:y1="22.476cm" svg:x2="35.2cm" svg:y2="23.503cm">
                <text:p/>
              </draw:line>
              <draw:line draw:style-name="gr7" draw:text-style-name="P7" draw:layer="layout" svg:x1="36.188cm" svg:y1="23.503cm" svg:x2="35.2cm" svg:y2="23.503cm">
                <text:p/>
              </draw:line>
              <draw:line draw:style-name="gr7" draw:text-style-name="P7" draw:layer="layout" svg:x1="36.188cm" svg:y1="23.503cm" svg:x2="35.2cm" svg:y2="22.476cm">
                <text:p/>
              </draw:line>
            </draw:g>
            <draw:g>
              <draw:line draw:style-name="gr7" draw:text-style-name="P7" draw:layer="layout" svg:x1="36.617cm" svg:y1="22.476cm" svg:x2="36.617cm" svg:y2="23.503cm">
                <text:p/>
              </draw:line>
              <draw:line draw:style-name="gr7" draw:text-style-name="P7" draw:layer="layout" svg:x1="37.605cm" svg:y1="22.476cm" svg:x2="36.617cm" svg:y2="22.476cm">
                <text:p/>
              </draw:line>
              <draw:line draw:style-name="gr7" draw:text-style-name="P7" draw:layer="layout" svg:x1="37.605cm" svg:y1="22.477cm" svg:x2="37.605cm" svg:y2="23.504cm">
                <text:p/>
              </draw:line>
              <draw:line draw:style-name="gr7" draw:text-style-name="P7" draw:layer="layout" svg:x1="37.605cm" svg:y1="22.476cm" svg:x2="36.617cm" svg:y2="23.503cm">
                <text:p/>
              </draw:line>
              <draw:line draw:style-name="gr7" draw:text-style-name="P7" draw:layer="layout" svg:x1="37.605cm" svg:y1="23.503cm" svg:x2="36.617cm" svg:y2="23.503cm">
                <text:p/>
              </draw:line>
              <draw:line draw:style-name="gr7" draw:text-style-name="P7" draw:layer="layout" svg:x1="37.605cm" svg:y1="23.503cm" svg:x2="36.617cm" svg:y2="22.476cm">
                <text:p/>
              </draw:line>
            </draw:g>
            <draw:g>
              <draw:line draw:style-name="gr7" draw:text-style-name="P7" draw:layer="layout" svg:x1="38.047cm" svg:y1="22.476cm" svg:x2="38.047cm" svg:y2="23.503cm">
                <text:p/>
              </draw:line>
              <draw:line draw:style-name="gr7" draw:text-style-name="P7" draw:layer="layout" svg:x1="39.035cm" svg:y1="22.476cm" svg:x2="38.047cm" svg:y2="22.476cm">
                <text:p/>
              </draw:line>
              <draw:line draw:style-name="gr7" draw:text-style-name="P7" draw:layer="layout" svg:x1="39.035cm" svg:y1="22.477cm" svg:x2="39.035cm" svg:y2="23.504cm">
                <text:p/>
              </draw:line>
              <draw:line draw:style-name="gr7" draw:text-style-name="P7" draw:layer="layout" svg:x1="39.035cm" svg:y1="22.476cm" svg:x2="38.047cm" svg:y2="23.503cm">
                <text:p/>
              </draw:line>
              <draw:line draw:style-name="gr7" draw:text-style-name="P7" draw:layer="layout" svg:x1="39.035cm" svg:y1="23.503cm" svg:x2="38.047cm" svg:y2="23.503cm">
                <text:p/>
              </draw:line>
              <draw:line draw:style-name="gr7" draw:text-style-name="P7" draw:layer="layout" svg:x1="39.035cm" svg:y1="23.503cm" svg:x2="38.047cm" svg:y2="22.476cm">
                <text:p/>
              </draw:line>
            </draw:g>
            <draw:g>
              <draw:line draw:style-name="gr8" draw:text-style-name="P7" draw:layer="layout" svg:x1="30.819cm" svg:y1="11.543cm" svg:x2="31.275cm" svg:y2="11.543cm">
                <text:p/>
              </draw:line>
              <draw:path draw:style-name="gr8" draw:text-style-name="P7" draw:layer="layout" svg:width="0.509cm" svg:height="0.368cm" draw:transform="skewX (-0.011693705988362) rotate (0.125489173218392) translate (30.7688883225045cm 11.1778021916802cm)" svg:viewBox="0 0 510 369" svg:d="M510 0c-439 1-510 369-510 369">
                <text:p/>
              </draw:path>
            </draw:g>
            <draw:g>
              <draw:line draw:style-name="gr9" draw:text-style-name="P7" draw:layer="layout" svg:x1="10.421cm" svg:y1="26.151cm" svg:x2="10.421cm" svg:y2="35.301cm">
                <text:p/>
              </draw:line>
              <draw:line draw:style-name="gr9" draw:text-style-name="P7" draw:layer="layout" svg:x1="10.421cm" svg:y1="26.151cm" svg:x2="10.451cm" svg:y2="17.6cm">
                <text:p/>
              </draw:line>
              <draw:line draw:style-name="gr9" draw:text-style-name="P7" draw:layer="layout" svg:x1="18.416cm" svg:y1="17.614cm" svg:x2="14.009cm" svg:y2="17.614cm">
                <text:p/>
              </draw:line>
              <draw:line draw:style-name="gr9" draw:text-style-name="P7" draw:layer="layout" svg:x1="10.451cm" svg:y1="17.6cm" svg:x2="10.451cm" svg:y2="8.046cm">
                <text:p/>
              </draw:line>
              <draw:line draw:style-name="gr9" draw:text-style-name="P7" draw:layer="layout" svg:x1="21.37cm" svg:y1="26.475cm" svg:x2="22.471cm" svg:y2="25.191cm">
                <text:p/>
              </draw:line>
              <draw:line draw:style-name="gr9" draw:text-style-name="P7" draw:layer="layout" svg:x1="22.471cm" svg:y1="25.191cm" svg:x2="24.671cm" svg:y2="25.191cm">
                <text:p/>
              </draw:line>
              <draw:line draw:style-name="gr9" draw:text-style-name="P7" draw:layer="layout" svg:x1="24.67cm" svg:y1="23.457cm" svg:x2="21.98cm" svg:y2="21.932cm">
                <text:p/>
              </draw:line>
              <draw:line draw:style-name="gr9" draw:text-style-name="P7" draw:layer="layout" svg:x1="21.98cm" svg:y1="21.932cm" svg:x2="21.695cm" svg:y2="21.62cm">
                <text:p/>
              </draw:line>
              <draw:line draw:style-name="gr9" draw:text-style-name="P7" draw:layer="layout" svg:x1="21.695cm" svg:y1="21.62cm" svg:x2="21.452cm" svg:y2="21.232cm">
                <text:p/>
              </draw:line>
              <draw:line draw:style-name="gr9" draw:text-style-name="P7" draw:layer="layout" svg:x1="21.452cm" svg:y1="21.232cm" svg:x2="21.337cm" svg:y2="20.851cm">
                <text:p/>
              </draw:line>
              <draw:line draw:style-name="gr9" draw:text-style-name="P7" draw:layer="layout" svg:x1="21.337cm" svg:y1="20.851cm" svg:x2="21.337cm" svg:y2="20.4cm">
                <text:p/>
              </draw:line>
              <draw:line draw:style-name="gr9" draw:text-style-name="P7" draw:layer="layout" svg:x1="21.337cm" svg:y1="20.4cm" svg:x2="21.337cm" svg:y2="19.606cm">
                <text:p/>
              </draw:line>
              <draw:line draw:style-name="gr9" draw:text-style-name="P7" draw:layer="layout" svg:x1="19.593cm" svg:y1="17.614cm" svg:x2="18.416cm" svg:y2="17.614cm">
                <text:p/>
              </draw:line>
              <draw:line draw:style-name="gr9" draw:text-style-name="P7" draw:layer="layout" svg:x1="19.593cm" svg:y1="17.614cm" svg:x2="29.22cm" svg:y2="17.614cm">
                <text:p/>
              </draw:line>
              <draw:line draw:style-name="gr9" draw:text-style-name="P7" draw:layer="layout" svg:x1="30.935cm" svg:y1="19.606cm" svg:x2="21.337cm" svg:y2="19.606cm">
                <text:p/>
              </draw:line>
              <draw:line draw:style-name="gr9" draw:text-style-name="P7" draw:layer="layout" svg:x1="29.581cm" svg:y1="16.918cm" svg:x2="29.071cm" svg:y2="15.601cm">
                <text:p/>
              </draw:line>
              <draw:line draw:style-name="gr9" draw:text-style-name="P7" draw:layer="layout" svg:x1="29.181cm" svg:y1="17.61cm" svg:x2="29.581cm" svg:y2="16.918cm">
                <text:p/>
              </draw:line>
              <draw:line draw:style-name="gr9" draw:text-style-name="P7" draw:layer="layout" svg:x1="31.282cm" svg:y1="13.229cm" svg:x2="29.574cm" svg:y2="13.226cm">
                <text:p/>
              </draw:line>
              <draw:line draw:style-name="gr9" draw:text-style-name="P7" draw:layer="layout" svg:x1="29.574cm" svg:y1="13.226cm" svg:x2="29.574cm" svg:y2="12.727cm">
                <text:p/>
              </draw:line>
              <draw:line draw:style-name="gr9" draw:text-style-name="P7" draw:layer="layout" svg:x1="25.652cm" svg:y1="15.267cm" svg:x2="26.956cm" svg:y2="15.267cm">
                <text:p/>
              </draw:line>
              <draw:line draw:style-name="gr9" draw:text-style-name="P7" draw:layer="layout" svg:x1="26.956cm" svg:y1="15.267cm" svg:x2="26.94cm" svg:y2="13.202cm">
                <text:p/>
              </draw:line>
              <draw:line draw:style-name="gr9" draw:text-style-name="P7" draw:layer="layout" svg:x1="26.94cm" svg:y1="13.202cm" svg:x2="28.08cm" svg:y2="13.196cm">
                <text:p/>
              </draw:line>
              <draw:line draw:style-name="gr9" draw:text-style-name="P7" draw:layer="layout" svg:x1="28.08cm" svg:y1="13.196cm" svg:x2="29.071cm" svg:y2="15.601cm">
                <text:p/>
              </draw:line>
              <draw:line draw:style-name="gr9" draw:text-style-name="P7" draw:layer="layout" svg:x1="29.574cm" svg:y1="12.727cm" svg:x2="29.571cm" svg:y2="10.451cm">
                <text:p/>
              </draw:line>
              <draw:line draw:style-name="gr9" draw:text-style-name="P7" draw:layer="layout" svg:x1="30.47cm" svg:y1="11.639cm" svg:x2="30.47cm" svg:y2="10.456cm">
                <text:p/>
              </draw:line>
              <draw:line draw:style-name="gr9" draw:text-style-name="P7" draw:layer="layout" svg:x1="29.574cm" svg:y1="10.456cm" svg:x2="30.562cm" svg:y2="9.925cm">
                <text:p/>
              </draw:line>
              <draw:line draw:style-name="gr9" draw:text-style-name="P7" draw:layer="layout" svg:x1="30.562cm" svg:y1="9.925cm" svg:x2="30.623cm" svg:y2="9.901cm">
                <text:p/>
              </draw:line>
              <draw:line draw:style-name="gr9" draw:text-style-name="P7" draw:layer="layout" svg:x1="10.451cm" svg:y1="8.042cm" svg:x2="20.621cm" svg:y2="8.042cm">
                <text:p/>
              </draw:line>
              <draw:line draw:style-name="gr9" draw:text-style-name="P7" draw:layer="layout" svg:x1="20.446cm" svg:y1="27.528cm" svg:x2="20.446cm" svg:y2="29.87cm">
                <text:p/>
              </draw:line>
              <draw:line draw:style-name="gr9" draw:text-style-name="P7" draw:layer="layout" svg:x1="25.413cm" svg:y1="27.527cm" svg:x2="25.411cm" svg:y2="29.869cm">
                <text:p/>
              </draw:line>
              <draw:line draw:style-name="gr9" draw:text-style-name="P7" draw:layer="layout" svg:x1="26.016cm" svg:y1="30.896cm" svg:x2="24.336cm" svg:y2="30.896cm">
                <text:p/>
              </draw:line>
              <draw:line draw:style-name="gr9" draw:text-style-name="P7" draw:layer="layout" svg:x1="24.336cm" svg:y1="30.896cm" svg:x2="24.336cm" svg:y2="32.649cm">
                <text:p/>
              </draw:line>
              <draw:line draw:style-name="gr9" draw:text-style-name="P7" draw:layer="layout" svg:x1="24.336cm" svg:y1="32.649cm" svg:x2="25.53cm" svg:y2="33.39cm">
                <text:p/>
              </draw:line>
              <draw:line draw:style-name="gr9" draw:text-style-name="P7" draw:layer="layout" svg:x1="25.53cm" svg:y1="33.39cm" svg:x2="25.599cm" svg:y2="33.407cm">
                <text:p/>
              </draw:line>
              <draw:line draw:style-name="gr9" draw:text-style-name="P7" draw:layer="layout" svg:x1="25.599cm" svg:y1="33.407cm" svg:x2="25.671cm" svg:y2="33.401cm">
                <text:p/>
              </draw:line>
              <draw:line draw:style-name="gr9" draw:text-style-name="P7" draw:layer="layout" svg:x1="21.37cm" svg:y1="26.475cm" svg:x2="20.446cm" svg:y2="27.528cm">
                <text:p/>
              </draw:line>
              <draw:line draw:style-name="gr9" draw:text-style-name="P7" draw:layer="layout" svg:x1="22.61cm" svg:y1="35.286cm" svg:x2="10.421cm" svg:y2="35.286cm">
                <text:p/>
              </draw:line>
              <draw:line draw:style-name="gr9" draw:text-style-name="P7" draw:layer="layout" svg:x1="33.921cm" svg:y1="35.291cm" svg:x2="22.61cm" svg:y2="35.291cm">
                <text:p/>
              </draw:line>
              <draw:line draw:style-name="gr9" draw:text-style-name="P7" draw:layer="layout" svg:x1="27.052cm" svg:y1="30.896cm" svg:x2="27.052cm" svg:y2="32.653cm">
                <text:p/>
              </draw:line>
              <draw:line draw:style-name="gr9" draw:text-style-name="P7" draw:layer="layout" svg:x1="26.021cm" svg:y1="32.645cm" svg:x2="25.893cm" svg:y2="33.256cm">
                <text:p/>
              </draw:line>
              <draw:line draw:style-name="gr9" draw:text-style-name="P7" draw:layer="layout" svg:x1="25.893cm" svg:y1="33.256cm" svg:x2="25.671cm" svg:y2="33.401cm">
                <text:p/>
              </draw:line>
              <draw:line draw:style-name="gr9" draw:text-style-name="P7" draw:layer="layout" svg:x1="39.571cm" svg:y1="19.59cm" svg:x2="39.571cm" svg:y2="23.75cm">
                <text:p/>
              </draw:line>
              <draw:line draw:style-name="gr9" draw:text-style-name="P7" draw:layer="layout" svg:x1="39.571cm" svg:y1="25.295cm" svg:x2="41.993cm" svg:y2="25.295cm">
                <text:p/>
              </draw:line>
              <draw:line draw:style-name="gr9" draw:text-style-name="P7" draw:layer="layout" svg:x1="40.222cm" svg:y1="15.601cm" svg:x2="39.821cm" svg:y2="15.601cm">
                <text:p/>
              </draw:line>
              <draw:line draw:style-name="gr9" draw:text-style-name="P7" draw:layer="layout" svg:x1="36.171cm" svg:y1="15.601cm" svg:x2="37.893cm" svg:y2="12.206cm">
                <text:p/>
              </draw:line>
              <draw:line draw:style-name="gr9" draw:text-style-name="P7" draw:layer="layout" svg:x1="37.893cm" svg:y1="12.206cm" svg:x2="39.531cm" svg:y2="12.201cm">
                <text:p/>
              </draw:line>
              <draw:line draw:style-name="gr9" draw:text-style-name="P7" draw:layer="layout" svg:x1="39.531cm" svg:y1="12.201cm" svg:x2="39.531cm" svg:y2="11.951cm">
                <text:p/>
              </draw:line>
              <draw:line draw:style-name="gr9" draw:text-style-name="P7" draw:layer="layout" svg:x1="39.531cm" svg:y1="11.951cm" svg:x2="39.963cm" svg:y2="11.951cm">
                <text:p/>
              </draw:line>
              <draw:line draw:style-name="gr9" draw:text-style-name="P7" draw:layer="layout" svg:x1="30.621cm" svg:y1="9.901cm" svg:x2="30.718cm" svg:y2="9.934cm">
                <text:p/>
              </draw:line>
              <draw:line draw:style-name="gr9" draw:text-style-name="P7" draw:layer="layout" svg:x1="30.718cm" svg:y1="9.934cm" svg:x2="30.792cm" svg:y2="9.981cm">
                <text:p/>
              </draw:line>
              <draw:line draw:style-name="gr9" draw:text-style-name="P7" draw:layer="layout" svg:x1="30.792cm" svg:y1="9.981cm" svg:x2="30.844cm" svg:y2="10.02cm">
                <text:p/>
              </draw:line>
              <draw:line draw:style-name="gr9" draw:text-style-name="P7" draw:layer="layout" svg:x1="30.844cm" svg:y1="10.02cm" svg:x2="30.87cm" svg:y2="10.029cm">
                <text:p/>
              </draw:line>
              <draw:line draw:style-name="gr9" draw:text-style-name="P7" draw:layer="layout" svg:x1="30.87cm" svg:y1="10.029cm" svg:x2="31.276cm" svg:y2="10.457cm">
                <text:p/>
              </draw:line>
              <draw:line draw:style-name="gr9" draw:text-style-name="P7" draw:layer="layout" svg:x1="20.62cm" svg:y1="8.033cm" svg:x2="38.245cm" svg:y2="8.051cm">
                <text:p/>
              </draw:line>
              <draw:line draw:style-name="gr9" draw:text-style-name="P7" draw:layer="layout" svg:x1="38.245cm" svg:y1="8.051cm" svg:x2="38.245cm" svg:y2="6.7cm">
                <text:p/>
              </draw:line>
              <draw:line draw:style-name="gr9" draw:text-style-name="P7" draw:layer="layout" svg:x1="38.245cm" svg:y1="6.7cm" svg:x2="49cm" svg:y2="6.702cm">
                <text:p/>
              </draw:line>
              <draw:line draw:style-name="gr9" draw:text-style-name="P7" draw:layer="layout" svg:x1="48.13cm" svg:y1="14.85cm" svg:x2="49cm" svg:y2="6.702cm">
                <text:p/>
              </draw:line>
              <draw:line draw:style-name="gr9" draw:text-style-name="P7" draw:layer="layout" svg:x1="39.963cm" svg:y1="11.951cm" svg:x2="40.222cm" svg:y2="11.951cm">
                <text:p/>
              </draw:line>
              <draw:line draw:style-name="gr9" draw:text-style-name="P7" draw:layer="layout" svg:x1="46.943cm" svg:y1="25.851cm" svg:x2="46.943cm" svg:y2="25.301cm">
                <text:p/>
              </draw:line>
              <draw:line draw:style-name="gr9" draw:text-style-name="P7" draw:layer="layout" svg:x1="46.943cm" svg:y1="25.301cm" svg:x2="46.771cm" svg:y2="24.751cm">
                <text:p/>
              </draw:line>
              <draw:line draw:style-name="gr9" draw:text-style-name="P7" draw:layer="layout" svg:x1="46.771cm" svg:y1="24.751cm" svg:x2="46.321cm" svg:y2="24.151cm">
                <text:p/>
              </draw:line>
              <draw:line draw:style-name="gr9" draw:text-style-name="P7" draw:layer="layout" svg:x1="46.321cm" svg:y1="24.151cm" svg:x2="45.747cm" svg:y2="23.775cm">
                <text:p/>
              </draw:line>
              <draw:line draw:style-name="gr9" draw:text-style-name="P7" draw:layer="layout" svg:x1="45.747cm" svg:y1="23.775cm" svg:x2="45.171cm" svg:y2="23.608cm">
                <text:p/>
              </draw:line>
              <draw:line draw:style-name="gr9" draw:text-style-name="P7" draw:layer="layout" svg:x1="41.993cm" svg:y1="25.295cm" svg:x2="43.331cm" svg:y2="25.293cm">
                <text:p/>
              </draw:line>
              <draw:line draw:style-name="gr9" draw:text-style-name="P7" draw:layer="layout" svg:x1="43.332cm" svg:y1="25.295cm" svg:x2="43.332cm" svg:y2="29.883cm">
                <text:p/>
              </draw:line>
              <draw:line draw:style-name="gr9" draw:text-style-name="P7" draw:layer="layout" svg:x1="45.932cm" svg:y1="35.291cm" svg:x2="46.943cm" svg:y2="25.851cm">
                <text:p/>
              </draw:line>
              <draw:line draw:style-name="gr9" draw:text-style-name="P7" draw:layer="layout" svg:x1="25.414cm" svg:y1="25.191cm" svg:x2="24.671cm" svg:y2="25.191cm">
                <text:p/>
              </draw:line>
              <draw:line draw:style-name="gr9" draw:text-style-name="P7" draw:layer="layout" svg:x1="24.67cm" svg:y1="23.457cm" svg:x2="25.189cm" svg:y2="23.636cm">
                <text:p/>
              </draw:line>
              <draw:line draw:style-name="gr9" draw:text-style-name="P7" draw:layer="layout" svg:x1="25.189cm" svg:y1="23.636cm" svg:x2="30.554cm" svg:y2="23.634cm">
                <text:p/>
              </draw:line>
              <draw:line draw:style-name="gr9" draw:text-style-name="P7" draw:layer="layout" svg:x1="39.571cm" svg:y1="23.75cm" svg:x2="30.554cm" svg:y2="23.75cm">
                <text:p/>
              </draw:line>
              <draw:line draw:style-name="gr9" draw:text-style-name="P7" draw:layer="layout" svg:x1="45.932cm" svg:y1="35.291cm" svg:x2="33.921cm" svg:y2="35.291cm">
                <text:p/>
              </draw:line>
              <draw:line draw:style-name="gr9" draw:text-style-name="P7" draw:layer="layout" svg:x1="36.171cm" svg:y1="15.601cm" svg:x2="39.821cm" svg:y2="15.601cm">
                <text:p/>
              </draw:line>
              <draw:line draw:style-name="gr9" draw:text-style-name="P7" draw:layer="layout" svg:x1="39.571cm" svg:y1="19.599cm" svg:x2="30.935cm" svg:y2="19.606cm">
                <text:p/>
              </draw:line>
              <draw:rect draw:style-name="gr10" draw:text-style-name="P7" draw:layer="layout" svg:width="1.643cm" svg:height="1.028cm" svg:x="14.009cm" svg:y="13.239cm">
                <text:p/>
              </draw:rect>
              <draw:rect draw:style-name="gr11" draw:text-style-name="P7" draw:layer="layout" svg:width="1.643cm" svg:height="1.031cm" svg:x="14.009cm" svg:y="16.582cm">
                <text:p/>
              </draw:rect>
              <draw:rect draw:style-name="gr12" draw:text-style-name="P7" draw:layer="layout" svg:width="9.999cm" svg:height="4.375cm" svg:x="15.652cm" svg:y="13.238cm">
                <text:p/>
              </draw:rect>
              <draw:rect draw:style-name="gr13" draw:text-style-name="P7" draw:layer="layout" svg:width="1.624cm" svg:height="2.349cm" svg:x="25.652cm" svg:y="15.264cm">
                <text:p/>
              </draw:rect>
              <draw:line draw:style-name="gr9" draw:text-style-name="P7" draw:layer="layout" svg:x1="28.092cm" svg:y1="13.196cm" svg:x2="26.94cm" svg:y2="13.196cm">
                <text:p/>
              </draw:line>
              <draw:line draw:style-name="gr9" draw:text-style-name="P7" draw:layer="layout" svg:x1="26.94cm" svg:y1="13.196cm" svg:x2="26.956cm" svg:y2="15.265cm">
                <text:p/>
              </draw:line>
              <draw:line draw:style-name="gr9" draw:text-style-name="P7" draw:layer="layout" svg:x1="26.956cm" svg:y1="15.265cm" svg:x2="28.921cm" svg:y2="15.265cm">
                <text:p/>
              </draw:line>
              <draw:line draw:style-name="gr9" draw:text-style-name="P7" draw:layer="layout" svg:x1="28.921cm" svg:y1="15.265cm" svg:x2="28.092cm" svg:y2="13.196cm">
                <text:p/>
              </draw:line>
              <draw:rect draw:style-name="gr14" draw:text-style-name="P7" draw:layer="layout" svg:width="2.373cm" svg:height="1.7cm" svg:x="13.547cm" svg:y="18.65cm">
                <text:p/>
              </draw:rect>
              <draw:rect draw:style-name="gr15" draw:text-style-name="P7" draw:layer="layout" svg:width="8.717cm" svg:height="4.574cm" svg:x="30.553cm" svg:y="25.295cm">
                <text:p/>
              </draw:rect>
              <draw:rect draw:style-name="gr16" draw:text-style-name="P7" draw:layer="layout" svg:width="4.061cm" svg:height="2.829cm" svg:x="39.27cm" svg:y="25.294cm">
                <text:p/>
              </draw:rect>
              <draw:rect draw:style-name="gr17" draw:text-style-name="P7" draw:layer="layout" svg:width="0.984cm" svg:height="1.745cm" svg:x="41.36cm" svg:y="28.123cm">
                <text:p/>
              </draw:rect>
              <draw:rect draw:style-name="gr18" draw:text-style-name="P7" draw:layer="layout" svg:width="0.988cm" svg:height="1.745cm" svg:x="42.344cm" svg:y="28.123cm">
                <text:p/>
              </draw:rect>
              <draw:rect draw:style-name="gr19" draw:text-style-name="P7" draw:layer="layout" svg:width="2.089cm" svg:height="1.745cm" svg:x="39.27cm" svg:y="28.123cm">
                <text:p/>
              </draw:rect>
              <draw:rect draw:style-name="gr20" draw:text-style-name="P7" draw:layer="layout" svg:width="2.437cm" svg:height="2.337cm" svg:x="22.976cm" svg:y="25.19cm">
                <text:p/>
              </draw:rect>
              <draw:line draw:style-name="gr9" draw:text-style-name="P7" draw:layer="layout" svg:x1="22.471cm" svg:y1="25.191cm" svg:x2="22.977cm" svg:y2="25.191cm">
                <text:p/>
              </draw:line>
              <draw:line draw:style-name="gr9" draw:text-style-name="P7" draw:layer="layout" svg:x1="22.977cm" svg:y1="25.191cm" svg:x2="22.977cm" svg:y2="27.528cm">
                <text:p/>
              </draw:line>
              <draw:line draw:style-name="gr9" draw:text-style-name="P7" draw:layer="layout" svg:x1="22.977cm" svg:y1="27.528cm" svg:x2="20.454cm" svg:y2="27.528cm">
                <text:p/>
              </draw:line>
              <draw:line draw:style-name="gr9" draw:text-style-name="P7" draw:layer="layout" svg:x1="20.454cm" svg:y1="27.528cm" svg:x2="21.37cm" svg:y2="26.475cm">
                <text:p/>
              </draw:line>
              <draw:line draw:style-name="gr9" draw:text-style-name="P7" draw:layer="layout" svg:x1="21.37cm" svg:y1="26.475cm" svg:x2="22.471cm" svg:y2="25.191cm">
                <text:p/>
              </draw:line>
              <draw:line draw:style-name="gr9" draw:text-style-name="P7" draw:layer="layout" svg:x1="28.921cm" svg:y1="15.265cm" svg:x2="27.277cm" svg:y2="15.265cm">
                <text:p/>
              </draw:line>
              <draw:line draw:style-name="gr9" draw:text-style-name="P7" draw:layer="layout" svg:x1="27.277cm" svg:y1="15.265cm" svg:x2="27.277cm" svg:y2="17.614cm">
                <text:p/>
              </draw:line>
              <draw:line draw:style-name="gr9" draw:text-style-name="P7" draw:layer="layout" svg:x1="27.277cm" svg:y1="17.614cm" svg:x2="29.18cm" svg:y2="17.614cm">
                <text:p/>
              </draw:line>
              <draw:line draw:style-name="gr9" draw:text-style-name="P7" draw:layer="layout" svg:x1="29.18cm" svg:y1="17.614cm" svg:x2="29.582cm" svg:y2="16.918cm">
                <text:p/>
              </draw:line>
              <draw:line draw:style-name="gr9" draw:text-style-name="P7" draw:layer="layout" svg:x1="29.582cm" svg:y1="16.918cm" svg:x2="28.921cm" svg:y2="15.265cm">
                <text:p/>
              </draw:line>
              <draw:line draw:style-name="gr9" draw:text-style-name="P7" draw:layer="layout" svg:x1="36.171cm" svg:y1="15.601cm" svg:x2="40.222cm" svg:y2="15.601cm">
                <text:p/>
              </draw:line>
              <draw:line draw:style-name="gr9" draw:text-style-name="P7" draw:layer="layout" svg:x1="40.222cm" svg:y1="15.601cm" svg:x2="40.222cm" svg:y2="13.864cm">
                <text:p/>
              </draw:line>
              <draw:line draw:style-name="gr9" draw:text-style-name="P7" draw:layer="layout" svg:x1="40.222cm" svg:y1="13.864cm" svg:x2="37.071cm" svg:y2="13.864cm">
                <text:p/>
              </draw:line>
              <draw:line draw:style-name="gr9" draw:text-style-name="P7" draw:layer="layout" svg:x1="37.071cm" svg:y1="13.864cm" svg:x2="36.171cm" svg:y2="15.601cm">
                <text:p/>
              </draw:line>
              <draw:line draw:style-name="gr9" draw:text-style-name="P7" draw:layer="layout" svg:x1="37.071cm" svg:y1="13.864cm" svg:x2="40.222cm" svg:y2="13.864cm">
                <text:p/>
              </draw:line>
              <draw:line draw:style-name="gr9" draw:text-style-name="P7" draw:layer="layout" svg:x1="40.222cm" svg:y1="13.864cm" svg:x2="40.222cm" svg:y2="11.951cm">
                <text:p/>
              </draw:line>
              <draw:line draw:style-name="gr9" draw:text-style-name="P7" draw:layer="layout" svg:x1="40.222cm" svg:y1="11.951cm" svg:x2="39.531cm" svg:y2="11.951cm">
                <text:p/>
              </draw:line>
              <draw:line draw:style-name="gr9" draw:text-style-name="P7" draw:layer="layout" svg:x1="39.531cm" svg:y1="11.951cm" svg:x2="39.531cm" svg:y2="12.201cm">
                <text:p/>
              </draw:line>
              <draw:line draw:style-name="gr9" draw:text-style-name="P7" draw:layer="layout" svg:x1="39.531cm" svg:y1="12.201cm" svg:x2="37.893cm" svg:y2="12.206cm">
                <text:p/>
              </draw:line>
              <draw:line draw:style-name="gr9" draw:text-style-name="P7" draw:layer="layout" svg:x1="37.893cm" svg:y1="12.206cm" svg:x2="37.071cm" svg:y2="13.864cm">
                <text:p/>
              </draw:line>
              <draw:line draw:style-name="gr9" draw:text-style-name="P7" draw:layer="layout" svg:x1="30.554cm" svg:y1="23.634cm" svg:x2="30.554cm" svg:y2="23.75cm">
                <text:p/>
              </draw:line>
              <draw:line draw:style-name="gr21" draw:text-style-name="P7" draw:layer="layout" svg:x1="23.92cm" svg:y1="16.35cm" svg:x2="23.42cm" svg:y2="16.35cm">
                <text:p/>
              </draw:line>
              <draw:line draw:style-name="gr21" draw:text-style-name="P7" draw:layer="layout" svg:x1="17.37cm" svg:y1="13.238cm" svg:x2="17.37cm" svg:y2="17.614cm">
                <text:p/>
              </draw:line>
              <draw:line draw:style-name="gr21" draw:text-style-name="P7" draw:layer="layout" svg:x1="18.82cm" svg:y1="13.238cm" svg:x2="18.82cm" svg:y2="17.613cm">
                <text:p/>
              </draw:line>
              <draw:line draw:style-name="gr21" draw:text-style-name="P7" draw:layer="layout" svg:x1="18.82cm" svg:y1="15.35cm" svg:x2="18.47cm" svg:y2="15.35cm">
                <text:p/>
              </draw:line>
              <draw:line draw:style-name="gr21" draw:text-style-name="P7" draw:layer="layout" svg:x1="17.72cm" svg:y1="15.35cm" svg:x2="17.37cm" svg:y2="15.35cm">
                <text:p/>
              </draw:line>
              <draw:line draw:style-name="gr21" draw:text-style-name="P7" draw:layer="layout" svg:x1="15.652cm" svg:y1="14cm" svg:x2="18.82cm" svg:y2="14cm">
                <text:p/>
              </draw:line>
              <draw:line draw:style-name="gr21" draw:text-style-name="P7" draw:layer="layout" svg:x1="25.652cm" svg:y1="14cm" svg:x2="23.421cm" svg:y2="14cm">
                <text:p/>
              </draw:line>
              <draw:line draw:style-name="gr21" draw:text-style-name="P7" draw:layer="layout" svg:x1="23.92cm" svg:y1="13.238cm" svg:x2="23.92cm" svg:y2="17.613cm">
                <text:p/>
              </draw:line>
              <draw:line draw:style-name="gr21" draw:text-style-name="P7" draw:layer="layout" svg:x1="21.12cm" svg:y1="13.239cm" svg:x2="21.12cm" svg:y2="15.235cm">
                <text:p/>
              </draw:line>
              <draw:line draw:style-name="gr21" draw:text-style-name="P7" draw:layer="layout" svg:x1="31.02cm" svg:y1="25.4cm" svg:x2="30.67cm" svg:y2="25.4cm">
                <text:p/>
              </draw:line>
              <draw:line draw:style-name="gr21" draw:text-style-name="P7" draw:layer="layout" svg:x1="33.37cm" svg:y1="26.25cm" svg:x2="36.42cm" svg:y2="26.25cm">
                <text:p/>
              </draw:line>
              <draw:line draw:style-name="gr21" draw:text-style-name="P7" draw:layer="layout" svg:x1="31.82cm" svg:y1="27.1cm" svg:x2="38.12cm" svg:y2="27.1cm">
                <text:p/>
              </draw:line>
              <draw:line draw:style-name="gr21" draw:text-style-name="P7" draw:layer="layout" svg:x1="30.67cm" svg:y1="29.869cm" svg:x2="30.67cm" svg:y2="25.4cm">
                <text:p/>
              </draw:line>
              <draw:line draw:style-name="gr21" draw:text-style-name="P7" draw:layer="layout" svg:x1="30.67cm" svg:y1="29.1cm" svg:x2="37.92cm" svg:y2="29.1cm">
                <text:p/>
              </draw:line>
              <draw:line draw:style-name="gr21" draw:text-style-name="P7" draw:layer="layout" svg:x1="35.67cm" svg:y1="29.869cm" svg:x2="35.67cm" svg:y2="27.1cm">
                <text:p/>
              </draw:line>
              <draw:line draw:style-name="gr21" draw:text-style-name="P7" draw:layer="layout" svg:x1="32.22cm" svg:y1="25.4cm" svg:x2="32.22cm" svg:y2="26.4cm">
                <text:p/>
              </draw:line>
              <draw:line draw:style-name="gr21" draw:text-style-name="P7" draw:layer="layout" svg:x1="31.02cm" svg:y1="27.1cm" svg:x2="30.67cm" svg:y2="27.1cm">
                <text:p/>
              </draw:line>
              <draw:line draw:style-name="gr21" draw:text-style-name="P7" draw:layer="layout" svg:x1="39.27cm" svg:y1="25.4cm" svg:x2="38.92cm" svg:y2="25.4cm">
                <text:p/>
              </draw:line>
              <draw:line draw:style-name="gr21" draw:text-style-name="P7" draw:layer="layout" svg:x1="39.27cm" svg:y1="27.1cm" svg:x2="38.92cm" svg:y2="27.1cm">
                <text:p/>
              </draw:line>
              <draw:line draw:style-name="gr21" draw:text-style-name="P7" draw:layer="layout" svg:x1="31.67cm" svg:y1="25.4cm" svg:x2="38.22cm" svg:y2="25.4cm">
                <text:p/>
              </draw:line>
              <draw:line draw:style-name="gr21" draw:text-style-name="P7" draw:layer="layout" svg:x1="37.57cm" svg:y1="25.4cm" svg:x2="37.57cm" svg:y2="26.4cm">
                <text:p/>
              </draw:line>
              <draw:polygon draw:style-name="gr22" draw:text-style-name="P7" draw:layer="layout" svg:width="0.899cm" svg:height="2.049cm" svg:x="15.22cm" svg:y="31.45cm" svg:viewBox="0 0 900 2050" draw:points="0,0 900,0 900,1550 550,2000 450,2050 400,2050 350,2000 0,1550">
                <text:p/>
              </draw:polygon>
              <draw:polygon draw:style-name="gr22" draw:text-style-name="P7" draw:layer="layout" svg:width="0.899cm" svg:height="1.749cm" draw:transform="rotate (-3.14159265358979) translate (43.52cm 11.6cm)" svg:viewBox="0 0 900 1750" draw:points="0,0 900,0 900,1250 550,1700 450,1750 400,1750 350,1700 0,1250">
                <text:p/>
              </draw:polygon>
              <draw:rect draw:style-name="gr14" draw:text-style-name="P7" draw:layer="layout" svg:width="2.373cm" svg:height="1.65cm" svg:x="13.547cm" svg:y="20.35cm">
                <text:p/>
              </draw:rect>
              <draw:rect draw:style-name="gr14" draw:text-style-name="P7" draw:layer="layout" svg:width="2.373cm" svg:height="1.9cm" svg:x="13.547cm" svg:y="22cm">
                <text:p/>
              </draw:rect>
              <draw:line draw:style-name="gr23" draw:text-style-name="P7" draw:layer="layout" svg:x1="48.13cm" svg:y1="14.85cm" svg:x2="47.77cm" svg:y2="16.2cm">
                <text:p/>
              </draw:line>
              <draw:line draw:style-name="gr23" draw:text-style-name="P7" draw:layer="layout" svg:x1="47.77cm" svg:y1="16.2cm" svg:x2="46.942cm" svg:y2="17.4cm">
                <text:p/>
              </draw:line>
              <draw:line draw:style-name="gr23" draw:text-style-name="P7" draw:layer="layout" svg:x1="46.942cm" svg:y1="17.4cm" svg:x2="43.821cm" svg:y2="19.5cm">
                <text:p/>
              </draw:line>
              <draw:line draw:style-name="gr23" draw:text-style-name="P7" draw:layer="layout" svg:x1="43.821cm" svg:y1="19.5cm" svg:x2="43.801cm" svg:y2="23.605cm">
                <text:p/>
              </draw:line>
              <draw:line draw:style-name="gr23" draw:text-style-name="P7" draw:layer="layout" svg:x1="43.82cm" svg:y1="19.7cm" svg:x2="43.42cm" svg:y2="20cm">
                <text:p/>
              </draw:line>
              <draw:line draw:style-name="gr23" draw:text-style-name="P7" draw:layer="layout" svg:x1="43.42cm" svg:y1="20cm" svg:x2="43.269cm" svg:y2="20.2cm">
                <text:p/>
              </draw:line>
              <draw:line draw:style-name="gr23" draw:text-style-name="P7" draw:layer="layout" svg:x1="43.269cm" svg:y1="20.2cm" svg:x2="43.12cm" svg:y2="20.549cm">
                <text:p/>
              </draw:line>
              <draw:line draw:style-name="gr23" draw:text-style-name="P7" draw:layer="layout" svg:x1="43.12cm" svg:y1="20.55cm" svg:x2="43.12cm" svg:y2="23.606cm">
                <text:p/>
              </draw:line>
              <draw:line draw:style-name="gr23" draw:text-style-name="P7" draw:layer="layout" svg:x1="43.12cm" svg:y1="23.606cm" svg:x2="45.171cm" svg:y2="23.606cm">
                <text:p/>
              </draw:line>
              <draw:rect draw:style-name="gr11" draw:text-style-name="P7" draw:layer="layout" svg:width="1.643cm" svg:height="2.315cm" svg:x="14.01cm" svg:y="14.268cm">
                <text:p/>
              </draw:rect>
              <draw:line draw:style-name="gr21" draw:text-style-name="P7" draw:layer="layout" svg:x1="16.47cm" svg:y1="13.238cm" svg:x2="16.47cm" svg:y2="14cm">
                <text:p/>
              </draw:line>
              <draw:line draw:style-name="gr9" draw:text-style-name="P7" draw:layer="layout" svg:x1="25.52cm" svg:y1="32.652cm" svg:x2="25.52cm" svg:y2="30.896cm">
                <text:p/>
              </draw:line>
              <draw:line draw:style-name="gr9" draw:text-style-name="P7" draw:layer="layout" svg:x1="27.052cm" svg:y1="32.649cm" svg:x2="24.336cm" svg:y2="32.649cm">
                <text:p/>
              </draw:line>
              <draw:line draw:style-name="gr9" draw:text-style-name="P7" draw:layer="layout" svg:x1="25.52cm" svg:y1="31.797cm" svg:x2="24.336cm" svg:y2="31.797cm">
                <text:p/>
              </draw:line>
              <draw:line draw:style-name="gr9" draw:text-style-name="P7" draw:layer="layout" svg:x1="27.052cm" svg:y1="30.896cm" svg:x2="26.62cm" svg:y2="30.896cm">
                <text:p/>
              </draw:line>
              <draw:line draw:style-name="gr9" draw:text-style-name="P7" draw:layer="layout" svg:x1="20.445cm" svg:y1="29.869cm" svg:x2="25.411cm" svg:y2="29.869cm">
                <text:p/>
              </draw:line>
              <draw:line draw:style-name="gr9" draw:text-style-name="P7" draw:layer="layout" svg:x1="23.738cm" svg:y1="27.527cm" svg:x2="23.736cm" svg:y2="29.869cm">
                <text:p/>
              </draw:line>
              <draw:line draw:style-name="gr9" draw:text-style-name="P7" draw:layer="layout" svg:x1="22.124cm" svg:y1="27.527cm" svg:x2="22.122cm" svg:y2="29.869cm">
                <text:p/>
              </draw:line>
              <draw:line draw:style-name="gr9" draw:text-style-name="P7" draw:layer="layout" svg:x1="31.281cm" svg:y1="12.089cm" svg:x2="31.281cm" svg:y2="10.456cm">
                <text:p/>
              </draw:line>
              <draw:line draw:style-name="gr9" draw:text-style-name="P7" draw:layer="layout" svg:x1="31.281cm" svg:y1="13.233cm" svg:x2="31.281cm" svg:y2="12.722cm">
                <text:p/>
              </draw:line>
              <draw:line draw:style-name="gr9" draw:text-style-name="P7" draw:layer="layout" svg:x1="31.282cm" svg:y1="11.639cm" svg:x2="29.574cm" svg:y2="11.636cm">
                <text:p/>
              </draw:line>
              <draw:line draw:style-name="gr9" draw:text-style-name="P7" draw:layer="layout" svg:x1="31.282cm" svg:y1="10.467cm" svg:x2="29.574cm" svg:y2="10.464cm">
                <text:p/>
              </draw:line>
            </draw:g>
            <draw:g>
              <draw:g>
                <draw:line draw:style-name="gr7" draw:text-style-name="P7" draw:layer="layout" svg:x1="17.622cm" svg:y1="14.156cm" svg:x2="17.622cm" svg:y2="15.205cm">
                  <text:p/>
                </draw:line>
                <draw:line draw:style-name="gr7" draw:text-style-name="P7" draw:layer="layout" svg:x1="18.572cm" svg:y1="14.156cm" svg:x2="17.622cm" svg:y2="14.156cm">
                  <text:p/>
                </draw:line>
                <draw:line draw:style-name="gr7" draw:text-style-name="P7" draw:layer="layout" svg:x1="18.572cm" svg:y1="14.157cm" svg:x2="18.572cm" svg:y2="15.206cm">
                  <text:p/>
                </draw:line>
                <draw:line draw:style-name="gr7" draw:text-style-name="P7" draw:layer="layout" svg:x1="18.572cm" svg:y1="14.156cm" svg:x2="17.622cm" svg:y2="15.205cm">
                  <text:p/>
                </draw:line>
                <draw:line draw:style-name="gr7" draw:text-style-name="P7" draw:layer="layout" svg:x1="18.572cm" svg:y1="15.205cm" svg:x2="17.622cm" svg:y2="15.205cm">
                  <text:p/>
                </draw:line>
                <draw:line draw:style-name="gr7" draw:text-style-name="P7" draw:layer="layout" svg:x1="18.572cm" svg:y1="15.205cm" svg:x2="17.622cm" svg:y2="14.156cm">
                  <text:p/>
                </draw:line>
              </draw:g>
              <draw:g>
                <draw:line draw:style-name="gr7" draw:text-style-name="P7" draw:layer="layout" svg:x1="17.747cm" svg:y1="15.199cm" svg:x2="17.747cm" svg:y2="15.306cm">
                  <text:p/>
                </draw:line>
                <draw:line draw:style-name="gr7" draw:text-style-name="P7" draw:layer="layout" svg:x1="18.447cm" svg:y1="15.199cm" svg:x2="18.447cm" svg:y2="15.306cm">
                  <text:p/>
                </draw:line>
              </draw:g>
            </draw:g>
            <draw:g>
              <draw:line draw:style-name="gr7" draw:text-style-name="P7" draw:layer="layout" svg:x1="24.032cm" svg:y1="14.699cm" svg:x2="24.032cm" svg:y2="16.506cm">
                <text:p/>
              </draw:line>
              <draw:line draw:style-name="gr7" draw:text-style-name="P7" draw:layer="layout" svg:x1="25.482cm" svg:y1="14.699cm" svg:x2="25.482cm" svg:y2="16.506cm">
                <text:p/>
              </draw:line>
              <draw:line draw:style-name="gr7" draw:text-style-name="P7" draw:layer="layout" svg:x1="25.482cm" svg:y1="14.866cm" svg:x2="24.812cm" svg:y2="14.866cm">
                <text:p/>
              </draw:line>
              <draw:g>
                <draw:line draw:style-name="gr7" draw:text-style-name="P7" draw:layer="layout" svg:x1="24.692cm" svg:y1="14.866cm" svg:x2="24.692cm" svg:y2="16.216cm">
                  <text:p/>
                </draw:line>
                <draw:line draw:style-name="gr7" draw:text-style-name="P7" draw:layer="layout" svg:x1="24.812cm" svg:y1="14.866cm" svg:x2="24.812cm" svg:y2="16.216cm">
                  <text:p/>
                </draw:line>
                <draw:line draw:style-name="gr7" draw:text-style-name="P7" draw:layer="layout" svg:x1="24.812cm" svg:y1="14.866cm" svg:x2="24.692cm" svg:y2="14.866cm">
                  <text:p/>
                </draw:line>
                <draw:line draw:style-name="gr7" draw:text-style-name="P7" draw:layer="layout" svg:x1="24.812cm" svg:y1="16.216cm" svg:x2="24.692cm" svg:y2="16.216cm">
                  <text:p/>
                </draw:line>
              </draw:g>
              <draw:line draw:style-name="gr7" draw:text-style-name="P7" draw:layer="layout" svg:x1="25.482cm" svg:y1="14.989cm" svg:x2="24.812cm" svg:y2="14.989cm">
                <text:p/>
              </draw:line>
              <draw:line draw:style-name="gr7" draw:text-style-name="P7" draw:layer="layout" svg:x1="25.482cm" svg:y1="15.111cm" svg:x2="24.812cm" svg:y2="15.111cm">
                <text:p/>
              </draw:line>
              <draw:line draw:style-name="gr7" draw:text-style-name="P7" draw:layer="layout" svg:x1="25.482cm" svg:y1="15.234cm" svg:x2="24.812cm" svg:y2="15.234cm">
                <text:p/>
              </draw:line>
              <draw:line draw:style-name="gr7" draw:text-style-name="P7" draw:layer="layout" svg:x1="25.482cm" svg:y1="15.357cm" svg:x2="24.812cm" svg:y2="15.357cm">
                <text:p/>
              </draw:line>
              <draw:line draw:style-name="gr7" draw:text-style-name="P7" draw:layer="layout" svg:x1="25.482cm" svg:y1="15.48cm" svg:x2="24.812cm" svg:y2="15.48cm">
                <text:p/>
              </draw:line>
              <draw:line draw:style-name="gr7" draw:text-style-name="P7" draw:layer="layout" svg:x1="25.482cm" svg:y1="15.602cm" svg:x2="24.812cm" svg:y2="15.602cm">
                <text:p/>
              </draw:line>
              <draw:line draw:style-name="gr7" draw:text-style-name="P7" draw:layer="layout" svg:x1="25.482cm" svg:y1="15.725cm" svg:x2="24.812cm" svg:y2="15.725cm">
                <text:p/>
              </draw:line>
              <draw:line draw:style-name="gr7" draw:text-style-name="P7" draw:layer="layout" svg:x1="25.482cm" svg:y1="15.848cm" svg:x2="24.812cm" svg:y2="15.848cm">
                <text:p/>
              </draw:line>
              <draw:line draw:style-name="gr7" draw:text-style-name="P7" draw:layer="layout" svg:x1="25.482cm" svg:y1="15.971cm" svg:x2="24.812cm" svg:y2="15.971cm">
                <text:p/>
              </draw:line>
              <draw:line draw:style-name="gr7" draw:text-style-name="P7" draw:layer="layout" svg:x1="25.482cm" svg:y1="16.093cm" svg:x2="24.812cm" svg:y2="16.093cm">
                <text:p/>
              </draw:line>
              <draw:line draw:style-name="gr7" draw:text-style-name="P7" draw:layer="layout" svg:x1="24.702cm" svg:y1="14.989cm" svg:x2="24.032cm" svg:y2="14.989cm">
                <text:p/>
              </draw:line>
              <draw:line draw:style-name="gr7" draw:text-style-name="P7" draw:layer="layout" svg:x1="24.702cm" svg:y1="15.111cm" svg:x2="24.032cm" svg:y2="15.111cm">
                <text:p/>
              </draw:line>
              <draw:line draw:style-name="gr7" draw:text-style-name="P7" draw:layer="layout" svg:x1="24.702cm" svg:y1="15.234cm" svg:x2="24.032cm" svg:y2="15.234cm">
                <text:p/>
              </draw:line>
              <draw:line draw:style-name="gr7" draw:text-style-name="P7" draw:layer="layout" svg:x1="24.702cm" svg:y1="15.357cm" svg:x2="24.032cm" svg:y2="15.357cm">
                <text:p/>
              </draw:line>
              <draw:line draw:style-name="gr7" draw:text-style-name="P7" draw:layer="layout" svg:x1="24.702cm" svg:y1="15.48cm" svg:x2="24.032cm" svg:y2="15.48cm">
                <text:p/>
              </draw:line>
              <draw:line draw:style-name="gr7" draw:text-style-name="P7" draw:layer="layout" svg:x1="24.702cm" svg:y1="15.602cm" svg:x2="24.032cm" svg:y2="15.602cm">
                <text:p/>
              </draw:line>
              <draw:line draw:style-name="gr7" draw:text-style-name="P7" draw:layer="layout" svg:x1="24.702cm" svg:y1="15.725cm" svg:x2="24.032cm" svg:y2="15.725cm">
                <text:p/>
              </draw:line>
              <draw:line draw:style-name="gr7" draw:text-style-name="P7" draw:layer="layout" svg:x1="24.702cm" svg:y1="15.848cm" svg:x2="24.032cm" svg:y2="15.848cm">
                <text:p/>
              </draw:line>
              <draw:line draw:style-name="gr7" draw:text-style-name="P7" draw:layer="layout" svg:x1="24.702cm" svg:y1="15.971cm" svg:x2="24.032cm" svg:y2="15.971cm">
                <text:p/>
              </draw:line>
              <draw:line draw:style-name="gr7" draw:text-style-name="P7" draw:layer="layout" svg:x1="24.702cm" svg:y1="16.216cm" svg:x2="24.032cm" svg:y2="16.216cm">
                <text:p/>
              </draw:line>
              <draw:line draw:style-name="gr7" draw:text-style-name="P7" draw:layer="layout" svg:x1="24.702cm" svg:y1="16.093cm" svg:x2="24.032cm" svg:y2="16.093cm">
                <text:p/>
              </draw:line>
            </draw:g>
            <draw:g>
              <draw:line draw:style-name="gr7" draw:text-style-name="P7" draw:layer="layout" svg:x1="15.752cm" svg:y1="14.699cm" svg:x2="15.752cm" svg:y2="16.506cm">
                <text:p/>
              </draw:line>
              <draw:line draw:style-name="gr7" draw:text-style-name="P7" draw:layer="layout" svg:x1="17.202cm" svg:y1="14.699cm" svg:x2="17.202cm" svg:y2="16.506cm">
                <text:p/>
              </draw:line>
              <draw:line draw:style-name="gr7" draw:text-style-name="P7" draw:layer="layout" svg:x1="17.202cm" svg:y1="14.866cm" svg:x2="16.532cm" svg:y2="14.866cm">
                <text:p/>
              </draw:line>
              <draw:g>
                <draw:line draw:style-name="gr7" draw:text-style-name="P7" draw:layer="layout" svg:x1="16.412cm" svg:y1="14.866cm" svg:x2="16.412cm" svg:y2="16.216cm">
                  <text:p/>
                </draw:line>
                <draw:line draw:style-name="gr7" draw:text-style-name="P7" draw:layer="layout" svg:x1="16.532cm" svg:y1="14.866cm" svg:x2="16.532cm" svg:y2="16.216cm">
                  <text:p/>
                </draw:line>
                <draw:line draw:style-name="gr7" draw:text-style-name="P7" draw:layer="layout" svg:x1="16.532cm" svg:y1="14.866cm" svg:x2="16.412cm" svg:y2="14.866cm">
                  <text:p/>
                </draw:line>
                <draw:line draw:style-name="gr7" draw:text-style-name="P7" draw:layer="layout" svg:x1="16.532cm" svg:y1="16.216cm" svg:x2="16.412cm" svg:y2="16.216cm">
                  <text:p/>
                </draw:line>
              </draw:g>
              <draw:line draw:style-name="gr7" draw:text-style-name="P7" draw:layer="layout" svg:x1="17.202cm" svg:y1="14.989cm" svg:x2="16.532cm" svg:y2="14.989cm">
                <text:p/>
              </draw:line>
              <draw:line draw:style-name="gr7" draw:text-style-name="P7" draw:layer="layout" svg:x1="17.202cm" svg:y1="15.111cm" svg:x2="16.532cm" svg:y2="15.111cm">
                <text:p/>
              </draw:line>
              <draw:line draw:style-name="gr7" draw:text-style-name="P7" draw:layer="layout" svg:x1="17.202cm" svg:y1="15.234cm" svg:x2="16.532cm" svg:y2="15.234cm">
                <text:p/>
              </draw:line>
              <draw:line draw:style-name="gr7" draw:text-style-name="P7" draw:layer="layout" svg:x1="17.202cm" svg:y1="15.357cm" svg:x2="16.532cm" svg:y2="15.357cm">
                <text:p/>
              </draw:line>
              <draw:line draw:style-name="gr7" draw:text-style-name="P7" draw:layer="layout" svg:x1="17.202cm" svg:y1="15.48cm" svg:x2="16.532cm" svg:y2="15.48cm">
                <text:p/>
              </draw:line>
              <draw:line draw:style-name="gr7" draw:text-style-name="P7" draw:layer="layout" svg:x1="17.202cm" svg:y1="15.602cm" svg:x2="16.532cm" svg:y2="15.602cm">
                <text:p/>
              </draw:line>
              <draw:line draw:style-name="gr7" draw:text-style-name="P7" draw:layer="layout" svg:x1="17.202cm" svg:y1="15.725cm" svg:x2="16.532cm" svg:y2="15.725cm">
                <text:p/>
              </draw:line>
              <draw:line draw:style-name="gr7" draw:text-style-name="P7" draw:layer="layout" svg:x1="17.202cm" svg:y1="15.848cm" svg:x2="16.532cm" svg:y2="15.848cm">
                <text:p/>
              </draw:line>
              <draw:line draw:style-name="gr7" draw:text-style-name="P7" draw:layer="layout" svg:x1="17.202cm" svg:y1="15.971cm" svg:x2="16.532cm" svg:y2="15.971cm">
                <text:p/>
              </draw:line>
              <draw:line draw:style-name="gr7" draw:text-style-name="P7" draw:layer="layout" svg:x1="17.202cm" svg:y1="16.093cm" svg:x2="16.532cm" svg:y2="16.093cm">
                <text:p/>
              </draw:line>
              <draw:line draw:style-name="gr7" draw:text-style-name="P7" draw:layer="layout" svg:x1="16.422cm" svg:y1="14.989cm" svg:x2="15.752cm" svg:y2="14.989cm">
                <text:p/>
              </draw:line>
              <draw:line draw:style-name="gr7" draw:text-style-name="P7" draw:layer="layout" svg:x1="16.422cm" svg:y1="15.111cm" svg:x2="15.752cm" svg:y2="15.111cm">
                <text:p/>
              </draw:line>
              <draw:line draw:style-name="gr7" draw:text-style-name="P7" draw:layer="layout" svg:x1="16.422cm" svg:y1="15.234cm" svg:x2="15.752cm" svg:y2="15.234cm">
                <text:p/>
              </draw:line>
              <draw:line draw:style-name="gr7" draw:text-style-name="P7" draw:layer="layout" svg:x1="16.422cm" svg:y1="15.357cm" svg:x2="15.752cm" svg:y2="15.357cm">
                <text:p/>
              </draw:line>
              <draw:line draw:style-name="gr7" draw:text-style-name="P7" draw:layer="layout" svg:x1="16.422cm" svg:y1="15.48cm" svg:x2="15.752cm" svg:y2="15.48cm">
                <text:p/>
              </draw:line>
              <draw:line draw:style-name="gr7" draw:text-style-name="P7" draw:layer="layout" svg:x1="16.422cm" svg:y1="15.602cm" svg:x2="15.752cm" svg:y2="15.602cm">
                <text:p/>
              </draw:line>
              <draw:line draw:style-name="gr7" draw:text-style-name="P7" draw:layer="layout" svg:x1="16.422cm" svg:y1="15.725cm" svg:x2="15.752cm" svg:y2="15.725cm">
                <text:p/>
              </draw:line>
              <draw:line draw:style-name="gr7" draw:text-style-name="P7" draw:layer="layout" svg:x1="16.422cm" svg:y1="15.848cm" svg:x2="15.752cm" svg:y2="15.848cm">
                <text:p/>
              </draw:line>
              <draw:line draw:style-name="gr7" draw:text-style-name="P7" draw:layer="layout" svg:x1="16.422cm" svg:y1="15.971cm" svg:x2="15.752cm" svg:y2="15.971cm">
                <text:p/>
              </draw:line>
              <draw:line draw:style-name="gr7" draw:text-style-name="P7" draw:layer="layout" svg:x1="16.422cm" svg:y1="16.216cm" svg:x2="15.752cm" svg:y2="16.216cm">
                <text:p/>
              </draw:line>
              <draw:line draw:style-name="gr7" draw:text-style-name="P7" draw:layer="layout" svg:x1="16.422cm" svg:y1="16.093cm" svg:x2="15.752cm" svg:y2="16.093cm">
                <text:p/>
              </draw:line>
            </draw:g>
            <draw:custom-shape draw:style-name="gr24" draw:text-style-name="P8" draw:layer="layout" svg:width="1.431cm" svg:height="0.23cm" svg:x="27.872cm" svg:y="11.4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9" draw:layer="layout" svg:width="1.447cm" svg:height="0.231cm" svg:x="29.924cm" svg:y="9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0" draw:layer="layout" svg:width="1.449cm" svg:height="0.23cm" svg:x="33.575cm" svg:y="11.4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10" draw:layer="layout" svg:width="1.435cm" svg:height="0.231cm" svg:x="33.479cm" svg:y="12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1" draw:layer="layout" svg:width="1.435cm" svg:height="0.231cm" svg:x="33.479cm" svg:y="14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1" draw:layer="layout" svg:width="1.435cm" svg:height="0.231cm" svg:x="33.479cm" svg:y="15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2" draw:layer="layout" svg:width="1.446cm" svg:height="0.231cm" svg:x="29.885cm" svg:y="12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0" draw:layer="layout" svg:width="1.446cm" svg:height="0.231cm" svg:x="35.861cm" svg:y="12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9" draw:layer="layout" svg:width="1.449cm" svg:height="0.231cm" svg:x="37.408cm" svg:y="9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3" draw:layer="layout" svg:width="0.841cm" svg:height="0.231cm" svg:x="38.66cm" svg:y="12.9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8" draw:layer="layout" svg:width="0.842cm" svg:height="0.23cm" svg:x="39.059cm" svg:y="14.2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8" draw:layer="layout" svg:width="0.853cm" svg:height="0.23cm" svg:x="37.469cm" svg:y="14.9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2cm" svg:x="12.8cm" svg:y="11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9" draw:layer="layout" svg:width="1.435cm" svg:height="0.232cm" svg:x="14.995cm" svg:y="11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9" draw:layer="layout" svg:width="1.435cm" svg:height="0.23cm" svg:x="17.302cm" svg:y="11.6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9" draw:layer="layout" svg:width="1.435cm" svg:height="0.231cm" svg:x="17.302cm" svg:y="10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1" draw:layer="layout" svg:width="1.416cm" svg:height="0.232cm" svg:x="19.226cm" svg:y="11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0" draw:layer="layout" svg:width="1.254cm" svg:height="0.232cm" svg:x="18.681cm" svg:y="9.4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0" draw:layer="layout" svg:width="1.264cm" svg:height="0.232cm" svg:x="15.85cm" svg:y="9.4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12" draw:layer="layout" svg:width="1.437cm" svg:height="0.211cm" draw:transform="rotate (1.5707963267949) translate (13.55cm 15.1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12" draw:layer="layout" svg:width="1.433cm" svg:height="0.211cm" draw:transform="rotate (1.5707963267949) translate (13.55cm 17.9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1" draw:layer="layout" svg:width="1.435cm" svg:height="0.232cm" svg:x="21.369cm" svg:y="11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8" draw:layer="layout" svg:width="1.194cm" svg:height="0.272cm" draw:transform="rotate (1.5707963267949) translate (12.164cm 11.4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8" draw:layer="layout" svg:width="1.188cm" svg:height="0.272cm" draw:transform="rotate (1.5707963267949) translate (12.164cm 16.3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3" draw:layer="layout" svg:width="1.192cm" svg:height="0.272cm" draw:transform="rotate (1.5707963267949) translate (12.164cm 19.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3" draw:layer="layout" svg:width="1.191cm" svg:height="0.272cm" draw:transform="rotate (1.5707963267949) translate (12.164cm 21.5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6" draw:text-style-name="P11" draw:layer="layout" svg:width="0.8cm" svg:height="0.23cm" svg:x="21.695cm" svg:y="26.5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9" draw:layer="layout" svg:width="0.862cm" svg:height="0.231cm" svg:x="14.606cm" svg:y="19.0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13" draw:layer="layout" svg:width="1.19cm" svg:height="0.272cm" draw:transform="rotate (1.5707963267949) translate (12.164cm 23.8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9" draw:layer="layout" svg:width="1.398cm" svg:height="0.231cm" svg:x="19.226cm" svg:y="25.2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2" draw:layer="layout" svg:width="1.404cm" svg:height="0.232cm" svg:x="15.662cm" svg:y="26.3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1" draw:layer="layout" svg:width="1.398cm" svg:height="0.232cm" svg:x="12.818cm" svg:y="25.8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8" draw:layer="layout" svg:width="1.417cm" svg:height="0.232cm" svg:x="18.518cm" svg:y="26.3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2" draw:layer="layout" svg:width="1.404cm" svg:height="0.231cm" svg:x="15.662cm" svg:y="28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1" draw:layer="layout" svg:width="1.398cm" svg:height="0.231cm" svg:x="12.818cm" svg:y="28.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8" draw:layer="layout" svg:width="1.417cm" svg:height="0.231cm" svg:x="18.518cm" svg:y="28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2" draw:layer="layout" svg:width="1.404cm" svg:height="0.232cm" svg:x="15.7cm" svg:y="30.2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8" draw:layer="layout" svg:width="1.417cm" svg:height="0.232cm" svg:x="18.518cm" svg:y="30.9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1" draw:layer="layout" svg:width="1.398cm" svg:height="0.232cm" svg:x="12.818cm" svg:y="30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3" draw:text-style-name="P11" draw:layer="layout" svg:width="0.856cm" svg:height="0.272cm" draw:transform="rotate (1.5707963267949) translate (21.097cm 29.1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10" draw:layer="layout" svg:width="0.85cm" svg:height="0.254cm" draw:transform="rotate (1.5707963267949) translate (12.182cm 27.1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10" draw:layer="layout" svg:width="0.857cm" svg:height="0.254cm" draw:transform="rotate (1.5707963267949) translate (12.182cm 31.4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3" draw:layer="layout" svg:width="1.163cm" svg:height="0.23cm" svg:x="23.62cm" svg:y="26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11" draw:layer="layout" svg:width="0.856cm" svg:height="0.199cm" draw:transform="rotate (1.5707963267949) translate (22.804cm 29.1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11" draw:layer="layout" svg:width="0.856cm" svg:height="0.217cm" draw:transform="rotate (1.5707963267949) translate (24.401cm 29.1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" draw:text-style-name="P10" draw:layer="layout" svg:width="1.378cm" svg:height="0.232cm" svg:x="21.369cm" svg:y="31.2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" draw:text-style-name="P10" draw:layer="layout" svg:width="1.253cm" svg:height="0.232cm" svg:x="12.986cm" svg:y="9.4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9" draw:layer="layout" svg:width="0.865cm" svg:height="0.23cm" svg:x="14.606cm" svg:y="20.6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14" draw:layer="layout" svg:width="1.235cm" svg:height="0.232cm" svg:x="40.374cm" svg:y="8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14" draw:layer="layout" svg:width="1.235cm" svg:height="0.232cm" svg:x="42.532cm" svg:y="8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14" draw:layer="layout" svg:width="1.235cm" svg:height="0.232cm" svg:x="44.898cm" svg:y="8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" draw:text-style-name="P9" draw:layer="layout" svg:width="0.93cm" svg:height="0.232cm" draw:transform="rotate (1.46607657167524) translate (46.7cm 9.0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3" draw:text-style-name="P13" draw:layer="layout" svg:width="0.93cm" svg:height="0.232cm" draw:transform="rotate (0.750491578357562) translate (44.664cm 15.7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3" draw:text-style-name="P13" draw:layer="layout" svg:width="0.93cm" svg:height="0.232cm" draw:transform="rotate (0.750491578357562) translate (45.867cm 14.5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13" draw:layer="layout" svg:width="0.858cm" svg:height="0.23cm" svg:x="29.493cm" svg:y="18.3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40.283cm" svg:y="22.3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40.283cm" svg:y="19.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8" draw:layer="layout" svg:width="0.858cm" svg:height="0.23cm" draw:transform="rotate (1.46607657167524) translate (44.885cm 27.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12" draw:layer="layout" svg:width="0.858cm" svg:height="0.23cm" draw:transform="rotate (1.46607657167524) translate (44.482cm 30.4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8" draw:text-style-name="P13" draw:layer="layout" svg:width="1.43cm" svg:height="0.23cm" draw:transform="rotate (1.48352986419518) translate (43.889cm 28.7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41.8cm" svg:y="32.4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41.8cm" svg:y="30.9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41.332cm" svg:y="33.3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39.187cm" svg:y="33.3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37.046cm" svg:y="33.3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37.774cm" svg:y="32.4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38.472cm" svg:y="31.0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cm" svg:x="34.897cm" svg:y="32.4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34.212cm" svg:y="33.3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cm" svg:x="34.91cm" svg:y="31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cm" svg:x="31.963cm" svg:y="32.4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cm" svg:x="31.946cm" svg:y="31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31.326cm" svg:y="33.3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1" draw:layer="layout" svg:width="1.398cm" svg:height="0.232cm" svg:x="12.818cm" svg:y="32.4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2" draw:layer="layout" svg:width="1.404cm" svg:height="0.232cm" svg:x="16.38cm" svg:y="32.4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8" draw:layer="layout" svg:width="1.417cm" svg:height="0.232cm" svg:x="18.518cm" svg:y="32.4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" draw:text-style-name="P10" draw:layer="layout" svg:width="1.378cm" svg:height="0.232cm" svg:x="21.369cm" svg:y="32.4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8" draw:layer="layout" svg:width="1.4cm" svg:height="0.232cm" draw:transform="rotate (1.5707963267949) translate (27.038cm 32.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8" draw:layer="layout" svg:width="1.4cm" svg:height="0.232cm" svg:x="28.505cm" svg:y="31.2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8" draw:layer="layout" svg:width="1.4cm" svg:height="0.232cm" svg:x="28.505cm" svg:y="32.4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13" draw:layer="layout" svg:width="1.4cm" svg:height="0.232cm" svg:x="26.36cm" svg:y="33.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13" draw:layer="layout" svg:width="1.4cm" svg:height="0.232cm" svg:x="28.505cm" svg:y="33.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12" draw:layer="layout" svg:width="1.4cm" svg:height="0.232cm" svg:x="26.793cm" svg:y="28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12" draw:layer="layout" svg:width="1.4cm" svg:height="0.232cm" svg:x="26.793cm" svg:y="27.7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12" draw:layer="layout" svg:width="1.4cm" svg:height="0.232cm" svg:x="26.793cm" svg:y="26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12" draw:layer="layout" svg:width="1.4cm" svg:height="0.232cm" svg:x="26.793cm" svg:y="26.1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12" draw:layer="layout" svg:width="1.4cm" svg:height="0.232cm" svg:x="26.793cm" svg:y="25.2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9" draw:layer="layout" svg:width="0.857cm" svg:height="0.254cm" svg:x="13.513cm" svg:y="33.3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9" draw:layer="layout" svg:width="0.857cm" svg:height="0.254cm" svg:x="16.572cm" svg:y="33.3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9" draw:layer="layout" svg:width="0.857cm" svg:height="0.254cm" svg:x="19.041cm" svg:y="33.3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9" draw:layer="layout" svg:width="0.857cm" svg:height="0.254cm" svg:x="21.992cm" svg:y="33.3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10" draw:layer="layout" svg:width="0.858cm" svg:height="0.23cm" draw:transform="rotate (1.5707963267949) translate (28.169cm 16.9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11" draw:layer="layout" svg:width="0.858cm" svg:height="0.23cm" draw:transform="rotate (1.5707963267949) translate (26.451cm 16.9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1" draw:layer="layout" svg:width="1.435cm" svg:height="0.232cm" draw:transform="rotate (1.5707963267949) translate (24.408cm 12.2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3" draw:layer="layout" svg:width="1.447cm" svg:height="0.231cm" svg:x="21.004cm" svg:y="9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3" draw:layer="layout" svg:width="1.449cm" svg:height="0.231cm" svg:x="23.227cm" svg:y="9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3" draw:layer="layout" svg:width="1.447cm" svg:height="0.231cm" svg:x="25.483cm" svg:y="9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3" draw:layer="layout" svg:width="1.449cm" svg:height="0.231cm" svg:x="27.706cm" svg:y="9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8" draw:layer="layout" svg:width="1.431cm" svg:height="0.23cm" svg:x="25.983cm" svg:y="11.4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9" draw:layer="layout" svg:width="0.855cm" svg:height="0.231cm" svg:x="23.438cm" svg:y="18.3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9" draw:layer="layout" svg:width="0.855cm" svg:height="0.231cm" svg:x="26.802cm" svg:y="18.3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13" draw:layer="layout" svg:width="0.858cm" svg:height="0.23cm" svg:x="31.729cm" svg:y="18.3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13" draw:layer="layout" svg:width="0.858cm" svg:height="0.23cm" svg:x="33.926cm" svg:y="18.3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13" draw:layer="layout" svg:width="0.858cm" svg:height="0.23cm" svg:x="35.798cm" svg:y="18.3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1" draw:layer="layout" svg:width="1.435cm" svg:height="0.231cm" svg:x="31.438cm" svg:y="15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1" draw:layer="layout" svg:width="1.435cm" svg:height="0.231cm" svg:x="31.438cm" svg:y="16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9" draw:layer="layout" svg:width="1.435cm" svg:height="0.231cm" svg:x="36.183cm" svg:y="16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0" draw:layer="layout" svg:width="1.449cm" svg:height="0.23cm" svg:x="35.993cm" svg:y="11.4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9" draw:layer="layout" svg:width="1.449cm" svg:height="0.231cm" svg:x="34.011cm" svg:y="9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9" draw:layer="layout" svg:width="1.435cm" svg:height="0.231cm" svg:x="38.411cm" svg:y="16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12" draw:layer="layout" svg:width="1.449cm" svg:height="0.23cm" svg:x="40.68cm" svg:y="10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12" draw:layer="layout" svg:width="1.449cm" svg:height="0.23cm" svg:x="44.482cm" svg:y="10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12" draw:layer="layout" svg:width="1.449cm" svg:height="0.23cm" svg:x="44.482cm" svg:y="11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0" draw:layer="layout" svg:width="1.449cm" svg:height="0.23cm" svg:x="41.063cm" svg:y="12.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0" draw:layer="layout" svg:width="1.449cm" svg:height="0.23cm" svg:x="41.063cm" svg:y="14.2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0" draw:layer="layout" svg:width="1.449cm" svg:height="0.23cm" svg:x="43.442cm" svg:y="12.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0" draw:layer="layout" svg:width="1.449cm" svg:height="0.23cm" svg:x="43.462cm" svg:y="14.5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1" draw:layer="layout" svg:width="1.435cm" svg:height="0.231cm" svg:x="41.115cm" svg:y="16.0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1" draw:layer="layout" svg:width="1.435cm" svg:height="0.231cm" svg:x="41.115cm" svg:y="17.2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12" draw:layer="layout" svg:width="1.435cm" svg:height="0.231cm" svg:x="38.411cm" svg:y="18.3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cm" svg:x="40.283cm" svg:y="26.7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13" draw:layer="layout" svg:width="1.4cm" svg:height="0.232cm" svg:x="23.903cm" svg:y="33.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2" draw:text-style-name="P10" draw:layer="layout" svg:width="0.8cm" svg:height="0.23cm" svg:x="23.454cm" svg:y="24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9" draw:layer="layout" svg:width="0.865cm" svg:height="0.23cm" svg:x="14.606cm" svg:y="22.6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3" draw:text-style-name="P13" draw:layer="layout" svg:width="1.441cm" svg:height="0.231cm" draw:transform="rotate (1.5707963267949) translate (17.074cm 19.8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3" draw:text-style-name="P13" draw:layer="layout" svg:width="1.441cm" svg:height="0.231cm" draw:transform="rotate (1.5707963267949) translate (18.417cm 19.8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10" draw:layer="layout" svg:width="1.188cm" svg:height="0.272cm" draw:transform="rotate (1.5707963267949) translate (14.998cm 16.3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1" draw:text-style-name="P1" draw:layer="layout" svg:width="14.149cm" svg:height="9.949cm" svg:x="20.35cm" svg:y="23.609cm" svg:viewBox="0 0 14150 9950" draw:points="0,0 0,8200 2300,8200 2300,9950 14150,9950 14150,8200 10900,8200 10900,6260 10208,6263 10203,0">
              <text:p/>
            </draw:polygon>
            <draw:polygon draw:style-name="gr2" draw:text-style-name="P2" draw:layer="layout" svg:width="12.249cm" svg:height="9.949cm" svg:x="10.4cm" svg:y="23.609cm" svg:viewBox="0 0 12250 9950" draw:points="0,9950 0,750 2650,750 2650,0 9950,0 9950,8200 12250,8200 12250,9950">
              <text:p/>
            </draw:polygon>
            <draw:polygon draw:style-name="gr3" draw:text-style-name="P3" draw:layer="layout" svg:width="19.448cm" svg:height="16.317cm" svg:x="10.421cm" svg:y="8.041cm" svg:viewBox="0 0 19449 16318" draw:points="29,4 19449,0 19449,1715 15230,1715 15230,5209 5231,5209 5231,9565 10916,9573 10916,11564 9479,11564 6379,13368 5929,14068 5929,15568 2629,15568 2629,16318 0,16318">
              <text:p/>
            </draw:polygon>
            <draw:polygon draw:style-name="gr4" draw:text-style-name="P4" draw:layer="layout" svg:width="18.248cm" svg:height="12.907cm" svg:x="30.75cm" svg:y="6.699cm" svg:viewBox="0 0 18249 12908" draw:points="9212,5251 9351,5252 9350,7165 6200,7164 5300,8901 4450,8901 4450,10901 0,10901 0,12908 9078,12898 9050,8901 9351,8901 9350,9410 10300,9410 10300,10910 12000,10910 12000,10410 13050,10910 15400,10260 15900,10060 16600,9510 17050,8910 17380,8151 18249,7 7494,0 7494,1351 9212,3056">
              <text:p/>
            </draw:polygon>
            <draw:polygon draw:style-name="gr5" draw:text-style-name="P5" draw:layer="layout" svg:width="18.763cm" svg:height="11.565cm" svg:x="21.337cm" svg:y="8.041cm" svg:viewBox="0 0 18764 11566" draw:points="18625,3909 18625,1714 16907,9 8533,0 8533,1714 4314,1715 4314,9572 0,9572 0,11564 9413,11565 9413,11566 9413,9559 13863,9559 13863,7559 14713,7559 15613,5822 18763,5822 18764,3909">
              <text:p/>
            </draw:polygon>
            <draw:polygon draw:style-name="gr6" draw:text-style-name="P6" draw:layer="layout" svg:width="15.691cm" svg:height="17.957cm" svg:x="31.25cm" svg:y="15.601cm" svg:viewBox="0 0 15692 17958" draw:points="8578,3996 8320,3998 8320,9693 8020,9693 8020,14267 0,14268 0,16208 3250,16208 3250,17958 14850,17958 15692,10194 15650,9708 15400,9358 15071,9150 14900,9108 12600,8758 12550,8004 11150,8004 11150,4058 12550,4058 12550,2008 11500,1508 11500,2008 9800,2008 9800,508 8850,508 8851,0 8550,0">
              <text:p/>
            </draw:polygon>
            <draw:line draw:style-name="gr9" draw:text-style-name="P7" draw:layer="layout" svg:x1="10.421cm" svg:y1="26.15cm" svg:x2="10.421cm" svg:y2="35.3cm">
              <text:p/>
            </draw:line>
            <draw:line draw:style-name="gr9" draw:text-style-name="P7" draw:layer="layout" svg:x1="10.421cm" svg:y1="26.15cm" svg:x2="10.451cm" svg:y2="17.599cm">
              <text:p/>
            </draw:line>
            <draw:line draw:style-name="gr9" draw:text-style-name="P7" draw:layer="layout" svg:x1="18.416cm" svg:y1="17.613cm" svg:x2="14.009cm" svg:y2="17.613cm">
              <text:p/>
            </draw:line>
            <draw:line draw:style-name="gr9" draw:text-style-name="P7" draw:layer="layout" svg:x1="10.451cm" svg:y1="17.599cm" svg:x2="10.451cm" svg:y2="8.045cm">
              <text:p/>
            </draw:line>
            <draw:line draw:style-name="gr9" draw:text-style-name="P7" draw:layer="layout" svg:x1="22.471cm" svg:y1="25.19cm" svg:x2="24.671cm" svg:y2="25.19cm">
              <text:p/>
            </draw:line>
            <draw:line draw:style-name="gr9" draw:text-style-name="P7" draw:layer="layout" svg:x1="20.24cm" svg:y1="19.599cm" svg:x2="21.337cm" svg:y2="19.605cm">
              <text:p/>
            </draw:line>
            <draw:line draw:style-name="gr9" draw:text-style-name="P7" draw:layer="layout" svg:x1="19.593cm" svg:y1="17.613cm" svg:x2="18.416cm" svg:y2="17.613cm">
              <text:p/>
            </draw:line>
            <draw:line draw:style-name="gr9" draw:text-style-name="P7" draw:layer="layout" svg:x1="19.593cm" svg:y1="17.613cm" svg:x2="29.22cm" svg:y2="17.613cm">
              <text:p/>
            </draw:line>
            <draw:line draw:style-name="gr9" draw:text-style-name="P7" draw:layer="layout" svg:x1="30.935cm" svg:y1="19.605cm" svg:x2="21.337cm" svg:y2="19.605cm">
              <text:p/>
            </draw:line>
            <draw:line draw:style-name="gr9" draw:text-style-name="P7" draw:layer="layout" svg:x1="29.581cm" svg:y1="16.917cm" svg:x2="29.071cm" svg:y2="15.6cm">
              <text:p/>
            </draw:line>
            <draw:line draw:style-name="gr9" draw:text-style-name="P7" draw:layer="layout" svg:x1="29.181cm" svg:y1="17.609cm" svg:x2="29.581cm" svg:y2="16.917cm">
              <text:p/>
            </draw:line>
            <draw:line draw:style-name="gr9" draw:text-style-name="P7" draw:layer="layout" svg:x1="31.282cm" svg:y1="13.228cm" svg:x2="29.574cm" svg:y2="13.225cm">
              <text:p/>
            </draw:line>
            <draw:line draw:style-name="gr9" draw:text-style-name="P7" draw:layer="layout" svg:x1="29.574cm" svg:y1="13.225cm" svg:x2="29.574cm" svg:y2="12.726cm">
              <text:p/>
            </draw:line>
            <draw:line draw:style-name="gr9" draw:text-style-name="P7" draw:layer="layout" svg:x1="25.652cm" svg:y1="15.266cm" svg:x2="26.956cm" svg:y2="15.266cm">
              <text:p/>
            </draw:line>
            <draw:line draw:style-name="gr9" draw:text-style-name="P7" draw:layer="layout" svg:x1="26.956cm" svg:y1="15.266cm" svg:x2="26.94cm" svg:y2="13.201cm">
              <text:p/>
            </draw:line>
            <draw:line draw:style-name="gr9" draw:text-style-name="P7" draw:layer="layout" svg:x1="26.94cm" svg:y1="13.201cm" svg:x2="28.08cm" svg:y2="13.195cm">
              <text:p/>
            </draw:line>
            <draw:line draw:style-name="gr9" draw:text-style-name="P7" draw:layer="layout" svg:x1="28.08cm" svg:y1="13.195cm" svg:x2="29.071cm" svg:y2="15.6cm">
              <text:p/>
            </draw:line>
            <draw:line draw:style-name="gr9" draw:text-style-name="P7" draw:layer="layout" svg:x1="29.574cm" svg:y1="12.726cm" svg:x2="29.571cm" svg:y2="10.45cm">
              <text:p/>
            </draw:line>
            <draw:line draw:style-name="gr9" draw:text-style-name="P7" draw:layer="layout" svg:x1="30.47cm" svg:y1="11.638cm" svg:x2="30.47cm" svg:y2="10.455cm">
              <text:p/>
            </draw:line>
            <draw:line draw:style-name="gr9" draw:text-style-name="P7" draw:layer="layout" svg:x1="29.574cm" svg:y1="10.455cm" svg:x2="30.562cm" svg:y2="9.924cm">
              <text:p/>
            </draw:line>
            <draw:line draw:style-name="gr9" draw:text-style-name="P7" draw:layer="layout" svg:x1="30.562cm" svg:y1="9.924cm" svg:x2="30.623cm" svg:y2="9.9cm">
              <text:p/>
            </draw:line>
            <draw:line draw:style-name="gr9" draw:text-style-name="P7" draw:layer="layout" svg:x1="10.451cm" svg:y1="8.041cm" svg:x2="20.621cm" svg:y2="8.041cm">
              <text:p/>
            </draw:line>
            <draw:line draw:style-name="gr9" draw:text-style-name="P7" draw:layer="layout" svg:x1="20.35cm" svg:y1="27.527cm" svg:x2="20.35cm" svg:y2="29.869cm">
              <text:p/>
            </draw:line>
            <draw:line draw:style-name="gr9" draw:text-style-name="P7" draw:layer="layout" svg:x1="25.413cm" svg:y1="27.526cm" svg:x2="25.411cm" svg:y2="29.868cm">
              <text:p/>
            </draw:line>
            <draw:line draw:style-name="gr9" draw:text-style-name="P7" draw:layer="layout" svg:x1="26.016cm" svg:y1="30.659cm" svg:x2="24.336cm" svg:y2="30.659cm">
              <text:p/>
            </draw:line>
            <draw:line draw:style-name="gr9" draw:text-style-name="P7" draw:layer="layout" svg:x1="24.336cm" svg:y1="30.659cm" svg:x2="24.336cm" svg:y2="32.412cm">
              <text:p/>
            </draw:line>
            <draw:line draw:style-name="gr9" draw:text-style-name="P7" draw:layer="layout" svg:x1="22.471cm" svg:y1="25.19cm" svg:x2="20.35cm" svg:y2="27.527cm">
              <text:p/>
            </draw:line>
            <draw:line draw:style-name="gr9" draw:text-style-name="P7" draw:layer="layout" svg:x1="22.61cm" svg:y1="35.285cm" svg:x2="10.421cm" svg:y2="35.285cm">
              <text:p/>
            </draw:line>
            <draw:line draw:style-name="gr9" draw:text-style-name="P7" draw:layer="layout" svg:x1="33.921cm" svg:y1="35.29cm" svg:x2="22.61cm" svg:y2="35.29cm">
              <text:p/>
            </draw:line>
            <draw:line draw:style-name="gr9" draw:text-style-name="P7" draw:layer="layout" svg:x1="27.052cm" svg:y1="30.659cm" svg:x2="27.052cm" svg:y2="32.416cm">
              <text:p/>
            </draw:line>
            <draw:line draw:style-name="gr9" draw:text-style-name="P7" draw:layer="layout" svg:x1="39.571cm" svg:y1="19.589cm" svg:x2="39.571cm" svg:y2="23.749cm">
              <text:p/>
            </draw:line>
            <draw:line draw:style-name="gr9" draw:text-style-name="P7" draw:layer="layout" svg:x1="41.359cm" svg:y1="28.122cm" svg:x2="41.359cm" svg:y2="25.295cm">
              <text:p/>
            </draw:line>
            <draw:line draw:style-name="gr9" draw:text-style-name="P7" draw:layer="layout" svg:x1="40.101cm" svg:y1="15.6cm" svg:x2="39.7cm" svg:y2="15.6cm">
              <text:p/>
            </draw:line>
            <draw:line draw:style-name="gr9" draw:text-style-name="P7" draw:layer="layout" svg:x1="36.05cm" svg:y1="15.6cm" svg:x2="37.772cm" svg:y2="12.205cm">
              <text:p/>
            </draw:line>
            <draw:line draw:style-name="gr9" draw:text-style-name="P7" draw:layer="layout" svg:x1="37.772cm" svg:y1="12.205cm" svg:x2="39.41cm" svg:y2="12.2cm">
              <text:p/>
            </draw:line>
            <draw:line draw:style-name="gr9" draw:text-style-name="P7" draw:layer="layout" svg:x1="39.41cm" svg:y1="12.2cm" svg:x2="39.41cm" svg:y2="11.95cm">
              <text:p/>
            </draw:line>
            <draw:line draw:style-name="gr9" draw:text-style-name="P7" draw:layer="layout" svg:x1="39.41cm" svg:y1="11.95cm" svg:x2="39.842cm" svg:y2="11.95cm">
              <text:p/>
            </draw:line>
            <draw:line draw:style-name="gr9" draw:text-style-name="P7" draw:layer="layout" svg:x1="30.621cm" svg:y1="9.9cm" svg:x2="30.718cm" svg:y2="9.933cm">
              <text:p/>
            </draw:line>
            <draw:line draw:style-name="gr9" draw:text-style-name="P7" draw:layer="layout" svg:x1="30.718cm" svg:y1="9.933cm" svg:x2="30.792cm" svg:y2="9.98cm">
              <text:p/>
            </draw:line>
            <draw:line draw:style-name="gr9" draw:text-style-name="P7" draw:layer="layout" svg:x1="30.792cm" svg:y1="9.98cm" svg:x2="30.844cm" svg:y2="10.019cm">
              <text:p/>
            </draw:line>
            <draw:line draw:style-name="gr9" draw:text-style-name="P7" draw:layer="layout" svg:x1="30.844cm" svg:y1="10.019cm" svg:x2="30.87cm" svg:y2="10.028cm">
              <text:p/>
            </draw:line>
            <draw:line draw:style-name="gr9" draw:text-style-name="P7" draw:layer="layout" svg:x1="30.87cm" svg:y1="10.028cm" svg:x2="31.276cm" svg:y2="10.456cm">
              <text:p/>
            </draw:line>
            <draw:line draw:style-name="gr9" draw:text-style-name="P7" draw:layer="layout" svg:x1="20.62cm" svg:y1="8.032cm" svg:x2="38.245cm" svg:y2="8.05cm">
              <text:p/>
            </draw:line>
            <draw:line draw:style-name="gr9" draw:text-style-name="P7" draw:layer="layout" svg:x1="38.245cm" svg:y1="8.05cm" svg:x2="38.245cm" svg:y2="6.699cm">
              <text:p/>
            </draw:line>
            <draw:line draw:style-name="gr9" draw:text-style-name="P7" draw:layer="layout" svg:x1="38.245cm" svg:y1="6.699cm" svg:x2="49cm" svg:y2="6.701cm">
              <text:p/>
            </draw:line>
            <draw:line draw:style-name="gr9" draw:text-style-name="P7" draw:layer="layout" svg:x1="48.13cm" svg:y1="14.849cm" svg:x2="49cm" svg:y2="6.701cm">
              <text:p/>
            </draw:line>
            <draw:line draw:style-name="gr9" draw:text-style-name="P7" draw:layer="layout" svg:x1="39.842cm" svg:y1="11.95cm" svg:x2="40.101cm" svg:y2="11.95cm">
              <text:p/>
            </draw:line>
            <draw:line draw:style-name="gr9" draw:text-style-name="P7" draw:layer="layout" svg:x1="46.943cm" svg:y1="25.85cm" svg:x2="46.943cm" svg:y2="25.3cm">
              <text:p/>
            </draw:line>
            <draw:line draw:style-name="gr9" draw:text-style-name="P7" draw:layer="layout" svg:x1="46.943cm" svg:y1="25.3cm" svg:x2="46.771cm" svg:y2="24.75cm">
              <text:p/>
            </draw:line>
            <draw:line draw:style-name="gr9" draw:text-style-name="P7" draw:layer="layout" svg:x1="46.771cm" svg:y1="24.75cm" svg:x2="46.321cm" svg:y2="24.15cm">
              <text:p/>
            </draw:line>
            <draw:line draw:style-name="gr9" draw:text-style-name="P7" draw:layer="layout" svg:x1="46.321cm" svg:y1="24.15cm" svg:x2="45.747cm" svg:y2="23.774cm">
              <text:p/>
            </draw:line>
            <draw:line draw:style-name="gr9" draw:text-style-name="P7" draw:layer="layout" svg:x1="45.747cm" svg:y1="23.774cm" svg:x2="45.171cm" svg:y2="23.607cm">
              <text:p/>
            </draw:line>
            <draw:line draw:style-name="gr9" draw:text-style-name="P7" draw:layer="layout" svg:x1="45.932cm" svg:y1="35.29cm" svg:x2="46.943cm" svg:y2="25.85cm">
              <text:p/>
            </draw:line>
            <draw:line draw:style-name="gr9" draw:text-style-name="P7" draw:layer="layout" svg:x1="25.414cm" svg:y1="25.19cm" svg:x2="24.671cm" svg:y2="25.19cm">
              <text:p/>
            </draw:line>
            <draw:line draw:style-name="gr9" draw:text-style-name="P7" draw:layer="layout" svg:x1="39.571cm" svg:y1="23.749cm" svg:x2="30.554cm" svg:y2="23.749cm">
              <text:p/>
            </draw:line>
            <draw:line draw:style-name="gr9" draw:text-style-name="P7" draw:layer="layout" svg:x1="45.932cm" svg:y1="35.29cm" svg:x2="33.921cm" svg:y2="35.29cm">
              <text:p/>
            </draw:line>
            <draw:line draw:style-name="gr9" draw:text-style-name="P7" draw:layer="layout" svg:x1="36.05cm" svg:y1="15.6cm" svg:x2="39.7cm" svg:y2="15.6cm">
              <text:p/>
            </draw:line>
            <draw:line draw:style-name="gr9" draw:text-style-name="P7" draw:layer="layout" svg:x1="39.571cm" svg:y1="19.598cm" svg:x2="30.935cm" svg:y2="19.605cm">
              <text:p/>
            </draw:line>
            <draw:rect draw:style-name="gr10" draw:text-style-name="P7" draw:layer="layout" svg:width="1.643cm" svg:height="1.028cm" svg:x="14.009cm" svg:y="13.238cm">
              <text:p/>
            </draw:rect>
            <draw:rect draw:style-name="gr11" draw:text-style-name="P7" draw:layer="layout" svg:width="1.643cm" svg:height="1.031cm" svg:x="14.009cm" svg:y="16.581cm">
              <text:p/>
            </draw:rect>
            <draw:rect draw:style-name="gr12" draw:text-style-name="P7" draw:layer="layout" svg:width="9.999cm" svg:height="4.375cm" svg:x="15.652cm" svg:y="13.237cm">
              <text:p/>
            </draw:rect>
            <draw:rect draw:style-name="gr13" draw:text-style-name="P7" draw:layer="layout" svg:width="1.624cm" svg:height="2.349cm" svg:x="25.652cm" svg:y="15.263cm">
              <text:p/>
            </draw:rect>
            <draw:line draw:style-name="gr9" draw:text-style-name="P7" draw:layer="layout" svg:x1="28.092cm" svg:y1="13.195cm" svg:x2="26.94cm" svg:y2="13.195cm">
              <text:p/>
            </draw:line>
            <draw:line draw:style-name="gr9" draw:text-style-name="P7" draw:layer="layout" svg:x1="26.94cm" svg:y1="13.195cm" svg:x2="26.956cm" svg:y2="15.264cm">
              <text:p/>
            </draw:line>
            <draw:line draw:style-name="gr9" draw:text-style-name="P7" draw:layer="layout" svg:x1="26.956cm" svg:y1="15.264cm" svg:x2="28.921cm" svg:y2="15.264cm">
              <text:p/>
            </draw:line>
            <draw:line draw:style-name="gr9" draw:text-style-name="P7" draw:layer="layout" svg:x1="28.921cm" svg:y1="15.264cm" svg:x2="28.092cm" svg:y2="13.195cm">
              <text:p/>
            </draw:line>
            <draw:rect draw:style-name="gr15" draw:text-style-name="P7" draw:layer="layout" svg:width="8.717cm" svg:height="4.574cm" svg:x="30.553cm" svg:y="25.294cm">
              <text:p/>
            </draw:rect>
            <draw:rect draw:style-name="gr19" draw:text-style-name="P7" draw:layer="layout" svg:width="2.089cm" svg:height="1.745cm" svg:x="39.27cm" svg:y="28.122cm">
              <text:p/>
            </draw:rect>
            <draw:rect draw:style-name="gr20" draw:text-style-name="P7" draw:layer="layout" svg:width="2.437cm" svg:height="2.337cm" svg:x="22.976cm" svg:y="25.189cm">
              <text:p/>
            </draw:rect>
            <draw:line draw:style-name="gr9" draw:text-style-name="P7" draw:layer="layout" svg:x1="22.471cm" svg:y1="25.19cm" svg:x2="22.977cm" svg:y2="25.19cm">
              <text:p/>
            </draw:line>
            <draw:line draw:style-name="gr9" draw:text-style-name="P7" draw:layer="layout" svg:x1="22.977cm" svg:y1="25.19cm" svg:x2="22.977cm" svg:y2="27.527cm">
              <text:p/>
            </draw:line>
            <draw:line draw:style-name="gr9" draw:text-style-name="P7" draw:layer="layout" svg:x1="22.977cm" svg:y1="27.527cm" svg:x2="20.35cm" svg:y2="27.527cm">
              <text:p/>
            </draw:line>
            <draw:line draw:style-name="gr9" draw:text-style-name="P7" draw:layer="layout" svg:x1="28.921cm" svg:y1="15.264cm" svg:x2="27.277cm" svg:y2="15.264cm">
              <text:p/>
            </draw:line>
            <draw:line draw:style-name="gr9" draw:text-style-name="P7" draw:layer="layout" svg:x1="27.277cm" svg:y1="15.264cm" svg:x2="27.277cm" svg:y2="17.613cm">
              <text:p/>
            </draw:line>
            <draw:line draw:style-name="gr9" draw:text-style-name="P7" draw:layer="layout" svg:x1="27.277cm" svg:y1="17.613cm" svg:x2="29.18cm" svg:y2="17.613cm">
              <text:p/>
            </draw:line>
            <draw:line draw:style-name="gr9" draw:text-style-name="P7" draw:layer="layout" svg:x1="29.18cm" svg:y1="17.613cm" svg:x2="29.582cm" svg:y2="16.917cm">
              <text:p/>
            </draw:line>
            <draw:line draw:style-name="gr9" draw:text-style-name="P7" draw:layer="layout" svg:x1="29.582cm" svg:y1="16.917cm" svg:x2="28.921cm" svg:y2="15.264cm">
              <text:p/>
            </draw:line>
            <draw:line draw:style-name="gr9" draw:text-style-name="P7" draw:layer="layout" svg:x1="36.05cm" svg:y1="15.6cm" svg:x2="40.101cm" svg:y2="15.6cm">
              <text:p/>
            </draw:line>
            <draw:line draw:style-name="gr9" draw:text-style-name="P7" draw:layer="layout" svg:x1="40.101cm" svg:y1="15.6cm" svg:x2="40.101cm" svg:y2="13.863cm">
              <text:p/>
            </draw:line>
            <draw:line draw:style-name="gr9" draw:text-style-name="P7" draw:layer="layout" svg:x1="40.101cm" svg:y1="13.863cm" svg:x2="36.95cm" svg:y2="13.863cm">
              <text:p/>
            </draw:line>
            <draw:line draw:style-name="gr9" draw:text-style-name="P7" draw:layer="layout" svg:x1="36.95cm" svg:y1="13.863cm" svg:x2="36.05cm" svg:y2="15.6cm">
              <text:p/>
            </draw:line>
            <draw:line draw:style-name="gr9" draw:text-style-name="P7" draw:layer="layout" svg:x1="36.95cm" svg:y1="13.863cm" svg:x2="40.101cm" svg:y2="13.863cm">
              <text:p/>
            </draw:line>
            <draw:line draw:style-name="gr9" draw:text-style-name="P7" draw:layer="layout" svg:x1="40.101cm" svg:y1="13.863cm" svg:x2="40.101cm" svg:y2="11.95cm">
              <text:p/>
            </draw:line>
            <draw:line draw:style-name="gr9" draw:text-style-name="P7" draw:layer="layout" svg:x1="40.101cm" svg:y1="11.95cm" svg:x2="39.41cm" svg:y2="11.95cm">
              <text:p/>
            </draw:line>
            <draw:line draw:style-name="gr9" draw:text-style-name="P7" draw:layer="layout" svg:x1="39.41cm" svg:y1="11.95cm" svg:x2="39.41cm" svg:y2="12.2cm">
              <text:p/>
            </draw:line>
            <draw:line draw:style-name="gr9" draw:text-style-name="P7" draw:layer="layout" svg:x1="39.41cm" svg:y1="12.2cm" svg:x2="37.772cm" svg:y2="12.205cm">
              <text:p/>
            </draw:line>
            <draw:line draw:style-name="gr9" draw:text-style-name="P7" draw:layer="layout" svg:x1="37.772cm" svg:y1="12.205cm" svg:x2="36.95cm" svg:y2="13.863cm">
              <text:p/>
            </draw:line>
            <draw:line draw:style-name="gr9" draw:text-style-name="P7" draw:layer="layout" svg:x1="30.554cm" svg:y1="23.633cm" svg:x2="30.554cm" svg:y2="23.749cm">
              <text:p/>
            </draw:line>
            <draw:line draw:style-name="gr21" draw:text-style-name="P7" draw:layer="layout" svg:x1="23.92cm" svg:y1="16.349cm" svg:x2="23.42cm" svg:y2="16.349cm">
              <text:p/>
            </draw:line>
            <draw:line draw:style-name="gr21" draw:text-style-name="P7" draw:layer="layout" svg:x1="17.37cm" svg:y1="13.237cm" svg:x2="17.37cm" svg:y2="17.613cm">
              <text:p/>
            </draw:line>
            <draw:line draw:style-name="gr21" draw:text-style-name="P7" draw:layer="layout" svg:x1="18.82cm" svg:y1="13.237cm" svg:x2="18.82cm" svg:y2="17.612cm">
              <text:p/>
            </draw:line>
            <draw:line draw:style-name="gr21" draw:text-style-name="P7" draw:layer="layout" svg:x1="18.82cm" svg:y1="15.349cm" svg:x2="18.47cm" svg:y2="15.349cm">
              <text:p/>
            </draw:line>
            <draw:line draw:style-name="gr21" draw:text-style-name="P7" draw:layer="layout" svg:x1="17.72cm" svg:y1="15.349cm" svg:x2="17.37cm" svg:y2="15.349cm">
              <text:p/>
            </draw:line>
            <draw:line draw:style-name="gr21" draw:text-style-name="P7" draw:layer="layout" svg:x1="15.652cm" svg:y1="13.999cm" svg:x2="18.82cm" svg:y2="13.999cm">
              <text:p/>
            </draw:line>
            <draw:line draw:style-name="gr21" draw:text-style-name="P7" draw:layer="layout" svg:x1="25.652cm" svg:y1="13.999cm" svg:x2="23.421cm" svg:y2="13.999cm">
              <text:p/>
            </draw:line>
            <draw:line draw:style-name="gr21" draw:text-style-name="P7" draw:layer="layout" svg:x1="23.92cm" svg:y1="13.237cm" svg:x2="23.92cm" svg:y2="17.612cm">
              <text:p/>
            </draw:line>
            <draw:line draw:style-name="gr21" draw:text-style-name="P7" draw:layer="layout" svg:x1="21.12cm" svg:y1="13.238cm" svg:x2="21.12cm" svg:y2="15.234cm">
              <text:p/>
            </draw:line>
            <draw:line draw:style-name="gr21" draw:text-style-name="P7" draw:layer="layout" svg:x1="31.02cm" svg:y1="25.399cm" svg:x2="30.67cm" svg:y2="25.399cm">
              <text:p/>
            </draw:line>
            <draw:line draw:style-name="gr21" draw:text-style-name="P7" draw:layer="layout" svg:x1="33.37cm" svg:y1="26.249cm" svg:x2="36.42cm" svg:y2="26.249cm">
              <text:p/>
            </draw:line>
            <draw:line draw:style-name="gr21" draw:text-style-name="P7" draw:layer="layout" svg:x1="31.82cm" svg:y1="27.099cm" svg:x2="38.12cm" svg:y2="27.099cm">
              <text:p/>
            </draw:line>
            <draw:line draw:style-name="gr21" draw:text-style-name="P7" draw:layer="layout" svg:x1="30.67cm" svg:y1="29.868cm" svg:x2="30.67cm" svg:y2="25.399cm">
              <text:p/>
            </draw:line>
            <draw:line draw:style-name="gr21" draw:text-style-name="P7" draw:layer="layout" svg:x1="30.67cm" svg:y1="29.099cm" svg:x2="37.92cm" svg:y2="29.099cm">
              <text:p/>
            </draw:line>
            <draw:line draw:style-name="gr21" draw:text-style-name="P7" draw:layer="layout" svg:x1="35.67cm" svg:y1="29.868cm" svg:x2="35.67cm" svg:y2="27.099cm">
              <text:p/>
            </draw:line>
            <draw:line draw:style-name="gr21" draw:text-style-name="P7" draw:layer="layout" svg:x1="32.22cm" svg:y1="25.399cm" svg:x2="32.22cm" svg:y2="26.399cm">
              <text:p/>
            </draw:line>
            <draw:line draw:style-name="gr21" draw:text-style-name="P7" draw:layer="layout" svg:x1="31.02cm" svg:y1="27.099cm" svg:x2="30.67cm" svg:y2="27.099cm">
              <text:p/>
            </draw:line>
            <draw:line draw:style-name="gr21" draw:text-style-name="P7" draw:layer="layout" svg:x1="39.27cm" svg:y1="25.399cm" svg:x2="38.92cm" svg:y2="25.399cm">
              <text:p/>
            </draw:line>
            <draw:line draw:style-name="gr21" draw:text-style-name="P7" draw:layer="layout" svg:x1="39.27cm" svg:y1="27.099cm" svg:x2="38.92cm" svg:y2="27.099cm">
              <text:p/>
            </draw:line>
            <draw:line draw:style-name="gr21" draw:text-style-name="P7" draw:layer="layout" svg:x1="31.67cm" svg:y1="25.399cm" svg:x2="38.22cm" svg:y2="25.399cm">
              <text:p/>
            </draw:line>
            <draw:line draw:style-name="gr21" draw:text-style-name="P7" draw:layer="layout" svg:x1="37.57cm" svg:y1="25.399cm" svg:x2="37.57cm" svg:y2="26.399cm">
              <text:p/>
            </draw:line>
            <draw:polygon draw:style-name="gr22" draw:text-style-name="P7" draw:layer="layout" svg:width="0.9cm" svg:height="1.499cm" svg:x="15.219cm" svg:y="30.609cm" svg:viewBox="0 0 901 1500" draw:points="0,0 901,0 901,1500 0,1500">
              <text:p/>
            </draw:polygon>
            <draw:polygon draw:style-name="gr22" draw:text-style-name="P7" draw:layer="layout" svg:width="0.899cm" svg:height="1.749cm" draw:transform="rotate (-3.14159265358979) translate (43.52cm 11.599cm)" svg:viewBox="0 0 900 1750" draw:points="0,0 900,0 900,1250 550,1700 450,1750 400,1750 350,1700 0,1250">
              <text:p/>
            </draw:polygon>
            <draw:line draw:style-name="gr23" draw:text-style-name="P7" draw:layer="layout" svg:x1="48.13cm" svg:y1="14.849cm" svg:x2="47.77cm" svg:y2="16.199cm">
              <text:p/>
            </draw:line>
            <draw:line draw:style-name="gr23" draw:text-style-name="P7" draw:layer="layout" svg:x1="47.77cm" svg:y1="16.199cm" svg:x2="46.942cm" svg:y2="17.399cm">
              <text:p/>
            </draw:line>
            <draw:line draw:style-name="gr23" draw:text-style-name="P7" draw:layer="layout" svg:x1="46.942cm" svg:y1="17.399cm" svg:x2="43.801cm" svg:y2="19.509cm">
              <text:p/>
            </draw:line>
            <draw:line draw:style-name="gr23" draw:text-style-name="P7" draw:layer="layout" svg:x1="43.801cm" svg:y1="19.499cm" svg:x2="43.8cm" svg:y2="23.605cm">
              <text:p/>
            </draw:line>
            <draw:line draw:style-name="gr23" draw:text-style-name="P7" draw:layer="layout" svg:x1="42.65cm" svg:y1="19.659cm" svg:x2="42.65cm" svg:y2="23.605cm">
              <text:p/>
            </draw:line>
            <draw:line draw:style-name="gr23" draw:text-style-name="P7" draw:layer="layout" svg:x1="42.65cm" svg:y1="23.605cm" svg:x2="45.171cm" svg:y2="23.605cm">
              <text:p/>
            </draw:line>
            <draw:rect draw:style-name="gr11" draw:text-style-name="P7" draw:layer="layout" svg:width="1.643cm" svg:height="2.315cm" svg:x="14.01cm" svg:y="14.267cm">
              <text:p/>
            </draw:rect>
            <draw:line draw:style-name="gr21" draw:text-style-name="P7" draw:layer="layout" svg:x1="16.47cm" svg:y1="13.237cm" svg:x2="16.47cm" svg:y2="13.999cm">
              <text:p/>
            </draw:line>
            <draw:line draw:style-name="gr9" draw:text-style-name="P7" draw:layer="layout" svg:x1="25.52cm" svg:y1="32.415cm" svg:x2="25.52cm" svg:y2="30.659cm">
              <text:p/>
            </draw:line>
            <draw:line draw:style-name="gr9" draw:text-style-name="P7" draw:layer="layout" svg:x1="27.052cm" svg:y1="32.412cm" svg:x2="24.336cm" svg:y2="32.412cm">
              <text:p/>
            </draw:line>
            <draw:line draw:style-name="gr9" draw:text-style-name="P7" draw:layer="layout" svg:x1="25.52cm" svg:y1="31.541cm" svg:x2="24.336cm" svg:y2="31.541cm">
              <text:p/>
            </draw:line>
            <draw:line draw:style-name="gr9" draw:text-style-name="P7" draw:layer="layout" svg:x1="27.052cm" svg:y1="30.659cm" svg:x2="26.62cm" svg:y2="30.659cm">
              <text:p/>
            </draw:line>
            <draw:line draw:style-name="gr9" draw:text-style-name="P7" draw:layer="layout" svg:x1="20.35cm" svg:y1="29.869cm" svg:x2="25.411cm" svg:y2="29.868cm">
              <text:p/>
            </draw:line>
            <draw:line draw:style-name="gr9" draw:text-style-name="P7" draw:layer="layout" svg:x1="23.738cm" svg:y1="27.526cm" svg:x2="23.736cm" svg:y2="29.868cm">
              <text:p/>
            </draw:line>
            <draw:line draw:style-name="gr9" draw:text-style-name="P7" draw:layer="layout" svg:x1="22.124cm" svg:y1="27.526cm" svg:x2="22.122cm" svg:y2="29.868cm">
              <text:p/>
            </draw:line>
            <draw:line draw:style-name="gr9" draw:text-style-name="P7" draw:layer="layout" svg:x1="31.281cm" svg:y1="12.088cm" svg:x2="31.281cm" svg:y2="10.455cm">
              <text:p/>
            </draw:line>
            <draw:line draw:style-name="gr9" draw:text-style-name="P7" draw:layer="layout" svg:x1="31.281cm" svg:y1="13.232cm" svg:x2="31.281cm" svg:y2="12.721cm">
              <text:p/>
            </draw:line>
            <draw:line draw:style-name="gr9" draw:text-style-name="P7" draw:layer="layout" svg:x1="31.282cm" svg:y1="11.638cm" svg:x2="29.574cm" svg:y2="11.635cm">
              <text:p/>
            </draw:line>
            <draw:line draw:style-name="gr9" draw:text-style-name="P7" draw:layer="layout" svg:x1="31.282cm" svg:y1="10.466cm" svg:x2="29.574cm" svg:y2="10.463cm">
              <text:p/>
            </draw:line>
            <draw:line draw:style-name="gr7" draw:text-style-name="P7" draw:layer="layout" svg:x1="31.02cm" svg:y1="27.749cm" svg:x2="31.02cm" svg:y2="25.399cm">
              <text:p/>
            </draw:line>
            <draw:line draw:style-name="gr7" draw:text-style-name="P7" draw:layer="layout" svg:x1="30.67cm" svg:y1="25.849cm" svg:x2="31.02cm" svg:y2="25.849cm">
              <text:p/>
            </draw:line>
            <draw:line draw:style-name="gr7" draw:text-style-name="P7" draw:layer="layout" svg:x1="31.87cm" svg:y1="27.099cm" svg:x2="31.87cm" svg:y2="29.099cm">
              <text:p/>
            </draw:line>
            <draw:line draw:style-name="gr7" draw:text-style-name="P7" draw:layer="layout" svg:x1="30.67cm" svg:y1="27.749cm" svg:x2="31.87cm" svg:y2="27.749cm">
              <text:p/>
            </draw:line>
            <draw:line draw:style-name="gr7" draw:text-style-name="P7" draw:layer="layout" svg:x1="35.12cm" svg:y1="28.299cm" svg:x2="31.87cm" svg:y2="28.299cm">
              <text:p/>
            </draw:line>
            <draw:line draw:style-name="gr7" draw:text-style-name="P7" draw:layer="layout" svg:x1="32.07cm" svg:y1="28.299cm" svg:x2="32.07cm" svg:y2="29.099cm">
              <text:p/>
            </draw:line>
            <draw:line draw:style-name="gr7" draw:text-style-name="P7" draw:layer="layout" svg:x1="32.52cm" svg:y1="28.299cm" svg:x2="32.52cm" svg:y2="29.099cm">
              <text:p/>
            </draw:line>
            <draw:line draw:style-name="gr7" draw:text-style-name="P7" draw:layer="layout" svg:x1="32.97cm" svg:y1="28.299cm" svg:x2="32.97cm" svg:y2="29.099cm">
              <text:p/>
            </draw:line>
            <draw:line draw:style-name="gr7" draw:text-style-name="P7" draw:layer="layout" svg:x1="33.37cm" svg:y1="28.304cm" svg:x2="33.37cm" svg:y2="29.104cm">
              <text:p/>
            </draw:line>
            <draw:line draw:style-name="gr7" draw:text-style-name="P7" draw:layer="layout" svg:x1="33.82cm" svg:y1="28.299cm" svg:x2="33.82cm" svg:y2="29.099cm">
              <text:p/>
            </draw:line>
            <draw:line draw:style-name="gr7" draw:text-style-name="P7" draw:layer="layout" svg:x1="34.27cm" svg:y1="28.304cm" svg:x2="34.27cm" svg:y2="29.104cm">
              <text:p/>
            </draw:line>
            <draw:line draw:style-name="gr7" draw:text-style-name="P7" draw:layer="layout" svg:x1="34.67cm" svg:y1="28.299cm" svg:x2="34.67cm" svg:y2="29.099cm">
              <text:p/>
            </draw:line>
            <draw:line draw:style-name="gr7" draw:text-style-name="P7" draw:layer="layout" svg:x1="35.12cm" svg:y1="27.099cm" svg:x2="35.12cm" svg:y2="29.099cm">
              <text:p/>
            </draw:line>
            <draw:line draw:style-name="gr7" draw:text-style-name="P7" draw:layer="layout" svg:x1="33.32cm" svg:y1="27.649cm" svg:x2="32.47cm" svg:y2="27.649cm">
              <text:p/>
            </draw:line>
            <draw:line draw:style-name="gr7" draw:text-style-name="P7" draw:layer="layout" svg:x1="32.47cm" svg:y1="27.099cm" svg:x2="32.47cm" svg:y2="27.649cm">
              <text:p/>
            </draw:line>
            <draw:line draw:style-name="gr7" draw:text-style-name="P7" draw:layer="layout" svg:x1="33.32cm" svg:y1="27.099cm" svg:x2="33.32cm" svg:y2="27.649cm">
              <text:p/>
            </draw:line>
            <draw:line draw:style-name="gr7" draw:text-style-name="P7" draw:layer="layout" svg:x1="31.67cm" svg:y1="26.149cm" svg:x2="32.22cm" svg:y2="26.149cm">
              <text:p/>
            </draw:line>
            <draw:line draw:style-name="gr7" draw:text-style-name="P7" draw:layer="layout" svg:x1="31.67cm" svg:y1="26.149cm" svg:x2="31.67cm" svg:y2="25.399cm">
              <text:p/>
            </draw:line>
            <draw:line draw:style-name="gr7" draw:text-style-name="P7" draw:layer="layout" svg:x1="36.17cm" svg:y1="27.099cm" svg:x2="36.17cm" svg:y2="29.099cm">
              <text:p/>
            </draw:line>
            <draw:line draw:style-name="gr7" draw:text-style-name="P7" draw:layer="layout" svg:x1="36.17cm" svg:y1="27.799cm" svg:x2="35.12cm" svg:y2="27.799cm">
              <text:p/>
            </draw:line>
            <draw:line draw:style-name="gr7" draw:text-style-name="P7" draw:layer="layout" svg:x1="36.57cm" svg:y1="28.299cm" svg:x2="36.57cm" svg:y2="29.099cm">
              <text:p/>
            </draw:line>
            <draw:line draw:style-name="gr7" draw:text-style-name="P7" draw:layer="layout" svg:x1="37.02cm" svg:y1="28.299cm" svg:x2="37.02cm" svg:y2="29.099cm">
              <text:p/>
            </draw:line>
            <draw:line draw:style-name="gr7" draw:text-style-name="P7" draw:layer="layout" svg:x1="37.92cm" svg:y1="28.299cm" svg:x2="36.17cm" svg:y2="28.299cm">
              <text:p/>
            </draw:line>
            <draw:line draw:style-name="gr7" draw:text-style-name="P7" draw:layer="layout" svg:x1="37.47cm" svg:y1="28.299cm" svg:x2="37.47cm" svg:y2="29.099cm">
              <text:p/>
            </draw:line>
            <draw:line draw:style-name="gr7" draw:text-style-name="P7" draw:layer="layout" svg:x1="37.92cm" svg:y1="28.299cm" svg:x2="37.92cm" svg:y2="29.099cm">
              <text:p/>
            </draw:line>
            <draw:line draw:style-name="gr7" draw:text-style-name="P7" draw:layer="layout" svg:x1="36.52cm" svg:y1="27.299cm" svg:x2="36.52cm" svg:y2="27.649cm">
              <text:p/>
            </draw:line>
            <draw:line draw:style-name="gr7" draw:text-style-name="P7" draw:layer="layout" svg:x1="36.87cm" svg:y1="27.299cm" svg:x2="36.87cm" svg:y2="27.649cm">
              <text:p/>
            </draw:line>
            <draw:line draw:style-name="gr7" draw:text-style-name="P7" draw:layer="layout" svg:x1="37.27cm" svg:y1="27.299cm" svg:x2="36.17cm" svg:y2="27.299cm">
              <text:p/>
            </draw:line>
            <draw:line draw:style-name="gr7" draw:text-style-name="P7" draw:layer="layout" svg:x1="37.27cm" svg:y1="27.099cm" svg:x2="37.27cm" svg:y2="27.649cm">
              <text:p/>
            </draw:line>
            <draw:line draw:style-name="gr7" draw:text-style-name="P7" draw:layer="layout" svg:x1="37.47cm" svg:y1="27.099cm" svg:x2="37.47cm" svg:y2="27.649cm">
              <text:p/>
            </draw:line>
            <draw:line draw:style-name="gr7" draw:text-style-name="P7" draw:layer="layout" svg:x1="37.47cm" svg:y1="27.649cm" svg:x2="37.27cm" svg:y2="27.649cm">
              <text:p/>
            </draw:line>
            <draw:line draw:style-name="gr7" draw:text-style-name="P7" draw:layer="layout" svg:x1="38.07cm" svg:y1="27.699cm" svg:x2="38.07cm" svg:y2="27.099cm">
              <text:p/>
            </draw:line>
            <draw:line draw:style-name="gr7" draw:text-style-name="P7" draw:layer="layout" svg:x1="38.07cm" svg:y1="27.699cm" svg:x2="39.27cm" svg:y2="27.699cm">
              <text:p/>
            </draw:line>
            <draw:line draw:style-name="gr7" draw:text-style-name="P7" draw:layer="layout" svg:x1="38.92cm" svg:y1="27.699cm" svg:x2="38.92cm" svg:y2="25.399cm">
              <text:p/>
            </draw:line>
            <draw:line draw:style-name="gr7" draw:text-style-name="P7" draw:layer="layout" svg:x1="37.57cm" svg:y1="26.149cm" svg:x2="38.12cm" svg:y2="26.149cm">
              <text:p/>
            </draw:line>
            <draw:line draw:style-name="gr7" draw:text-style-name="P7" draw:layer="layout" svg:x1="38.12cm" svg:y1="26.149cm" svg:x2="38.12cm" svg:y2="25.399cm">
              <text:p/>
            </draw:line>
            <draw:g>
              <draw:g>
                <draw:line draw:style-name="gr7" draw:text-style-name="P7" draw:layer="layout" svg:x1="33.612cm" svg:y1="26.149cm" svg:x2="33.612cm" svg:y2="25.499cm">
                  <text:p/>
                </draw:line>
                <draw:line draw:style-name="gr7" draw:text-style-name="P7" draw:layer="layout" svg:x1="33.728cm" svg:y1="26.149cm" svg:x2="33.728cm" svg:y2="25.499cm">
                  <text:p/>
                </draw:line>
                <draw:line draw:style-name="gr7" draw:text-style-name="P7" draw:layer="layout" svg:x1="33.845cm" svg:y1="26.149cm" svg:x2="33.845cm" svg:y2="25.499cm">
                  <text:p/>
                </draw:line>
                <draw:line draw:style-name="gr7" draw:text-style-name="P7" draw:layer="layout" svg:x1="33.962cm" svg:y1="26.149cm" svg:x2="33.962cm" svg:y2="25.499cm">
                  <text:p/>
                </draw:line>
                <draw:line draw:style-name="gr7" draw:text-style-name="P7" draw:layer="layout" svg:x1="34.078cm" svg:y1="26.149cm" svg:x2="34.078cm" svg:y2="25.499cm">
                  <text:p/>
                </draw:line>
                <draw:line draw:style-name="gr7" draw:text-style-name="P7" draw:layer="layout" svg:x1="34.195cm" svg:y1="26.149cm" svg:x2="34.195cm" svg:y2="25.499cm">
                  <text:p/>
                </draw:line>
                <draw:line draw:style-name="gr7" draw:text-style-name="P7" draw:layer="layout" svg:x1="34.312cm" svg:y1="26.149cm" svg:x2="34.312cm" svg:y2="25.499cm">
                  <text:p/>
                </draw:line>
                <draw:line draw:style-name="gr7" draw:text-style-name="P7" draw:layer="layout" svg:x1="34.428cm" svg:y1="26.149cm" svg:x2="34.428cm" svg:y2="25.499cm">
                  <text:p/>
                </draw:line>
                <draw:line draw:style-name="gr7" draw:text-style-name="P7" draw:layer="layout" svg:x1="34.545cm" svg:y1="26.149cm" svg:x2="34.545cm" svg:y2="25.499cm">
                  <text:p/>
                </draw:line>
                <draw:line draw:style-name="gr7" draw:text-style-name="P7" draw:layer="layout" svg:x1="34.662cm" svg:y1="26.149cm" svg:x2="34.662cm" svg:y2="25.499cm">
                  <text:p/>
                </draw:line>
                <draw:line draw:style-name="gr7" draw:text-style-name="P7" draw:layer="layout" svg:x1="34.778cm" svg:y1="26.149cm" svg:x2="34.778cm" svg:y2="25.499cm">
                  <text:p/>
                </draw:line>
                <draw:line draw:style-name="gr7" draw:text-style-name="P7" draw:layer="layout" svg:x1="34.895cm" svg:y1="26.149cm" svg:x2="34.895cm" svg:y2="25.499cm">
                  <text:p/>
                </draw:line>
                <draw:line draw:style-name="gr7" draw:text-style-name="P7" draw:layer="layout" svg:x1="35.012cm" svg:y1="26.149cm" svg:x2="35.012cm" svg:y2="25.499cm">
                  <text:p/>
                </draw:line>
                <draw:line draw:style-name="gr7" draw:text-style-name="P7" draw:layer="layout" svg:x1="35.128cm" svg:y1="26.149cm" svg:x2="35.128cm" svg:y2="25.499cm">
                  <text:p/>
                </draw:line>
                <draw:line draw:style-name="gr7" draw:text-style-name="P7" draw:layer="layout" svg:x1="35.245cm" svg:y1="26.149cm" svg:x2="35.245cm" svg:y2="25.499cm">
                  <text:p/>
                </draw:line>
                <draw:line draw:style-name="gr7" draw:text-style-name="P7" draw:layer="layout" svg:x1="35.362cm" svg:y1="26.149cm" svg:x2="35.362cm" svg:y2="25.499cm">
                  <text:p/>
                </draw:line>
                <draw:line draw:style-name="gr7" draw:text-style-name="P7" draw:layer="layout" svg:x1="35.478cm" svg:y1="26.149cm" svg:x2="35.478cm" svg:y2="25.499cm">
                  <text:p/>
                </draw:line>
                <draw:line draw:style-name="gr7" draw:text-style-name="P7" draw:layer="layout" svg:x1="35.595cm" svg:y1="26.149cm" svg:x2="35.595cm" svg:y2="25.499cm">
                  <text:p/>
                </draw:line>
                <draw:line draw:style-name="gr7" draw:text-style-name="P7" draw:layer="layout" svg:x1="35.712cm" svg:y1="26.149cm" svg:x2="35.712cm" svg:y2="25.499cm">
                  <text:p/>
                </draw:line>
                <draw:line draw:style-name="gr7" draw:text-style-name="P7" draw:layer="layout" svg:x1="35.828cm" svg:y1="26.149cm" svg:x2="35.828cm" svg:y2="25.499cm">
                  <text:p/>
                </draw:line>
                <draw:line draw:style-name="gr7" draw:text-style-name="P7" draw:layer="layout" svg:x1="35.945cm" svg:y1="26.149cm" svg:x2="35.945cm" svg:y2="25.499cm">
                  <text:p/>
                </draw:line>
                <draw:line draw:style-name="gr7" draw:text-style-name="P7" draw:layer="layout" svg:x1="36.062cm" svg:y1="26.149cm" svg:x2="36.062cm" svg:y2="25.499cm">
                  <text:p/>
                </draw:line>
                <draw:line draw:style-name="gr7" draw:text-style-name="P7" draw:layer="layout" svg:x1="36.178cm" svg:y1="26.149cm" svg:x2="36.178cm" svg:y2="25.499cm">
                  <text:p/>
                </draw:line>
                <draw:line draw:style-name="gr7" draw:text-style-name="P7" draw:layer="layout" svg:x1="36.295cm" svg:y1="26.149cm" svg:x2="36.295cm" svg:y2="25.499cm">
                  <text:p/>
                </draw:line>
                <draw:line draw:style-name="gr7" draw:text-style-name="P7" draw:layer="layout" svg:x1="33.495cm" svg:y1="26.999cm" svg:x2="33.495cm" svg:y2="26.349cm">
                  <text:p/>
                </draw:line>
                <draw:line draw:style-name="gr7" draw:text-style-name="P7" draw:layer="layout" svg:x1="33.612cm" svg:y1="26.999cm" svg:x2="33.612cm" svg:y2="26.349cm">
                  <text:p/>
                </draw:line>
                <draw:line draw:style-name="gr7" draw:text-style-name="P7" draw:layer="layout" svg:x1="33.728cm" svg:y1="26.999cm" svg:x2="33.728cm" svg:y2="26.349cm">
                  <text:p/>
                </draw:line>
                <draw:line draw:style-name="gr7" draw:text-style-name="P7" draw:layer="layout" svg:x1="33.845cm" svg:y1="26.999cm" svg:x2="33.845cm" svg:y2="26.349cm">
                  <text:p/>
                </draw:line>
                <draw:line draw:style-name="gr7" draw:text-style-name="P7" draw:layer="layout" svg:x1="33.962cm" svg:y1="26.999cm" svg:x2="33.962cm" svg:y2="26.349cm">
                  <text:p/>
                </draw:line>
                <draw:line draw:style-name="gr7" draw:text-style-name="P7" draw:layer="layout" svg:x1="34.078cm" svg:y1="26.999cm" svg:x2="34.078cm" svg:y2="26.349cm">
                  <text:p/>
                </draw:line>
                <draw:line draw:style-name="gr7" draw:text-style-name="P7" draw:layer="layout" svg:x1="34.195cm" svg:y1="26.999cm" svg:x2="34.195cm" svg:y2="26.349cm">
                  <text:p/>
                </draw:line>
                <draw:line draw:style-name="gr7" draw:text-style-name="P7" draw:layer="layout" svg:x1="34.312cm" svg:y1="26.999cm" svg:x2="34.312cm" svg:y2="26.349cm">
                  <text:p/>
                </draw:line>
                <draw:line draw:style-name="gr7" draw:text-style-name="P7" draw:layer="layout" svg:x1="34.428cm" svg:y1="26.999cm" svg:x2="34.428cm" svg:y2="26.349cm">
                  <text:p/>
                </draw:line>
                <draw:line draw:style-name="gr7" draw:text-style-name="P7" draw:layer="layout" svg:x1="34.545cm" svg:y1="26.999cm" svg:x2="34.545cm" svg:y2="26.349cm">
                  <text:p/>
                </draw:line>
                <draw:line draw:style-name="gr7" draw:text-style-name="P7" draw:layer="layout" svg:x1="34.662cm" svg:y1="26.999cm" svg:x2="34.662cm" svg:y2="26.349cm">
                  <text:p/>
                </draw:line>
                <draw:line draw:style-name="gr7" draw:text-style-name="P7" draw:layer="layout" svg:x1="34.778cm" svg:y1="26.999cm" svg:x2="34.778cm" svg:y2="26.349cm">
                  <text:p/>
                </draw:line>
                <draw:line draw:style-name="gr7" draw:text-style-name="P7" draw:layer="layout" svg:x1="34.895cm" svg:y1="26.999cm" svg:x2="34.895cm" svg:y2="26.349cm">
                  <text:p/>
                </draw:line>
                <draw:line draw:style-name="gr7" draw:text-style-name="P7" draw:layer="layout" svg:x1="35.012cm" svg:y1="26.999cm" svg:x2="35.012cm" svg:y2="26.349cm">
                  <text:p/>
                </draw:line>
                <draw:line draw:style-name="gr7" draw:text-style-name="P7" draw:layer="layout" svg:x1="35.128cm" svg:y1="26.999cm" svg:x2="35.128cm" svg:y2="26.349cm">
                  <text:p/>
                </draw:line>
                <draw:line draw:style-name="gr7" draw:text-style-name="P7" draw:layer="layout" svg:x1="35.245cm" svg:y1="26.999cm" svg:x2="35.245cm" svg:y2="26.349cm">
                  <text:p/>
                </draw:line>
                <draw:line draw:style-name="gr7" draw:text-style-name="P7" draw:layer="layout" svg:x1="35.362cm" svg:y1="26.999cm" svg:x2="35.362cm" svg:y2="26.349cm">
                  <text:p/>
                </draw:line>
                <draw:line draw:style-name="gr7" draw:text-style-name="P7" draw:layer="layout" svg:x1="35.478cm" svg:y1="26.999cm" svg:x2="35.478cm" svg:y2="26.349cm">
                  <text:p/>
                </draw:line>
                <draw:line draw:style-name="gr7" draw:text-style-name="P7" draw:layer="layout" svg:x1="35.595cm" svg:y1="26.999cm" svg:x2="35.595cm" svg:y2="26.349cm">
                  <text:p/>
                </draw:line>
                <draw:line draw:style-name="gr7" draw:text-style-name="P7" draw:layer="layout" svg:x1="35.712cm" svg:y1="26.999cm" svg:x2="35.712cm" svg:y2="26.349cm">
                  <text:p/>
                </draw:line>
                <draw:line draw:style-name="gr7" draw:text-style-name="P7" draw:layer="layout" svg:x1="35.828cm" svg:y1="26.999cm" svg:x2="35.828cm" svg:y2="26.349cm">
                  <text:p/>
                </draw:line>
                <draw:line draw:style-name="gr7" draw:text-style-name="P7" draw:layer="layout" svg:x1="35.945cm" svg:y1="26.999cm" svg:x2="35.945cm" svg:y2="26.349cm">
                  <text:p/>
                </draw:line>
                <draw:line draw:style-name="gr7" draw:text-style-name="P7" draw:layer="layout" svg:x1="36.062cm" svg:y1="26.999cm" svg:x2="36.062cm" svg:y2="26.349cm">
                  <text:p/>
                </draw:line>
                <draw:line draw:style-name="gr7" draw:text-style-name="P7" draw:layer="layout" svg:x1="36.178cm" svg:y1="26.999cm" svg:x2="36.178cm" svg:y2="26.349cm">
                  <text:p/>
                </draw:line>
                <draw:line draw:style-name="gr7" draw:text-style-name="P7" draw:layer="layout" svg:x1="36.295cm" svg:y1="26.999cm" svg:x2="36.295cm" svg:y2="26.349cm">
                  <text:p/>
                </draw:line>
                <draw:line draw:style-name="gr7" draw:text-style-name="P7" draw:layer="layout" svg:x1="33.495cm" svg:y1="26.149cm" svg:x2="33.495cm" svg:y2="25.499cm">
                  <text:p/>
                </draw:line>
              </draw:g>
              <draw:g>
                <draw:line draw:style-name="gr7" draw:text-style-name="P7" draw:layer="layout" svg:x1="33.22cm" svg:y1="25.499cm" svg:x2="36.57cm" svg:y2="25.499cm">
                  <text:p/>
                </draw:line>
                <draw:line draw:style-name="gr7" draw:text-style-name="P7" draw:layer="layout" svg:x1="33.22cm" svg:y1="26.999cm" svg:x2="36.57cm" svg:y2="26.999cm">
                  <text:p/>
                </draw:line>
              </draw:g>
              <draw:g>
                <draw:line draw:style-name="gr7" draw:text-style-name="P7" draw:layer="layout" svg:x1="33.32cm" svg:y1="26.149cm" svg:x2="36.47cm" svg:y2="26.149cm">
                  <text:p/>
                </draw:line>
                <draw:line draw:style-name="gr7" draw:text-style-name="P7" draw:layer="layout" svg:x1="33.32cm" svg:y1="26.349cm" svg:x2="36.47cm" svg:y2="26.349cm">
                  <text:p/>
                </draw:line>
                <draw:line draw:style-name="gr7" draw:text-style-name="P7" draw:layer="layout" svg:x1="33.32cm" svg:y1="26.149cm" svg:x2="33.32cm" svg:y2="26.349cm">
                  <text:p/>
                </draw:line>
                <draw:line draw:style-name="gr7" draw:text-style-name="P7" draw:layer="layout" svg:x1="36.47cm" svg:y1="26.149cm" svg:x2="36.47cm" svg:y2="26.349cm">
                  <text:p/>
                </draw:line>
              </draw:g>
            </draw:g>
            <draw:line draw:style-name="gr7" draw:text-style-name="P7" draw:layer="layout" svg:x1="37.57cm" svg:y1="27.099cm" svg:x2="37.57cm" svg:y2="26.399cm">
              <text:p/>
            </draw:line>
            <draw:line draw:style-name="gr7" draw:text-style-name="P7" draw:layer="layout" svg:x1="30.97cm" svg:y1="29.099cm" svg:x2="30.97cm" svg:y2="29.868cm">
              <text:p/>
            </draw:line>
            <draw:line draw:style-name="gr7" draw:text-style-name="P7" draw:layer="layout" svg:x1="33.42cm" svg:y1="29.099cm" svg:x2="33.42cm" svg:y2="29.868cm">
              <text:p/>
            </draw:line>
            <draw:line draw:style-name="gr7" draw:text-style-name="P7" draw:layer="layout" svg:x1="36.07cm" svg:y1="29.099cm" svg:x2="36.07cm" svg:y2="29.868cm">
              <text:p/>
            </draw:line>
            <draw:line draw:style-name="gr7" draw:text-style-name="P7" draw:layer="layout" svg:x1="37.62cm" svg:y1="29.099cm" svg:x2="37.62cm" svg:y2="29.868cm">
              <text:p/>
            </draw:line>
            <draw:line draw:style-name="gr7" draw:text-style-name="P7" draw:layer="layout" svg:x1="30.67cm" svg:y1="29.149cm" svg:x2="39.27cm" svg:y2="29.149cm">
              <text:p/>
            </draw:line>
            <draw:line draw:style-name="gr7" draw:text-style-name="P7" draw:layer="layout" svg:x1="32.22cm" svg:y1="27.099cm" svg:x2="32.22cm" svg:y2="26.399cm">
              <text:p/>
            </draw:line>
            <draw:line draw:style-name="gr7" draw:text-style-name="P7" draw:layer="layout" svg:x1="38.92cm" svg:y1="25.849cm" svg:x2="39.27cm" svg:y2="25.849cm">
              <text:p/>
            </draw:line>
            <draw:line draw:style-name="gr7" draw:text-style-name="P7" draw:layer="layout" svg:x1="38.92cm" svg:y1="26.649cm" svg:x2="39.27cm" svg:y2="26.649cm">
              <text:p/>
            </draw:line>
            <draw:line draw:style-name="gr7" draw:text-style-name="P7" draw:layer="layout" svg:x1="17.37cm" svg:y1="17.184cm" svg:x2="17.72cm" svg:y2="17.184cm">
              <text:p/>
            </draw:line>
            <draw:line draw:style-name="gr7" draw:text-style-name="P7" draw:layer="layout" svg:x1="18.495cm" svg:y1="15.349cm" svg:x2="18.495cm" svg:y2="17.612cm">
              <text:p/>
            </draw:line>
            <draw:line draw:style-name="gr7" draw:text-style-name="P7" draw:layer="layout" svg:x1="17.72cm" svg:y1="15.35cm" svg:x2="17.72cm" svg:y2="17.613cm">
              <text:p/>
            </draw:line>
            <draw:line draw:style-name="gr7" draw:text-style-name="P7" draw:layer="layout" svg:x1="18.496cm" svg:y1="17.249cm" svg:x2="18.82cm" svg:y2="17.249cm">
              <text:p/>
            </draw:line>
            <draw:line draw:style-name="gr7" draw:text-style-name="P7" draw:layer="layout" svg:x1="18.496cm" svg:y1="16.911cm" svg:x2="18.82cm" svg:y2="16.911cm">
              <text:p/>
            </draw:line>
            <draw:line draw:style-name="gr7" draw:text-style-name="P7" draw:layer="layout" svg:x1="18.496cm" svg:y1="16.248cm" svg:x2="18.82cm" svg:y2="16.248cm">
              <text:p/>
            </draw:line>
            <draw:line draw:style-name="gr7" draw:text-style-name="P7" draw:layer="layout" svg:x1="19.327cm" svg:y1="17.613cm" svg:x2="19.327cm" svg:y2="17.262cm">
              <text:p/>
            </draw:line>
            <draw:line draw:style-name="gr7" draw:text-style-name="P7" draw:layer="layout" svg:x1="18.821cm" svg:y1="17.262cm" svg:x2="19.328cm" svg:y2="17.262cm">
              <text:p/>
            </draw:line>
            <draw:line draw:style-name="gr7" draw:text-style-name="P7" draw:layer="layout" svg:x1="19.938cm" svg:y1="17.262cm" svg:x2="21.186cm" svg:y2="17.262cm">
              <text:p/>
            </draw:line>
            <draw:line draw:style-name="gr7" draw:text-style-name="P7" draw:layer="layout" svg:x1="18.82cm" svg:y1="16.625cm" svg:x2="22.382cm" svg:y2="16.625cm">
              <text:p/>
            </draw:line>
            <draw:line draw:style-name="gr7" draw:text-style-name="P7" draw:layer="layout" svg:x1="21.186cm" svg:y1="17.613cm" svg:x2="21.186cm" svg:y2="17.262cm">
              <text:p/>
            </draw:line>
            <draw:line draw:style-name="gr7" draw:text-style-name="P7" draw:layer="layout" svg:x1="19.938cm" svg:y1="17.613cm" svg:x2="19.938cm" svg:y2="16.625cm">
              <text:p/>
            </draw:line>
            <draw:line draw:style-name="gr7" draw:text-style-name="P7" draw:layer="layout" svg:x1="20.796cm" svg:y1="15.234cm" svg:x2="20.796cm" svg:y2="16.625cm">
              <text:p/>
            </draw:line>
            <draw:line draw:style-name="gr7" draw:text-style-name="P7" draw:layer="layout" svg:x1="20.328cm" svg:y1="15.884cm" svg:x2="20.328cm" svg:y2="15.234cm">
              <text:p/>
            </draw:line>
            <draw:line draw:style-name="gr7" draw:text-style-name="P7" draw:layer="layout" svg:x1="20.796cm" svg:y1="15.884cm" svg:x2="19.99cm" svg:y2="15.884cm">
              <text:p/>
            </draw:line>
            <draw:line draw:style-name="gr7" draw:text-style-name="P7" draw:layer="layout" svg:x1="21.94cm" svg:y1="15.234cm" svg:x2="20.328cm" svg:y2="15.234cm">
              <text:p/>
            </draw:line>
            <draw:line draw:style-name="gr7" draw:text-style-name="P7" draw:layer="layout" svg:x1="19.769cm" svg:y1="15.234cm" svg:x2="18.82cm" svg:y2="15.234cm">
              <text:p/>
            </draw:line>
            <draw:line draw:style-name="gr7" draw:text-style-name="P7" draw:layer="layout" svg:x1="19.769cm" svg:y1="14.792cm" svg:x2="19.015cm" svg:y2="14.792cm">
              <text:p/>
            </draw:line>
            <draw:line draw:style-name="gr7" draw:text-style-name="P7" draw:layer="layout" svg:x1="19.769cm" svg:y1="14.337cm" svg:x2="19.015cm" svg:y2="14.337cm">
              <text:p/>
            </draw:line>
            <draw:line draw:style-name="gr7" draw:text-style-name="P7" draw:layer="layout" svg:x1="19.015cm" svg:y1="13.427cm" svg:x2="20.328cm" svg:y2="13.427cm">
              <text:p/>
            </draw:line>
            <draw:line draw:style-name="gr7" draw:text-style-name="P7" draw:layer="layout" svg:x1="21.12cm" svg:y1="13.908cm" svg:x2="19.015cm" svg:y2="13.908cm">
              <text:p/>
            </draw:line>
            <draw:line draw:style-name="gr7" draw:text-style-name="P7" draw:layer="layout" svg:x1="19.015cm" svg:y1="13.428cm" svg:x2="19.015cm" svg:y2="15.235cm">
              <text:p/>
            </draw:line>
            <draw:line draw:style-name="gr7" draw:text-style-name="P7" draw:layer="layout" svg:x1="21.94cm" svg:y1="14.792cm" svg:x2="20.328cm" svg:y2="14.792cm">
              <text:p/>
            </draw:line>
            <draw:line draw:style-name="gr7" draw:text-style-name="P7" draw:layer="layout" svg:x1="21.94cm" svg:y1="14.337cm" svg:x2="20.328cm" svg:y2="14.337cm">
              <text:p/>
            </draw:line>
            <draw:line draw:style-name="gr7" draw:text-style-name="P7" draw:layer="layout" svg:x1="19.769cm" svg:y1="13.908cm" svg:x2="19.769cm" svg:y2="15.234cm">
              <text:p/>
            </draw:line>
            <draw:line draw:style-name="gr7" draw:text-style-name="P7" draw:layer="layout" svg:x1="20.328cm" svg:y1="13.237cm" svg:x2="20.328cm" svg:y2="15.234cm">
              <text:p/>
            </draw:line>
            <draw:line draw:style-name="gr7" draw:text-style-name="P7" draw:layer="layout" svg:x1="22.382cm" svg:y1="15.793cm" svg:x2="22.382cm" svg:y2="17.613cm">
              <text:p/>
            </draw:line>
            <draw:line draw:style-name="gr7" draw:text-style-name="P7" draw:layer="layout" svg:x1="22.382cm" svg:y1="17.444cm" svg:x2="21.992cm" svg:y2="17.444cm">
              <text:p/>
            </draw:line>
            <draw:line draw:style-name="gr7" draw:text-style-name="P7" draw:layer="layout" svg:x1="21.992cm" svg:y1="17.614cm" svg:x2="21.992cm" svg:y2="17.445cm">
              <text:p/>
            </draw:line>
            <draw:line draw:style-name="gr7" draw:text-style-name="P7" draw:layer="layout" svg:x1="23.734cm" svg:y1="17.612cm" svg:x2="23.734cm" svg:y2="16.349cm">
              <text:p/>
            </draw:line>
            <draw:line draw:style-name="gr7" draw:text-style-name="P7" draw:layer="layout" svg:x1="23.253cm" svg:y1="17.613cm" svg:x2="23.253cm" svg:y2="17.366cm">
              <text:p/>
            </draw:line>
            <draw:line draw:style-name="gr7" draw:text-style-name="P7" draw:layer="layout" svg:x1="23.735cm" svg:y1="17.365cm" svg:x2="23.254cm" svg:y2="17.365cm">
              <text:p/>
            </draw:line>
            <draw:line draw:style-name="gr7" draw:text-style-name="P7" draw:layer="layout" svg:x1="23.735cm" svg:y1="16.349cm" svg:x2="22.382cm" svg:y2="16.349cm">
              <text:p/>
            </draw:line>
            <draw:line draw:style-name="gr7" draw:text-style-name="P7" draw:layer="layout" svg:x1="23.279cm" svg:y1="13.856cm" svg:x2="23.279cm" svg:y2="16.349cm">
              <text:p/>
            </draw:line>
            <draw:line draw:style-name="gr7" draw:text-style-name="P7" draw:layer="layout" svg:x1="23.5cm" svg:y1="13.999cm" svg:x2="23.5cm" svg:y2="16.349cm">
              <text:p/>
            </draw:line>
            <draw:line draw:style-name="gr7" draw:text-style-name="P7" draw:layer="layout" svg:x1="23.409cm" svg:y1="13.856cm" svg:x2="21.693cm" svg:y2="13.856cm">
              <text:p/>
            </draw:line>
            <draw:line draw:style-name="gr7" draw:text-style-name="P7" draw:layer="layout" svg:x1="23.409cm" svg:y1="13.857cm" svg:x2="23.409cm" svg:y2="14cm">
              <text:p/>
            </draw:line>
            <draw:line draw:style-name="gr7" draw:text-style-name="P7" draw:layer="layout" svg:x1="23.279cm" svg:y1="15.234cm" svg:x2="22.525cm" svg:y2="15.234cm">
              <text:p/>
            </draw:line>
            <draw:line draw:style-name="gr7" draw:text-style-name="P7" draw:layer="layout" svg:x1="23.279cm" svg:y1="14.792cm" svg:x2="22.525cm" svg:y2="14.792cm">
              <text:p/>
            </draw:line>
            <draw:line draw:style-name="gr7" draw:text-style-name="P7" draw:layer="layout" svg:x1="23.279cm" svg:y1="14.337cm" svg:x2="22.525cm" svg:y2="14.337cm">
              <text:p/>
            </draw:line>
            <draw:line draw:style-name="gr7" draw:text-style-name="P7" draw:layer="layout" svg:x1="22.525cm" svg:y1="13.856cm" svg:x2="22.525cm" svg:y2="15.234cm">
              <text:p/>
            </draw:line>
            <draw:line draw:style-name="gr7" draw:text-style-name="P7" draw:layer="layout" svg:x1="21.94cm" svg:y1="13.856cm" svg:x2="21.94cm" svg:y2="15.234cm">
              <text:p/>
            </draw:line>
            <draw:line draw:style-name="gr7" draw:text-style-name="P7" draw:layer="layout" svg:x1="21.693cm" svg:y1="13.857cm" svg:x2="21.693cm" svg:y2="13.237cm">
              <text:p/>
            </draw:line>
            <draw:line draw:style-name="gr7" draw:text-style-name="P7" draw:layer="layout" svg:x1="22.382cm" svg:y1="15.793cm" svg:x2="21.888cm" svg:y2="15.793cm">
              <text:p/>
            </draw:line>
            <draw:line draw:style-name="gr7" draw:text-style-name="P7" draw:layer="layout" svg:x1="23.279cm" svg:y1="15.611cm" svg:x2="22.967cm" svg:y2="15.611cm">
              <text:p/>
            </draw:line>
            <draw:line draw:style-name="gr7" draw:text-style-name="P7" draw:layer="layout" svg:x1="23.279cm" svg:y1="15.988cm" svg:x2="22.967cm" svg:y2="15.988cm">
              <text:p/>
            </draw:line>
            <draw:line draw:style-name="gr7" draw:text-style-name="P7" draw:layer="layout" svg:x1="23.92cm" svg:y1="15.039cm" svg:x2="23.5cm" svg:y2="15.039cm">
              <text:p/>
            </draw:line>
            <draw:line draw:style-name="gr7" draw:text-style-name="P7" draw:layer="layout" svg:x1="23.92cm" svg:y1="14.428cm" svg:x2="23.5cm" svg:y2="14.428cm">
              <text:p/>
            </draw:line>
            <draw:line draw:style-name="gr7" draw:text-style-name="P7" draw:layer="layout" svg:x1="24.841cm" svg:y1="13.237cm" svg:x2="24.841cm" svg:y2="13.999cm">
              <text:p/>
            </draw:line>
            <draw:line draw:style-name="gr7" draw:text-style-name="P7" draw:layer="layout" svg:x1="31.079cm" svg:y1="23.658cm" svg:x2="30.663cm" svg:y2="23.658cm">
              <text:p/>
            </draw:line>
            <draw:line draw:style-name="gr7" draw:text-style-name="P7" draw:layer="layout" svg:x1="30.663cm" svg:y1="22.944cm" svg:x2="30.663cm" svg:y2="23.659cm">
              <text:p/>
            </draw:line>
            <draw:line draw:style-name="gr7" draw:text-style-name="P7" draw:layer="layout" svg:x1="33.549cm" svg:y1="22.944cm" svg:x2="33.549cm" svg:y2="23.659cm">
              <text:p/>
            </draw:line>
            <draw:line draw:style-name="gr7" draw:text-style-name="P7" draw:layer="layout" svg:x1="32.496cm" svg:y1="23.658cm" svg:x2="31.716cm" svg:y2="23.658cm">
              <text:p/>
            </draw:line>
            <draw:line draw:style-name="gr7" draw:text-style-name="P7" draw:layer="layout" svg:x1="33.939cm" svg:y1="23.658cm" svg:x2="33.159cm" svg:y2="23.658cm">
              <text:p/>
            </draw:line>
            <draw:line draw:style-name="gr7" draw:text-style-name="P7" draw:layer="layout" svg:x1="32.132cm" svg:y1="22.566cm" svg:x2="32.132cm" svg:y2="23.659cm">
              <text:p/>
            </draw:line>
            <draw:line draw:style-name="gr7" draw:text-style-name="P7" draw:layer="layout" svg:x1="36.396cm" svg:y1="22.944cm" svg:x2="36.396cm" svg:y2="23.659cm">
              <text:p/>
            </draw:line>
            <draw:line draw:style-name="gr7" draw:text-style-name="P7" draw:layer="layout" svg:x1="35.382cm" svg:y1="23.658cm" svg:x2="34.602cm" svg:y2="23.658cm">
              <text:p/>
            </draw:line>
            <draw:line draw:style-name="gr7" draw:text-style-name="P7" draw:layer="layout" svg:x1="36.825cm" svg:y1="23.658cm" svg:x2="36.045cm" svg:y2="23.658cm">
              <text:p/>
            </draw:line>
            <draw:line draw:style-name="gr7" draw:text-style-name="P7" draw:layer="layout" svg:x1="34.966cm" svg:y1="22.566cm" svg:x2="34.966cm" svg:y2="23.659cm">
              <text:p/>
            </draw:line>
            <draw:line draw:style-name="gr7" draw:text-style-name="P7" draw:layer="layout" svg:x1="38.216cm" svg:y1="23.658cm" svg:x2="37.436cm" svg:y2="23.658cm">
              <text:p/>
            </draw:line>
            <draw:line draw:style-name="gr7" draw:text-style-name="P7" draw:layer="layout" svg:x1="37.826cm" svg:y1="22.566cm" svg:x2="37.826cm" svg:y2="23.659cm">
              <text:p/>
            </draw:line>
            <draw:line draw:style-name="gr7" draw:text-style-name="P7" draw:layer="layout" svg:x1="39.295cm" svg:y1="23.659cm" svg:x2="38.879cm" svg:y2="23.659cm">
              <text:p/>
            </draw:line>
            <draw:line draw:style-name="gr7" draw:text-style-name="P7" draw:layer="layout" svg:x1="39.295cm" svg:y1="22.945cm" svg:x2="39.295cm" svg:y2="23.66cm">
              <text:p/>
            </draw:line>
            <draw:g>
              <draw:line draw:style-name="gr7" draw:text-style-name="P7" draw:layer="layout" svg:x1="30.91cm" svg:y1="22.475cm" svg:x2="30.91cm" svg:y2="23.502cm">
                <text:p/>
              </draw:line>
              <draw:line draw:style-name="gr7" draw:text-style-name="P7" draw:layer="layout" svg:x1="31.898cm" svg:y1="22.475cm" svg:x2="30.91cm" svg:y2="22.475cm">
                <text:p/>
              </draw:line>
              <draw:line draw:style-name="gr7" draw:text-style-name="P7" draw:layer="layout" svg:x1="31.898cm" svg:y1="22.476cm" svg:x2="31.898cm" svg:y2="23.503cm">
                <text:p/>
              </draw:line>
              <draw:line draw:style-name="gr7" draw:text-style-name="P7" draw:layer="layout" svg:x1="31.898cm" svg:y1="22.475cm" svg:x2="30.91cm" svg:y2="23.502cm">
                <text:p/>
              </draw:line>
              <draw:line draw:style-name="gr7" draw:text-style-name="P7" draw:layer="layout" svg:x1="31.898cm" svg:y1="23.502cm" svg:x2="30.91cm" svg:y2="23.502cm">
                <text:p/>
              </draw:line>
              <draw:line draw:style-name="gr7" draw:text-style-name="P7" draw:layer="layout" svg:x1="31.898cm" svg:y1="23.502cm" svg:x2="30.91cm" svg:y2="22.475cm">
                <text:p/>
              </draw:line>
            </draw:g>
            <draw:g>
              <draw:line draw:style-name="gr7" draw:text-style-name="P7" draw:layer="layout" svg:x1="32.353cm" svg:y1="22.475cm" svg:x2="32.353cm" svg:y2="23.502cm">
                <text:p/>
              </draw:line>
              <draw:line draw:style-name="gr7" draw:text-style-name="P7" draw:layer="layout" svg:x1="33.341cm" svg:y1="22.475cm" svg:x2="32.353cm" svg:y2="22.475cm">
                <text:p/>
              </draw:line>
              <draw:line draw:style-name="gr7" draw:text-style-name="P7" draw:layer="layout" svg:x1="33.341cm" svg:y1="22.476cm" svg:x2="33.341cm" svg:y2="23.503cm">
                <text:p/>
              </draw:line>
              <draw:line draw:style-name="gr7" draw:text-style-name="P7" draw:layer="layout" svg:x1="33.341cm" svg:y1="22.475cm" svg:x2="32.353cm" svg:y2="23.502cm">
                <text:p/>
              </draw:line>
              <draw:line draw:style-name="gr7" draw:text-style-name="P7" draw:layer="layout" svg:x1="33.341cm" svg:y1="23.502cm" svg:x2="32.353cm" svg:y2="23.502cm">
                <text:p/>
              </draw:line>
              <draw:line draw:style-name="gr7" draw:text-style-name="P7" draw:layer="layout" svg:x1="33.341cm" svg:y1="23.502cm" svg:x2="32.353cm" svg:y2="22.475cm">
                <text:p/>
              </draw:line>
            </draw:g>
            <draw:g>
              <draw:line draw:style-name="gr7" draw:text-style-name="P7" draw:layer="layout" svg:x1="33.77cm" svg:y1="22.475cm" svg:x2="33.77cm" svg:y2="23.502cm">
                <text:p/>
              </draw:line>
              <draw:line draw:style-name="gr7" draw:text-style-name="P7" draw:layer="layout" svg:x1="34.758cm" svg:y1="22.475cm" svg:x2="33.77cm" svg:y2="22.475cm">
                <text:p/>
              </draw:line>
              <draw:line draw:style-name="gr7" draw:text-style-name="P7" draw:layer="layout" svg:x1="34.758cm" svg:y1="22.476cm" svg:x2="34.758cm" svg:y2="23.503cm">
                <text:p/>
              </draw:line>
              <draw:line draw:style-name="gr7" draw:text-style-name="P7" draw:layer="layout" svg:x1="34.758cm" svg:y1="22.475cm" svg:x2="33.77cm" svg:y2="23.502cm">
                <text:p/>
              </draw:line>
              <draw:line draw:style-name="gr7" draw:text-style-name="P7" draw:layer="layout" svg:x1="34.758cm" svg:y1="23.502cm" svg:x2="33.77cm" svg:y2="23.502cm">
                <text:p/>
              </draw:line>
              <draw:line draw:style-name="gr7" draw:text-style-name="P7" draw:layer="layout" svg:x1="34.758cm" svg:y1="23.502cm" svg:x2="33.77cm" svg:y2="22.475cm">
                <text:p/>
              </draw:line>
            </draw:g>
            <draw:g>
              <draw:line draw:style-name="gr7" draw:text-style-name="P7" draw:layer="layout" svg:x1="35.2cm" svg:y1="22.475cm" svg:x2="35.2cm" svg:y2="23.502cm">
                <text:p/>
              </draw:line>
              <draw:line draw:style-name="gr7" draw:text-style-name="P7" draw:layer="layout" svg:x1="36.188cm" svg:y1="22.475cm" svg:x2="35.2cm" svg:y2="22.475cm">
                <text:p/>
              </draw:line>
              <draw:line draw:style-name="gr7" draw:text-style-name="P7" draw:layer="layout" svg:x1="36.188cm" svg:y1="22.476cm" svg:x2="36.188cm" svg:y2="23.503cm">
                <text:p/>
              </draw:line>
              <draw:line draw:style-name="gr7" draw:text-style-name="P7" draw:layer="layout" svg:x1="36.188cm" svg:y1="22.475cm" svg:x2="35.2cm" svg:y2="23.502cm">
                <text:p/>
              </draw:line>
              <draw:line draw:style-name="gr7" draw:text-style-name="P7" draw:layer="layout" svg:x1="36.188cm" svg:y1="23.502cm" svg:x2="35.2cm" svg:y2="23.502cm">
                <text:p/>
              </draw:line>
              <draw:line draw:style-name="gr7" draw:text-style-name="P7" draw:layer="layout" svg:x1="36.188cm" svg:y1="23.502cm" svg:x2="35.2cm" svg:y2="22.475cm">
                <text:p/>
              </draw:line>
            </draw:g>
            <draw:g>
              <draw:line draw:style-name="gr7" draw:text-style-name="P7" draw:layer="layout" svg:x1="36.617cm" svg:y1="22.475cm" svg:x2="36.617cm" svg:y2="23.502cm">
                <text:p/>
              </draw:line>
              <draw:line draw:style-name="gr7" draw:text-style-name="P7" draw:layer="layout" svg:x1="37.605cm" svg:y1="22.475cm" svg:x2="36.617cm" svg:y2="22.475cm">
                <text:p/>
              </draw:line>
              <draw:line draw:style-name="gr7" draw:text-style-name="P7" draw:layer="layout" svg:x1="37.605cm" svg:y1="22.476cm" svg:x2="37.605cm" svg:y2="23.503cm">
                <text:p/>
              </draw:line>
              <draw:line draw:style-name="gr7" draw:text-style-name="P7" draw:layer="layout" svg:x1="37.605cm" svg:y1="22.475cm" svg:x2="36.617cm" svg:y2="23.502cm">
                <text:p/>
              </draw:line>
              <draw:line draw:style-name="gr7" draw:text-style-name="P7" draw:layer="layout" svg:x1="37.605cm" svg:y1="23.502cm" svg:x2="36.617cm" svg:y2="23.502cm">
                <text:p/>
              </draw:line>
              <draw:line draw:style-name="gr7" draw:text-style-name="P7" draw:layer="layout" svg:x1="37.605cm" svg:y1="23.502cm" svg:x2="36.617cm" svg:y2="22.475cm">
                <text:p/>
              </draw:line>
            </draw:g>
            <draw:g>
              <draw:line draw:style-name="gr7" draw:text-style-name="P7" draw:layer="layout" svg:x1="38.047cm" svg:y1="22.475cm" svg:x2="38.047cm" svg:y2="23.502cm">
                <text:p/>
              </draw:line>
              <draw:line draw:style-name="gr7" draw:text-style-name="P7" draw:layer="layout" svg:x1="39.035cm" svg:y1="22.475cm" svg:x2="38.047cm" svg:y2="22.475cm">
                <text:p/>
              </draw:line>
              <draw:line draw:style-name="gr7" draw:text-style-name="P7" draw:layer="layout" svg:x1="39.035cm" svg:y1="22.476cm" svg:x2="39.035cm" svg:y2="23.503cm">
                <text:p/>
              </draw:line>
              <draw:line draw:style-name="gr7" draw:text-style-name="P7" draw:layer="layout" svg:x1="39.035cm" svg:y1="22.475cm" svg:x2="38.047cm" svg:y2="23.502cm">
                <text:p/>
              </draw:line>
              <draw:line draw:style-name="gr7" draw:text-style-name="P7" draw:layer="layout" svg:x1="39.035cm" svg:y1="23.502cm" svg:x2="38.047cm" svg:y2="23.502cm">
                <text:p/>
              </draw:line>
              <draw:line draw:style-name="gr7" draw:text-style-name="P7" draw:layer="layout" svg:x1="39.035cm" svg:y1="23.502cm" svg:x2="38.047cm" svg:y2="22.475cm">
                <text:p/>
              </draw:line>
            </draw:g>
            <draw:line draw:style-name="gr21" draw:text-style-name="P7" draw:layer="layout" svg:x1="42.62cm" svg:y1="10.459cm" svg:x2="43.52cm" svg:y2="10.459cm">
              <text:p/>
            </draw:line>
            <draw:line draw:style-name="gr21" draw:text-style-name="P7" draw:layer="layout" svg:x1="46.1cm" svg:y1="33.559cm" svg:x2="10.421cm" svg:y2="33.559cm">
              <text:p/>
            </draw:line>
            <draw:line draw:style-name="gr21" draw:text-style-name="P7" draw:layer="layout" svg:x1="15.219cm" svg:y1="30.909cm" svg:x2="16.12cm" svg:y2="30.909cm">
              <text:p/>
            </draw:line>
            <draw:line draw:style-name="gr9" draw:text-style-name="P7" draw:layer="layout" svg:x1="39.271cm" svg:y1="25.294cm" svg:x2="41.36cm" svg:y2="25.294cm">
              <text:p/>
            </draw:line>
            <draw:line draw:style-name="gr9" draw:text-style-name="P7" draw:layer="layout" svg:x1="43.85cm" svg:y1="24.309cm" svg:x2="43.801cm" svg:y2="23.604cm">
              <text:p/>
            </draw:line>
            <draw:line draw:style-name="gr9" draw:text-style-name="P7" draw:layer="layout" svg:x1="43.85cm" svg:y1="24.329cm" svg:x2="45.85cm" svg:y2="24.659cm">
              <text:p/>
            </draw:line>
            <draw:line draw:style-name="gr9" draw:text-style-name="P7" draw:layer="layout" svg:x1="46.9cm" svg:y1="25.309cm" svg:x2="46.942cm" svg:y2="25.659cm">
              <text:p/>
            </draw:line>
            <draw:line draw:style-name="gr9" draw:text-style-name="P7" draw:layer="layout" svg:x1="46.321cm" svg:y1="24.75cm" svg:x2="45.85cm" svg:y2="24.659cm">
              <text:p/>
            </draw:line>
            <draw:line draw:style-name="gr9" draw:text-style-name="P7" draw:layer="layout" svg:x1="46.321cm" svg:y1="24.75cm" svg:x2="46.65cm" svg:y2="24.959cm">
              <text:p/>
            </draw:line>
            <draw:line draw:style-name="gr9" draw:text-style-name="P7" draw:layer="layout" svg:x1="46.9cm" svg:y1="25.309cm" svg:x2="46.65cm" svg:y2="24.959cm">
              <text:p/>
            </draw:line>
            <draw:line draw:style-name="gr23" draw:text-style-name="P7" draw:layer="layout" svg:x1="42.65cm" svg:y1="19.659cm" svg:x2="43.821cm" svg:y2="19.659cm">
              <text:p/>
            </draw:line>
            <draw:line draw:style-name="gr23" draw:text-style-name="P7" draw:layer="layout" svg:x1="43.799cm" svg:y1="17.609cm" svg:x2="46.15cm" svg:y2="16.959cm">
              <text:p/>
            </draw:line>
            <draw:line draw:style-name="gr23" draw:text-style-name="P7" draw:layer="layout" svg:x1="43.8cm" svg:y1="17.609cm" svg:x2="43.802cm" svg:y2="19.509cm">
              <text:p/>
            </draw:line>
            <draw:line draw:style-name="gr23" draw:text-style-name="P7" draw:layer="layout" svg:x1="46.65cm" svg:y1="16.759cm" svg:x2="46.15cm" svg:y2="16.959cm">
              <text:p/>
            </draw:line>
            <draw:line draw:style-name="gr23" draw:text-style-name="P7" draw:layer="layout" svg:x1="47.8cm" svg:y1="15.609cm" svg:x2="48.13cm" svg:y2="14.849cm">
              <text:p/>
            </draw:line>
            <draw:line draw:style-name="gr23" draw:text-style-name="P7" draw:layer="layout" svg:x1="46.65cm" svg:y1="16.759cm" svg:x2="47.35cm" svg:y2="16.209cm">
              <text:p/>
            </draw:line>
            <draw:line draw:style-name="gr23" draw:text-style-name="P7" draw:layer="layout" svg:x1="47.8cm" svg:y1="15.609cm" svg:x2="47.35cm" svg:y2="16.209cm">
              <text:p/>
            </draw:line>
            <draw:line draw:style-name="gr23" draw:text-style-name="P7" draw:layer="layout" svg:x1="42.62cm" svg:y1="10.459cm" svg:x2="43.52cm" svg:y2="10.459cm">
              <text:p/>
            </draw:line>
            <draw:line draw:style-name="gr21" draw:text-style-name="P7" draw:layer="layout" svg:x1="10.451cm" svg:y1="17.359cm" svg:x2="13.05cm" svg:y2="17.359cm">
              <text:p/>
            </draw:line>
            <draw:line draw:style-name="gr21" draw:text-style-name="P7" draw:layer="layout" svg:x1="10.451cm" svg:y1="19.059cm" svg:x2="13.05cm" svg:y2="19.059cm">
              <text:p/>
            </draw:line>
            <draw:line draw:style-name="gr21" draw:text-style-name="P7" draw:layer="layout" svg:x1="13.05cm" svg:y1="21.559cm" svg:x2="13.05cm" svg:y2="24.359cm">
              <text:p/>
            </draw:line>
            <draw:line draw:style-name="gr21" draw:text-style-name="P7" draw:layer="layout" svg:x1="10.452cm" svg:y1="22.359cm" svg:x2="13.051cm" svg:y2="22.359cm">
              <text:p/>
            </draw:line>
            <draw:line draw:style-name="gr21" draw:text-style-name="P7" draw:layer="layout" svg:x1="13.05cm" svg:y1="17.359cm" svg:x2="13.05cm" svg:y2="24.359cm">
              <text:p/>
            </draw:line>
            <draw:line draw:style-name="gr21" draw:text-style-name="P7" draw:layer="layout" svg:x1="10.452cm" svg:y1="24.359cm" svg:x2="13.051cm" svg:y2="24.359cm">
              <text:p/>
            </draw:line>
            <draw:line draw:style-name="gr85" draw:text-style-name="P7" draw:layer="layout" svg:x1="31.1cm" svg:y1="17.609cm" svg:x2="35.2cm" svg:y2="17.609cm">
              <text:p/>
            </draw:line>
            <draw:line draw:style-name="gr85" draw:text-style-name="P7" draw:layer="layout" svg:x1="35.2cm" svg:y1="16.109cm" svg:x2="35.2cm" svg:y2="17.609cm">
              <text:p/>
            </draw:line>
            <draw:line draw:style-name="gr85" draw:text-style-name="P7" draw:layer="layout" svg:x1="31.1cm" svg:y1="16.109cm" svg:x2="31.1cm" svg:y2="17.609cm">
              <text:p/>
            </draw:line>
            <draw:line draw:style-name="gr85" draw:text-style-name="P7" draw:layer="layout" svg:x1="33.05cm" svg:y1="16.109cm" svg:x2="33.05cm" svg:y2="17.609cm">
              <text:p/>
            </draw:line>
            <draw:line draw:style-name="gr85" draw:text-style-name="P7" draw:layer="layout" svg:x1="33.25cm" svg:y1="16.109cm" svg:x2="33.25cm" svg:y2="17.609cm">
              <text:p/>
            </draw:line>
            <draw:line draw:style-name="gr85" draw:text-style-name="P7" draw:layer="layout" svg:x1="31.1cm" svg:y1="16.109cm" svg:x2="35.2cm" svg:y2="16.109cm">
              <text:p/>
            </draw:line>
            <draw:g>
              <draw:line draw:style-name="gr8" draw:text-style-name="P7" draw:layer="layout" svg:x1="31.02cm" svg:y1="25.849cm" svg:x2="31.196cm" svg:y2="25.53cm">
                <text:p/>
              </draw:line>
              <draw:path draw:style-name="gr8" draw:text-style-name="P7" draw:layer="layout" svg:width="0.125cm" svg:height="0.133cm" draw:transform="rotate (0.529707427980279) translate (31.02cm 25.478cm)" svg:viewBox="0 0 126 134" svg:d="M0 0c102 45 126 134 126 134">
                <text:p/>
              </draw:path>
            </draw:g>
            <draw:g>
              <draw:line draw:style-name="gr8" draw:text-style-name="P7" draw:layer="layout" svg:x1="31.02cm" svg:y1="25.848cm" svg:x2="31.196cm" svg:y2="26.21cm">
                <text:p/>
              </draw:line>
              <draw:path draw:style-name="gr8" draw:text-style-name="P7" draw:layer="layout" svg:width="0.13cm" svg:height="0.146cm" draw:transform="skewX (-0.118158790360016) rotate (2.5551620249197) translate (31.1294070173172cm 26.3414217519992cm)" svg:viewBox="0 0 131 147" svg:d="M131 0c-106 49-131 147-131 147">
                <text:p/>
              </draw:path>
            </draw:g>
            <draw:g>
              <draw:line draw:style-name="gr8" draw:text-style-name="P7" draw:layer="layout" svg:x1="31.02cm" svg:y1="26.693cm" svg:x2="31.196cm" svg:y2="26.331cm">
                <text:p/>
              </draw:line>
              <draw:path draw:style-name="gr8" draw:text-style-name="P7" draw:layer="layout" svg:width="0.13cm" svg:height="0.145cm" draw:transform="skewX (0.114319066005629) rotate (0.583289036016505) translate (31.02cm 26.2722680965147cm)" svg:viewBox="0 0 131 146" svg:d="M0 0c106 49 131 146 131 146">
                <text:p/>
              </draw:path>
            </draw:g>
            <draw:g>
              <draw:line draw:style-name="gr8" draw:text-style-name="P7" draw:layer="layout" svg:x1="31.02cm" svg:y1="27.064cm" svg:x2="31.196cm" svg:y2="26.745cm">
                <text:p/>
              </draw:line>
              <draw:path draw:style-name="gr8" draw:text-style-name="P7" draw:layer="layout" svg:width="0.125cm" svg:height="0.133cm" draw:transform="rotate (0.529707427980279) translate (31.02cm 26.693cm)" svg:viewBox="0 0 126 134" svg:d="M0 0c102 45 126 134 126 134">
                <text:p/>
              </draw:path>
            </draw:g>
            <draw:g>
              <draw:line draw:style-name="gr8" draw:text-style-name="P7" draw:layer="layout" svg:x1="31.02cm" svg:y1="27.688cm" svg:x2="31.144cm" svg:y2="27.466cm">
                <text:p/>
              </draw:line>
              <draw:path draw:style-name="gr8" draw:text-style-name="P7" draw:layer="layout" svg:width="0.086cm" svg:height="0.093cm" draw:transform="skewX (-0.0256563400043167) rotate (0.525169571925094) translate (31.02cm 27.4293941018767cm)" svg:viewBox="0 0 87 94" svg:d="M0 0c71 31 87 94 87 94">
                <text:p/>
              </draw:path>
            </draw:g>
            <draw:g>
              <draw:line draw:style-name="gr8" draw:text-style-name="P7" draw:layer="layout" svg:x1="31.02cm" svg:y1="27.168cm" svg:x2="31.144cm" svg:y2="27.39cm">
                <text:p/>
              </draw:line>
              <draw:path draw:style-name="gr8" draw:text-style-name="P7" draw:layer="layout" svg:width="0.086cm" svg:height="0.093cm" draw:transform="skewX (0.0263544717051144) rotate (2.6164230816647) translate (31.094974249406cm 27.4700494695661cm)" svg:viewBox="0 0 87 94" svg:d="M87 0c-72 31-87 94-87 94">
                <text:p/>
              </draw:path>
            </draw:g>
            <draw:g>
              <draw:line draw:style-name="gr8" draw:text-style-name="P7" draw:layer="layout" svg:x1="38.92cm" svg:y1="25.849cm" svg:x2="38.744cm" svg:y2="25.53cm">
                <text:p/>
              </draw:line>
              <draw:path draw:style-name="gr8" draw:text-style-name="P7" draw:layer="layout" svg:width="0.125cm" svg:height="0.133cm" draw:transform="rotate (-0.52970742798028) translate (38.8116081453293cm 25.4145339602805cm)" svg:viewBox="0 0 126 134" svg:d="M126 0c-103 45-126 134-126 134">
                <text:p/>
              </draw:path>
            </draw:g>
            <draw:g>
              <draw:line draw:style-name="gr8" draw:text-style-name="P7" draw:layer="layout" svg:x1="38.92cm" svg:y1="25.848cm" svg:x2="38.744cm" svg:y2="26.21cm">
                <text:p/>
              </draw:line>
              <draw:path draw:style-name="gr8" draw:text-style-name="P7" draw:layer="layout" svg:width="0.13cm" svg:height="0.145cm" draw:transform="skewX (0.114319066005629) rotate (-2.55830361757329) translate (38.92cm 26.2687319034853cm)" svg:viewBox="0 0 131 146" svg:d="M0 0c106 49 131 146 131 146">
                <text:p/>
              </draw:path>
            </draw:g>
            <draw:g>
              <draw:line draw:style-name="gr8" draw:text-style-name="P7" draw:layer="layout" svg:x1="38.92cm" svg:y1="26.693cm" svg:x2="38.744cm" svg:y2="26.331cm">
                <text:p/>
              </draw:line>
              <draw:path draw:style-name="gr8" draw:text-style-name="P7" draw:layer="layout" svg:width="0.13cm" svg:height="0.145cm" draw:transform="skewX (-0.114319066005629) rotate (-0.583289036016505) translate (38.8104917875155cm 26.2000058766199cm)" svg:viewBox="0 0 131 146" svg:d="M131 0c-106 49-131 146-131 146">
                <text:p/>
              </draw:path>
            </draw:g>
            <draw:g>
              <draw:line draw:style-name="gr8" draw:text-style-name="P7" draw:layer="layout" svg:x1="38.92cm" svg:y1="27.688cm" svg:x2="38.796cm" svg:y2="27.466cm">
                <text:p/>
              </draw:line>
              <draw:path draw:style-name="gr8" draw:text-style-name="P7" draw:layer="layout" svg:width="0.086cm" svg:height="0.093cm" draw:transform="skewX (0.0263544717051144) rotate (-0.525169571925094) translate (38.845025750594cm 27.3859505304339cm)" svg:viewBox="0 0 87 94" svg:d="M87 0c-72 31-87 94-87 94">
                <text:p/>
              </draw:path>
            </draw:g>
            <draw:g>
              <draw:line draw:style-name="gr8" draw:text-style-name="P7" draw:layer="layout" svg:x1="38.92cm" svg:y1="27.168cm" svg:x2="38.796cm" svg:y2="27.39cm">
                <text:p/>
              </draw:line>
              <draw:path draw:style-name="gr8" draw:text-style-name="P7" draw:layer="layout" svg:width="0.086cm" svg:height="0.093cm" draw:transform="skewX (-0.0256563400043167) rotate (-2.6164230816647) translate (38.92cm 27.4266058981233cm)" svg:viewBox="0 0 87 94" svg:d="M0 0c71 31 87 94 87 94">
                <text:p/>
              </draw:path>
            </draw:g>
            <draw:g>
              <draw:line draw:style-name="gr8" draw:text-style-name="P7" draw:layer="layout" svg:x1="38.92cm" svg:y1="26.692cm" svg:x2="38.744cm" svg:y2="26.965cm">
                <text:p/>
              </draw:line>
              <draw:path draw:style-name="gr8" draw:text-style-name="P7" draw:layer="layout" svg:width="0.122cm" svg:height="0.117cm" draw:transform="skewX (-0.124441975667196) rotate (-2.6778586713349) translate (38.92cm 27.0092895442359cm)" svg:viewBox="0 0 123 118" svg:d="M0 0c99 40 123 118 123 118">
                <text:p/>
              </draw:path>
            </draw:g>
            <draw:g>
              <draw:line draw:style-name="gr8" draw:text-style-name="P7" draw:layer="layout" svg:x1="32.145cm" svg:y1="28.598cm" svg:x2="32.145cm" svg:y2="28.299cm">
                <text:p/>
              </draw:line>
              <draw:path draw:style-name="gr8" draw:text-style-name="P7" draw:layer="layout" svg:width="0.336cm" svg:height="0.255cm" draw:transform="rotate (-1.70640840967486) translate (32.4440000017224cm 28.299000000235cm)" svg:viewBox="0 0 337 256" svg:d="M0 0c289 0 337 256 337 256">
                <text:p/>
              </draw:path>
            </draw:g>
            <draw:g>
              <draw:line draw:style-name="gr8" draw:text-style-name="P7" draw:layer="layout" svg:x1="32.574cm" svg:y1="28.598cm" svg:x2="32.574cm" svg:y2="28.299cm">
                <text:p/>
              </draw:line>
              <draw:path draw:style-name="gr8" draw:text-style-name="P7" draw:layer="layout" svg:width="0.336cm" svg:height="0.255cm" draw:transform="rotate (-1.70640840967486) translate (32.8730000017224cm 28.299000000235cm)" svg:viewBox="0 0 337 256" svg:d="M0 0c289 0 337 256 337 256">
                <text:p/>
              </draw:path>
            </draw:g>
            <draw:g>
              <draw:line draw:style-name="gr8" draw:text-style-name="P7" draw:layer="layout" svg:x1="33.029cm" svg:y1="28.598cm" svg:x2="33.029cm" svg:y2="28.299cm">
                <text:p/>
              </draw:line>
              <draw:path draw:style-name="gr8" draw:text-style-name="P7" draw:layer="layout" svg:width="0.336cm" svg:height="0.255cm" draw:transform="rotate (-1.70640840967486) translate (33.3280000017224cm 28.299000000235cm)" svg:viewBox="0 0 337 256" svg:d="M0 0c289 0 337 256 337 256">
                <text:p/>
              </draw:path>
            </draw:g>
            <draw:g>
              <draw:line draw:style-name="gr8" draw:text-style-name="P7" draw:layer="layout" svg:x1="33.432cm" svg:y1="28.598cm" svg:x2="33.432cm" svg:y2="28.299cm">
                <text:p/>
              </draw:line>
              <draw:path draw:style-name="gr8" draw:text-style-name="P7" draw:layer="layout" svg:width="0.336cm" svg:height="0.255cm" draw:transform="rotate (-1.70640840967486) translate (33.7310000017224cm 28.299000000235cm)" svg:viewBox="0 0 337 256" svg:d="M0 0c289 0 337 256 337 256">
                <text:p/>
              </draw:path>
            </draw:g>
            <draw:g>
              <draw:line draw:style-name="gr8" draw:text-style-name="P7" draw:layer="layout" svg:x1="33.874cm" svg:y1="28.598cm" svg:x2="33.874cm" svg:y2="28.299cm">
                <text:p/>
              </draw:line>
              <draw:path draw:style-name="gr8" draw:text-style-name="P7" draw:layer="layout" svg:width="0.336cm" svg:height="0.255cm" draw:transform="rotate (-1.70640840967486) translate (34.1730000017224cm 28.299000000235cm)" svg:viewBox="0 0 337 256" svg:d="M0 0c289 0 337 256 337 256">
                <text:p/>
              </draw:path>
            </draw:g>
            <draw:g>
              <draw:line draw:style-name="gr8" draw:text-style-name="P7" draw:layer="layout" svg:x1="34.329cm" svg:y1="28.598cm" svg:x2="34.329cm" svg:y2="28.299cm">
                <text:p/>
              </draw:line>
              <draw:path draw:style-name="gr8" draw:text-style-name="P7" draw:layer="layout" svg:width="0.336cm" svg:height="0.255cm" draw:transform="rotate (-1.70640840967486) translate (34.6280000017224cm 28.299000000235cm)" svg:viewBox="0 0 337 256" svg:d="M0 0c289 0 337 256 337 256">
                <text:p/>
              </draw:path>
            </draw:g>
            <draw:g>
              <draw:line draw:style-name="gr8" draw:text-style-name="P7" draw:layer="layout" svg:x1="34.758cm" svg:y1="28.598cm" svg:x2="34.758cm" svg:y2="28.299cm">
                <text:p/>
              </draw:line>
              <draw:path draw:style-name="gr8" draw:text-style-name="P7" draw:layer="layout" svg:width="0.336cm" svg:height="0.255cm" draw:transform="rotate (-1.70640840967486) translate (35.0570000017224cm 28.299000000235cm)" svg:viewBox="0 0 337 256" svg:d="M0 0c289 0 337 256 337 256">
                <text:p/>
              </draw:path>
            </draw:g>
            <draw:g>
              <draw:line draw:style-name="gr8" draw:text-style-name="P7" draw:layer="layout" svg:x1="35.824cm" svg:y1="27.88cm" svg:x2="36.169cm" svg:y2="27.88cm">
                <text:p/>
              </draw:line>
              <draw:path draw:style-name="gr8" draw:text-style-name="P7" draw:layer="layout" svg:width="0.386cm" svg:height="0.256cm" draw:transform="skewX (0.0368264472170803) rotate (3.02517919248177) translate (36.1687181071816cm 28.1789963449157cm)" svg:viewBox="0 0 387 257" svg:d="M0 0c332 0 387 257 387 257">
                <text:p/>
              </draw:path>
            </draw:g>
            <draw:g>
              <draw:line draw:style-name="gr8" draw:text-style-name="P7" draw:layer="layout" svg:x1="35.464cm" svg:y1="27.878cm" svg:x2="35.119cm" svg:y2="27.878cm">
                <text:p/>
              </draw:line>
              <draw:path draw:style-name="gr8" draw:text-style-name="P7" draw:layer="layout" svg:width="0.386cm" svg:height="0.256cm" draw:transform="skewX (-0.0368264472170804) rotate (-3.02552825833217) translate (35.5034539740021cm 28.1322063425846cm)" svg:viewBox="0 0 387 257" svg:d="M387 0c-333 1-387 257-387 257">
                <text:p/>
              </draw:path>
            </draw:g>
            <draw:g>
              <draw:line draw:style-name="gr8" draw:text-style-name="P7" draw:layer="layout" svg:x1="36.525cm" svg:y1="28.596cm" svg:x2="36.525cm" svg:y2="28.297cm">
                <text:p/>
              </draw:line>
              <draw:path draw:style-name="gr8" draw:text-style-name="P7" draw:layer="layout" svg:width="0.335cm" svg:height="0.255cm" draw:transform="rotate (1.70518667919846) translate (36.2710683766313cm 28.6303329024973cm)" svg:viewBox="0 0 336 256" svg:d="M336 0c-288 0-336 256-336 256">
                <text:p/>
              </draw:path>
            </draw:g>
            <draw:g>
              <draw:line draw:style-name="gr8" draw:text-style-name="P7" draw:layer="layout" svg:x1="36.955cm" svg:y1="28.596cm" svg:x2="36.955cm" svg:y2="28.297cm">
                <text:p/>
              </draw:line>
              <draw:path draw:style-name="gr8" draw:text-style-name="P7" draw:layer="layout" svg:width="0.335cm" svg:height="0.255cm" draw:transform="rotate (1.70518667919846) translate (36.7010683766313cm 28.630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397cm" svg:y1="28.596cm" svg:x2="37.397cm" svg:y2="28.297cm">
                <text:p/>
              </draw:line>
              <draw:path draw:style-name="gr8" draw:text-style-name="P7" draw:layer="layout" svg:width="0.335cm" svg:height="0.255cm" draw:transform="rotate (1.70518667919846) translate (37.1430683766313cm 28.630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839cm" svg:y1="28.596cm" svg:x2="37.839cm" svg:y2="28.297cm">
                <text:p/>
              </draw:line>
              <draw:path draw:style-name="gr8" draw:text-style-name="P7" draw:layer="layout" svg:width="0.335cm" svg:height="0.255cm" draw:transform="rotate (1.70518667919846) translate (37.5850683766313cm 28.630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644cm" svg:y1="27.22cm" svg:x2="38.07cm" svg:y2="27.22cm">
                <text:p/>
              </draw:line>
              <draw:path draw:style-name="gr8" draw:text-style-name="P7" draw:layer="layout" svg:width="0.479cm" svg:height="0.367cm" draw:transform="rotate (3.00737683411143) translate (38.07cm 27.649cm)" svg:viewBox="0 0 480 368" svg:d="M0 0c411 1 480 368 480 368">
                <text:p/>
              </draw:path>
            </draw:g>
            <draw:g>
              <draw:line draw:style-name="gr8" draw:text-style-name="P7" draw:layer="layout" svg:x1="32.296cm" svg:y1="27.211cm" svg:x2="31.87cm" svg:y2="27.211cm">
                <text:p/>
              </draw:line>
              <draw:path draw:style-name="gr8" draw:text-style-name="P7" draw:layer="layout" svg:width="0.479cm" svg:height="0.367cm" draw:transform="rotate (-3.00737683411143) translate (32.3455059468877cm 27.5758223027152cm)" svg:viewBox="0 0 480 368" svg:d="M480 0c-412 1-480 368-480 368">
                <text:p/>
              </draw:path>
            </draw:g>
            <draw:g>
              <draw:line draw:style-name="gr8" draw:text-style-name="P7" draw:layer="layout" svg:x1="31.767cm" svg:y1="28.175cm" svg:x2="31.767cm" svg:y2="27.749cm">
                <text:p/>
              </draw:line>
              <draw:path draw:style-name="gr8" draw:text-style-name="P7" draw:layer="layout" svg:width="0.479cm" svg:height="0.367cm" draw:transform="rotate (1.70501214627326) translate (31.4022380460424cm 28.2246421428719cm)" svg:viewBox="0 0 480 368" svg:d="M480 0c-412 1-480 368-480 368">
                <text:p/>
              </draw:path>
            </draw:g>
            <draw:g>
              <draw:line draw:style-name="gr8" draw:text-style-name="P7" draw:layer="layout" svg:x1="32.795cm" svg:y1="26.947cm" svg:x2="32.22cm" svg:y2="26.947cm">
                <text:p/>
              </draw:line>
              <draw:path draw:style-name="gr8" draw:text-style-name="P7" draw:layer="layout" svg:width="0.645cm" svg:height="0.435cm" draw:transform="skewX (0.0354301838154849) rotate (-0.116937059883621) translate (32.2203297428972cm 26.440005039522cm)" svg:viewBox="0 0 646 436" svg:d="M0 0c554 2 646 436 646 436">
                <text:p/>
              </draw:path>
            </draw:g>
            <draw:g>
              <draw:line draw:style-name="gr8" draw:text-style-name="P7" draw:layer="layout" svg:x1="36.994cm" svg:y1="26.947cm" svg:x2="37.569cm" svg:y2="26.947cm">
                <text:p/>
              </draw:line>
              <draw:path draw:style-name="gr8" draw:text-style-name="P7" draw:layer="layout" svg:width="0.645cm" svg:height="0.436cm" draw:transform="skewX (-0.0354301838154849) rotate (0.116762526958421) translate (36.9274433617286cm 26.5152184301971cm)" svg:viewBox="0 0 646 437" svg:d="M646 0c-554 2-646 437-646 437">
                <text:p/>
              </draw:path>
            </draw:g>
            <draw:g>
              <draw:line draw:style-name="gr8" draw:text-style-name="P7" draw:layer="layout" svg:x1="41.076cm" svg:y1="29.378cm" svg:x2="41.076cm" svg:y2="29.869cm">
                <text:p/>
              </draw:line>
              <draw:path draw:style-name="gr8" draw:text-style-name="P7" draw:layer="layout" svg:width="0.549cm" svg:height="0.368cm" draw:transform="skewX (0.0349065850398866) rotate (1.45420833276168) translate (40.647cm 29.869cm)" svg:viewBox="0 0 550 369" svg:d="M0 0c473 1 550 369 550 369">
                <text:p/>
              </draw:path>
            </draw:g>
            <draw:g>
              <draw:line draw:style-name="gr8" draw:text-style-name="P7" draw:layer="layout" svg:x1="24.475cm" svg:y1="31.167cm" svg:x2="24.475cm" svg:y2="30.663cm">
                <text:p/>
              </draw:line>
              <draw:path draw:style-name="gr8" draw:text-style-name="P7" draw:layer="layout" svg:width="0.565cm" svg:height="0.368cm" draw:transform="skewX (0.0441568300754566) rotate (-1.68459179402493) translate (24.9037682644203cm 30.6626094979388cm)" svg:viewBox="0 0 566 369" svg:d="M0 0c485 1 566 369 566 369">
                <text:p/>
              </draw:path>
            </draw:g>
            <draw:g>
              <draw:line draw:style-name="gr8" draw:text-style-name="P7" draw:layer="layout" svg:x1="24.839cm" svg:y1="32.298cm" svg:x2="24.335cm" svg:y2="32.298cm">
                <text:p/>
              </draw:line>
              <draw:path draw:style-name="gr8" draw:text-style-name="P7" draw:layer="layout" svg:width="0.565cm" svg:height="0.368cm" draw:transform="skewX (0.0441568300754565) rotate (-0.113795467230031) translate (24.3346094979388cm 31.8692317355797cm)" svg:viewBox="0 0 566 369" svg:d="M0 0c485 1 566 369 566 369">
                <text:p/>
              </draw:path>
            </draw:g>
            <draw:g>
              <draw:line draw:style-name="gr8" draw:text-style-name="P7" draw:layer="layout" svg:x1="24.969cm" svg:y1="29.729cm" svg:x2="25.413cm" svg:y2="29.729cm">
                <text:p/>
              </draw:line>
              <draw:path draw:style-name="gr8" draw:text-style-name="P7" draw:layer="layout" svg:width="0.498cm" svg:height="0.367cm" draw:transform="skewX (-0.00802851455917389) rotate (0.129852496348378) translate (24.9187771360139cm 29.3648158868682cm)" svg:viewBox="0 0 499 368" svg:d="M499 0c-429 0-499 368-499 368">
                <text:p/>
              </draw:path>
            </draw:g>
            <draw:g>
              <draw:line draw:style-name="gr8" draw:text-style-name="P7" draw:layer="layout" svg:x1="22.2cm" svg:y1="29.402cm" svg:x2="22.2cm" svg:y2="29.859cm">
                <text:p/>
              </draw:line>
              <draw:path draw:style-name="gr8" draw:text-style-name="P7" draw:layer="layout" svg:width="0.512cm" svg:height="0.367cm" draw:transform="skewX (-0.0158824961931484) rotate (-1.44460902187571) translate (22.5641802128071cm 29.3502309992353cm)" svg:viewBox="0 0 513 368" svg:d="M513 0c-441 0-513 368-513 368">
                <text:p/>
              </draw:path>
            </draw:g>
            <draw:g>
              <draw:line draw:style-name="gr8" draw:text-style-name="P7" draw:layer="layout" svg:x1="20.89cm" svg:y1="29.488cm" svg:x2="20.446cm" svg:y2="29.488cm">
                <text:p/>
              </draw:line>
              <draw:path draw:style-name="gr8" draw:text-style-name="P7" draw:layer="layout" svg:width="0.498cm" svg:height="0.367cm" draw:transform="skewX (0.00925024503556995) rotate (-0.128805298797183) translate (20.4456559862794cm 29.0592317355797cm)" svg:viewBox="0 0 499 368" svg:d="M0 0c428 1 499 368 499 368">
                <text:p/>
              </draw:path>
            </draw:g>
            <draw:g>
              <draw:line draw:style-name="gr8" draw:text-style-name="P7" draw:layer="layout" svg:x1="25.268cm" svg:y1="25.634cm" svg:x2="25.268cm" svg:y2="25.19cm">
                <text:p/>
              </draw:line>
              <draw:path draw:style-name="gr8" draw:text-style-name="P7" draw:layer="layout" svg:width="0.498cm" svg:height="0.367cm" draw:transform="skewX (-0.00802851455917391) rotate (1.70064882314327) translate (24.9038158868682cm 25.6842228639861cm)" svg:viewBox="0 0 499 368" svg:d="M499 0c-429 0-499 368-499 368">
                <text:p/>
              </draw:path>
            </draw:g>
            <draw:g>
              <draw:line draw:style-name="gr8" draw:text-style-name="P7" draw:layer="layout" svg:x1="20.946cm" svg:y1="27.072cm" svg:x2="21.321cm" svg:y2="26.64cm">
                <text:p/>
              </draw:line>
              <draw:line draw:style-name="gr8" draw:text-style-name="P7" draw:layer="layout" svg:x1="21.953cm" svg:y1="25.914cm" svg:x2="22.328cm" svg:y2="25.482cm">
                <text:p/>
              </draw:line>
            </draw:g>
            <draw:g>
              <draw:line draw:style-name="gr8" draw:text-style-name="P7" draw:layer="layout" svg:x1="15.292cm" svg:y1="30.181cm" svg:x2="15.292cm" svg:y2="30.625cm">
                <text:p/>
              </draw:line>
              <draw:path draw:style-name="gr8" draw:text-style-name="P7" draw:layer="layout" svg:width="0.498cm" svg:height="0.368cm" draw:transform="skewX (-0.00907571211037052) rotate (-1.44216556092291) translate (15.6568657737662cm 30.1307577783774cm)" svg:viewBox="0 0 499 369" svg:d="M499 0c-429 1-499 369-499 369">
                <text:p/>
              </draw:path>
            </draw:g>
            <draw:g>
              <draw:line draw:style-name="gr8" draw:text-style-name="P7" draw:layer="layout" svg:x1="12.601cm" svg:y1="22.456cm" svg:x2="13.045cm" svg:y2="22.456cm">
                <text:p/>
              </draw:line>
              <draw:path draw:style-name="gr8" draw:text-style-name="P7" draw:layer="layout" svg:width="0.498cm" svg:height="0.367cm" draw:transform="skewX (0.00925024503556995) rotate (3.01278735479261) translate (13.0453440137206cm 22.8847682644203cm)" svg:viewBox="0 0 499 368" svg:d="M0 0c428 1 499 368 499 368">
                <text:p/>
              </draw:path>
            </draw:g>
            <draw:g>
              <draw:line draw:style-name="gr8" draw:text-style-name="P7" draw:layer="layout" svg:x1="12.599cm" svg:y1="18.937cm" svg:x2="13.043cm" svg:y2="18.937cm">
                <text:p/>
              </draw:line>
              <draw:path draw:style-name="gr8" draw:text-style-name="P7" draw:layer="layout" svg:width="0.498cm" svg:height="0.367cm" draw:transform="skewX (-0.00925024503556995) rotate (0.128456232946783) translate (12.5487450689385cm 18.5721177767756cm)" svg:viewBox="0 0 499 368" svg:d="M499 0c-429 1-499 368-499 368">
                <text:p/>
              </draw:path>
            </draw:g>
            <draw:g>
              <draw:line draw:style-name="gr8" draw:text-style-name="P7" draw:layer="layout" svg:x1="15.664cm" svg:y1="31.03cm" svg:x2="15.22cm" svg:y2="31.03cm">
                <text:p/>
              </draw:line>
              <draw:path draw:style-name="gr8" draw:text-style-name="P7" draw:layer="layout" svg:width="0.498cm" svg:height="0.368cm" draw:transform="skewX (-0.00907571211037051) rotate (-3.01296188771781) translate (15.7142422216226cm 31.3948657737662cm)" svg:viewBox="0 0 499 369" svg:d="M499 0c-429 1-499 369-499 369">
                <text:p/>
              </draw:path>
            </draw:g>
            <draw:g>
              <draw:line draw:style-name="gr8" draw:text-style-name="P7" draw:layer="layout" svg:x1="14.493cm" svg:y1="16.443cm" svg:x2="14.01cm" svg:y2="16.443cm">
                <text:p/>
              </draw:line>
              <draw:path draw:style-name="gr8" draw:text-style-name="P7" draw:layer="layout" svg:width="0.541cm" svg:height="0.368cm" draw:transform="skewX (0.032637657012294) rotate (-0.118158790360017) translate (14.009625768858cm 16.0142317355797cm)" svg:viewBox="0 0 542 369" svg:d="M0 0c465 1 542 369 542 369">
                <text:p/>
              </draw:path>
            </draw:g>
            <draw:g>
              <draw:line draw:style-name="gr8" draw:text-style-name="P7" draw:layer="layout" svg:x1="14.136cm" svg:y1="13.622cm" svg:x2="14.136cm" svg:y2="13.237cm">
                <text:p/>
              </draw:line>
              <draw:path draw:style-name="gr8" draw:text-style-name="P7" draw:layer="layout" svg:width="0.434cm" svg:height="0.366cm" draw:transform="skewX (-0.0270526034059121) rotate (-1.72019651076561) translate (14.5650817506712cm 13.2367529750142cm)" svg:viewBox="0 0 435 367" svg:d="M0 0c372 1 435 367 435 367">
                <text:p/>
              </draw:path>
            </draw:g>
            <draw:g>
              <draw:line draw:style-name="gr8" draw:text-style-name="P7" draw:layer="layout" svg:x1="20.041cm" svg:y1="17.013cm" svg:x2="20.041cm" svg:y2="17.234cm">
                <text:p/>
              </draw:line>
              <draw:path draw:style-name="gr8" draw:text-style-name="P7" draw:layer="layout" svg:width="0.247cm" svg:height="0.167cm" draw:transform="skewX (-0.0361283155162826) rotate (-1.45281206936008) translate (20.2066463749524cm 16.9870957141607cm)" svg:viewBox="0 0 248 168" svg:d="M248 0c-212 0-248 168-248 168">
                <text:p/>
              </draw:path>
            </draw:g>
            <draw:g>
              <draw:line draw:style-name="gr8" draw:text-style-name="P7" draw:layer="layout" svg:x1="17.247cm" svg:y1="16.938cm" svg:x2="17.247cm" svg:y2="17.614cm">
                <text:p/>
              </draw:line>
              <draw:path draw:style-name="gr8" draw:text-style-name="P7" draw:layer="layout" svg:width="0.758cm" svg:height="0.458cm" draw:transform="skewX (0.0657989128001863) rotate (1.46537843997444) translate (16.7142879139021cm 17.6135237686377cm)" svg:viewBox="0 0 759 459" svg:d="M0 0c650 1 759 459 759 459">
                <text:p/>
              </draw:path>
            </draw:g>
            <draw:g>
              <draw:line draw:style-name="gr8" draw:text-style-name="P7" draw:layer="layout" svg:x1="18.495cm" svg:y1="15.441cm" svg:x2="18.357cm" svg:y2="15.686cm">
                <text:p/>
              </draw:line>
              <draw:path draw:style-name="gr8" draw:text-style-name="P7" draw:layer="layout" svg:width="0.099cm" svg:height="0.102cm" draw:transform="rotate (-2.62253173404668) translate (18.495cm 15.7264611260054cm)" svg:viewBox="0 0 100 103" svg:d="M0 0c81 34 100 103 100 103">
                <text:p/>
              </draw:path>
            </draw:g>
            <draw:g>
              <draw:line draw:style-name="gr8" draw:text-style-name="P7" draw:layer="layout" svg:x1="17.72cm" svg:y1="15.91cm" svg:x2="17.845cm" svg:y2="16.155cm">
                <text:p/>
              </draw:line>
              <draw:path draw:style-name="gr8" draw:text-style-name="P7" draw:layer="layout" svg:width="0.093cm" svg:height="0.099cm" draw:transform="skewX (-0.0972148393360842) rotate (2.57959663444762) translate (17.7998077500533cm 16.2447241103702cm)" svg:viewBox="0 0 94 100" svg:d="M94 0c-75 34-94 100-94 100">
                <text:p/>
              </draw:path>
            </draw:g>
            <draw:g>
              <draw:line draw:style-name="gr8" draw:text-style-name="P7" draw:layer="layout" svg:x1="17.72cm" svg:y1="16.48cm" svg:x2="17.845cm" svg:y2="16.235cm">
                <text:p/>
              </draw:line>
              <draw:path draw:style-name="gr8" draw:text-style-name="P7" draw:layer="layout" svg:width="0.091cm" svg:height="0.099cm" draw:transform="skewX (0.072954762733363) rotate (0.563741348394168) translate (17.72cm 16.1955335120643cm)" svg:viewBox="0 0 92 100" svg:d="M0 0c74 34 92 100 92 100">
                <text:p/>
              </draw:path>
            </draw:g>
            <draw:g>
              <draw:line draw:style-name="gr8" draw:text-style-name="P7" draw:layer="layout" svg:x1="17.72cm" svg:y1="16.547cm" svg:x2="17.845cm" svg:y2="16.792cm">
                <text:p/>
              </draw:line>
              <draw:path draw:style-name="gr8" draw:text-style-name="P7" draw:layer="layout" svg:width="0.093cm" svg:height="0.099cm" draw:transform="skewX (-0.0972148393360842) rotate (2.57959663444762) translate (17.7998077500532cm 16.8817241103702cm)" svg:viewBox="0 0 94 100" svg:d="M94 0c-75 34-94 100-94 100">
                <text:p/>
              </draw:path>
            </draw:g>
            <draw:g>
              <draw:line draw:style-name="gr8" draw:text-style-name="P7" draw:layer="layout" svg:x1="17.72cm" svg:y1="17.117cm" svg:x2="17.845cm" svg:y2="16.872cm">
                <text:p/>
              </draw:line>
              <draw:path draw:style-name="gr8" draw:text-style-name="P7" draw:layer="layout" svg:width="0.091cm" svg:height="0.099cm" draw:transform="skewX (0.072954762733363) rotate (0.563741348394168) translate (17.72cm 16.8325335120643cm)" svg:viewBox="0 0 92 100" svg:d="M0 0c74 34 92 100 92 100">
                <text:p/>
              </draw:path>
            </draw:g>
            <draw:g>
              <draw:line draw:style-name="gr8" draw:text-style-name="P7" draw:layer="layout" svg:x1="17.72cm" svg:y1="17.431cm" svg:x2="17.845cm" svg:y2="17.22cm">
                <text:p/>
              </draw:line>
              <draw:path draw:style-name="gr8" draw:text-style-name="P7" draw:layer="layout" svg:width="0.087cm" svg:height="0.089cm" draw:transform="skewX (-0.0555014702134198) rotate (0.500734962397173) translate (17.72cm 17.185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17.72cm" svg:y1="17.457cm" svg:x2="18.038cm" svg:y2="17.288cm">
                  <text:p/>
                </draw:line>
                <draw:path draw:style-name="gr8" draw:text-style-name="P7" draw:layer="layout" svg:width="0.125cm" svg:height="0.131cm" draw:transform="skewX (-0.0649262481741889) rotate (-2.11760798144472) translate (18.1555135191647cm 17.349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18.469cm" svg:y1="17.457cm" svg:x2="18.151cm" svg:y2="17.288cm">
                  <text:p/>
                </draw:line>
                <draw:path draw:style-name="gr8" draw:text-style-name="P7" draw:layer="layout" svg:width="0.125cm" svg:height="0.131cm" draw:transform="skewX (0.0649262481741891) rotate (2.11760798144472) translate (18.0989946380697cm 17.457cm)" svg:viewBox="0 0 126 132" svg:d="M0 0c101 44 126 132 126 132">
                  <text:p/>
                </draw:path>
              </draw:g>
            </draw:g>
            <draw:g>
              <draw:g>
                <draw:line draw:style-name="gr8" draw:text-style-name="P7" draw:layer="layout" svg:x1="18.495cm" svg:y1="15.805cm" svg:x2="18.404cm" svg:y2="15.973cm">
                  <text:p/>
                </draw:line>
                <draw:path draw:style-name="gr8" draw:text-style-name="P7" draw:layer="layout" svg:width="0.063cm" svg:height="0.069cm" draw:transform="rotate (-2.60490390860154) translate (18.495cm 15.9999490616622cm)" svg:viewBox="0 0 64 70" svg:d="M0 0c53 23 64 70 64 70">
                  <text:p/>
                </draw:path>
              </draw:g>
              <draw:g>
                <draw:line draw:style-name="gr8" draw:text-style-name="P7" draw:layer="layout" svg:x1="18.495cm" svg:y1="16.196cm" svg:x2="18.404cm" svg:y2="16.028cm">
                  <text:p/>
                </draw:line>
                <draw:path draw:style-name="gr8" draw:text-style-name="P7" draw:layer="layout" svg:width="0.063cm" svg:height="0.069cm" draw:transform="rotate (-0.542273798594638) translate (18.4403159129939cm 15.968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18.495cm" svg:y1="16.274cm" svg:x2="18.339cm" svg:y2="16.525cm">
                  <text:p/>
                </draw:line>
                <draw:path draw:style-name="gr8" draw:text-style-name="P7" draw:layer="layout" svg:width="0.106cm" svg:height="0.107cm" draw:transform="skewX (-0.115715329407224) rotate (-2.66319790561815) translate (18.495cm 16.565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18.495cm" svg:y1="16.859cm" svg:x2="18.339cm" svg:y2="16.608cm">
                  <text:p/>
                </draw:line>
                <draw:path draw:style-name="gr8" draw:text-style-name="P7" draw:layer="layout" svg:width="0.106cm" svg:height="0.107cm" draw:transform="skewX (0.11065387457644) rotate (-0.481361807700037) translate (18.3998980728283cm 16.517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18.495cm" svg:y1="17.209cm" svg:x2="18.378cm" svg:y2="16.986cm">
                <text:p/>
              </draw:line>
              <draw:path draw:style-name="gr8" draw:text-style-name="P7" draw:layer="layout" svg:width="0.085cm" svg:height="0.091cm" draw:transform="skewX (-0.0525344104850293) rotate (-0.547684319275821) translate (18.4217693640488cm 16.9047343718503cm)" svg:viewBox="0 0 86 92" svg:d="M86 0c-70 31-86 92-86 92">
                <text:p/>
              </draw:path>
            </draw:g>
            <draw:g>
              <draw:line draw:style-name="gr8" draw:text-style-name="P7" draw:layer="layout" svg:x1="18.495cm" svg:y1="17.432cm" svg:x2="18.417cm" svg:y2="17.309cm">
                <text:p/>
              </draw:line>
              <draw:path draw:style-name="gr8" draw:text-style-name="P7" draw:layer="layout" svg:width="0.052cm" svg:height="0.052cm" draw:transform="skewX (0.141895268187139) rotate (-0.469668101711674) translate (18.4478567281515cm 17.2648446243637cm)" svg:viewBox="0 0 53 53" svg:d="M53 0c-44 18-53 53-53 53">
                <text:p/>
              </draw:path>
            </draw:g>
            <draw:g>
              <draw:line draw:style-name="gr8" draw:text-style-name="P7" draw:layer="layout" svg:x1="17.72cm" svg:y1="15.441cm" svg:x2="17.858cm" svg:y2="15.686cm">
                <text:p/>
              </draw:line>
              <draw:path draw:style-name="gr8" draw:text-style-name="P7" draw:layer="layout" svg:width="0.099cm" svg:height="0.102cm" draw:transform="rotate (2.62602239255067) translate (17.8072926993951cm 15.7759294400596cm)" svg:viewBox="0 0 100 103" svg:d="M100 0c-80 34-100 103-100 103">
                <text:p/>
              </draw:path>
            </draw:g>
            <draw:g>
              <draw:line draw:style-name="gr8" draw:text-style-name="P7" draw:layer="layout" svg:x1="18.941cm" svg:y1="17.612cm" svg:x2="19.249cm" svg:y2="17.808cm">
                <text:p/>
              </draw:line>
              <draw:path draw:style-name="gr8" draw:text-style-name="P7" draw:layer="layout" svg:width="0.136cm" svg:height="0.132cm" draw:transform="skewX (-0.110653874576441) rotate (-1.10252448848482) translate (19.2990697050938cm 17.612cm)" svg:viewBox="0 0 137 133" svg:d="M0 0c111 45 137 133 137 133">
                <text:p/>
              </draw:path>
            </draw:g>
            <draw:g>
              <draw:line draw:style-name="gr8" draw:text-style-name="P7" draw:layer="layout" svg:x1="20.43cm" svg:y1="17.013cm" svg:x2="20.43cm" svg:y2="17.234cm">
                <text:p/>
              </draw:line>
              <draw:path draw:style-name="gr8" draw:text-style-name="P7" draw:layer="layout" svg:width="0.247cm" svg:height="0.167cm" draw:transform="skewX (0.0361283155162826) rotate (1.45281206936008) translate (20.2351053343544cm 17.2338443089777cm)" svg:viewBox="0 0 248 168" svg:d="M0 0c213 0 248 168 248 168">
                <text:p/>
              </draw:path>
            </draw:g>
            <draw:g>
              <draw:line draw:style-name="gr8" draw:text-style-name="P7" draw:layer="layout" svg:x1="20.666cm" svg:y1="16.142cm" svg:x2="20.666cm" svg:y2="16.625cm">
                <text:p/>
              </draw:line>
              <draw:path draw:style-name="gr8" draw:text-style-name="P7" draw:layer="layout" svg:width="0.542cm" svg:height="0.368cm" draw:transform="skewX (0.0349065850398866) rotate (1.45228847058448) translate (20.2372317355797cm 16.6246597341006cm)" svg:viewBox="0 0 543 369" svg:d="M0 0c465 1 543 369 543 369">
                <text:p/>
              </draw:path>
            </draw:g>
            <draw:g>
              <draw:line draw:style-name="gr8" draw:text-style-name="P7" draw:layer="layout" svg:x1="22.226cm" svg:y1="16.142cm" svg:x2="22.226cm" svg:y2="16.625cm">
                <text:p/>
              </draw:line>
              <draw:path draw:style-name="gr8" draw:text-style-name="P7" draw:layer="layout" svg:width="0.542cm" svg:height="0.368cm" draw:transform="skewX (0.0349065850398866) rotate (1.45228847058448) translate (21.7972317355797cm 16.6246597341006cm)" svg:viewBox="0 0 543 369" svg:d="M0 0c465 1 543 369 543 369">
                <text:p/>
              </draw:path>
            </draw:g>
            <draw:g>
              <draw:line draw:style-name="gr8" draw:text-style-name="P7" draw:layer="layout" svg:x1="19.47cm" svg:y1="14.831cm" svg:x2="19.771cm" svg:y2="14.831cm">
                <text:p/>
              </draw:line>
              <draw:path draw:style-name="gr8" draw:text-style-name="P7" draw:layer="layout" svg:width="0.338cm" svg:height="0.266cm" draw:transform="skewX (-0.0101229096615671) rotate (3.00214084635545) translate (19.7707879502366cm 15.1428314650329cm)" svg:viewBox="0 0 339 267" svg:d="M0 0c291 0 339 267 339 267">
                <text:p/>
              </draw:path>
            </draw:g>
            <draw:g>
              <draw:line draw:style-name="gr8" draw:text-style-name="P7" draw:layer="layout" svg:x1="19.47cm" svg:y1="14.389cm" svg:x2="19.771cm" svg:y2="14.389cm">
                <text:p/>
              </draw:line>
              <draw:path draw:style-name="gr8" draw:text-style-name="P7" draw:layer="layout" svg:width="0.338cm" svg:height="0.266cm" draw:transform="skewX (-0.0101229096615671) rotate (3.00214084635545) translate (19.7707879502366cm 14.7008314650329cm)" svg:viewBox="0 0 339 267" svg:d="M0 0c291 0 339 267 339 267">
                <text:p/>
              </draw:path>
            </draw:g>
            <draw:g>
              <draw:line draw:style-name="gr8" draw:text-style-name="P7" draw:layer="layout" svg:x1="19.47cm" svg:y1="13.96cm" svg:x2="19.771cm" svg:y2="13.96cm">
                <text:p/>
              </draw:line>
              <draw:path draw:style-name="gr8" draw:text-style-name="P7" draw:layer="layout" svg:width="0.338cm" svg:height="0.266cm" draw:transform="skewX (-0.0101229096615671) rotate (3.00214084635545) translate (19.7707879502366cm 14.2718314650329cm)" svg:viewBox="0 0 339 267" svg:d="M0 0c291 0 339 267 339 267">
                <text:p/>
              </draw:path>
            </draw:g>
            <draw:g>
              <draw:line draw:style-name="gr8" draw:text-style-name="P7" draw:layer="layout" svg:x1="20.629cm" svg:y1="14.831cm" svg:x2="20.328cm" svg:y2="14.831cm">
                <text:p/>
              </draw:line>
              <draw:path draw:style-name="gr8" draw:text-style-name="P7" draw:layer="layout" svg:width="0.337cm" svg:height="0.266cm" draw:transform="skewX (0.0127409035395586) rotate (-3.00161724757985) translate (20.6630889027505cm 15.095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629cm" svg:y1="14.389cm" svg:x2="20.328cm" svg:y2="14.389cm">
                <text:p/>
              </draw:line>
              <draw:path draw:style-name="gr8" draw:text-style-name="P7" draw:layer="layout" svg:width="0.337cm" svg:height="0.266cm" draw:transform="skewX (0.0127409035395586) rotate (-3.00161724757985) translate (20.6630889027505cm 14.653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629cm" svg:y1="13.96cm" svg:x2="20.328cm" svg:y2="13.96cm">
                <text:p/>
              </draw:line>
              <draw:path draw:style-name="gr8" draw:text-style-name="P7" draw:layer="layout" svg:width="0.337cm" svg:height="0.266cm" draw:transform="skewX (0.0127409035395586) rotate (-3.00161724757985) translate (20.6630889027505cm 14.2246483838054cm)" svg:viewBox="0 0 338 267" svg:d="M338 0c-291 0-338 267-338 267">
                <text:p/>
              </draw:path>
            </draw:g>
            <draw:g>
              <draw:line draw:style-name="gr8" draw:text-style-name="P7" draw:layer="layout" svg:x1="21.641cm" svg:y1="14.831cm" svg:x2="21.942cm" svg:y2="14.831cm">
                <text:p/>
              </draw:line>
              <draw:path draw:style-name="gr8" draw:text-style-name="P7" draw:layer="layout" svg:width="0.338cm" svg:height="0.266cm" draw:transform="skewX (-0.0101229096615671) rotate (3.00214084635545) translate (21.9417879502366cm 15.1428314650329cm)" svg:viewBox="0 0 339 267" svg:d="M0 0c291 0 339 267 339 267">
                <text:p/>
              </draw:path>
            </draw:g>
            <draw:g>
              <draw:line draw:style-name="gr8" draw:text-style-name="P7" draw:layer="layout" svg:x1="21.641cm" svg:y1="14.389cm" svg:x2="21.942cm" svg:y2="14.389cm">
                <text:p/>
              </draw:line>
              <draw:path draw:style-name="gr8" draw:text-style-name="P7" draw:layer="layout" svg:width="0.338cm" svg:height="0.266cm" draw:transform="skewX (-0.0101229096615671) rotate (3.00214084635545) translate (21.9417879502366cm 14.7008314650329cm)" svg:viewBox="0 0 339 267" svg:d="M0 0c291 0 339 267 339 267">
                <text:p/>
              </draw:path>
            </draw:g>
            <draw:g>
              <draw:line draw:style-name="gr8" draw:text-style-name="P7" draw:layer="layout" svg:x1="21.641cm" svg:y1="13.96cm" svg:x2="21.942cm" svg:y2="13.96cm">
                <text:p/>
              </draw:line>
              <draw:path draw:style-name="gr8" draw:text-style-name="P7" draw:layer="layout" svg:width="0.338cm" svg:height="0.266cm" draw:transform="skewX (-0.0101229096615671) rotate (3.00214084635545) translate (21.9417879502366cm 14.2718314650329cm)" svg:viewBox="0 0 339 267" svg:d="M0 0c291 0 339 267 339 267">
                <text:p/>
              </draw:path>
            </draw:g>
            <draw:g>
              <draw:line draw:style-name="gr8" draw:text-style-name="P7" draw:layer="layout" svg:x1="22.826cm" svg:y1="14.831cm" svg:x2="22.525cm" svg:y2="14.831cm">
                <text:p/>
              </draw:line>
              <draw:path draw:style-name="gr8" draw:text-style-name="P7" draw:layer="layout" svg:width="0.337cm" svg:height="0.266cm" draw:transform="skewX (0.0127409035395586) rotate (-3.00161724757985) translate (22.8600889027505cm 15.0956483838054cm)" svg:viewBox="0 0 338 267" svg:d="M338 0c-291 0-338 267-338 267">
                <text:p/>
              </draw:path>
            </draw:g>
            <draw:g>
              <draw:line draw:style-name="gr8" draw:text-style-name="P7" draw:layer="layout" svg:x1="22.826cm" svg:y1="14.389cm" svg:x2="22.525cm" svg:y2="14.389cm">
                <text:p/>
              </draw:line>
              <draw:path draw:style-name="gr8" draw:text-style-name="P7" draw:layer="layout" svg:width="0.337cm" svg:height="0.266cm" draw:transform="skewX (0.0127409035395586) rotate (-3.00161724757985) translate (22.8600889027505cm 14.6536483838054cm)" svg:viewBox="0 0 338 267" svg:d="M338 0c-291 0-338 267-338 267">
                <text:p/>
              </draw:path>
            </draw:g>
            <draw:g>
              <draw:line draw:style-name="gr8" draw:text-style-name="P7" draw:layer="layout" svg:x1="22.826cm" svg:y1="13.96cm" svg:x2="22.525cm" svg:y2="13.96cm">
                <text:p/>
              </draw:line>
              <draw:path draw:style-name="gr8" draw:text-style-name="P7" draw:layer="layout" svg:width="0.337cm" svg:height="0.266cm" draw:transform="skewX (0.0127409035395586) rotate (-3.00161724757985) translate (22.8600889027505cm 14.224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237cm" svg:y1="13.557cm" svg:x2="20.237cm" svg:y2="13.908cm">
                <text:p/>
              </draw:line>
              <draw:path draw:style-name="gr8" draw:text-style-name="P7" draw:layer="layout" svg:width="0.393cm" svg:height="0.267cm" draw:transform="skewX (0.0303687289847013) rotate (1.45089220718289) translate (19.9251685349671cm 13.9077527260234cm)" svg:viewBox="0 0 394 268" svg:d="M0 0c338 0 394 268 394 268">
                <text:p/>
              </draw:path>
            </draw:g>
            <draw:g>
              <draw:line draw:style-name="gr8" draw:text-style-name="P7" draw:layer="layout" svg:x1="22.865cm" svg:y1="16.729cm" svg:x2="22.382cm" svg:y2="16.729cm">
                <text:p/>
              </draw:line>
              <draw:path draw:style-name="gr8" draw:text-style-name="P7" draw:layer="layout" svg:width="0.543cm" svg:height="0.368cm" draw:transform="skewX (-0.0373500459926787) rotate (-3.02343386322978) translate (22.9225428778892cm 17.0936398561693cm)" svg:viewBox="0 0 544 369" svg:d="M544 0c-465 1-544 369-544 369">
                <text:p/>
              </draw:path>
            </draw:g>
            <draw:g>
              <draw:line draw:style-name="gr8" draw:text-style-name="P7" draw:layer="layout" svg:x1="23.322cm" svg:y1="17.612cm" svg:x2="23.63cm" svg:y2="17.808cm">
                <text:p/>
              </draw:line>
              <draw:path draw:style-name="gr8" draw:text-style-name="P7" draw:layer="layout" svg:width="0.136cm" svg:height="0.132cm" draw:transform="skewX (-0.11065387457644) rotate (-1.10252448848482) translate (23.6800697050938cm 17.612cm)" svg:viewBox="0 0 137 133" svg:d="M0 0c111 45 137 133 137 133">
                <text:p/>
              </draw:path>
            </draw:g>
            <draw:g>
              <draw:line draw:style-name="gr8" draw:text-style-name="P7" draw:layer="layout" svg:x1="24.071cm" svg:y1="16.938cm" svg:x2="24.071cm" svg:y2="17.614cm">
                <text:p/>
              </draw:line>
              <draw:path draw:style-name="gr8" draw:text-style-name="P7" draw:layer="layout" svg:width="0.758cm" svg:height="0.458cm" draw:transform="skewX (-0.066497044500984) rotate (-1.46555297289964) translate (24.5239986001359cm 16.8589016577085cm)" svg:viewBox="0 0 759 459" svg:d="M759 0c-651 1-759 459-759 459">
                <text:p/>
              </draw:path>
            </draw:g>
            <draw:g>
              <draw:line draw:style-name="gr8" draw:text-style-name="P7" draw:layer="layout" svg:x1="25.762cm" svg:y1="17.119cm" svg:x2="25.762cm" svg:y2="17.614cm">
                <text:p/>
              </draw:line>
              <draw:path draw:style-name="gr8" draw:text-style-name="P7" draw:layer="layout" svg:width="0.555cm" svg:height="0.357cm" draw:transform="skewX (-0.0492182849062401) rotate (-1.45787352419086) translate (26.1150856085342cm 17.0608578123423cm)" svg:viewBox="0 0 556 358" svg:d="M556 0c-476 1-556 358-556 358">
                <text:p/>
              </draw:path>
            </draw:g>
            <draw:g>
              <draw:line draw:style-name="gr8" draw:text-style-name="P7" draw:layer="layout" svg:x1="27.426cm" svg:y1="17.119cm" svg:x2="27.426cm" svg:y2="17.614cm">
                <text:p/>
              </draw:line>
              <draw:path draw:style-name="gr8" draw:text-style-name="P7" draw:layer="layout" svg:width="0.555cm" svg:height="0.357cm" draw:transform="skewX (-0.0492182849062401) rotate (-1.45787352419086) translate (27.7790856085342cm 17.0608578123423cm)" svg:viewBox="0 0 556 358" svg:d="M556 0c-476 1-556 358-556 358">
                <text:p/>
              </draw:path>
            </draw:g>
            <draw:g>
              <draw:line draw:style-name="gr8" draw:text-style-name="P7" draw:layer="layout" svg:x1="27.826cm" svg:y1="13.858cm" svg:x2="28.286cm" svg:y2="13.674cm">
                <text:p/>
              </draw:line>
              <draw:path draw:style-name="gr8" draw:text-style-name="P7" draw:layer="layout" svg:width="0.555cm" svg:height="0.356cm" draw:transform="skewX (0.0485201532054424) rotate (-2.87385914633386) translate (28.4401545757277cm 14.0597858770176cm)" svg:viewBox="0 0 556 357" svg:d="M0 0c477 0 556 357 556 357">
                <text:p/>
              </draw:path>
            </draw:g>
            <draw:g>
              <draw:line draw:style-name="gr8" draw:text-style-name="P7" draw:layer="layout" svg:x1="30.026cm" svg:y1="11.542cm" svg:x2="29.57cm" svg:y2="11.542cm">
                <text:p/>
              </draw:line>
              <draw:path draw:style-name="gr8" draw:text-style-name="P7" draw:layer="layout" svg:width="0.51cm" svg:height="0.367cm" draw:transform="skewX (0.0139626340159546) rotate (-0.125663706143592) translate (29.5697074197571cm 11.1129182493288cm)" svg:viewBox="0 0 511 368" svg:d="M0 0c440 1 511 368 511 368">
                <text:p/>
              </draw:path>
            </draw:g>
            <draw:g>
              <draw:line draw:style-name="gr8" draw:text-style-name="P7" draw:layer="layout" svg:x1="40.05cm" svg:y1="11.495cm" svg:x2="40.05cm" svg:y2="11.951cm">
                <text:p/>
              </draw:line>
              <draw:path draw:style-name="gr8" draw:text-style-name="P7" draw:layer="layout" svg:width="0.509cm" svg:height="0.367cm" draw:transform="skewX (0.0109955742875643) rotate (1.44478355480091) translate (39.6206390533552cm 11.9512974536268cm)" svg:viewBox="0 0 510 368" svg:d="M0 0c440 1 510 368 510 368">
                <text:p/>
              </draw:path>
            </draw:g>
            <draw:g>
              <draw:line draw:style-name="gr8" draw:text-style-name="P7" draw:layer="layout" svg:x1="38.126cm" svg:y1="12.474cm" svg:x2="37.717cm" svg:y2="12.271cm">
                <text:p/>
              </draw:line>
              <draw:path draw:style-name="gr8" draw:text-style-name="P7" draw:layer="layout" svg:width="0.51cm" svg:height="0.367cm" draw:transform="skewX (-0.0130899693899574) rotate (2.80736210183288) translate (38.0096401785864cm 12.8232191388692cm)" svg:viewBox="0 0 511 368" svg:d="M511 0c-440 1-511 368-511 368">
                <text:p/>
              </draw:path>
            </draw:g>
            <draw:g>
              <draw:line draw:style-name="gr8" draw:text-style-name="P7" draw:layer="layout" svg:x1="36.65cm" svg:y1="15.406cm" svg:x2="36.241cm" svg:y2="15.203cm">
                <text:p/>
              </draw:line>
              <draw:path draw:style-name="gr8" draw:text-style-name="P7" draw:layer="layout" svg:width="0.509cm" svg:height="0.367cm" draw:transform="skewX (0.0109955742875643) rotate (-0.586256095744896) translate (36.4316700349106cm 14.8185425047601cm)" svg:viewBox="0 0 510 368" svg:d="M0 0c440 1 510 368 510 368">
                <text:p/>
              </draw:path>
            </draw:g>
            <draw:g>
              <draw:line draw:style-name="gr8" draw:text-style-name="P7" draw:layer="layout" svg:x1="43.076cm" svg:y1="11.464cm" svg:x2="42.62cm" svg:y2="11.464cm">
                <text:p/>
              </draw:line>
              <draw:path draw:style-name="gr8" draw:text-style-name="P7" draw:layer="layout" svg:width="0.509cm" svg:height="0.367cm" draw:transform="skewX (0.0109955742875643) rotate (-0.126012771993991) translate (42.6199817423469cm 11.034643926739cm)" svg:viewBox="0 0 510 368" svg:d="M0 0c440 1 510 368 510 368">
                <text:p/>
              </draw:path>
            </draw:g>
            <draw:g>
              <draw:line draw:style-name="gr8" draw:text-style-name="P7" draw:layer="layout" svg:x1="30.819cm" svg:y1="11.542cm" svg:x2="31.275cm" svg:y2="11.542cm">
                <text:p/>
              </draw:line>
              <draw:path draw:style-name="gr8" draw:text-style-name="P7" draw:layer="layout" svg:width="0.509cm" svg:height="0.368cm" draw:transform="skewX (-0.011693705988362) rotate (0.125489173218392) translate (30.7688883225045cm 11.1768021916802cm)" svg:viewBox="0 0 510 369" svg:d="M510 0c-439 1-510 369-510 369">
                <text:p/>
              </draw:path>
            </draw:g>
            <draw:g>
              <draw:line draw:style-name="gr8" draw:text-style-name="P7" draw:layer="layout" svg:x1="39.471cm" svg:y1="25.786cm" svg:x2="39.471cm" svg:y2="25.295cm">
                <text:p/>
              </draw:line>
              <draw:path draw:style-name="gr8" draw:text-style-name="P7" draw:layer="layout" svg:width="0.549cm" svg:height="0.368cm" draw:transform="skewX (0.0345575191894877) rotate (-1.68755885375332) translate (39.9cm 25.295cm)" svg:viewBox="0 0 550 369" svg:d="M0 0c473 1 550 369 550 369">
                <text:p/>
              </draw:path>
            </draw:g>
            <draw:line draw:style-name="gr85" draw:text-style-name="P7" draw:layer="layout" svg:x1="41.05cm" svg:y1="16.109cm" svg:x2="41.05cm" svg:y2="17.609cm">
              <text:p/>
            </draw:line>
            <draw:line draw:style-name="gr85" draw:text-style-name="P7" draw:layer="layout" svg:x1="41.05cm" svg:y1="16.109cm" svg:x2="42.75cm" svg:y2="16.109cm">
              <text:p/>
            </draw:line>
            <draw:line draw:style-name="gr85" draw:text-style-name="P7" draw:layer="layout" svg:x1="41.05cm" svg:y1="17.609cm" svg:x2="42.75cm" svg:y2="17.609cm">
              <text:p/>
            </draw:line>
            <draw:line draw:style-name="gr85" draw:text-style-name="P7" draw:layer="layout" svg:x1="42.75cm" svg:y1="16.109cm" svg:x2="42.75cm" svg:y2="17.609cm">
              <text:p/>
            </draw:line>
            <draw:g>
              <draw:line draw:style-name="gr8" draw:text-style-name="P7" draw:layer="layout" svg:x1="14.15cm" svg:y1="17.129cm" svg:x2="14.15cm" svg:y2="17.612cm">
                <text:p/>
              </draw:line>
              <draw:path draw:style-name="gr8" draw:text-style-name="P7" draw:layer="layout" svg:width="0.541cm" svg:height="0.367cm" draw:transform="skewX (-0.0310668606854991) rotate (-1.45159033888368) translate (14.5143366615679cm 17.0744304416775cm)" svg:viewBox="0 0 542 368" svg:d="M542 0c-465 1-542 368-542 368">
                <text:p/>
              </draw:path>
            </draw:g>
            <draw:line draw:style-name="gr8" draw:text-style-name="P7" draw:layer="layout" svg:x1="12.95cm" svg:y1="19.559cm" svg:x2="12.95cm" svg:y2="20.159cm">
              <text:p/>
            </draw:line>
            <draw:line draw:style-name="gr8" draw:text-style-name="P7" draw:layer="layout" svg:x1="12.95cm" svg:y1="21.259cm" svg:x2="12.95cm" svg:y2="21.859cm">
              <text:p/>
            </draw:line>
            <draw:g>
              <draw:g>
                <draw:line draw:style-name="gr7" draw:text-style-name="P7" draw:layer="layout" svg:x1="17.65cm" svg:y1="14.159cm" svg:x2="17.65cm" svg:y2="15.208cm">
                  <text:p/>
                </draw:line>
                <draw:line draw:style-name="gr7" draw:text-style-name="P7" draw:layer="layout" svg:x1="18.6cm" svg:y1="14.159cm" svg:x2="17.65cm" svg:y2="14.159cm">
                  <text:p/>
                </draw:line>
                <draw:line draw:style-name="gr7" draw:text-style-name="P7" draw:layer="layout" svg:x1="18.6cm" svg:y1="14.16cm" svg:x2="18.6cm" svg:y2="15.209cm">
                  <text:p/>
                </draw:line>
                <draw:line draw:style-name="gr7" draw:text-style-name="P7" draw:layer="layout" svg:x1="18.6cm" svg:y1="14.159cm" svg:x2="17.65cm" svg:y2="15.208cm">
                  <text:p/>
                </draw:line>
                <draw:line draw:style-name="gr7" draw:text-style-name="P7" draw:layer="layout" svg:x1="18.6cm" svg:y1="15.208cm" svg:x2="17.65cm" svg:y2="15.208cm">
                  <text:p/>
                </draw:line>
                <draw:line draw:style-name="gr7" draw:text-style-name="P7" draw:layer="layout" svg:x1="18.6cm" svg:y1="15.208cm" svg:x2="17.65cm" svg:y2="14.159cm">
                  <text:p/>
                </draw:line>
              </draw:g>
              <draw:g>
                <draw:line draw:style-name="gr7" draw:text-style-name="P7" draw:layer="layout" svg:x1="17.775cm" svg:y1="15.202cm" svg:x2="17.775cm" svg:y2="15.309cm">
                  <text:p/>
                </draw:line>
                <draw:line draw:style-name="gr7" draw:text-style-name="P7" draw:layer="layout" svg:x1="18.475cm" svg:y1="15.202cm" svg:x2="18.475cm" svg:y2="15.309cm">
                  <text:p/>
                </draw:line>
              </draw:g>
            </draw:g>
            <draw:g>
              <draw:line draw:style-name="gr7" draw:text-style-name="P7" draw:layer="layout" svg:x1="24.06cm" svg:y1="14.702cm" svg:x2="24.06cm" svg:y2="16.509cm">
                <text:p/>
              </draw:line>
              <draw:line draw:style-name="gr7" draw:text-style-name="P7" draw:layer="layout" svg:x1="25.51cm" svg:y1="14.702cm" svg:x2="25.51cm" svg:y2="16.509cm">
                <text:p/>
              </draw:line>
              <draw:line draw:style-name="gr7" draw:text-style-name="P7" draw:layer="layout" svg:x1="25.51cm" svg:y1="14.869cm" svg:x2="24.84cm" svg:y2="14.869cm">
                <text:p/>
              </draw:line>
              <draw:g>
                <draw:line draw:style-name="gr7" draw:text-style-name="P7" draw:layer="layout" svg:x1="24.72cm" svg:y1="14.869cm" svg:x2="24.72cm" svg:y2="16.219cm">
                  <text:p/>
                </draw:line>
                <draw:line draw:style-name="gr7" draw:text-style-name="P7" draw:layer="layout" svg:x1="24.84cm" svg:y1="14.869cm" svg:x2="24.84cm" svg:y2="16.219cm">
                  <text:p/>
                </draw:line>
                <draw:line draw:style-name="gr7" draw:text-style-name="P7" draw:layer="layout" svg:x1="24.84cm" svg:y1="14.869cm" svg:x2="24.72cm" svg:y2="14.869cm">
                  <text:p/>
                </draw:line>
                <draw:line draw:style-name="gr7" draw:text-style-name="P7" draw:layer="layout" svg:x1="24.84cm" svg:y1="16.219cm" svg:x2="24.72cm" svg:y2="16.219cm">
                  <text:p/>
                </draw:line>
              </draw:g>
              <draw:line draw:style-name="gr7" draw:text-style-name="P7" draw:layer="layout" svg:x1="25.51cm" svg:y1="14.992cm" svg:x2="24.84cm" svg:y2="14.992cm">
                <text:p/>
              </draw:line>
              <draw:line draw:style-name="gr7" draw:text-style-name="P7" draw:layer="layout" svg:x1="25.51cm" svg:y1="15.114cm" svg:x2="24.84cm" svg:y2="15.114cm">
                <text:p/>
              </draw:line>
              <draw:line draw:style-name="gr7" draw:text-style-name="P7" draw:layer="layout" svg:x1="25.51cm" svg:y1="15.237cm" svg:x2="24.84cm" svg:y2="15.237cm">
                <text:p/>
              </draw:line>
              <draw:line draw:style-name="gr7" draw:text-style-name="P7" draw:layer="layout" svg:x1="25.51cm" svg:y1="15.36cm" svg:x2="24.84cm" svg:y2="15.36cm">
                <text:p/>
              </draw:line>
              <draw:line draw:style-name="gr7" draw:text-style-name="P7" draw:layer="layout" svg:x1="25.51cm" svg:y1="15.483cm" svg:x2="24.84cm" svg:y2="15.483cm">
                <text:p/>
              </draw:line>
              <draw:line draw:style-name="gr7" draw:text-style-name="P7" draw:layer="layout" svg:x1="25.51cm" svg:y1="15.605cm" svg:x2="24.84cm" svg:y2="15.605cm">
                <text:p/>
              </draw:line>
              <draw:line draw:style-name="gr7" draw:text-style-name="P7" draw:layer="layout" svg:x1="25.51cm" svg:y1="15.728cm" svg:x2="24.84cm" svg:y2="15.728cm">
                <text:p/>
              </draw:line>
              <draw:line draw:style-name="gr7" draw:text-style-name="P7" draw:layer="layout" svg:x1="25.51cm" svg:y1="15.851cm" svg:x2="24.84cm" svg:y2="15.851cm">
                <text:p/>
              </draw:line>
              <draw:line draw:style-name="gr7" draw:text-style-name="P7" draw:layer="layout" svg:x1="25.51cm" svg:y1="15.974cm" svg:x2="24.84cm" svg:y2="15.974cm">
                <text:p/>
              </draw:line>
              <draw:line draw:style-name="gr7" draw:text-style-name="P7" draw:layer="layout" svg:x1="25.51cm" svg:y1="16.096cm" svg:x2="24.84cm" svg:y2="16.096cm">
                <text:p/>
              </draw:line>
              <draw:line draw:style-name="gr7" draw:text-style-name="P7" draw:layer="layout" svg:x1="24.73cm" svg:y1="14.992cm" svg:x2="24.06cm" svg:y2="14.992cm">
                <text:p/>
              </draw:line>
              <draw:line draw:style-name="gr7" draw:text-style-name="P7" draw:layer="layout" svg:x1="24.73cm" svg:y1="15.114cm" svg:x2="24.06cm" svg:y2="15.114cm">
                <text:p/>
              </draw:line>
              <draw:line draw:style-name="gr7" draw:text-style-name="P7" draw:layer="layout" svg:x1="24.73cm" svg:y1="15.237cm" svg:x2="24.06cm" svg:y2="15.237cm">
                <text:p/>
              </draw:line>
              <draw:line draw:style-name="gr7" draw:text-style-name="P7" draw:layer="layout" svg:x1="24.73cm" svg:y1="15.36cm" svg:x2="24.06cm" svg:y2="15.36cm">
                <text:p/>
              </draw:line>
              <draw:line draw:style-name="gr7" draw:text-style-name="P7" draw:layer="layout" svg:x1="24.73cm" svg:y1="15.483cm" svg:x2="24.06cm" svg:y2="15.483cm">
                <text:p/>
              </draw:line>
              <draw:line draw:style-name="gr7" draw:text-style-name="P7" draw:layer="layout" svg:x1="24.73cm" svg:y1="15.605cm" svg:x2="24.06cm" svg:y2="15.605cm">
                <text:p/>
              </draw:line>
              <draw:line draw:style-name="gr7" draw:text-style-name="P7" draw:layer="layout" svg:x1="24.73cm" svg:y1="15.728cm" svg:x2="24.06cm" svg:y2="15.728cm">
                <text:p/>
              </draw:line>
              <draw:line draw:style-name="gr7" draw:text-style-name="P7" draw:layer="layout" svg:x1="24.73cm" svg:y1="15.851cm" svg:x2="24.06cm" svg:y2="15.851cm">
                <text:p/>
              </draw:line>
              <draw:line draw:style-name="gr7" draw:text-style-name="P7" draw:layer="layout" svg:x1="24.73cm" svg:y1="15.974cm" svg:x2="24.06cm" svg:y2="15.974cm">
                <text:p/>
              </draw:line>
              <draw:line draw:style-name="gr7" draw:text-style-name="P7" draw:layer="layout" svg:x1="24.73cm" svg:y1="16.219cm" svg:x2="24.06cm" svg:y2="16.219cm">
                <text:p/>
              </draw:line>
              <draw:line draw:style-name="gr7" draw:text-style-name="P7" draw:layer="layout" svg:x1="24.73cm" svg:y1="16.096cm" svg:x2="24.06cm" svg:y2="16.096cm">
                <text:p/>
              </draw:line>
            </draw:g>
            <draw:g>
              <draw:line draw:style-name="gr7" draw:text-style-name="P7" draw:layer="layout" svg:x1="15.78cm" svg:y1="14.702cm" svg:x2="15.78cm" svg:y2="16.509cm">
                <text:p/>
              </draw:line>
              <draw:line draw:style-name="gr7" draw:text-style-name="P7" draw:layer="layout" svg:x1="17.23cm" svg:y1="14.702cm" svg:x2="17.23cm" svg:y2="16.509cm">
                <text:p/>
              </draw:line>
              <draw:line draw:style-name="gr7" draw:text-style-name="P7" draw:layer="layout" svg:x1="17.23cm" svg:y1="14.869cm" svg:x2="16.56cm" svg:y2="14.869cm">
                <text:p/>
              </draw:line>
              <draw:g>
                <draw:line draw:style-name="gr7" draw:text-style-name="P7" draw:layer="layout" svg:x1="16.44cm" svg:y1="14.869cm" svg:x2="16.44cm" svg:y2="16.219cm">
                  <text:p/>
                </draw:line>
                <draw:line draw:style-name="gr7" draw:text-style-name="P7" draw:layer="layout" svg:x1="16.56cm" svg:y1="14.869cm" svg:x2="16.56cm" svg:y2="16.219cm">
                  <text:p/>
                </draw:line>
                <draw:line draw:style-name="gr7" draw:text-style-name="P7" draw:layer="layout" svg:x1="16.56cm" svg:y1="14.869cm" svg:x2="16.44cm" svg:y2="14.869cm">
                  <text:p/>
                </draw:line>
                <draw:line draw:style-name="gr7" draw:text-style-name="P7" draw:layer="layout" svg:x1="16.56cm" svg:y1="16.219cm" svg:x2="16.44cm" svg:y2="16.219cm">
                  <text:p/>
                </draw:line>
              </draw:g>
              <draw:line draw:style-name="gr7" draw:text-style-name="P7" draw:layer="layout" svg:x1="17.23cm" svg:y1="14.992cm" svg:x2="16.56cm" svg:y2="14.992cm">
                <text:p/>
              </draw:line>
              <draw:line draw:style-name="gr7" draw:text-style-name="P7" draw:layer="layout" svg:x1="17.23cm" svg:y1="15.114cm" svg:x2="16.56cm" svg:y2="15.114cm">
                <text:p/>
              </draw:line>
              <draw:line draw:style-name="gr7" draw:text-style-name="P7" draw:layer="layout" svg:x1="17.23cm" svg:y1="15.237cm" svg:x2="16.56cm" svg:y2="15.237cm">
                <text:p/>
              </draw:line>
              <draw:line draw:style-name="gr7" draw:text-style-name="P7" draw:layer="layout" svg:x1="17.23cm" svg:y1="15.36cm" svg:x2="16.56cm" svg:y2="15.36cm">
                <text:p/>
              </draw:line>
              <draw:line draw:style-name="gr7" draw:text-style-name="P7" draw:layer="layout" svg:x1="17.23cm" svg:y1="15.483cm" svg:x2="16.56cm" svg:y2="15.483cm">
                <text:p/>
              </draw:line>
              <draw:line draw:style-name="gr7" draw:text-style-name="P7" draw:layer="layout" svg:x1="17.23cm" svg:y1="15.605cm" svg:x2="16.56cm" svg:y2="15.605cm">
                <text:p/>
              </draw:line>
              <draw:line draw:style-name="gr7" draw:text-style-name="P7" draw:layer="layout" svg:x1="17.23cm" svg:y1="15.728cm" svg:x2="16.56cm" svg:y2="15.728cm">
                <text:p/>
              </draw:line>
              <draw:line draw:style-name="gr7" draw:text-style-name="P7" draw:layer="layout" svg:x1="17.23cm" svg:y1="15.851cm" svg:x2="16.56cm" svg:y2="15.851cm">
                <text:p/>
              </draw:line>
              <draw:line draw:style-name="gr7" draw:text-style-name="P7" draw:layer="layout" svg:x1="17.23cm" svg:y1="15.974cm" svg:x2="16.56cm" svg:y2="15.974cm">
                <text:p/>
              </draw:line>
              <draw:line draw:style-name="gr7" draw:text-style-name="P7" draw:layer="layout" svg:x1="17.23cm" svg:y1="16.096cm" svg:x2="16.56cm" svg:y2="16.096cm">
                <text:p/>
              </draw:line>
              <draw:line draw:style-name="gr7" draw:text-style-name="P7" draw:layer="layout" svg:x1="16.45cm" svg:y1="14.992cm" svg:x2="15.78cm" svg:y2="14.992cm">
                <text:p/>
              </draw:line>
              <draw:line draw:style-name="gr7" draw:text-style-name="P7" draw:layer="layout" svg:x1="16.45cm" svg:y1="15.114cm" svg:x2="15.78cm" svg:y2="15.114cm">
                <text:p/>
              </draw:line>
              <draw:line draw:style-name="gr7" draw:text-style-name="P7" draw:layer="layout" svg:x1="16.45cm" svg:y1="15.237cm" svg:x2="15.78cm" svg:y2="15.237cm">
                <text:p/>
              </draw:line>
              <draw:line draw:style-name="gr7" draw:text-style-name="P7" draw:layer="layout" svg:x1="16.45cm" svg:y1="15.36cm" svg:x2="15.78cm" svg:y2="15.36cm">
                <text:p/>
              </draw:line>
              <draw:line draw:style-name="gr7" draw:text-style-name="P7" draw:layer="layout" svg:x1="16.45cm" svg:y1="15.483cm" svg:x2="15.78cm" svg:y2="15.483cm">
                <text:p/>
              </draw:line>
              <draw:line draw:style-name="gr7" draw:text-style-name="P7" draw:layer="layout" svg:x1="16.45cm" svg:y1="15.605cm" svg:x2="15.78cm" svg:y2="15.605cm">
                <text:p/>
              </draw:line>
              <draw:line draw:style-name="gr7" draw:text-style-name="P7" draw:layer="layout" svg:x1="16.45cm" svg:y1="15.728cm" svg:x2="15.78cm" svg:y2="15.728cm">
                <text:p/>
              </draw:line>
              <draw:line draw:style-name="gr7" draw:text-style-name="P7" draw:layer="layout" svg:x1="16.45cm" svg:y1="15.851cm" svg:x2="15.78cm" svg:y2="15.851cm">
                <text:p/>
              </draw:line>
              <draw:line draw:style-name="gr7" draw:text-style-name="P7" draw:layer="layout" svg:x1="16.45cm" svg:y1="15.974cm" svg:x2="15.78cm" svg:y2="15.974cm">
                <text:p/>
              </draw:line>
              <draw:line draw:style-name="gr7" draw:text-style-name="P7" draw:layer="layout" svg:x1="16.45cm" svg:y1="16.219cm" svg:x2="15.78cm" svg:y2="16.219cm">
                <text:p/>
              </draw:line>
              <draw:line draw:style-name="gr7" draw:text-style-name="P7" draw:layer="layout" svg:x1="16.45cm" svg:y1="16.096cm" svg:x2="15.78cm" svg:y2="16.096cm">
                <text:p/>
              </draw:line>
            </draw:g>
            <draw:line draw:style-name="gr9" draw:text-style-name="P7" draw:layer="layout" svg:x1="30.55cm" svg:y1="23.609cm" svg:x2="16.35cm" svg:y2="23.609cm">
              <text:p/>
            </draw:line>
            <draw:line draw:style-name="gr9" draw:text-style-name="P7" draw:layer="layout" svg:x1="19.654cm" svg:y1="19.749cm" svg:x2="16.801cm" svg:y2="21.409cm">
              <text:p/>
            </draw:line>
            <draw:line draw:style-name="gr9" draw:text-style-name="P7" draw:layer="layout" svg:x1="20.24cm" svg:y1="19.605cm" svg:x2="19.654cm" svg:y2="19.749cm">
              <text:p/>
            </draw:line>
            <draw:line draw:style-name="gr9" draw:text-style-name="P7" draw:layer="layout" svg:x1="16.35cm" svg:y1="22.109cm" svg:x2="16.35cm" svg:y2="23.609cm">
              <text:p/>
            </draw:line>
            <draw:line draw:style-name="gr9" draw:text-style-name="P7" draw:layer="layout" svg:x1="16.35cm" svg:y1="22.109cm" svg:x2="16.8cm" svg:y2="21.409cm">
              <text:p/>
            </draw:line>
            <draw:g>
              <draw:polygon draw:style-name="gr86" draw:text-style-name="P15" draw:layer="layout" svg:width="3.15cm" svg:height="1.649cm" svg:x="36.95cm" svg:y="12.209cm" svg:viewBox="0 0 3151 1650" draw:points="822,0 0,1650 3151,1650 3150,0">
                <text:p/>
              </draw:polygon>
              <draw:polygon draw:style-name="gr86" draw:text-style-name="P15" draw:layer="layout" svg:width="4.05cm" svg:height="1.741cm" svg:x="36.05cm" svg:y="13.859cm" svg:viewBox="0 0 4051 1742" draw:points="900,5 0,1742 4051,1742 4051,0">
                <text:p/>
              </draw:polygon>
              <draw:custom-shape draw:style-name="gr87" draw:text-style-name="P15" draw:layer="layout" svg:width="1.7cm" svg:height="1.5cm" svg:x="41.05cm" svg:y="16.109cm">
                <text:p/>
                <draw:enhanced-geometry svg:viewBox="0 0 21600 21600" draw:type="rectangle" draw:enhanced-path="M 0 0 L 21600 0 21600 21600 0 21600 0 0 Z N"/>
              </draw:custom-shape>
              <draw:polygon draw:style-name="gr86" draw:text-style-name="P15" draw:layer="layout" svg:width="10.755cm" svg:height="3.055cm" svg:x="38.244cm" svg:y="6.699cm" svg:viewBox="0 0 10756 3056" draw:points="1718,3056 1718,1710 8856,1710 10756,0 0,3 0,1352">
                <text:p/>
              </draw:polygon>
              <draw:polygon draw:style-name="gr86" draw:text-style-name="P15" draw:layer="layout" svg:width="2.549cm" svg:height="7.409cm" svg:x="46.45cm" svg:y="6.699cm" svg:viewBox="0 0 2550 7410" draw:points="2550,0 650,1710 0,7210 1750,7410">
                <text:p/>
              </draw:polygon>
              <draw:polygon draw:style-name="gr86" draw:text-style-name="P15" draw:layer="layout" svg:width="7.137cm" svg:height="7.699cm" svg:x="39.962cm" svg:y="8.409cm" svg:viewBox="0 0 7138 7700" draw:points="0,0 7138,0 6488,5500 6388,6300 5938,6750 5438,7000 2788,7700 139,7700 139,3542 0,3541">
                <text:p/>
              </draw:polygon>
              <draw:polygon draw:style-name="gr86" draw:text-style-name="P15" draw:layer="layout" svg:width="5.449cm" svg:height="3.699cm" svg:x="42.75cm" svg:y="13.909cm" svg:viewBox="0 0 5450 3700" draw:points="3700,0 5450,200 5380,941 5050,1700 4600,2300 3900,2850 3400,3050 1050,3700 0,3200 0,2200 2650,1500 3150,1250 3600,800">
                <text:p/>
              </draw:polygon>
            </draw:g>
            <draw:polygon draw:style-name="gr86" draw:text-style-name="P15" draw:layer="layout" svg:width="10.198cm" svg:height="1.713cm" svg:x="10.451cm" svg:y="8.042cm" svg:viewBox="0 0 10199 1714" draw:points="0,4 10199,0 10199,1714 1749,1714">
              <text:p/>
            </draw:polygon>
            <draw:polygon draw:style-name="gr86" draw:text-style-name="P15" draw:layer="layout" svg:width="1.749cm" svg:height="5.192cm" svg:x="10.45cm" svg:y="8.046cm" svg:viewBox="0 0 1750 5193" draw:points="1,0 1750,1713 1750,5193 0,5193">
              <text:p/>
            </draw:polygon>
            <draw:polygon draw:style-name="gr86" draw:text-style-name="P15" draw:layer="layout" svg:width="13.45cm" svg:height="3.493cm" svg:x="12.2cm" svg:y="9.756cm" svg:viewBox="0 0 13451 3494" draw:points="0,0 0,3483 13451,3494 13451,0">
              <text:p/>
            </draw:polygon>
            <draw:polygon draw:style-name="gr86" draw:text-style-name="P15" draw:layer="layout" svg:width="9.219cm" svg:height="1.713cm" svg:x="20.65cm" svg:y="8.042cm" svg:viewBox="0 0 9220 1714" draw:points="0,0 0,1714 9220,1713 9220,0">
              <text:p/>
            </draw:polygon>
            <draw:polygon draw:style-name="gr86" draw:text-style-name="P15" draw:layer="layout" svg:width="4.948cm" svg:height="3.002cm" svg:x="25.651cm" svg:y="9.756cm" svg:viewBox="0 0 4949 3003" draw:points="0,0 0,3003 3923,3003 3920,700 4849,203 4949,145 4949,0">
              <text:p/>
            </draw:polygon>
            <draw:polygon draw:style-name="gr86" draw:text-style-name="P15" draw:layer="layout" svg:width="1.749cm" svg:height="4.119cm" svg:x="10.45cm" svg:y="13.239cm" svg:viewBox="0 0 1750 4120" draw:points="0,0 1750,0 1750,4120 1,4120">
              <text:p/>
            </draw:polygon>
            <draw:polygon draw:style-name="gr86" draw:text-style-name="P15" draw:layer="layout" svg:width="1.809cm" svg:height="4.374cm" svg:x="12.2cm" svg:y="13.239cm" svg:viewBox="0 0 1810 4375" draw:points="0,0 0,4120 850,4120 850,4370 1810,4375 1809,0">
              <text:p/>
            </draw:polygon>
            <draw:custom-shape draw:style-name="gr88" draw:text-style-name="P15" draw:layer="layout" svg:width="1.643cm" svg:height="1.028cm" svg:x="14.009cm" svg:y="13.239cm">
              <text:p/>
              <draw:enhanced-geometry svg:viewBox="0 0 21600 21600" draw:type="rectangle" draw:enhanced-path="M 0 0 L 21600 0 21600 21600 0 21600 0 0 Z N"/>
            </draw:custom-shape>
            <draw:custom-shape draw:style-name="gr89" draw:text-style-name="P15" draw:layer="layout" svg:width="1.642cm" svg:height="2.314cm" svg:x="14.01cm" svg:y="14.268cm">
              <text:p/>
              <draw:enhanced-geometry svg:viewBox="0 0 21600 21600" draw:type="rectangle" draw:enhanced-path="M 0 0 L 21600 0 21600 21600 0 21600 0 0 Z N"/>
            </draw:custom-shape>
            <draw:custom-shape draw:style-name="gr90" draw:text-style-name="P15" draw:layer="layout" svg:width="1.642cm" svg:height="1.031cm" svg:x="14.01cm" svg:y="16.583cm">
              <text:p/>
              <draw:enhanced-geometry svg:viewBox="0 0 21600 21600" draw:type="rectangle" draw:enhanced-path="M 0 0 L 21600 0 21600 21600 0 21600 0 0 Z N"/>
            </draw:custom-shape>
            <draw:polygon draw:style-name="gr86" draw:text-style-name="P15" draw:layer="layout" svg:width="5.624cm" svg:height="2.841cm" svg:x="25.651cm" svg:y="12.759cm" svg:viewBox="0 0 5625 2842" draw:points="0,0 1,2508 1305,2500 1305,443 2429,443 3420,2842 5625,2842 5625,470 3923,470 3923,0">
              <text:p/>
            </draw:polygon>
            <draw:polygon draw:style-name="gr86" draw:text-style-name="P15" draw:layer="layout" svg:width="1.964cm" svg:height="2.068cm" svg:x="26.956cm" svg:y="13.196cm" svg:viewBox="0 0 1965 2069" draw:points="0,0 1124,6 1965,2069 0,2063">
              <text:p/>
            </draw:polygon>
            <draw:custom-shape draw:style-name="gr91" draw:text-style-name="P15" draw:layer="layout" svg:width="1.624cm" svg:height="2.346cm" svg:x="25.652cm" svg:y="15.267cm">
              <text:p/>
              <draw:enhanced-geometry svg:viewBox="0 0 21600 21600" draw:type="rectangle" draw:enhanced-path="M 0 0 L 21600 0 21600 21600 0 21600 0 0 Z N"/>
            </draw:custom-shape>
            <draw:polygon draw:style-name="gr86" draw:text-style-name="P15" draw:layer="layout" svg:width="2.303cm" svg:height="2.349cm" svg:x="27.277cm" svg:y="15.264cm" svg:viewBox="0 0 2304 2350" draw:points="0,0 1644,1 2304,1654 1903,2350 0,2350">
              <text:p/>
            </draw:polygon>
            <draw:polygon draw:style-name="gr86" draw:text-style-name="P15" draw:layer="layout" svg:width="6.128cm" svg:height="2.009cm" svg:x="29.071cm" svg:y="15.6cm" svg:viewBox="0 0 6129 2010" draw:points="0,1 511,1318 110,2010 6129,2010 6129,0">
              <text:p/>
            </draw:polygon>
            <draw:custom-shape draw:style-name="gr92" draw:text-style-name="P15" draw:layer="layout" svg:width="0.899cm" svg:height="1.183cm" svg:x="29.571cm" svg:y="10.456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15" draw:layer="layout" svg:width="0.806cm" svg:height="1.183cm" svg:x="30.47cm" svg:y="10.456cm">
              <text:p/>
              <draw:enhanced-geometry svg:viewBox="0 0 21600 21600" draw:type="rectangle" draw:enhanced-path="M 0 0 L 21600 0 21600 21600 0 21600 0 0 Z N"/>
            </draw:custom-shape>
            <draw:custom-shape draw:style-name="gr94" draw:text-style-name="P15" draw:layer="layout" svg:width="1.702cm" svg:height="1.59cm" svg:x="29.574cm" svg:y="11.639cm">
              <text:p/>
              <draw:enhanced-geometry svg:viewBox="0 0 21600 21600" draw:type="rectangle" draw:enhanced-path="M 0 0 L 21600 0 21600 21600 0 21600 0 0 Z N"/>
            </draw:custom-shape>
            <draw:polygon draw:style-name="gr86" draw:text-style-name="P15" draw:layer="layout" svg:width="10.091cm" svg:height="1.722cm" svg:x="29.87cm" svg:y="8.033cm" svg:viewBox="0 0 10092 1723" draw:points="10092,1722 0,1723 0,0 8375,18">
              <text:p/>
            </draw:polygon>
            <draw:polygon draw:style-name="gr86" draw:text-style-name="P15" draw:layer="layout" svg:width="9.361cm" svg:height="5.844cm" svg:x="30.6cm" svg:y="9.756cm" svg:viewBox="0 0 9362 5845" draw:points="0,0 9362,0 9362,2195 8810,2195 8810,2445 7172,2453 5450,5845 676,5845 676,701 118,178 0,145">
              <text:p/>
            </draw:polygon>
            <draw:polygon draw:style-name="gr86" draw:text-style-name="P15" draw:layer="layout" svg:width="9.077cm" svg:height="4.006cm" svg:x="30.75cm" svg:y="15.6cm" svg:viewBox="0 0 9078 4007" draw:points="4450,0 9050,1 9078,4007 0,4007 0,2010 4450,2010">
              <text:p/>
            </draw:polygon>
            <draw:polygon draw:style-name="gr86" draw:text-style-name="P15" draw:layer="layout" svg:width="9.412cm" svg:height="1.995cm" svg:x="21.337cm" svg:y="17.61cm" svg:viewBox="0 0 9413 1996" draw:points="0,3 0,1996 9413,1996 9413,0">
              <text:p/>
            </draw:polygon>
            <draw:polygon draw:style-name="gr86" draw:text-style-name="P15" draw:layer="layout" svg:width="2.836cm" svg:height="2.795cm" svg:x="18.5cm" svg:y="17.613cm" svg:viewBox="0 0 2837 2796" draw:points="0,2796 0,0 2837,1 2837,1993 1400,1992">
              <text:p/>
            </draw:polygon>
            <draw:polygon draw:style-name="gr86" draw:text-style-name="P15" draw:layer="layout" svg:width="5.449cm" svg:height="5.994cm" svg:x="13.05cm" svg:y="17.614cm" svg:viewBox="0 0 5450 5995" draw:points="5450,0 0,0 0,5995 3300,5995 3300,4495 3750,3795 5450,2795">
              <text:p/>
            </draw:polygon>
            <draw:custom-shape draw:style-name="gr95" draw:text-style-name="P15" draw:layer="layout" svg:width="1.699cm" svg:height="1.7cm" svg:x="10.451cm" svg:y="17.359cm">
              <text:p/>
              <draw:enhanced-geometry svg:viewBox="0 0 21600 21600" draw:type="rectangle" draw:enhanced-path="M 0 0 L 21600 0 21600 21600 0 21600 0 0 Z N"/>
            </draw:custom-shape>
            <draw:custom-shape draw:style-name="gr96" draw:text-style-name="P15" draw:layer="layout" svg:width="1.7cm" svg:height="3.3cm" svg:x="10.45cm" svg:y="19.059cm">
              <text:p/>
              <draw:enhanced-geometry svg:viewBox="0 0 21600 21600" draw:type="rectangle" draw:enhanced-path="M 0 0 L 21600 0 21600 21600 0 21600 0 0 Z N"/>
            </draw:custom-shape>
            <draw:custom-shape draw:style-name="gr97" draw:text-style-name="P15" draw:layer="layout" svg:width="1.729cm" svg:height="2cm" svg:x="10.421cm" svg:y="22.359cm">
              <text:p/>
              <draw:enhanced-geometry svg:viewBox="0 0 21600 21600" draw:type="rectangle" draw:enhanced-path="M 0 0 L 21600 0 21600 21600 0 21600 0 0 Z N"/>
            </draw:custom-shape>
            <draw:custom-shape draw:style-name="gr98" draw:text-style-name="P15" draw:layer="layout" svg:width="0.9cm" svg:height="7cm" svg:x="12.15cm" svg:y="17.359cm">
              <text:p/>
              <draw:enhanced-geometry svg:viewBox="0 0 21600 21600" draw:type="rectangle" draw:enhanced-path="M 0 0 L 21600 0 21600 21600 0 21600 0 0 Z N"/>
            </draw:custom-shape>
            <draw:polygon draw:style-name="gr86" draw:text-style-name="P15" draw:layer="layout" svg:width="1.778cm" svg:height="9.199cm" svg:x="10.421cm" svg:y="24.359cm" svg:viewBox="0 0 1779 9200" draw:points="0,9200 0,0 1779,0 1779,7450">
              <text:p/>
            </draw:polygon>
            <draw:polygon draw:style-name="gr86" draw:text-style-name="P15" draw:layer="layout" svg:width="8.149cm" svg:height="8.199cm" svg:x="12.2cm" svg:y="23.609cm" svg:viewBox="0 0 8150 8200" draw:points="0,750 850,750 850,0 8150,0 8150,8200 3920,8200 3920,7000 3020,7000 3020,8200 0,8200">
              <text:p/>
            </draw:polygon>
            <draw:polygon draw:style-name="gr86" draw:text-style-name="P15" draw:layer="layout" svg:width="12.199cm" svg:height="1.749cm" svg:x="10.45cm" svg:y="31.809cm" svg:viewBox="0 0 12200 1750" draw:points="0,1750 12200,1750 12200,0 5670,0 5670,350 5320,800 5200,850 5100,800 4770,350 4770,0 1750,0">
              <text:p/>
            </draw:polygon>
            <draw:polygon draw:style-name="gr86" draw:text-style-name="P15" draw:layer="layout" svg:width="2.625cm" svg:height="2.336cm" svg:x="20.35cm" svg:y="25.181cm" svg:viewBox="0 0 2626 2337" draw:points="0,2337 2626,2337 2626,0 2121,0">
              <text:p/>
            </draw:polygon>
            <draw:polygon draw:style-name="gr86" draw:text-style-name="P15" draw:layer="layout" svg:width="10.199cm" svg:height="3.908cm" svg:x="20.35cm" svg:y="23.609cm" svg:viewBox="0 0 10200 3909" draw:points="2121,1572 10200,1572 10200,0 0,0 0,3909">
              <text:p/>
            </draw:polygon>
            <draw:polygon draw:style-name="gr86" draw:text-style-name="P15" draw:layer="layout" svg:width="1.899cm" svg:height="8.649cm" svg:x="41.95cm" svg:y="17.109cm" svg:viewBox="0 0 1900 8650" draw:points="800,0 1850,500 1850,2550 450,2550 450,6497 1850,6497 1900,7200 1750,7200 0,8650 0,500 800,500">
              <text:p/>
            </draw:polygon>
            <draw:polygon draw:style-name="gr86" draw:text-style-name="P15" draw:layer="layout" svg:width="2.379cm" svg:height="9.757cm" svg:x="39.57cm" svg:y="15.601cm" svg:viewBox="0 0 2380 9758" draw:points="230,0 531,0 530,508 1480,508 1480,2008 2380,2008 2380,9758 1789,9758 1789,9693 0,9693 0,3998 258,3996">
              <text:p/>
            </draw:polygon>
            <draw:polygon draw:style-name="gr86" draw:text-style-name="P15" draw:layer="layout" svg:width="11.849cm" svg:height="1.749cm" svg:x="22.65cm" svg:y="31.809cm" svg:viewBox="0 0 11850 1750" draw:points="0,0 0,1750 11850,1750 11850,0 4402,0 4401,600 1685,604 1685,0">
              <text:p/>
            </draw:polygon>
            <draw:polygon draw:style-name="gr86" draw:text-style-name="P15" draw:layer="layout" svg:width="10.899cm" svg:height="1.939cm" svg:x="20.35cm" svg:y="29.869cm" svg:viewBox="0 0 10900 1940" draw:points="0,0 0,1940 3986,1940 3985,791 6702,791 6702,1940 10900,1940 10900,0">
              <text:p/>
            </draw:polygon>
            <draw:polygon draw:style-name="gr86" draw:text-style-name="P15" draw:layer="layout" svg:width="5.139cm" svg:height="4.687cm" svg:x="25.413cm" svg:y="25.181cm" svg:viewBox="0 0 5140 4688" draw:points="1,0 0,4688 5140,4688 5137,0">
              <text:p/>
            </draw:polygon>
            <draw:polygon draw:style-name="gr86" draw:text-style-name="P15" draw:layer="layout" svg:width="2.437cm" svg:height="2.337cm" svg:x="22.976cm" svg:y="25.18cm" svg:viewBox="0 0 2438 2338" draw:points="0,1 2438,0 2437,2337 1,2338">
              <text:p/>
            </draw:polygon>
            <draw:polygon draw:style-name="gr86" draw:text-style-name="P15" draw:layer="layout" svg:width="1.675cm" svg:height="2.351cm" svg:x="23.737cm" svg:y="27.517cm" svg:viewBox="0 0 1676 2352" draw:points="0,0 1676,0 1676,2352 0,2352">
              <text:p/>
            </draw:polygon>
            <draw:polygon draw:style-name="gr86" draw:text-style-name="P15" draw:layer="layout" svg:width="1.615cm" svg:height="2.351cm" svg:x="22.121cm" svg:y="27.517cm" svg:viewBox="0 0 1616 2352" draw:points="0,1 1616,0 1616,2352 0,2352">
              <text:p/>
            </draw:polygon>
            <draw:polygon draw:style-name="gr86" draw:text-style-name="P15" draw:layer="layout" svg:width="1.77cm" svg:height="2.35cm" svg:x="20.35cm" svg:y="27.518cm" svg:viewBox="0 0 1771 2351" draw:points="0,0 1770,0 1771,2351 0,2351">
              <text:p/>
            </draw:polygon>
            <draw:custom-shape draw:style-name="gr99" draw:text-style-name="P15" draw:layer="layout" svg:width="9.02cm" svg:height="1.535cm" svg:x="30.55cm" svg:y="23.759cm">
              <text:p/>
              <draw:enhanced-geometry svg:viewBox="0 0 21600 21600" draw:type="rectangle" draw:enhanced-path="M 0 0 L 21600 0 21600 21600 0 21600 0 0 Z N"/>
            </draw:custom-shape>
            <draw:polygon draw:style-name="gr86" draw:text-style-name="P15" draw:layer="layout" svg:width="11.599cm" svg:height="1.699cm" svg:x="34.5cm" svg:y="31.859cm" svg:viewBox="0 0 11600 1700" draw:points="10050,0 0,0 0,1700 11600,1700">
              <text:p/>
            </draw:polygon>
            <draw:polygon draw:style-name="gr86" draw:text-style-name="P15" draw:layer="layout" svg:width="13.549cm" svg:height="2.149cm" svg:x="31.25cm" svg:y="29.709cm" svg:viewBox="0 0 13550 2150" draw:points="0,160 0,2100 3250,2100 3250,2150 13300,2150 13550,0 10109,0 10109,159">
              <text:p/>
            </draw:polygon>
            <draw:polygon draw:style-name="gr86" draw:text-style-name="P15" draw:layer="layout" svg:width="3.79cm" svg:height="4.349cm" svg:x="41.359cm" svg:y="25.359cm" svg:viewBox="0 0 3791 4350" draw:points="591,400 591,0 0,0 0,4350 3441,4350 3791,950">
              <text:p/>
            </draw:polygon>
            <draw:custom-shape draw:style-name="gr100" draw:text-style-name="P15" draw:layer="layout" svg:width="8.717cm" svg:height="4.574cm" svg:x="30.553cm" svg:y="25.295cm">
              <text:p/>
              <draw:enhanced-geometry svg:viewBox="0 0 21600 21600" draw:type="rectangle" draw:enhanced-path="M 0 0 L 21600 0 21600 21600 0 21600 0 0 Z N"/>
            </draw:custom-shape>
            <draw:custom-shape draw:style-name="gr101" draw:text-style-name="P15" draw:layer="layout" svg:width="2.089cm" svg:height="4.573cm" svg:x="39.27cm" svg:y="25.295cm">
              <text:p/>
              <draw:enhanced-geometry svg:viewBox="0 0 21600 21600" draw:type="rectangle" draw:enhanced-path="M 0 0 L 21600 0 21600 21600 0 21600 0 0 Z N"/>
            </draw:custom-shape>
            <draw:polygon draw:style-name="gr86" draw:text-style-name="P15" draw:layer="layout" svg:width="2.091cm" svg:height="3.599cm" svg:x="44.85cm" svg:y="25.859cm" svg:viewBox="0 0 2092 3600" draw:points="2092,0 300,450 0,3600 1700,3600">
              <text:p/>
            </draw:polygon>
            <draw:polygon draw:style-name="gr86" draw:text-style-name="P15" draw:layer="layout" svg:width="1.999cm" svg:height="4.099cm" svg:x="44.55cm" svg:y="29.459cm" svg:viewBox="0 0 2000 4100" draw:points="300,0 2000,0 1550,4100 0,2400">
              <text:p/>
            </draw:polygon>
            <draw:polygon draw:style-name="gr86" draw:text-style-name="P15" draw:layer="layout" svg:width="4.991cm" svg:height="1.999cm" svg:x="41.95cm" svg:y="24.309cm" svg:viewBox="0 0 4992 2000" draw:points="1750,0 0,1450 3200,2000 4992,1550 4992,1486 4950,1000 4700,650 4371,442 4200,400">
              <text:p/>
            </draw:polygon>
            <draw:custom-shape draw:style-name="gr102" draw:text-style-name="P15" draw:layer="layout" svg:width="1.18cm" svg:height="0.881cm" svg:x="24.336cm" svg:y="30.66cm">
              <text:p/>
              <draw:enhanced-geometry svg:viewBox="0 0 21600 21600" draw:type="rectangle" draw:enhanced-path="M 0 0 L 21600 0 21600 21600 0 21600 0 0 Z N"/>
            </draw:custom-shape>
            <draw:custom-shape draw:style-name="gr103" draw:text-style-name="P15" draw:layer="layout" svg:width="1.531cm" svg:height="1.75cm" svg:x="25.52cm" svg:y="30.659cm">
              <text:p/>
              <draw:enhanced-geometry svg:viewBox="0 0 21600 21600" draw:type="rectangle" draw:enhanced-path="M 0 0 L 21600 0 21600 21600 0 21600 0 0 Z N"/>
            </draw:custom-shape>
            <draw:custom-shape draw:style-name="gr104" draw:text-style-name="P15" draw:layer="layout" svg:width="1.181cm" svg:height="0.874cm" svg:x="24.335cm" svg:y="31.542cm">
              <text:p/>
              <draw:enhanced-geometry svg:viewBox="0 0 21600 21600" draw:type="rectangle" draw:enhanced-path="M 0 0 L 21600 0 21600 21600 0 21600 0 0 Z N"/>
            </draw:custom-shape>
            <draw:custom-shape draw:style-name="gr105" draw:text-style-name="P8" draw:layer="layout" svg:width="1.434cm" svg:height="0.23cm" svg:x="13.1cm" svg:y="9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svg:x="15.95cm" svg:y="9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svg:x="18.616cm" svg:y="9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9" draw:layer="layout" svg:width="1.234cm" svg:height="0.23cm" svg:x="22.716cm" svg:y="9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9" draw:layer="layout" svg:width="1.234cm" svg:height="0.23cm" svg:x="27.15cm" svg:y="9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8" draw:layer="layout" svg:width="1.4cm" svg:height="0.23cm" svg:x="30.7cm" svg:y="9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8" draw:layer="layout" svg:width="1.4cm" svg:height="0.23cm" svg:x="33.1cm" svg:y="9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8" draw:layer="layout" svg:width="1.4cm" svg:height="0.23cm" svg:x="35.45cm" svg:y="9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7" draw:text-style-name="P14" draw:layer="layout" svg:width="1.25cm" svg:height="0.23cm" svg:x="40.4cm" svg:y="8.3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7" draw:text-style-name="P14" draw:layer="layout" svg:width="1.25cm" svg:height="0.23cm" svg:x="43.1cm" svg:y="8.3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7" draw:text-style-name="P14" draw:layer="layout" svg:width="1.25cm" svg:height="0.23cm" svg:x="45.45cm" svg:y="8.3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12.75cm" svg:y="11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15.066cm" svg:y="11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21.15cm" svg:y="11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17.416cm" svg:y="10.9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19.316cm" svg:y="11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17.416cm" svg:y="11.8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draw:transform="rotate (1.5707963267949) translate (12.2cm 11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draw:transform="rotate (1.5707963267949) translate (23.82cm 12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27.85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33.65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33.516cm" svg:y="12.6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33.516cm" svg:y="13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33.516cm" svg:y="14.7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29.966cm" svg:y="11.6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svg:x="29.966cm" svg:y="14.7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35.916cm" svg:y="12.6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36.35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9" draw:layer="layout" svg:width="0.819cm" svg:height="0.23cm" svg:x="26.34cm" svg:y="18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9" draw:layer="layout" svg:width="0.819cm" svg:height="0.23cm" svg:x="29.581cm" svg:y="18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9" draw:layer="layout" svg:width="0.819cm" svg:height="0.23cm" svg:x="21.481cm" svg:y="18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0" draw:layer="layout" svg:width="0.819cm" svg:height="0.23cm" svg:x="31.958cm" svg:y="16.6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0" draw:layer="layout" svg:width="0.819cm" svg:height="0.23cm" svg:x="33.55cm" svg:y="16.6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4" draw:layer="layout" svg:width="1.434cm" svg:height="0.23cm" svg:x="40.616cm" svg:y="16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draw:transform="rotate (1.5707963267949) translate (40.67cm 14.7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draw:transform="rotate (1.5707963267949) translate (42.07cm 14.7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draw:transform="rotate (1.5707963267949) translate (43.953cm 14.7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draw:transform="rotate (1.5707963267949) translate (45.17cm 14.7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draw:transform="rotate (1.5707963267949) translate (44.62cm 11.1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2" draw:text-style-name="P10" draw:layer="layout" svg:width="0.959cm" svg:height="0.23cm" draw:transform="rotate (1.48771865439997) translate (46.403cm 13.75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2" draw:text-style-name="P10" draw:layer="layout" svg:width="0.959cm" svg:height="0.23cm" draw:transform="rotate (1.48771865439997) translate (46.591cm 10.5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9" draw:layer="layout" svg:width="1.134cm" svg:height="0.23cm" draw:transform="rotate (1.5707963267949) translate (12.2cm 15.7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draw:transform="rotate (1.5707963267949) translate (13.652cm 14.7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0" draw:layer="layout" svg:width="0.819cm" svg:height="0.23cm" draw:transform="rotate (1.5707963267949) translate (15.07cm 1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draw:transform="rotate (1.5707963267949) translate (13.652cm 17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draw:transform="rotate (1.5707963267949) translate (12.42cm 18.9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8" draw:layer="layout" svg:width="1.2cm" svg:height="0.23cm" draw:transform="rotate (1.5707963267949) translate (12.42cm 20.4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14.35cm" svg:y="19.2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16.966cm" svg:y="20.0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17.2cm" svg:y="18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14.35cm" svg:y="21.8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8" draw:layer="layout" svg:width="1.2cm" svg:height="0.23cm" draw:transform="rotate (1.5707963267949) translate (12.42cm 22.0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draw:transform="rotate (1.5707963267949) translate (12.4cm 23.9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14.35cm" svg:y="23.5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12.916cm" svg:y="25.0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15.766cm" svg:y="24.9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15.766cm" svg:y="26.9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12.916cm" svg:y="26.9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18.716cm" svg:y="26.9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15.766cm" svg:y="28.5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18.716cm" svg:y="28.5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12.916cm" svg:y="30.2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18.716cm" svg:y="30.2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3" draw:layer="layout" svg:width="0.819cm" svg:height="0.23cm" draw:transform="rotate (1.5707963267949) translate (21.2cm 29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3" draw:layer="layout" svg:width="0.819cm" svg:height="0.23cm" draw:transform="rotate (1.5707963267949) translate (22.85cm 29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3" draw:layer="layout" svg:width="0.819cm" svg:height="0.23cm" draw:transform="rotate (1.5707963267949) translate (24.57cm 29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3" draw:layer="layout" svg:width="0.819cm" svg:height="0.23cm" svg:x="21.755cm" svg:y="26.5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8" draw:layer="layout" svg:width="1.2cm" svg:height="0.23cm" svg:x="23.55cm" svg:y="26.2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12" draw:layer="layout" svg:width="1.45cm" svg:height="0.23cm" svg:x="26.8cm" svg:y="26.3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12" draw:layer="layout" svg:width="1.45cm" svg:height="0.23cm" svg:x="26.8cm" svg:y="27.1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12" draw:layer="layout" svg:width="1.45cm" svg:height="0.23cm" svg:x="26.8cm" svg:y="28.1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12" draw:layer="layout" svg:width="1.45cm" svg:height="0.23cm" svg:x="26.8cm" svg:y="28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11" draw:layer="layout" svg:width="1.45cm" svg:height="0.23cm" svg:x="25cm" svg:y="29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11" draw:layer="layout" svg:width="1.45cm" svg:height="0.23cm" svg:x="28.55cm" svg:y="29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10" draw:layer="layout" svg:width="1.15cm" svg:height="0.23cm" draw:transform="rotate (1.5707963267949) translate (25.3cm 32.2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9" draw:text-style-name="P11" draw:layer="layout" svg:width="1.15cm" svg:height="0.23cm" svg:x="21.53cm" svg:y="30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0" draw:text-style-name="P8" draw:layer="layout" svg:width="1.15cm" svg:height="0.23cm" svg:x="27.55cm" svg:y="31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1" draw:text-style-name="P9" draw:layer="layout" svg:width="0.85cm" svg:height="0.23cm" svg:x="18.35cm" svg:y="31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1" draw:text-style-name="P9" draw:layer="layout" svg:width="0.85cm" svg:height="0.23cm" svg:x="17.2cm" svg:y="31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2" draw:text-style-name="P8" draw:layer="layout" svg:width="0.727cm" svg:height="0.23cm" svg:x="40.283cm" svg:y="19.57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2" draw:text-style-name="P8" draw:layer="layout" svg:width="0.727cm" svg:height="0.23cm" svg:x="40.283cm" svg:y="21.8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2" draw:text-style-name="P8" draw:layer="layout" svg:width="0.727cm" svg:height="0.23cm" svg:x="40.283cm" svg:y="23.95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9" draw:text-style-name="P9" draw:layer="layout" svg:width="0.819cm" svg:height="0.23cm" svg:x="39.931cm" svg:y="26.0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9" draw:layer="layout" svg:width="0.819cm" svg:height="0.23cm" svg:x="39.931cm" svg:y="27.2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42.75cm" svg:y="30.2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42.75cm" svg:y="29.0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42.416cm" svg:y="27.1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cm" svg:x="42.666cm" svg:y="31.3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39.916cm" svg:y="30.6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cm" svg:x="37.7cm" svg:y="31.3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37.7cm" svg:y="30.6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cm" svg:x="34.766cm" svg:y="31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34.766cm" svg:y="3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32.35cm" svg:y="31.0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8" draw:layer="layout" svg:width="0.819cm" svg:height="0.23cm" draw:transform="rotate (1.46852003262803) translate (44.701cm 27.6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12" draw:layer="layout" svg:width="1.466cm" svg:height="0.23cm" draw:transform="rotate (1.46852003262803) translate (44.225cm 31.7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9" draw:layer="layout" svg:width="1.234cm" svg:height="0.23cm" svg:x="24.946cm" svg:y="9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25.81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0" draw:layer="layout" svg:width="0.819cm" svg:height="0.23cm" svg:x="26.06cm" svg:y="16.6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12" draw:layer="layout" svg:width="0.819cm" svg:height="0.23cm" svg:x="27.652cm" svg:y="16.6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18.716cm" svg:y="25.6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draw:transform="rotate (0.96010562152208) translate (20.25cm 26.50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38.336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6" draw:text-style-name="P9" draw:layer="layout" svg:width="0.692cm" svg:height="0.23cm" draw:transform="rotate (1.5707963267949) translate (38.73cm 13.36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svg:x="37.676cm" svg:y="14.7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3" draw:layer="layout" svg:width="0.819cm" svg:height="0.23cm" svg:x="32.851cm" svg:y="17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3" draw:layer="layout" svg:width="0.819cm" svg:height="0.23cm" svg:x="35.84cm" svg:y="18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3" draw:layer="layout" svg:width="0.819cm" svg:height="0.23cm" svg:x="38.221cm" svg:y="18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3" draw:layer="layout" svg:width="0.819cm" svg:height="0.23cm" svg:x="36.991cm" svg:y="17.0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40.83cm" svg:y="9.8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40.83cm" svg:y="10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9" draw:layer="layout" svg:width="0.959cm" svg:height="0.23cm" draw:transform="rotate (0.424987672860619) translate (43.37cm 15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9" draw:layer="layout" svg:width="0.959cm" svg:height="0.23cm" draw:transform="rotate (0.424987672860619) translate (45.3cm 15.3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0" draw:text-style-name="P8" draw:layer="layout" svg:width="1.15cm" svg:height="0.23cm" svg:x="29.95cm" svg:y="31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1" draw:text-style-name="P1" draw:layer="layout" svg:width="16cm" svg:height="15.881cm" svg:x="18.37cm" svg:y="17.614cm" svg:viewBox="0 0 16001 15882" draw:points="50,5986 3000,8861 2075,9935 2073,14177 4224,14184 4231,15882 16001,15882 16001,14192 12953,14177 12953,12257 12188,12258 12188,6019 6759,6019 6299,5842 5750,5536 3700,4336 3150,3786 2967,3237 2967,1986 1250,1986 1250,0 0,0">
              <text:p/>
            </draw:polygon>
            <draw:polygon draw:style-name="gr2" draw:text-style-name="P2" draw:layer="layout" svg:width="12.194cm" svg:height="9.903cm" svg:x="10.422cm" svg:y="23.6cm" svg:viewBox="0 0 12195 9904" draw:points="12192,9888 0,9904 1,1100 1798,1100 1798,0 7998,0 10947,2875 10031,3949 10017,8199 12195,8199">
              <text:p/>
            </draw:polygon>
            <draw:polygon draw:style-name="gr3" draw:text-style-name="P3" draw:layer="layout" svg:width="19.446cm" svg:height="16.658cm" svg:x="10.423cm" svg:y="8.041cm" svg:viewBox="0 0 19447 16659" draw:points="0,16659 27,4 19447,0 19447,1715 15228,1715 15228,5209 5229,5209 5229,9565 7997,9573 7997,15559 1797,15559 1797,16659">
              <text:p/>
            </draw:polygon>
            <draw:polygon draw:style-name="gr4" draw:text-style-name="P4" draw:layer="layout" svg:width="18.076cm" svg:height="12.91cm" svg:x="30.922cm" svg:y="6.699cm" svg:viewBox="0 0 18077 12911" draw:points="9040,5251 9299,5251 9299,7164 6148,7164 5248,8901 4461,8905 4465,10899 0,10907 0,12911 9049,12904 9057,8901 9303,8890 9303,9305 10103,9305 10107,10845 11854,10852 11866,11464 11612,11734 11319,12015 11100,12403 12898,12801 16020,10701 16848,9501 17208,8151 18077,7 7322,0 7322,1351 9040,3056">
              <text:p/>
            </draw:polygon>
            <draw:polygon draw:style-name="gr5" draw:text-style-name="P5" draw:layer="layout" svg:width="20.6cm" svg:height="11.565cm" svg:x="19.62cm" svg:y="8.041cm" svg:viewBox="0 0 20601 11566" draw:points="20342,3909 20342,1714 18624,9 10250,0 10250,1714 6031,1715 6031,9572 0,9572 0,11564 11302,11566 11298,9549 15755,9553 15759,7567 16552,7556 17450,5822 20601,5822 20601,3909">
              <text:p/>
            </draw:polygon>
            <draw:polygon draw:style-name="gr6" draw:text-style-name="P6" draw:layer="layout" svg:width="15.621cm" svg:height="17.906cm" svg:x="31.32cm" svg:y="15.593cm" svg:viewBox="0 0 15622 17907" draw:points="8647,4003 8250,3996 8250,9701 7950,9701 7950,14275 0,14278 0,16198 3051,16202 3051,17903 14801,17907 15622,10202 15543,9710 15320,9379 14843,9110 11852,8621 11849,4892 11895,4515 12114,4157 12500,3907 10700,3507 10941,3121 11437,2586 11441,1955 9705,1959 9701,412 8901,408 8897,0 8658,4">
              <text:p/>
            </draw:polygon>
            <draw:polyline draw:style-name="gr21" draw:text-style-name="P7" draw:layer="layout" svg:width="1.228cm" svg:height="0.573cm" draw:transform="rotate (-0.511556003759538) translate (46.164cm 24.689cm)" svg:viewBox="0 0 1229 574" draw:points="0,0 476,0 907,185 1229,574">
              <text:p/>
            </draw:polyline>
            <draw:line draw:style-name="gr9" draw:text-style-name="P7" draw:layer="layout" svg:x1="26.014cm" svg:y1="30.64cm" svg:x2="24.334cm" svg:y2="30.64cm">
              <text:p/>
            </draw:line>
            <draw:line draw:style-name="gr9" draw:text-style-name="P7" draw:layer="layout" svg:x1="24.334cm" svg:y1="30.64cm" svg:x2="24.334cm" svg:y2="32.393cm">
              <text:p/>
            </draw:line>
            <draw:line draw:style-name="gr9" draw:text-style-name="P7" draw:layer="layout" svg:x1="27.05cm" svg:y1="30.64cm" svg:x2="27.05cm" svg:y2="32.397cm">
              <text:p/>
            </draw:line>
            <draw:polygon draw:style-name="gr22" draw:text-style-name="P7" draw:layer="layout" svg:width="0.901cm" svg:height="1.455cm" svg:x="15.216cm" svg:y="30.648cm" svg:viewBox="0 0 902 1456" draw:points="0,0 899,3 902,1456 2,1456">
              <text:p/>
            </draw:polygon>
            <draw:line draw:style-name="gr9" draw:text-style-name="P7" draw:layer="layout" svg:x1="25.518cm" svg:y1="32.396cm" svg:x2="25.518cm" svg:y2="30.64cm">
              <text:p/>
            </draw:line>
            <draw:line draw:style-name="gr9" draw:text-style-name="P7" draw:layer="layout" svg:x1="27.05cm" svg:y1="32.393cm" svg:x2="24.334cm" svg:y2="32.393cm">
              <text:p/>
            </draw:line>
            <draw:line draw:style-name="gr9" draw:text-style-name="P7" draw:layer="layout" svg:x1="25.518cm" svg:y1="31.522cm" svg:x2="24.334cm" svg:y2="31.522cm">
              <text:p/>
            </draw:line>
            <draw:line draw:style-name="gr9" draw:text-style-name="P7" draw:layer="layout" svg:x1="27.05cm" svg:y1="30.64cm" svg:x2="26.618cm" svg:y2="30.64cm">
              <text:p/>
            </draw:line>
            <draw:line draw:style-name="gr9" draw:text-style-name="P7" draw:layer="layout" svg:x1="18.414cm" svg:y1="17.61cm" svg:x2="14.007cm" svg:y2="17.61cm">
              <text:p/>
            </draw:line>
            <draw:line draw:style-name="gr9" draw:text-style-name="P7" draw:layer="layout" svg:x1="19.591cm" svg:y1="17.61cm" svg:x2="18.414cm" svg:y2="17.61cm">
              <text:p/>
            </draw:line>
            <draw:line draw:style-name="gr9" draw:text-style-name="P7" draw:layer="layout" svg:x1="19.591cm" svg:y1="17.61cm" svg:x2="29.218cm" svg:y2="17.61cm">
              <text:p/>
            </draw:line>
            <draw:line draw:style-name="gr9" draw:text-style-name="P7" draw:layer="layout" svg:x1="29.579cm" svg:y1="16.914cm" svg:x2="29.069cm" svg:y2="15.597cm">
              <text:p/>
            </draw:line>
            <draw:line draw:style-name="gr9" draw:text-style-name="P7" draw:layer="layout" svg:x1="29.179cm" svg:y1="17.606cm" svg:x2="29.579cm" svg:y2="16.914cm">
              <text:p/>
            </draw:line>
            <draw:line draw:style-name="gr9" draw:text-style-name="P7" draw:layer="layout" svg:x1="31.28cm" svg:y1="13.225cm" svg:x2="29.572cm" svg:y2="13.222cm">
              <text:p/>
            </draw:line>
            <draw:line draw:style-name="gr9" draw:text-style-name="P7" draw:layer="layout" svg:x1="29.572cm" svg:y1="13.222cm" svg:x2="29.572cm" svg:y2="12.723cm">
              <text:p/>
            </draw:line>
            <draw:line draw:style-name="gr9" draw:text-style-name="P7" draw:layer="layout" svg:x1="25.65cm" svg:y1="15.263cm" svg:x2="26.954cm" svg:y2="15.263cm">
              <text:p/>
            </draw:line>
            <draw:line draw:style-name="gr9" draw:text-style-name="P7" draw:layer="layout" svg:x1="26.954cm" svg:y1="15.263cm" svg:x2="26.938cm" svg:y2="13.198cm">
              <text:p/>
            </draw:line>
            <draw:line draw:style-name="gr9" draw:text-style-name="P7" draw:layer="layout" svg:x1="26.938cm" svg:y1="13.198cm" svg:x2="28.078cm" svg:y2="13.192cm">
              <text:p/>
            </draw:line>
            <draw:line draw:style-name="gr9" draw:text-style-name="P7" draw:layer="layout" svg:x1="28.078cm" svg:y1="13.192cm" svg:x2="29.069cm" svg:y2="15.597cm">
              <text:p/>
            </draw:line>
            <draw:line draw:style-name="gr9" draw:text-style-name="P7" draw:layer="layout" svg:x1="29.572cm" svg:y1="12.723cm" svg:x2="29.569cm" svg:y2="10.447cm">
              <text:p/>
            </draw:line>
            <draw:line draw:style-name="gr9" draw:text-style-name="P7" draw:layer="layout" svg:x1="30.468cm" svg:y1="11.635cm" svg:x2="30.468cm" svg:y2="10.452cm">
              <text:p/>
            </draw:line>
            <draw:line draw:style-name="gr9" draw:text-style-name="P7" draw:layer="layout" svg:x1="29.572cm" svg:y1="10.452cm" svg:x2="30.56cm" svg:y2="9.921cm">
              <text:p/>
            </draw:line>
            <draw:line draw:style-name="gr9" draw:text-style-name="P7" draw:layer="layout" svg:x1="30.56cm" svg:y1="9.921cm" svg:x2="30.621cm" svg:y2="9.897cm">
              <text:p/>
            </draw:line>
            <draw:line draw:style-name="gr9" draw:text-style-name="P7" draw:layer="layout" svg:x1="40.222cm" svg:y1="15.597cm" svg:x2="39.821cm" svg:y2="15.597cm">
              <text:p/>
            </draw:line>
            <draw:line draw:style-name="gr9" draw:text-style-name="P7" draw:layer="layout" svg:x1="36.171cm" svg:y1="15.597cm" svg:x2="37.893cm" svg:y2="12.202cm">
              <text:p/>
            </draw:line>
            <draw:line draw:style-name="gr9" draw:text-style-name="P7" draw:layer="layout" svg:x1="37.893cm" svg:y1="12.202cm" svg:x2="39.531cm" svg:y2="12.197cm">
              <text:p/>
            </draw:line>
            <draw:line draw:style-name="gr9" draw:text-style-name="P7" draw:layer="layout" svg:x1="39.531cm" svg:y1="12.197cm" svg:x2="39.531cm" svg:y2="11.947cm">
              <text:p/>
            </draw:line>
            <draw:line draw:style-name="gr9" draw:text-style-name="P7" draw:layer="layout" svg:x1="39.531cm" svg:y1="11.947cm" svg:x2="39.963cm" svg:y2="11.947cm">
              <text:p/>
            </draw:line>
            <draw:line draw:style-name="gr9" draw:text-style-name="P7" draw:layer="layout" svg:x1="30.619cm" svg:y1="9.897cm" svg:x2="30.716cm" svg:y2="9.93cm">
              <text:p/>
            </draw:line>
            <draw:line draw:style-name="gr9" draw:text-style-name="P7" draw:layer="layout" svg:x1="30.716cm" svg:y1="9.93cm" svg:x2="30.79cm" svg:y2="9.977cm">
              <text:p/>
            </draw:line>
            <draw:line draw:style-name="gr9" draw:text-style-name="P7" draw:layer="layout" svg:x1="30.79cm" svg:y1="9.977cm" svg:x2="30.842cm" svg:y2="10.016cm">
              <text:p/>
            </draw:line>
            <draw:line draw:style-name="gr9" draw:text-style-name="P7" draw:layer="layout" svg:x1="30.842cm" svg:y1="10.016cm" svg:x2="30.868cm" svg:y2="10.025cm">
              <text:p/>
            </draw:line>
            <draw:line draw:style-name="gr9" draw:text-style-name="P7" draw:layer="layout" svg:x1="30.868cm" svg:y1="10.025cm" svg:x2="31.274cm" svg:y2="10.453cm">
              <text:p/>
            </draw:line>
            <draw:line draw:style-name="gr9" draw:text-style-name="P7" draw:layer="layout" svg:x1="39.963cm" svg:y1="11.947cm" svg:x2="40.222cm" svg:y2="11.947cm">
              <text:p/>
            </draw:line>
            <draw:line draw:style-name="gr9" draw:text-style-name="P7" draw:layer="layout" svg:x1="36.171cm" svg:y1="15.597cm" svg:x2="39.821cm" svg:y2="15.597cm">
              <text:p/>
            </draw:line>
            <draw:rect draw:style-name="gr10" draw:text-style-name="P7" draw:layer="layout" svg:width="1.643cm" svg:height="1.028cm" svg:x="14.007cm" svg:y="13.235cm">
              <text:p/>
            </draw:rect>
            <draw:rect draw:style-name="gr11" draw:text-style-name="P7" draw:layer="layout" svg:width="1.643cm" svg:height="1.031cm" svg:x="14.007cm" svg:y="16.578cm">
              <text:p/>
            </draw:rect>
            <draw:rect draw:style-name="gr12" draw:text-style-name="P7" draw:layer="layout" svg:width="9.999cm" svg:height="4.375cm" svg:x="15.65cm" svg:y="13.234cm">
              <text:p/>
            </draw:rect>
            <draw:rect draw:style-name="gr13" draw:text-style-name="P7" draw:layer="layout" svg:width="1.624cm" svg:height="2.349cm" svg:x="25.65cm" svg:y="15.26cm">
              <text:p/>
            </draw:rect>
            <draw:line draw:style-name="gr9" draw:text-style-name="P7" draw:layer="layout" svg:x1="28.09cm" svg:y1="13.192cm" svg:x2="26.938cm" svg:y2="13.192cm">
              <text:p/>
            </draw:line>
            <draw:line draw:style-name="gr9" draw:text-style-name="P7" draw:layer="layout" svg:x1="26.938cm" svg:y1="13.192cm" svg:x2="26.954cm" svg:y2="15.261cm">
              <text:p/>
            </draw:line>
            <draw:line draw:style-name="gr9" draw:text-style-name="P7" draw:layer="layout" svg:x1="26.954cm" svg:y1="15.261cm" svg:x2="28.919cm" svg:y2="15.261cm">
              <text:p/>
            </draw:line>
            <draw:line draw:style-name="gr9" draw:text-style-name="P7" draw:layer="layout" svg:x1="28.919cm" svg:y1="15.261cm" svg:x2="28.09cm" svg:y2="13.192cm">
              <text:p/>
            </draw:line>
            <draw:line draw:style-name="gr9" draw:text-style-name="P7" draw:layer="layout" svg:x1="28.919cm" svg:y1="15.261cm" svg:x2="27.275cm" svg:y2="15.261cm">
              <text:p/>
            </draw:line>
            <draw:line draw:style-name="gr9" draw:text-style-name="P7" draw:layer="layout" svg:x1="27.275cm" svg:y1="15.261cm" svg:x2="27.275cm" svg:y2="17.61cm">
              <text:p/>
            </draw:line>
            <draw:line draw:style-name="gr9" draw:text-style-name="P7" draw:layer="layout" svg:x1="27.275cm" svg:y1="17.61cm" svg:x2="29.178cm" svg:y2="17.61cm">
              <text:p/>
            </draw:line>
            <draw:line draw:style-name="gr9" draw:text-style-name="P7" draw:layer="layout" svg:x1="29.178cm" svg:y1="17.61cm" svg:x2="29.58cm" svg:y2="16.914cm">
              <text:p/>
            </draw:line>
            <draw:line draw:style-name="gr9" draw:text-style-name="P7" draw:layer="layout" svg:x1="29.58cm" svg:y1="16.914cm" svg:x2="28.919cm" svg:y2="15.261cm">
              <text:p/>
            </draw:line>
            <draw:line draw:style-name="gr9" draw:text-style-name="P7" draw:layer="layout" svg:x1="36.171cm" svg:y1="15.597cm" svg:x2="40.222cm" svg:y2="15.597cm">
              <text:p/>
            </draw:line>
            <draw:line draw:style-name="gr9" draw:text-style-name="P7" draw:layer="layout" svg:x1="40.222cm" svg:y1="15.597cm" svg:x2="40.222cm" svg:y2="13.86cm">
              <text:p/>
            </draw:line>
            <draw:line draw:style-name="gr9" draw:text-style-name="P7" draw:layer="layout" svg:x1="40.222cm" svg:y1="13.86cm" svg:x2="37.071cm" svg:y2="13.86cm">
              <text:p/>
            </draw:line>
            <draw:line draw:style-name="gr9" draw:text-style-name="P7" draw:layer="layout" svg:x1="37.071cm" svg:y1="13.86cm" svg:x2="40.222cm" svg:y2="13.86cm">
              <text:p/>
            </draw:line>
            <draw:line draw:style-name="gr9" draw:text-style-name="P7" draw:layer="layout" svg:x1="40.222cm" svg:y1="13.86cm" svg:x2="40.222cm" svg:y2="11.947cm">
              <text:p/>
            </draw:line>
            <draw:line draw:style-name="gr9" draw:text-style-name="P7" draw:layer="layout" svg:x1="40.222cm" svg:y1="11.947cm" svg:x2="39.531cm" svg:y2="11.947cm">
              <text:p/>
            </draw:line>
            <draw:line draw:style-name="gr9" draw:text-style-name="P7" draw:layer="layout" svg:x1="39.531cm" svg:y1="11.947cm" svg:x2="39.531cm" svg:y2="12.197cm">
              <text:p/>
            </draw:line>
            <draw:line draw:style-name="gr9" draw:text-style-name="P7" draw:layer="layout" svg:x1="39.531cm" svg:y1="12.197cm" svg:x2="37.893cm" svg:y2="12.202cm">
              <text:p/>
            </draw:line>
            <draw:line draw:style-name="gr9" draw:text-style-name="P7" draw:layer="layout" svg:x1="37.893cm" svg:y1="12.202cm" svg:x2="37.071cm" svg:y2="13.86cm">
              <text:p/>
            </draw:line>
            <draw:line draw:style-name="gr21" draw:text-style-name="P7" draw:layer="layout" svg:x1="23.918cm" svg:y1="16.346cm" svg:x2="23.418cm" svg:y2="16.346cm">
              <text:p/>
            </draw:line>
            <draw:line draw:style-name="gr21" draw:text-style-name="P7" draw:layer="layout" svg:x1="17.368cm" svg:y1="13.234cm" svg:x2="17.368cm" svg:y2="17.61cm">
              <text:p/>
            </draw:line>
            <draw:line draw:style-name="gr21" draw:text-style-name="P7" draw:layer="layout" svg:x1="18.818cm" svg:y1="13.234cm" svg:x2="18.818cm" svg:y2="17.609cm">
              <text:p/>
            </draw:line>
            <draw:line draw:style-name="gr21" draw:text-style-name="P7" draw:layer="layout" svg:x1="18.818cm" svg:y1="15.346cm" svg:x2="18.468cm" svg:y2="15.346cm">
              <text:p/>
            </draw:line>
            <draw:line draw:style-name="gr21" draw:text-style-name="P7" draw:layer="layout" svg:x1="17.718cm" svg:y1="15.346cm" svg:x2="17.368cm" svg:y2="15.346cm">
              <text:p/>
            </draw:line>
            <draw:line draw:style-name="gr21" draw:text-style-name="P7" draw:layer="layout" svg:x1="15.65cm" svg:y1="13.996cm" svg:x2="18.818cm" svg:y2="13.996cm">
              <text:p/>
            </draw:line>
            <draw:line draw:style-name="gr21" draw:text-style-name="P7" draw:layer="layout" svg:x1="25.65cm" svg:y1="13.996cm" svg:x2="23.419cm" svg:y2="13.996cm">
              <text:p/>
            </draw:line>
            <draw:line draw:style-name="gr21" draw:text-style-name="P7" draw:layer="layout" svg:x1="23.918cm" svg:y1="13.234cm" svg:x2="23.918cm" svg:y2="17.609cm">
              <text:p/>
            </draw:line>
            <draw:line draw:style-name="gr21" draw:text-style-name="P7" draw:layer="layout" svg:x1="21.118cm" svg:y1="13.235cm" svg:x2="21.118cm" svg:y2="15.231cm">
              <text:p/>
            </draw:line>
            <draw:polygon draw:style-name="gr22" draw:text-style-name="P7" draw:layer="layout" svg:width="0.899cm" svg:height="1.749cm" draw:transform="rotate (-3.14159265358979) translate (43.518cm 11.596cm)" svg:viewBox="0 0 900 1750" draw:points="0,0 900,0 900,1250 550,1700 450,1750 400,1750 350,1700 0,1250">
              <text:p/>
            </draw:polygon>
            <draw:rect draw:style-name="gr11" draw:text-style-name="P7" draw:layer="layout" svg:width="1.643cm" svg:height="2.315cm" svg:x="14.008cm" svg:y="14.264cm">
              <text:p/>
            </draw:rect>
            <draw:line draw:style-name="gr21" draw:text-style-name="P7" draw:layer="layout" svg:x1="16.468cm" svg:y1="13.234cm" svg:x2="16.468cm" svg:y2="13.996cm">
              <text:p/>
            </draw:line>
            <draw:line draw:style-name="gr9" draw:text-style-name="P7" draw:layer="layout" svg:x1="31.279cm" svg:y1="12.085cm" svg:x2="31.279cm" svg:y2="10.452cm">
              <text:p/>
            </draw:line>
            <draw:line draw:style-name="gr9" draw:text-style-name="P7" draw:layer="layout" svg:x1="31.279cm" svg:y1="13.229cm" svg:x2="31.279cm" svg:y2="12.718cm">
              <text:p/>
            </draw:line>
            <draw:line draw:style-name="gr9" draw:text-style-name="P7" draw:layer="layout" svg:x1="31.28cm" svg:y1="11.635cm" svg:x2="29.572cm" svg:y2="11.632cm">
              <text:p/>
            </draw:line>
            <draw:line draw:style-name="gr9" draw:text-style-name="P7" draw:layer="layout" svg:x1="31.28cm" svg:y1="10.463cm" svg:x2="29.572cm" svg:y2="10.46cm">
              <text:p/>
            </draw:line>
            <draw:line draw:style-name="gr21" draw:text-style-name="P7" draw:layer="layout" svg:x1="42.618cm" svg:y1="10.456cm" svg:x2="43.518cm" svg:y2="10.456cm">
              <text:p/>
            </draw:line>
            <draw:line draw:style-name="gr23" draw:text-style-name="P7" draw:layer="layout" svg:x1="42.618cm" svg:y1="10.456cm" svg:x2="43.518cm" svg:y2="10.456cm">
              <text:p/>
            </draw:line>
            <draw:line draw:style-name="gr9" draw:text-style-name="P7" draw:layer="layout" svg:x1="10.421cm" svg:y1="26.151cm" svg:x2="10.421cm" svg:y2="35.301cm">
              <text:p/>
            </draw:line>
            <draw:line draw:style-name="gr9" draw:text-style-name="P7" draw:layer="layout" svg:x1="10.421cm" svg:y1="26.151cm" svg:x2="10.451cm" svg:y2="17.6cm">
              <text:p/>
            </draw:line>
            <draw:line draw:style-name="gr9" draw:text-style-name="P7" draw:layer="layout" svg:x1="10.451cm" svg:y1="17.6cm" svg:x2="10.451cm" svg:y2="8.046cm">
              <text:p/>
            </draw:line>
            <draw:line draw:style-name="gr9" draw:text-style-name="P7" draw:layer="layout" svg:x1="10.451cm" svg:y1="8.042cm" svg:x2="20.621cm" svg:y2="8.042cm">
              <text:p/>
            </draw:line>
            <draw:line draw:style-name="gr9" draw:text-style-name="P7" draw:layer="layout" svg:x1="22.61cm" svg:y1="35.286cm" svg:x2="10.421cm" svg:y2="35.286cm">
              <text:p/>
            </draw:line>
            <draw:line draw:style-name="gr9" draw:text-style-name="P7" draw:layer="layout" svg:x1="33.921cm" svg:y1="35.291cm" svg:x2="22.61cm" svg:y2="35.291cm">
              <text:p/>
            </draw:line>
            <draw:line draw:style-name="gr9" draw:text-style-name="P7" draw:layer="layout" svg:x1="20.62cm" svg:y1="8.033cm" svg:x2="38.245cm" svg:y2="8.051cm">
              <text:p/>
            </draw:line>
            <draw:line draw:style-name="gr9" draw:text-style-name="P7" draw:layer="layout" svg:x1="38.245cm" svg:y1="8.051cm" svg:x2="38.245cm" svg:y2="6.7cm">
              <text:p/>
            </draw:line>
            <draw:line draw:style-name="gr9" draw:text-style-name="P7" draw:layer="layout" svg:x1="38.245cm" svg:y1="6.7cm" svg:x2="49cm" svg:y2="6.702cm">
              <text:p/>
            </draw:line>
            <draw:line draw:style-name="gr9" draw:text-style-name="P7" draw:layer="layout" svg:x1="48.13cm" svg:y1="14.85cm" svg:x2="49cm" svg:y2="6.702cm">
              <text:p/>
            </draw:line>
            <draw:line draw:style-name="gr9" draw:text-style-name="P7" draw:layer="layout" svg:x1="45.932cm" svg:y1="35.291cm" svg:x2="46.951cm" svg:y2="25.773cm">
              <text:p/>
            </draw:line>
            <draw:line draw:style-name="gr9" draw:text-style-name="P7" draw:layer="layout" svg:x1="45.932cm" svg:y1="35.291cm" svg:x2="33.921cm" svg:y2="35.291cm">
              <text:p/>
            </draw:line>
            <draw:polyline draw:style-name="gr128" draw:text-style-name="P7" draw:layer="layout" svg:width="10.32cm" svg:height="4.02cm" draw:transform="skewX (-4.48822142532577E-017) rotate (-1.83137398411765) translate (48.7460715975053cm 15.0142694376623cm)" svg:viewBox="0 0 10321 4021" draw:points="0,638 1397,638 2770,1129 5603,3603 5933,3897 6306,4021 6781,3962 10321,3014 10022,0">
              <text:p/>
            </draw:polyline>
            <draw:g>
              <draw:line draw:style-name="gr9" draw:text-style-name="P7" draw:layer="layout" svg:x1="24.67cm" svg:y1="23.457cm" svg:x2="21.98cm" svg:y2="21.932cm">
                <text:p/>
              </draw:line>
              <draw:line draw:style-name="gr9" draw:text-style-name="P7" draw:layer="layout" svg:x1="21.98cm" svg:y1="21.932cm" svg:x2="21.695cm" svg:y2="21.62cm">
                <text:p/>
              </draw:line>
              <draw:line draw:style-name="gr9" draw:text-style-name="P7" draw:layer="layout" svg:x1="21.695cm" svg:y1="21.62cm" svg:x2="21.452cm" svg:y2="21.232cm">
                <text:p/>
              </draw:line>
              <draw:line draw:style-name="gr9" draw:text-style-name="P7" draw:layer="layout" svg:x1="21.452cm" svg:y1="21.232cm" svg:x2="21.337cm" svg:y2="20.851cm">
                <text:p/>
              </draw:line>
              <draw:line draw:style-name="gr9" draw:text-style-name="P7" draw:layer="layout" svg:x1="21.337cm" svg:y1="20.851cm" svg:x2="21.337cm" svg:y2="20.4cm">
                <text:p/>
              </draw:line>
              <draw:line draw:style-name="gr9" draw:text-style-name="P7" draw:layer="layout" svg:x1="21.337cm" svg:y1="20.4cm" svg:x2="21.337cm" svg:y2="19.606cm">
                <text:p/>
              </draw:line>
              <draw:line draw:style-name="gr9" draw:text-style-name="P7" draw:layer="layout" svg:x1="30.935cm" svg:y1="19.606cm" svg:x2="21.337cm" svg:y2="19.606cm">
                <text:p/>
              </draw:line>
              <draw:line draw:style-name="gr9" draw:text-style-name="P7" draw:layer="layout" svg:x1="20.446cm" svg:y1="27.528cm" svg:x2="20.446cm" svg:y2="29.87cm">
                <text:p/>
              </draw:line>
              <draw:line draw:style-name="gr9" draw:text-style-name="P7" draw:layer="layout" svg:x1="20.446cm" svg:y1="29.87cm" svg:x2="25.465cm" svg:y2="29.869cm">
                <text:p/>
              </draw:line>
              <draw:line draw:style-name="gr9" draw:text-style-name="P7" draw:layer="layout" svg:x1="21.37cm" svg:y1="26.475cm" svg:x2="20.446cm" svg:y2="27.528cm">
                <text:p/>
              </draw:line>
              <draw:line draw:style-name="gr9" draw:text-style-name="P7" draw:layer="layout" svg:x1="39.571cm" svg:y1="19.59cm" svg:x2="39.571cm" svg:y2="23.75cm">
                <text:p/>
              </draw:line>
              <draw:line draw:style-name="gr9" draw:text-style-name="P7" draw:layer="layout" svg:x1="24.67cm" svg:y1="23.457cm" svg:x2="25.189cm" svg:y2="23.636cm">
                <text:p/>
              </draw:line>
              <draw:line draw:style-name="gr9" draw:text-style-name="P7" draw:layer="layout" svg:x1="25.189cm" svg:y1="23.636cm" svg:x2="30.554cm" svg:y2="23.634cm">
                <text:p/>
              </draw:line>
              <draw:line draw:style-name="gr9" draw:text-style-name="P7" draw:layer="layout" svg:x1="39.571cm" svg:y1="23.75cm" svg:x2="30.554cm" svg:y2="23.75cm">
                <text:p/>
              </draw:line>
              <draw:line draw:style-name="gr9" draw:text-style-name="P7" draw:layer="layout" svg:x1="39.571cm" svg:y1="19.599cm" svg:x2="30.935cm" svg:y2="19.606cm">
                <text:p/>
              </draw:line>
              <draw:rect draw:style-name="gr129" draw:text-style-name="P7" draw:layer="layout" svg:width="1.675cm" svg:height="2.342cm" svg:x="20.445cm" svg:y="27.528cm">
                <text:p/>
              </draw:rect>
              <draw:rect draw:style-name="gr130" draw:text-style-name="P7" draw:layer="layout" svg:width="1.616cm" svg:height="2.35cm" svg:x="22.121cm" svg:y="27.528cm">
                <text:p/>
              </draw:rect>
              <draw:rect draw:style-name="gr131" draw:text-style-name="P7" draw:layer="layout" svg:width="1.677cm" svg:height="2.341cm" svg:x="23.736cm" svg:y="27.527cm">
                <text:p/>
              </draw:rect>
              <draw:rect draw:style-name="gr20" draw:text-style-name="P7" draw:layer="layout" svg:width="2.437cm" svg:height="2.44cm" svg:x="22.976cm" svg:y="25.087cm">
                <text:p/>
              </draw:rect>
              <draw:line draw:style-name="gr9" draw:text-style-name="P7" draw:layer="layout" svg:x1="22.622cm" svg:y1="25.091cm" svg:x2="22.972cm" svg:y2="25.091cm">
                <text:p/>
              </draw:line>
              <draw:line draw:style-name="gr9" draw:text-style-name="P7" draw:layer="layout" svg:x1="22.977cm" svg:y1="25.191cm" svg:x2="22.977cm" svg:y2="27.528cm">
                <text:p/>
              </draw:line>
              <draw:line draw:style-name="gr9" draw:text-style-name="P7" draw:layer="layout" svg:x1="22.977cm" svg:y1="27.528cm" svg:x2="20.454cm" svg:y2="27.528cm">
                <text:p/>
              </draw:line>
              <draw:line draw:style-name="gr9" draw:text-style-name="P7" draw:layer="layout" svg:x1="20.454cm" svg:y1="27.528cm" svg:x2="21.37cm" svg:y2="26.475cm">
                <text:p/>
              </draw:line>
              <draw:line draw:style-name="gr9" draw:text-style-name="P7" draw:layer="layout" svg:x1="21.37cm" svg:y1="26.475cm" svg:x2="22.635cm" svg:y2="25.078cm">
                <text:p/>
              </draw:line>
              <draw:line draw:style-name="gr9" draw:text-style-name="P7" draw:layer="layout" svg:x1="30.554cm" svg:y1="23.634cm" svg:x2="30.554cm" svg:y2="23.75cm">
                <text:p/>
              </draw:line>
              <draw:g>
                <draw:rect draw:style-name="gr14" draw:text-style-name="P7" draw:layer="layout" svg:width="2.043cm" svg:height="1.689cm" svg:x="14.008cm" svg:y="18.253cm">
                  <text:p/>
                </draw:rect>
                <draw:rect draw:style-name="gr14" draw:text-style-name="P7" draw:layer="layout" svg:width="2.048cm" svg:height="1.658cm" svg:x="14.008cm" svg:y="19.942cm">
                  <text:p/>
                </draw:rect>
              </draw:g>
              <draw:custom-shape draw:style-name="gr132" draw:text-style-name="P7" draw:layer="layout" svg:width="2.437cm" svg:height="2.427cm" svg:x="22.976cm" svg:y="25.1cm">
                <text:p/>
                <draw:enhanced-geometry svg:viewBox="0 0 21600 21600" draw:type="rectangle" draw:enhanced-path="M 0 0 L 21600 0 21600 21600 0 21600 0 0 Z N"/>
              </draw:custom-shape>
              <draw:polygon draw:style-name="gr133" draw:text-style-name="P7" draw:layer="layout" svg:width="2.522cm" svg:height="2.443cm" svg:x="20.453cm" svg:y="25.083cm" svg:viewBox="0 0 2523 2444" draw:points="2182,0 2523,17 2523,2444 0,2444 916,1391">
                <text:p/>
              </draw:polygon>
              <draw:custom-shape draw:style-name="gr134" draw:text-style-name="P7" draw:layer="layout" svg:width="2.375cm" svg:height="1.702cm" svg:x="16.047cm" svg:y="18.2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5" draw:text-style-name="P7" draw:layer="layout" svg:width="2.373cm" svg:height="1.65cm" svg:x="16.047cm" svg:y="19.95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136" draw:text-style-name="P7" draw:layer="layout" svg:width="2.027cm" svg:height="1.7cm" svg:x="14.02cm" svg:y="18.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7" draw:text-style-name="P7" draw:layer="layout" svg:width="2.027cm" svg:height="1.65cm" svg:x="14.02cm" svg:y="19.95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138" draw:text-style-name="P7" draw:layer="layout" svg:width="1.649cm" svg:height="2.342cm" svg:x="22.121cm" svg:y="27.527cm">
                <text:p/>
                <draw:enhanced-geometry svg:viewBox="0 0 21600 21600" draw:type="rectangle" draw:enhanced-path="M 0 0 L 21600 0 21600 21600 0 21600 0 0 Z N"/>
              </draw:custom-shape>
              <draw:custom-shape draw:style-name="gr139" draw:text-style-name="P7" draw:layer="layout" svg:width="1.643cm" svg:height="2.343cm" svg:x="23.77cm" svg:y="27.527cm">
                <text:p/>
                <draw:enhanced-geometry svg:viewBox="0 0 21600 21600" draw:type="rectangle" draw:enhanced-path="M 0 0 L 21600 0 21600 21600 0 21600 0 0 Z N"/>
              </draw:custom-shape>
              <draw:custom-shape draw:style-name="gr140" draw:text-style-name="P7" draw:layer="layout" svg:width="1.674cm" svg:height="2.341cm" svg:x="20.446cm" svg:y="27.528cm">
                <text:p/>
                <draw:enhanced-geometry svg:viewBox="0 0 21600 21600" draw:type="rectangle" draw:enhanced-path="M 0 0 L 21600 0 21600 21600 0 21600 0 0 Z N"/>
              </draw:custom-shape>
              <draw:g>
                <draw:rect draw:style-name="gr14" draw:text-style-name="P7" draw:layer="layout" svg:width="2.344cm" svg:height="1.689cm" svg:x="16.062cm" svg:y="18.254cm">
                  <text:p/>
                </draw:rect>
                <draw:rect draw:style-name="gr14" draw:text-style-name="P7" draw:layer="layout" svg:width="2.35cm" svg:height="1.658cm" svg:x="16.056cm" svg:y="19.943cm">
                  <text:p/>
                </draw:rect>
              </draw:g>
            </draw:g>
            <draw:line draw:style-name="gr9" draw:text-style-name="P7" draw:layer="layout" svg:x1="41.36cm" svg:y1="28.123cm" svg:x2="41.36cm" svg:y2="25.296cm">
              <text:p/>
            </draw:line>
            <draw:rect draw:style-name="gr15" draw:text-style-name="P7" draw:layer="layout" svg:width="8.717cm" svg:height="4.574cm" svg:x="30.554cm" svg:y="25.295cm">
              <text:p/>
            </draw:rect>
            <draw:rect draw:style-name="gr19" draw:text-style-name="P7" draw:layer="layout" svg:width="2.089cm" svg:height="1.745cm" svg:x="39.271cm" svg:y="28.123cm">
              <text:p/>
            </draw:rect>
            <draw:line draw:style-name="gr21" draw:text-style-name="P7" draw:layer="layout" svg:x1="31.021cm" svg:y1="25.4cm" svg:x2="30.671cm" svg:y2="25.4cm">
              <text:p/>
            </draw:line>
            <draw:line draw:style-name="gr21" draw:text-style-name="P7" draw:layer="layout" svg:x1="33.371cm" svg:y1="26.25cm" svg:x2="36.421cm" svg:y2="26.25cm">
              <text:p/>
            </draw:line>
            <draw:line draw:style-name="gr21" draw:text-style-name="P7" draw:layer="layout" svg:x1="31.821cm" svg:y1="27.1cm" svg:x2="38.121cm" svg:y2="27.1cm">
              <text:p/>
            </draw:line>
            <draw:line draw:style-name="gr21" draw:text-style-name="P7" draw:layer="layout" svg:x1="30.671cm" svg:y1="29.869cm" svg:x2="30.671cm" svg:y2="25.4cm">
              <text:p/>
            </draw:line>
            <draw:line draw:style-name="gr21" draw:text-style-name="P7" draw:layer="layout" svg:x1="30.671cm" svg:y1="29.1cm" svg:x2="37.921cm" svg:y2="29.1cm">
              <text:p/>
            </draw:line>
            <draw:line draw:style-name="gr21" draw:text-style-name="P7" draw:layer="layout" svg:x1="35.671cm" svg:y1="29.869cm" svg:x2="35.671cm" svg:y2="27.1cm">
              <text:p/>
            </draw:line>
            <draw:line draw:style-name="gr21" draw:text-style-name="P7" draw:layer="layout" svg:x1="32.221cm" svg:y1="25.4cm" svg:x2="32.221cm" svg:y2="26.4cm">
              <text:p/>
            </draw:line>
            <draw:line draw:style-name="gr21" draw:text-style-name="P7" draw:layer="layout" svg:x1="31.021cm" svg:y1="27.1cm" svg:x2="30.671cm" svg:y2="27.1cm">
              <text:p/>
            </draw:line>
            <draw:line draw:style-name="gr21" draw:text-style-name="P7" draw:layer="layout" svg:x1="39.271cm" svg:y1="25.4cm" svg:x2="38.921cm" svg:y2="25.4cm">
              <text:p/>
            </draw:line>
            <draw:line draw:style-name="gr21" draw:text-style-name="P7" draw:layer="layout" svg:x1="39.271cm" svg:y1="27.1cm" svg:x2="38.921cm" svg:y2="27.1cm">
              <text:p/>
            </draw:line>
            <draw:line draw:style-name="gr21" draw:text-style-name="P7" draw:layer="layout" svg:x1="31.671cm" svg:y1="25.4cm" svg:x2="38.221cm" svg:y2="25.4cm">
              <text:p/>
            </draw:line>
            <draw:line draw:style-name="gr21" draw:text-style-name="P7" draw:layer="layout" svg:x1="37.571cm" svg:y1="25.4cm" svg:x2="37.571cm" svg:y2="26.4cm">
              <text:p/>
            </draw:line>
            <draw:line draw:style-name="gr9" draw:text-style-name="P7" draw:layer="layout" svg:x1="39.272cm" svg:y1="25.295cm" svg:x2="41.361cm" svg:y2="25.295cm">
              <text:p/>
            </draw:line>
            <draw:line draw:style-name="gr7" draw:text-style-name="P7" draw:layer="layout" svg:x1="31.025cm" svg:y1="27.745cm" svg:x2="31.025cm" svg:y2="25.395cm">
              <text:p/>
            </draw:line>
            <draw:line draw:style-name="gr7" draw:text-style-name="P7" draw:layer="layout" svg:x1="30.675cm" svg:y1="25.845cm" svg:x2="31.025cm" svg:y2="25.845cm">
              <text:p/>
            </draw:line>
            <draw:line draw:style-name="gr7" draw:text-style-name="P7" draw:layer="layout" svg:x1="31.875cm" svg:y1="27.095cm" svg:x2="31.875cm" svg:y2="29.095cm">
              <text:p/>
            </draw:line>
            <draw:line draw:style-name="gr7" draw:text-style-name="P7" draw:layer="layout" svg:x1="30.675cm" svg:y1="27.745cm" svg:x2="31.875cm" svg:y2="27.745cm">
              <text:p/>
            </draw:line>
            <draw:line draw:style-name="gr7" draw:text-style-name="P7" draw:layer="layout" svg:x1="35.125cm" svg:y1="28.295cm" svg:x2="31.875cm" svg:y2="28.295cm">
              <text:p/>
            </draw:line>
            <draw:line draw:style-name="gr7" draw:text-style-name="P7" draw:layer="layout" svg:x1="32.075cm" svg:y1="28.295cm" svg:x2="32.075cm" svg:y2="29.095cm">
              <text:p/>
            </draw:line>
            <draw:line draw:style-name="gr7" draw:text-style-name="P7" draw:layer="layout" svg:x1="32.525cm" svg:y1="28.295cm" svg:x2="32.525cm" svg:y2="29.095cm">
              <text:p/>
            </draw:line>
            <draw:line draw:style-name="gr7" draw:text-style-name="P7" draw:layer="layout" svg:x1="32.975cm" svg:y1="28.295cm" svg:x2="32.975cm" svg:y2="29.095cm">
              <text:p/>
            </draw:line>
            <draw:line draw:style-name="gr7" draw:text-style-name="P7" draw:layer="layout" svg:x1="33.375cm" svg:y1="28.3cm" svg:x2="33.375cm" svg:y2="29.1cm">
              <text:p/>
            </draw:line>
            <draw:line draw:style-name="gr7" draw:text-style-name="P7" draw:layer="layout" svg:x1="33.825cm" svg:y1="28.295cm" svg:x2="33.825cm" svg:y2="29.095cm">
              <text:p/>
            </draw:line>
            <draw:line draw:style-name="gr7" draw:text-style-name="P7" draw:layer="layout" svg:x1="34.275cm" svg:y1="28.3cm" svg:x2="34.275cm" svg:y2="29.1cm">
              <text:p/>
            </draw:line>
            <draw:line draw:style-name="gr7" draw:text-style-name="P7" draw:layer="layout" svg:x1="34.675cm" svg:y1="28.295cm" svg:x2="34.675cm" svg:y2="29.095cm">
              <text:p/>
            </draw:line>
            <draw:line draw:style-name="gr7" draw:text-style-name="P7" draw:layer="layout" svg:x1="35.125cm" svg:y1="27.095cm" svg:x2="35.125cm" svg:y2="29.095cm">
              <text:p/>
            </draw:line>
            <draw:line draw:style-name="gr7" draw:text-style-name="P7" draw:layer="layout" svg:x1="33.325cm" svg:y1="27.645cm" svg:x2="32.475cm" svg:y2="27.645cm">
              <text:p/>
            </draw:line>
            <draw:line draw:style-name="gr7" draw:text-style-name="P7" draw:layer="layout" svg:x1="32.475cm" svg:y1="27.095cm" svg:x2="32.475cm" svg:y2="27.645cm">
              <text:p/>
            </draw:line>
            <draw:line draw:style-name="gr7" draw:text-style-name="P7" draw:layer="layout" svg:x1="33.325cm" svg:y1="27.095cm" svg:x2="33.325cm" svg:y2="27.645cm">
              <text:p/>
            </draw:line>
            <draw:line draw:style-name="gr7" draw:text-style-name="P7" draw:layer="layout" svg:x1="31.675cm" svg:y1="26.145cm" svg:x2="32.225cm" svg:y2="26.145cm">
              <text:p/>
            </draw:line>
            <draw:line draw:style-name="gr7" draw:text-style-name="P7" draw:layer="layout" svg:x1="31.675cm" svg:y1="26.145cm" svg:x2="31.675cm" svg:y2="25.395cm">
              <text:p/>
            </draw:line>
            <draw:line draw:style-name="gr7" draw:text-style-name="P7" draw:layer="layout" svg:x1="36.175cm" svg:y1="27.095cm" svg:x2="36.175cm" svg:y2="29.095cm">
              <text:p/>
            </draw:line>
            <draw:line draw:style-name="gr7" draw:text-style-name="P7" draw:layer="layout" svg:x1="36.175cm" svg:y1="27.795cm" svg:x2="35.125cm" svg:y2="27.795cm">
              <text:p/>
            </draw:line>
            <draw:line draw:style-name="gr7" draw:text-style-name="P7" draw:layer="layout" svg:x1="36.575cm" svg:y1="28.295cm" svg:x2="36.575cm" svg:y2="29.095cm">
              <text:p/>
            </draw:line>
            <draw:line draw:style-name="gr7" draw:text-style-name="P7" draw:layer="layout" svg:x1="37.025cm" svg:y1="28.295cm" svg:x2="37.025cm" svg:y2="29.095cm">
              <text:p/>
            </draw:line>
            <draw:line draw:style-name="gr7" draw:text-style-name="P7" draw:layer="layout" svg:x1="37.925cm" svg:y1="28.295cm" svg:x2="36.175cm" svg:y2="28.295cm">
              <text:p/>
            </draw:line>
            <draw:line draw:style-name="gr7" draw:text-style-name="P7" draw:layer="layout" svg:x1="37.475cm" svg:y1="28.295cm" svg:x2="37.475cm" svg:y2="29.095cm">
              <text:p/>
            </draw:line>
            <draw:line draw:style-name="gr7" draw:text-style-name="P7" draw:layer="layout" svg:x1="37.925cm" svg:y1="28.295cm" svg:x2="37.925cm" svg:y2="29.095cm">
              <text:p/>
            </draw:line>
            <draw:line draw:style-name="gr7" draw:text-style-name="P7" draw:layer="layout" svg:x1="36.525cm" svg:y1="27.295cm" svg:x2="36.525cm" svg:y2="27.645cm">
              <text:p/>
            </draw:line>
            <draw:line draw:style-name="gr7" draw:text-style-name="P7" draw:layer="layout" svg:x1="36.875cm" svg:y1="27.295cm" svg:x2="36.875cm" svg:y2="27.645cm">
              <text:p/>
            </draw:line>
            <draw:line draw:style-name="gr7" draw:text-style-name="P7" draw:layer="layout" svg:x1="37.275cm" svg:y1="27.295cm" svg:x2="36.175cm" svg:y2="27.295cm">
              <text:p/>
            </draw:line>
            <draw:line draw:style-name="gr7" draw:text-style-name="P7" draw:layer="layout" svg:x1="37.275cm" svg:y1="27.095cm" svg:x2="37.275cm" svg:y2="27.645cm">
              <text:p/>
            </draw:line>
            <draw:line draw:style-name="gr7" draw:text-style-name="P7" draw:layer="layout" svg:x1="37.475cm" svg:y1="27.095cm" svg:x2="37.475cm" svg:y2="27.645cm">
              <text:p/>
            </draw:line>
            <draw:line draw:style-name="gr7" draw:text-style-name="P7" draw:layer="layout" svg:x1="37.475cm" svg:y1="27.645cm" svg:x2="37.275cm" svg:y2="27.645cm">
              <text:p/>
            </draw:line>
            <draw:line draw:style-name="gr7" draw:text-style-name="P7" draw:layer="layout" svg:x1="38.075cm" svg:y1="27.695cm" svg:x2="38.075cm" svg:y2="27.095cm">
              <text:p/>
            </draw:line>
            <draw:line draw:style-name="gr7" draw:text-style-name="P7" draw:layer="layout" svg:x1="38.075cm" svg:y1="27.695cm" svg:x2="39.275cm" svg:y2="27.695cm">
              <text:p/>
            </draw:line>
            <draw:line draw:style-name="gr7" draw:text-style-name="P7" draw:layer="layout" svg:x1="38.925cm" svg:y1="27.695cm" svg:x2="38.925cm" svg:y2="25.395cm">
              <text:p/>
            </draw:line>
            <draw:line draw:style-name="gr7" draw:text-style-name="P7" draw:layer="layout" svg:x1="37.575cm" svg:y1="26.145cm" svg:x2="38.125cm" svg:y2="26.145cm">
              <text:p/>
            </draw:line>
            <draw:line draw:style-name="gr7" draw:text-style-name="P7" draw:layer="layout" svg:x1="38.125cm" svg:y1="26.145cm" svg:x2="38.125cm" svg:y2="25.395cm">
              <text:p/>
            </draw:line>
            <draw:g>
              <draw:g>
                <draw:line draw:style-name="gr7" draw:text-style-name="P7" draw:layer="layout" svg:x1="33.617cm" svg:y1="26.145cm" svg:x2="33.617cm" svg:y2="25.495cm">
                  <text:p/>
                </draw:line>
                <draw:line draw:style-name="gr7" draw:text-style-name="P7" draw:layer="layout" svg:x1="33.733cm" svg:y1="26.145cm" svg:x2="33.733cm" svg:y2="25.495cm">
                  <text:p/>
                </draw:line>
                <draw:line draw:style-name="gr7" draw:text-style-name="P7" draw:layer="layout" svg:x1="33.85cm" svg:y1="26.145cm" svg:x2="33.85cm" svg:y2="25.495cm">
                  <text:p/>
                </draw:line>
                <draw:line draw:style-name="gr7" draw:text-style-name="P7" draw:layer="layout" svg:x1="33.967cm" svg:y1="26.145cm" svg:x2="33.967cm" svg:y2="25.495cm">
                  <text:p/>
                </draw:line>
                <draw:line draw:style-name="gr7" draw:text-style-name="P7" draw:layer="layout" svg:x1="34.083cm" svg:y1="26.145cm" svg:x2="34.083cm" svg:y2="25.495cm">
                  <text:p/>
                </draw:line>
                <draw:line draw:style-name="gr7" draw:text-style-name="P7" draw:layer="layout" svg:x1="34.2cm" svg:y1="26.145cm" svg:x2="34.2cm" svg:y2="25.495cm">
                  <text:p/>
                </draw:line>
                <draw:line draw:style-name="gr7" draw:text-style-name="P7" draw:layer="layout" svg:x1="34.317cm" svg:y1="26.145cm" svg:x2="34.317cm" svg:y2="25.495cm">
                  <text:p/>
                </draw:line>
                <draw:line draw:style-name="gr7" draw:text-style-name="P7" draw:layer="layout" svg:x1="34.433cm" svg:y1="26.145cm" svg:x2="34.433cm" svg:y2="25.495cm">
                  <text:p/>
                </draw:line>
                <draw:line draw:style-name="gr7" draw:text-style-name="P7" draw:layer="layout" svg:x1="34.55cm" svg:y1="26.145cm" svg:x2="34.55cm" svg:y2="25.495cm">
                  <text:p/>
                </draw:line>
                <draw:line draw:style-name="gr7" draw:text-style-name="P7" draw:layer="layout" svg:x1="34.667cm" svg:y1="26.145cm" svg:x2="34.667cm" svg:y2="25.495cm">
                  <text:p/>
                </draw:line>
                <draw:line draw:style-name="gr7" draw:text-style-name="P7" draw:layer="layout" svg:x1="34.783cm" svg:y1="26.145cm" svg:x2="34.783cm" svg:y2="25.495cm">
                  <text:p/>
                </draw:line>
                <draw:line draw:style-name="gr7" draw:text-style-name="P7" draw:layer="layout" svg:x1="34.9cm" svg:y1="26.145cm" svg:x2="34.9cm" svg:y2="25.495cm">
                  <text:p/>
                </draw:line>
                <draw:line draw:style-name="gr7" draw:text-style-name="P7" draw:layer="layout" svg:x1="35.017cm" svg:y1="26.145cm" svg:x2="35.017cm" svg:y2="25.495cm">
                  <text:p/>
                </draw:line>
                <draw:line draw:style-name="gr7" draw:text-style-name="P7" draw:layer="layout" svg:x1="35.133cm" svg:y1="26.145cm" svg:x2="35.133cm" svg:y2="25.495cm">
                  <text:p/>
                </draw:line>
                <draw:line draw:style-name="gr7" draw:text-style-name="P7" draw:layer="layout" svg:x1="35.25cm" svg:y1="26.145cm" svg:x2="35.25cm" svg:y2="25.495cm">
                  <text:p/>
                </draw:line>
                <draw:line draw:style-name="gr7" draw:text-style-name="P7" draw:layer="layout" svg:x1="35.367cm" svg:y1="26.145cm" svg:x2="35.367cm" svg:y2="25.495cm">
                  <text:p/>
                </draw:line>
                <draw:line draw:style-name="gr7" draw:text-style-name="P7" draw:layer="layout" svg:x1="35.483cm" svg:y1="26.145cm" svg:x2="35.483cm" svg:y2="25.495cm">
                  <text:p/>
                </draw:line>
                <draw:line draw:style-name="gr7" draw:text-style-name="P7" draw:layer="layout" svg:x1="35.6cm" svg:y1="26.145cm" svg:x2="35.6cm" svg:y2="25.495cm">
                  <text:p/>
                </draw:line>
                <draw:line draw:style-name="gr7" draw:text-style-name="P7" draw:layer="layout" svg:x1="35.717cm" svg:y1="26.145cm" svg:x2="35.717cm" svg:y2="25.495cm">
                  <text:p/>
                </draw:line>
                <draw:line draw:style-name="gr7" draw:text-style-name="P7" draw:layer="layout" svg:x1="35.833cm" svg:y1="26.145cm" svg:x2="35.833cm" svg:y2="25.495cm">
                  <text:p/>
                </draw:line>
                <draw:line draw:style-name="gr7" draw:text-style-name="P7" draw:layer="layout" svg:x1="35.95cm" svg:y1="26.145cm" svg:x2="35.95cm" svg:y2="25.495cm">
                  <text:p/>
                </draw:line>
                <draw:line draw:style-name="gr7" draw:text-style-name="P7" draw:layer="layout" svg:x1="36.067cm" svg:y1="26.145cm" svg:x2="36.067cm" svg:y2="25.495cm">
                  <text:p/>
                </draw:line>
                <draw:line draw:style-name="gr7" draw:text-style-name="P7" draw:layer="layout" svg:x1="36.183cm" svg:y1="26.145cm" svg:x2="36.183cm" svg:y2="25.495cm">
                  <text:p/>
                </draw:line>
                <draw:line draw:style-name="gr7" draw:text-style-name="P7" draw:layer="layout" svg:x1="36.3cm" svg:y1="26.145cm" svg:x2="36.3cm" svg:y2="25.495cm">
                  <text:p/>
                </draw:line>
                <draw:line draw:style-name="gr7" draw:text-style-name="P7" draw:layer="layout" svg:x1="33.5cm" svg:y1="26.995cm" svg:x2="33.5cm" svg:y2="26.345cm">
                  <text:p/>
                </draw:line>
                <draw:line draw:style-name="gr7" draw:text-style-name="P7" draw:layer="layout" svg:x1="33.617cm" svg:y1="26.995cm" svg:x2="33.617cm" svg:y2="26.345cm">
                  <text:p/>
                </draw:line>
                <draw:line draw:style-name="gr7" draw:text-style-name="P7" draw:layer="layout" svg:x1="33.733cm" svg:y1="26.995cm" svg:x2="33.733cm" svg:y2="26.345cm">
                  <text:p/>
                </draw:line>
                <draw:line draw:style-name="gr7" draw:text-style-name="P7" draw:layer="layout" svg:x1="33.85cm" svg:y1="26.995cm" svg:x2="33.85cm" svg:y2="26.345cm">
                  <text:p/>
                </draw:line>
                <draw:line draw:style-name="gr7" draw:text-style-name="P7" draw:layer="layout" svg:x1="33.967cm" svg:y1="26.995cm" svg:x2="33.967cm" svg:y2="26.345cm">
                  <text:p/>
                </draw:line>
                <draw:line draw:style-name="gr7" draw:text-style-name="P7" draw:layer="layout" svg:x1="34.083cm" svg:y1="26.995cm" svg:x2="34.083cm" svg:y2="26.345cm">
                  <text:p/>
                </draw:line>
                <draw:line draw:style-name="gr7" draw:text-style-name="P7" draw:layer="layout" svg:x1="34.2cm" svg:y1="26.995cm" svg:x2="34.2cm" svg:y2="26.345cm">
                  <text:p/>
                </draw:line>
                <draw:line draw:style-name="gr7" draw:text-style-name="P7" draw:layer="layout" svg:x1="34.317cm" svg:y1="26.995cm" svg:x2="34.317cm" svg:y2="26.345cm">
                  <text:p/>
                </draw:line>
                <draw:line draw:style-name="gr7" draw:text-style-name="P7" draw:layer="layout" svg:x1="34.433cm" svg:y1="26.995cm" svg:x2="34.433cm" svg:y2="26.345cm">
                  <text:p/>
                </draw:line>
                <draw:line draw:style-name="gr7" draw:text-style-name="P7" draw:layer="layout" svg:x1="34.55cm" svg:y1="26.995cm" svg:x2="34.55cm" svg:y2="26.345cm">
                  <text:p/>
                </draw:line>
                <draw:line draw:style-name="gr7" draw:text-style-name="P7" draw:layer="layout" svg:x1="34.667cm" svg:y1="26.995cm" svg:x2="34.667cm" svg:y2="26.345cm">
                  <text:p/>
                </draw:line>
                <draw:line draw:style-name="gr7" draw:text-style-name="P7" draw:layer="layout" svg:x1="34.783cm" svg:y1="26.995cm" svg:x2="34.783cm" svg:y2="26.345cm">
                  <text:p/>
                </draw:line>
                <draw:line draw:style-name="gr7" draw:text-style-name="P7" draw:layer="layout" svg:x1="34.9cm" svg:y1="26.995cm" svg:x2="34.9cm" svg:y2="26.345cm">
                  <text:p/>
                </draw:line>
                <draw:line draw:style-name="gr7" draw:text-style-name="P7" draw:layer="layout" svg:x1="35.017cm" svg:y1="26.995cm" svg:x2="35.017cm" svg:y2="26.345cm">
                  <text:p/>
                </draw:line>
                <draw:line draw:style-name="gr7" draw:text-style-name="P7" draw:layer="layout" svg:x1="35.133cm" svg:y1="26.995cm" svg:x2="35.133cm" svg:y2="26.345cm">
                  <text:p/>
                </draw:line>
                <draw:line draw:style-name="gr7" draw:text-style-name="P7" draw:layer="layout" svg:x1="35.25cm" svg:y1="26.995cm" svg:x2="35.25cm" svg:y2="26.345cm">
                  <text:p/>
                </draw:line>
                <draw:line draw:style-name="gr7" draw:text-style-name="P7" draw:layer="layout" svg:x1="35.367cm" svg:y1="26.995cm" svg:x2="35.367cm" svg:y2="26.345cm">
                  <text:p/>
                </draw:line>
                <draw:line draw:style-name="gr7" draw:text-style-name="P7" draw:layer="layout" svg:x1="35.483cm" svg:y1="26.995cm" svg:x2="35.483cm" svg:y2="26.345cm">
                  <text:p/>
                </draw:line>
                <draw:line draw:style-name="gr7" draw:text-style-name="P7" draw:layer="layout" svg:x1="35.6cm" svg:y1="26.995cm" svg:x2="35.6cm" svg:y2="26.345cm">
                  <text:p/>
                </draw:line>
                <draw:line draw:style-name="gr7" draw:text-style-name="P7" draw:layer="layout" svg:x1="35.717cm" svg:y1="26.995cm" svg:x2="35.717cm" svg:y2="26.345cm">
                  <text:p/>
                </draw:line>
                <draw:line draw:style-name="gr7" draw:text-style-name="P7" draw:layer="layout" svg:x1="35.833cm" svg:y1="26.995cm" svg:x2="35.833cm" svg:y2="26.345cm">
                  <text:p/>
                </draw:line>
                <draw:line draw:style-name="gr7" draw:text-style-name="P7" draw:layer="layout" svg:x1="35.95cm" svg:y1="26.995cm" svg:x2="35.95cm" svg:y2="26.345cm">
                  <text:p/>
                </draw:line>
                <draw:line draw:style-name="gr7" draw:text-style-name="P7" draw:layer="layout" svg:x1="36.067cm" svg:y1="26.995cm" svg:x2="36.067cm" svg:y2="26.345cm">
                  <text:p/>
                </draw:line>
                <draw:line draw:style-name="gr7" draw:text-style-name="P7" draw:layer="layout" svg:x1="36.183cm" svg:y1="26.995cm" svg:x2="36.183cm" svg:y2="26.345cm">
                  <text:p/>
                </draw:line>
                <draw:line draw:style-name="gr7" draw:text-style-name="P7" draw:layer="layout" svg:x1="36.3cm" svg:y1="26.995cm" svg:x2="36.3cm" svg:y2="26.345cm">
                  <text:p/>
                </draw:line>
                <draw:line draw:style-name="gr7" draw:text-style-name="P7" draw:layer="layout" svg:x1="33.5cm" svg:y1="26.145cm" svg:x2="33.5cm" svg:y2="25.495cm">
                  <text:p/>
                </draw:line>
              </draw:g>
              <draw:g>
                <draw:line draw:style-name="gr7" draw:text-style-name="P7" draw:layer="layout" svg:x1="33.225cm" svg:y1="25.495cm" svg:x2="36.575cm" svg:y2="25.495cm">
                  <text:p/>
                </draw:line>
                <draw:line draw:style-name="gr7" draw:text-style-name="P7" draw:layer="layout" svg:x1="33.225cm" svg:y1="26.995cm" svg:x2="36.575cm" svg:y2="26.995cm">
                  <text:p/>
                </draw:line>
              </draw:g>
              <draw:g>
                <draw:line draw:style-name="gr7" draw:text-style-name="P7" draw:layer="layout" svg:x1="33.325cm" svg:y1="26.145cm" svg:x2="36.475cm" svg:y2="26.145cm">
                  <text:p/>
                </draw:line>
                <draw:line draw:style-name="gr7" draw:text-style-name="P7" draw:layer="layout" svg:x1="33.325cm" svg:y1="26.345cm" svg:x2="36.475cm" svg:y2="26.345cm">
                  <text:p/>
                </draw:line>
                <draw:line draw:style-name="gr7" draw:text-style-name="P7" draw:layer="layout" svg:x1="33.325cm" svg:y1="26.145cm" svg:x2="33.325cm" svg:y2="26.345cm">
                  <text:p/>
                </draw:line>
                <draw:line draw:style-name="gr7" draw:text-style-name="P7" draw:layer="layout" svg:x1="36.475cm" svg:y1="26.145cm" svg:x2="36.475cm" svg:y2="26.345cm">
                  <text:p/>
                </draw:line>
              </draw:g>
            </draw:g>
            <draw:line draw:style-name="gr7" draw:text-style-name="P7" draw:layer="layout" svg:x1="37.575cm" svg:y1="27.095cm" svg:x2="37.575cm" svg:y2="26.395cm">
              <text:p/>
            </draw:line>
            <draw:line draw:style-name="gr7" draw:text-style-name="P7" draw:layer="layout" svg:x1="30.975cm" svg:y1="29.095cm" svg:x2="30.975cm" svg:y2="29.864cm">
              <text:p/>
            </draw:line>
            <draw:line draw:style-name="gr7" draw:text-style-name="P7" draw:layer="layout" svg:x1="33.425cm" svg:y1="29.095cm" svg:x2="33.425cm" svg:y2="29.864cm">
              <text:p/>
            </draw:line>
            <draw:line draw:style-name="gr7" draw:text-style-name="P7" draw:layer="layout" svg:x1="36.075cm" svg:y1="29.095cm" svg:x2="36.075cm" svg:y2="29.864cm">
              <text:p/>
            </draw:line>
            <draw:line draw:style-name="gr7" draw:text-style-name="P7" draw:layer="layout" svg:x1="37.625cm" svg:y1="29.095cm" svg:x2="37.625cm" svg:y2="29.864cm">
              <text:p/>
            </draw:line>
            <draw:line draw:style-name="gr7" draw:text-style-name="P7" draw:layer="layout" svg:x1="30.675cm" svg:y1="29.145cm" svg:x2="39.275cm" svg:y2="29.145cm">
              <text:p/>
            </draw:line>
            <draw:line draw:style-name="gr7" draw:text-style-name="P7" draw:layer="layout" svg:x1="32.225cm" svg:y1="27.095cm" svg:x2="32.225cm" svg:y2="26.395cm">
              <text:p/>
            </draw:line>
            <draw:line draw:style-name="gr7" draw:text-style-name="P7" draw:layer="layout" svg:x1="38.925cm" svg:y1="25.845cm" svg:x2="39.275cm" svg:y2="25.845cm">
              <text:p/>
            </draw:line>
            <draw:line draw:style-name="gr7" draw:text-style-name="P7" draw:layer="layout" svg:x1="38.925cm" svg:y1="26.645cm" svg:x2="39.275cm" svg:y2="26.645cm">
              <text:p/>
            </draw:line>
            <draw:line draw:style-name="gr7" draw:text-style-name="P7" draw:layer="layout" svg:x1="17.375cm" svg:y1="17.18cm" svg:x2="17.725cm" svg:y2="17.18cm">
              <text:p/>
            </draw:line>
            <draw:line draw:style-name="gr7" draw:text-style-name="P7" draw:layer="layout" svg:x1="18.5cm" svg:y1="15.345cm" svg:x2="18.5cm" svg:y2="17.608cm">
              <text:p/>
            </draw:line>
            <draw:line draw:style-name="gr7" draw:text-style-name="P7" draw:layer="layout" svg:x1="17.725cm" svg:y1="15.346cm" svg:x2="17.725cm" svg:y2="17.609cm">
              <text:p/>
            </draw:line>
            <draw:line draw:style-name="gr7" draw:text-style-name="P7" draw:layer="layout" svg:x1="18.501cm" svg:y1="17.245cm" svg:x2="18.825cm" svg:y2="17.245cm">
              <text:p/>
            </draw:line>
            <draw:line draw:style-name="gr7" draw:text-style-name="P7" draw:layer="layout" svg:x1="18.501cm" svg:y1="16.907cm" svg:x2="18.825cm" svg:y2="16.907cm">
              <text:p/>
            </draw:line>
            <draw:line draw:style-name="gr7" draw:text-style-name="P7" draw:layer="layout" svg:x1="18.501cm" svg:y1="16.244cm" svg:x2="18.825cm" svg:y2="16.244cm">
              <text:p/>
            </draw:line>
            <draw:line draw:style-name="gr7" draw:text-style-name="P7" draw:layer="layout" svg:x1="19.332cm" svg:y1="17.609cm" svg:x2="19.332cm" svg:y2="17.258cm">
              <text:p/>
            </draw:line>
            <draw:line draw:style-name="gr7" draw:text-style-name="P7" draw:layer="layout" svg:x1="18.826cm" svg:y1="17.258cm" svg:x2="19.333cm" svg:y2="17.258cm">
              <text:p/>
            </draw:line>
            <draw:line draw:style-name="gr7" draw:text-style-name="P7" draw:layer="layout" svg:x1="19.943cm" svg:y1="17.258cm" svg:x2="21.191cm" svg:y2="17.258cm">
              <text:p/>
            </draw:line>
            <draw:line draw:style-name="gr7" draw:text-style-name="P7" draw:layer="layout" svg:x1="18.825cm" svg:y1="16.621cm" svg:x2="22.387cm" svg:y2="16.621cm">
              <text:p/>
            </draw:line>
            <draw:line draw:style-name="gr7" draw:text-style-name="P7" draw:layer="layout" svg:x1="21.191cm" svg:y1="17.609cm" svg:x2="21.191cm" svg:y2="17.258cm">
              <text:p/>
            </draw:line>
            <draw:line draw:style-name="gr7" draw:text-style-name="P7" draw:layer="layout" svg:x1="19.943cm" svg:y1="17.609cm" svg:x2="19.943cm" svg:y2="16.621cm">
              <text:p/>
            </draw:line>
            <draw:line draw:style-name="gr7" draw:text-style-name="P7" draw:layer="layout" svg:x1="20.801cm" svg:y1="15.23cm" svg:x2="20.801cm" svg:y2="16.621cm">
              <text:p/>
            </draw:line>
            <draw:line draw:style-name="gr7" draw:text-style-name="P7" draw:layer="layout" svg:x1="20.333cm" svg:y1="15.88cm" svg:x2="20.333cm" svg:y2="15.23cm">
              <text:p/>
            </draw:line>
            <draw:line draw:style-name="gr7" draw:text-style-name="P7" draw:layer="layout" svg:x1="20.801cm" svg:y1="15.88cm" svg:x2="19.995cm" svg:y2="15.88cm">
              <text:p/>
            </draw:line>
            <draw:line draw:style-name="gr7" draw:text-style-name="P7" draw:layer="layout" svg:x1="21.945cm" svg:y1="15.23cm" svg:x2="20.333cm" svg:y2="15.23cm">
              <text:p/>
            </draw:line>
            <draw:line draw:style-name="gr7" draw:text-style-name="P7" draw:layer="layout" svg:x1="19.774cm" svg:y1="15.23cm" svg:x2="18.825cm" svg:y2="15.23cm">
              <text:p/>
            </draw:line>
            <draw:line draw:style-name="gr7" draw:text-style-name="P7" draw:layer="layout" svg:x1="19.774cm" svg:y1="14.788cm" svg:x2="19.02cm" svg:y2="14.788cm">
              <text:p/>
            </draw:line>
            <draw:line draw:style-name="gr7" draw:text-style-name="P7" draw:layer="layout" svg:x1="19.774cm" svg:y1="14.333cm" svg:x2="19.02cm" svg:y2="14.333cm">
              <text:p/>
            </draw:line>
            <draw:line draw:style-name="gr7" draw:text-style-name="P7" draw:layer="layout" svg:x1="19.02cm" svg:y1="13.423cm" svg:x2="20.333cm" svg:y2="13.423cm">
              <text:p/>
            </draw:line>
            <draw:line draw:style-name="gr7" draw:text-style-name="P7" draw:layer="layout" svg:x1="21.125cm" svg:y1="13.904cm" svg:x2="19.02cm" svg:y2="13.904cm">
              <text:p/>
            </draw:line>
            <draw:line draw:style-name="gr7" draw:text-style-name="P7" draw:layer="layout" svg:x1="19.02cm" svg:y1="13.424cm" svg:x2="19.02cm" svg:y2="15.231cm">
              <text:p/>
            </draw:line>
            <draw:line draw:style-name="gr7" draw:text-style-name="P7" draw:layer="layout" svg:x1="21.945cm" svg:y1="14.788cm" svg:x2="20.333cm" svg:y2="14.788cm">
              <text:p/>
            </draw:line>
            <draw:line draw:style-name="gr7" draw:text-style-name="P7" draw:layer="layout" svg:x1="21.945cm" svg:y1="14.333cm" svg:x2="20.333cm" svg:y2="14.333cm">
              <text:p/>
            </draw:line>
            <draw:line draw:style-name="gr7" draw:text-style-name="P7" draw:layer="layout" svg:x1="19.774cm" svg:y1="13.904cm" svg:x2="19.774cm" svg:y2="15.23cm">
              <text:p/>
            </draw:line>
            <draw:line draw:style-name="gr7" draw:text-style-name="P7" draw:layer="layout" svg:x1="20.333cm" svg:y1="13.233cm" svg:x2="20.333cm" svg:y2="15.23cm">
              <text:p/>
            </draw:line>
            <draw:line draw:style-name="gr7" draw:text-style-name="P7" draw:layer="layout" svg:x1="22.387cm" svg:y1="15.789cm" svg:x2="22.387cm" svg:y2="17.609cm">
              <text:p/>
            </draw:line>
            <draw:line draw:style-name="gr7" draw:text-style-name="P7" draw:layer="layout" svg:x1="22.387cm" svg:y1="17.44cm" svg:x2="21.997cm" svg:y2="17.44cm">
              <text:p/>
            </draw:line>
            <draw:line draw:style-name="gr7" draw:text-style-name="P7" draw:layer="layout" svg:x1="21.997cm" svg:y1="17.61cm" svg:x2="21.997cm" svg:y2="17.441cm">
              <text:p/>
            </draw:line>
            <draw:line draw:style-name="gr7" draw:text-style-name="P7" draw:layer="layout" svg:x1="23.739cm" svg:y1="17.608cm" svg:x2="23.739cm" svg:y2="16.345cm">
              <text:p/>
            </draw:line>
            <draw:line draw:style-name="gr7" draw:text-style-name="P7" draw:layer="layout" svg:x1="23.258cm" svg:y1="17.609cm" svg:x2="23.258cm" svg:y2="17.362cm">
              <text:p/>
            </draw:line>
            <draw:line draw:style-name="gr7" draw:text-style-name="P7" draw:layer="layout" svg:x1="23.74cm" svg:y1="17.361cm" svg:x2="23.259cm" svg:y2="17.361cm">
              <text:p/>
            </draw:line>
            <draw:line draw:style-name="gr7" draw:text-style-name="P7" draw:layer="layout" svg:x1="23.74cm" svg:y1="16.345cm" svg:x2="22.387cm" svg:y2="16.345cm">
              <text:p/>
            </draw:line>
            <draw:line draw:style-name="gr7" draw:text-style-name="P7" draw:layer="layout" svg:x1="23.284cm" svg:y1="13.852cm" svg:x2="23.284cm" svg:y2="16.345cm">
              <text:p/>
            </draw:line>
            <draw:line draw:style-name="gr7" draw:text-style-name="P7" draw:layer="layout" svg:x1="23.505cm" svg:y1="13.995cm" svg:x2="23.505cm" svg:y2="16.345cm">
              <text:p/>
            </draw:line>
            <draw:line draw:style-name="gr7" draw:text-style-name="P7" draw:layer="layout" svg:x1="23.414cm" svg:y1="13.852cm" svg:x2="21.698cm" svg:y2="13.852cm">
              <text:p/>
            </draw:line>
            <draw:line draw:style-name="gr7" draw:text-style-name="P7" draw:layer="layout" svg:x1="23.414cm" svg:y1="13.853cm" svg:x2="23.414cm" svg:y2="13.996cm">
              <text:p/>
            </draw:line>
            <draw:line draw:style-name="gr7" draw:text-style-name="P7" draw:layer="layout" svg:x1="23.284cm" svg:y1="15.23cm" svg:x2="22.53cm" svg:y2="15.23cm">
              <text:p/>
            </draw:line>
            <draw:line draw:style-name="gr7" draw:text-style-name="P7" draw:layer="layout" svg:x1="23.284cm" svg:y1="14.788cm" svg:x2="22.53cm" svg:y2="14.788cm">
              <text:p/>
            </draw:line>
            <draw:line draw:style-name="gr7" draw:text-style-name="P7" draw:layer="layout" svg:x1="23.284cm" svg:y1="14.333cm" svg:x2="22.53cm" svg:y2="14.333cm">
              <text:p/>
            </draw:line>
            <draw:line draw:style-name="gr7" draw:text-style-name="P7" draw:layer="layout" svg:x1="22.53cm" svg:y1="13.852cm" svg:x2="22.53cm" svg:y2="15.23cm">
              <text:p/>
            </draw:line>
            <draw:line draw:style-name="gr7" draw:text-style-name="P7" draw:layer="layout" svg:x1="21.945cm" svg:y1="13.852cm" svg:x2="21.945cm" svg:y2="15.23cm">
              <text:p/>
            </draw:line>
            <draw:line draw:style-name="gr7" draw:text-style-name="P7" draw:layer="layout" svg:x1="21.698cm" svg:y1="13.853cm" svg:x2="21.698cm" svg:y2="13.233cm">
              <text:p/>
            </draw:line>
            <draw:line draw:style-name="gr7" draw:text-style-name="P7" draw:layer="layout" svg:x1="22.387cm" svg:y1="15.789cm" svg:x2="21.893cm" svg:y2="15.789cm">
              <text:p/>
            </draw:line>
            <draw:line draw:style-name="gr7" draw:text-style-name="P7" draw:layer="layout" svg:x1="23.284cm" svg:y1="15.607cm" svg:x2="22.972cm" svg:y2="15.607cm">
              <text:p/>
            </draw:line>
            <draw:line draw:style-name="gr7" draw:text-style-name="P7" draw:layer="layout" svg:x1="23.284cm" svg:y1="15.984cm" svg:x2="22.972cm" svg:y2="15.984cm">
              <text:p/>
            </draw:line>
            <draw:line draw:style-name="gr7" draw:text-style-name="P7" draw:layer="layout" svg:x1="23.925cm" svg:y1="15.035cm" svg:x2="23.505cm" svg:y2="15.035cm">
              <text:p/>
            </draw:line>
            <draw:line draw:style-name="gr7" draw:text-style-name="P7" draw:layer="layout" svg:x1="23.925cm" svg:y1="14.424cm" svg:x2="23.505cm" svg:y2="14.424cm">
              <text:p/>
            </draw:line>
            <draw:line draw:style-name="gr7" draw:text-style-name="P7" draw:layer="layout" svg:x1="24.846cm" svg:y1="13.233cm" svg:x2="24.846cm" svg:y2="13.995cm">
              <text:p/>
            </draw:line>
            <draw:line draw:style-name="gr7" draw:text-style-name="P7" draw:layer="layout" svg:x1="31.084cm" svg:y1="23.654cm" svg:x2="30.668cm" svg:y2="23.654cm">
              <text:p/>
            </draw:line>
            <draw:line draw:style-name="gr7" draw:text-style-name="P7" draw:layer="layout" svg:x1="30.668cm" svg:y1="22.94cm" svg:x2="30.668cm" svg:y2="23.655cm">
              <text:p/>
            </draw:line>
            <draw:line draw:style-name="gr7" draw:text-style-name="P7" draw:layer="layout" svg:x1="33.554cm" svg:y1="22.94cm" svg:x2="33.554cm" svg:y2="23.655cm">
              <text:p/>
            </draw:line>
            <draw:line draw:style-name="gr7" draw:text-style-name="P7" draw:layer="layout" svg:x1="32.501cm" svg:y1="23.654cm" svg:x2="31.721cm" svg:y2="23.654cm">
              <text:p/>
            </draw:line>
            <draw:line draw:style-name="gr7" draw:text-style-name="P7" draw:layer="layout" svg:x1="33.944cm" svg:y1="23.654cm" svg:x2="33.164cm" svg:y2="23.654cm">
              <text:p/>
            </draw:line>
            <draw:line draw:style-name="gr7" draw:text-style-name="P7" draw:layer="layout" svg:x1="32.137cm" svg:y1="22.562cm" svg:x2="32.137cm" svg:y2="23.655cm">
              <text:p/>
            </draw:line>
            <draw:line draw:style-name="gr7" draw:text-style-name="P7" draw:layer="layout" svg:x1="36.401cm" svg:y1="22.94cm" svg:x2="36.401cm" svg:y2="23.655cm">
              <text:p/>
            </draw:line>
            <draw:line draw:style-name="gr7" draw:text-style-name="P7" draw:layer="layout" svg:x1="35.387cm" svg:y1="23.654cm" svg:x2="34.607cm" svg:y2="23.654cm">
              <text:p/>
            </draw:line>
            <draw:line draw:style-name="gr7" draw:text-style-name="P7" draw:layer="layout" svg:x1="36.83cm" svg:y1="23.654cm" svg:x2="36.05cm" svg:y2="23.654cm">
              <text:p/>
            </draw:line>
            <draw:line draw:style-name="gr7" draw:text-style-name="P7" draw:layer="layout" svg:x1="34.971cm" svg:y1="22.562cm" svg:x2="34.971cm" svg:y2="23.655cm">
              <text:p/>
            </draw:line>
            <draw:line draw:style-name="gr7" draw:text-style-name="P7" draw:layer="layout" svg:x1="38.221cm" svg:y1="23.654cm" svg:x2="37.441cm" svg:y2="23.654cm">
              <text:p/>
            </draw:line>
            <draw:line draw:style-name="gr7" draw:text-style-name="P7" draw:layer="layout" svg:x1="37.831cm" svg:y1="22.562cm" svg:x2="37.831cm" svg:y2="23.655cm">
              <text:p/>
            </draw:line>
            <draw:line draw:style-name="gr7" draw:text-style-name="P7" draw:layer="layout" svg:x1="39.3cm" svg:y1="23.655cm" svg:x2="38.884cm" svg:y2="23.655cm">
              <text:p/>
            </draw:line>
            <draw:line draw:style-name="gr7" draw:text-style-name="P7" draw:layer="layout" svg:x1="39.3cm" svg:y1="22.941cm" svg:x2="39.3cm" svg:y2="23.656cm">
              <text:p/>
            </draw:line>
            <draw:g>
              <draw:line draw:style-name="gr7" draw:text-style-name="P7" draw:layer="layout" svg:x1="30.915cm" svg:y1="22.471cm" svg:x2="30.915cm" svg:y2="23.498cm">
                <text:p/>
              </draw:line>
              <draw:line draw:style-name="gr7" draw:text-style-name="P7" draw:layer="layout" svg:x1="31.903cm" svg:y1="22.471cm" svg:x2="30.915cm" svg:y2="22.471cm">
                <text:p/>
              </draw:line>
              <draw:line draw:style-name="gr7" draw:text-style-name="P7" draw:layer="layout" svg:x1="31.903cm" svg:y1="22.472cm" svg:x2="31.903cm" svg:y2="23.499cm">
                <text:p/>
              </draw:line>
              <draw:line draw:style-name="gr7" draw:text-style-name="P7" draw:layer="layout" svg:x1="31.903cm" svg:y1="22.471cm" svg:x2="30.915cm" svg:y2="23.498cm">
                <text:p/>
              </draw:line>
              <draw:line draw:style-name="gr7" draw:text-style-name="P7" draw:layer="layout" svg:x1="31.903cm" svg:y1="23.498cm" svg:x2="30.915cm" svg:y2="23.498cm">
                <text:p/>
              </draw:line>
              <draw:line draw:style-name="gr7" draw:text-style-name="P7" draw:layer="layout" svg:x1="31.903cm" svg:y1="23.498cm" svg:x2="30.915cm" svg:y2="22.471cm">
                <text:p/>
              </draw:line>
            </draw:g>
            <draw:g>
              <draw:line draw:style-name="gr7" draw:text-style-name="P7" draw:layer="layout" svg:x1="32.358cm" svg:y1="22.471cm" svg:x2="32.358cm" svg:y2="23.498cm">
                <text:p/>
              </draw:line>
              <draw:line draw:style-name="gr7" draw:text-style-name="P7" draw:layer="layout" svg:x1="33.346cm" svg:y1="22.471cm" svg:x2="32.358cm" svg:y2="22.471cm">
                <text:p/>
              </draw:line>
              <draw:line draw:style-name="gr7" draw:text-style-name="P7" draw:layer="layout" svg:x1="33.346cm" svg:y1="22.472cm" svg:x2="33.346cm" svg:y2="23.499cm">
                <text:p/>
              </draw:line>
              <draw:line draw:style-name="gr7" draw:text-style-name="P7" draw:layer="layout" svg:x1="33.346cm" svg:y1="22.471cm" svg:x2="32.358cm" svg:y2="23.498cm">
                <text:p/>
              </draw:line>
              <draw:line draw:style-name="gr7" draw:text-style-name="P7" draw:layer="layout" svg:x1="33.346cm" svg:y1="23.498cm" svg:x2="32.358cm" svg:y2="23.498cm">
                <text:p/>
              </draw:line>
              <draw:line draw:style-name="gr7" draw:text-style-name="P7" draw:layer="layout" svg:x1="33.346cm" svg:y1="23.498cm" svg:x2="32.358cm" svg:y2="22.471cm">
                <text:p/>
              </draw:line>
            </draw:g>
            <draw:g>
              <draw:line draw:style-name="gr7" draw:text-style-name="P7" draw:layer="layout" svg:x1="33.775cm" svg:y1="22.471cm" svg:x2="33.775cm" svg:y2="23.498cm">
                <text:p/>
              </draw:line>
              <draw:line draw:style-name="gr7" draw:text-style-name="P7" draw:layer="layout" svg:x1="34.763cm" svg:y1="22.471cm" svg:x2="33.775cm" svg:y2="22.471cm">
                <text:p/>
              </draw:line>
              <draw:line draw:style-name="gr7" draw:text-style-name="P7" draw:layer="layout" svg:x1="34.763cm" svg:y1="22.472cm" svg:x2="34.763cm" svg:y2="23.499cm">
                <text:p/>
              </draw:line>
              <draw:line draw:style-name="gr7" draw:text-style-name="P7" draw:layer="layout" svg:x1="34.763cm" svg:y1="22.471cm" svg:x2="33.775cm" svg:y2="23.498cm">
                <text:p/>
              </draw:line>
              <draw:line draw:style-name="gr7" draw:text-style-name="P7" draw:layer="layout" svg:x1="34.763cm" svg:y1="23.498cm" svg:x2="33.775cm" svg:y2="23.498cm">
                <text:p/>
              </draw:line>
              <draw:line draw:style-name="gr7" draw:text-style-name="P7" draw:layer="layout" svg:x1="34.763cm" svg:y1="23.498cm" svg:x2="33.775cm" svg:y2="22.471cm">
                <text:p/>
              </draw:line>
            </draw:g>
            <draw:g>
              <draw:line draw:style-name="gr7" draw:text-style-name="P7" draw:layer="layout" svg:x1="35.205cm" svg:y1="22.471cm" svg:x2="35.205cm" svg:y2="23.498cm">
                <text:p/>
              </draw:line>
              <draw:line draw:style-name="gr7" draw:text-style-name="P7" draw:layer="layout" svg:x1="36.193cm" svg:y1="22.471cm" svg:x2="35.205cm" svg:y2="22.471cm">
                <text:p/>
              </draw:line>
              <draw:line draw:style-name="gr7" draw:text-style-name="P7" draw:layer="layout" svg:x1="36.193cm" svg:y1="22.472cm" svg:x2="36.193cm" svg:y2="23.499cm">
                <text:p/>
              </draw:line>
              <draw:line draw:style-name="gr7" draw:text-style-name="P7" draw:layer="layout" svg:x1="36.193cm" svg:y1="22.471cm" svg:x2="35.205cm" svg:y2="23.498cm">
                <text:p/>
              </draw:line>
              <draw:line draw:style-name="gr7" draw:text-style-name="P7" draw:layer="layout" svg:x1="36.193cm" svg:y1="23.498cm" svg:x2="35.205cm" svg:y2="23.498cm">
                <text:p/>
              </draw:line>
              <draw:line draw:style-name="gr7" draw:text-style-name="P7" draw:layer="layout" svg:x1="36.193cm" svg:y1="23.498cm" svg:x2="35.205cm" svg:y2="22.471cm">
                <text:p/>
              </draw:line>
            </draw:g>
            <draw:g>
              <draw:line draw:style-name="gr7" draw:text-style-name="P7" draw:layer="layout" svg:x1="36.622cm" svg:y1="22.471cm" svg:x2="36.622cm" svg:y2="23.498cm">
                <text:p/>
              </draw:line>
              <draw:line draw:style-name="gr7" draw:text-style-name="P7" draw:layer="layout" svg:x1="37.61cm" svg:y1="22.471cm" svg:x2="36.622cm" svg:y2="22.471cm">
                <text:p/>
              </draw:line>
              <draw:line draw:style-name="gr7" draw:text-style-name="P7" draw:layer="layout" svg:x1="37.61cm" svg:y1="22.472cm" svg:x2="37.61cm" svg:y2="23.499cm">
                <text:p/>
              </draw:line>
              <draw:line draw:style-name="gr7" draw:text-style-name="P7" draw:layer="layout" svg:x1="37.61cm" svg:y1="22.471cm" svg:x2="36.622cm" svg:y2="23.498cm">
                <text:p/>
              </draw:line>
              <draw:line draw:style-name="gr7" draw:text-style-name="P7" draw:layer="layout" svg:x1="37.61cm" svg:y1="23.498cm" svg:x2="36.622cm" svg:y2="23.498cm">
                <text:p/>
              </draw:line>
              <draw:line draw:style-name="gr7" draw:text-style-name="P7" draw:layer="layout" svg:x1="37.61cm" svg:y1="23.498cm" svg:x2="36.622cm" svg:y2="22.471cm">
                <text:p/>
              </draw:line>
            </draw:g>
            <draw:g>
              <draw:line draw:style-name="gr7" draw:text-style-name="P7" draw:layer="layout" svg:x1="38.052cm" svg:y1="22.471cm" svg:x2="38.052cm" svg:y2="23.498cm">
                <text:p/>
              </draw:line>
              <draw:line draw:style-name="gr7" draw:text-style-name="P7" draw:layer="layout" svg:x1="39.04cm" svg:y1="22.471cm" svg:x2="38.052cm" svg:y2="22.471cm">
                <text:p/>
              </draw:line>
              <draw:line draw:style-name="gr7" draw:text-style-name="P7" draw:layer="layout" svg:x1="39.04cm" svg:y1="22.472cm" svg:x2="39.04cm" svg:y2="23.499cm">
                <text:p/>
              </draw:line>
              <draw:line draw:style-name="gr7" draw:text-style-name="P7" draw:layer="layout" svg:x1="39.04cm" svg:y1="22.471cm" svg:x2="38.052cm" svg:y2="23.498cm">
                <text:p/>
              </draw:line>
              <draw:line draw:style-name="gr7" draw:text-style-name="P7" draw:layer="layout" svg:x1="39.04cm" svg:y1="23.498cm" svg:x2="38.052cm" svg:y2="23.498cm">
                <text:p/>
              </draw:line>
              <draw:line draw:style-name="gr7" draw:text-style-name="P7" draw:layer="layout" svg:x1="39.04cm" svg:y1="23.498cm" svg:x2="38.052cm" svg:y2="22.471cm">
                <text:p/>
              </draw:line>
            </draw:g>
            <draw:line draw:style-name="gr85" draw:text-style-name="P7" draw:layer="layout" svg:x1="31.105cm" svg:y1="17.605cm" svg:x2="35.205cm" svg:y2="17.605cm">
              <text:p/>
            </draw:line>
            <draw:line draw:style-name="gr85" draw:text-style-name="P7" draw:layer="layout" svg:x1="35.205cm" svg:y1="16.105cm" svg:x2="35.205cm" svg:y2="17.605cm">
              <text:p/>
            </draw:line>
            <draw:line draw:style-name="gr85" draw:text-style-name="P7" draw:layer="layout" svg:x1="31.105cm" svg:y1="16.105cm" svg:x2="31.105cm" svg:y2="17.605cm">
              <text:p/>
            </draw:line>
            <draw:line draw:style-name="gr85" draw:text-style-name="P7" draw:layer="layout" svg:x1="33.055cm" svg:y1="16.105cm" svg:x2="33.055cm" svg:y2="17.605cm">
              <text:p/>
            </draw:line>
            <draw:line draw:style-name="gr85" draw:text-style-name="P7" draw:layer="layout" svg:x1="33.255cm" svg:y1="16.105cm" svg:x2="33.255cm" svg:y2="17.605cm">
              <text:p/>
            </draw:line>
            <draw:line draw:style-name="gr85" draw:text-style-name="P7" draw:layer="layout" svg:x1="31.105cm" svg:y1="16.105cm" svg:x2="35.205cm" svg:y2="16.105cm">
              <text:p/>
            </draw:line>
            <draw:line draw:style-name="gr85" draw:text-style-name="P7" draw:layer="layout" svg:x1="42.768cm" svg:y1="15.997cm" svg:x2="42.768cm" svg:y2="17.551cm">
              <text:p/>
            </draw:line>
            <draw:g>
              <draw:g>
                <draw:line draw:style-name="gr7" draw:text-style-name="P7" draw:layer="layout" svg:x1="17.655cm" svg:y1="14.155cm" svg:x2="17.655cm" svg:y2="15.204cm">
                  <text:p/>
                </draw:line>
                <draw:line draw:style-name="gr7" draw:text-style-name="P7" draw:layer="layout" svg:x1="18.605cm" svg:y1="14.155cm" svg:x2="17.655cm" svg:y2="14.155cm">
                  <text:p/>
                </draw:line>
                <draw:line draw:style-name="gr7" draw:text-style-name="P7" draw:layer="layout" svg:x1="18.605cm" svg:y1="14.156cm" svg:x2="18.605cm" svg:y2="15.205cm">
                  <text:p/>
                </draw:line>
                <draw:line draw:style-name="gr7" draw:text-style-name="P7" draw:layer="layout" svg:x1="18.605cm" svg:y1="14.155cm" svg:x2="17.655cm" svg:y2="15.204cm">
                  <text:p/>
                </draw:line>
                <draw:line draw:style-name="gr7" draw:text-style-name="P7" draw:layer="layout" svg:x1="18.605cm" svg:y1="15.204cm" svg:x2="17.655cm" svg:y2="15.204cm">
                  <text:p/>
                </draw:line>
                <draw:line draw:style-name="gr7" draw:text-style-name="P7" draw:layer="layout" svg:x1="18.605cm" svg:y1="15.204cm" svg:x2="17.655cm" svg:y2="14.155cm">
                  <text:p/>
                </draw:line>
              </draw:g>
              <draw:g>
                <draw:line draw:style-name="gr7" draw:text-style-name="P7" draw:layer="layout" svg:x1="17.78cm" svg:y1="15.198cm" svg:x2="17.78cm" svg:y2="15.305cm">
                  <text:p/>
                </draw:line>
                <draw:line draw:style-name="gr7" draw:text-style-name="P7" draw:layer="layout" svg:x1="18.48cm" svg:y1="15.198cm" svg:x2="18.48cm" svg:y2="15.305cm">
                  <text:p/>
                </draw:line>
              </draw:g>
            </draw:g>
            <draw:g>
              <draw:line draw:style-name="gr7" draw:text-style-name="P7" draw:layer="layout" svg:x1="24.065cm" svg:y1="14.698cm" svg:x2="24.065cm" svg:y2="16.505cm">
                <text:p/>
              </draw:line>
              <draw:line draw:style-name="gr7" draw:text-style-name="P7" draw:layer="layout" svg:x1="25.515cm" svg:y1="14.698cm" svg:x2="25.515cm" svg:y2="16.505cm">
                <text:p/>
              </draw:line>
              <draw:line draw:style-name="gr7" draw:text-style-name="P7" draw:layer="layout" svg:x1="25.515cm" svg:y1="14.865cm" svg:x2="24.845cm" svg:y2="14.865cm">
                <text:p/>
              </draw:line>
              <draw:g>
                <draw:line draw:style-name="gr7" draw:text-style-name="P7" draw:layer="layout" svg:x1="24.725cm" svg:y1="14.865cm" svg:x2="24.725cm" svg:y2="16.215cm">
                  <text:p/>
                </draw:line>
                <draw:line draw:style-name="gr7" draw:text-style-name="P7" draw:layer="layout" svg:x1="24.845cm" svg:y1="14.865cm" svg:x2="24.845cm" svg:y2="16.215cm">
                  <text:p/>
                </draw:line>
                <draw:line draw:style-name="gr7" draw:text-style-name="P7" draw:layer="layout" svg:x1="24.845cm" svg:y1="14.865cm" svg:x2="24.725cm" svg:y2="14.865cm">
                  <text:p/>
                </draw:line>
                <draw:line draw:style-name="gr7" draw:text-style-name="P7" draw:layer="layout" svg:x1="24.845cm" svg:y1="16.215cm" svg:x2="24.725cm" svg:y2="16.215cm">
                  <text:p/>
                </draw:line>
              </draw:g>
              <draw:line draw:style-name="gr7" draw:text-style-name="P7" draw:layer="layout" svg:x1="25.515cm" svg:y1="14.988cm" svg:x2="24.845cm" svg:y2="14.988cm">
                <text:p/>
              </draw:line>
              <draw:line draw:style-name="gr7" draw:text-style-name="P7" draw:layer="layout" svg:x1="25.515cm" svg:y1="15.11cm" svg:x2="24.845cm" svg:y2="15.11cm">
                <text:p/>
              </draw:line>
              <draw:line draw:style-name="gr7" draw:text-style-name="P7" draw:layer="layout" svg:x1="25.515cm" svg:y1="15.233cm" svg:x2="24.845cm" svg:y2="15.233cm">
                <text:p/>
              </draw:line>
              <draw:line draw:style-name="gr7" draw:text-style-name="P7" draw:layer="layout" svg:x1="25.515cm" svg:y1="15.356cm" svg:x2="24.845cm" svg:y2="15.356cm">
                <text:p/>
              </draw:line>
              <draw:line draw:style-name="gr7" draw:text-style-name="P7" draw:layer="layout" svg:x1="25.515cm" svg:y1="15.479cm" svg:x2="24.845cm" svg:y2="15.479cm">
                <text:p/>
              </draw:line>
              <draw:line draw:style-name="gr7" draw:text-style-name="P7" draw:layer="layout" svg:x1="25.515cm" svg:y1="15.601cm" svg:x2="24.845cm" svg:y2="15.601cm">
                <text:p/>
              </draw:line>
              <draw:line draw:style-name="gr7" draw:text-style-name="P7" draw:layer="layout" svg:x1="25.515cm" svg:y1="15.724cm" svg:x2="24.845cm" svg:y2="15.724cm">
                <text:p/>
              </draw:line>
              <draw:line draw:style-name="gr7" draw:text-style-name="P7" draw:layer="layout" svg:x1="25.515cm" svg:y1="15.847cm" svg:x2="24.845cm" svg:y2="15.847cm">
                <text:p/>
              </draw:line>
              <draw:line draw:style-name="gr7" draw:text-style-name="P7" draw:layer="layout" svg:x1="25.515cm" svg:y1="15.97cm" svg:x2="24.845cm" svg:y2="15.97cm">
                <text:p/>
              </draw:line>
              <draw:line draw:style-name="gr7" draw:text-style-name="P7" draw:layer="layout" svg:x1="25.515cm" svg:y1="16.092cm" svg:x2="24.845cm" svg:y2="16.092cm">
                <text:p/>
              </draw:line>
              <draw:line draw:style-name="gr7" draw:text-style-name="P7" draw:layer="layout" svg:x1="24.735cm" svg:y1="14.988cm" svg:x2="24.065cm" svg:y2="14.988cm">
                <text:p/>
              </draw:line>
              <draw:line draw:style-name="gr7" draw:text-style-name="P7" draw:layer="layout" svg:x1="24.735cm" svg:y1="15.11cm" svg:x2="24.065cm" svg:y2="15.11cm">
                <text:p/>
              </draw:line>
              <draw:line draw:style-name="gr7" draw:text-style-name="P7" draw:layer="layout" svg:x1="24.735cm" svg:y1="15.233cm" svg:x2="24.065cm" svg:y2="15.233cm">
                <text:p/>
              </draw:line>
              <draw:line draw:style-name="gr7" draw:text-style-name="P7" draw:layer="layout" svg:x1="24.735cm" svg:y1="15.356cm" svg:x2="24.065cm" svg:y2="15.356cm">
                <text:p/>
              </draw:line>
              <draw:line draw:style-name="gr7" draw:text-style-name="P7" draw:layer="layout" svg:x1="24.735cm" svg:y1="15.479cm" svg:x2="24.065cm" svg:y2="15.479cm">
                <text:p/>
              </draw:line>
              <draw:line draw:style-name="gr7" draw:text-style-name="P7" draw:layer="layout" svg:x1="24.735cm" svg:y1="15.601cm" svg:x2="24.065cm" svg:y2="15.601cm">
                <text:p/>
              </draw:line>
              <draw:line draw:style-name="gr7" draw:text-style-name="P7" draw:layer="layout" svg:x1="24.735cm" svg:y1="15.724cm" svg:x2="24.065cm" svg:y2="15.724cm">
                <text:p/>
              </draw:line>
              <draw:line draw:style-name="gr7" draw:text-style-name="P7" draw:layer="layout" svg:x1="24.735cm" svg:y1="15.847cm" svg:x2="24.065cm" svg:y2="15.847cm">
                <text:p/>
              </draw:line>
              <draw:line draw:style-name="gr7" draw:text-style-name="P7" draw:layer="layout" svg:x1="24.735cm" svg:y1="15.97cm" svg:x2="24.065cm" svg:y2="15.97cm">
                <text:p/>
              </draw:line>
              <draw:line draw:style-name="gr7" draw:text-style-name="P7" draw:layer="layout" svg:x1="24.735cm" svg:y1="16.215cm" svg:x2="24.065cm" svg:y2="16.215cm">
                <text:p/>
              </draw:line>
              <draw:line draw:style-name="gr7" draw:text-style-name="P7" draw:layer="layout" svg:x1="24.735cm" svg:y1="16.092cm" svg:x2="24.065cm" svg:y2="16.092cm">
                <text:p/>
              </draw:line>
            </draw:g>
            <draw:g>
              <draw:line draw:style-name="gr7" draw:text-style-name="P7" draw:layer="layout" svg:x1="15.785cm" svg:y1="14.698cm" svg:x2="15.785cm" svg:y2="16.505cm">
                <text:p/>
              </draw:line>
              <draw:line draw:style-name="gr7" draw:text-style-name="P7" draw:layer="layout" svg:x1="17.235cm" svg:y1="14.698cm" svg:x2="17.235cm" svg:y2="16.505cm">
                <text:p/>
              </draw:line>
              <draw:line draw:style-name="gr7" draw:text-style-name="P7" draw:layer="layout" svg:x1="17.235cm" svg:y1="14.865cm" svg:x2="16.565cm" svg:y2="14.865cm">
                <text:p/>
              </draw:line>
              <draw:g>
                <draw:line draw:style-name="gr7" draw:text-style-name="P7" draw:layer="layout" svg:x1="16.445cm" svg:y1="14.865cm" svg:x2="16.445cm" svg:y2="16.215cm">
                  <text:p/>
                </draw:line>
                <draw:line draw:style-name="gr7" draw:text-style-name="P7" draw:layer="layout" svg:x1="16.565cm" svg:y1="14.865cm" svg:x2="16.565cm" svg:y2="16.215cm">
                  <text:p/>
                </draw:line>
                <draw:line draw:style-name="gr7" draw:text-style-name="P7" draw:layer="layout" svg:x1="16.565cm" svg:y1="14.865cm" svg:x2="16.445cm" svg:y2="14.865cm">
                  <text:p/>
                </draw:line>
                <draw:line draw:style-name="gr7" draw:text-style-name="P7" draw:layer="layout" svg:x1="16.565cm" svg:y1="16.215cm" svg:x2="16.445cm" svg:y2="16.215cm">
                  <text:p/>
                </draw:line>
              </draw:g>
              <draw:line draw:style-name="gr7" draw:text-style-name="P7" draw:layer="layout" svg:x1="17.235cm" svg:y1="14.988cm" svg:x2="16.565cm" svg:y2="14.988cm">
                <text:p/>
              </draw:line>
              <draw:line draw:style-name="gr7" draw:text-style-name="P7" draw:layer="layout" svg:x1="17.235cm" svg:y1="15.11cm" svg:x2="16.565cm" svg:y2="15.11cm">
                <text:p/>
              </draw:line>
              <draw:line draw:style-name="gr7" draw:text-style-name="P7" draw:layer="layout" svg:x1="17.235cm" svg:y1="15.233cm" svg:x2="16.565cm" svg:y2="15.233cm">
                <text:p/>
              </draw:line>
              <draw:line draw:style-name="gr7" draw:text-style-name="P7" draw:layer="layout" svg:x1="17.235cm" svg:y1="15.356cm" svg:x2="16.565cm" svg:y2="15.356cm">
                <text:p/>
              </draw:line>
              <draw:line draw:style-name="gr7" draw:text-style-name="P7" draw:layer="layout" svg:x1="17.235cm" svg:y1="15.479cm" svg:x2="16.565cm" svg:y2="15.479cm">
                <text:p/>
              </draw:line>
              <draw:line draw:style-name="gr7" draw:text-style-name="P7" draw:layer="layout" svg:x1="17.235cm" svg:y1="15.601cm" svg:x2="16.565cm" svg:y2="15.601cm">
                <text:p/>
              </draw:line>
              <draw:line draw:style-name="gr7" draw:text-style-name="P7" draw:layer="layout" svg:x1="17.235cm" svg:y1="15.724cm" svg:x2="16.565cm" svg:y2="15.724cm">
                <text:p/>
              </draw:line>
              <draw:line draw:style-name="gr7" draw:text-style-name="P7" draw:layer="layout" svg:x1="17.235cm" svg:y1="15.847cm" svg:x2="16.565cm" svg:y2="15.847cm">
                <text:p/>
              </draw:line>
              <draw:line draw:style-name="gr7" draw:text-style-name="P7" draw:layer="layout" svg:x1="17.235cm" svg:y1="15.97cm" svg:x2="16.565cm" svg:y2="15.97cm">
                <text:p/>
              </draw:line>
              <draw:line draw:style-name="gr7" draw:text-style-name="P7" draw:layer="layout" svg:x1="17.235cm" svg:y1="16.092cm" svg:x2="16.565cm" svg:y2="16.092cm">
                <text:p/>
              </draw:line>
              <draw:line draw:style-name="gr7" draw:text-style-name="P7" draw:layer="layout" svg:x1="16.455cm" svg:y1="14.988cm" svg:x2="15.785cm" svg:y2="14.988cm">
                <text:p/>
              </draw:line>
              <draw:line draw:style-name="gr7" draw:text-style-name="P7" draw:layer="layout" svg:x1="16.455cm" svg:y1="15.11cm" svg:x2="15.785cm" svg:y2="15.11cm">
                <text:p/>
              </draw:line>
              <draw:line draw:style-name="gr7" draw:text-style-name="P7" draw:layer="layout" svg:x1="16.455cm" svg:y1="15.233cm" svg:x2="15.785cm" svg:y2="15.233cm">
                <text:p/>
              </draw:line>
              <draw:line draw:style-name="gr7" draw:text-style-name="P7" draw:layer="layout" svg:x1="16.455cm" svg:y1="15.356cm" svg:x2="15.785cm" svg:y2="15.356cm">
                <text:p/>
              </draw:line>
              <draw:line draw:style-name="gr7" draw:text-style-name="P7" draw:layer="layout" svg:x1="16.455cm" svg:y1="15.479cm" svg:x2="15.785cm" svg:y2="15.479cm">
                <text:p/>
              </draw:line>
              <draw:line draw:style-name="gr7" draw:text-style-name="P7" draw:layer="layout" svg:x1="16.455cm" svg:y1="15.601cm" svg:x2="15.785cm" svg:y2="15.601cm">
                <text:p/>
              </draw:line>
              <draw:line draw:style-name="gr7" draw:text-style-name="P7" draw:layer="layout" svg:x1="16.455cm" svg:y1="15.724cm" svg:x2="15.785cm" svg:y2="15.724cm">
                <text:p/>
              </draw:line>
              <draw:line draw:style-name="gr7" draw:text-style-name="P7" draw:layer="layout" svg:x1="16.455cm" svg:y1="15.847cm" svg:x2="15.785cm" svg:y2="15.847cm">
                <text:p/>
              </draw:line>
              <draw:line draw:style-name="gr7" draw:text-style-name="P7" draw:layer="layout" svg:x1="16.455cm" svg:y1="15.97cm" svg:x2="15.785cm" svg:y2="15.97cm">
                <text:p/>
              </draw:line>
              <draw:line draw:style-name="gr7" draw:text-style-name="P7" draw:layer="layout" svg:x1="16.455cm" svg:y1="16.215cm" svg:x2="15.785cm" svg:y2="16.215cm">
                <text:p/>
              </draw:line>
              <draw:line draw:style-name="gr7" draw:text-style-name="P7" draw:layer="layout" svg:x1="16.455cm" svg:y1="16.092cm" svg:x2="15.785cm" svg:y2="16.092cm">
                <text:p/>
              </draw:line>
            </draw:g>
            <draw:line draw:style-name="gr85" draw:text-style-name="P7" draw:layer="layout" svg:x1="42.769cm" svg:y1="15.998cm" svg:x2="41.016cm" svg:y2="15.998cm">
              <text:p/>
            </draw:line>
            <draw:line draw:style-name="gr85" draw:text-style-name="P7" draw:layer="layout" svg:x1="42.769cm" svg:y1="17.549cm" svg:x2="41.016cm" svg:y2="17.549cm">
              <text:p/>
            </draw:line>
            <draw:line draw:style-name="gr85" draw:text-style-name="P7" draw:layer="layout" svg:x1="41.017cm" svg:y1="15.997cm" svg:x2="41.017cm" svg:y2="17.551cm">
              <text:p/>
            </draw:line>
            <draw:line draw:style-name="gr8" draw:text-style-name="P7" draw:layer="layout" svg:x1="15.22cm" svg:y1="30.864cm" svg:x2="16.111cm" svg:y2="30.864cm">
              <text:p/>
            </draw:line>
            <draw:g>
              <draw:line draw:style-name="gr8" draw:text-style-name="P7" draw:layer="layout" svg:x1="31.031cm" svg:y1="25.854cm" svg:x2="31.207cm" svg:y2="25.535cm">
                <text:p/>
              </draw:line>
              <draw:path draw:style-name="gr8" draw:text-style-name="P7" draw:layer="layout" svg:width="0.125cm" svg:height="0.133cm" draw:transform="rotate (0.529707427980279) translate (31.031cm 25.483cm)" svg:viewBox="0 0 126 134" svg:d="M0 0c102 45 126 134 126 134">
                <text:p/>
              </draw:path>
            </draw:g>
            <draw:g>
              <draw:line draw:style-name="gr8" draw:text-style-name="P7" draw:layer="layout" svg:x1="31.031cm" svg:y1="25.853cm" svg:x2="31.207cm" svg:y2="26.215cm">
                <text:p/>
              </draw:line>
              <draw:path draw:style-name="gr8" draw:text-style-name="P7" draw:layer="layout" svg:width="0.13cm" svg:height="0.146cm" draw:transform="skewX (-0.118158790360016) rotate (2.5551620249197) translate (31.1404070173172cm 26.3464217519992cm)" svg:viewBox="0 0 131 147" svg:d="M131 0c-106 49-131 147-131 147">
                <text:p/>
              </draw:path>
            </draw:g>
            <draw:g>
              <draw:line draw:style-name="gr8" draw:text-style-name="P7" draw:layer="layout" svg:x1="31.031cm" svg:y1="26.698cm" svg:x2="31.207cm" svg:y2="26.336cm">
                <text:p/>
              </draw:line>
              <draw:path draw:style-name="gr8" draw:text-style-name="P7" draw:layer="layout" svg:width="0.13cm" svg:height="0.145cm" draw:transform="skewX (0.114319066005629) rotate (0.583289036016505) translate (31.031cm 26.2772680965147cm)" svg:viewBox="0 0 131 146" svg:d="M0 0c106 49 131 146 131 146">
                <text:p/>
              </draw:path>
            </draw:g>
            <draw:g>
              <draw:line draw:style-name="gr8" draw:text-style-name="P7" draw:layer="layout" svg:x1="31.031cm" svg:y1="27.069cm" svg:x2="31.207cm" svg:y2="26.75cm">
                <text:p/>
              </draw:line>
              <draw:path draw:style-name="gr8" draw:text-style-name="P7" draw:layer="layout" svg:width="0.125cm" svg:height="0.133cm" draw:transform="rotate (0.529707427980279) translate (31.031cm 26.698cm)" svg:viewBox="0 0 126 134" svg:d="M0 0c102 45 126 134 126 134">
                <text:p/>
              </draw:path>
            </draw:g>
            <draw:g>
              <draw:line draw:style-name="gr8" draw:text-style-name="P7" draw:layer="layout" svg:x1="31.031cm" svg:y1="27.693cm" svg:x2="31.155cm" svg:y2="27.471cm">
                <text:p/>
              </draw:line>
              <draw:path draw:style-name="gr8" draw:text-style-name="P7" draw:layer="layout" svg:width="0.086cm" svg:height="0.093cm" draw:transform="skewX (-0.0256563400043166) rotate (0.525169571925094) translate (31.031cm 27.4343941018767cm)" svg:viewBox="0 0 87 94" svg:d="M0 0c71 31 87 94 87 94">
                <text:p/>
              </draw:path>
            </draw:g>
            <draw:g>
              <draw:line draw:style-name="gr8" draw:text-style-name="P7" draw:layer="layout" svg:x1="31.031cm" svg:y1="27.173cm" svg:x2="31.155cm" svg:y2="27.395cm">
                <text:p/>
              </draw:line>
              <draw:path draw:style-name="gr8" draw:text-style-name="P7" draw:layer="layout" svg:width="0.086cm" svg:height="0.093cm" draw:transform="skewX (0.0263544717051144) rotate (2.6164230816647) translate (31.105974249406cm 27.4750494695661cm)" svg:viewBox="0 0 87 94" svg:d="M87 0c-72 31-87 94-87 94">
                <text:p/>
              </draw:path>
            </draw:g>
            <draw:g>
              <draw:line draw:style-name="gr8" draw:text-style-name="P7" draw:layer="layout" svg:x1="38.931cm" svg:y1="25.854cm" svg:x2="38.755cm" svg:y2="25.535cm">
                <text:p/>
              </draw:line>
              <draw:path draw:style-name="gr8" draw:text-style-name="P7" draw:layer="layout" svg:width="0.125cm" svg:height="0.133cm" draw:transform="rotate (-0.52970742798028) translate (38.8226081453293cm 25.4195339602805cm)" svg:viewBox="0 0 126 134" svg:d="M126 0c-103 45-126 134-126 134">
                <text:p/>
              </draw:path>
            </draw:g>
            <draw:g>
              <draw:line draw:style-name="gr8" draw:text-style-name="P7" draw:layer="layout" svg:x1="38.931cm" svg:y1="25.853cm" svg:x2="38.755cm" svg:y2="26.215cm">
                <text:p/>
              </draw:line>
              <draw:path draw:style-name="gr8" draw:text-style-name="P7" draw:layer="layout" svg:width="0.13cm" svg:height="0.145cm" draw:transform="skewX (0.114319066005629) rotate (-2.55830361757329) translate (38.931cm 26.2737319034853cm)" svg:viewBox="0 0 131 146" svg:d="M0 0c106 49 131 146 131 146">
                <text:p/>
              </draw:path>
            </draw:g>
            <draw:g>
              <draw:line draw:style-name="gr8" draw:text-style-name="P7" draw:layer="layout" svg:x1="38.931cm" svg:y1="26.698cm" svg:x2="38.755cm" svg:y2="26.336cm">
                <text:p/>
              </draw:line>
              <draw:path draw:style-name="gr8" draw:text-style-name="P7" draw:layer="layout" svg:width="0.13cm" svg:height="0.145cm" draw:transform="skewX (-0.114319066005629) rotate (-0.583289036016505) translate (38.8214917875155cm 26.2050058766199cm)" svg:viewBox="0 0 131 146" svg:d="M131 0c-106 49-131 146-131 146">
                <text:p/>
              </draw:path>
            </draw:g>
            <draw:g>
              <draw:line draw:style-name="gr8" draw:text-style-name="P7" draw:layer="layout" svg:x1="38.931cm" svg:y1="27.693cm" svg:x2="38.807cm" svg:y2="27.471cm">
                <text:p/>
              </draw:line>
              <draw:path draw:style-name="gr8" draw:text-style-name="P7" draw:layer="layout" svg:width="0.086cm" svg:height="0.093cm" draw:transform="skewX (0.0263544717051143) rotate (-0.525169571925094) translate (38.856025750594cm 27.3909505304339cm)" svg:viewBox="0 0 87 94" svg:d="M87 0c-72 31-87 94-87 94">
                <text:p/>
              </draw:path>
            </draw:g>
            <draw:g>
              <draw:line draw:style-name="gr8" draw:text-style-name="P7" draw:layer="layout" svg:x1="38.931cm" svg:y1="27.173cm" svg:x2="38.807cm" svg:y2="27.395cm">
                <text:p/>
              </draw:line>
              <draw:path draw:style-name="gr8" draw:text-style-name="P7" draw:layer="layout" svg:width="0.086cm" svg:height="0.093cm" draw:transform="skewX (-0.0256563400043167) rotate (-2.6164230816647) translate (38.931cm 27.4316058981233cm)" svg:viewBox="0 0 87 94" svg:d="M0 0c71 31 87 94 87 94">
                <text:p/>
              </draw:path>
            </draw:g>
            <draw:g>
              <draw:line draw:style-name="gr8" draw:text-style-name="P7" draw:layer="layout" svg:x1="38.931cm" svg:y1="26.697cm" svg:x2="38.755cm" svg:y2="26.97cm">
                <text:p/>
              </draw:line>
              <draw:path draw:style-name="gr8" draw:text-style-name="P7" draw:layer="layout" svg:width="0.122cm" svg:height="0.117cm" draw:transform="skewX (-0.124441975667196) rotate (-2.6778586713349) translate (38.931cm 27.0142895442359cm)" svg:viewBox="0 0 123 118" svg:d="M0 0c99 40 123 118 123 118">
                <text:p/>
              </draw:path>
            </draw:g>
            <draw:g>
              <draw:line draw:style-name="gr8" draw:text-style-name="P7" draw:layer="layout" svg:x1="32.156cm" svg:y1="28.603cm" svg:x2="32.156cm" svg:y2="28.304cm">
                <text:p/>
              </draw:line>
              <draw:path draw:style-name="gr8" draw:text-style-name="P7" draw:layer="layout" svg:width="0.336cm" svg:height="0.255cm" draw:transform="rotate (-1.70640840967486) translate (32.455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2.585cm" svg:y1="28.603cm" svg:x2="32.585cm" svg:y2="28.304cm">
                <text:p/>
              </draw:line>
              <draw:path draw:style-name="gr8" draw:text-style-name="P7" draw:layer="layout" svg:width="0.336cm" svg:height="0.255cm" draw:transform="rotate (-1.70640840967486) translate (32.884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3.04cm" svg:y1="28.603cm" svg:x2="33.04cm" svg:y2="28.304cm">
                <text:p/>
              </draw:line>
              <draw:path draw:style-name="gr8" draw:text-style-name="P7" draw:layer="layout" svg:width="0.336cm" svg:height="0.255cm" draw:transform="rotate (-1.70640840967486) translate (33.339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3.443cm" svg:y1="28.603cm" svg:x2="33.443cm" svg:y2="28.304cm">
                <text:p/>
              </draw:line>
              <draw:path draw:style-name="gr8" draw:text-style-name="P7" draw:layer="layout" svg:width="0.336cm" svg:height="0.255cm" draw:transform="rotate (-1.70640840967486) translate (33.742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3.885cm" svg:y1="28.603cm" svg:x2="33.885cm" svg:y2="28.304cm">
                <text:p/>
              </draw:line>
              <draw:path draw:style-name="gr8" draw:text-style-name="P7" draw:layer="layout" svg:width="0.336cm" svg:height="0.255cm" draw:transform="rotate (-1.70640840967486) translate (34.184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4.34cm" svg:y1="28.603cm" svg:x2="34.34cm" svg:y2="28.304cm">
                <text:p/>
              </draw:line>
              <draw:path draw:style-name="gr8" draw:text-style-name="P7" draw:layer="layout" svg:width="0.336cm" svg:height="0.255cm" draw:transform="rotate (-1.70640840967486) translate (34.639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4.769cm" svg:y1="28.603cm" svg:x2="34.769cm" svg:y2="28.304cm">
                <text:p/>
              </draw:line>
              <draw:path draw:style-name="gr8" draw:text-style-name="P7" draw:layer="layout" svg:width="0.336cm" svg:height="0.255cm" draw:transform="rotate (-1.70640840967486) translate (35.068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5.835cm" svg:y1="27.885cm" svg:x2="36.18cm" svg:y2="27.885cm">
                <text:p/>
              </draw:line>
              <draw:path draw:style-name="gr8" draw:text-style-name="P7" draw:layer="layout" svg:width="0.386cm" svg:height="0.256cm" draw:transform="skewX (0.0368264472170803) rotate (3.02517919248177) translate (36.1797181071816cm 28.1839963449157cm)" svg:viewBox="0 0 387 257" svg:d="M0 0c332 0 387 257 387 257">
                <text:p/>
              </draw:path>
            </draw:g>
            <draw:g>
              <draw:line draw:style-name="gr8" draw:text-style-name="P7" draw:layer="layout" svg:x1="35.475cm" svg:y1="27.883cm" svg:x2="35.13cm" svg:y2="27.883cm">
                <text:p/>
              </draw:line>
              <draw:path draw:style-name="gr8" draw:text-style-name="P7" draw:layer="layout" svg:width="0.386cm" svg:height="0.256cm" draw:transform="skewX (-0.0368264472170803) rotate (-3.02552825833217) translate (35.5144539740021cm 28.1372063425846cm)" svg:viewBox="0 0 387 257" svg:d="M387 0c-333 1-387 257-387 257">
                <text:p/>
              </draw:path>
            </draw:g>
            <draw:g>
              <draw:line draw:style-name="gr8" draw:text-style-name="P7" draw:layer="layout" svg:x1="36.536cm" svg:y1="28.601cm" svg:x2="36.536cm" svg:y2="28.302cm">
                <text:p/>
              </draw:line>
              <draw:path draw:style-name="gr8" draw:text-style-name="P7" draw:layer="layout" svg:width="0.335cm" svg:height="0.255cm" draw:transform="rotate (1.70518667919846) translate (36.2820683766313cm 28.6353329024973cm)" svg:viewBox="0 0 336 256" svg:d="M336 0c-288 0-336 256-336 256">
                <text:p/>
              </draw:path>
            </draw:g>
            <draw:g>
              <draw:line draw:style-name="gr8" draw:text-style-name="P7" draw:layer="layout" svg:x1="36.966cm" svg:y1="28.601cm" svg:x2="36.966cm" svg:y2="28.302cm">
                <text:p/>
              </draw:line>
              <draw:path draw:style-name="gr8" draw:text-style-name="P7" draw:layer="layout" svg:width="0.335cm" svg:height="0.255cm" draw:transform="rotate (1.70518667919846) translate (36.7120683766313cm 28.635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408cm" svg:y1="28.601cm" svg:x2="37.408cm" svg:y2="28.302cm">
                <text:p/>
              </draw:line>
              <draw:path draw:style-name="gr8" draw:text-style-name="P7" draw:layer="layout" svg:width="0.335cm" svg:height="0.255cm" draw:transform="rotate (1.70518667919846) translate (37.1540683766313cm 28.635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85cm" svg:y1="28.601cm" svg:x2="37.85cm" svg:y2="28.302cm">
                <text:p/>
              </draw:line>
              <draw:path draw:style-name="gr8" draw:text-style-name="P7" draw:layer="layout" svg:width="0.335cm" svg:height="0.255cm" draw:transform="rotate (1.70518667919846) translate (37.5960683766313cm 28.635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655cm" svg:y1="27.225cm" svg:x2="38.081cm" svg:y2="27.225cm">
                <text:p/>
              </draw:line>
              <draw:path draw:style-name="gr8" draw:text-style-name="P7" draw:layer="layout" svg:width="0.479cm" svg:height="0.367cm" draw:transform="rotate (3.00737683411143) translate (38.081cm 27.654cm)" svg:viewBox="0 0 480 368" svg:d="M0 0c411 1 480 368 480 368">
                <text:p/>
              </draw:path>
            </draw:g>
            <draw:g>
              <draw:line draw:style-name="gr8" draw:text-style-name="P7" draw:layer="layout" svg:x1="32.307cm" svg:y1="27.216cm" svg:x2="31.881cm" svg:y2="27.216cm">
                <text:p/>
              </draw:line>
              <draw:path draw:style-name="gr8" draw:text-style-name="P7" draw:layer="layout" svg:width="0.479cm" svg:height="0.367cm" draw:transform="rotate (-3.00737683411143) translate (32.3565059468877cm 27.5808223027152cm)" svg:viewBox="0 0 480 368" svg:d="M480 0c-412 1-480 368-480 368">
                <text:p/>
              </draw:path>
            </draw:g>
            <draw:g>
              <draw:line draw:style-name="gr8" draw:text-style-name="P7" draw:layer="layout" svg:x1="31.778cm" svg:y1="28.18cm" svg:x2="31.778cm" svg:y2="27.754cm">
                <text:p/>
              </draw:line>
              <draw:path draw:style-name="gr8" draw:text-style-name="P7" draw:layer="layout" svg:width="0.479cm" svg:height="0.367cm" draw:transform="rotate (1.70501214627326) translate (31.4132380460424cm 28.2296421428719cm)" svg:viewBox="0 0 480 368" svg:d="M480 0c-412 1-480 368-480 368">
                <text:p/>
              </draw:path>
            </draw:g>
            <draw:g>
              <draw:line draw:style-name="gr8" draw:text-style-name="P7" draw:layer="layout" svg:x1="32.806cm" svg:y1="26.952cm" svg:x2="32.231cm" svg:y2="26.952cm">
                <text:p/>
              </draw:line>
              <draw:path draw:style-name="gr8" draw:text-style-name="P7" draw:layer="layout" svg:width="0.645cm" svg:height="0.435cm" draw:transform="skewX (0.0354301838154849) rotate (-0.116937059883621) translate (32.2313297428972cm 26.445005039522cm)" svg:viewBox="0 0 646 436" svg:d="M0 0c554 2 646 436 646 436">
                <text:p/>
              </draw:path>
            </draw:g>
            <draw:g>
              <draw:line draw:style-name="gr8" draw:text-style-name="P7" draw:layer="layout" svg:x1="37.005cm" svg:y1="26.952cm" svg:x2="37.58cm" svg:y2="26.952cm">
                <text:p/>
              </draw:line>
              <draw:path draw:style-name="gr8" draw:text-style-name="P7" draw:layer="layout" svg:width="0.645cm" svg:height="0.436cm" draw:transform="skewX (-0.0354301838154849) rotate (0.116762526958421) translate (36.9384433617286cm 26.5202184301971cm)" svg:viewBox="0 0 646 437" svg:d="M646 0c-554 2-646 437-646 437">
                <text:p/>
              </draw:path>
            </draw:g>
            <draw:g>
              <draw:line draw:style-name="gr8" draw:text-style-name="P7" draw:layer="layout" svg:x1="41.087cm" svg:y1="29.383cm" svg:x2="41.087cm" svg:y2="29.874cm">
                <text:p/>
              </draw:line>
              <draw:path draw:style-name="gr8" draw:text-style-name="P7" draw:layer="layout" svg:width="0.549cm" svg:height="0.368cm" draw:transform="skewX (0.0349065850398866) rotate (1.45420833276168) translate (40.658cm 29.874cm)" svg:viewBox="0 0 550 369" svg:d="M0 0c473 1 550 369 550 369">
                <text:p/>
              </draw:path>
            </draw:g>
            <draw:g>
              <draw:line draw:style-name="gr8" draw:text-style-name="P7" draw:layer="layout" svg:x1="24.467cm" svg:y1="31.137cm" svg:x2="24.467cm" svg:y2="30.633cm">
                <text:p/>
              </draw:line>
              <draw:path draw:style-name="gr8" draw:text-style-name="P7" draw:layer="layout" svg:width="0.565cm" svg:height="0.368cm" draw:transform="skewX (0.0441568300754565) rotate (-1.68459179402493) translate (24.8957682644203cm 30.6326094979388cm)" svg:viewBox="0 0 566 369" svg:d="M0 0c485 1 566 369 566 369">
                <text:p/>
              </draw:path>
            </draw:g>
            <draw:g>
              <draw:line draw:style-name="gr8" draw:text-style-name="P7" draw:layer="layout" svg:x1="24.831cm" svg:y1="32.268cm" svg:x2="24.327cm" svg:y2="32.268cm">
                <text:p/>
              </draw:line>
              <draw:path draw:style-name="gr8" draw:text-style-name="P7" draw:layer="layout" svg:width="0.565cm" svg:height="0.368cm" draw:transform="skewX (0.0441568300754565) rotate (-0.113795467230031) translate (24.3266094979388cm 31.8392317355797cm)" svg:viewBox="0 0 566 369" svg:d="M0 0c485 1 566 369 566 369">
                <text:p/>
              </draw:path>
            </draw:g>
            <draw:g>
              <draw:line draw:style-name="gr8" draw:text-style-name="P7" draw:layer="layout" svg:x1="24.98cm" svg:y1="29.734cm" svg:x2="25.424cm" svg:y2="29.734cm">
                <text:p/>
              </draw:line>
              <draw:path draw:style-name="gr8" draw:text-style-name="P7" draw:layer="layout" svg:width="0.498cm" svg:height="0.367cm" draw:transform="skewX (-0.00802851455917391) rotate (0.129852496348378) translate (24.9297771360139cm 29.3698158868682cm)" svg:viewBox="0 0 499 368" svg:d="M499 0c-429 0-499 368-499 368">
                <text:p/>
              </draw:path>
            </draw:g>
            <draw:g>
              <draw:line draw:style-name="gr8" draw:text-style-name="P7" draw:layer="layout" svg:x1="22.211cm" svg:y1="29.407cm" svg:x2="22.211cm" svg:y2="29.864cm">
                <text:p/>
              </draw:line>
              <draw:path draw:style-name="gr8" draw:text-style-name="P7" draw:layer="layout" svg:width="0.512cm" svg:height="0.367cm" draw:transform="skewX (-0.0158824961931484) rotate (-1.44460902187571) translate (22.5751802128071cm 29.3552309992353cm)" svg:viewBox="0 0 513 368" svg:d="M513 0c-441 0-513 368-513 368">
                <text:p/>
              </draw:path>
            </draw:g>
            <draw:g>
              <draw:line draw:style-name="gr8" draw:text-style-name="P7" draw:layer="layout" svg:x1="20.901cm" svg:y1="29.493cm" svg:x2="20.457cm" svg:y2="29.493cm">
                <text:p/>
              </draw:line>
              <draw:path draw:style-name="gr8" draw:text-style-name="P7" draw:layer="layout" svg:width="0.498cm" svg:height="0.367cm" draw:transform="skewX (0.00925024503556993) rotate (-0.128805298797183) translate (20.4566559862794cm 29.0642317355797cm)" svg:viewBox="0 0 499 368" svg:d="M0 0c428 1 499 368 499 368">
                <text:p/>
              </draw:path>
            </draw:g>
            <draw:g>
              <draw:line draw:style-name="gr8" draw:text-style-name="P7" draw:layer="layout" svg:x1="25.279cm" svg:y1="25.527cm" svg:x2="25.279cm" svg:y2="25.083cm">
                <text:p/>
              </draw:line>
              <draw:path draw:style-name="gr8" draw:text-style-name="P7" draw:layer="layout" svg:width="0.498cm" svg:height="0.367cm" draw:transform="skewX (-0.00802851455917393) rotate (1.70064882314327) translate (24.9148158868682cm 25.5772228639861cm)" svg:viewBox="0 0 499 368" svg:d="M499 0c-429 0-499 368-499 368">
                <text:p/>
              </draw:path>
            </draw:g>
            <draw:g>
              <draw:line draw:style-name="gr8" draw:text-style-name="P7" draw:layer="layout" svg:x1="20.985cm" svg:y1="27.099cm" svg:x2="21.36cm" svg:y2="26.667cm">
                <text:p/>
              </draw:line>
              <draw:line draw:style-name="gr8" draw:text-style-name="P7" draw:layer="layout" svg:x1="21.992cm" svg:y1="25.941cm" svg:x2="22.367cm" svg:y2="25.509cm">
                <text:p/>
              </draw:line>
            </draw:g>
            <draw:g>
              <draw:line draw:style-name="gr8" draw:text-style-name="P7" draw:layer="layout" svg:x1="15.303cm" svg:y1="30.186cm" svg:x2="15.303cm" svg:y2="30.63cm">
                <text:p/>
              </draw:line>
              <draw:path draw:style-name="gr8" draw:text-style-name="P7" draw:layer="layout" svg:width="0.498cm" svg:height="0.368cm" draw:transform="skewX (-0.00907571211037052) rotate (-1.44216556092291) translate (15.6678657737662cm 30.1357577783774cm)" svg:viewBox="0 0 499 369" svg:d="M499 0c-429 1-499 369-499 369">
                <text:p/>
              </draw:path>
            </draw:g>
            <draw:g>
              <draw:line draw:style-name="gr8" draw:text-style-name="P7" draw:layer="layout" svg:x1="15.675cm" svg:y1="31.035cm" svg:x2="15.231cm" svg:y2="31.035cm">
                <text:p/>
              </draw:line>
              <draw:path draw:style-name="gr8" draw:text-style-name="P7" draw:layer="layout" svg:width="0.498cm" svg:height="0.368cm" draw:transform="skewX (-0.00907571211037052) rotate (-3.01296188771781) translate (15.7252422216226cm 31.3998657737662cm)" svg:viewBox="0 0 499 369" svg:d="M499 0c-429 1-499 369-499 369">
                <text:p/>
              </draw:path>
            </draw:g>
            <draw:g>
              <draw:line draw:style-name="gr8" draw:text-style-name="P7" draw:layer="layout" svg:x1="14.504cm" svg:y1="16.448cm" svg:x2="14.021cm" svg:y2="16.448cm">
                <text:p/>
              </draw:line>
              <draw:path draw:style-name="gr8" draw:text-style-name="P7" draw:layer="layout" svg:width="0.541cm" svg:height="0.368cm" draw:transform="skewX (0.032637657012294) rotate (-0.118158790360017) translate (14.020625768858cm 16.0192317355797cm)" svg:viewBox="0 0 542 369" svg:d="M0 0c465 1 542 369 542 369">
                <text:p/>
              </draw:path>
            </draw:g>
            <draw:g>
              <draw:line draw:style-name="gr8" draw:text-style-name="P7" draw:layer="layout" svg:x1="14.147cm" svg:y1="13.627cm" svg:x2="14.147cm" svg:y2="13.242cm">
                <text:p/>
              </draw:line>
              <draw:path draw:style-name="gr8" draw:text-style-name="P7" draw:layer="layout" svg:width="0.434cm" svg:height="0.366cm" draw:transform="skewX (-0.0270526034059121) rotate (-1.72019651076561) translate (14.5760817506712cm 13.2417529750142cm)" svg:viewBox="0 0 435 367" svg:d="M0 0c372 1 435 367 435 367">
                <text:p/>
              </draw:path>
            </draw:g>
            <draw:g>
              <draw:line draw:style-name="gr8" draw:text-style-name="P7" draw:layer="layout" svg:x1="20.052cm" svg:y1="17.018cm" svg:x2="20.052cm" svg:y2="17.239cm">
                <text:p/>
              </draw:line>
              <draw:path draw:style-name="gr8" draw:text-style-name="P7" draw:layer="layout" svg:width="0.247cm" svg:height="0.167cm" draw:transform="skewX (-0.0361283155162826) rotate (-1.45281206936008) translate (20.2176463749524cm 16.9920957141607cm)" svg:viewBox="0 0 248 168" svg:d="M248 0c-212 0-248 168-248 168">
                <text:p/>
              </draw:path>
            </draw:g>
            <draw:g>
              <draw:line draw:style-name="gr8" draw:text-style-name="P7" draw:layer="layout" svg:x1="17.258cm" svg:y1="16.943cm" svg:x2="17.258cm" svg:y2="17.619cm">
                <text:p/>
              </draw:line>
              <draw:path draw:style-name="gr8" draw:text-style-name="P7" draw:layer="layout" svg:width="0.758cm" svg:height="0.458cm" draw:transform="skewX (0.0657989128001863) rotate (1.46537843997444) translate (16.7252879139021cm 17.6185237686377cm)" svg:viewBox="0 0 759 459" svg:d="M0 0c650 1 759 459 759 459">
                <text:p/>
              </draw:path>
            </draw:g>
            <draw:g>
              <draw:line draw:style-name="gr8" draw:text-style-name="P7" draw:layer="layout" svg:x1="18.506cm" svg:y1="15.446cm" svg:x2="18.368cm" svg:y2="15.691cm">
                <text:p/>
              </draw:line>
              <draw:path draw:style-name="gr8" draw:text-style-name="P7" draw:layer="layout" svg:width="0.099cm" svg:height="0.102cm" draw:transform="rotate (-2.62253173404668) translate (18.506cm 15.7314611260054cm)" svg:viewBox="0 0 100 103" svg:d="M0 0c81 34 100 103 100 103">
                <text:p/>
              </draw:path>
            </draw:g>
            <draw:g>
              <draw:line draw:style-name="gr8" draw:text-style-name="P7" draw:layer="layout" svg:x1="17.731cm" svg:y1="15.915cm" svg:x2="17.856cm" svg:y2="16.16cm">
                <text:p/>
              </draw:line>
              <draw:path draw:style-name="gr8" draw:text-style-name="P7" draw:layer="layout" svg:width="0.093cm" svg:height="0.099cm" draw:transform="skewX (-0.0972148393360842) rotate (2.57959663444762) translate (17.8108077500533cm 16.2497241103702cm)" svg:viewBox="0 0 94 100" svg:d="M94 0c-75 34-94 100-94 100">
                <text:p/>
              </draw:path>
            </draw:g>
            <draw:g>
              <draw:line draw:style-name="gr8" draw:text-style-name="P7" draw:layer="layout" svg:x1="17.731cm" svg:y1="16.485cm" svg:x2="17.856cm" svg:y2="16.24cm">
                <text:p/>
              </draw:line>
              <draw:path draw:style-name="gr8" draw:text-style-name="P7" draw:layer="layout" svg:width="0.091cm" svg:height="0.099cm" draw:transform="skewX (0.072954762733363) rotate (0.563741348394168) translate (17.731cm 16.2005335120643cm)" svg:viewBox="0 0 92 100" svg:d="M0 0c74 34 92 100 92 100">
                <text:p/>
              </draw:path>
            </draw:g>
            <draw:g>
              <draw:line draw:style-name="gr8" draw:text-style-name="P7" draw:layer="layout" svg:x1="17.731cm" svg:y1="16.552cm" svg:x2="17.856cm" svg:y2="16.797cm">
                <text:p/>
              </draw:line>
              <draw:path draw:style-name="gr8" draw:text-style-name="P7" draw:layer="layout" svg:width="0.093cm" svg:height="0.099cm" draw:transform="skewX (-0.0972148393360842) rotate (2.57959663444762) translate (17.8108077500532cm 16.8867241103702cm)" svg:viewBox="0 0 94 100" svg:d="M94 0c-75 34-94 100-94 100">
                <text:p/>
              </draw:path>
            </draw:g>
            <draw:g>
              <draw:line draw:style-name="gr8" draw:text-style-name="P7" draw:layer="layout" svg:x1="17.731cm" svg:y1="17.122cm" svg:x2="17.856cm" svg:y2="16.877cm">
                <text:p/>
              </draw:line>
              <draw:path draw:style-name="gr8" draw:text-style-name="P7" draw:layer="layout" svg:width="0.091cm" svg:height="0.099cm" draw:transform="skewX (0.072954762733363) rotate (0.563741348394168) translate (17.731cm 16.8375335120643cm)" svg:viewBox="0 0 92 100" svg:d="M0 0c74 34 92 100 92 100">
                <text:p/>
              </draw:path>
            </draw:g>
            <draw:g>
              <draw:line draw:style-name="gr8" draw:text-style-name="P7" draw:layer="layout" svg:x1="17.731cm" svg:y1="17.436cm" svg:x2="17.856cm" svg:y2="17.225cm">
                <text:p/>
              </draw:line>
              <draw:path draw:style-name="gr8" draw:text-style-name="P7" draw:layer="layout" svg:width="0.087cm" svg:height="0.089cm" draw:transform="skewX (-0.0555014702134197) rotate (0.500734962397173) translate (17.731cm 17.190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17.731cm" svg:y1="17.462cm" svg:x2="18.049cm" svg:y2="17.293cm">
                  <text:p/>
                </draw:line>
                <draw:path draw:style-name="gr8" draw:text-style-name="P7" draw:layer="layout" svg:width="0.125cm" svg:height="0.131cm" draw:transform="skewX (-0.064926248174189) rotate (-2.11760798144472) translate (18.1665135191647cm 17.354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18.48cm" svg:y1="17.462cm" svg:x2="18.162cm" svg:y2="17.293cm">
                  <text:p/>
                </draw:line>
                <draw:path draw:style-name="gr8" draw:text-style-name="P7" draw:layer="layout" svg:width="0.125cm" svg:height="0.131cm" draw:transform="skewX (0.0649262481741891) rotate (2.11760798144472) translate (18.1099946380697cm 17.462cm)" svg:viewBox="0 0 126 132" svg:d="M0 0c101 44 126 132 126 132">
                  <text:p/>
                </draw:path>
              </draw:g>
            </draw:g>
            <draw:g>
              <draw:g>
                <draw:line draw:style-name="gr8" draw:text-style-name="P7" draw:layer="layout" svg:x1="18.506cm" svg:y1="15.81cm" svg:x2="18.415cm" svg:y2="15.978cm">
                  <text:p/>
                </draw:line>
                <draw:path draw:style-name="gr8" draw:text-style-name="P7" draw:layer="layout" svg:width="0.063cm" svg:height="0.069cm" draw:transform="rotate (-2.60490390860154) translate (18.506cm 16.0049490616622cm)" svg:viewBox="0 0 64 70" svg:d="M0 0c53 23 64 70 64 70">
                  <text:p/>
                </draw:path>
              </draw:g>
              <draw:g>
                <draw:line draw:style-name="gr8" draw:text-style-name="P7" draw:layer="layout" svg:x1="18.506cm" svg:y1="16.201cm" svg:x2="18.415cm" svg:y2="16.033cm">
                  <text:p/>
                </draw:line>
                <draw:path draw:style-name="gr8" draw:text-style-name="P7" draw:layer="layout" svg:width="0.063cm" svg:height="0.069cm" draw:transform="rotate (-0.542273798594638) translate (18.4513159129939cm 15.973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18.506cm" svg:y1="16.279cm" svg:x2="18.35cm" svg:y2="16.53cm">
                  <text:p/>
                </draw:line>
                <draw:path draw:style-name="gr8" draw:text-style-name="P7" draw:layer="layout" svg:width="0.106cm" svg:height="0.107cm" draw:transform="skewX (-0.115715329407224) rotate (-2.66319790561815) translate (18.506cm 16.570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18.506cm" svg:y1="16.864cm" svg:x2="18.35cm" svg:y2="16.613cm">
                  <text:p/>
                </draw:line>
                <draw:path draw:style-name="gr8" draw:text-style-name="P7" draw:layer="layout" svg:width="0.106cm" svg:height="0.107cm" draw:transform="skewX (0.11065387457644) rotate (-0.481361807700037) translate (18.4108980728283cm 16.522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18.506cm" svg:y1="17.214cm" svg:x2="18.389cm" svg:y2="16.991cm">
                <text:p/>
              </draw:line>
              <draw:path draw:style-name="gr8" draw:text-style-name="P7" draw:layer="layout" svg:width="0.085cm" svg:height="0.091cm" draw:transform="skewX (-0.0525344104850294) rotate (-0.547684319275821) translate (18.4327693640488cm 16.9097343718503cm)" svg:viewBox="0 0 86 92" svg:d="M86 0c-70 31-86 92-86 92">
                <text:p/>
              </draw:path>
            </draw:g>
            <draw:g>
              <draw:line draw:style-name="gr8" draw:text-style-name="P7" draw:layer="layout" svg:x1="18.506cm" svg:y1="17.437cm" svg:x2="18.428cm" svg:y2="17.314cm">
                <text:p/>
              </draw:line>
              <draw:path draw:style-name="gr8" draw:text-style-name="P7" draw:layer="layout" svg:width="0.052cm" svg:height="0.052cm" draw:transform="skewX (0.141895268187139) rotate (-0.469668101711674) translate (18.4588567281515cm 17.2698446243637cm)" svg:viewBox="0 0 53 53" svg:d="M53 0c-44 18-53 53-53 53">
                <text:p/>
              </draw:path>
            </draw:g>
            <draw:g>
              <draw:line draw:style-name="gr8" draw:text-style-name="P7" draw:layer="layout" svg:x1="17.731cm" svg:y1="15.446cm" svg:x2="17.869cm" svg:y2="15.691cm">
                <text:p/>
              </draw:line>
              <draw:path draw:style-name="gr8" draw:text-style-name="P7" draw:layer="layout" svg:width="0.099cm" svg:height="0.102cm" draw:transform="rotate (2.62602239255067) translate (17.8182926993951cm 15.7809294400596cm)" svg:viewBox="0 0 100 103" svg:d="M100 0c-80 34-100 103-100 103">
                <text:p/>
              </draw:path>
            </draw:g>
            <draw:g>
              <draw:line draw:style-name="gr8" draw:text-style-name="P7" draw:layer="layout" svg:x1="18.952cm" svg:y1="17.617cm" svg:x2="19.26cm" svg:y2="17.813cm">
                <text:p/>
              </draw:line>
              <draw:path draw:style-name="gr8" draw:text-style-name="P7" draw:layer="layout" svg:width="0.136cm" svg:height="0.132cm" draw:transform="skewX (-0.11065387457644) rotate (-1.10252448848482) translate (19.3100697050938cm 17.617cm)" svg:viewBox="0 0 137 133" svg:d="M0 0c111 45 137 133 137 133">
                <text:p/>
              </draw:path>
            </draw:g>
            <draw:g>
              <draw:line draw:style-name="gr8" draw:text-style-name="P7" draw:layer="layout" svg:x1="20.441cm" svg:y1="17.018cm" svg:x2="20.441cm" svg:y2="17.239cm">
                <text:p/>
              </draw:line>
              <draw:path draw:style-name="gr8" draw:text-style-name="P7" draw:layer="layout" svg:width="0.247cm" svg:height="0.167cm" draw:transform="skewX (0.0361283155162826) rotate (1.45281206936008) translate (20.2461053343544cm 17.2388443089777cm)" svg:viewBox="0 0 248 168" svg:d="M0 0c213 0 248 168 248 168">
                <text:p/>
              </draw:path>
            </draw:g>
            <draw:g>
              <draw:line draw:style-name="gr8" draw:text-style-name="P7" draw:layer="layout" svg:x1="20.677cm" svg:y1="16.147cm" svg:x2="20.677cm" svg:y2="16.63cm">
                <text:p/>
              </draw:line>
              <draw:path draw:style-name="gr8" draw:text-style-name="P7" draw:layer="layout" svg:width="0.542cm" svg:height="0.368cm" draw:transform="skewX (0.0349065850398866) rotate (1.45228847058448) translate (20.2482317355797cm 16.6296597341006cm)" svg:viewBox="0 0 543 369" svg:d="M0 0c465 1 543 369 543 369">
                <text:p/>
              </draw:path>
            </draw:g>
            <draw:g>
              <draw:line draw:style-name="gr8" draw:text-style-name="P7" draw:layer="layout" svg:x1="22.237cm" svg:y1="16.147cm" svg:x2="22.237cm" svg:y2="16.63cm">
                <text:p/>
              </draw:line>
              <draw:path draw:style-name="gr8" draw:text-style-name="P7" draw:layer="layout" svg:width="0.542cm" svg:height="0.368cm" draw:transform="skewX (0.0349065850398866) rotate (1.45228847058448) translate (21.8082317355797cm 16.6296597341006cm)" svg:viewBox="0 0 543 369" svg:d="M0 0c465 1 543 369 543 369">
                <text:p/>
              </draw:path>
            </draw:g>
            <draw:g>
              <draw:line draw:style-name="gr8" draw:text-style-name="P7" draw:layer="layout" svg:x1="19.481cm" svg:y1="14.836cm" svg:x2="19.782cm" svg:y2="14.836cm">
                <text:p/>
              </draw:line>
              <draw:path draw:style-name="gr8" draw:text-style-name="P7" draw:layer="layout" svg:width="0.338cm" svg:height="0.266cm" draw:transform="skewX (-0.0101229096615671) rotate (3.00214084635545) translate (19.7817879502366cm 15.1478314650329cm)" svg:viewBox="0 0 339 267" svg:d="M0 0c291 0 339 267 339 267">
                <text:p/>
              </draw:path>
            </draw:g>
            <draw:g>
              <draw:line draw:style-name="gr8" draw:text-style-name="P7" draw:layer="layout" svg:x1="19.481cm" svg:y1="14.394cm" svg:x2="19.782cm" svg:y2="14.394cm">
                <text:p/>
              </draw:line>
              <draw:path draw:style-name="gr8" draw:text-style-name="P7" draw:layer="layout" svg:width="0.338cm" svg:height="0.266cm" draw:transform="skewX (-0.0101229096615671) rotate (3.00214084635545) translate (19.7817879502366cm 14.7058314650329cm)" svg:viewBox="0 0 339 267" svg:d="M0 0c291 0 339 267 339 267">
                <text:p/>
              </draw:path>
            </draw:g>
            <draw:g>
              <draw:line draw:style-name="gr8" draw:text-style-name="P7" draw:layer="layout" svg:x1="19.481cm" svg:y1="13.965cm" svg:x2="19.782cm" svg:y2="13.965cm">
                <text:p/>
              </draw:line>
              <draw:path draw:style-name="gr8" draw:text-style-name="P7" draw:layer="layout" svg:width="0.338cm" svg:height="0.266cm" draw:transform="skewX (-0.0101229096615671) rotate (3.00214084635545) translate (19.7817879502366cm 14.2768314650329cm)" svg:viewBox="0 0 339 267" svg:d="M0 0c291 0 339 267 339 267">
                <text:p/>
              </draw:path>
            </draw:g>
            <draw:g>
              <draw:line draw:style-name="gr8" draw:text-style-name="P7" draw:layer="layout" svg:x1="20.64cm" svg:y1="14.836cm" svg:x2="20.339cm" svg:y2="14.836cm">
                <text:p/>
              </draw:line>
              <draw:path draw:style-name="gr8" draw:text-style-name="P7" draw:layer="layout" svg:width="0.337cm" svg:height="0.266cm" draw:transform="skewX (0.0127409035395586) rotate (-3.00161724757985) translate (20.6740889027505cm 15.100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64cm" svg:y1="14.394cm" svg:x2="20.339cm" svg:y2="14.394cm">
                <text:p/>
              </draw:line>
              <draw:path draw:style-name="gr8" draw:text-style-name="P7" draw:layer="layout" svg:width="0.337cm" svg:height="0.266cm" draw:transform="skewX (0.0127409035395586) rotate (-3.00161724757985) translate (20.6740889027505cm 14.658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64cm" svg:y1="13.965cm" svg:x2="20.339cm" svg:y2="13.965cm">
                <text:p/>
              </draw:line>
              <draw:path draw:style-name="gr8" draw:text-style-name="P7" draw:layer="layout" svg:width="0.337cm" svg:height="0.266cm" draw:transform="skewX (0.0127409035395586) rotate (-3.00161724757985) translate (20.6740889027505cm 14.2296483838054cm)" svg:viewBox="0 0 338 267" svg:d="M338 0c-291 0-338 267-338 267">
                <text:p/>
              </draw:path>
            </draw:g>
            <draw:g>
              <draw:line draw:style-name="gr8" draw:text-style-name="P7" draw:layer="layout" svg:x1="21.652cm" svg:y1="14.836cm" svg:x2="21.953cm" svg:y2="14.836cm">
                <text:p/>
              </draw:line>
              <draw:path draw:style-name="gr8" draw:text-style-name="P7" draw:layer="layout" svg:width="0.338cm" svg:height="0.266cm" draw:transform="skewX (-0.0101229096615671) rotate (3.00214084635545) translate (21.9527879502366cm 15.1478314650329cm)" svg:viewBox="0 0 339 267" svg:d="M0 0c291 0 339 267 339 267">
                <text:p/>
              </draw:path>
            </draw:g>
            <draw:g>
              <draw:line draw:style-name="gr8" draw:text-style-name="P7" draw:layer="layout" svg:x1="21.652cm" svg:y1="14.394cm" svg:x2="21.953cm" svg:y2="14.394cm">
                <text:p/>
              </draw:line>
              <draw:path draw:style-name="gr8" draw:text-style-name="P7" draw:layer="layout" svg:width="0.338cm" svg:height="0.266cm" draw:transform="skewX (-0.0101229096615671) rotate (3.00214084635545) translate (21.9527879502366cm 14.7058314650329cm)" svg:viewBox="0 0 339 267" svg:d="M0 0c291 0 339 267 339 267">
                <text:p/>
              </draw:path>
            </draw:g>
            <draw:g>
              <draw:line draw:style-name="gr8" draw:text-style-name="P7" draw:layer="layout" svg:x1="21.652cm" svg:y1="13.965cm" svg:x2="21.953cm" svg:y2="13.965cm">
                <text:p/>
              </draw:line>
              <draw:path draw:style-name="gr8" draw:text-style-name="P7" draw:layer="layout" svg:width="0.338cm" svg:height="0.266cm" draw:transform="skewX (-0.0101229096615671) rotate (3.00214084635545) translate (21.9527879502366cm 14.2768314650329cm)" svg:viewBox="0 0 339 267" svg:d="M0 0c291 0 339 267 339 267">
                <text:p/>
              </draw:path>
            </draw:g>
            <draw:g>
              <draw:line draw:style-name="gr8" draw:text-style-name="P7" draw:layer="layout" svg:x1="22.837cm" svg:y1="14.836cm" svg:x2="22.536cm" svg:y2="14.836cm">
                <text:p/>
              </draw:line>
              <draw:path draw:style-name="gr8" draw:text-style-name="P7" draw:layer="layout" svg:width="0.337cm" svg:height="0.266cm" draw:transform="skewX (0.0127409035395586) rotate (-3.00161724757985) translate (22.8710889027505cm 15.1006483838054cm)" svg:viewBox="0 0 338 267" svg:d="M338 0c-291 0-338 267-338 267">
                <text:p/>
              </draw:path>
            </draw:g>
            <draw:g>
              <draw:line draw:style-name="gr8" draw:text-style-name="P7" draw:layer="layout" svg:x1="22.837cm" svg:y1="14.394cm" svg:x2="22.536cm" svg:y2="14.394cm">
                <text:p/>
              </draw:line>
              <draw:path draw:style-name="gr8" draw:text-style-name="P7" draw:layer="layout" svg:width="0.337cm" svg:height="0.266cm" draw:transform="skewX (0.0127409035395586) rotate (-3.00161724757985) translate (22.8710889027505cm 14.6586483838054cm)" svg:viewBox="0 0 338 267" svg:d="M338 0c-291 0-338 267-338 267">
                <text:p/>
              </draw:path>
            </draw:g>
            <draw:g>
              <draw:line draw:style-name="gr8" draw:text-style-name="P7" draw:layer="layout" svg:x1="22.837cm" svg:y1="13.965cm" svg:x2="22.536cm" svg:y2="13.965cm">
                <text:p/>
              </draw:line>
              <draw:path draw:style-name="gr8" draw:text-style-name="P7" draw:layer="layout" svg:width="0.337cm" svg:height="0.266cm" draw:transform="skewX (0.0127409035395586) rotate (-3.00161724757985) translate (22.8710889027505cm 14.229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248cm" svg:y1="13.562cm" svg:x2="20.248cm" svg:y2="13.913cm">
                <text:p/>
              </draw:line>
              <draw:path draw:style-name="gr8" draw:text-style-name="P7" draw:layer="layout" svg:width="0.393cm" svg:height="0.267cm" draw:transform="skewX (0.0303687289847013) rotate (1.45089220718289) translate (19.9361685349671cm 13.9127527260234cm)" svg:viewBox="0 0 394 268" svg:d="M0 0c338 0 394 268 394 268">
                <text:p/>
              </draw:path>
            </draw:g>
            <draw:g>
              <draw:line draw:style-name="gr8" draw:text-style-name="P7" draw:layer="layout" svg:x1="22.876cm" svg:y1="16.734cm" svg:x2="22.393cm" svg:y2="16.734cm">
                <text:p/>
              </draw:line>
              <draw:path draw:style-name="gr8" draw:text-style-name="P7" draw:layer="layout" svg:width="0.543cm" svg:height="0.368cm" draw:transform="skewX (-0.0373500459926786) rotate (-3.02343386322978) translate (22.9335428778892cm 17.0986398561693cm)" svg:viewBox="0 0 544 369" svg:d="M544 0c-465 1-544 369-544 369">
                <text:p/>
              </draw:path>
            </draw:g>
            <draw:g>
              <draw:line draw:style-name="gr8" draw:text-style-name="P7" draw:layer="layout" svg:x1="23.333cm" svg:y1="17.617cm" svg:x2="23.641cm" svg:y2="17.813cm">
                <text:p/>
              </draw:line>
              <draw:path draw:style-name="gr8" draw:text-style-name="P7" draw:layer="layout" svg:width="0.136cm" svg:height="0.132cm" draw:transform="skewX (-0.11065387457644) rotate (-1.10252448848482) translate (23.6910697050938cm 17.617cm)" svg:viewBox="0 0 137 133" svg:d="M0 0c111 45 137 133 137 133">
                <text:p/>
              </draw:path>
            </draw:g>
            <draw:g>
              <draw:line draw:style-name="gr8" draw:text-style-name="P7" draw:layer="layout" svg:x1="24.082cm" svg:y1="16.943cm" svg:x2="24.082cm" svg:y2="17.619cm">
                <text:p/>
              </draw:line>
              <draw:path draw:style-name="gr8" draw:text-style-name="P7" draw:layer="layout" svg:width="0.758cm" svg:height="0.458cm" draw:transform="skewX (-0.066497044500984) rotate (-1.46555297289964) translate (24.5349986001359cm 16.8639016577085cm)" svg:viewBox="0 0 759 459" svg:d="M759 0c-651 1-759 459-759 459">
                <text:p/>
              </draw:path>
            </draw:g>
            <draw:g>
              <draw:line draw:style-name="gr8" draw:text-style-name="P7" draw:layer="layout" svg:x1="25.773cm" svg:y1="17.124cm" svg:x2="25.773cm" svg:y2="17.619cm">
                <text:p/>
              </draw:line>
              <draw:path draw:style-name="gr8" draw:text-style-name="P7" draw:layer="layout" svg:width="0.555cm" svg:height="0.357cm" draw:transform="skewX (-0.0492182849062401) rotate (-1.45787352419086) translate (26.1260856085342cm 17.0658578123423cm)" svg:viewBox="0 0 556 358" svg:d="M556 0c-476 1-556 358-556 358">
                <text:p/>
              </draw:path>
            </draw:g>
            <draw:g>
              <draw:line draw:style-name="gr8" draw:text-style-name="P7" draw:layer="layout" svg:x1="27.437cm" svg:y1="17.124cm" svg:x2="27.437cm" svg:y2="17.619cm">
                <text:p/>
              </draw:line>
              <draw:path draw:style-name="gr8" draw:text-style-name="P7" draw:layer="layout" svg:width="0.555cm" svg:height="0.357cm" draw:transform="skewX (-0.0492182849062401) rotate (-1.45787352419086) translate (27.7900856085342cm 17.0658578123423cm)" svg:viewBox="0 0 556 358" svg:d="M556 0c-476 1-556 358-556 358">
                <text:p/>
              </draw:path>
            </draw:g>
            <draw:g>
              <draw:line draw:style-name="gr8" draw:text-style-name="P7" draw:layer="layout" svg:x1="27.837cm" svg:y1="13.863cm" svg:x2="28.297cm" svg:y2="13.679cm">
                <text:p/>
              </draw:line>
              <draw:path draw:style-name="gr8" draw:text-style-name="P7" draw:layer="layout" svg:width="0.555cm" svg:height="0.356cm" draw:transform="skewX (0.0485201532054423) rotate (-2.87385914633386) translate (28.4511545757277cm 14.0647858770176cm)" svg:viewBox="0 0 556 357" svg:d="M0 0c477 0 556 357 556 357">
                <text:p/>
              </draw:path>
            </draw:g>
            <draw:g>
              <draw:line draw:style-name="gr8" draw:text-style-name="P7" draw:layer="layout" svg:x1="30.037cm" svg:y1="11.547cm" svg:x2="29.581cm" svg:y2="11.547cm">
                <text:p/>
              </draw:line>
              <draw:path draw:style-name="gr8" draw:text-style-name="P7" draw:layer="layout" svg:width="0.51cm" svg:height="0.367cm" draw:transform="skewX (0.0139626340159547) rotate (-0.125663706143592) translate (29.5807074197571cm 11.1179182493288cm)" svg:viewBox="0 0 511 368" svg:d="M0 0c440 1 511 368 511 368">
                <text:p/>
              </draw:path>
            </draw:g>
            <draw:g>
              <draw:line draw:style-name="gr8" draw:text-style-name="P7" draw:layer="layout" svg:x1="40.176cm" svg:y1="11.5cm" svg:x2="40.176cm" svg:y2="11.956cm">
                <text:p/>
              </draw:line>
              <draw:path draw:style-name="gr8" draw:text-style-name="P7" draw:layer="layout" svg:width="0.509cm" svg:height="0.367cm" draw:transform="skewX (0.0109955742875643) rotate (1.44478355480091) translate (39.7466390533552cm 11.9562974536268cm)" svg:viewBox="0 0 510 368" svg:d="M0 0c440 1 510 368 510 368">
                <text:p/>
              </draw:path>
            </draw:g>
            <draw:g>
              <draw:line draw:style-name="gr8" draw:text-style-name="P7" draw:layer="layout" svg:x1="38.252cm" svg:y1="12.479cm" svg:x2="37.843cm" svg:y2="12.276cm">
                <text:p/>
              </draw:line>
              <draw:path draw:style-name="gr8" draw:text-style-name="P7" draw:layer="layout" svg:width="0.51cm" svg:height="0.367cm" draw:transform="skewX (-0.0130899693899575) rotate (2.80736210183288) translate (38.1356401785864cm 12.8282191388692cm)" svg:viewBox="0 0 511 368" svg:d="M511 0c-440 1-511 368-511 368">
                <text:p/>
              </draw:path>
            </draw:g>
            <draw:g>
              <draw:line draw:style-name="gr8" draw:text-style-name="P7" draw:layer="layout" svg:x1="36.776cm" svg:y1="15.411cm" svg:x2="36.367cm" svg:y2="15.208cm">
                <text:p/>
              </draw:line>
              <draw:path draw:style-name="gr8" draw:text-style-name="P7" draw:layer="layout" svg:width="0.509cm" svg:height="0.367cm" draw:transform="skewX (0.0109955742875644) rotate (-0.586256095744896) translate (36.5576700349106cm 14.8235425047601cm)" svg:viewBox="0 0 510 368" svg:d="M0 0c440 1 510 368 510 368">
                <text:p/>
              </draw:path>
            </draw:g>
            <draw:g>
              <draw:line draw:style-name="gr8" draw:text-style-name="P7" draw:layer="layout" svg:x1="43.087cm" svg:y1="11.469cm" svg:x2="42.631cm" svg:y2="11.469cm">
                <text:p/>
              </draw:line>
              <draw:path draw:style-name="gr8" draw:text-style-name="P7" draw:layer="layout" svg:width="0.509cm" svg:height="0.367cm" draw:transform="skewX (0.0109955742875643) rotate (-0.126012771993991) translate (42.6309817423469cm 11.039643926739cm)" svg:viewBox="0 0 510 368" svg:d="M0 0c440 1 510 368 510 368">
                <text:p/>
              </draw:path>
            </draw:g>
            <draw:g>
              <draw:line draw:style-name="gr8" draw:text-style-name="P7" draw:layer="layout" svg:x1="30.83cm" svg:y1="11.547cm" svg:x2="31.286cm" svg:y2="11.547cm">
                <text:p/>
              </draw:line>
              <draw:path draw:style-name="gr8" draw:text-style-name="P7" draw:layer="layout" svg:width="0.509cm" svg:height="0.368cm" draw:transform="skewX (-0.011693705988362) rotate (0.125489173218392) translate (30.7798883225045cm 11.1818021916802cm)" svg:viewBox="0 0 510 369" svg:d="M510 0c-439 1-510 369-510 369">
                <text:p/>
              </draw:path>
            </draw:g>
            <draw:g>
              <draw:line draw:style-name="gr8" draw:text-style-name="P7" draw:layer="layout" svg:x1="39.482cm" svg:y1="25.791cm" svg:x2="39.482cm" svg:y2="25.3cm">
                <text:p/>
              </draw:line>
              <draw:path draw:style-name="gr8" draw:text-style-name="P7" draw:layer="layout" svg:width="0.549cm" svg:height="0.368cm" draw:transform="skewX (0.0345575191894877) rotate (-1.68755885375332) translate (39.911cm 25.3cm)" svg:viewBox="0 0 550 369" svg:d="M0 0c473 1 550 369 550 369">
                <text:p/>
              </draw:path>
            </draw:g>
            <draw:g>
              <draw:line draw:style-name="gr8" draw:text-style-name="P7" draw:layer="layout" svg:x1="14.161cm" svg:y1="17.134cm" svg:x2="14.161cm" svg:y2="17.617cm">
                <text:p/>
              </draw:line>
              <draw:path draw:style-name="gr8" draw:text-style-name="P7" draw:layer="layout" svg:width="0.541cm" svg:height="0.367cm" draw:transform="skewX (-0.0310668606854991) rotate (-1.45159033888368) translate (14.5253366615679cm 17.0794304416775cm)" svg:viewBox="0 0 542 368" svg:d="M542 0c-465 1-542 368-542 368">
                <text:p/>
              </draw:path>
            </draw:g>
            <draw:g>
              <draw:line draw:style-name="gr8" draw:text-style-name="P7" draw:layer="layout" svg:x1="17.971cm" svg:y1="21.469cm" svg:x2="18.415cm" svg:y2="21.469cm">
                <text:p/>
              </draw:line>
              <draw:path draw:style-name="gr8" draw:text-style-name="P7" draw:layer="layout" svg:width="0.498cm" svg:height="0.367cm" draw:transform="skewX (-0.00925024503556992) rotate (0.128456232946783) translate (17.9207450689385cm 21.1041177767756cm)" svg:viewBox="0 0 499 368" svg:d="M499 0c-429 1-499 368-499 368">
                <text:p/>
              </draw:path>
            </draw:g>
            <draw:g>
              <draw:line draw:style-name="gr8" draw:text-style-name="P7" draw:layer="layout" svg:x1="17.971cm" svg:y1="18.393cm" svg:x2="18.415cm" svg:y2="18.393cm">
                <text:p/>
              </draw:line>
              <draw:path draw:style-name="gr8" draw:text-style-name="P7" draw:layer="layout" svg:width="0.498cm" svg:height="0.367cm" draw:transform="skewX (0.00925024503556996) rotate (3.01313642064301) translate (18.4155078857048cm 18.8217894895107cm)" svg:viewBox="0 0 499 368" svg:d="M0 0c429 1 499 368 499 368">
                <text:p/>
              </draw:path>
            </draw:g>
            <draw:g>
              <draw:line draw:style-name="gr8" draw:text-style-name="P7" draw:layer="layout" svg:x1="14.456cm" svg:y1="21.469cm" svg:x2="14.012cm" svg:y2="21.469cm">
                <text:p/>
              </draw:line>
              <draw:path draw:style-name="gr8" draw:text-style-name="P7" draw:layer="layout" svg:width="0.498cm" svg:height="0.367cm" draw:transform="skewX (0.00925024503556995) rotate (-0.128456232946784) translate (14.0114921142952cm 21.0402105104894cm)" svg:viewBox="0 0 499 368" svg:d="M0 0c429 1 499 368 499 368">
                <text:p/>
              </draw:path>
            </draw:g>
            <draw:g>
              <draw:line draw:style-name="gr8" draw:text-style-name="P7" draw:layer="layout" svg:x1="14.456cm" svg:y1="18.393cm" svg:x2="14.012cm" svg:y2="18.393cm">
                <text:p/>
              </draw:line>
              <draw:path draw:style-name="gr8" draw:text-style-name="P7" draw:layer="layout" svg:width="0.498cm" svg:height="0.367cm" draw:transform="skewX (-0.00925024503556997) rotate (-3.01313642064301) translate (14.5062549310615cm 18.7578822232244cm)" svg:viewBox="0 0 499 368" svg:d="M499 0c-429 1-499 368-499 368">
                <text:p/>
              </draw:path>
            </draw:g>
            <draw:line draw:style-name="gr9" draw:text-style-name="P7" draw:layer="layout" svg:x1="46.13cm" svg:y1="33.502cm" svg:x2="10.431cm" svg:y2="33.498cm">
              <text:p/>
            </draw:line>
            <draw:polygon draw:style-name="gr141" draw:text-style-name="P7" draw:layer="layout" svg:width="1.725cm" svg:height="5.155cm" svg:x="10.45cm" svg:y="8.045cm" svg:viewBox="0 0 1726 5156" draw:points="0,5156 0,0 1726,1711 1726,5156">
              <text:p/>
            </draw:polygon>
            <draw:polygon draw:style-name="gr141" draw:text-style-name="P7" draw:layer="layout" svg:width="4.97cm" svg:height="2.97cm" svg:x="25.651cm" svg:y="9.755cm" svg:viewBox="0 0 4971 2971" draw:points="4971,0 0,0 0,2971 3922,2971 3919,695 4849,196 4910,169 4971,145">
              <text:p/>
            </draw:polygon>
            <draw:polygon draw:style-name="gr141" draw:text-style-name="P7" draw:layer="layout" svg:width="10.169cm" svg:height="1.714cm" svg:x="10.45cm" svg:y="8.041cm" svg:viewBox="0 0 10170 1715" draw:points="0,0 10170,0 10170,1715 1721,1715">
              <text:p/>
            </draw:polygon>
            <draw:custom-shape draw:style-name="gr142" draw:text-style-name="P7" draw:layer="layout" svg:width="9.25cm" svg:height="1.715cm" svg:x="20.62cm" svg:y="8.041cm">
              <text:p/>
              <draw:enhanced-geometry svg:viewBox="0 0 21600 21600" draw:type="rectangle" draw:enhanced-path="M 0 0 L 21600 0 21600 21600 0 21600 0 0 Z N"/>
            </draw:custom-shape>
            <draw:polygon draw:style-name="gr141" draw:text-style-name="P7" draw:layer="layout" svg:width="12.198cm" svg:height="1.699cm" svg:x="10.421cm" svg:y="31.8cm" svg:viewBox="0 0 12199 1700" draw:points="12199,1700 0,1700 1799,0 4799,0 4799,300 5699,300 5699,0 12199,0">
              <text:p/>
            </draw:polygon>
            <draw:polygon draw:style-name="gr141" draw:text-style-name="P7" draw:layer="layout" svg:width="11.754cm" svg:height="1.699cm" svg:x="22.615cm" svg:y="31.8cm" svg:viewBox="0 0 11755 1700" draw:points="11755,0 11755,1700 0,1700 5,0 1721,0 1720,600 4436,600 4436,0">
              <text:p/>
            </draw:polygon>
            <draw:polygon draw:style-name="gr141" draw:text-style-name="P7" draw:layer="layout" svg:width="10.091cm" svg:height="1.727cm" svg:x="29.87cm" svg:y="8.041cm" svg:viewBox="0 0 10092 1728" draw:points="0,0 8374,9 10092,1728 0,1715">
              <text:p/>
            </draw:polygon>
            <draw:polygon draw:style-name="gr141" draw:text-style-name="P7" draw:layer="layout" svg:width="10.754cm" svg:height="3.069cm" svg:x="38.244cm" svg:y="6.699cm" svg:viewBox="0 0 10755 3070" draw:points="1717,3070 0,1351 0,0 10755,2 8840,1711 1717,1717">
              <text:p/>
            </draw:polygon>
            <draw:polygon draw:style-name="gr141" draw:text-style-name="P7" draw:layer="layout" svg:width="2.578cm" svg:height="8.148cm" svg:x="46.42cm" svg:y="6.701cm" svg:viewBox="0 0 2579 8149" draw:points="664,1716 0,7949 1710,8149 2579,0">
              <text:p/>
            </draw:polygon>
            <draw:polygon draw:style-name="gr141" draw:text-style-name="P7" draw:layer="layout" svg:width="6.109cm" svg:height="4.849cm" svg:x="42.02cm" svg:y="14.65cm" svg:viewBox="0 0 6110 4850" draw:points="5750,1550 6110,200 4400,0 4100,950 3950,1250 3500,1750 3100,2050 750,3550 200,4100 0,4450 1800,4850 4922,2750">
              <text:p/>
            </draw:polygon>
            <draw:polygon draw:style-name="gr141" draw:text-style-name="P7" draw:layer="layout" svg:width="1.799cm" svg:height="6.599cm" svg:x="42.02cm" svg:y="19.1cm" svg:viewBox="0 0 1800 6600" draw:points="1150,1350 1150,5100 1650,5200 0,6600 0,0 1800,400 1400,650 1200,1000">
              <text:p/>
            </draw:polygon>
            <draw:custom-shape draw:style-name="gr143" draw:text-style-name="P7" draw:layer="layout" svg:width="5.14cm" svg:height="4.768cm" svg:x="25.413cm" svg:y="25.1cm">
              <text:p/>
              <draw:enhanced-geometry svg:viewBox="0 0 21600 21600" draw:type="rectangle" draw:enhanced-path="M 0 0 L 21600 0 21600 21600 0 21600 0 0 Z N"/>
            </draw:custom-shape>
            <draw:polygon draw:style-name="gr141" draw:text-style-name="P7" draw:layer="layout" svg:width="11.749cm" svg:height="1.699cm" svg:x="34.37cm" svg:y="31.8cm" svg:viewBox="0 0 11750 1700" draw:points="11750,1700 0,1700 0,0 10200,0">
              <text:p/>
            </draw:polygon>
            <draw:custom-shape draw:style-name="gr144" draw:text-style-name="P7" draw:layer="layout" svg:width="9.017cm" svg:height="1.544cm" svg:x="30.553cm" svg:y="23.75cm">
              <text:p/>
              <draw:enhanced-geometry svg:viewBox="0 0 21600 21600" draw:type="rectangle" draw:enhanced-path="M 0 0 L 21600 0 21600 21600 0 21600 0 0 Z N"/>
            </draw:custom-shape>
            <draw:custom-shape draw:style-name="gr145" draw:text-style-name="P7" draw:layer="layout" svg:width="5.931cm" svg:height="3.483cm" svg:x="19.72cm" svg:y="9.755cm">
              <text:p/>
              <draw:enhanced-geometry svg:viewBox="0 0 21600 21600" draw:type="rectangle" draw:enhanced-path="M 0 0 L 21600 0 21600 21600 0 21600 0 0 Z N"/>
            </draw:custom-shape>
            <draw:custom-shape draw:style-name="gr146" draw:text-style-name="P7" draw:layer="layout" svg:width="1.838cm" svg:height="4.375cm" svg:x="12.171cm" svg:y="13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7" draw:layer="layout" svg:width="1.185cm" svg:height="0.882cm" svg:x="24.335cm" svg:y="30.643cm">
              <text:p/>
              <draw:enhanced-geometry svg:viewBox="0 0 21600 21600" draw:type="rectangle" draw:enhanced-path="M 0 0 L 21600 0 21600 21600 0 21600 0 0 Z N"/>
            </draw:custom-shape>
            <draw:custom-shape draw:style-name="gr148" draw:text-style-name="P7" draw:layer="layout" svg:width="1.185cm" svg:height="0.875cm" svg:x="24.335cm" svg:y="31.525cm">
              <text:p/>
              <draw:enhanced-geometry svg:viewBox="0 0 21600 21600" draw:type="rectangle" draw:enhanced-path="M 0 0 L 21600 0 21600 21600 0 21600 0 0 Z N"/>
            </draw:custom-shape>
            <draw:custom-shape draw:style-name="gr149" draw:text-style-name="P7" draw:layer="layout" svg:width="1.535cm" svg:height="1.757cm" svg:x="25.516cm" svg:y="30.643cm">
              <text:p/>
              <draw:enhanced-geometry svg:viewBox="0 0 21600 21600" draw:type="rectangle" draw:enhanced-path="M 0 0 L 21600 0 21600 21600 0 21600 0 0 Z N"/>
            </draw:custom-shape>
            <draw:custom-shape draw:style-name="gr150" draw:text-style-name="P7" draw:layer="layout" svg:width="7.549cm" svg:height="3.482cm" svg:x="12.171cm" svg:y="9.756cm">
              <text:p/>
              <draw:enhanced-geometry svg:viewBox="0 0 21600 21600" draw:type="rectangle" draw:enhanced-path="M 0 0 L 21600 0 21600 21600 0 21600 0 0 Z N"/>
            </draw:custom-shape>
            <draw:custom-shape draw:style-name="gr151" draw:text-style-name="P7" draw:layer="layout" svg:width="1.721cm" svg:height="4.149cm" svg:x="10.45cm" svg:y="13.201cm">
              <text:p/>
              <draw:enhanced-geometry svg:viewBox="0 0 21600 21600" draw:type="rectangle" draw:enhanced-path="M 0 0 L 21600 0 21600 21600 0 21600 0 0 Z N"/>
            </draw:custom-shape>
            <draw:polygon draw:style-name="gr152" draw:text-style-name="P7" draw:layer="layout" svg:width="1.798cm" svg:height="7.349cm" svg:x="10.421cm" svg:y="26.15cm" svg:viewBox="0 0 1799 7350" draw:points="0,7350 1799,5650 1799,0 0,0">
              <text:p/>
            </draw:polygon>
            <draw:polygon draw:style-name="gr152" draw:text-style-name="P7" draw:layer="layout" svg:width="1.798cm" svg:height="8.799cm" svg:x="10.421cm" svg:y="17.35cm" svg:viewBox="0 0 1799 8800" draw:points="0,8800 1799,8800 1748,0 30,0">
              <text:p/>
            </draw:polygon>
            <draw:polygon draw:style-name="gr153" draw:text-style-name="P7" draw:layer="layout" svg:width="9.163cm" svg:height="8.199cm" svg:x="12.205cm" svg:y="23.6cm" svg:viewBox="0 0 9164 8200" draw:points="6215,0 0,0 15,8200 3015,8200 3015,7050 3915,7050 3915,8200 8240,8200 8240,3928 9164,2875">
              <text:p/>
            </draw:polygon>
            <draw:polygon draw:style-name="gr153" draw:text-style-name="P7" draw:layer="layout" svg:width="6.248cm" svg:height="5.986cm" svg:x="12.171cm" svg:y="17.613cm" svg:viewBox="0 0 6249 5987" draw:points="6249,3987 6249,5987 34,5987 0,0 6248,17 6248,635 1849,637 1849,3987">
              <text:p/>
            </draw:polygon>
            <draw:polygon draw:style-name="gr153" draw:text-style-name="P7" draw:layer="layout" svg:width="1.899cm" svg:height="1.799cm" svg:x="19.62cm" svg:y="19.6cm" svg:viewBox="0 0 1900 1800" draw:points="0,0 1717,0 1717,1251 1900,1800 0,1800">
              <text:p/>
            </draw:polygon>
            <draw:polygon draw:style-name="gr153" draw:text-style-name="P7" draw:layer="layout" svg:width="6.249cm" svg:height="8.86cm" svg:x="18.42cm" svg:y="17.614cm" svg:viewBox="0 0 6250 8861" draw:points="3100,3786 1200,3786 1200,0 0,8 0,5986 2949,8861 4207,7473 6250,7486 6250,5843 3600,4318">
              <text:p/>
            </draw:polygon>
            <draw:polygon draw:style-name="gr153" draw:text-style-name="P7" draw:layer="layout" svg:width="10.874cm" svg:height="1.93cm" svg:x="20.445cm" svg:y="29.869cm" svg:viewBox="0 0 10875 1931" draw:points="0,1 0,1931 3890,1931 3890,774 6606,774 6607,1931 10875,1931 10875,0">
              <text:p/>
            </draw:polygon>
            <draw:polygon draw:style-name="gr153" draw:text-style-name="P7" draw:layer="layout" svg:width="13.476cm" svg:height="2.149cm" svg:x="31.32cm" svg:y="29.65cm" svg:viewBox="0 0 13477 2150" draw:points="0,219 0,2150 13250,2150 13477,0 10040,0 10040,218">
              <text:p/>
            </draw:polygon>
            <draw:polygon draw:style-name="gr153" draw:text-style-name="P7" draw:layer="layout" svg:width="3.809cm" svg:height="4.355cm" svg:x="41.36cm" svg:y="25.294cm" svg:viewBox="0 0 3810 4356" draw:points="0,4356 0,0 660,1 660,406 3810,956 3410,4356">
              <text:p/>
            </draw:polygon>
            <draw:polygon draw:style-name="gr153" draw:text-style-name="P7" draw:layer="layout" svg:width="5.882cm" svg:height="1.642cm" svg:x="24.67cm" svg:y="23.457cm" svg:viewBox="0 0 5883 1643" draw:points="0,0 0,1643 5883,1643 5883,143 450,143 200,93">
              <text:p/>
            </draw:polygon>
            <draw:polygon draw:style-name="gr153" draw:text-style-name="P7" draw:layer="layout" svg:width="1.949cm" svg:height="4.049cm" svg:x="44.57cm" svg:y="29.45cm" svg:viewBox="0 0 1950 4050" draw:points="250,0 0,2350 1550,4050 1950,0">
              <text:p/>
            </draw:polygon>
            <draw:polygon draw:style-name="gr153" draw:text-style-name="P7" draw:layer="layout" svg:width="2.122cm" svg:height="3.649cm" svg:x="44.82cm" svg:y="25.8cm" svg:viewBox="0 0 2123 3650" draw:points="350,450 0,3650 1700,3650 2123,0">
              <text:p/>
            </draw:polygon>
            <draw:polygon draw:style-name="gr153" draw:text-style-name="P7" draw:layer="layout" svg:width="4.921cm" svg:height="1.949cm" svg:x="42.02cm" svg:y="24.3cm" svg:viewBox="0 0 4922 1950" draw:points="0,1400 3150,1950 4922,1495 4850,1001 4600,650 4150,400 1650,0">
              <text:p/>
            </draw:polygon>
            <draw:polygon draw:style-name="gr153" draw:text-style-name="P7" draw:layer="layout" svg:width="7.121cm" svg:height="9.783cm" svg:x="39.962cm" svg:y="8.416cm" svg:viewBox="0 0 7122 9784" draw:points="7122,1 0,0 1,3534 259,3534 259,7584 2808,7584 2808,9784 5158,8284 5558,7984 6008,7484 6158,7184 6458,6234">
              <text:p/>
            </draw:polygon>
            <draw:polygon draw:style-name="gr153" draw:text-style-name="P7" draw:layer="layout" svg:width="3.198cm" svg:height="9.694cm" svg:x="39.571cm" svg:y="15.6cm" svg:viewBox="0 0 3199 9695" draw:points="2449,3500 2449,9695 0,9694 0,4000 399,4000 399,0 650,0 650,400 1449,400 1449,1950 3199,1950 3199,2600 3099,2700 2649,3150">
              <text:p/>
            </draw:polygon>
            <draw:custom-shape draw:style-name="gr154" draw:text-style-name="P7" draw:layer="layout" svg:width="1.75cm" svg:height="1.55cm" svg:x="41.02cm" svg:y="16cm">
              <text:p/>
              <draw:enhanced-geometry svg:viewBox="0 0 21600 21600" draw:type="rectangle" draw:enhanced-path="M 0 0 L 21600 0 21600 21600 0 21600 0 0 Z N"/>
            </draw:custom-shape>
            <draw:polygon draw:style-name="gr153" draw:text-style-name="P7" draw:layer="layout" svg:width="9.049cm" svg:height="3.999cm" svg:x="30.92cm" svg:y="15.6cm" svg:viewBox="0 0 9050 4000" draw:points="0,2000 0,4000 9050,4000 9050,1 4450,0 4459,2002">
              <text:p/>
            </draw:polygon>
            <draw:custom-shape draw:style-name="gr155" draw:text-style-name="P7" draw:layer="layout" svg:width="11.3cm" svg:height="2cm" svg:x="19.62cm" svg:y="17.6cm">
              <text:p/>
              <draw:enhanced-geometry svg:viewBox="0 0 21600 21600" draw:type="rectangle" draw:enhanced-path="M 0 0 L 21600 0 21600 21600 0 21600 0 0 Z N"/>
            </draw:custom-shape>
            <draw:polygon draw:style-name="gr153" draw:text-style-name="P7" draw:layer="layout" svg:width="9.349cm" svg:height="5.844cm" svg:x="30.62cm" svg:y="9.755cm" svg:viewBox="0 0 9350 5845" draw:points="0,0 3,145 200,195 655,702 661,5845 5550,5845 7273,2446 8910,2445 8911,2195 9343,2195 9350,14">
              <text:p/>
            </draw:polygon>
            <draw:polygon draw:style-name="gr153" draw:text-style-name="P7" draw:layer="layout" svg:width="6.311cm" svg:height="2.001cm" svg:x="29.071cm" svg:y="15.6cm" svg:viewBox="0 0 6312 2002" draw:points="0,1 6299,0 6312,2002 127,2002 511,1318">
              <text:p/>
            </draw:polygon>
            <draw:polygon draw:style-name="gr141" draw:text-style-name="P7" draw:layer="layout" svg:width="5.629cm" svg:height="2.878cm" svg:x="25.651cm" svg:y="12.722cm" svg:viewBox="0 0 5630 2879" draw:points="3420,2879 5630,2878 5630,506 3922,503 3922,4 0,0 0,2544 1304,2544 1288,479 2428,473">
              <text:p/>
            </draw:polygon>
            <draw:custom-shape draw:style-name="gr69" draw:text-style-name="P11" draw:layer="layout" svg:width="1.434cm" svg:height="0.23cm" svg:x="14.938cm" svg:y="11.3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12.814cm" svg:y="11.3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17.434cm" svg:y="10.9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17.434cm" svg:y="11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19.952cm" svg:y="11.3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6" draw:text-style-name="P12" draw:layer="layout" svg:width="1.227cm" svg:height="0.23cm" svg:x="12.834cm" svg:y="9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6" draw:text-style-name="P12" draw:layer="layout" svg:width="1.227cm" svg:height="0.23cm" svg:x="15.69cm" svg:y="9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6" draw:text-style-name="P12" draw:layer="layout" svg:width="1.227cm" svg:height="0.23cm" svg:x="18.532cm" svg:y="9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8" draw:layer="layout" svg:width="0.862cm" svg:height="0.23cm" draw:transform="rotate (1.5707963267949) translate (12.18cm 10.7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8" draw:layer="layout" svg:width="0.862cm" svg:height="0.23cm" draw:transform="rotate (1.5707963267949) translate (12.18cm 12.2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13" draw:layer="layout" svg:width="0.862cm" svg:height="0.23cm" svg:x="14.625cm" svg:y="15.1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draw:transform="rotate (1.5707963267949) translate (13.518cm 16.0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8" draw:layer="layout" svg:width="0.862cm" svg:height="0.23cm" draw:transform="rotate (1.5707963267949) translate (17.179cm 19.5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8" draw:layer="layout" svg:width="0.862cm" svg:height="0.23cm" draw:transform="rotate (1.5707963267949) translate (14.872cm 19.5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8" draw:layer="layout" svg:width="0.862cm" svg:height="0.23cm" draw:transform="rotate (1.5707963267949) translate (17.179cm 21.1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8" draw:layer="layout" svg:width="0.862cm" svg:height="0.23cm" draw:transform="rotate (1.5707963267949) translate (14.871cm 21.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9" draw:layer="layout" svg:width="0.862cm" svg:height="0.23cm" svg:x="19.645cm" svg:y="18.2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9" draw:layer="layout" svg:width="0.862cm" svg:height="0.23cm" svg:x="21.375cm" svg:y="18.2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draw:transform="rotate (1.5707963267949) translate (19.21cm 20.9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svg:x="29.911cm" svg:y="12.2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32.774cm" svg:y="14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32.774cm" svg:y="12.8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32.774cm" svg:y="11.3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27.781cm" svg:y="11.3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32.069cm" svg:y="9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37.075cm" svg:y="9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35.65cm" svg:y="12.8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35.65cm" svg:y="11.3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9" draw:layer="layout" svg:width="0.862cm" svg:height="0.23cm" draw:transform="rotate (1.5707963267949) translate (38.977cm 13.4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svg:x="29.911cm" svg:y="14.0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1" draw:layer="layout" svg:width="1.434cm" svg:height="0.23cm" svg:x="32.774cm" svg:y="15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svg:x="32.048cm" svg:y="17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svg:x="34.925cm" svg:y="18.0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svg:x="37.748cm" svg:y="18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11" draw:layer="layout" svg:width="1.218cm" svg:height="0.23cm" svg:x="43.087cm" svg:y="8.3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11" draw:layer="layout" svg:width="1.218cm" svg:height="0.23cm" svg:x="40.427cm" svg:y="8.3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12" draw:layer="layout" svg:width="0.952cm" svg:height="0.23cm" draw:transform="rotate (1.49138384582915) translate (46.621cm 10.5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12" draw:layer="layout" svg:width="0.952cm" svg:height="0.23cm" draw:transform="rotate (1.49138384582915) translate (46.404cm 12.2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1" draw:text-style-name="P11" draw:layer="layout" svg:width="0.862cm" svg:height="0.23cm" svg:x="41.327cm" svg:y="16.7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svg:x="37.13cm" svg:y="16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16" draw:layer="layout" svg:width="0.862cm" svg:height="0.23cm" svg:x="31.924cm" svg:y="16.6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16" draw:layer="layout" svg:width="0.862cm" svg:height="0.23cm" svg:x="33.511cm" svg:y="16.6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9" draw:layer="layout" svg:width="0.862cm" svg:height="0.23cm" svg:x="27.657cm" svg:y="18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9" draw:layer="layout" svg:width="0.862cm" svg:height="0.23cm" svg:x="29.474cm" svg:y="18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3" draw:text-style-name="P12" draw:layer="layout" svg:width="0.862cm" svg:height="0.23cm" svg:x="27.94cm" svg:y="16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10" draw:layer="layout" svg:width="0.862cm" svg:height="0.23cm" svg:x="26.054cm" svg:y="16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cm" svg:x="23.29cm" svg:y="18.2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cm" svg:x="25.488cm" svg:y="18.2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5" draw:text-style-name="P12" draw:layer="layout" svg:width="0.76cm" svg:height="0.23cm" svg:x="39.913cm" svg:y="19.55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5" draw:text-style-name="P12" draw:layer="layout" svg:width="0.76cm" svg:height="0.23cm" svg:x="39.913cm" svg:y="21.8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5" draw:text-style-name="P12" draw:layer="layout" svg:width="0.76cm" svg:height="0.23cm" svg:x="39.913cm" svg:y="23.9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69" draw:text-style-name="P11" draw:layer="layout" svg:width="1.434cm" svg:height="0.23cm" svg:x="42.403cm" svg:y="26.5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11" draw:layer="layout" svg:width="1.372cm" svg:height="0.23cm" svg:x="42.797cm" svg:y="29.0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7" draw:text-style-name="P13" draw:layer="layout" svg:width="1.372cm" svg:height="0.23cm" svg:x="42.797cm" svg:y="30.2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8" draw:text-style-name="P10" draw:layer="layout" svg:width="1.372cm" svg:height="0.23cm" svg:x="42.669cm" svg:y="31.3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3" draw:layer="layout" svg:width="1.392cm" svg:height="0.23cm" svg:x="39.921cm" svg:y="30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3" draw:layer="layout" svg:width="1.392cm" svg:height="0.23cm" svg:x="37.703cm" svg:y="30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0" draw:layer="layout" svg:width="1.392cm" svg:height="0.23cm" svg:x="34.786cm" svg:y="31.5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3" draw:layer="layout" svg:width="1.392cm" svg:height="0.23cm" svg:x="34.786cm" svg:y="30.9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3" draw:layer="layout" svg:width="1.392cm" svg:height="0.23cm" svg:x="32.072cm" svg:y="30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1" draw:text-style-name="P8" draw:layer="layout" svg:width="1.174cm" svg:height="0.23cm" svg:x="28.524cm" svg:y="31.5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1" draw:text-style-name="P8" draw:layer="layout" svg:width="1.174cm" svg:height="0.23cm" svg:x="26.109cm" svg:y="31.5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11" draw:layer="layout" svg:width="1.392cm" svg:height="0.23cm" svg:x="28.51cm" svg:y="30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11" draw:layer="layout" svg:width="1.392cm" svg:height="0.23cm" svg:x="26.848cm" svg:y="30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3" draw:text-style-name="P12" draw:layer="layout" svg:width="1.392cm" svg:height="0.23cm" svg:x="26.747cm" svg:y="28.9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3" draw:text-style-name="P12" draw:layer="layout" svg:width="1.392cm" svg:height="0.23cm" svg:x="26.747cm" svg:y="28.0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3" draw:text-style-name="P12" draw:layer="layout" svg:width="1.392cm" svg:height="0.23cm" svg:x="26.747cm" svg:y="27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3" draw:text-style-name="P12" draw:layer="layout" svg:width="1.392cm" svg:height="0.23cm" svg:x="26.747cm" svg:y="26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3" draw:text-style-name="P12" draw:layer="layout" svg:width="1.392cm" svg:height="0.23cm" svg:x="26.747cm" svg:y="2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4" draw:text-style-name="P10" draw:layer="layout" svg:width="1.166cm" svg:height="0.23cm" svg:x="23.512cm" svg:y="26.1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5" draw:text-style-name="P12" draw:layer="layout" svg:width="1.174cm" svg:height="0.23cm" draw:transform="rotate (1.5707963267949) translate (24.376cm 32.2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5" draw:text-style-name="P12" draw:layer="layout" svg:width="1.174cm" svg:height="0.23cm" svg:x="20.665cm" svg:y="31.5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9" draw:layer="layout" svg:width="0.862cm" svg:height="0.23cm" svg:x="39.902cm" svg:y="2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9" draw:layer="layout" svg:width="0.862cm" svg:height="0.23cm" svg:x="39.902cm" svg:y="2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8" draw:layer="layout" svg:width="0.862cm" svg:height="0.23cm" draw:transform="rotate (1.47166162528162) translate (44.641cm 27.3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3" draw:text-style-name="P12" draw:layer="layout" svg:width="0.862cm" svg:height="0.23cm" draw:transform="rotate (1.47166162528162) translate (44.289cm 31.73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11" draw:layer="layout" svg:width="1.392cm" svg:height="0.23cm" svg:x="12.838cm" svg:y="30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3" draw:text-style-name="P12" draw:layer="layout" svg:width="0.862cm" svg:height="0.23cm" svg:x="12.831cm" svg:y="31.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0" draw:layer="layout" svg:width="1.392cm" svg:height="0.23cm" svg:x="15.681cm" svg:y="30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6" draw:text-style-name="P9" draw:layer="layout" svg:width="1.392cm" svg:height="0.23cm" svg:x="18.568cm" svg:y="30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13" draw:layer="layout" svg:width="0.862cm" svg:height="0.23cm" svg:x="20.784cm" svg:y="28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13" draw:layer="layout" svg:width="0.862cm" svg:height="0.23cm" svg:x="22.484cm" svg:y="28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13" draw:layer="layout" svg:width="0.862cm" svg:height="0.23cm" svg:x="24.193cm" svg:y="28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13" draw:layer="layout" svg:width="0.862cm" svg:height="0.23cm" svg:x="21.962cm" svg:y="2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11" draw:layer="layout" svg:width="1.392cm" svg:height="0.23cm" svg:x="12.838cm" svg:y="28.8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0" draw:layer="layout" svg:width="1.392cm" svg:height="0.23cm" svg:x="15.681cm" svg:y="28.8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6" draw:text-style-name="P9" draw:layer="layout" svg:width="1.392cm" svg:height="0.23cm" svg:x="18.568cm" svg:y="28.8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0" draw:layer="layout" svg:width="1.392cm" svg:height="0.23cm" svg:x="15.681cm" svg:y="27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11" draw:layer="layout" svg:width="1.392cm" svg:height="0.23cm" svg:x="12.838cm" svg:y="2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0" draw:layer="layout" svg:width="1.392cm" svg:height="0.23cm" svg:x="15.681cm" svg:y="2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6" draw:text-style-name="P9" draw:layer="layout" svg:width="1.392cm" svg:height="0.23cm" svg:x="18.568cm" svg:y="2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0" draw:layer="layout" svg:width="1.392cm" svg:height="0.23cm" svg:x="15.681cm" svg:y="24.9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11" draw:layer="layout" svg:width="1.392cm" svg:height="0.23cm" svg:x="21.9cm" svg:y="23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11" draw:layer="layout" svg:width="1.392cm" svg:height="0.23cm" svg:x="12.83cm" svg:y="24.7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7" draw:text-style-name="P8" draw:layer="layout" svg:width="1.392cm" svg:height="0.23cm" draw:transform="rotate (1.5707963267949) translate (12.215cm 26.7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7" draw:text-style-name="P8" draw:layer="layout" svg:width="1.392cm" svg:height="0.23cm" draw:transform="rotate (1.5707963267949) translate (12.215cm 30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3" draw:layer="layout" svg:width="1.392cm" svg:height="0.23cm" svg:x="12.816cm" svg:y="22.5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3" draw:layer="layout" svg:width="1.392cm" svg:height="0.23cm" svg:x="16.399cm" svg:y="22.5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11" draw:layer="layout" svg:width="1.392cm" svg:height="0.23cm" svg:x="18.531cm" svg:y="22.5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10" draw:layer="layout" svg:width="0.862cm" svg:height="0.23cm" svg:x="20.009cm" svg:y="20.5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9" draw:layer="layout" svg:width="0.862cm" svg:height="0.23cm" draw:transform="rotate (1.5707963267949) translate (12.18cm 15.0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9" draw:layer="layout" svg:width="0.862cm" svg:height="0.23cm" draw:transform="rotate (1.5707963267949) translate (12.18cm 16.5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22.184cm" svg:y="11.3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draw:transform="rotate (1.5707963267949) translate (24.77cm 12.2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cm" svg:x="21.679cm" svg:y="9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cm" svg:x="25.268cm" svg:y="9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434cm" svg:height="0.23cm" svg:x="27.053cm" svg:y="9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25.929cm" svg:y="11.3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0" draw:layer="layout" svg:width="1.434cm" svg:height="0.23cm" svg:x="37.966cm" svg:y="10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2" draw:layer="layout" svg:width="1.434cm" svg:height="0.23cm" svg:x="37.792cm" svg:y="14.7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11" draw:layer="layout" svg:width="1.218cm" svg:height="0.23cm" svg:x="45.517cm" svg:y="8.3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40.844cm" svg:y="10.0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40.844cm" svg:y="11.2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44.316cm" svg:y="10.0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3" draw:layer="layout" svg:width="1.434cm" svg:height="0.23cm" svg:x="44.316cm" svg:y="11.2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svg:x="40.844cm" svg:y="12.7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svg:x="44.316cm" svg:y="12.7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cm" svg:x="44.316cm" svg:y="13.9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10" draw:layer="layout" svg:width="0.862cm" svg:height="0.23cm" draw:transform="rotate (0.516268392739923) translate (44.522cm 16.6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10" draw:layer="layout" svg:width="0.862cm" svg:height="0.23cm" draw:transform="rotate (0.516268392739923) translate (43.463cm 17.3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8" draw:text-style-name="P10" draw:layer="layout" svg:width="1.174cm" svg:height="0.23cm" svg:x="21.889cm" svg:y="30.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3" draw:text-style-name="P12" draw:layer="layout" svg:width="0.862cm" svg:height="0.23cm" draw:transform="rotate (1.5707963267949) translate (12.18cm 22.3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3" draw:text-style-name="P12" draw:layer="layout" svg:width="0.862cm" svg:height="0.23cm" draw:transform="rotate (1.5707963267949) translate (12.18cm 23.7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3" draw:text-style-name="P12" draw:layer="layout" svg:width="0.862cm" svg:height="0.23cm" draw:transform="rotate (1.5707963267949) translate (12.18cm 20.8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1" draw:text-style-name="P1" draw:layer="layout" svg:width="16.899cm" svg:height="9.949cm" svg:x="17.47cm" svg:y="23.6cm" svg:viewBox="0 0 16900 9950" draw:points="0,300 3400,3400 2850,4050 2850,8197 5050,8200 5050,9950 16900,9950 16900,8200 13800,8200 13800,6268 13083,6268 13083,0 7950,0 7945,300">
              <text:p/>
            </draw:polygon>
            <draw:polygon draw:style-name="gr2" draw:text-style-name="P2" draw:layer="layout" svg:width="12.099cm" svg:height="9.649cm" svg:x="10.42cm" svg:y="23.9cm" svg:viewBox="0 0 12100 9650" draw:points="12100,9650 2,9650 0,3100 1750,3100 1751,0 7050,0 10450,3100 9900,3750 9900,7897 12100,7897">
              <text:p/>
            </draw:polygon>
            <draw:polygon draw:style-name="gr3" draw:text-style-name="P3" draw:layer="layout" svg:width="19.449cm" svg:height="18.958cm" svg:x="10.42cm" svg:y="8.041cm" svg:viewBox="0 0 19450 18959" draw:points="0,18959 30,4 19450,0 19450,1715 15231,1715 15231,5209 5232,5209 5232,9565 10917,9573 10917,11564 11000,11566 11000,13009 11150,13459 11600,13909 14650,15559 14993,15559 14995,15859 7050,15859 1751,15859 1750,18959">
              <text:p/>
            </draw:polygon>
            <draw:polygon draw:style-name="gr4" draw:text-style-name="P4" draw:layer="layout" svg:width="15.728cm" svg:height="12.907cm" svg:x="33.27cm" svg:y="6.699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    <text:p/>
            </draw:polygon>
            <draw:polygon draw:style-name="gr5" draw:text-style-name="P5" draw:layer="layout" svg:width="18.883cm" svg:height="11.563cm" svg:x="21.337cm" svg:y="8.041cm" svg:viewBox="0 0 18884 11564" draw:points="18625,3909 18625,1714 16907,9 8533,0 8533,1714 4314,1715 4314,9572 0,9572 0,11564 11933,11558 11933,9572 14283,9572 14283,7559 14833,7559 15733,5822 18884,5822 18884,3909">
              <text:p/>
            </draw:polygon>
            <draw:polygon draw:style-name="gr6" draw:text-style-name="P6" draw:layer="layout" svg:width="15.672cm" svg:height="14.999cm" svg:x="31.27cm" svg:y="18.55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    <text:p/>
            </draw:polygon>
            <draw:rect draw:style-name="gr14" draw:text-style-name="P7" draw:layer="layout" svg:width="2.373cm" svg:height="1.7cm" svg:x="13.547cm" svg:y="18.65cm">
              <text:p/>
            </draw:rect>
            <draw:rect draw:style-name="gr14" draw:text-style-name="P7" draw:layer="layout" svg:width="2.373cm" svg:height="1.7cm" svg:x="13.547cm" svg:y="18.65cm">
              <text:p/>
            </draw:rect>
            <draw:rect draw:style-name="gr14" draw:text-style-name="P7" draw:layer="layout" svg:width="2.373cm" svg:height="1.9cm" svg:x="13.547cm" svg:y="22cm">
              <text:p/>
            </draw:rect>
            <draw:line draw:style-name="gr9" draw:text-style-name="P7" draw:layer="layout" svg:x1="10.421cm" svg:y1="26.151cm" svg:x2="10.421cm" svg:y2="33.55cm">
              <text:p/>
            </draw:line>
            <draw:line draw:style-name="gr9" draw:text-style-name="P7" draw:layer="layout" svg:x1="10.421cm" svg:y1="26.151cm" svg:x2="10.451cm" svg:y2="17.6cm">
              <text:p/>
            </draw:line>
            <draw:line draw:style-name="gr9" draw:text-style-name="P7" draw:layer="layout" svg:x1="10.451cm" svg:y1="17.6cm" svg:x2="10.451cm" svg:y2="8.046cm">
              <text:p/>
            </draw:line>
            <draw:line draw:style-name="gr9" draw:text-style-name="P7" draw:layer="layout" svg:x1="10.451cm" svg:y1="8.042cm" svg:x2="20.621cm" svg:y2="8.042cm">
              <text:p/>
            </draw:line>
            <draw:line draw:style-name="gr9" draw:text-style-name="P7" draw:layer="layout" svg:x1="22.52cm" svg:y1="33.55cm" svg:x2="10.42cm" svg:y2="33.55cm">
              <text:p/>
            </draw:line>
            <draw:line draw:style-name="gr9" draw:text-style-name="P7" draw:layer="layout" svg:x1="34.37cm" svg:y1="33.55cm" svg:x2="22.52cm" svg:y2="33.55cm">
              <text:p/>
            </draw:line>
            <draw:line draw:style-name="gr9" draw:text-style-name="P7" draw:layer="layout" svg:x1="20.62cm" svg:y1="8.033cm" svg:x2="38.245cm" svg:y2="8.051cm">
              <text:p/>
            </draw:line>
            <draw:line draw:style-name="gr9" draw:text-style-name="P7" draw:layer="layout" svg:x1="38.245cm" svg:y1="8.051cm" svg:x2="38.245cm" svg:y2="6.7cm">
              <text:p/>
            </draw:line>
            <draw:line draw:style-name="gr9" draw:text-style-name="P7" draw:layer="layout" svg:x1="38.245cm" svg:y1="6.7cm" svg:x2="49cm" svg:y2="6.702cm">
              <text:p/>
            </draw:line>
            <draw:line draw:style-name="gr9" draw:text-style-name="P7" draw:layer="layout" svg:x1="48.13cm" svg:y1="14.85cm" svg:x2="49cm" svg:y2="6.702cm">
              <text:p/>
            </draw:line>
            <draw:line draw:style-name="gr9" draw:text-style-name="P7" draw:layer="layout" svg:x1="46.12cm" svg:y1="33.55cm" svg:x2="46.943cm" svg:y2="25.851cm">
              <text:p/>
            </draw:line>
            <draw:line draw:style-name="gr9" draw:text-style-name="P7" draw:layer="layout" svg:x1="46.12cm" svg:y1="33.55cm" svg:x2="34.37cm" svg:y2="33.55cm">
              <text:p/>
            </draw:line>
            <draw:polyline draw:style-name="gr128" draw:text-style-name="P7" draw:layer="layout" svg:width="10.934cm" svg:height="5.993cm" draw:transform="skewX (-2.84180713136693E-017) rotate (-1.83137398411765) translate (49.7603925583448cm 15.28472815467cm)" svg:viewBox="0 0 10935 5994" draw:points="0,1687 1397,1687 2770,2178 5603,4653 6012,5994 10409,4821 10254,3465 10084,1079 10196,531 10470,200 10935,0">
              <text:p/>
            </draw:polyline>
            <draw:custom-shape draw:style-name="gr179" draw:text-style-name="P17" draw:layer="layout" svg:width="2.373cm" svg:height="1.7cm" svg:x="13.547cm" svg:y="18.65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80" draw:text-style-name="P17" draw:layer="layout" svg:width="2.373cm" svg:height="1.9cm" svg:x="13.547cm" svg:y="22cm">
              <text:p/>
              <draw:enhanced-geometry svg:viewBox="0 0 21600 21600" draw:type="rectangle" draw:enhanced-path="M 0 0 L 21600 0 21600 21600 0 21600 0 0 Z N"/>
            </draw:custom-shape>
            <draw:custom-shape draw:style-name="gr181" draw:text-style-name="P17" draw:layer="layout" svg:width="2.373cm" svg:height="1.65cm" svg:x="13.547cm" svg:y="20.35cm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7" draw:layer="layout" svg:x1="18.415cm" svg:y1="17.61cm" svg:x2="14.008cm" svg:y2="17.61cm">
              <text:p/>
            </draw:line>
            <draw:line draw:style-name="gr9" draw:text-style-name="P7" draw:layer="layout" svg:x1="19.592cm" svg:y1="17.61cm" svg:x2="18.415cm" svg:y2="17.61cm">
              <text:p/>
            </draw:line>
            <draw:line draw:style-name="gr9" draw:text-style-name="P7" draw:layer="layout" svg:x1="19.592cm" svg:y1="17.61cm" svg:x2="29.219cm" svg:y2="17.61cm">
              <text:p/>
            </draw:line>
            <draw:line draw:style-name="gr9" draw:text-style-name="P7" draw:layer="layout" svg:x1="29.58cm" svg:y1="16.914cm" svg:x2="29.07cm" svg:y2="15.597cm">
              <text:p/>
            </draw:line>
            <draw:line draw:style-name="gr9" draw:text-style-name="P7" draw:layer="layout" svg:x1="29.18cm" svg:y1="17.606cm" svg:x2="29.58cm" svg:y2="16.914cm">
              <text:p/>
            </draw:line>
            <draw:line draw:style-name="gr9" draw:text-style-name="P7" draw:layer="layout" svg:x1="31.281cm" svg:y1="13.225cm" svg:x2="29.573cm" svg:y2="13.222cm">
              <text:p/>
            </draw:line>
            <draw:line draw:style-name="gr9" draw:text-style-name="P7" draw:layer="layout" svg:x1="29.573cm" svg:y1="13.222cm" svg:x2="29.573cm" svg:y2="12.723cm">
              <text:p/>
            </draw:line>
            <draw:line draw:style-name="gr9" draw:text-style-name="P7" draw:layer="layout" svg:x1="25.651cm" svg:y1="15.263cm" svg:x2="26.955cm" svg:y2="15.263cm">
              <text:p/>
            </draw:line>
            <draw:line draw:style-name="gr9" draw:text-style-name="P7" draw:layer="layout" svg:x1="26.955cm" svg:y1="15.263cm" svg:x2="26.939cm" svg:y2="13.198cm">
              <text:p/>
            </draw:line>
            <draw:line draw:style-name="gr9" draw:text-style-name="P7" draw:layer="layout" svg:x1="26.939cm" svg:y1="13.198cm" svg:x2="28.079cm" svg:y2="13.192cm">
              <text:p/>
            </draw:line>
            <draw:line draw:style-name="gr9" draw:text-style-name="P7" draw:layer="layout" svg:x1="28.079cm" svg:y1="13.192cm" svg:x2="29.07cm" svg:y2="15.597cm">
              <text:p/>
            </draw:line>
            <draw:line draw:style-name="gr9" draw:text-style-name="P7" draw:layer="layout" svg:x1="29.573cm" svg:y1="12.723cm" svg:x2="29.57cm" svg:y2="10.447cm">
              <text:p/>
            </draw:line>
            <draw:line draw:style-name="gr9" draw:text-style-name="P7" draw:layer="layout" svg:x1="30.469cm" svg:y1="11.635cm" svg:x2="30.469cm" svg:y2="10.452cm">
              <text:p/>
            </draw:line>
            <draw:line draw:style-name="gr9" draw:text-style-name="P7" draw:layer="layout" svg:x1="29.573cm" svg:y1="10.452cm" svg:x2="30.561cm" svg:y2="9.921cm">
              <text:p/>
            </draw:line>
            <draw:line draw:style-name="gr9" draw:text-style-name="P7" draw:layer="layout" svg:x1="30.561cm" svg:y1="9.921cm" svg:x2="30.622cm" svg:y2="9.897cm">
              <text:p/>
            </draw:line>
            <draw:line draw:style-name="gr9" draw:text-style-name="P7" draw:layer="layout" svg:x1="40.223cm" svg:y1="15.597cm" svg:x2="39.822cm" svg:y2="15.597cm">
              <text:p/>
            </draw:line>
            <draw:line draw:style-name="gr9" draw:text-style-name="P7" draw:layer="layout" svg:x1="36.172cm" svg:y1="15.597cm" svg:x2="37.894cm" svg:y2="12.202cm">
              <text:p/>
            </draw:line>
            <draw:line draw:style-name="gr9" draw:text-style-name="P7" draw:layer="layout" svg:x1="37.894cm" svg:y1="12.202cm" svg:x2="39.532cm" svg:y2="12.197cm">
              <text:p/>
            </draw:line>
            <draw:line draw:style-name="gr9" draw:text-style-name="P7" draw:layer="layout" svg:x1="39.532cm" svg:y1="12.197cm" svg:x2="39.532cm" svg:y2="11.947cm">
              <text:p/>
            </draw:line>
            <draw:line draw:style-name="gr9" draw:text-style-name="P7" draw:layer="layout" svg:x1="39.532cm" svg:y1="11.947cm" svg:x2="39.964cm" svg:y2="11.947cm">
              <text:p/>
            </draw:line>
            <draw:line draw:style-name="gr9" draw:text-style-name="P7" draw:layer="layout" svg:x1="30.62cm" svg:y1="9.897cm" svg:x2="30.717cm" svg:y2="9.93cm">
              <text:p/>
            </draw:line>
            <draw:line draw:style-name="gr9" draw:text-style-name="P7" draw:layer="layout" svg:x1="30.717cm" svg:y1="9.93cm" svg:x2="30.791cm" svg:y2="9.977cm">
              <text:p/>
            </draw:line>
            <draw:line draw:style-name="gr9" draw:text-style-name="P7" draw:layer="layout" svg:x1="30.791cm" svg:y1="9.977cm" svg:x2="30.843cm" svg:y2="10.016cm">
              <text:p/>
            </draw:line>
            <draw:line draw:style-name="gr9" draw:text-style-name="P7" draw:layer="layout" svg:x1="30.843cm" svg:y1="10.016cm" svg:x2="30.869cm" svg:y2="10.025cm">
              <text:p/>
            </draw:line>
            <draw:line draw:style-name="gr9" draw:text-style-name="P7" draw:layer="layout" svg:x1="30.869cm" svg:y1="10.025cm" svg:x2="31.275cm" svg:y2="10.453cm">
              <text:p/>
            </draw:line>
            <draw:line draw:style-name="gr9" draw:text-style-name="P7" draw:layer="layout" svg:x1="39.964cm" svg:y1="11.947cm" svg:x2="40.223cm" svg:y2="11.947cm">
              <text:p/>
            </draw:line>
            <draw:line draw:style-name="gr9" draw:text-style-name="P7" draw:layer="layout" svg:x1="36.172cm" svg:y1="15.597cm" svg:x2="39.822cm" svg:y2="15.597cm">
              <text:p/>
            </draw:line>
            <draw:rect draw:style-name="gr10" draw:text-style-name="P7" draw:layer="layout" svg:width="1.643cm" svg:height="1.028cm" svg:x="14.008cm" svg:y="13.235cm">
              <text:p/>
            </draw:rect>
            <draw:rect draw:style-name="gr11" draw:text-style-name="P7" draw:layer="layout" svg:width="1.643cm" svg:height="1.031cm" svg:x="14.008cm" svg:y="16.578cm">
              <text:p/>
            </draw:rect>
            <draw:rect draw:style-name="gr12" draw:text-style-name="P7" draw:layer="layout" svg:width="9.999cm" svg:height="4.375cm" svg:x="15.651cm" svg:y="13.234cm">
              <text:p/>
            </draw:rect>
            <draw:rect draw:style-name="gr13" draw:text-style-name="P7" draw:layer="layout" svg:width="1.624cm" svg:height="2.349cm" svg:x="25.651cm" svg:y="15.26cm">
              <text:p/>
            </draw:rect>
            <draw:line draw:style-name="gr9" draw:text-style-name="P7" draw:layer="layout" svg:x1="28.091cm" svg:y1="13.192cm" svg:x2="26.939cm" svg:y2="13.192cm">
              <text:p/>
            </draw:line>
            <draw:line draw:style-name="gr9" draw:text-style-name="P7" draw:layer="layout" svg:x1="26.939cm" svg:y1="13.192cm" svg:x2="26.955cm" svg:y2="15.261cm">
              <text:p/>
            </draw:line>
            <draw:line draw:style-name="gr9" draw:text-style-name="P7" draw:layer="layout" svg:x1="26.955cm" svg:y1="15.261cm" svg:x2="28.92cm" svg:y2="15.261cm">
              <text:p/>
            </draw:line>
            <draw:line draw:style-name="gr9" draw:text-style-name="P7" draw:layer="layout" svg:x1="28.92cm" svg:y1="15.261cm" svg:x2="28.091cm" svg:y2="13.192cm">
              <text:p/>
            </draw:line>
            <draw:line draw:style-name="gr9" draw:text-style-name="P7" draw:layer="layout" svg:x1="28.92cm" svg:y1="15.261cm" svg:x2="27.276cm" svg:y2="15.261cm">
              <text:p/>
            </draw:line>
            <draw:line draw:style-name="gr9" draw:text-style-name="P7" draw:layer="layout" svg:x1="27.276cm" svg:y1="15.261cm" svg:x2="27.276cm" svg:y2="17.61cm">
              <text:p/>
            </draw:line>
            <draw:line draw:style-name="gr9" draw:text-style-name="P7" draw:layer="layout" svg:x1="27.276cm" svg:y1="17.61cm" svg:x2="29.179cm" svg:y2="17.61cm">
              <text:p/>
            </draw:line>
            <draw:line draw:style-name="gr9" draw:text-style-name="P7" draw:layer="layout" svg:x1="29.179cm" svg:y1="17.61cm" svg:x2="29.581cm" svg:y2="16.914cm">
              <text:p/>
            </draw:line>
            <draw:line draw:style-name="gr9" draw:text-style-name="P7" draw:layer="layout" svg:x1="29.581cm" svg:y1="16.914cm" svg:x2="28.92cm" svg:y2="15.261cm">
              <text:p/>
            </draw:line>
            <draw:line draw:style-name="gr9" draw:text-style-name="P7" draw:layer="layout" svg:x1="36.172cm" svg:y1="15.597cm" svg:x2="40.223cm" svg:y2="15.597cm">
              <text:p/>
            </draw:line>
            <draw:line draw:style-name="gr9" draw:text-style-name="P7" draw:layer="layout" svg:x1="40.223cm" svg:y1="15.597cm" svg:x2="40.223cm" svg:y2="13.86cm">
              <text:p/>
            </draw:line>
            <draw:line draw:style-name="gr9" draw:text-style-name="P7" draw:layer="layout" svg:x1="40.223cm" svg:y1="13.86cm" svg:x2="37.072cm" svg:y2="13.86cm">
              <text:p/>
            </draw:line>
            <draw:line draw:style-name="gr9" draw:text-style-name="P7" draw:layer="layout" svg:x1="37.072cm" svg:y1="13.86cm" svg:x2="40.223cm" svg:y2="13.86cm">
              <text:p/>
            </draw:line>
            <draw:line draw:style-name="gr9" draw:text-style-name="P7" draw:layer="layout" svg:x1="40.223cm" svg:y1="13.86cm" svg:x2="40.223cm" svg:y2="11.947cm">
              <text:p/>
            </draw:line>
            <draw:line draw:style-name="gr9" draw:text-style-name="P7" draw:layer="layout" svg:x1="40.223cm" svg:y1="11.947cm" svg:x2="39.532cm" svg:y2="11.947cm">
              <text:p/>
            </draw:line>
            <draw:line draw:style-name="gr9" draw:text-style-name="P7" draw:layer="layout" svg:x1="39.532cm" svg:y1="11.947cm" svg:x2="39.532cm" svg:y2="12.197cm">
              <text:p/>
            </draw:line>
            <draw:line draw:style-name="gr9" draw:text-style-name="P7" draw:layer="layout" svg:x1="39.532cm" svg:y1="12.197cm" svg:x2="37.894cm" svg:y2="12.202cm">
              <text:p/>
            </draw:line>
            <draw:line draw:style-name="gr9" draw:text-style-name="P7" draw:layer="layout" svg:x1="37.894cm" svg:y1="12.202cm" svg:x2="37.072cm" svg:y2="13.86cm">
              <text:p/>
            </draw:line>
            <draw:line draw:style-name="gr21" draw:text-style-name="P7" draw:layer="layout" svg:x1="23.919cm" svg:y1="16.346cm" svg:x2="23.419cm" svg:y2="16.346cm">
              <text:p/>
            </draw:line>
            <draw:line draw:style-name="gr21" draw:text-style-name="P7" draw:layer="layout" svg:x1="17.369cm" svg:y1="13.234cm" svg:x2="17.369cm" svg:y2="17.61cm">
              <text:p/>
            </draw:line>
            <draw:line draw:style-name="gr21" draw:text-style-name="P7" draw:layer="layout" svg:x1="18.819cm" svg:y1="13.234cm" svg:x2="18.819cm" svg:y2="17.609cm">
              <text:p/>
            </draw:line>
            <draw:line draw:style-name="gr21" draw:text-style-name="P7" draw:layer="layout" svg:x1="18.819cm" svg:y1="15.346cm" svg:x2="18.469cm" svg:y2="15.346cm">
              <text:p/>
            </draw:line>
            <draw:line draw:style-name="gr21" draw:text-style-name="P7" draw:layer="layout" svg:x1="17.719cm" svg:y1="15.346cm" svg:x2="17.369cm" svg:y2="15.346cm">
              <text:p/>
            </draw:line>
            <draw:line draw:style-name="gr21" draw:text-style-name="P7" draw:layer="layout" svg:x1="15.651cm" svg:y1="13.996cm" svg:x2="18.819cm" svg:y2="13.996cm">
              <text:p/>
            </draw:line>
            <draw:line draw:style-name="gr21" draw:text-style-name="P7" draw:layer="layout" svg:x1="25.651cm" svg:y1="13.996cm" svg:x2="23.42cm" svg:y2="13.996cm">
              <text:p/>
            </draw:line>
            <draw:line draw:style-name="gr21" draw:text-style-name="P7" draw:layer="layout" svg:x1="23.919cm" svg:y1="13.234cm" svg:x2="23.919cm" svg:y2="17.609cm">
              <text:p/>
            </draw:line>
            <draw:line draw:style-name="gr21" draw:text-style-name="P7" draw:layer="layout" svg:x1="21.119cm" svg:y1="13.235cm" svg:x2="21.119cm" svg:y2="15.231cm">
              <text:p/>
            </draw:line>
            <draw:polygon draw:style-name="gr22" draw:text-style-name="P7" draw:layer="layout" svg:width="0.899cm" svg:height="1.749cm" draw:transform="rotate (-3.14159265358979) translate (43.519cm 11.596cm)" svg:viewBox="0 0 900 1750" draw:points="0,0 900,0 900,1250 550,1700 450,1750 400,1750 350,1700 0,1250">
              <text:p/>
            </draw:polygon>
            <draw:rect draw:style-name="gr11" draw:text-style-name="P7" draw:layer="layout" svg:width="1.643cm" svg:height="2.315cm" svg:x="14.009cm" svg:y="14.264cm">
              <text:p/>
            </draw:rect>
            <draw:line draw:style-name="gr21" draw:text-style-name="P7" draw:layer="layout" svg:x1="16.469cm" svg:y1="13.234cm" svg:x2="16.469cm" svg:y2="13.996cm">
              <text:p/>
            </draw:line>
            <draw:line draw:style-name="gr9" draw:text-style-name="P7" draw:layer="layout" svg:x1="31.28cm" svg:y1="12.085cm" svg:x2="31.28cm" svg:y2="10.452cm">
              <text:p/>
            </draw:line>
            <draw:line draw:style-name="gr9" draw:text-style-name="P7" draw:layer="layout" svg:x1="31.28cm" svg:y1="13.229cm" svg:x2="31.28cm" svg:y2="12.718cm">
              <text:p/>
            </draw:line>
            <draw:line draw:style-name="gr9" draw:text-style-name="P7" draw:layer="layout" svg:x1="31.281cm" svg:y1="11.635cm" svg:x2="29.573cm" svg:y2="11.632cm">
              <text:p/>
            </draw:line>
            <draw:line draw:style-name="gr9" draw:text-style-name="P7" draw:layer="layout" svg:x1="31.281cm" svg:y1="10.463cm" svg:x2="29.573cm" svg:y2="10.46cm">
              <text:p/>
            </draw:line>
            <draw:line draw:style-name="gr21" draw:text-style-name="P7" draw:layer="layout" svg:x1="42.619cm" svg:y1="10.456cm" svg:x2="43.519cm" svg:y2="10.456cm">
              <text:p/>
            </draw:line>
            <draw:line draw:style-name="gr23" draw:text-style-name="P7" draw:layer="layout" svg:x1="42.619cm" svg:y1="10.456cm" svg:x2="43.519cm" svg:y2="10.456cm">
              <text:p/>
            </draw:line>
            <draw:line draw:style-name="gr9" draw:text-style-name="P7" draw:layer="layout" svg:x1="24.335cm" svg:y1="30.64cm" svg:x2="24.335cm" svg:y2="32.393cm">
              <text:p/>
            </draw:line>
            <draw:line draw:style-name="gr9" draw:text-style-name="P7" draw:layer="layout" svg:x1="27.051cm" svg:y1="30.64cm" svg:x2="27.051cm" svg:y2="32.397cm">
              <text:p/>
            </draw:line>
            <draw:line draw:style-name="gr9" draw:text-style-name="P7" draw:layer="layout" svg:x1="25.519cm" svg:y1="32.396cm" svg:x2="25.519cm" svg:y2="30.64cm">
              <text:p/>
            </draw:line>
            <draw:line draw:style-name="gr9" draw:text-style-name="P7" draw:layer="layout" svg:x1="27.051cm" svg:y1="32.393cm" svg:x2="24.335cm" svg:y2="32.393cm">
              <text:p/>
            </draw:line>
            <draw:line draw:style-name="gr9" draw:text-style-name="P7" draw:layer="layout" svg:x1="25.519cm" svg:y1="31.522cm" svg:x2="24.335cm" svg:y2="31.522cm">
              <text:p/>
            </draw:line>
            <draw:line draw:style-name="gr9" draw:text-style-name="P7" draw:layer="layout" svg:x1="27.051cm" svg:y1="30.64cm" svg:x2="26.619cm" svg:y2="30.64cm">
              <text:p/>
            </draw:line>
            <draw:line draw:style-name="gr9" draw:text-style-name="P7" draw:layer="layout" svg:x1="41.361cm" svg:y1="28.123cm" svg:x2="41.361cm" svg:y2="25.296cm">
              <text:p/>
            </draw:line>
            <draw:rect draw:style-name="gr15" draw:text-style-name="P7" draw:layer="layout" svg:width="8.717cm" svg:height="4.574cm" svg:x="30.555cm" svg:y="25.295cm">
              <text:p/>
            </draw:rect>
            <draw:rect draw:style-name="gr19" draw:text-style-name="P7" draw:layer="layout" svg:width="2.089cm" svg:height="1.745cm" svg:x="39.272cm" svg:y="28.123cm">
              <text:p/>
            </draw:rect>
            <draw:line draw:style-name="gr21" draw:text-style-name="P7" draw:layer="layout" svg:x1="31.022cm" svg:y1="25.4cm" svg:x2="30.672cm" svg:y2="25.4cm">
              <text:p/>
            </draw:line>
            <draw:line draw:style-name="gr21" draw:text-style-name="P7" draw:layer="layout" svg:x1="33.372cm" svg:y1="26.25cm" svg:x2="36.422cm" svg:y2="26.25cm">
              <text:p/>
            </draw:line>
            <draw:line draw:style-name="gr21" draw:text-style-name="P7" draw:layer="layout" svg:x1="31.822cm" svg:y1="27.1cm" svg:x2="38.122cm" svg:y2="27.1cm">
              <text:p/>
            </draw:line>
            <draw:line draw:style-name="gr21" draw:text-style-name="P7" draw:layer="layout" svg:x1="30.672cm" svg:y1="29.869cm" svg:x2="30.672cm" svg:y2="25.4cm">
              <text:p/>
            </draw:line>
            <draw:line draw:style-name="gr21" draw:text-style-name="P7" draw:layer="layout" svg:x1="30.672cm" svg:y1="29.1cm" svg:x2="37.922cm" svg:y2="29.1cm">
              <text:p/>
            </draw:line>
            <draw:line draw:style-name="gr21" draw:text-style-name="P7" draw:layer="layout" svg:x1="35.672cm" svg:y1="29.869cm" svg:x2="35.672cm" svg:y2="27.1cm">
              <text:p/>
            </draw:line>
            <draw:line draw:style-name="gr21" draw:text-style-name="P7" draw:layer="layout" svg:x1="32.222cm" svg:y1="25.4cm" svg:x2="32.222cm" svg:y2="26.4cm">
              <text:p/>
            </draw:line>
            <draw:line draw:style-name="gr21" draw:text-style-name="P7" draw:layer="layout" svg:x1="31.022cm" svg:y1="27.1cm" svg:x2="30.672cm" svg:y2="27.1cm">
              <text:p/>
            </draw:line>
            <draw:line draw:style-name="gr21" draw:text-style-name="P7" draw:layer="layout" svg:x1="39.272cm" svg:y1="25.4cm" svg:x2="38.922cm" svg:y2="25.4cm">
              <text:p/>
            </draw:line>
            <draw:line draw:style-name="gr21" draw:text-style-name="P7" draw:layer="layout" svg:x1="39.272cm" svg:y1="27.1cm" svg:x2="38.922cm" svg:y2="27.1cm">
              <text:p/>
            </draw:line>
            <draw:line draw:style-name="gr21" draw:text-style-name="P7" draw:layer="layout" svg:x1="31.672cm" svg:y1="25.4cm" svg:x2="38.222cm" svg:y2="25.4cm">
              <text:p/>
            </draw:line>
            <draw:line draw:style-name="gr21" draw:text-style-name="P7" draw:layer="layout" svg:x1="37.572cm" svg:y1="25.4cm" svg:x2="37.572cm" svg:y2="26.4cm">
              <text:p/>
            </draw:line>
            <draw:line draw:style-name="gr9" draw:text-style-name="P7" draw:layer="layout" svg:x1="39.273cm" svg:y1="25.295cm" svg:x2="41.362cm" svg:y2="25.295cm">
              <text:p/>
            </draw:line>
            <draw:line draw:style-name="gr9" draw:text-style-name="P7" draw:layer="layout" svg:x1="25.07cm" svg:y1="23.6cm" svg:x2="21.981cm" svg:y2="21.932cm">
              <text:p/>
            </draw:line>
            <draw:line draw:style-name="gr9" draw:text-style-name="P7" draw:layer="layout" svg:x1="21.981cm" svg:y1="21.932cm" svg:x2="21.696cm" svg:y2="21.62cm">
              <text:p/>
            </draw:line>
            <draw:line draw:style-name="gr9" draw:text-style-name="P7" draw:layer="layout" svg:x1="21.696cm" svg:y1="21.62cm" svg:x2="21.453cm" svg:y2="21.232cm">
              <text:p/>
            </draw:line>
            <draw:line draw:style-name="gr9" draw:text-style-name="P7" draw:layer="layout" svg:x1="21.453cm" svg:y1="21.232cm" svg:x2="21.42cm" svg:y2="20.851cm">
              <text:p/>
            </draw:line>
            <draw:line draw:style-name="gr9" draw:text-style-name="P7" draw:layer="layout" svg:x1="21.42cm" svg:y1="20.85cm" svg:x2="21.42cm" svg:y2="19.607cm">
              <text:p/>
            </draw:line>
            <draw:line draw:style-name="gr9" draw:text-style-name="P7" draw:layer="layout" svg:x1="30.936cm" svg:y1="19.606cm" svg:x2="21.42cm" svg:y2="19.606cm">
              <text:p/>
            </draw:line>
            <draw:line draw:style-name="gr9" draw:text-style-name="P7" draw:layer="layout" svg:x1="20.32cm" svg:y1="29.869cm" svg:x2="25.42cm" svg:y2="29.869cm">
              <text:p/>
            </draw:line>
            <draw:line draw:style-name="gr9" draw:text-style-name="P7" draw:layer="layout" svg:x1="39.572cm" svg:y1="19.59cm" svg:x2="39.572cm" svg:y2="23.75cm">
              <text:p/>
            </draw:line>
            <draw:line draw:style-name="gr9" draw:text-style-name="P7" draw:layer="layout" svg:x1="25.07cm" svg:y1="23.6cm" svg:x2="30.553cm" svg:y2="23.6cm">
              <text:p/>
            </draw:line>
            <draw:line draw:style-name="gr9" draw:text-style-name="P7" draw:layer="layout" svg:x1="39.572cm" svg:y1="23.75cm" svg:x2="30.555cm" svg:y2="23.75cm">
              <text:p/>
            </draw:line>
            <draw:line draw:style-name="gr9" draw:text-style-name="P7" draw:layer="layout" svg:x1="39.572cm" svg:y1="19.599cm" svg:x2="30.936cm" svg:y2="19.606cm">
              <text:p/>
            </draw:line>
            <draw:line draw:style-name="gr9" draw:text-style-name="P7" draw:layer="layout" svg:x1="30.553cm" svg:y1="23.6cm" svg:x2="30.555cm" svg:y2="23.75cm">
              <text:p/>
            </draw:line>
            <draw:g>
              <draw:line draw:style-name="gr9" draw:text-style-name="P7" draw:layer="layout" svg:x1="26.015cm" svg:y1="30.64cm" svg:x2="24.335cm" svg:y2="30.64cm">
                <text:p/>
              </draw:line>
              <draw:polygon draw:style-name="gr22" draw:text-style-name="P7" draw:layer="layout" svg:width="0.899cm" svg:height="1.503cm" svg:x="15.219cm" svg:y="30.6cm" svg:viewBox="0 0 900 1504" draw:points="1,0 900,0 900,1504 0,1504">
                <text:p/>
              </draw:polygon>
              <draw:line draw:style-name="gr9" draw:text-style-name="P7" draw:layer="layout" svg:x1="20.32cm" svg:y1="27.65cm" svg:x2="20.32cm" svg:y2="29.869cm">
                <text:p/>
              </draw:line>
              <draw:line draw:style-name="gr9" draw:text-style-name="P7" draw:layer="layout" svg:x1="25.42cm" svg:y1="27.527cm" svg:x2="20.454cm" svg:y2="27.527cm">
                <text:p/>
              </draw:line>
              <draw:line draw:style-name="gr9" draw:text-style-name="P7" draw:layer="layout" svg:x1="23.738cm" svg:y1="27.527cm" svg:x2="23.738cm" svg:y2="29.869cm">
                <text:p/>
              </draw:line>
              <draw:line draw:style-name="gr9" draw:text-style-name="P7" draw:layer="layout" svg:x1="22.976cm" svg:y1="27.527cm" svg:x2="22.976cm" svg:y2="25.19cm">
                <text:p/>
              </draw:line>
              <draw:line draw:style-name="gr9" draw:text-style-name="P7" draw:layer="layout" svg:x1="25.42cm" svg:y1="27.527cm" svg:x2="25.42cm" svg:y2="29.869cm">
                <text:p/>
              </draw:line>
              <draw:line draw:style-name="gr9" draw:text-style-name="P7" draw:layer="layout" svg:x1="20.321cm" svg:y1="27.65cm" svg:x2="22.472cm" svg:y2="25.19cm">
                <text:p/>
              </draw:line>
              <draw:line draw:style-name="gr9" draw:text-style-name="P7" draw:layer="layout" svg:x1="22.059cm" svg:y1="27.527cm" svg:x2="22.059cm" svg:y2="29.869cm">
                <text:p/>
              </draw:line>
              <draw:line draw:style-name="gr9" draw:text-style-name="P7" draw:layer="layout" svg:x1="25.42cm" svg:y1="25.19cm" svg:x2="22.472cm" svg:y2="25.19cm">
                <text:p/>
              </draw:line>
              <draw:line draw:style-name="gr9" draw:text-style-name="P7" draw:layer="layout" svg:x1="25.413cm" svg:y1="27.527cm" svg:x2="25.413cm" svg:y2="25.19cm">
                <text:p/>
              </draw:line>
            </draw:g>
            <draw:line draw:style-name="gr7" draw:text-style-name="P7" draw:layer="layout" svg:x1="31.027cm" svg:y1="27.744cm" svg:x2="31.027cm" svg:y2="25.394cm">
              <text:p/>
            </draw:line>
            <draw:line draw:style-name="gr7" draw:text-style-name="P7" draw:layer="layout" svg:x1="30.677cm" svg:y1="25.844cm" svg:x2="31.027cm" svg:y2="25.844cm">
              <text:p/>
            </draw:line>
            <draw:line draw:style-name="gr7" draw:text-style-name="P7" draw:layer="layout" svg:x1="31.877cm" svg:y1="27.094cm" svg:x2="31.877cm" svg:y2="29.094cm">
              <text:p/>
            </draw:line>
            <draw:line draw:style-name="gr7" draw:text-style-name="P7" draw:layer="layout" svg:x1="30.677cm" svg:y1="27.744cm" svg:x2="31.877cm" svg:y2="27.744cm">
              <text:p/>
            </draw:line>
            <draw:line draw:style-name="gr7" draw:text-style-name="P7" draw:layer="layout" svg:x1="35.127cm" svg:y1="28.294cm" svg:x2="31.877cm" svg:y2="28.294cm">
              <text:p/>
            </draw:line>
            <draw:line draw:style-name="gr7" draw:text-style-name="P7" draw:layer="layout" svg:x1="32.077cm" svg:y1="28.294cm" svg:x2="32.077cm" svg:y2="29.094cm">
              <text:p/>
            </draw:line>
            <draw:line draw:style-name="gr7" draw:text-style-name="P7" draw:layer="layout" svg:x1="32.527cm" svg:y1="28.294cm" svg:x2="32.527cm" svg:y2="29.094cm">
              <text:p/>
            </draw:line>
            <draw:line draw:style-name="gr7" draw:text-style-name="P7" draw:layer="layout" svg:x1="32.977cm" svg:y1="28.294cm" svg:x2="32.977cm" svg:y2="29.094cm">
              <text:p/>
            </draw:line>
            <draw:line draw:style-name="gr7" draw:text-style-name="P7" draw:layer="layout" svg:x1="33.377cm" svg:y1="28.299cm" svg:x2="33.377cm" svg:y2="29.099cm">
              <text:p/>
            </draw:line>
            <draw:line draw:style-name="gr7" draw:text-style-name="P7" draw:layer="layout" svg:x1="33.827cm" svg:y1="28.294cm" svg:x2="33.827cm" svg:y2="29.094cm">
              <text:p/>
            </draw:line>
            <draw:line draw:style-name="gr7" draw:text-style-name="P7" draw:layer="layout" svg:x1="34.277cm" svg:y1="28.299cm" svg:x2="34.277cm" svg:y2="29.099cm">
              <text:p/>
            </draw:line>
            <draw:line draw:style-name="gr7" draw:text-style-name="P7" draw:layer="layout" svg:x1="34.677cm" svg:y1="28.294cm" svg:x2="34.677cm" svg:y2="29.094cm">
              <text:p/>
            </draw:line>
            <draw:line draw:style-name="gr7" draw:text-style-name="P7" draw:layer="layout" svg:x1="35.127cm" svg:y1="27.094cm" svg:x2="35.127cm" svg:y2="29.094cm">
              <text:p/>
            </draw:line>
            <draw:line draw:style-name="gr7" draw:text-style-name="P7" draw:layer="layout" svg:x1="33.327cm" svg:y1="27.644cm" svg:x2="32.477cm" svg:y2="27.644cm">
              <text:p/>
            </draw:line>
            <draw:line draw:style-name="gr7" draw:text-style-name="P7" draw:layer="layout" svg:x1="32.477cm" svg:y1="27.094cm" svg:x2="32.477cm" svg:y2="27.644cm">
              <text:p/>
            </draw:line>
            <draw:line draw:style-name="gr7" draw:text-style-name="P7" draw:layer="layout" svg:x1="33.327cm" svg:y1="27.094cm" svg:x2="33.327cm" svg:y2="27.644cm">
              <text:p/>
            </draw:line>
            <draw:line draw:style-name="gr7" draw:text-style-name="P7" draw:layer="layout" svg:x1="31.677cm" svg:y1="26.144cm" svg:x2="32.227cm" svg:y2="26.144cm">
              <text:p/>
            </draw:line>
            <draw:line draw:style-name="gr7" draw:text-style-name="P7" draw:layer="layout" svg:x1="31.677cm" svg:y1="26.144cm" svg:x2="31.677cm" svg:y2="25.394cm">
              <text:p/>
            </draw:line>
            <draw:line draw:style-name="gr7" draw:text-style-name="P7" draw:layer="layout" svg:x1="36.177cm" svg:y1="27.094cm" svg:x2="36.177cm" svg:y2="29.094cm">
              <text:p/>
            </draw:line>
            <draw:line draw:style-name="gr7" draw:text-style-name="P7" draw:layer="layout" svg:x1="36.177cm" svg:y1="27.794cm" svg:x2="35.127cm" svg:y2="27.794cm">
              <text:p/>
            </draw:line>
            <draw:line draw:style-name="gr7" draw:text-style-name="P7" draw:layer="layout" svg:x1="36.577cm" svg:y1="28.294cm" svg:x2="36.577cm" svg:y2="29.094cm">
              <text:p/>
            </draw:line>
            <draw:line draw:style-name="gr7" draw:text-style-name="P7" draw:layer="layout" svg:x1="37.027cm" svg:y1="28.294cm" svg:x2="37.027cm" svg:y2="29.094cm">
              <text:p/>
            </draw:line>
            <draw:line draw:style-name="gr7" draw:text-style-name="P7" draw:layer="layout" svg:x1="37.927cm" svg:y1="28.294cm" svg:x2="36.177cm" svg:y2="28.294cm">
              <text:p/>
            </draw:line>
            <draw:line draw:style-name="gr7" draw:text-style-name="P7" draw:layer="layout" svg:x1="37.477cm" svg:y1="28.294cm" svg:x2="37.477cm" svg:y2="29.094cm">
              <text:p/>
            </draw:line>
            <draw:line draw:style-name="gr7" draw:text-style-name="P7" draw:layer="layout" svg:x1="37.927cm" svg:y1="28.294cm" svg:x2="37.927cm" svg:y2="29.094cm">
              <text:p/>
            </draw:line>
            <draw:line draw:style-name="gr7" draw:text-style-name="P7" draw:layer="layout" svg:x1="36.527cm" svg:y1="27.294cm" svg:x2="36.527cm" svg:y2="27.644cm">
              <text:p/>
            </draw:line>
            <draw:line draw:style-name="gr7" draw:text-style-name="P7" draw:layer="layout" svg:x1="36.877cm" svg:y1="27.294cm" svg:x2="36.877cm" svg:y2="27.644cm">
              <text:p/>
            </draw:line>
            <draw:line draw:style-name="gr7" draw:text-style-name="P7" draw:layer="layout" svg:x1="37.277cm" svg:y1="27.294cm" svg:x2="36.177cm" svg:y2="27.294cm">
              <text:p/>
            </draw:line>
            <draw:line draw:style-name="gr7" draw:text-style-name="P7" draw:layer="layout" svg:x1="37.277cm" svg:y1="27.094cm" svg:x2="37.277cm" svg:y2="27.644cm">
              <text:p/>
            </draw:line>
            <draw:line draw:style-name="gr7" draw:text-style-name="P7" draw:layer="layout" svg:x1="37.477cm" svg:y1="27.094cm" svg:x2="37.477cm" svg:y2="27.644cm">
              <text:p/>
            </draw:line>
            <draw:line draw:style-name="gr7" draw:text-style-name="P7" draw:layer="layout" svg:x1="37.477cm" svg:y1="27.644cm" svg:x2="37.277cm" svg:y2="27.644cm">
              <text:p/>
            </draw:line>
            <draw:line draw:style-name="gr7" draw:text-style-name="P7" draw:layer="layout" svg:x1="38.077cm" svg:y1="27.694cm" svg:x2="38.077cm" svg:y2="27.094cm">
              <text:p/>
            </draw:line>
            <draw:line draw:style-name="gr7" draw:text-style-name="P7" draw:layer="layout" svg:x1="38.077cm" svg:y1="27.694cm" svg:x2="39.277cm" svg:y2="27.694cm">
              <text:p/>
            </draw:line>
            <draw:line draw:style-name="gr7" draw:text-style-name="P7" draw:layer="layout" svg:x1="38.927cm" svg:y1="27.694cm" svg:x2="38.927cm" svg:y2="25.394cm">
              <text:p/>
            </draw:line>
            <draw:line draw:style-name="gr7" draw:text-style-name="P7" draw:layer="layout" svg:x1="37.577cm" svg:y1="26.144cm" svg:x2="38.127cm" svg:y2="26.144cm">
              <text:p/>
            </draw:line>
            <draw:line draw:style-name="gr7" draw:text-style-name="P7" draw:layer="layout" svg:x1="38.127cm" svg:y1="26.144cm" svg:x2="38.127cm" svg:y2="25.394cm">
              <text:p/>
            </draw:line>
            <draw:g>
              <draw:g>
                <draw:line draw:style-name="gr7" draw:text-style-name="P7" draw:layer="layout" svg:x1="33.619cm" svg:y1="26.144cm" svg:x2="33.619cm" svg:y2="25.494cm">
                  <text:p/>
                </draw:line>
                <draw:line draw:style-name="gr7" draw:text-style-name="P7" draw:layer="layout" svg:x1="33.735cm" svg:y1="26.144cm" svg:x2="33.735cm" svg:y2="25.494cm">
                  <text:p/>
                </draw:line>
                <draw:line draw:style-name="gr7" draw:text-style-name="P7" draw:layer="layout" svg:x1="33.852cm" svg:y1="26.144cm" svg:x2="33.852cm" svg:y2="25.494cm">
                  <text:p/>
                </draw:line>
                <draw:line draw:style-name="gr7" draw:text-style-name="P7" draw:layer="layout" svg:x1="33.969cm" svg:y1="26.144cm" svg:x2="33.969cm" svg:y2="25.494cm">
                  <text:p/>
                </draw:line>
                <draw:line draw:style-name="gr7" draw:text-style-name="P7" draw:layer="layout" svg:x1="34.085cm" svg:y1="26.144cm" svg:x2="34.085cm" svg:y2="25.494cm">
                  <text:p/>
                </draw:line>
                <draw:line draw:style-name="gr7" draw:text-style-name="P7" draw:layer="layout" svg:x1="34.202cm" svg:y1="26.144cm" svg:x2="34.202cm" svg:y2="25.494cm">
                  <text:p/>
                </draw:line>
                <draw:line draw:style-name="gr7" draw:text-style-name="P7" draw:layer="layout" svg:x1="34.319cm" svg:y1="26.144cm" svg:x2="34.319cm" svg:y2="25.494cm">
                  <text:p/>
                </draw:line>
                <draw:line draw:style-name="gr7" draw:text-style-name="P7" draw:layer="layout" svg:x1="34.435cm" svg:y1="26.144cm" svg:x2="34.435cm" svg:y2="25.494cm">
                  <text:p/>
                </draw:line>
                <draw:line draw:style-name="gr7" draw:text-style-name="P7" draw:layer="layout" svg:x1="34.552cm" svg:y1="26.144cm" svg:x2="34.552cm" svg:y2="25.494cm">
                  <text:p/>
                </draw:line>
                <draw:line draw:style-name="gr7" draw:text-style-name="P7" draw:layer="layout" svg:x1="34.669cm" svg:y1="26.144cm" svg:x2="34.669cm" svg:y2="25.494cm">
                  <text:p/>
                </draw:line>
                <draw:line draw:style-name="gr7" draw:text-style-name="P7" draw:layer="layout" svg:x1="34.785cm" svg:y1="26.144cm" svg:x2="34.785cm" svg:y2="25.494cm">
                  <text:p/>
                </draw:line>
                <draw:line draw:style-name="gr7" draw:text-style-name="P7" draw:layer="layout" svg:x1="34.902cm" svg:y1="26.144cm" svg:x2="34.902cm" svg:y2="25.494cm">
                  <text:p/>
                </draw:line>
                <draw:line draw:style-name="gr7" draw:text-style-name="P7" draw:layer="layout" svg:x1="35.019cm" svg:y1="26.144cm" svg:x2="35.019cm" svg:y2="25.494cm">
                  <text:p/>
                </draw:line>
                <draw:line draw:style-name="gr7" draw:text-style-name="P7" draw:layer="layout" svg:x1="35.135cm" svg:y1="26.144cm" svg:x2="35.135cm" svg:y2="25.494cm">
                  <text:p/>
                </draw:line>
                <draw:line draw:style-name="gr7" draw:text-style-name="P7" draw:layer="layout" svg:x1="35.252cm" svg:y1="26.144cm" svg:x2="35.252cm" svg:y2="25.494cm">
                  <text:p/>
                </draw:line>
                <draw:line draw:style-name="gr7" draw:text-style-name="P7" draw:layer="layout" svg:x1="35.369cm" svg:y1="26.144cm" svg:x2="35.369cm" svg:y2="25.494cm">
                  <text:p/>
                </draw:line>
                <draw:line draw:style-name="gr7" draw:text-style-name="P7" draw:layer="layout" svg:x1="35.485cm" svg:y1="26.144cm" svg:x2="35.485cm" svg:y2="25.494cm">
                  <text:p/>
                </draw:line>
                <draw:line draw:style-name="gr7" draw:text-style-name="P7" draw:layer="layout" svg:x1="35.602cm" svg:y1="26.144cm" svg:x2="35.602cm" svg:y2="25.494cm">
                  <text:p/>
                </draw:line>
                <draw:line draw:style-name="gr7" draw:text-style-name="P7" draw:layer="layout" svg:x1="35.719cm" svg:y1="26.144cm" svg:x2="35.719cm" svg:y2="25.494cm">
                  <text:p/>
                </draw:line>
                <draw:line draw:style-name="gr7" draw:text-style-name="P7" draw:layer="layout" svg:x1="35.835cm" svg:y1="26.144cm" svg:x2="35.835cm" svg:y2="25.494cm">
                  <text:p/>
                </draw:line>
                <draw:line draw:style-name="gr7" draw:text-style-name="P7" draw:layer="layout" svg:x1="35.952cm" svg:y1="26.144cm" svg:x2="35.952cm" svg:y2="25.494cm">
                  <text:p/>
                </draw:line>
                <draw:line draw:style-name="gr7" draw:text-style-name="P7" draw:layer="layout" svg:x1="36.069cm" svg:y1="26.144cm" svg:x2="36.069cm" svg:y2="25.494cm">
                  <text:p/>
                </draw:line>
                <draw:line draw:style-name="gr7" draw:text-style-name="P7" draw:layer="layout" svg:x1="36.185cm" svg:y1="26.144cm" svg:x2="36.185cm" svg:y2="25.494cm">
                  <text:p/>
                </draw:line>
                <draw:line draw:style-name="gr7" draw:text-style-name="P7" draw:layer="layout" svg:x1="36.302cm" svg:y1="26.144cm" svg:x2="36.302cm" svg:y2="25.494cm">
                  <text:p/>
                </draw:line>
                <draw:line draw:style-name="gr7" draw:text-style-name="P7" draw:layer="layout" svg:x1="33.502cm" svg:y1="26.994cm" svg:x2="33.502cm" svg:y2="26.344cm">
                  <text:p/>
                </draw:line>
                <draw:line draw:style-name="gr7" draw:text-style-name="P7" draw:layer="layout" svg:x1="33.619cm" svg:y1="26.994cm" svg:x2="33.619cm" svg:y2="26.344cm">
                  <text:p/>
                </draw:line>
                <draw:line draw:style-name="gr7" draw:text-style-name="P7" draw:layer="layout" svg:x1="33.735cm" svg:y1="26.994cm" svg:x2="33.735cm" svg:y2="26.344cm">
                  <text:p/>
                </draw:line>
                <draw:line draw:style-name="gr7" draw:text-style-name="P7" draw:layer="layout" svg:x1="33.852cm" svg:y1="26.994cm" svg:x2="33.852cm" svg:y2="26.344cm">
                  <text:p/>
                </draw:line>
                <draw:line draw:style-name="gr7" draw:text-style-name="P7" draw:layer="layout" svg:x1="33.969cm" svg:y1="26.994cm" svg:x2="33.969cm" svg:y2="26.344cm">
                  <text:p/>
                </draw:line>
                <draw:line draw:style-name="gr7" draw:text-style-name="P7" draw:layer="layout" svg:x1="34.085cm" svg:y1="26.994cm" svg:x2="34.085cm" svg:y2="26.344cm">
                  <text:p/>
                </draw:line>
                <draw:line draw:style-name="gr7" draw:text-style-name="P7" draw:layer="layout" svg:x1="34.202cm" svg:y1="26.994cm" svg:x2="34.202cm" svg:y2="26.344cm">
                  <text:p/>
                </draw:line>
                <draw:line draw:style-name="gr7" draw:text-style-name="P7" draw:layer="layout" svg:x1="34.319cm" svg:y1="26.994cm" svg:x2="34.319cm" svg:y2="26.344cm">
                  <text:p/>
                </draw:line>
                <draw:line draw:style-name="gr7" draw:text-style-name="P7" draw:layer="layout" svg:x1="34.435cm" svg:y1="26.994cm" svg:x2="34.435cm" svg:y2="26.344cm">
                  <text:p/>
                </draw:line>
                <draw:line draw:style-name="gr7" draw:text-style-name="P7" draw:layer="layout" svg:x1="34.552cm" svg:y1="26.994cm" svg:x2="34.552cm" svg:y2="26.344cm">
                  <text:p/>
                </draw:line>
                <draw:line draw:style-name="gr7" draw:text-style-name="P7" draw:layer="layout" svg:x1="34.669cm" svg:y1="26.994cm" svg:x2="34.669cm" svg:y2="26.344cm">
                  <text:p/>
                </draw:line>
                <draw:line draw:style-name="gr7" draw:text-style-name="P7" draw:layer="layout" svg:x1="34.785cm" svg:y1="26.994cm" svg:x2="34.785cm" svg:y2="26.344cm">
                  <text:p/>
                </draw:line>
                <draw:line draw:style-name="gr7" draw:text-style-name="P7" draw:layer="layout" svg:x1="34.902cm" svg:y1="26.994cm" svg:x2="34.902cm" svg:y2="26.344cm">
                  <text:p/>
                </draw:line>
                <draw:line draw:style-name="gr7" draw:text-style-name="P7" draw:layer="layout" svg:x1="35.019cm" svg:y1="26.994cm" svg:x2="35.019cm" svg:y2="26.344cm">
                  <text:p/>
                </draw:line>
                <draw:line draw:style-name="gr7" draw:text-style-name="P7" draw:layer="layout" svg:x1="35.135cm" svg:y1="26.994cm" svg:x2="35.135cm" svg:y2="26.344cm">
                  <text:p/>
                </draw:line>
                <draw:line draw:style-name="gr7" draw:text-style-name="P7" draw:layer="layout" svg:x1="35.252cm" svg:y1="26.994cm" svg:x2="35.252cm" svg:y2="26.344cm">
                  <text:p/>
                </draw:line>
                <draw:line draw:style-name="gr7" draw:text-style-name="P7" draw:layer="layout" svg:x1="35.369cm" svg:y1="26.994cm" svg:x2="35.369cm" svg:y2="26.344cm">
                  <text:p/>
                </draw:line>
                <draw:line draw:style-name="gr7" draw:text-style-name="P7" draw:layer="layout" svg:x1="35.485cm" svg:y1="26.994cm" svg:x2="35.485cm" svg:y2="26.344cm">
                  <text:p/>
                </draw:line>
                <draw:line draw:style-name="gr7" draw:text-style-name="P7" draw:layer="layout" svg:x1="35.602cm" svg:y1="26.994cm" svg:x2="35.602cm" svg:y2="26.344cm">
                  <text:p/>
                </draw:line>
                <draw:line draw:style-name="gr7" draw:text-style-name="P7" draw:layer="layout" svg:x1="35.719cm" svg:y1="26.994cm" svg:x2="35.719cm" svg:y2="26.344cm">
                  <text:p/>
                </draw:line>
                <draw:line draw:style-name="gr7" draw:text-style-name="P7" draw:layer="layout" svg:x1="35.835cm" svg:y1="26.994cm" svg:x2="35.835cm" svg:y2="26.344cm">
                  <text:p/>
                </draw:line>
                <draw:line draw:style-name="gr7" draw:text-style-name="P7" draw:layer="layout" svg:x1="35.952cm" svg:y1="26.994cm" svg:x2="35.952cm" svg:y2="26.344cm">
                  <text:p/>
                </draw:line>
                <draw:line draw:style-name="gr7" draw:text-style-name="P7" draw:layer="layout" svg:x1="36.069cm" svg:y1="26.994cm" svg:x2="36.069cm" svg:y2="26.344cm">
                  <text:p/>
                </draw:line>
                <draw:line draw:style-name="gr7" draw:text-style-name="P7" draw:layer="layout" svg:x1="36.185cm" svg:y1="26.994cm" svg:x2="36.185cm" svg:y2="26.344cm">
                  <text:p/>
                </draw:line>
                <draw:line draw:style-name="gr7" draw:text-style-name="P7" draw:layer="layout" svg:x1="36.302cm" svg:y1="26.994cm" svg:x2="36.302cm" svg:y2="26.344cm">
                  <text:p/>
                </draw:line>
                <draw:line draw:style-name="gr7" draw:text-style-name="P7" draw:layer="layout" svg:x1="33.502cm" svg:y1="26.144cm" svg:x2="33.502cm" svg:y2="25.494cm">
                  <text:p/>
                </draw:line>
              </draw:g>
              <draw:g>
                <draw:line draw:style-name="gr7" draw:text-style-name="P7" draw:layer="layout" svg:x1="33.227cm" svg:y1="25.494cm" svg:x2="36.577cm" svg:y2="25.494cm">
                  <text:p/>
                </draw:line>
                <draw:line draw:style-name="gr7" draw:text-style-name="P7" draw:layer="layout" svg:x1="33.227cm" svg:y1="26.994cm" svg:x2="36.577cm" svg:y2="26.994cm">
                  <text:p/>
                </draw:line>
              </draw:g>
              <draw:g>
                <draw:line draw:style-name="gr7" draw:text-style-name="P7" draw:layer="layout" svg:x1="33.327cm" svg:y1="26.144cm" svg:x2="36.477cm" svg:y2="26.144cm">
                  <text:p/>
                </draw:line>
                <draw:line draw:style-name="gr7" draw:text-style-name="P7" draw:layer="layout" svg:x1="33.327cm" svg:y1="26.344cm" svg:x2="36.477cm" svg:y2="26.344cm">
                  <text:p/>
                </draw:line>
                <draw:line draw:style-name="gr7" draw:text-style-name="P7" draw:layer="layout" svg:x1="33.327cm" svg:y1="26.144cm" svg:x2="33.327cm" svg:y2="26.344cm">
                  <text:p/>
                </draw:line>
                <draw:line draw:style-name="gr7" draw:text-style-name="P7" draw:layer="layout" svg:x1="36.477cm" svg:y1="26.144cm" svg:x2="36.477cm" svg:y2="26.344cm">
                  <text:p/>
                </draw:line>
              </draw:g>
            </draw:g>
            <draw:line draw:style-name="gr7" draw:text-style-name="P7" draw:layer="layout" svg:x1="37.577cm" svg:y1="27.094cm" svg:x2="37.577cm" svg:y2="26.394cm">
              <text:p/>
            </draw:line>
            <draw:line draw:style-name="gr7" draw:text-style-name="P7" draw:layer="layout" svg:x1="30.977cm" svg:y1="29.094cm" svg:x2="30.977cm" svg:y2="29.863cm">
              <text:p/>
            </draw:line>
            <draw:line draw:style-name="gr7" draw:text-style-name="P7" draw:layer="layout" svg:x1="33.427cm" svg:y1="29.094cm" svg:x2="33.427cm" svg:y2="29.863cm">
              <text:p/>
            </draw:line>
            <draw:line draw:style-name="gr7" draw:text-style-name="P7" draw:layer="layout" svg:x1="36.077cm" svg:y1="29.094cm" svg:x2="36.077cm" svg:y2="29.863cm">
              <text:p/>
            </draw:line>
            <draw:line draw:style-name="gr7" draw:text-style-name="P7" draw:layer="layout" svg:x1="37.627cm" svg:y1="29.094cm" svg:x2="37.627cm" svg:y2="29.863cm">
              <text:p/>
            </draw:line>
            <draw:line draw:style-name="gr7" draw:text-style-name="P7" draw:layer="layout" svg:x1="30.677cm" svg:y1="29.144cm" svg:x2="39.277cm" svg:y2="29.144cm">
              <text:p/>
            </draw:line>
            <draw:line draw:style-name="gr7" draw:text-style-name="P7" draw:layer="layout" svg:x1="32.227cm" svg:y1="27.094cm" svg:x2="32.227cm" svg:y2="26.394cm">
              <text:p/>
            </draw:line>
            <draw:line draw:style-name="gr7" draw:text-style-name="P7" draw:layer="layout" svg:x1="38.927cm" svg:y1="25.844cm" svg:x2="39.277cm" svg:y2="25.844cm">
              <text:p/>
            </draw:line>
            <draw:line draw:style-name="gr7" draw:text-style-name="P7" draw:layer="layout" svg:x1="38.927cm" svg:y1="26.644cm" svg:x2="39.277cm" svg:y2="26.644cm">
              <text:p/>
            </draw:line>
            <draw:line draw:style-name="gr7" draw:text-style-name="P7" draw:layer="layout" svg:x1="17.377cm" svg:y1="17.179cm" svg:x2="17.727cm" svg:y2="17.179cm">
              <text:p/>
            </draw:line>
            <draw:line draw:style-name="gr7" draw:text-style-name="P7" draw:layer="layout" svg:x1="18.502cm" svg:y1="15.344cm" svg:x2="18.502cm" svg:y2="17.607cm">
              <text:p/>
            </draw:line>
            <draw:line draw:style-name="gr7" draw:text-style-name="P7" draw:layer="layout" svg:x1="17.727cm" svg:y1="15.345cm" svg:x2="17.727cm" svg:y2="17.608cm">
              <text:p/>
            </draw:line>
            <draw:line draw:style-name="gr7" draw:text-style-name="P7" draw:layer="layout" svg:x1="18.503cm" svg:y1="17.244cm" svg:x2="18.827cm" svg:y2="17.244cm">
              <text:p/>
            </draw:line>
            <draw:line draw:style-name="gr7" draw:text-style-name="P7" draw:layer="layout" svg:x1="18.503cm" svg:y1="16.906cm" svg:x2="18.827cm" svg:y2="16.906cm">
              <text:p/>
            </draw:line>
            <draw:line draw:style-name="gr7" draw:text-style-name="P7" draw:layer="layout" svg:x1="18.503cm" svg:y1="16.243cm" svg:x2="18.827cm" svg:y2="16.243cm">
              <text:p/>
            </draw:line>
            <draw:line draw:style-name="gr7" draw:text-style-name="P7" draw:layer="layout" svg:x1="19.334cm" svg:y1="17.608cm" svg:x2="19.334cm" svg:y2="17.257cm">
              <text:p/>
            </draw:line>
            <draw:line draw:style-name="gr7" draw:text-style-name="P7" draw:layer="layout" svg:x1="18.828cm" svg:y1="17.257cm" svg:x2="19.335cm" svg:y2="17.257cm">
              <text:p/>
            </draw:line>
            <draw:line draw:style-name="gr7" draw:text-style-name="P7" draw:layer="layout" svg:x1="19.945cm" svg:y1="17.257cm" svg:x2="21.193cm" svg:y2="17.257cm">
              <text:p/>
            </draw:line>
            <draw:line draw:style-name="gr7" draw:text-style-name="P7" draw:layer="layout" svg:x1="18.827cm" svg:y1="16.62cm" svg:x2="22.389cm" svg:y2="16.62cm">
              <text:p/>
            </draw:line>
            <draw:line draw:style-name="gr7" draw:text-style-name="P7" draw:layer="layout" svg:x1="21.193cm" svg:y1="17.608cm" svg:x2="21.193cm" svg:y2="17.257cm">
              <text:p/>
            </draw:line>
            <draw:line draw:style-name="gr7" draw:text-style-name="P7" draw:layer="layout" svg:x1="19.945cm" svg:y1="17.608cm" svg:x2="19.945cm" svg:y2="16.62cm">
              <text:p/>
            </draw:line>
            <draw:line draw:style-name="gr7" draw:text-style-name="P7" draw:layer="layout" svg:x1="20.803cm" svg:y1="15.229cm" svg:x2="20.803cm" svg:y2="16.62cm">
              <text:p/>
            </draw:line>
            <draw:line draw:style-name="gr7" draw:text-style-name="P7" draw:layer="layout" svg:x1="20.335cm" svg:y1="15.879cm" svg:x2="20.335cm" svg:y2="15.229cm">
              <text:p/>
            </draw:line>
            <draw:line draw:style-name="gr7" draw:text-style-name="P7" draw:layer="layout" svg:x1="20.803cm" svg:y1="15.879cm" svg:x2="19.997cm" svg:y2="15.879cm">
              <text:p/>
            </draw:line>
            <draw:line draw:style-name="gr7" draw:text-style-name="P7" draw:layer="layout" svg:x1="21.947cm" svg:y1="15.229cm" svg:x2="20.335cm" svg:y2="15.229cm">
              <text:p/>
            </draw:line>
            <draw:line draw:style-name="gr7" draw:text-style-name="P7" draw:layer="layout" svg:x1="19.776cm" svg:y1="15.229cm" svg:x2="18.827cm" svg:y2="15.229cm">
              <text:p/>
            </draw:line>
            <draw:line draw:style-name="gr7" draw:text-style-name="P7" draw:layer="layout" svg:x1="19.776cm" svg:y1="14.787cm" svg:x2="19.022cm" svg:y2="14.787cm">
              <text:p/>
            </draw:line>
            <draw:line draw:style-name="gr7" draw:text-style-name="P7" draw:layer="layout" svg:x1="19.776cm" svg:y1="14.332cm" svg:x2="19.022cm" svg:y2="14.332cm">
              <text:p/>
            </draw:line>
            <draw:line draw:style-name="gr7" draw:text-style-name="P7" draw:layer="layout" svg:x1="19.022cm" svg:y1="13.422cm" svg:x2="20.335cm" svg:y2="13.422cm">
              <text:p/>
            </draw:line>
            <draw:line draw:style-name="gr7" draw:text-style-name="P7" draw:layer="layout" svg:x1="21.127cm" svg:y1="13.903cm" svg:x2="19.022cm" svg:y2="13.903cm">
              <text:p/>
            </draw:line>
            <draw:line draw:style-name="gr7" draw:text-style-name="P7" draw:layer="layout" svg:x1="19.022cm" svg:y1="13.423cm" svg:x2="19.022cm" svg:y2="15.23cm">
              <text:p/>
            </draw:line>
            <draw:line draw:style-name="gr7" draw:text-style-name="P7" draw:layer="layout" svg:x1="21.947cm" svg:y1="14.787cm" svg:x2="20.335cm" svg:y2="14.787cm">
              <text:p/>
            </draw:line>
            <draw:line draw:style-name="gr7" draw:text-style-name="P7" draw:layer="layout" svg:x1="21.947cm" svg:y1="14.332cm" svg:x2="20.335cm" svg:y2="14.332cm">
              <text:p/>
            </draw:line>
            <draw:line draw:style-name="gr7" draw:text-style-name="P7" draw:layer="layout" svg:x1="19.776cm" svg:y1="13.903cm" svg:x2="19.776cm" svg:y2="15.229cm">
              <text:p/>
            </draw:line>
            <draw:line draw:style-name="gr7" draw:text-style-name="P7" draw:layer="layout" svg:x1="20.335cm" svg:y1="13.232cm" svg:x2="20.335cm" svg:y2="15.229cm">
              <text:p/>
            </draw:line>
            <draw:line draw:style-name="gr7" draw:text-style-name="P7" draw:layer="layout" svg:x1="22.389cm" svg:y1="15.788cm" svg:x2="22.389cm" svg:y2="17.608cm">
              <text:p/>
            </draw:line>
            <draw:line draw:style-name="gr7" draw:text-style-name="P7" draw:layer="layout" svg:x1="22.389cm" svg:y1="17.439cm" svg:x2="21.999cm" svg:y2="17.439cm">
              <text:p/>
            </draw:line>
            <draw:line draw:style-name="gr7" draw:text-style-name="P7" draw:layer="layout" svg:x1="21.999cm" svg:y1="17.609cm" svg:x2="21.999cm" svg:y2="17.44cm">
              <text:p/>
            </draw:line>
            <draw:line draw:style-name="gr7" draw:text-style-name="P7" draw:layer="layout" svg:x1="23.741cm" svg:y1="17.607cm" svg:x2="23.741cm" svg:y2="16.344cm">
              <text:p/>
            </draw:line>
            <draw:line draw:style-name="gr7" draw:text-style-name="P7" draw:layer="layout" svg:x1="23.26cm" svg:y1="17.608cm" svg:x2="23.26cm" svg:y2="17.361cm">
              <text:p/>
            </draw:line>
            <draw:line draw:style-name="gr7" draw:text-style-name="P7" draw:layer="layout" svg:x1="23.742cm" svg:y1="17.36cm" svg:x2="23.261cm" svg:y2="17.36cm">
              <text:p/>
            </draw:line>
            <draw:line draw:style-name="gr7" draw:text-style-name="P7" draw:layer="layout" svg:x1="23.742cm" svg:y1="16.344cm" svg:x2="22.389cm" svg:y2="16.344cm">
              <text:p/>
            </draw:line>
            <draw:line draw:style-name="gr7" draw:text-style-name="P7" draw:layer="layout" svg:x1="23.286cm" svg:y1="13.851cm" svg:x2="23.286cm" svg:y2="16.344cm">
              <text:p/>
            </draw:line>
            <draw:line draw:style-name="gr7" draw:text-style-name="P7" draw:layer="layout" svg:x1="23.507cm" svg:y1="13.994cm" svg:x2="23.507cm" svg:y2="16.344cm">
              <text:p/>
            </draw:line>
            <draw:line draw:style-name="gr7" draw:text-style-name="P7" draw:layer="layout" svg:x1="23.416cm" svg:y1="13.851cm" svg:x2="21.7cm" svg:y2="13.851cm">
              <text:p/>
            </draw:line>
            <draw:line draw:style-name="gr7" draw:text-style-name="P7" draw:layer="layout" svg:x1="23.416cm" svg:y1="13.852cm" svg:x2="23.416cm" svg:y2="13.995cm">
              <text:p/>
            </draw:line>
            <draw:line draw:style-name="gr7" draw:text-style-name="P7" draw:layer="layout" svg:x1="23.286cm" svg:y1="15.229cm" svg:x2="22.532cm" svg:y2="15.229cm">
              <text:p/>
            </draw:line>
            <draw:line draw:style-name="gr7" draw:text-style-name="P7" draw:layer="layout" svg:x1="23.286cm" svg:y1="14.787cm" svg:x2="22.532cm" svg:y2="14.787cm">
              <text:p/>
            </draw:line>
            <draw:line draw:style-name="gr7" draw:text-style-name="P7" draw:layer="layout" svg:x1="23.286cm" svg:y1="14.332cm" svg:x2="22.532cm" svg:y2="14.332cm">
              <text:p/>
            </draw:line>
            <draw:line draw:style-name="gr7" draw:text-style-name="P7" draw:layer="layout" svg:x1="22.532cm" svg:y1="13.851cm" svg:x2="22.532cm" svg:y2="15.229cm">
              <text:p/>
            </draw:line>
            <draw:line draw:style-name="gr7" draw:text-style-name="P7" draw:layer="layout" svg:x1="21.947cm" svg:y1="13.851cm" svg:x2="21.947cm" svg:y2="15.229cm">
              <text:p/>
            </draw:line>
            <draw:line draw:style-name="gr7" draw:text-style-name="P7" draw:layer="layout" svg:x1="21.7cm" svg:y1="13.852cm" svg:x2="21.7cm" svg:y2="13.232cm">
              <text:p/>
            </draw:line>
            <draw:line draw:style-name="gr7" draw:text-style-name="P7" draw:layer="layout" svg:x1="22.389cm" svg:y1="15.788cm" svg:x2="21.895cm" svg:y2="15.788cm">
              <text:p/>
            </draw:line>
            <draw:line draw:style-name="gr7" draw:text-style-name="P7" draw:layer="layout" svg:x1="23.286cm" svg:y1="15.606cm" svg:x2="22.974cm" svg:y2="15.606cm">
              <text:p/>
            </draw:line>
            <draw:line draw:style-name="gr7" draw:text-style-name="P7" draw:layer="layout" svg:x1="23.286cm" svg:y1="15.983cm" svg:x2="22.974cm" svg:y2="15.983cm">
              <text:p/>
            </draw:line>
            <draw:line draw:style-name="gr7" draw:text-style-name="P7" draw:layer="layout" svg:x1="23.927cm" svg:y1="15.034cm" svg:x2="23.507cm" svg:y2="15.034cm">
              <text:p/>
            </draw:line>
            <draw:line draw:style-name="gr7" draw:text-style-name="P7" draw:layer="layout" svg:x1="23.927cm" svg:y1="14.423cm" svg:x2="23.507cm" svg:y2="14.423cm">
              <text:p/>
            </draw:line>
            <draw:line draw:style-name="gr7" draw:text-style-name="P7" draw:layer="layout" svg:x1="24.848cm" svg:y1="13.232cm" svg:x2="24.848cm" svg:y2="13.994cm">
              <text:p/>
            </draw:line>
            <draw:line draw:style-name="gr7" draw:text-style-name="P7" draw:layer="layout" svg:x1="31.086cm" svg:y1="23.653cm" svg:x2="30.67cm" svg:y2="23.653cm">
              <text:p/>
            </draw:line>
            <draw:line draw:style-name="gr7" draw:text-style-name="P7" draw:layer="layout" svg:x1="30.67cm" svg:y1="22.939cm" svg:x2="30.67cm" svg:y2="23.654cm">
              <text:p/>
            </draw:line>
            <draw:line draw:style-name="gr7" draw:text-style-name="P7" draw:layer="layout" svg:x1="33.556cm" svg:y1="22.939cm" svg:x2="33.556cm" svg:y2="23.654cm">
              <text:p/>
            </draw:line>
            <draw:line draw:style-name="gr7" draw:text-style-name="P7" draw:layer="layout" svg:x1="32.503cm" svg:y1="23.653cm" svg:x2="31.723cm" svg:y2="23.653cm">
              <text:p/>
            </draw:line>
            <draw:line draw:style-name="gr7" draw:text-style-name="P7" draw:layer="layout" svg:x1="33.946cm" svg:y1="23.653cm" svg:x2="33.166cm" svg:y2="23.653cm">
              <text:p/>
            </draw:line>
            <draw:line draw:style-name="gr7" draw:text-style-name="P7" draw:layer="layout" svg:x1="32.139cm" svg:y1="22.561cm" svg:x2="32.139cm" svg:y2="23.654cm">
              <text:p/>
            </draw:line>
            <draw:line draw:style-name="gr7" draw:text-style-name="P7" draw:layer="layout" svg:x1="36.403cm" svg:y1="22.939cm" svg:x2="36.403cm" svg:y2="23.654cm">
              <text:p/>
            </draw:line>
            <draw:line draw:style-name="gr7" draw:text-style-name="P7" draw:layer="layout" svg:x1="35.389cm" svg:y1="23.653cm" svg:x2="34.609cm" svg:y2="23.653cm">
              <text:p/>
            </draw:line>
            <draw:line draw:style-name="gr7" draw:text-style-name="P7" draw:layer="layout" svg:x1="36.832cm" svg:y1="23.653cm" svg:x2="36.052cm" svg:y2="23.653cm">
              <text:p/>
            </draw:line>
            <draw:line draw:style-name="gr7" draw:text-style-name="P7" draw:layer="layout" svg:x1="34.973cm" svg:y1="22.561cm" svg:x2="34.973cm" svg:y2="23.654cm">
              <text:p/>
            </draw:line>
            <draw:line draw:style-name="gr7" draw:text-style-name="P7" draw:layer="layout" svg:x1="38.223cm" svg:y1="23.653cm" svg:x2="37.443cm" svg:y2="23.653cm">
              <text:p/>
            </draw:line>
            <draw:line draw:style-name="gr7" draw:text-style-name="P7" draw:layer="layout" svg:x1="37.833cm" svg:y1="22.561cm" svg:x2="37.833cm" svg:y2="23.654cm">
              <text:p/>
            </draw:line>
            <draw:line draw:style-name="gr7" draw:text-style-name="P7" draw:layer="layout" svg:x1="39.302cm" svg:y1="23.654cm" svg:x2="38.886cm" svg:y2="23.654cm">
              <text:p/>
            </draw:line>
            <draw:line draw:style-name="gr7" draw:text-style-name="P7" draw:layer="layout" svg:x1="39.302cm" svg:y1="22.94cm" svg:x2="39.302cm" svg:y2="23.655cm">
              <text:p/>
            </draw:line>
            <draw:g>
              <draw:line draw:style-name="gr7" draw:text-style-name="P7" draw:layer="layout" svg:x1="30.917cm" svg:y1="22.47cm" svg:x2="30.917cm" svg:y2="23.497cm">
                <text:p/>
              </draw:line>
              <draw:line draw:style-name="gr7" draw:text-style-name="P7" draw:layer="layout" svg:x1="31.905cm" svg:y1="22.47cm" svg:x2="30.917cm" svg:y2="22.47cm">
                <text:p/>
              </draw:line>
              <draw:line draw:style-name="gr7" draw:text-style-name="P7" draw:layer="layout" svg:x1="31.905cm" svg:y1="22.471cm" svg:x2="31.905cm" svg:y2="23.498cm">
                <text:p/>
              </draw:line>
              <draw:line draw:style-name="gr7" draw:text-style-name="P7" draw:layer="layout" svg:x1="31.905cm" svg:y1="22.47cm" svg:x2="30.917cm" svg:y2="23.497cm">
                <text:p/>
              </draw:line>
              <draw:line draw:style-name="gr7" draw:text-style-name="P7" draw:layer="layout" svg:x1="31.905cm" svg:y1="23.497cm" svg:x2="30.917cm" svg:y2="23.497cm">
                <text:p/>
              </draw:line>
              <draw:line draw:style-name="gr7" draw:text-style-name="P7" draw:layer="layout" svg:x1="31.905cm" svg:y1="23.497cm" svg:x2="30.917cm" svg:y2="22.47cm">
                <text:p/>
              </draw:line>
            </draw:g>
            <draw:g>
              <draw:line draw:style-name="gr7" draw:text-style-name="P7" draw:layer="layout" svg:x1="32.36cm" svg:y1="22.47cm" svg:x2="32.36cm" svg:y2="23.497cm">
                <text:p/>
              </draw:line>
              <draw:line draw:style-name="gr7" draw:text-style-name="P7" draw:layer="layout" svg:x1="33.348cm" svg:y1="22.47cm" svg:x2="32.36cm" svg:y2="22.47cm">
                <text:p/>
              </draw:line>
              <draw:line draw:style-name="gr7" draw:text-style-name="P7" draw:layer="layout" svg:x1="33.348cm" svg:y1="22.471cm" svg:x2="33.348cm" svg:y2="23.498cm">
                <text:p/>
              </draw:line>
              <draw:line draw:style-name="gr7" draw:text-style-name="P7" draw:layer="layout" svg:x1="33.348cm" svg:y1="22.47cm" svg:x2="32.36cm" svg:y2="23.497cm">
                <text:p/>
              </draw:line>
              <draw:line draw:style-name="gr7" draw:text-style-name="P7" draw:layer="layout" svg:x1="33.348cm" svg:y1="23.497cm" svg:x2="32.36cm" svg:y2="23.497cm">
                <text:p/>
              </draw:line>
              <draw:line draw:style-name="gr7" draw:text-style-name="P7" draw:layer="layout" svg:x1="33.348cm" svg:y1="23.497cm" svg:x2="32.36cm" svg:y2="22.47cm">
                <text:p/>
              </draw:line>
            </draw:g>
            <draw:g>
              <draw:line draw:style-name="gr7" draw:text-style-name="P7" draw:layer="layout" svg:x1="33.777cm" svg:y1="22.47cm" svg:x2="33.777cm" svg:y2="23.497cm">
                <text:p/>
              </draw:line>
              <draw:line draw:style-name="gr7" draw:text-style-name="P7" draw:layer="layout" svg:x1="34.765cm" svg:y1="22.47cm" svg:x2="33.777cm" svg:y2="22.47cm">
                <text:p/>
              </draw:line>
              <draw:line draw:style-name="gr7" draw:text-style-name="P7" draw:layer="layout" svg:x1="34.765cm" svg:y1="22.471cm" svg:x2="34.765cm" svg:y2="23.498cm">
                <text:p/>
              </draw:line>
              <draw:line draw:style-name="gr7" draw:text-style-name="P7" draw:layer="layout" svg:x1="34.765cm" svg:y1="22.47cm" svg:x2="33.777cm" svg:y2="23.497cm">
                <text:p/>
              </draw:line>
              <draw:line draw:style-name="gr7" draw:text-style-name="P7" draw:layer="layout" svg:x1="34.765cm" svg:y1="23.497cm" svg:x2="33.777cm" svg:y2="23.497cm">
                <text:p/>
              </draw:line>
              <draw:line draw:style-name="gr7" draw:text-style-name="P7" draw:layer="layout" svg:x1="34.765cm" svg:y1="23.497cm" svg:x2="33.777cm" svg:y2="22.47cm">
                <text:p/>
              </draw:line>
            </draw:g>
            <draw:g>
              <draw:line draw:style-name="gr7" draw:text-style-name="P7" draw:layer="layout" svg:x1="35.207cm" svg:y1="22.47cm" svg:x2="35.207cm" svg:y2="23.497cm">
                <text:p/>
              </draw:line>
              <draw:line draw:style-name="gr7" draw:text-style-name="P7" draw:layer="layout" svg:x1="36.195cm" svg:y1="22.47cm" svg:x2="35.207cm" svg:y2="22.47cm">
                <text:p/>
              </draw:line>
              <draw:line draw:style-name="gr7" draw:text-style-name="P7" draw:layer="layout" svg:x1="36.195cm" svg:y1="22.471cm" svg:x2="36.195cm" svg:y2="23.498cm">
                <text:p/>
              </draw:line>
              <draw:line draw:style-name="gr7" draw:text-style-name="P7" draw:layer="layout" svg:x1="36.195cm" svg:y1="22.47cm" svg:x2="35.207cm" svg:y2="23.497cm">
                <text:p/>
              </draw:line>
              <draw:line draw:style-name="gr7" draw:text-style-name="P7" draw:layer="layout" svg:x1="36.195cm" svg:y1="23.497cm" svg:x2="35.207cm" svg:y2="23.497cm">
                <text:p/>
              </draw:line>
              <draw:line draw:style-name="gr7" draw:text-style-name="P7" draw:layer="layout" svg:x1="36.195cm" svg:y1="23.497cm" svg:x2="35.207cm" svg:y2="22.47cm">
                <text:p/>
              </draw:line>
            </draw:g>
            <draw:g>
              <draw:line draw:style-name="gr7" draw:text-style-name="P7" draw:layer="layout" svg:x1="36.624cm" svg:y1="22.47cm" svg:x2="36.624cm" svg:y2="23.497cm">
                <text:p/>
              </draw:line>
              <draw:line draw:style-name="gr7" draw:text-style-name="P7" draw:layer="layout" svg:x1="37.612cm" svg:y1="22.47cm" svg:x2="36.624cm" svg:y2="22.47cm">
                <text:p/>
              </draw:line>
              <draw:line draw:style-name="gr7" draw:text-style-name="P7" draw:layer="layout" svg:x1="37.612cm" svg:y1="22.471cm" svg:x2="37.612cm" svg:y2="23.498cm">
                <text:p/>
              </draw:line>
              <draw:line draw:style-name="gr7" draw:text-style-name="P7" draw:layer="layout" svg:x1="37.612cm" svg:y1="22.47cm" svg:x2="36.624cm" svg:y2="23.497cm">
                <text:p/>
              </draw:line>
              <draw:line draw:style-name="gr7" draw:text-style-name="P7" draw:layer="layout" svg:x1="37.612cm" svg:y1="23.497cm" svg:x2="36.624cm" svg:y2="23.497cm">
                <text:p/>
              </draw:line>
              <draw:line draw:style-name="gr7" draw:text-style-name="P7" draw:layer="layout" svg:x1="37.612cm" svg:y1="23.497cm" svg:x2="36.624cm" svg:y2="22.47cm">
                <text:p/>
              </draw:line>
            </draw:g>
            <draw:g>
              <draw:line draw:style-name="gr7" draw:text-style-name="P7" draw:layer="layout" svg:x1="38.054cm" svg:y1="22.47cm" svg:x2="38.054cm" svg:y2="23.497cm">
                <text:p/>
              </draw:line>
              <draw:line draw:style-name="gr7" draw:text-style-name="P7" draw:layer="layout" svg:x1="39.042cm" svg:y1="22.47cm" svg:x2="38.054cm" svg:y2="22.47cm">
                <text:p/>
              </draw:line>
              <draw:line draw:style-name="gr7" draw:text-style-name="P7" draw:layer="layout" svg:x1="39.042cm" svg:y1="22.471cm" svg:x2="39.042cm" svg:y2="23.498cm">
                <text:p/>
              </draw:line>
              <draw:line draw:style-name="gr7" draw:text-style-name="P7" draw:layer="layout" svg:x1="39.042cm" svg:y1="22.47cm" svg:x2="38.054cm" svg:y2="23.497cm">
                <text:p/>
              </draw:line>
              <draw:line draw:style-name="gr7" draw:text-style-name="P7" draw:layer="layout" svg:x1="39.042cm" svg:y1="23.497cm" svg:x2="38.054cm" svg:y2="23.497cm">
                <text:p/>
              </draw:line>
              <draw:line draw:style-name="gr7" draw:text-style-name="P7" draw:layer="layout" svg:x1="39.042cm" svg:y1="23.497cm" svg:x2="38.054cm" svg:y2="22.47cm">
                <text:p/>
              </draw:line>
            </draw:g>
            <draw:line draw:style-name="gr85" draw:text-style-name="P7" draw:layer="layout" svg:x1="31.107cm" svg:y1="17.604cm" svg:x2="35.207cm" svg:y2="17.604cm">
              <text:p/>
            </draw:line>
            <draw:line draw:style-name="gr85" draw:text-style-name="P7" draw:layer="layout" svg:x1="35.207cm" svg:y1="16.104cm" svg:x2="35.207cm" svg:y2="17.604cm">
              <text:p/>
            </draw:line>
            <draw:line draw:style-name="gr85" draw:text-style-name="P7" draw:layer="layout" svg:x1="31.107cm" svg:y1="16.104cm" svg:x2="31.107cm" svg:y2="17.604cm">
              <text:p/>
            </draw:line>
            <draw:line draw:style-name="gr85" draw:text-style-name="P7" draw:layer="layout" svg:x1="33.057cm" svg:y1="16.104cm" svg:x2="33.057cm" svg:y2="17.604cm">
              <text:p/>
            </draw:line>
            <draw:line draw:style-name="gr85" draw:text-style-name="P7" draw:layer="layout" svg:x1="33.257cm" svg:y1="16.104cm" svg:x2="33.257cm" svg:y2="17.604cm">
              <text:p/>
            </draw:line>
            <draw:line draw:style-name="gr85" draw:text-style-name="P7" draw:layer="layout" svg:x1="31.107cm" svg:y1="16.104cm" svg:x2="35.207cm" svg:y2="16.104cm">
              <text:p/>
            </draw:line>
            <draw:line draw:style-name="gr85" draw:text-style-name="P7" draw:layer="layout" svg:x1="42.77cm" svg:y1="15.996cm" svg:x2="42.77cm" svg:y2="17.55cm">
              <text:p/>
            </draw:line>
            <draw:g>
              <draw:g>
                <draw:line draw:style-name="gr7" draw:text-style-name="P7" draw:layer="layout" svg:x1="17.657cm" svg:y1="14.154cm" svg:x2="17.657cm" svg:y2="15.203cm">
                  <text:p/>
                </draw:line>
                <draw:line draw:style-name="gr7" draw:text-style-name="P7" draw:layer="layout" svg:x1="18.607cm" svg:y1="14.154cm" svg:x2="17.657cm" svg:y2="14.154cm">
                  <text:p/>
                </draw:line>
                <draw:line draw:style-name="gr7" draw:text-style-name="P7" draw:layer="layout" svg:x1="18.607cm" svg:y1="14.155cm" svg:x2="18.607cm" svg:y2="15.204cm">
                  <text:p/>
                </draw:line>
                <draw:line draw:style-name="gr7" draw:text-style-name="P7" draw:layer="layout" svg:x1="18.607cm" svg:y1="14.154cm" svg:x2="17.657cm" svg:y2="15.203cm">
                  <text:p/>
                </draw:line>
                <draw:line draw:style-name="gr7" draw:text-style-name="P7" draw:layer="layout" svg:x1="18.607cm" svg:y1="15.203cm" svg:x2="17.657cm" svg:y2="15.203cm">
                  <text:p/>
                </draw:line>
                <draw:line draw:style-name="gr7" draw:text-style-name="P7" draw:layer="layout" svg:x1="18.607cm" svg:y1="15.203cm" svg:x2="17.657cm" svg:y2="14.154cm">
                  <text:p/>
                </draw:line>
              </draw:g>
              <draw:g>
                <draw:line draw:style-name="gr7" draw:text-style-name="P7" draw:layer="layout" svg:x1="17.782cm" svg:y1="15.197cm" svg:x2="17.782cm" svg:y2="15.304cm">
                  <text:p/>
                </draw:line>
                <draw:line draw:style-name="gr7" draw:text-style-name="P7" draw:layer="layout" svg:x1="18.482cm" svg:y1="15.197cm" svg:x2="18.482cm" svg:y2="15.304cm">
                  <text:p/>
                </draw:line>
              </draw:g>
            </draw:g>
            <draw:g>
              <draw:line draw:style-name="gr7" draw:text-style-name="P7" draw:layer="layout" svg:x1="24.067cm" svg:y1="14.697cm" svg:x2="24.067cm" svg:y2="16.504cm">
                <text:p/>
              </draw:line>
              <draw:line draw:style-name="gr7" draw:text-style-name="P7" draw:layer="layout" svg:x1="25.517cm" svg:y1="14.697cm" svg:x2="25.517cm" svg:y2="16.504cm">
                <text:p/>
              </draw:line>
              <draw:line draw:style-name="gr7" draw:text-style-name="P7" draw:layer="layout" svg:x1="25.517cm" svg:y1="14.864cm" svg:x2="24.847cm" svg:y2="14.864cm">
                <text:p/>
              </draw:line>
              <draw:g>
                <draw:line draw:style-name="gr7" draw:text-style-name="P7" draw:layer="layout" svg:x1="24.727cm" svg:y1="14.864cm" svg:x2="24.727cm" svg:y2="16.214cm">
                  <text:p/>
                </draw:line>
                <draw:line draw:style-name="gr7" draw:text-style-name="P7" draw:layer="layout" svg:x1="24.847cm" svg:y1="14.864cm" svg:x2="24.847cm" svg:y2="16.214cm">
                  <text:p/>
                </draw:line>
                <draw:line draw:style-name="gr7" draw:text-style-name="P7" draw:layer="layout" svg:x1="24.847cm" svg:y1="14.864cm" svg:x2="24.727cm" svg:y2="14.864cm">
                  <text:p/>
                </draw:line>
                <draw:line draw:style-name="gr7" draw:text-style-name="P7" draw:layer="layout" svg:x1="24.847cm" svg:y1="16.214cm" svg:x2="24.727cm" svg:y2="16.214cm">
                  <text:p/>
                </draw:line>
              </draw:g>
              <draw:line draw:style-name="gr7" draw:text-style-name="P7" draw:layer="layout" svg:x1="25.517cm" svg:y1="14.987cm" svg:x2="24.847cm" svg:y2="14.987cm">
                <text:p/>
              </draw:line>
              <draw:line draw:style-name="gr7" draw:text-style-name="P7" draw:layer="layout" svg:x1="25.517cm" svg:y1="15.109cm" svg:x2="24.847cm" svg:y2="15.109cm">
                <text:p/>
              </draw:line>
              <draw:line draw:style-name="gr7" draw:text-style-name="P7" draw:layer="layout" svg:x1="25.517cm" svg:y1="15.232cm" svg:x2="24.847cm" svg:y2="15.232cm">
                <text:p/>
              </draw:line>
              <draw:line draw:style-name="gr7" draw:text-style-name="P7" draw:layer="layout" svg:x1="25.517cm" svg:y1="15.355cm" svg:x2="24.847cm" svg:y2="15.355cm">
                <text:p/>
              </draw:line>
              <draw:line draw:style-name="gr7" draw:text-style-name="P7" draw:layer="layout" svg:x1="25.517cm" svg:y1="15.478cm" svg:x2="24.847cm" svg:y2="15.478cm">
                <text:p/>
              </draw:line>
              <draw:line draw:style-name="gr7" draw:text-style-name="P7" draw:layer="layout" svg:x1="25.517cm" svg:y1="15.6cm" svg:x2="24.847cm" svg:y2="15.6cm">
                <text:p/>
              </draw:line>
              <draw:line draw:style-name="gr7" draw:text-style-name="P7" draw:layer="layout" svg:x1="25.517cm" svg:y1="15.723cm" svg:x2="24.847cm" svg:y2="15.723cm">
                <text:p/>
              </draw:line>
              <draw:line draw:style-name="gr7" draw:text-style-name="P7" draw:layer="layout" svg:x1="25.517cm" svg:y1="15.846cm" svg:x2="24.847cm" svg:y2="15.846cm">
                <text:p/>
              </draw:line>
              <draw:line draw:style-name="gr7" draw:text-style-name="P7" draw:layer="layout" svg:x1="25.517cm" svg:y1="15.969cm" svg:x2="24.847cm" svg:y2="15.969cm">
                <text:p/>
              </draw:line>
              <draw:line draw:style-name="gr7" draw:text-style-name="P7" draw:layer="layout" svg:x1="25.517cm" svg:y1="16.091cm" svg:x2="24.847cm" svg:y2="16.091cm">
                <text:p/>
              </draw:line>
              <draw:line draw:style-name="gr7" draw:text-style-name="P7" draw:layer="layout" svg:x1="24.737cm" svg:y1="14.987cm" svg:x2="24.067cm" svg:y2="14.987cm">
                <text:p/>
              </draw:line>
              <draw:line draw:style-name="gr7" draw:text-style-name="P7" draw:layer="layout" svg:x1="24.737cm" svg:y1="15.109cm" svg:x2="24.067cm" svg:y2="15.109cm">
                <text:p/>
              </draw:line>
              <draw:line draw:style-name="gr7" draw:text-style-name="P7" draw:layer="layout" svg:x1="24.737cm" svg:y1="15.232cm" svg:x2="24.067cm" svg:y2="15.232cm">
                <text:p/>
              </draw:line>
              <draw:line draw:style-name="gr7" draw:text-style-name="P7" draw:layer="layout" svg:x1="24.737cm" svg:y1="15.355cm" svg:x2="24.067cm" svg:y2="15.355cm">
                <text:p/>
              </draw:line>
              <draw:line draw:style-name="gr7" draw:text-style-name="P7" draw:layer="layout" svg:x1="24.737cm" svg:y1="15.478cm" svg:x2="24.067cm" svg:y2="15.478cm">
                <text:p/>
              </draw:line>
              <draw:line draw:style-name="gr7" draw:text-style-name="P7" draw:layer="layout" svg:x1="24.737cm" svg:y1="15.6cm" svg:x2="24.067cm" svg:y2="15.6cm">
                <text:p/>
              </draw:line>
              <draw:line draw:style-name="gr7" draw:text-style-name="P7" draw:layer="layout" svg:x1="24.737cm" svg:y1="15.723cm" svg:x2="24.067cm" svg:y2="15.723cm">
                <text:p/>
              </draw:line>
              <draw:line draw:style-name="gr7" draw:text-style-name="P7" draw:layer="layout" svg:x1="24.737cm" svg:y1="15.846cm" svg:x2="24.067cm" svg:y2="15.846cm">
                <text:p/>
              </draw:line>
              <draw:line draw:style-name="gr7" draw:text-style-name="P7" draw:layer="layout" svg:x1="24.737cm" svg:y1="15.969cm" svg:x2="24.067cm" svg:y2="15.969cm">
                <text:p/>
              </draw:line>
              <draw:line draw:style-name="gr7" draw:text-style-name="P7" draw:layer="layout" svg:x1="24.737cm" svg:y1="16.214cm" svg:x2="24.067cm" svg:y2="16.214cm">
                <text:p/>
              </draw:line>
              <draw:line draw:style-name="gr7" draw:text-style-name="P7" draw:layer="layout" svg:x1="24.737cm" svg:y1="16.091cm" svg:x2="24.067cm" svg:y2="16.091cm">
                <text:p/>
              </draw:line>
            </draw:g>
            <draw:g>
              <draw:line draw:style-name="gr7" draw:text-style-name="P7" draw:layer="layout" svg:x1="15.787cm" svg:y1="14.697cm" svg:x2="15.787cm" svg:y2="16.504cm">
                <text:p/>
              </draw:line>
              <draw:line draw:style-name="gr7" draw:text-style-name="P7" draw:layer="layout" svg:x1="17.237cm" svg:y1="14.697cm" svg:x2="17.237cm" svg:y2="16.504cm">
                <text:p/>
              </draw:line>
              <draw:line draw:style-name="gr7" draw:text-style-name="P7" draw:layer="layout" svg:x1="17.237cm" svg:y1="14.864cm" svg:x2="16.567cm" svg:y2="14.864cm">
                <text:p/>
              </draw:line>
              <draw:g>
                <draw:line draw:style-name="gr7" draw:text-style-name="P7" draw:layer="layout" svg:x1="16.447cm" svg:y1="14.864cm" svg:x2="16.447cm" svg:y2="16.214cm">
                  <text:p/>
                </draw:line>
                <draw:line draw:style-name="gr7" draw:text-style-name="P7" draw:layer="layout" svg:x1="16.567cm" svg:y1="14.864cm" svg:x2="16.567cm" svg:y2="16.214cm">
                  <text:p/>
                </draw:line>
                <draw:line draw:style-name="gr7" draw:text-style-name="P7" draw:layer="layout" svg:x1="16.567cm" svg:y1="14.864cm" svg:x2="16.447cm" svg:y2="14.864cm">
                  <text:p/>
                </draw:line>
                <draw:line draw:style-name="gr7" draw:text-style-name="P7" draw:layer="layout" svg:x1="16.567cm" svg:y1="16.214cm" svg:x2="16.447cm" svg:y2="16.214cm">
                  <text:p/>
                </draw:line>
              </draw:g>
              <draw:line draw:style-name="gr7" draw:text-style-name="P7" draw:layer="layout" svg:x1="17.237cm" svg:y1="14.987cm" svg:x2="16.567cm" svg:y2="14.987cm">
                <text:p/>
              </draw:line>
              <draw:line draw:style-name="gr7" draw:text-style-name="P7" draw:layer="layout" svg:x1="17.237cm" svg:y1="15.109cm" svg:x2="16.567cm" svg:y2="15.109cm">
                <text:p/>
              </draw:line>
              <draw:line draw:style-name="gr7" draw:text-style-name="P7" draw:layer="layout" svg:x1="17.237cm" svg:y1="15.232cm" svg:x2="16.567cm" svg:y2="15.232cm">
                <text:p/>
              </draw:line>
              <draw:line draw:style-name="gr7" draw:text-style-name="P7" draw:layer="layout" svg:x1="17.237cm" svg:y1="15.355cm" svg:x2="16.567cm" svg:y2="15.355cm">
                <text:p/>
              </draw:line>
              <draw:line draw:style-name="gr7" draw:text-style-name="P7" draw:layer="layout" svg:x1="17.237cm" svg:y1="15.478cm" svg:x2="16.567cm" svg:y2="15.478cm">
                <text:p/>
              </draw:line>
              <draw:line draw:style-name="gr7" draw:text-style-name="P7" draw:layer="layout" svg:x1="17.237cm" svg:y1="15.6cm" svg:x2="16.567cm" svg:y2="15.6cm">
                <text:p/>
              </draw:line>
              <draw:line draw:style-name="gr7" draw:text-style-name="P7" draw:layer="layout" svg:x1="17.237cm" svg:y1="15.723cm" svg:x2="16.567cm" svg:y2="15.723cm">
                <text:p/>
              </draw:line>
              <draw:line draw:style-name="gr7" draw:text-style-name="P7" draw:layer="layout" svg:x1="17.237cm" svg:y1="15.846cm" svg:x2="16.567cm" svg:y2="15.846cm">
                <text:p/>
              </draw:line>
              <draw:line draw:style-name="gr7" draw:text-style-name="P7" draw:layer="layout" svg:x1="17.237cm" svg:y1="15.969cm" svg:x2="16.567cm" svg:y2="15.969cm">
                <text:p/>
              </draw:line>
              <draw:line draw:style-name="gr7" draw:text-style-name="P7" draw:layer="layout" svg:x1="17.237cm" svg:y1="16.091cm" svg:x2="16.567cm" svg:y2="16.091cm">
                <text:p/>
              </draw:line>
              <draw:line draw:style-name="gr7" draw:text-style-name="P7" draw:layer="layout" svg:x1="16.457cm" svg:y1="14.987cm" svg:x2="15.787cm" svg:y2="14.987cm">
                <text:p/>
              </draw:line>
              <draw:line draw:style-name="gr7" draw:text-style-name="P7" draw:layer="layout" svg:x1="16.457cm" svg:y1="15.109cm" svg:x2="15.787cm" svg:y2="15.109cm">
                <text:p/>
              </draw:line>
              <draw:line draw:style-name="gr7" draw:text-style-name="P7" draw:layer="layout" svg:x1="16.457cm" svg:y1="15.232cm" svg:x2="15.787cm" svg:y2="15.232cm">
                <text:p/>
              </draw:line>
              <draw:line draw:style-name="gr7" draw:text-style-name="P7" draw:layer="layout" svg:x1="16.457cm" svg:y1="15.355cm" svg:x2="15.787cm" svg:y2="15.355cm">
                <text:p/>
              </draw:line>
              <draw:line draw:style-name="gr7" draw:text-style-name="P7" draw:layer="layout" svg:x1="16.457cm" svg:y1="15.478cm" svg:x2="15.787cm" svg:y2="15.478cm">
                <text:p/>
              </draw:line>
              <draw:line draw:style-name="gr7" draw:text-style-name="P7" draw:layer="layout" svg:x1="16.457cm" svg:y1="15.6cm" svg:x2="15.787cm" svg:y2="15.6cm">
                <text:p/>
              </draw:line>
              <draw:line draw:style-name="gr7" draw:text-style-name="P7" draw:layer="layout" svg:x1="16.457cm" svg:y1="15.723cm" svg:x2="15.787cm" svg:y2="15.723cm">
                <text:p/>
              </draw:line>
              <draw:line draw:style-name="gr7" draw:text-style-name="P7" draw:layer="layout" svg:x1="16.457cm" svg:y1="15.846cm" svg:x2="15.787cm" svg:y2="15.846cm">
                <text:p/>
              </draw:line>
              <draw:line draw:style-name="gr7" draw:text-style-name="P7" draw:layer="layout" svg:x1="16.457cm" svg:y1="15.969cm" svg:x2="15.787cm" svg:y2="15.969cm">
                <text:p/>
              </draw:line>
              <draw:line draw:style-name="gr7" draw:text-style-name="P7" draw:layer="layout" svg:x1="16.457cm" svg:y1="16.214cm" svg:x2="15.787cm" svg:y2="16.214cm">
                <text:p/>
              </draw:line>
              <draw:line draw:style-name="gr7" draw:text-style-name="P7" draw:layer="layout" svg:x1="16.457cm" svg:y1="16.091cm" svg:x2="15.787cm" svg:y2="16.091cm">
                <text:p/>
              </draw:line>
            </draw:g>
            <draw:line draw:style-name="gr85" draw:text-style-name="P7" draw:layer="layout" svg:x1="42.771cm" svg:y1="15.997cm" svg:x2="41.018cm" svg:y2="15.997cm">
              <text:p/>
            </draw:line>
            <draw:line draw:style-name="gr85" draw:text-style-name="P7" draw:layer="layout" svg:x1="42.771cm" svg:y1="17.548cm" svg:x2="41.018cm" svg:y2="17.548cm">
              <text:p/>
            </draw:line>
            <draw:line draw:style-name="gr85" draw:text-style-name="P7" draw:layer="layout" svg:x1="41.019cm" svg:y1="15.996cm" svg:x2="41.019cm" svg:y2="17.55cm">
              <text:p/>
            </draw:line>
            <draw:line draw:style-name="gr8" draw:text-style-name="P7" draw:layer="layout" svg:x1="15.222cm" svg:y1="30.863cm" svg:x2="16.113cm" svg:y2="30.863cm">
              <text:p/>
            </draw:line>
            <draw:g>
              <draw:line draw:style-name="gr8" draw:text-style-name="P7" draw:layer="layout" svg:x1="31.031cm" svg:y1="25.854cm" svg:x2="31.207cm" svg:y2="25.535cm">
                <text:p/>
              </draw:line>
              <draw:path draw:style-name="gr8" draw:text-style-name="P7" draw:layer="layout" svg:width="0.125cm" svg:height="0.133cm" draw:transform="rotate (0.529707427980279) translate (31.031cm 25.483cm)" svg:viewBox="0 0 126 134" svg:d="M0 0c102 45 126 134 126 134">
                <text:p/>
              </draw:path>
            </draw:g>
            <draw:g>
              <draw:line draw:style-name="gr8" draw:text-style-name="P7" draw:layer="layout" svg:x1="31.031cm" svg:y1="25.853cm" svg:x2="31.207cm" svg:y2="26.215cm">
                <text:p/>
              </draw:line>
              <draw:path draw:style-name="gr8" draw:text-style-name="P7" draw:layer="layout" svg:width="0.13cm" svg:height="0.146cm" draw:transform="skewX (-0.118158790360016) rotate (2.5551620249197) translate (31.1404070173172cm 26.3464217519992cm)" svg:viewBox="0 0 131 147" svg:d="M131 0c-106 49-131 147-131 147">
                <text:p/>
              </draw:path>
            </draw:g>
            <draw:g>
              <draw:line draw:style-name="gr8" draw:text-style-name="P7" draw:layer="layout" svg:x1="31.031cm" svg:y1="26.698cm" svg:x2="31.207cm" svg:y2="26.336cm">
                <text:p/>
              </draw:line>
              <draw:path draw:style-name="gr8" draw:text-style-name="P7" draw:layer="layout" svg:width="0.13cm" svg:height="0.145cm" draw:transform="skewX (0.114319066005629) rotate (0.583289036016505) translate (31.031cm 26.2772680965147cm)" svg:viewBox="0 0 131 146" svg:d="M0 0c106 49 131 146 131 146">
                <text:p/>
              </draw:path>
            </draw:g>
            <draw:g>
              <draw:line draw:style-name="gr8" draw:text-style-name="P7" draw:layer="layout" svg:x1="31.031cm" svg:y1="27.069cm" svg:x2="31.207cm" svg:y2="26.75cm">
                <text:p/>
              </draw:line>
              <draw:path draw:style-name="gr8" draw:text-style-name="P7" draw:layer="layout" svg:width="0.125cm" svg:height="0.133cm" draw:transform="rotate (0.529707427980279) translate (31.031cm 26.698cm)" svg:viewBox="0 0 126 134" svg:d="M0 0c102 45 126 134 126 134">
                <text:p/>
              </draw:path>
            </draw:g>
            <draw:g>
              <draw:line draw:style-name="gr8" draw:text-style-name="P7" draw:layer="layout" svg:x1="31.031cm" svg:y1="27.693cm" svg:x2="31.155cm" svg:y2="27.471cm">
                <text:p/>
              </draw:line>
              <draw:path draw:style-name="gr8" draw:text-style-name="P7" draw:layer="layout" svg:width="0.086cm" svg:height="0.093cm" draw:transform="skewX (-0.0256563400043166) rotate (0.525169571925094) translate (31.031cm 27.4343941018767cm)" svg:viewBox="0 0 87 94" svg:d="M0 0c71 31 87 94 87 94">
                <text:p/>
              </draw:path>
            </draw:g>
            <draw:g>
              <draw:line draw:style-name="gr8" draw:text-style-name="P7" draw:layer="layout" svg:x1="31.031cm" svg:y1="27.173cm" svg:x2="31.155cm" svg:y2="27.395cm">
                <text:p/>
              </draw:line>
              <draw:path draw:style-name="gr8" draw:text-style-name="P7" draw:layer="layout" svg:width="0.086cm" svg:height="0.093cm" draw:transform="skewX (0.0263544717051144) rotate (2.6164230816647) translate (31.105974249406cm 27.4750494695661cm)" svg:viewBox="0 0 87 94" svg:d="M87 0c-72 31-87 94-87 94">
                <text:p/>
              </draw:path>
            </draw:g>
            <draw:g>
              <draw:line draw:style-name="gr8" draw:text-style-name="P7" draw:layer="layout" svg:x1="38.931cm" svg:y1="25.854cm" svg:x2="38.755cm" svg:y2="25.535cm">
                <text:p/>
              </draw:line>
              <draw:path draw:style-name="gr8" draw:text-style-name="P7" draw:layer="layout" svg:width="0.125cm" svg:height="0.133cm" draw:transform="rotate (-0.52970742798028) translate (38.8226081453293cm 25.4195339602805cm)" svg:viewBox="0 0 126 134" svg:d="M126 0c-103 45-126 134-126 134">
                <text:p/>
              </draw:path>
            </draw:g>
            <draw:g>
              <draw:line draw:style-name="gr8" draw:text-style-name="P7" draw:layer="layout" svg:x1="38.931cm" svg:y1="25.853cm" svg:x2="38.755cm" svg:y2="26.215cm">
                <text:p/>
              </draw:line>
              <draw:path draw:style-name="gr8" draw:text-style-name="P7" draw:layer="layout" svg:width="0.13cm" svg:height="0.145cm" draw:transform="skewX (0.114319066005629) rotate (-2.55830361757329) translate (38.931cm 26.2737319034853cm)" svg:viewBox="0 0 131 146" svg:d="M0 0c106 49 131 146 131 146">
                <text:p/>
              </draw:path>
            </draw:g>
            <draw:g>
              <draw:line draw:style-name="gr8" draw:text-style-name="P7" draw:layer="layout" svg:x1="38.931cm" svg:y1="26.698cm" svg:x2="38.755cm" svg:y2="26.336cm">
                <text:p/>
              </draw:line>
              <draw:path draw:style-name="gr8" draw:text-style-name="P7" draw:layer="layout" svg:width="0.13cm" svg:height="0.145cm" draw:transform="skewX (-0.114319066005629) rotate (-0.583289036016505) translate (38.8214917875155cm 26.2050058766199cm)" svg:viewBox="0 0 131 146" svg:d="M131 0c-106 49-131 146-131 146">
                <text:p/>
              </draw:path>
            </draw:g>
            <draw:g>
              <draw:line draw:style-name="gr8" draw:text-style-name="P7" draw:layer="layout" svg:x1="38.931cm" svg:y1="27.693cm" svg:x2="38.807cm" svg:y2="27.471cm">
                <text:p/>
              </draw:line>
              <draw:path draw:style-name="gr8" draw:text-style-name="P7" draw:layer="layout" svg:width="0.086cm" svg:height="0.093cm" draw:transform="skewX (0.0263544717051143) rotate (-0.525169571925094) translate (38.856025750594cm 27.3909505304339cm)" svg:viewBox="0 0 87 94" svg:d="M87 0c-72 31-87 94-87 94">
                <text:p/>
              </draw:path>
            </draw:g>
            <draw:g>
              <draw:line draw:style-name="gr8" draw:text-style-name="P7" draw:layer="layout" svg:x1="38.931cm" svg:y1="27.173cm" svg:x2="38.807cm" svg:y2="27.395cm">
                <text:p/>
              </draw:line>
              <draw:path draw:style-name="gr8" draw:text-style-name="P7" draw:layer="layout" svg:width="0.086cm" svg:height="0.093cm" draw:transform="skewX (-0.0256563400043167) rotate (-2.6164230816647) translate (38.931cm 27.4316058981233cm)" svg:viewBox="0 0 87 94" svg:d="M0 0c71 31 87 94 87 94">
                <text:p/>
              </draw:path>
            </draw:g>
            <draw:g>
              <draw:line draw:style-name="gr8" draw:text-style-name="P7" draw:layer="layout" svg:x1="38.931cm" svg:y1="26.697cm" svg:x2="38.755cm" svg:y2="26.97cm">
                <text:p/>
              </draw:line>
              <draw:path draw:style-name="gr8" draw:text-style-name="P7" draw:layer="layout" svg:width="0.122cm" svg:height="0.117cm" draw:transform="skewX (-0.124441975667196) rotate (-2.6778586713349) translate (38.931cm 27.0142895442359cm)" svg:viewBox="0 0 123 118" svg:d="M0 0c99 40 123 118 123 118">
                <text:p/>
              </draw:path>
            </draw:g>
            <draw:g>
              <draw:line draw:style-name="gr8" draw:text-style-name="P7" draw:layer="layout" svg:x1="32.156cm" svg:y1="28.603cm" svg:x2="32.156cm" svg:y2="28.304cm">
                <text:p/>
              </draw:line>
              <draw:path draw:style-name="gr8" draw:text-style-name="P7" draw:layer="layout" svg:width="0.336cm" svg:height="0.255cm" draw:transform="rotate (-1.70640840967486) translate (32.455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2.585cm" svg:y1="28.603cm" svg:x2="32.585cm" svg:y2="28.304cm">
                <text:p/>
              </draw:line>
              <draw:path draw:style-name="gr8" draw:text-style-name="P7" draw:layer="layout" svg:width="0.336cm" svg:height="0.255cm" draw:transform="rotate (-1.70640840967486) translate (32.884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3.04cm" svg:y1="28.603cm" svg:x2="33.04cm" svg:y2="28.304cm">
                <text:p/>
              </draw:line>
              <draw:path draw:style-name="gr8" draw:text-style-name="P7" draw:layer="layout" svg:width="0.336cm" svg:height="0.255cm" draw:transform="rotate (-1.70640840967486) translate (33.339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3.443cm" svg:y1="28.603cm" svg:x2="33.443cm" svg:y2="28.304cm">
                <text:p/>
              </draw:line>
              <draw:path draw:style-name="gr8" draw:text-style-name="P7" draw:layer="layout" svg:width="0.336cm" svg:height="0.255cm" draw:transform="rotate (-1.70640840967486) translate (33.742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3.885cm" svg:y1="28.603cm" svg:x2="33.885cm" svg:y2="28.304cm">
                <text:p/>
              </draw:line>
              <draw:path draw:style-name="gr8" draw:text-style-name="P7" draw:layer="layout" svg:width="0.336cm" svg:height="0.255cm" draw:transform="rotate (-1.70640840967486) translate (34.184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4.34cm" svg:y1="28.603cm" svg:x2="34.34cm" svg:y2="28.304cm">
                <text:p/>
              </draw:line>
              <draw:path draw:style-name="gr8" draw:text-style-name="P7" draw:layer="layout" svg:width="0.336cm" svg:height="0.255cm" draw:transform="rotate (-1.70640840967486) translate (34.639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4.769cm" svg:y1="28.603cm" svg:x2="34.769cm" svg:y2="28.304cm">
                <text:p/>
              </draw:line>
              <draw:path draw:style-name="gr8" draw:text-style-name="P7" draw:layer="layout" svg:width="0.336cm" svg:height="0.255cm" draw:transform="rotate (-1.70640840967486) translate (35.0680000017224cm 28.304000000235cm)" svg:viewBox="0 0 337 256" svg:d="M0 0c289 0 337 256 337 256">
                <text:p/>
              </draw:path>
            </draw:g>
            <draw:g>
              <draw:line draw:style-name="gr8" draw:text-style-name="P7" draw:layer="layout" svg:x1="35.835cm" svg:y1="27.885cm" svg:x2="36.18cm" svg:y2="27.885cm">
                <text:p/>
              </draw:line>
              <draw:path draw:style-name="gr8" draw:text-style-name="P7" draw:layer="layout" svg:width="0.386cm" svg:height="0.256cm" draw:transform="skewX (0.0368264472170803) rotate (3.02517919248177) translate (36.1797181071816cm 28.1839963449157cm)" svg:viewBox="0 0 387 257" svg:d="M0 0c332 0 387 257 387 257">
                <text:p/>
              </draw:path>
            </draw:g>
            <draw:g>
              <draw:line draw:style-name="gr8" draw:text-style-name="P7" draw:layer="layout" svg:x1="35.475cm" svg:y1="27.883cm" svg:x2="35.13cm" svg:y2="27.883cm">
                <text:p/>
              </draw:line>
              <draw:path draw:style-name="gr8" draw:text-style-name="P7" draw:layer="layout" svg:width="0.386cm" svg:height="0.256cm" draw:transform="skewX (-0.0368264472170803) rotate (-3.02552825833217) translate (35.5144539740021cm 28.1372063425846cm)" svg:viewBox="0 0 387 257" svg:d="M387 0c-333 1-387 257-387 257">
                <text:p/>
              </draw:path>
            </draw:g>
            <draw:g>
              <draw:line draw:style-name="gr8" draw:text-style-name="P7" draw:layer="layout" svg:x1="36.536cm" svg:y1="28.601cm" svg:x2="36.536cm" svg:y2="28.302cm">
                <text:p/>
              </draw:line>
              <draw:path draw:style-name="gr8" draw:text-style-name="P7" draw:layer="layout" svg:width="0.335cm" svg:height="0.255cm" draw:transform="rotate (1.70518667919846) translate (36.2820683766313cm 28.6353329024973cm)" svg:viewBox="0 0 336 256" svg:d="M336 0c-288 0-336 256-336 256">
                <text:p/>
              </draw:path>
            </draw:g>
            <draw:g>
              <draw:line draw:style-name="gr8" draw:text-style-name="P7" draw:layer="layout" svg:x1="36.966cm" svg:y1="28.601cm" svg:x2="36.966cm" svg:y2="28.302cm">
                <text:p/>
              </draw:line>
              <draw:path draw:style-name="gr8" draw:text-style-name="P7" draw:layer="layout" svg:width="0.335cm" svg:height="0.255cm" draw:transform="rotate (1.70518667919846) translate (36.7120683766313cm 28.635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408cm" svg:y1="28.601cm" svg:x2="37.408cm" svg:y2="28.302cm">
                <text:p/>
              </draw:line>
              <draw:path draw:style-name="gr8" draw:text-style-name="P7" draw:layer="layout" svg:width="0.335cm" svg:height="0.255cm" draw:transform="rotate (1.70518667919846) translate (37.1540683766313cm 28.635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85cm" svg:y1="28.601cm" svg:x2="37.85cm" svg:y2="28.302cm">
                <text:p/>
              </draw:line>
              <draw:path draw:style-name="gr8" draw:text-style-name="P7" draw:layer="layout" svg:width="0.335cm" svg:height="0.255cm" draw:transform="rotate (1.70518667919846) translate (37.5960683766313cm 28.635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655cm" svg:y1="27.225cm" svg:x2="38.081cm" svg:y2="27.225cm">
                <text:p/>
              </draw:line>
              <draw:path draw:style-name="gr8" draw:text-style-name="P7" draw:layer="layout" svg:width="0.479cm" svg:height="0.367cm" draw:transform="rotate (3.00737683411143) translate (38.081cm 27.654cm)" svg:viewBox="0 0 480 368" svg:d="M0 0c411 1 480 368 480 368">
                <text:p/>
              </draw:path>
            </draw:g>
            <draw:g>
              <draw:line draw:style-name="gr8" draw:text-style-name="P7" draw:layer="layout" svg:x1="32.307cm" svg:y1="27.216cm" svg:x2="31.881cm" svg:y2="27.216cm">
                <text:p/>
              </draw:line>
              <draw:path draw:style-name="gr8" draw:text-style-name="P7" draw:layer="layout" svg:width="0.479cm" svg:height="0.367cm" draw:transform="rotate (-3.00737683411143) translate (32.3565059468877cm 27.5808223027152cm)" svg:viewBox="0 0 480 368" svg:d="M480 0c-412 1-480 368-480 368">
                <text:p/>
              </draw:path>
            </draw:g>
            <draw:g>
              <draw:line draw:style-name="gr8" draw:text-style-name="P7" draw:layer="layout" svg:x1="31.778cm" svg:y1="28.18cm" svg:x2="31.778cm" svg:y2="27.754cm">
                <text:p/>
              </draw:line>
              <draw:path draw:style-name="gr8" draw:text-style-name="P7" draw:layer="layout" svg:width="0.479cm" svg:height="0.367cm" draw:transform="rotate (1.70501214627326) translate (31.4132380460424cm 28.2296421428719cm)" svg:viewBox="0 0 480 368" svg:d="M480 0c-412 1-480 368-480 368">
                <text:p/>
              </draw:path>
            </draw:g>
            <draw:g>
              <draw:line draw:style-name="gr8" draw:text-style-name="P7" draw:layer="layout" svg:x1="32.806cm" svg:y1="26.952cm" svg:x2="32.231cm" svg:y2="26.952cm">
                <text:p/>
              </draw:line>
              <draw:path draw:style-name="gr8" draw:text-style-name="P7" draw:layer="layout" svg:width="0.645cm" svg:height="0.435cm" draw:transform="skewX (0.0354301838154849) rotate (-0.116937059883621) translate (32.2313297428972cm 26.445005039522cm)" svg:viewBox="0 0 646 436" svg:d="M0 0c554 2 646 436 646 436">
                <text:p/>
              </draw:path>
            </draw:g>
            <draw:g>
              <draw:line draw:style-name="gr8" draw:text-style-name="P7" draw:layer="layout" svg:x1="37.005cm" svg:y1="26.952cm" svg:x2="37.58cm" svg:y2="26.952cm">
                <text:p/>
              </draw:line>
              <draw:path draw:style-name="gr8" draw:text-style-name="P7" draw:layer="layout" svg:width="0.645cm" svg:height="0.436cm" draw:transform="skewX (-0.0354301838154849) rotate (0.116762526958421) translate (36.9384433617286cm 26.5202184301971cm)" svg:viewBox="0 0 646 437" svg:d="M646 0c-554 2-646 437-646 437">
                <text:p/>
              </draw:path>
            </draw:g>
            <draw:g>
              <draw:line draw:style-name="gr8" draw:text-style-name="P7" draw:layer="layout" svg:x1="41.087cm" svg:y1="29.383cm" svg:x2="41.087cm" svg:y2="29.874cm">
                <text:p/>
              </draw:line>
              <draw:path draw:style-name="gr8" draw:text-style-name="P7" draw:layer="layout" svg:width="0.549cm" svg:height="0.368cm" draw:transform="skewX (0.0349065850398866) rotate (1.45420833276168) translate (40.658cm 29.874cm)" svg:viewBox="0 0 550 369" svg:d="M0 0c473 1 550 369 550 369">
                <text:p/>
              </draw:path>
            </draw:g>
            <draw:g>
              <draw:line draw:style-name="gr8" draw:text-style-name="P7" draw:layer="layout" svg:x1="24.467cm" svg:y1="31.137cm" svg:x2="24.467cm" svg:y2="30.633cm">
                <text:p/>
              </draw:line>
              <draw:path draw:style-name="gr8" draw:text-style-name="P7" draw:layer="layout" svg:width="0.565cm" svg:height="0.368cm" draw:transform="skewX (0.0441568300754565) rotate (-1.68459179402493) translate (24.8957682644203cm 30.6326094979388cm)" svg:viewBox="0 0 566 369" svg:d="M0 0c485 1 566 369 566 369">
                <text:p/>
              </draw:path>
            </draw:g>
            <draw:g>
              <draw:line draw:style-name="gr8" draw:text-style-name="P7" draw:layer="layout" svg:x1="24.831cm" svg:y1="32.268cm" svg:x2="24.327cm" svg:y2="32.268cm">
                <text:p/>
              </draw:line>
              <draw:path draw:style-name="gr8" draw:text-style-name="P7" draw:layer="layout" svg:width="0.565cm" svg:height="0.368cm" draw:transform="skewX (0.0441568300754565) rotate (-0.113795467230031) translate (24.3266094979388cm 31.8392317355797cm)" svg:viewBox="0 0 566 369" svg:d="M0 0c485 1 566 369 566 369">
                <text:p/>
              </draw:path>
            </draw:g>
            <draw:g>
              <draw:line draw:style-name="gr8" draw:text-style-name="P7" draw:layer="layout" svg:x1="24.98cm" svg:y1="29.734cm" svg:x2="25.424cm" svg:y2="29.734cm">
                <text:p/>
              </draw:line>
              <draw:path draw:style-name="gr8" draw:text-style-name="P7" draw:layer="layout" svg:width="0.498cm" svg:height="0.367cm" draw:transform="skewX (-0.00802851455917391) rotate (0.129852496348378) translate (24.9297771360139cm 29.3698158868682cm)" svg:viewBox="0 0 499 368" svg:d="M499 0c-429 0-499 368-499 368">
                <text:p/>
              </draw:path>
            </draw:g>
            <draw:g>
              <draw:line draw:style-name="gr8" draw:text-style-name="P7" draw:layer="layout" svg:x1="22.211cm" svg:y1="29.407cm" svg:x2="22.211cm" svg:y2="29.864cm">
                <text:p/>
              </draw:line>
              <draw:path draw:style-name="gr8" draw:text-style-name="P7" draw:layer="layout" svg:width="0.512cm" svg:height="0.367cm" draw:transform="skewX (-0.0158824961931484) rotate (-1.44460902187571) translate (22.5751802128071cm 29.3552309992353cm)" svg:viewBox="0 0 513 368" svg:d="M513 0c-441 0-513 368-513 368">
                <text:p/>
              </draw:path>
            </draw:g>
            <draw:g>
              <draw:line draw:style-name="gr8" draw:text-style-name="P7" draw:layer="layout" svg:x1="20.901cm" svg:y1="29.493cm" svg:x2="20.457cm" svg:y2="29.493cm">
                <text:p/>
              </draw:line>
              <draw:path draw:style-name="gr8" draw:text-style-name="P7" draw:layer="layout" svg:width="0.498cm" svg:height="0.367cm" draw:transform="skewX (0.00925024503556993) rotate (-0.128805298797183) translate (20.4566559862794cm 29.0642317355797cm)" svg:viewBox="0 0 499 368" svg:d="M0 0c428 1 499 368 499 368">
                <text:p/>
              </draw:path>
            </draw:g>
            <draw:g>
              <draw:line draw:style-name="gr8" draw:text-style-name="P7" draw:layer="layout" svg:x1="25.279cm" svg:y1="25.527cm" svg:x2="25.279cm" svg:y2="25.083cm">
                <text:p/>
              </draw:line>
              <draw:path draw:style-name="gr8" draw:text-style-name="P7" draw:layer="layout" svg:width="0.498cm" svg:height="0.367cm" draw:transform="skewX (-0.00802851455917393) rotate (1.70064882314327) translate (24.9148158868682cm 25.5772228639861cm)" svg:viewBox="0 0 499 368" svg:d="M499 0c-429 0-499 368-499 368">
                <text:p/>
              </draw:path>
            </draw:g>
            <draw:g>
              <draw:line draw:style-name="gr8" draw:text-style-name="P7" draw:layer="layout" svg:x1="20.985cm" svg:y1="27.099cm" svg:x2="21.36cm" svg:y2="26.667cm">
                <text:p/>
              </draw:line>
              <draw:line draw:style-name="gr8" draw:text-style-name="P7" draw:layer="layout" svg:x1="21.992cm" svg:y1="25.941cm" svg:x2="22.367cm" svg:y2="25.509cm">
                <text:p/>
              </draw:line>
            </draw:g>
            <draw:g>
              <draw:line draw:style-name="gr8" draw:text-style-name="P7" draw:layer="layout" svg:x1="15.303cm" svg:y1="30.186cm" svg:x2="15.303cm" svg:y2="30.63cm">
                <text:p/>
              </draw:line>
              <draw:path draw:style-name="gr8" draw:text-style-name="P7" draw:layer="layout" svg:width="0.498cm" svg:height="0.368cm" draw:transform="skewX (-0.00907571211037052) rotate (-1.44216556092291) translate (15.6678657737662cm 30.1357577783774cm)" svg:viewBox="0 0 499 369" svg:d="M499 0c-429 1-499 369-499 369">
                <text:p/>
              </draw:path>
            </draw:g>
            <draw:g>
              <draw:line draw:style-name="gr8" draw:text-style-name="P7" draw:layer="layout" svg:x1="15.675cm" svg:y1="31.035cm" svg:x2="15.231cm" svg:y2="31.035cm">
                <text:p/>
              </draw:line>
              <draw:path draw:style-name="gr8" draw:text-style-name="P7" draw:layer="layout" svg:width="0.498cm" svg:height="0.368cm" draw:transform="skewX (-0.00907571211037052) rotate (-3.01296188771781) translate (15.7252422216226cm 31.3998657737662cm)" svg:viewBox="0 0 499 369" svg:d="M499 0c-429 1-499 369-499 369">
                <text:p/>
              </draw:path>
            </draw:g>
            <draw:g>
              <draw:line draw:style-name="gr8" draw:text-style-name="P7" draw:layer="layout" svg:x1="14.504cm" svg:y1="16.448cm" svg:x2="14.021cm" svg:y2="16.448cm">
                <text:p/>
              </draw:line>
              <draw:path draw:style-name="gr8" draw:text-style-name="P7" draw:layer="layout" svg:width="0.541cm" svg:height="0.368cm" draw:transform="skewX (0.032637657012294) rotate (-0.118158790360017) translate (14.020625768858cm 16.0192317355797cm)" svg:viewBox="0 0 542 369" svg:d="M0 0c465 1 542 369 542 369">
                <text:p/>
              </draw:path>
            </draw:g>
            <draw:g>
              <draw:line draw:style-name="gr8" draw:text-style-name="P7" draw:layer="layout" svg:x1="14.147cm" svg:y1="13.627cm" svg:x2="14.147cm" svg:y2="13.242cm">
                <text:p/>
              </draw:line>
              <draw:path draw:style-name="gr8" draw:text-style-name="P7" draw:layer="layout" svg:width="0.434cm" svg:height="0.366cm" draw:transform="skewX (-0.0270526034059121) rotate (-1.72019651076561) translate (14.5760817506712cm 13.2417529750142cm)" svg:viewBox="0 0 435 367" svg:d="M0 0c372 1 435 367 435 367">
                <text:p/>
              </draw:path>
            </draw:g>
            <draw:g>
              <draw:line draw:style-name="gr8" draw:text-style-name="P7" draw:layer="layout" svg:x1="20.052cm" svg:y1="17.018cm" svg:x2="20.052cm" svg:y2="17.239cm">
                <text:p/>
              </draw:line>
              <draw:path draw:style-name="gr8" draw:text-style-name="P7" draw:layer="layout" svg:width="0.247cm" svg:height="0.167cm" draw:transform="skewX (-0.0361283155162826) rotate (-1.45281206936008) translate (20.2176463749524cm 16.9920957141607cm)" svg:viewBox="0 0 248 168" svg:d="M248 0c-212 0-248 168-248 168">
                <text:p/>
              </draw:path>
            </draw:g>
            <draw:g>
              <draw:line draw:style-name="gr8" draw:text-style-name="P7" draw:layer="layout" svg:x1="17.258cm" svg:y1="16.943cm" svg:x2="17.258cm" svg:y2="17.619cm">
                <text:p/>
              </draw:line>
              <draw:path draw:style-name="gr8" draw:text-style-name="P7" draw:layer="layout" svg:width="0.758cm" svg:height="0.458cm" draw:transform="skewX (0.0657989128001863) rotate (1.46537843997444) translate (16.7252879139021cm 17.6185237686377cm)" svg:viewBox="0 0 759 459" svg:d="M0 0c650 1 759 459 759 459">
                <text:p/>
              </draw:path>
            </draw:g>
            <draw:g>
              <draw:line draw:style-name="gr8" draw:text-style-name="P7" draw:layer="layout" svg:x1="18.506cm" svg:y1="15.446cm" svg:x2="18.368cm" svg:y2="15.691cm">
                <text:p/>
              </draw:line>
              <draw:path draw:style-name="gr8" draw:text-style-name="P7" draw:layer="layout" svg:width="0.099cm" svg:height="0.102cm" draw:transform="rotate (-2.62253173404668) translate (18.506cm 15.7314611260054cm)" svg:viewBox="0 0 100 103" svg:d="M0 0c81 34 100 103 100 103">
                <text:p/>
              </draw:path>
            </draw:g>
            <draw:g>
              <draw:line draw:style-name="gr8" draw:text-style-name="P7" draw:layer="layout" svg:x1="17.731cm" svg:y1="15.915cm" svg:x2="17.856cm" svg:y2="16.16cm">
                <text:p/>
              </draw:line>
              <draw:path draw:style-name="gr8" draw:text-style-name="P7" draw:layer="layout" svg:width="0.093cm" svg:height="0.099cm" draw:transform="skewX (-0.0972148393360842) rotate (2.57959663444762) translate (17.8108077500533cm 16.2497241103702cm)" svg:viewBox="0 0 94 100" svg:d="M94 0c-75 34-94 100-94 100">
                <text:p/>
              </draw:path>
            </draw:g>
            <draw:g>
              <draw:line draw:style-name="gr8" draw:text-style-name="P7" draw:layer="layout" svg:x1="17.731cm" svg:y1="16.485cm" svg:x2="17.856cm" svg:y2="16.24cm">
                <text:p/>
              </draw:line>
              <draw:path draw:style-name="gr8" draw:text-style-name="P7" draw:layer="layout" svg:width="0.091cm" svg:height="0.099cm" draw:transform="skewX (0.072954762733363) rotate (0.563741348394168) translate (17.731cm 16.2005335120643cm)" svg:viewBox="0 0 92 100" svg:d="M0 0c74 34 92 100 92 100">
                <text:p/>
              </draw:path>
            </draw:g>
            <draw:g>
              <draw:line draw:style-name="gr8" draw:text-style-name="P7" draw:layer="layout" svg:x1="17.731cm" svg:y1="16.552cm" svg:x2="17.856cm" svg:y2="16.797cm">
                <text:p/>
              </draw:line>
              <draw:path draw:style-name="gr8" draw:text-style-name="P7" draw:layer="layout" svg:width="0.093cm" svg:height="0.099cm" draw:transform="skewX (-0.0972148393360842) rotate (2.57959663444762) translate (17.8108077500532cm 16.8867241103702cm)" svg:viewBox="0 0 94 100" svg:d="M94 0c-75 34-94 100-94 100">
                <text:p/>
              </draw:path>
            </draw:g>
            <draw:g>
              <draw:line draw:style-name="gr8" draw:text-style-name="P7" draw:layer="layout" svg:x1="17.731cm" svg:y1="17.122cm" svg:x2="17.856cm" svg:y2="16.877cm">
                <text:p/>
              </draw:line>
              <draw:path draw:style-name="gr8" draw:text-style-name="P7" draw:layer="layout" svg:width="0.091cm" svg:height="0.099cm" draw:transform="skewX (0.072954762733363) rotate (0.563741348394168) translate (17.731cm 16.8375335120643cm)" svg:viewBox="0 0 92 100" svg:d="M0 0c74 34 92 100 92 100">
                <text:p/>
              </draw:path>
            </draw:g>
            <draw:g>
              <draw:line draw:style-name="gr8" draw:text-style-name="P7" draw:layer="layout" svg:x1="17.731cm" svg:y1="17.436cm" svg:x2="17.856cm" svg:y2="17.225cm">
                <text:p/>
              </draw:line>
              <draw:path draw:style-name="gr8" draw:text-style-name="P7" draw:layer="layout" svg:width="0.087cm" svg:height="0.089cm" draw:transform="skewX (-0.0555014702134197) rotate (0.500734962397173) translate (17.731cm 17.190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17.731cm" svg:y1="17.462cm" svg:x2="18.049cm" svg:y2="17.293cm">
                  <text:p/>
                </draw:line>
                <draw:path draw:style-name="gr8" draw:text-style-name="P7" draw:layer="layout" svg:width="0.125cm" svg:height="0.131cm" draw:transform="skewX (-0.064926248174189) rotate (-2.11760798144472) translate (18.1665135191647cm 17.354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18.48cm" svg:y1="17.462cm" svg:x2="18.162cm" svg:y2="17.293cm">
                  <text:p/>
                </draw:line>
                <draw:path draw:style-name="gr8" draw:text-style-name="P7" draw:layer="layout" svg:width="0.125cm" svg:height="0.131cm" draw:transform="skewX (0.0649262481741891) rotate (2.11760798144472) translate (18.1099946380697cm 17.462cm)" svg:viewBox="0 0 126 132" svg:d="M0 0c101 44 126 132 126 132">
                  <text:p/>
                </draw:path>
              </draw:g>
            </draw:g>
            <draw:g>
              <draw:g>
                <draw:line draw:style-name="gr8" draw:text-style-name="P7" draw:layer="layout" svg:x1="18.506cm" svg:y1="15.81cm" svg:x2="18.415cm" svg:y2="15.978cm">
                  <text:p/>
                </draw:line>
                <draw:path draw:style-name="gr8" draw:text-style-name="P7" draw:layer="layout" svg:width="0.063cm" svg:height="0.069cm" draw:transform="rotate (-2.60490390860154) translate (18.506cm 16.0049490616622cm)" svg:viewBox="0 0 64 70" svg:d="M0 0c53 23 64 70 64 70">
                  <text:p/>
                </draw:path>
              </draw:g>
              <draw:g>
                <draw:line draw:style-name="gr8" draw:text-style-name="P7" draw:layer="layout" svg:x1="18.506cm" svg:y1="16.201cm" svg:x2="18.415cm" svg:y2="16.033cm">
                  <text:p/>
                </draw:line>
                <draw:path draw:style-name="gr8" draw:text-style-name="P7" draw:layer="layout" svg:width="0.063cm" svg:height="0.069cm" draw:transform="rotate (-0.542273798594638) translate (18.4513159129939cm 15.973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18.506cm" svg:y1="16.279cm" svg:x2="18.35cm" svg:y2="16.53cm">
                  <text:p/>
                </draw:line>
                <draw:path draw:style-name="gr8" draw:text-style-name="P7" draw:layer="layout" svg:width="0.106cm" svg:height="0.107cm" draw:transform="skewX (-0.115715329407224) rotate (-2.66319790561815) translate (18.506cm 16.570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18.506cm" svg:y1="16.864cm" svg:x2="18.35cm" svg:y2="16.613cm">
                  <text:p/>
                </draw:line>
                <draw:path draw:style-name="gr8" draw:text-style-name="P7" draw:layer="layout" svg:width="0.106cm" svg:height="0.107cm" draw:transform="skewX (0.11065387457644) rotate (-0.481361807700037) translate (18.4108980728283cm 16.522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18.506cm" svg:y1="17.214cm" svg:x2="18.389cm" svg:y2="16.991cm">
                <text:p/>
              </draw:line>
              <draw:path draw:style-name="gr8" draw:text-style-name="P7" draw:layer="layout" svg:width="0.085cm" svg:height="0.091cm" draw:transform="skewX (-0.0525344104850294) rotate (-0.547684319275821) translate (18.4327693640488cm 16.9097343718503cm)" svg:viewBox="0 0 86 92" svg:d="M86 0c-70 31-86 92-86 92">
                <text:p/>
              </draw:path>
            </draw:g>
            <draw:g>
              <draw:line draw:style-name="gr8" draw:text-style-name="P7" draw:layer="layout" svg:x1="18.506cm" svg:y1="17.437cm" svg:x2="18.428cm" svg:y2="17.314cm">
                <text:p/>
              </draw:line>
              <draw:path draw:style-name="gr8" draw:text-style-name="P7" draw:layer="layout" svg:width="0.052cm" svg:height="0.052cm" draw:transform="skewX (0.141895268187139) rotate (-0.469668101711674) translate (18.4588567281515cm 17.2698446243637cm)" svg:viewBox="0 0 53 53" svg:d="M53 0c-44 18-53 53-53 53">
                <text:p/>
              </draw:path>
            </draw:g>
            <draw:g>
              <draw:line draw:style-name="gr8" draw:text-style-name="P7" draw:layer="layout" svg:x1="17.731cm" svg:y1="15.446cm" svg:x2="17.869cm" svg:y2="15.691cm">
                <text:p/>
              </draw:line>
              <draw:path draw:style-name="gr8" draw:text-style-name="P7" draw:layer="layout" svg:width="0.099cm" svg:height="0.102cm" draw:transform="rotate (2.62602239255067) translate (17.8182926993951cm 15.7809294400596cm)" svg:viewBox="0 0 100 103" svg:d="M100 0c-80 34-100 103-100 103">
                <text:p/>
              </draw:path>
            </draw:g>
            <draw:g>
              <draw:line draw:style-name="gr8" draw:text-style-name="P7" draw:layer="layout" svg:x1="18.952cm" svg:y1="17.617cm" svg:x2="19.26cm" svg:y2="17.813cm">
                <text:p/>
              </draw:line>
              <draw:path draw:style-name="gr8" draw:text-style-name="P7" draw:layer="layout" svg:width="0.136cm" svg:height="0.132cm" draw:transform="skewX (-0.11065387457644) rotate (-1.10252448848482) translate (19.3100697050938cm 17.617cm)" svg:viewBox="0 0 137 133" svg:d="M0 0c111 45 137 133 137 133">
                <text:p/>
              </draw:path>
            </draw:g>
            <draw:g>
              <draw:line draw:style-name="gr8" draw:text-style-name="P7" draw:layer="layout" svg:x1="20.441cm" svg:y1="17.018cm" svg:x2="20.441cm" svg:y2="17.239cm">
                <text:p/>
              </draw:line>
              <draw:path draw:style-name="gr8" draw:text-style-name="P7" draw:layer="layout" svg:width="0.247cm" svg:height="0.167cm" draw:transform="skewX (0.0361283155162826) rotate (1.45281206936008) translate (20.2461053343544cm 17.2388443089777cm)" svg:viewBox="0 0 248 168" svg:d="M0 0c213 0 248 168 248 168">
                <text:p/>
              </draw:path>
            </draw:g>
            <draw:g>
              <draw:line draw:style-name="gr8" draw:text-style-name="P7" draw:layer="layout" svg:x1="20.677cm" svg:y1="16.147cm" svg:x2="20.677cm" svg:y2="16.63cm">
                <text:p/>
              </draw:line>
              <draw:path draw:style-name="gr8" draw:text-style-name="P7" draw:layer="layout" svg:width="0.542cm" svg:height="0.368cm" draw:transform="skewX (0.0349065850398866) rotate (1.45228847058448) translate (20.2482317355797cm 16.6296597341006cm)" svg:viewBox="0 0 543 369" svg:d="M0 0c465 1 543 369 543 369">
                <text:p/>
              </draw:path>
            </draw:g>
            <draw:g>
              <draw:line draw:style-name="gr8" draw:text-style-name="P7" draw:layer="layout" svg:x1="22.237cm" svg:y1="16.147cm" svg:x2="22.237cm" svg:y2="16.63cm">
                <text:p/>
              </draw:line>
              <draw:path draw:style-name="gr8" draw:text-style-name="P7" draw:layer="layout" svg:width="0.542cm" svg:height="0.368cm" draw:transform="skewX (0.0349065850398866) rotate (1.45228847058448) translate (21.8082317355797cm 16.6296597341006cm)" svg:viewBox="0 0 543 369" svg:d="M0 0c465 1 543 369 543 369">
                <text:p/>
              </draw:path>
            </draw:g>
            <draw:g>
              <draw:line draw:style-name="gr8" draw:text-style-name="P7" draw:layer="layout" svg:x1="19.481cm" svg:y1="14.836cm" svg:x2="19.782cm" svg:y2="14.836cm">
                <text:p/>
              </draw:line>
              <draw:path draw:style-name="gr8" draw:text-style-name="P7" draw:layer="layout" svg:width="0.338cm" svg:height="0.266cm" draw:transform="skewX (-0.0101229096615671) rotate (3.00214084635545) translate (19.7817879502366cm 15.1478314650329cm)" svg:viewBox="0 0 339 267" svg:d="M0 0c291 0 339 267 339 267">
                <text:p/>
              </draw:path>
            </draw:g>
            <draw:g>
              <draw:line draw:style-name="gr8" draw:text-style-name="P7" draw:layer="layout" svg:x1="19.481cm" svg:y1="14.394cm" svg:x2="19.782cm" svg:y2="14.394cm">
                <text:p/>
              </draw:line>
              <draw:path draw:style-name="gr8" draw:text-style-name="P7" draw:layer="layout" svg:width="0.338cm" svg:height="0.266cm" draw:transform="skewX (-0.0101229096615671) rotate (3.00214084635545) translate (19.7817879502366cm 14.7058314650329cm)" svg:viewBox="0 0 339 267" svg:d="M0 0c291 0 339 267 339 267">
                <text:p/>
              </draw:path>
            </draw:g>
            <draw:g>
              <draw:line draw:style-name="gr8" draw:text-style-name="P7" draw:layer="layout" svg:x1="19.481cm" svg:y1="13.965cm" svg:x2="19.782cm" svg:y2="13.965cm">
                <text:p/>
              </draw:line>
              <draw:path draw:style-name="gr8" draw:text-style-name="P7" draw:layer="layout" svg:width="0.338cm" svg:height="0.266cm" draw:transform="skewX (-0.0101229096615671) rotate (3.00214084635545) translate (19.7817879502366cm 14.2768314650329cm)" svg:viewBox="0 0 339 267" svg:d="M0 0c291 0 339 267 339 267">
                <text:p/>
              </draw:path>
            </draw:g>
            <draw:g>
              <draw:line draw:style-name="gr8" draw:text-style-name="P7" draw:layer="layout" svg:x1="20.64cm" svg:y1="14.836cm" svg:x2="20.339cm" svg:y2="14.836cm">
                <text:p/>
              </draw:line>
              <draw:path draw:style-name="gr8" draw:text-style-name="P7" draw:layer="layout" svg:width="0.337cm" svg:height="0.266cm" draw:transform="skewX (0.0127409035395586) rotate (-3.00161724757985) translate (20.6740889027505cm 15.100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64cm" svg:y1="14.394cm" svg:x2="20.339cm" svg:y2="14.394cm">
                <text:p/>
              </draw:line>
              <draw:path draw:style-name="gr8" draw:text-style-name="P7" draw:layer="layout" svg:width="0.337cm" svg:height="0.266cm" draw:transform="skewX (0.0127409035395586) rotate (-3.00161724757985) translate (20.6740889027505cm 14.658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64cm" svg:y1="13.965cm" svg:x2="20.339cm" svg:y2="13.965cm">
                <text:p/>
              </draw:line>
              <draw:path draw:style-name="gr8" draw:text-style-name="P7" draw:layer="layout" svg:width="0.337cm" svg:height="0.266cm" draw:transform="skewX (0.0127409035395586) rotate (-3.00161724757985) translate (20.6740889027505cm 14.2296483838054cm)" svg:viewBox="0 0 338 267" svg:d="M338 0c-291 0-338 267-338 267">
                <text:p/>
              </draw:path>
            </draw:g>
            <draw:g>
              <draw:line draw:style-name="gr8" draw:text-style-name="P7" draw:layer="layout" svg:x1="21.652cm" svg:y1="14.836cm" svg:x2="21.953cm" svg:y2="14.836cm">
                <text:p/>
              </draw:line>
              <draw:path draw:style-name="gr8" draw:text-style-name="P7" draw:layer="layout" svg:width="0.338cm" svg:height="0.266cm" draw:transform="skewX (-0.0101229096615671) rotate (3.00214084635545) translate (21.9527879502366cm 15.1478314650329cm)" svg:viewBox="0 0 339 267" svg:d="M0 0c291 0 339 267 339 267">
                <text:p/>
              </draw:path>
            </draw:g>
            <draw:g>
              <draw:line draw:style-name="gr8" draw:text-style-name="P7" draw:layer="layout" svg:x1="21.652cm" svg:y1="14.394cm" svg:x2="21.953cm" svg:y2="14.394cm">
                <text:p/>
              </draw:line>
              <draw:path draw:style-name="gr8" draw:text-style-name="P7" draw:layer="layout" svg:width="0.338cm" svg:height="0.266cm" draw:transform="skewX (-0.0101229096615671) rotate (3.00214084635545) translate (21.9527879502366cm 14.7058314650329cm)" svg:viewBox="0 0 339 267" svg:d="M0 0c291 0 339 267 339 267">
                <text:p/>
              </draw:path>
            </draw:g>
            <draw:g>
              <draw:line draw:style-name="gr8" draw:text-style-name="P7" draw:layer="layout" svg:x1="21.652cm" svg:y1="13.965cm" svg:x2="21.953cm" svg:y2="13.965cm">
                <text:p/>
              </draw:line>
              <draw:path draw:style-name="gr8" draw:text-style-name="P7" draw:layer="layout" svg:width="0.338cm" svg:height="0.266cm" draw:transform="skewX (-0.0101229096615671) rotate (3.00214084635545) translate (21.9527879502366cm 14.2768314650329cm)" svg:viewBox="0 0 339 267" svg:d="M0 0c291 0 339 267 339 267">
                <text:p/>
              </draw:path>
            </draw:g>
            <draw:g>
              <draw:line draw:style-name="gr8" draw:text-style-name="P7" draw:layer="layout" svg:x1="22.837cm" svg:y1="14.836cm" svg:x2="22.536cm" svg:y2="14.836cm">
                <text:p/>
              </draw:line>
              <draw:path draw:style-name="gr8" draw:text-style-name="P7" draw:layer="layout" svg:width="0.337cm" svg:height="0.266cm" draw:transform="skewX (0.0127409035395586) rotate (-3.00161724757985) translate (22.8710889027505cm 15.1006483838054cm)" svg:viewBox="0 0 338 267" svg:d="M338 0c-291 0-338 267-338 267">
                <text:p/>
              </draw:path>
            </draw:g>
            <draw:g>
              <draw:line draw:style-name="gr8" draw:text-style-name="P7" draw:layer="layout" svg:x1="22.837cm" svg:y1="14.394cm" svg:x2="22.536cm" svg:y2="14.394cm">
                <text:p/>
              </draw:line>
              <draw:path draw:style-name="gr8" draw:text-style-name="P7" draw:layer="layout" svg:width="0.337cm" svg:height="0.266cm" draw:transform="skewX (0.0127409035395586) rotate (-3.00161724757985) translate (22.8710889027505cm 14.6586483838054cm)" svg:viewBox="0 0 338 267" svg:d="M338 0c-291 0-338 267-338 267">
                <text:p/>
              </draw:path>
            </draw:g>
            <draw:g>
              <draw:line draw:style-name="gr8" draw:text-style-name="P7" draw:layer="layout" svg:x1="22.837cm" svg:y1="13.965cm" svg:x2="22.536cm" svg:y2="13.965cm">
                <text:p/>
              </draw:line>
              <draw:path draw:style-name="gr8" draw:text-style-name="P7" draw:layer="layout" svg:width="0.337cm" svg:height="0.266cm" draw:transform="skewX (0.0127409035395586) rotate (-3.00161724757985) translate (22.8710889027505cm 14.229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248cm" svg:y1="13.562cm" svg:x2="20.248cm" svg:y2="13.913cm">
                <text:p/>
              </draw:line>
              <draw:path draw:style-name="gr8" draw:text-style-name="P7" draw:layer="layout" svg:width="0.393cm" svg:height="0.267cm" draw:transform="skewX (0.0303687289847013) rotate (1.45089220718289) translate (19.9361685349671cm 13.9127527260234cm)" svg:viewBox="0 0 394 268" svg:d="M0 0c338 0 394 268 394 268">
                <text:p/>
              </draw:path>
            </draw:g>
            <draw:g>
              <draw:line draw:style-name="gr8" draw:text-style-name="P7" draw:layer="layout" svg:x1="22.876cm" svg:y1="16.734cm" svg:x2="22.393cm" svg:y2="16.734cm">
                <text:p/>
              </draw:line>
              <draw:path draw:style-name="gr8" draw:text-style-name="P7" draw:layer="layout" svg:width="0.543cm" svg:height="0.368cm" draw:transform="skewX (-0.0373500459926786) rotate (-3.02343386322978) translate (22.9335428778892cm 17.0986398561693cm)" svg:viewBox="0 0 544 369" svg:d="M544 0c-465 1-544 369-544 369">
                <text:p/>
              </draw:path>
            </draw:g>
            <draw:g>
              <draw:line draw:style-name="gr8" draw:text-style-name="P7" draw:layer="layout" svg:x1="23.333cm" svg:y1="17.617cm" svg:x2="23.641cm" svg:y2="17.813cm">
                <text:p/>
              </draw:line>
              <draw:path draw:style-name="gr8" draw:text-style-name="P7" draw:layer="layout" svg:width="0.136cm" svg:height="0.132cm" draw:transform="skewX (-0.11065387457644) rotate (-1.10252448848482) translate (23.6910697050938cm 17.617cm)" svg:viewBox="0 0 137 133" svg:d="M0 0c111 45 137 133 137 133">
                <text:p/>
              </draw:path>
            </draw:g>
            <draw:g>
              <draw:line draw:style-name="gr8" draw:text-style-name="P7" draw:layer="layout" svg:x1="24.082cm" svg:y1="16.943cm" svg:x2="24.082cm" svg:y2="17.619cm">
                <text:p/>
              </draw:line>
              <draw:path draw:style-name="gr8" draw:text-style-name="P7" draw:layer="layout" svg:width="0.758cm" svg:height="0.458cm" draw:transform="skewX (-0.066497044500984) rotate (-1.46555297289964) translate (24.5349986001359cm 16.8639016577085cm)" svg:viewBox="0 0 759 459" svg:d="M759 0c-651 1-759 459-759 459">
                <text:p/>
              </draw:path>
            </draw:g>
            <draw:g>
              <draw:line draw:style-name="gr8" draw:text-style-name="P7" draw:layer="layout" svg:x1="25.773cm" svg:y1="17.124cm" svg:x2="25.773cm" svg:y2="17.619cm">
                <text:p/>
              </draw:line>
              <draw:path draw:style-name="gr8" draw:text-style-name="P7" draw:layer="layout" svg:width="0.555cm" svg:height="0.357cm" draw:transform="skewX (-0.0492182849062401) rotate (-1.45787352419086) translate (26.1260856085342cm 17.0658578123423cm)" svg:viewBox="0 0 556 358" svg:d="M556 0c-476 1-556 358-556 358">
                <text:p/>
              </draw:path>
            </draw:g>
            <draw:g>
              <draw:line draw:style-name="gr8" draw:text-style-name="P7" draw:layer="layout" svg:x1="27.437cm" svg:y1="17.124cm" svg:x2="27.437cm" svg:y2="17.619cm">
                <text:p/>
              </draw:line>
              <draw:path draw:style-name="gr8" draw:text-style-name="P7" draw:layer="layout" svg:width="0.555cm" svg:height="0.357cm" draw:transform="skewX (-0.0492182849062401) rotate (-1.45787352419086) translate (27.7900856085342cm 17.0658578123423cm)" svg:viewBox="0 0 556 358" svg:d="M556 0c-476 1-556 358-556 358">
                <text:p/>
              </draw:path>
            </draw:g>
            <draw:g>
              <draw:line draw:style-name="gr8" draw:text-style-name="P7" draw:layer="layout" svg:x1="27.837cm" svg:y1="13.863cm" svg:x2="28.297cm" svg:y2="13.679cm">
                <text:p/>
              </draw:line>
              <draw:path draw:style-name="gr8" draw:text-style-name="P7" draw:layer="layout" svg:width="0.555cm" svg:height="0.356cm" draw:transform="skewX (0.0485201532054423) rotate (-2.87385914633386) translate (28.4511545757277cm 14.0647858770176cm)" svg:viewBox="0 0 556 357" svg:d="M0 0c477 0 556 357 556 357">
                <text:p/>
              </draw:path>
            </draw:g>
            <draw:g>
              <draw:line draw:style-name="gr8" draw:text-style-name="P7" draw:layer="layout" svg:x1="30.037cm" svg:y1="11.547cm" svg:x2="29.581cm" svg:y2="11.547cm">
                <text:p/>
              </draw:line>
              <draw:path draw:style-name="gr8" draw:text-style-name="P7" draw:layer="layout" svg:width="0.51cm" svg:height="0.367cm" draw:transform="skewX (0.0139626340159547) rotate (-0.125663706143592) translate (29.5807074197571cm 11.1179182493288cm)" svg:viewBox="0 0 511 368" svg:d="M0 0c440 1 511 368 511 368">
                <text:p/>
              </draw:path>
            </draw:g>
            <draw:g>
              <draw:line draw:style-name="gr8" draw:text-style-name="P7" draw:layer="layout" svg:x1="40.176cm" svg:y1="11.5cm" svg:x2="40.176cm" svg:y2="11.956cm">
                <text:p/>
              </draw:line>
              <draw:path draw:style-name="gr8" draw:text-style-name="P7" draw:layer="layout" svg:width="0.509cm" svg:height="0.367cm" draw:transform="skewX (0.0109955742875643) rotate (1.44478355480091) translate (39.7466390533552cm 11.9562974536268cm)" svg:viewBox="0 0 510 368" svg:d="M0 0c440 1 510 368 510 368">
                <text:p/>
              </draw:path>
            </draw:g>
            <draw:g>
              <draw:line draw:style-name="gr8" draw:text-style-name="P7" draw:layer="layout" svg:x1="38.252cm" svg:y1="12.479cm" svg:x2="37.843cm" svg:y2="12.276cm">
                <text:p/>
              </draw:line>
              <draw:path draw:style-name="gr8" draw:text-style-name="P7" draw:layer="layout" svg:width="0.51cm" svg:height="0.367cm" draw:transform="skewX (-0.0130899693899575) rotate (2.80736210183288) translate (38.1356401785864cm 12.8282191388692cm)" svg:viewBox="0 0 511 368" svg:d="M511 0c-440 1-511 368-511 368">
                <text:p/>
              </draw:path>
            </draw:g>
            <draw:g>
              <draw:line draw:style-name="gr8" draw:text-style-name="P7" draw:layer="layout" svg:x1="36.776cm" svg:y1="15.411cm" svg:x2="36.367cm" svg:y2="15.208cm">
                <text:p/>
              </draw:line>
              <draw:path draw:style-name="gr8" draw:text-style-name="P7" draw:layer="layout" svg:width="0.509cm" svg:height="0.367cm" draw:transform="skewX (0.0109955742875644) rotate (-0.586256095744896) translate (36.5576700349106cm 14.8235425047601cm)" svg:viewBox="0 0 510 368" svg:d="M0 0c440 1 510 368 510 368">
                <text:p/>
              </draw:path>
            </draw:g>
            <draw:g>
              <draw:line draw:style-name="gr8" draw:text-style-name="P7" draw:layer="layout" svg:x1="43.087cm" svg:y1="11.469cm" svg:x2="42.631cm" svg:y2="11.469cm">
                <text:p/>
              </draw:line>
              <draw:path draw:style-name="gr8" draw:text-style-name="P7" draw:layer="layout" svg:width="0.509cm" svg:height="0.367cm" draw:transform="skewX (0.0109955742875643) rotate (-0.126012771993991) translate (42.6309817423469cm 11.039643926739cm)" svg:viewBox="0 0 510 368" svg:d="M0 0c440 1 510 368 510 368">
                <text:p/>
              </draw:path>
            </draw:g>
            <draw:g>
              <draw:line draw:style-name="gr8" draw:text-style-name="P7" draw:layer="layout" svg:x1="30.83cm" svg:y1="11.547cm" svg:x2="31.286cm" svg:y2="11.547cm">
                <text:p/>
              </draw:line>
              <draw:path draw:style-name="gr8" draw:text-style-name="P7" draw:layer="layout" svg:width="0.509cm" svg:height="0.368cm" draw:transform="skewX (-0.011693705988362) rotate (0.125489173218392) translate (30.7798883225045cm 11.1818021916802cm)" svg:viewBox="0 0 510 369" svg:d="M510 0c-439 1-510 369-510 369">
                <text:p/>
              </draw:path>
            </draw:g>
            <draw:g>
              <draw:line draw:style-name="gr8" draw:text-style-name="P7" draw:layer="layout" svg:x1="39.482cm" svg:y1="25.791cm" svg:x2="39.482cm" svg:y2="25.3cm">
                <text:p/>
              </draw:line>
              <draw:path draw:style-name="gr8" draw:text-style-name="P7" draw:layer="layout" svg:width="0.549cm" svg:height="0.368cm" draw:transform="skewX (0.0345575191894877) rotate (-1.68755885375332) translate (39.911cm 25.3cm)" svg:viewBox="0 0 550 369" svg:d="M0 0c473 1 550 369 550 369">
                <text:p/>
              </draw:path>
            </draw:g>
            <draw:g>
              <draw:line draw:style-name="gr8" draw:text-style-name="P7" draw:layer="layout" svg:x1="14.161cm" svg:y1="17.134cm" svg:x2="14.161cm" svg:y2="17.617cm">
                <text:p/>
              </draw:line>
              <draw:path draw:style-name="gr8" draw:text-style-name="P7" draw:layer="layout" svg:width="0.541cm" svg:height="0.367cm" draw:transform="skewX (-0.0310668606854991) rotate (-1.45159033888368) translate (14.5253366615679cm 17.0794304416775cm)" svg:viewBox="0 0 542 368" svg:d="M542 0c-465 1-542 368-542 368">
                <text:p/>
              </draw:path>
            </draw:g>
            <draw:g>
              <draw:line draw:style-name="gr8" draw:text-style-name="P7" draw:layer="layout" svg:x1="13.99cm" svg:y1="21.909cm" svg:x2="13.546cm" svg:y2="21.909cm">
                <text:p/>
              </draw:line>
              <draw:path draw:style-name="gr8" draw:text-style-name="P7" draw:layer="layout" svg:width="0.498cm" svg:height="0.367cm" draw:transform="skewX (0.00925024503556995) rotate (-0.128456232946784) translate (13.5454921142952cm 21.4802105104894cm)" svg:viewBox="0 0 499 368" svg:d="M0 0c429 1 499 368 499 368">
                <text:p/>
              </draw:path>
            </draw:g>
            <draw:g>
              <draw:line draw:style-name="gr8" draw:text-style-name="P7" draw:layer="layout" svg:x1="13.99cm" svg:y1="23.709cm" svg:x2="13.546cm" svg:y2="23.709cm">
                <text:p/>
              </draw:line>
              <draw:path draw:style-name="gr8" draw:text-style-name="P7" draw:layer="layout" svg:width="0.498cm" svg:height="0.367cm" draw:transform="skewX (0.00925024503556995) rotate (-0.128456232946784) translate (13.5454921142952cm 23.2802105104894cm)" svg:viewBox="0 0 499 368" svg:d="M0 0c429 1 499 368 499 368">
                <text:p/>
              </draw:path>
            </draw:g>
            <draw:g>
              <draw:line draw:style-name="gr8" draw:text-style-name="P7" draw:layer="layout" svg:x1="13.99cm" svg:y1="18.79cm" svg:x2="13.546cm" svg:y2="18.79cm">
                <text:p/>
              </draw:line>
              <draw:path draw:style-name="gr8" draw:text-style-name="P7" draw:layer="layout" svg:width="0.498cm" svg:height="0.367cm" draw:transform="skewX (-0.00925024503556995) rotate (-3.01313642064301) translate (14.0402549310615cm 19.1548822232244cm)" svg:viewBox="0 0 499 368" svg:d="M499 0c-429 1-499 368-499 368">
                <text:p/>
              </draw:path>
            </draw:g>
            <draw:custom-shape draw:style-name="gr182" draw:text-style-name="P7" draw:layer="layout" svg:width="1.677cm" svg:height="2.341cm" svg:x="22.059cm" svg:y="27.527cm">
              <text:p/>
              <draw:enhanced-geometry svg:viewBox="0 0 21600 21600" draw:type="rectangle" draw:enhanced-path="M 0 0 L 21600 0 21600 21600 0 21600 0 0 Z N"/>
            </draw:custom-shape>
            <draw:polygon draw:style-name="gr141" draw:text-style-name="P7" draw:layer="layout" svg:width="1.725cm" svg:height="5.155cm" svg:x="10.45cm" svg:y="8.045cm" svg:viewBox="0 0 1726 5156" draw:points="0,5156 0,0 1726,1711 1726,5156">
              <text:p/>
            </draw:polygon>
            <draw:polygon draw:style-name="gr141" draw:text-style-name="P7" draw:layer="layout" svg:width="11.932cm" svg:height="1.991cm" svg:x="21.337cm" svg:y="17.613cm" svg:viewBox="0 0 11933 1992" draw:points="0,1992 0,0 11933,0 11933,1992">
              <text:p/>
            </draw:polygon>
            <draw:polygon draw:style-name="gr141" draw:text-style-name="P7" draw:layer="layout" svg:width="3.93cm" svg:height="7.094cm" svg:x="25.651cm" svg:y="9.755cm" svg:viewBox="0 0 3931 7095" draw:points="3931,0 0,0 0,5512 1305,5509 1305,3440 2429,3440 3931,7095">
              <text:p/>
            </draw:polygon>
            <draw:polygon draw:style-name="gr141" draw:text-style-name="P7" draw:layer="layout" svg:width="10.169cm" svg:height="1.714cm" svg:x="10.45cm" svg:y="8.041cm" svg:viewBox="0 0 10170 1715" draw:points="0,0 10170,0 10170,1715 1721,1715">
              <text:p/>
            </draw:polygon>
            <draw:custom-shape draw:style-name="gr142" draw:text-style-name="P7" draw:layer="layout" svg:width="9.25cm" svg:height="1.715cm" svg:x="20.62cm" svg:y="8.041cm">
              <text:p/>
              <draw:enhanced-geometry svg:viewBox="0 0 21600 21600" draw:type="rectangle" draw:enhanced-path="M 0 0 L 21600 0 21600 21600 0 21600 0 0 Z N"/>
            </draw:custom-shape>
            <draw:polygon draw:style-name="gr141" draw:text-style-name="P7" draw:layer="layout" svg:width="12.098cm" svg:height="1.752cm" svg:x="10.421cm" svg:y="31.797cm" svg:viewBox="0 0 12099 1753" draw:points="12099,1753 0,1753 1749,3 4799,0 4799,303 5699,303 5699,0 12099,0">
              <text:p/>
            </draw:polygon>
            <draw:polygon draw:style-name="gr141" draw:text-style-name="P7" draw:layer="layout" svg:width="2.449cm" svg:height="5.844cm" svg:x="39.57cm" svg:y="19.45cm" svg:viewBox="0 0 2450 5845" draw:points="1,157 0,5844 2450,5845 2450,0 50,0 50,155">
              <text:p/>
            </draw:polygon>
            <draw:polygon draw:style-name="gr141" draw:text-style-name="P7" draw:layer="layout" svg:width="4.088cm" svg:height="7.844cm" svg:x="29.181cm" svg:y="9.769cm" svg:viewBox="0 0 4089 7845" draw:points="4089,7844 0,7845 401,7081 393,3457 2100,3457 2095,687 1663,251 1489,165 1289,231 401,687 401,0 4089,0">
              <text:p/>
            </draw:polygon>
            <draw:polygon draw:style-name="gr141" draw:text-style-name="P7" draw:layer="layout" svg:width="10.754cm" svg:height="3.069cm" svg:x="38.244cm" svg:y="6.699cm" svg:viewBox="0 0 10755 3070" draw:points="1717,3070 0,1351 0,0 10755,2 8840,1711 1717,1717">
              <text:p/>
            </draw:polygon>
            <draw:polygon draw:style-name="gr141" draw:text-style-name="P7" draw:layer="layout" svg:width="2.578cm" svg:height="8.148cm" svg:x="46.42cm" svg:y="6.701cm" svg:viewBox="0 0 2579 8149" draw:points="664,1716 0,7949 1710,8149 2579,0">
              <text:p/>
            </draw:polygon>
            <draw:polygon draw:style-name="gr141" draw:text-style-name="P7" draw:layer="layout" svg:width="7.122cm" svg:height="8.383cm" svg:x="39.961cm" svg:y="8.416cm" svg:viewBox="0 0 7123 8384" draw:points="6109,7184 6459,6234 7123,1 0,0 1,3534 260,3534 260,8384 5009,8384 5559,7984 6009,7484">
              <text:p/>
            </draw:polygon>
            <draw:polygon draw:style-name="gr141" draw:text-style-name="P7" draw:layer="layout" svg:width="5.709cm" svg:height="4.849cm" svg:x="42.42cm" svg:y="14.65cm" svg:viewBox="0 0 5710 4850" draw:points="5350,1550 5710,200 4000,0 3700,950 3550,1250 3100,1750 2700,2050 300,3600 0,3900 1400,4850 4522,2750">
              <text:p/>
            </draw:polygon>
            <draw:polygon draw:style-name="gr141" draw:text-style-name="P7" draw:layer="layout" svg:width="1.799cm" svg:height="7.199cm" svg:x="42.02cm" svg:y="18.55cm" svg:viewBox="0 0 1800 7200" draw:points="400,5550 1750,5750 0,7200 0,550 200,200 400,0 1800,950 1800,1000 400,1000">
              <text:p/>
            </draw:polygon>
            <draw:polygon draw:style-name="gr141" draw:text-style-name="P7" draw:layer="layout" svg:width="4.921cm" svg:height="1.985cm" svg:x="42.02cm" svg:y="24.3cm" svg:viewBox="0 0 4922 1986" draw:points="3125,1986 4922,1550 4850,1050 4600,700 4150,450 1750,0 0,1450">
              <text:p/>
            </draw:polygon>
            <draw:polygon draw:style-name="gr141" draw:text-style-name="P7" draw:layer="layout" svg:width="3.774cm" svg:height="4.304cm" svg:x="41.37cm" svg:y="25.295cm" svg:viewBox="0 0 3775 4305" draw:points="650,455 650,0 0,0 0,4305 3391,4305 3775,991">
              <text:p/>
            </draw:polygon>
            <draw:polygon draw:style-name="gr141" draw:text-style-name="P7" draw:layer="layout" svg:width="2.01cm" svg:height="4.149cm" svg:x="44.559cm" svg:y="29.4cm" svg:viewBox="0 0 2011 4150" draw:points="0,2400 1561,4150 2011,0 261,0">
              <text:p/>
            </draw:polygon>
            <draw:polygon draw:style-name="gr141" draw:text-style-name="P7" draw:layer="layout" svg:width="11.749cm" svg:height="1.749cm" svg:x="34.37cm" svg:y="31.8cm" svg:viewBox="0 0 11750 1750" draw:points="11750,1750 0,1750 0,0 10189,0">
              <text:p/>
            </draw:polygon>
            <draw:custom-shape draw:style-name="gr144" draw:text-style-name="P7" draw:layer="layout" svg:width="9.017cm" svg:height="1.544cm" svg:x="30.553cm" svg:y="23.75cm">
              <text:p/>
              <draw:enhanced-geometry svg:viewBox="0 0 21600 21600" draw:type="rectangle" draw:enhanced-path="M 0 0 L 21600 0 21600 21600 0 21600 0 0 Z N"/>
            </draw:custom-shape>
            <draw:polygon draw:style-name="gr141" draw:text-style-name="P7" draw:layer="layout" svg:width="2.849cm" svg:height="1.993cm" svg:x="33.27cm" svg:y="17.613cm" svg:viewBox="0 0 2850 1994" draw:points="2850,0 2850,1994 0,1994 0,0">
              <text:p/>
            </draw:polygon>
            <draw:custom-shape draw:style-name="gr146" draw:text-style-name="P7" draw:layer="layout" svg:width="1.838cm" svg:height="4.375cm" svg:x="12.171cm" svg:y="13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3" draw:text-style-name="P7" draw:layer="layout" svg:width="1.643cm" svg:height="1.028cm" svg:x="14.009cm" svg:y="13.238cm">
              <text:p/>
              <draw:enhanced-geometry svg:viewBox="0 0 21600 21600" draw:type="rectangle" draw:enhanced-path="M 0 0 L 21600 0 21600 21600 0 21600 0 0 Z N"/>
            </draw:custom-shape>
            <draw:custom-shape draw:style-name="gr184" draw:text-style-name="P7" draw:layer="layout" svg:width="1.643cm" svg:height="2.315cm" svg:x="14.009cm" svg:y="14.266cm">
              <text:p/>
              <draw:enhanced-geometry svg:viewBox="0 0 21600 21600" draw:type="rectangle" draw:enhanced-path="M 0 0 L 21600 0 21600 21600 0 21600 0 0 Z N"/>
            </draw:custom-shape>
            <draw:custom-shape draw:style-name="gr185" draw:text-style-name="P7" draw:layer="layout" svg:width="1.643cm" svg:height="1.032cm" svg:x="14.009cm" svg:y="16.581cm">
              <text:p/>
              <draw:enhanced-geometry svg:viewBox="0 0 21600 21600" draw:type="rectangle" draw:enhanced-path="M 0 0 L 21600 0 21600 21600 0 21600 0 0 Z N"/>
            </draw:custom-shape>
            <draw:custom-shape draw:style-name="gr186" draw:text-style-name="P7" draw:layer="layout" svg:width="9.999cm" svg:height="4.375cm" svg:x="15.652cm" svg:y="13.238cm">
              <text:p/>
              <draw:enhanced-geometry svg:viewBox="0 0 21600 21600" draw:type="rectangle" draw:enhanced-path="M 0 0 L 21600 0 21600 21600 0 21600 0 0 Z N"/>
            </draw:custom-shape>
            <draw:custom-shape draw:style-name="gr187" draw:text-style-name="P7" draw:layer="layout" svg:width="1.624cm" svg:height="2.349cm" svg:x="25.651cm" svg:y="15.264cm">
              <text:p/>
              <draw:enhanced-geometry svg:viewBox="0 0 21600 21600" draw:type="rectangle" draw:enhanced-path="M 0 0 L 21600 0 21600 21600 0 21600 0 0 Z N"/>
            </draw:custom-shape>
            <draw:polygon draw:style-name="gr141" draw:text-style-name="P7" draw:layer="layout" svg:width="1.964cm" svg:height="2.068cm" svg:x="26.955cm" svg:y="13.195cm" svg:viewBox="0 0 1965 2069" draw:points="1136,0 1,0 0,2069 1965,2069">
              <text:p/>
            </draw:polygon>
            <draw:custom-shape draw:style-name="gr188" draw:text-style-name="P7" draw:layer="layout" svg:width="1.702cm" svg:height="1.183cm" svg:x="29.573cm" svg:y="10.456cm">
              <text:p/>
              <draw:enhanced-geometry svg:viewBox="0 0 21600 21600" draw:type="rectangle" draw:enhanced-path="M 0 0 L 21600 0 21600 21600 0 21600 0 0 Z N"/>
            </draw:custom-shape>
            <draw:custom-shape draw:style-name="gr189" draw:text-style-name="P7" draw:layer="layout" svg:width="1.708cm" svg:height="1.589cm" svg:x="29.573cm" svg:y="11.639cm">
              <text:p/>
              <draw:enhanced-geometry svg:viewBox="0 0 21600 21600" draw:type="rectangle" draw:enhanced-path="M 0 0 L 21600 0 21600 21600 0 21600 0 0 Z N"/>
            </draw:custom-shape>
            <draw:custom-shape draw:style-name="gr190" draw:text-style-name="P7" draw:layer="layout" svg:width="8.717cm" svg:height="4.574cm" svg:x="30.553cm" svg:y="25.294cm">
              <text:p/>
              <draw:enhanced-geometry svg:viewBox="0 0 21600 21600" draw:type="rectangle" draw:enhanced-path="M 0 0 L 21600 0 21600 21600 0 21600 0 0 Z N"/>
            </draw:custom-shape>
            <draw:custom-shape draw:style-name="gr191" draw:text-style-name="P7" draw:layer="layout" svg:width="2.1cm" svg:height="2.828cm" svg:x="39.27cm" svg:y="25.295cm">
              <text:p/>
              <draw:enhanced-geometry svg:viewBox="0 0 21600 21600" draw:type="rectangle" draw:enhanced-path="M 0 0 L 21600 0 21600 21600 0 21600 0 0 Z N"/>
            </draw:custom-shape>
            <draw:custom-shape draw:style-name="gr192" draw:text-style-name="P7" draw:layer="layout" svg:width="2.089cm" svg:height="1.745cm" svg:x="39.27cm" svg:y="28.123cm">
              <text:p/>
              <draw:enhanced-geometry svg:viewBox="0 0 21600 21600" draw:type="rectangle" draw:enhanced-path="M 0 0 L 21600 0 21600 21600 0 21600 0 0 Z N"/>
            </draw:custom-shape>
            <draw:custom-shape draw:style-name="gr182" draw:text-style-name="P7" draw:layer="layout" svg:width="1.677cm" svg:height="2.341cm" svg:x="23.736cm" svg:y="27.527cm">
              <text:p/>
              <draw:enhanced-geometry svg:viewBox="0 0 21600 21600" draw:type="rectangle" draw:enhanced-path="M 0 0 L 21600 0 21600 21600 0 21600 0 0 Z N"/>
            </draw:custom-shape>
            <draw:custom-shape draw:style-name="gr193" draw:text-style-name="P7" draw:layer="layout" svg:width="2.438cm" svg:height="2.337cm" svg:x="22.976cm" svg:y="25.19cm">
              <text:p/>
              <draw:enhanced-geometry svg:viewBox="0 0 21600 21600" draw:type="rectangle" draw:enhanced-path="M 0 0 L 21600 0 21600 21600 0 21600 0 0 Z N"/>
            </draw:custom-shape>
            <draw:custom-shape draw:style-name="gr147" draw:text-style-name="P7" draw:layer="layout" svg:width="1.185cm" svg:height="0.882cm" svg:x="24.335cm" svg:y="30.65cm">
              <text:p/>
              <draw:enhanced-geometry svg:viewBox="0 0 21600 21600" draw:type="rectangle" draw:enhanced-path="M 0 0 L 21600 0 21600 21600 0 21600 0 0 Z N"/>
            </draw:custom-shape>
            <draw:custom-shape draw:style-name="gr148" draw:text-style-name="P7" draw:layer="layout" svg:width="1.185cm" svg:height="0.875cm" svg:x="24.335cm" svg:y="31.532cm">
              <text:p/>
              <draw:enhanced-geometry svg:viewBox="0 0 21600 21600" draw:type="rectangle" draw:enhanced-path="M 0 0 L 21600 0 21600 21600 0 21600 0 0 Z N"/>
            </draw:custom-shape>
            <draw:custom-shape draw:style-name="gr149" draw:text-style-name="P7" draw:layer="layout" svg:width="1.535cm" svg:height="1.757cm" svg:x="25.516cm" svg:y="30.65cm">
              <text:p/>
              <draw:enhanced-geometry svg:viewBox="0 0 21600 21600" draw:type="rectangle" draw:enhanced-path="M 0 0 L 21600 0 21600 21600 0 21600 0 0 Z N"/>
            </draw:custom-shape>
            <draw:polygon draw:style-name="gr141" draw:text-style-name="P7" draw:layer="layout" svg:width="2.521cm" svg:height="2.336cm" svg:x="20.454cm" svg:y="25.19cm" svg:viewBox="0 0 2522 2337" draw:points="2016,0 2522,0 2522,2337 0,2337 416,1810">
              <text:p/>
            </draw:polygon>
            <draw:polygon draw:style-name="gr141" draw:text-style-name="P7" draw:layer="layout" svg:width="2.305cm" svg:height="2.348cm" svg:x="27.276cm" svg:y="15.264cm" svg:viewBox="0 0 2306 2349" draw:points="1644,0 0,0 0,2349 1903,2349 2306,1586">
              <text:p/>
            </draw:polygon>
            <draw:custom-shape draw:style-name="gr194" draw:text-style-name="P7" draw:layer="layout" svg:width="2.373cm" svg:height="1.9cm" svg:x="13.547cm" svg:y="22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95" draw:text-style-name="P7" draw:layer="layout" svg:width="13.48cm" svg:height="3.482cm" svg:x="12.171cm" svg:y="9.756cm">
              <text:p/>
              <draw:enhanced-geometry svg:viewBox="0 0 21600 21600" draw:type="rectangle" draw:enhanced-path="M 0 0 L 21600 0 21600 21600 0 21600 0 0 Z N"/>
            </draw:custom-shape>
            <draw:custom-shape draw:style-name="gr196" draw:text-style-name="P7" draw:layer="layout" svg:width="1.72cm" svg:height="3.899cm" svg:x="10.451cm" svg:y="13.201cm">
              <text:p/>
              <draw:enhanced-geometry svg:viewBox="0 0 21600 21600" draw:type="rectangle" draw:enhanced-path="M 0 0 L 21600 0 21600 21600 0 21600 0 0 Z N"/>
            </draw:custom-shape>
            <draw:polygon draw:style-name="gr141" draw:text-style-name="P7" draw:layer="layout" svg:width="4.05cm" svg:height="1.736cm" svg:x="36.17cm" svg:y="13.863cm" svg:viewBox="0 0 4051 1737" draw:points="0,1737 4051,1737 4051,0 900,0">
              <text:p/>
            </draw:polygon>
            <draw:polygon draw:style-name="gr141" draw:text-style-name="P7" draw:layer="layout" svg:width="3.15cm" svg:height="1.912cm" svg:x="37.07cm" svg:y="11.95cm" svg:viewBox="0 0 3151 1913" draw:points="0,1913 3151,1913 3151,0 2460,0 2460,250 822,255">
              <text:p/>
            </draw:polygon>
            <draw:custom-shape draw:style-name="gr197" draw:text-style-name="P7" draw:layer="layout" svg:width="2.373cm" svg:height="1.7cm" svg:x="13.547cm" svg:y="18.65cm">
              <text:p/>
              <draw:enhanced-geometry svg:viewBox="0 0 21600 21600" draw:type="rectangle" draw:enhanced-path="M 0 0 L 21600 0 21600 21600 0 21600 0 0 Z N"/>
            </draw:custom-shape>
            <draw:custom-shape draw:style-name="gr198" draw:text-style-name="P7" draw:layer="layout" svg:width="2.373cm" svg:height="1.65cm" svg:x="13.547cm" svg:y="20.35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99" draw:text-style-name="P7" draw:layer="layout" svg:width="4.601cm" svg:height="2.012cm" svg:x="35.62cm" svg:y="15.601cm">
              <text:p/>
              <draw:enhanced-geometry svg:viewBox="0 0 21600 21600" draw:type="rectangle" draw:enhanced-path="M 0 0 L 21600 0 21600 21600 0 21600 0 0 Z N"/>
            </draw:custom-shape>
            <draw:custom-shape draw:style-name="gr200" draw:text-style-name="P7" draw:layer="layout" svg:width="3.5cm" svg:height="1.992cm" svg:x="36.12cm" svg:y="17.6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52" draw:text-style-name="P7" draw:layer="layout" svg:width="5.349cm" svg:height="2.649cm" svg:x="39.62cm" svg:y="16.8cm" svg:viewBox="0 0 5350 2650" draw:points="601,0 5350,0 3100,1450 2600,1950 2400,2300 2400,2650 0,2650 0,813 601,813">
              <text:p/>
            </draw:polygon>
            <draw:polygon draw:style-name="gr141" draw:text-style-name="P7" draw:layer="layout" svg:width="2.121cm" svg:height="3.549cm" svg:x="44.82cm" svg:y="25.85cm" svg:viewBox="0 0 2122 3550" draw:points="0,3550 1750,3550 2122,0 325,436">
              <text:p/>
            </draw:polygon>
            <draw:polygon draw:style-name="gr152" draw:text-style-name="P7" draw:layer="layout" svg:width="1.748cm" svg:height="2.449cm" svg:x="10.421cm" svg:y="24.55cm" svg:viewBox="0 0 1749 2450" draw:points="0,0 1749,0 1749,2450 0,2450">
              <text:p/>
            </draw:polygon>
            <draw:polygon draw:style-name="gr152" draw:text-style-name="P7" draw:layer="layout" svg:width="5.416cm" svg:height="1.886cm" svg:x="15.92cm" svg:y="17.613cm" svg:viewBox="0 0 5417 1887" draw:points="5417,1 0,0 0,1887 5417,1887">
              <text:p/>
            </draw:polygon>
            <draw:polygon draw:style-name="gr152" draw:text-style-name="P7" draw:layer="layout" svg:width="1.742cm" svg:height="7.449cm" svg:x="10.427cm" svg:y="17.1cm" svg:viewBox="0 0 1743 7450" draw:points="0,7450 1743,7450 1740,0 25,0">
              <text:p/>
            </draw:polygon>
            <draw:polygon draw:style-name="gr152" draw:text-style-name="P7" draw:layer="layout" svg:width="3.749cm" svg:height="6.286cm" svg:x="12.17cm" svg:y="17.613cm" svg:viewBox="0 0 3750 6287" draw:points="3750,1 3750,1037 1377,1037 1377,6287 1,6287 0,0">
              <text:p/>
            </draw:polygon>
            <draw:polygon draw:style-name="gr141" draw:text-style-name="P7" draw:layer="layout" svg:width="6.691cm" svg:height="7.844cm" svg:x="33.27cm" svg:y="9.769cm" svg:viewBox="0 0 6692 7845" draw:points="0,7845 2350,7845 2350,5832 2900,5832 4623,2437 6261,2437 6260,2181 6691,2182 6692,0 0,0">
              <text:p/>
            </draw:polygon>
            <draw:polygon draw:style-name="gr141" draw:text-style-name="P7" draw:layer="layout" svg:width="6.691cm" svg:height="1.723cm" svg:x="33.27cm" svg:y="8.045cm" svg:viewBox="0 0 6692 1724" draw:points="0,0 4974,5 6692,1724 0,1724">
              <text:p/>
            </draw:polygon>
            <draw:polygon draw:style-name="gr201" draw:text-style-name="P7" draw:layer="layout" svg:width="1.799cm" svg:height="0.899cm" draw:transform="rotate (-1.5707963267949) translate (43.52cm 9.8cm)" svg:viewBox="0 0 1800 900" draw:points="550,900 1800,900 1800,0 550,0 150,300 0,450 150,600">
              <text:p/>
            </draw:polygon>
            <draw:polygon draw:style-name="gr152" draw:text-style-name="P7" draw:layer="layout" svg:width="11.849cm" svg:height="1.749cm" svg:x="22.52cm" svg:y="31.8cm" svg:viewBox="0 0 11850 1750" draw:points="0,0 1815,0 1815,607 4531,607 4531,0 11850,0 11850,1750 0,1750">
              <text:p/>
            </draw:polygon>
            <draw:polygon draw:style-name="gr152" draw:text-style-name="P7" draw:layer="layout" svg:width="8.698cm" svg:height="3.099cm" svg:x="12.171cm" svg:y="23.9cm" svg:viewBox="0 0 8699 3100" draw:points="0,0 5299,0 8699,3100 0,3100">
              <text:p/>
            </draw:polygon>
            <draw:polygon draw:style-name="gr152" draw:text-style-name="P7" draw:layer="layout" svg:width="1.748cm" svg:height="6.549cm" svg:x="10.422cm" svg:y="27cm" svg:viewBox="0 0 1749 6550" draw:points="0,6550 1749,4800 1749,0 0,0">
              <text:p/>
            </draw:polygon>
            <draw:polygon draw:style-name="gr152" draw:text-style-name="P7" draw:layer="layout" svg:width="8.699cm" svg:height="4.799cm" svg:x="12.17cm" svg:y="27cm" svg:viewBox="0 0 8700 4800" draw:points="0,4800 3050,4800 3050,3600 3950,3600 3950,4797 8150,4797 8150,650 8700,0 1,0">
              <text:p/>
            </draw:polygon>
            <draw:line draw:style-name="gr201" draw:text-style-name="P7" draw:layer="layout" svg:x1="31.27cm" svg:y1="29.868cm" svg:x2="31.27cm" svg:y2="31.8cm">
              <text:p/>
            </draw:line>
            <draw:custom-shape draw:style-name="gr202" draw:text-style-name="P7" draw:layer="layout" svg:width="5.14cm" svg:height="6.268cm" svg:x="25.413cm" svg:y="23.6cm">
              <text:p/>
              <draw:enhanced-geometry svg:viewBox="0 0 21600 21600" draw:type="rectangle" draw:enhanced-path="M 0 0 L 21600 0 21600 21600 0 21600 0 0 Z N"/>
            </draw:custom-shape>
            <draw:custom-shape draw:style-name="gr203" draw:text-style-name="P7" draw:layer="layout" svg:width="5.14cm" svg:height="2.818cm" svg:x="25.413cm" svg:y="27.05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204" draw:text-style-name="P7" draw:layer="layout" svg:width="5.14cm" svg:height="2.05cm" svg:x="25.413cm" svg:y="25cm">
              <text:p/>
              <draw:enhanced-geometry svg:viewBox="0 0 21600 21600" draw:mirror-vertical="true" draw:type="rectangle" draw:enhanced-path="M 0 0 L 21600 0 21600 21600 0 21600 0 0 Z N"/>
            </draw:custom-shape>
            <draw:polygon draw:style-name="gr152" draw:text-style-name="P7" draw:layer="layout" svg:width="7.943cm" svg:height="3.099cm" svg:x="17.47cm" svg:y="23.9cm" svg:viewBox="0 0 7944 3100" draw:points="7943,0 0,0 3400,3100 5001,1290 7944,1290">
              <text:p/>
            </draw:polygon>
            <draw:polygon draw:style-name="gr152" draw:text-style-name="P7" draw:layer="layout" svg:width="6.148cm" svg:height="4.099cm" svg:x="18.921cm" svg:y="19.5cm" svg:viewBox="0 0 6149 4100" draw:points="3099,2450 2649,2000 2499,1550 2499,107 2416,105 2416,0 0,0 0,800 350,1450 650,1700 4849,4100 6149,4100">
              <text:p/>
            </draw:polygon>
            <draw:polygon draw:style-name="gr152" draw:text-style-name="P7" draw:layer="layout" svg:width="9.494cm" svg:height="4.399cm" svg:x="15.92cm" svg:y="19.5cm" svg:viewBox="0 0 9495 4400" draw:points="9495,4400 0,4400 0,0 3002,0 3002,800 3352,1450 3652,1700 7850,4100 9495,4100">
              <text:p/>
            </draw:polygon>
            <draw:polygon draw:style-name="gr141" draw:text-style-name="P7" draw:layer="layout" svg:width="3.399cm" svg:height="1.723cm" svg:x="29.87cm" svg:y="8.045cm" svg:viewBox="0 0 3400 1724" draw:points="3400,0 50,0 0,1724 3400,1724">
              <text:p/>
            </draw:polygon>
            <draw:custom-shape draw:style-name="gr205" draw:text-style-name="P12" draw:layer="layout" svg:width="1.183cm" svg:height="0.23cm" draw:transform="rotate (1.5707963267949) translate (12.16cm 11.36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1" draw:layer="layout" svg:width="1.402cm" svg:height="0.23cm" draw:transform="rotate (1.5707963267949) translate (14.01cm 12.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1" draw:layer="layout" svg:width="1.402cm" svg:height="0.23cm" draw:transform="rotate (1.5707963267949) translate (13.32cm 12.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1" draw:layer="layout" svg:width="1.402cm" svg:height="0.23cm" draw:transform="rotate (1.5707963267949) translate (15.32cm 12.1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1" draw:layer="layout" svg:width="1.402cm" svg:height="0.23cm" draw:transform="rotate (1.5707963267949) translate (16.48cm 12.1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draw:transform="rotate (1.5707963267949) translate (18.13cm 12.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draw:transform="rotate (1.5707963267949) translate (19.55cm 12.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draw:transform="rotate (1.5707963267949) translate (21.12cm 12.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draw:transform="rotate (1.5707963267949) translate (22.57cm 12.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12.528cm" svg:y="13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9" draw:layer="layout" svg:width="1.402cm" svg:height="0.23cm" svg:x="23.38cm" svg:y="18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0" draw:text-style-name="P18" draw:layer="layout" svg:width="0.942cm" svg:height="0.23cm" draw:transform="rotate (1.5707963267949) translate (14.99cm 15.7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draw:transform="rotate (1.5707963267949) translate (13.11cm 19.6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11" draw:layer="layout" svg:width="0.942cm" svg:height="0.23cm" svg:x="14.4cm" svg:y="19.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8" draw:layer="layout" svg:width="1.402cm" svg:height="0.23cm" draw:transform="rotate (1.5707963267949) translate (12.12cm 21.5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8" draw:layer="layout" svg:width="1.402cm" svg:height="0.23cm" draw:transform="rotate (1.5707963267949) translate (12.12cm 23.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draw:transform="rotate (1.5707963267949) translate (13.11cm 22.0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11" draw:layer="layout" svg:width="0.942cm" svg:height="0.23cm" svg:x="14.4cm" svg:y="20.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11" draw:layer="layout" svg:width="0.942cm" svg:height="0.23cm" svg:x="14.4cm" svg:y="22.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9" draw:layer="layout" svg:width="1.402cm" svg:height="0.23cm" svg:x="25.378cm" svg:y="18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3" draw:text-style-name="P9" draw:layer="layout" svg:width="0.942cm" svg:height="0.23cm" svg:x="27.61cm" svg:y="18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3" draw:text-style-name="P9" draw:layer="layout" svg:width="0.942cm" svg:height="0.23cm" svg:x="29.41cm" svg:y="18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3" draw:text-style-name="P9" draw:layer="layout" svg:width="0.942cm" svg:height="0.23cm" svg:x="31.648cm" svg:y="18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4" draw:text-style-name="P11" draw:layer="layout" svg:width="0.84cm" svg:height="0.23cm" svg:x="39.93cm" svg:y="26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12.528cm" svg:y="15.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19" draw:layer="layout" svg:width="1.402cm" svg:height="0.23cm" svg:x="12.84cm" svg:y="24.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19" draw:layer="layout" svg:width="1.402cm" svg:height="0.23cm" svg:x="12.84cm" svg:y="25.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19" draw:layer="layout" svg:width="1.402cm" svg:height="0.23cm" svg:x="12.84cm" svg:y="26.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19" draw:layer="layout" svg:width="1.402cm" svg:height="0.23cm" svg:x="12.84cm" svg:y="28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19" draw:layer="layout" svg:width="1.402cm" svg:height="0.23cm" svg:x="12.84cm" svg:y="2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19" draw:layer="layout" svg:width="1.402cm" svg:height="0.23cm" svg:x="12.84cm" svg:y="30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svg:x="12.698cm" svg:y="31.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svg:x="16.41cm" svg:y="31.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9" draw:layer="layout" svg:width="1.402cm" svg:height="0.23cm" svg:x="37.47cm" svg:y="31.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9" draw:layer="layout" svg:width="1.402cm" svg:height="0.23cm" svg:x="42.438cm" svg:y="31.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15.7cm" svg:y="26.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15.7cm" svg:y="28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15.7cm" svg:y="2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15.7cm" svg:y="30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16.09cm" svg:y="25.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15.768cm" svg:y="24.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8" draw:layer="layout" svg:width="1.402cm" svg:height="0.23cm" svg:x="18.37cm" svg:y="30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8" draw:layer="layout" svg:width="1.402cm" svg:height="0.23cm" svg:x="18.77cm" svg:y="28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8" draw:layer="layout" svg:width="1.402cm" svg:height="0.23cm" svg:x="18.77cm" svg:y="2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1" draw:layer="layout" svg:width="1.402cm" svg:height="0.23cm" svg:x="20.68cm" svg:y="28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1" draw:layer="layout" svg:width="1.402cm" svg:height="0.23cm" svg:x="22.22cm" svg:y="28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draw:transform="rotate (1.5707963267949) translate (22.46cm 31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7" draw:text-style-name="P20" draw:layer="layout" svg:width="1.402cm" svg:height="0.23cm" draw:transform="rotate (1.5707963267949) translate (26.04cm 28.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7" draw:text-style-name="P20" draw:layer="layout" svg:width="1.402cm" svg:height="0.23cm" draw:transform="rotate (1.5707963267949) translate (27.28cm 28.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7" draw:text-style-name="P20" draw:layer="layout" svg:width="1.402cm" svg:height="0.23cm" draw:transform="rotate (1.5707963267949) translate (28.19cm 28.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7" draw:text-style-name="P20" draw:layer="layout" svg:width="1.402cm" svg:height="0.23cm" draw:transform="rotate (1.5707963267949) translate (29.01cm 28.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draw:transform="rotate (1.5707963267949) translate (26.04cm 26.6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draw:transform="rotate (1.5707963267949) translate (27.28cm 26.6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draw:transform="rotate (1.5707963267949) translate (29.01cm 26.6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11" draw:layer="layout" svg:width="0.942cm" svg:height="0.23cm" svg:x="23.328cm" svg:y="26.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11" draw:layer="layout" svg:width="0.942cm" svg:height="0.23cm" svg:x="24.23cm" svg:y="25.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draw:transform="rotate (1.5707963267949) translate (29.38cm 31.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svg:x="34.238cm" svg:y="30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svg:x="36.39cm" svg:y="30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svg:x="38.17cm" svg:y="30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svg:x="39.948cm" svg:y="30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svg:x="39.948cm" svg:y="31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42.818cm" svg:y="29.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42.438cm" svg:y="27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42.438cm" svg:y="26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8" draw:text-style-name="P12" draw:layer="layout" svg:width="1.343cm" svg:height="0.23cm" draw:transform="rotate (1.48213360079358) translate (44.207cm 31.5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9" draw:text-style-name="P8" draw:layer="layout" svg:width="0.84cm" svg:height="0.23cm" draw:transform="rotate (1.48213360079358) translate (44.817cm 27.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4" draw:text-style-name="P11" draw:layer="layout" svg:width="0.84cm" svg:height="0.23cm" svg:x="39.93cm" svg:y="27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20" draw:text-style-name="P9" draw:layer="layout" svg:width="0.642cm" svg:height="0.23cm" svg:x="40.198cm" svg:y="23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0" draw:text-style-name="P9" draw:layer="layout" svg:width="0.642cm" svg:height="0.23cm" svg:x="40.198cm" svg:y="22.6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0" draw:text-style-name="P9" draw:layer="layout" svg:width="0.642cm" svg:height="0.23cm" svg:x="40.198cm" svg:y="21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11" draw:text-style-name="P11" draw:layer="layout" svg:width="0.942cm" svg:height="0.23cm" svg:x="38.64cm" svg:y="18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1" draw:layer="layout" svg:width="1.402cm" svg:height="0.23cm" svg:x="33.52cm" svg:y="15.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8" draw:layer="layout" svg:width="1.402cm" svg:height="0.23cm" svg:x="30.898cm" svg:y="15.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1" draw:text-style-name="P10" draw:layer="layout" svg:width="0.942cm" svg:height="0.23cm" svg:x="26.014cm" svg:y="16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1" draw:layer="layout" svg:width="1.402cm" svg:height="0.23cm" svg:x="33.52cm" svg:y="14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8" draw:layer="layout" svg:width="1.402cm" svg:height="0.23cm" svg:x="30.898cm" svg:y="14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1" draw:layer="layout" svg:width="1.402cm" svg:height="0.23cm" svg:x="33.52cm" svg:y="12.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svg:x="28.83cm" svg:y="12.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8" draw:layer="layout" svg:width="1.402cm" svg:height="0.23cm" svg:x="30.898cm" svg:y="12.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1" draw:layer="layout" svg:width="1.402cm" svg:height="0.23cm" svg:x="33.52cm" svg:y="11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8" draw:layer="layout" svg:width="1.402cm" svg:height="0.23cm" svg:x="30.898cm" svg:y="11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29.98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33.55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svg:x="36.388cm" svg:y="11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svg:x="35.67cm" svg:y="12.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2" draw:text-style-name="P8" draw:layer="layout" svg:width="0.942cm" svg:height="0.23cm" draw:transform="rotate (1.5707963267949) translate (39.016cm 13.5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11" draw:layer="layout" svg:width="0.942cm" svg:height="0.23cm" draw:transform="rotate (1.4767230801124) translate (46.562cm 10.5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3" draw:text-style-name="P13" draw:layer="layout" svg:width="0.942cm" svg:height="0.23cm" svg:x="43.12cm" svg:y="8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3" draw:text-style-name="P13" draw:layer="layout" svg:width="0.942cm" svg:height="0.23cm" svg:x="45.408cm" svg:y="8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svg:x="43.98cm" svg:y="14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svg:x="43.98cm" svg:y="13.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draw:transform="rotate (0.536688744988256) translate (42.385cm 17.7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draw:transform="rotate (0.536688744988256) translate (43.978cm 16.7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24" draw:text-style-name="P8" draw:layer="layout" svg:width="1.337cm" svg:height="0.23cm" svg:x="12.863cm" svg:y="9.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4" draw:text-style-name="P8" draw:layer="layout" svg:width="1.337cm" svg:height="0.23cm" svg:x="14.82cm" svg:y="9.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4" draw:text-style-name="P8" draw:layer="layout" svg:width="1.337cm" svg:height="0.23cm" svg:x="16.973cm" svg:y="9.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4" draw:text-style-name="P8" draw:layer="layout" svg:width="1.337cm" svg:height="0.23cm" svg:x="18.81cm" svg:y="9.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25" draw:text-style-name="P10" draw:layer="layout" svg:width="1.183cm" svg:height="0.23cm" draw:transform="rotate (1.5707963267949) translate (12.16cm 14.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26" draw:text-style-name="P10" draw:layer="layout" svg:width="1.337cm" svg:height="0.23cm" svg:x="22.106cm" svg:y="9.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6" draw:text-style-name="P10" draw:layer="layout" svg:width="1.337cm" svg:height="0.23cm" svg:x="24.063cm" svg:y="9.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6" draw:text-style-name="P10" draw:layer="layout" svg:width="1.337cm" svg:height="0.23cm" svg:x="26.216cm" svg:y="9.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6" draw:text-style-name="P10" draw:layer="layout" svg:width="1.337cm" svg:height="0.23cm" svg:x="28.053cm" svg:y="9.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09" draw:text-style-name="P9" draw:layer="layout" svg:width="1.402cm" svg:height="0.23cm" svg:x="24.33cm" svg:y="12.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9" draw:layer="layout" svg:width="1.402cm" svg:height="0.23cm" svg:x="24.33cm" svg:y="11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9" draw:layer="layout" svg:width="1.402cm" svg:height="0.23cm" svg:x="26.398cm" svg:y="11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1" draw:text-style-name="P10" draw:layer="layout" svg:width="0.942cm" svg:height="0.23cm" svg:x="17.4cm" svg:y="1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1" draw:text-style-name="P10" draw:layer="layout" svg:width="0.942cm" svg:height="0.23cm" svg:x="19.2cm" svg:y="1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8" draw:layer="layout" svg:width="1.402cm" svg:height="0.23cm" draw:transform="rotate (1.5707963267949) translate (12.12cm 19.3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3" draw:text-style-name="P9" draw:layer="layout" svg:width="0.942cm" svg:height="0.23cm" svg:x="16.328cm" svg:y="20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3" draw:text-style-name="P9" draw:layer="layout" svg:width="0.942cm" svg:height="0.23cm" svg:x="17.828cm" svg:y="22.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3" draw:text-style-name="P9" draw:layer="layout" svg:width="0.942cm" svg:height="0.23cm" svg:x="20.358cm" svg:y="22.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svg:x="20.54cm" svg:y="24.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svg:x="23.468cm" svg:y="24.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draw:transform="rotate (1.5707963267949) translate (12.12cm 29.2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draw:transform="rotate (1.5707963267949) translate (12.12cm 31.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1" draw:layer="layout" svg:width="1.402cm" svg:height="0.23cm" draw:transform="rotate (1.5707963267949) translate (22.32cm 27.2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draw:transform="rotate (1.5707963267949) translate (23.17cm 31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8" draw:layer="layout" svg:width="1.402cm" svg:height="0.23cm" draw:transform="rotate (1.5707963267949) translate (26.41cm 32.4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12" draw:layer="layout" svg:width="1.402cm" svg:height="0.23cm" draw:transform="rotate (1.5707963267949) translate (28.07cm 31.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3" draw:text-style-name="P13" draw:layer="layout" svg:width="0.942cm" svg:height="0.23cm" svg:x="28.098cm" svg:y="31.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3" draw:text-style-name="P13" draw:layer="layout" svg:width="0.942cm" svg:height="0.23cm" svg:x="31.848cm" svg:y="31.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svg:x="42.508cm" svg:y="30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svg:x="37.408cm" svg:y="31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2" draw:text-style-name="P8" draw:layer="layout" svg:width="0.942cm" svg:height="0.23cm" svg:x="40.67cm" svg:y="18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2" draw:text-style-name="P8" draw:layer="layout" svg:width="0.942cm" svg:height="0.23cm" svg:x="41.258cm" svg:y="18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draw:transform="rotate (1.5707963267949) translate (35.84cm 19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11" draw:layer="layout" svg:width="0.942cm" svg:height="0.23cm" draw:transform="rotate (1.4767230801124) translate (46.06cm 14.4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svg:x="41.73cm" svg:y="14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0" draw:layer="layout" svg:width="1.402cm" svg:height="0.23cm" svg:x="41.73cm" svg:y="13.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3" draw:text-style-name="P9" draw:layer="layout" svg:width="0.942cm" svg:height="0.23cm" draw:transform="rotate (1.5707963267949) translate (39.09cm 16.9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3" draw:text-style-name="P9" draw:layer="layout" svg:width="0.942cm" svg:height="0.23cm" draw:transform="rotate (1.5707963267949) translate (37.41cm 16.9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13" draw:layer="layout" svg:width="1.402cm" svg:height="0.23cm" svg:x="37.948cm" svg:y="14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9" draw:layer="layout" svg:width="1.402cm" svg:height="0.23cm" svg:x="44.468cm" svg:y="11.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9" draw:layer="layout" svg:width="1.402cm" svg:height="0.23cm" svg:x="44.468cm" svg:y="9.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9" draw:layer="layout" svg:width="1.402cm" svg:height="0.23cm" svg:x="40.88cm" svg:y="11.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9" draw:layer="layout" svg:width="1.402cm" svg:height="0.23cm" svg:x="40.88cm" svg:y="9.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3" draw:text-style-name="P13" draw:layer="layout" svg:width="0.942cm" svg:height="0.23cm" svg:x="40.99cm" svg:y="8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3" draw:text-style-name="P13" draw:layer="layout" svg:width="0.942cm" svg:height="0.23cm" svg:x="27.95cm" svg:y="16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227" draw:text-style-name="P21" draw:layer="layout" svg:width="16.478cm" svg:height="12.898cm" svg:x="32.521cm" svg:y="6.704cm" svg:viewBox="0 0 16479 12899" draw:points="0,4199 3173,4199 6150,9801 5699,10649 6800,10649 6800,12899 9550,12899 9550,11801 9600,11501 10300,10601 11800,11601 12150,11251 14399,9799 14750,9451 15200,8901 15500,8351 15700,7501 16479,0 5724,0 5724,1351 0,1346">
              <text:p/>
            </draw:polygon>
            <draw:polygon draw:style-name="gr228" draw:text-style-name="P5" draw:layer="layout" svg:width="19.449cm" svg:height="16.566cm" svg:x="10.421cm" svg:y="8.038cm" svg:viewBox="0 0 19450 16567" draw:points="11600,13917 11150,13467 11000,13017 10899,12565 10899,11565 10899,9465 5399,9465 5399,5215 15199,5215 15199,1715 19450,1715 19450,0 0,0 0,16567 1750,16567 1750,15767 14749,15765 14749,15565 14649,15566">
              <text:p/>
            </draw:polygon>
            <draw:polygon draw:style-name="gr229" draw:text-style-name="P22" draw:layer="layout" svg:width="12.099cm" svg:height="9.749cm" svg:x="10.42cm" svg:y="23.804cm" svg:viewBox="0 0 12100 9750" draw:points="0,801 0,9750 12100,9750 12100,8050 9900,8050 9900,3850 10450,2999 7050,0 1750,0 1750,801">
              <text:p/>
            </draw:polygon>
            <draw:polygon draw:style-name="gr230" draw:text-style-name="P1" draw:layer="layout" svg:width="13.749cm" svg:height="9.951cm" svg:x="17.47cm" svg:y="23.603cm" svg:viewBox="0 0 13750 9952" draw:points="13750,8252 5050,9952 5050,8252 2850,8252 2850,4052 3400,3200 0,202 7700,200 7700,0 13200,3 13200,6300 13750,6302">
              <text:p/>
            </draw:polygon>
            <draw:polygon draw:style-name="gr231" draw:text-style-name="P2" draw:layer="layout" svg:width="6.799cm" svg:height="8.699cm" svg:x="32.521cm" svg:y="10.903cm" svg:viewBox="0 0 6800 8700" draw:points="5699,6450 6800,6450 6800,8700 0,8700 0,0 3173,0 6151,5602">
              <text:p/>
            </draw:polygon>
            <draw:polygon draw:style-name="gr232" draw:text-style-name="P6" draw:layer="layout" svg:width="5.05cm" svg:height="9.497cm" svg:x="39.27cm" svg:y="17.305cm" svg:viewBox="0 0 5051 9498" draw:points="4601,7050 4601,9498 0,9498 0,6301 350,6298 350,2298 2801,2298 2801,1200 2851,900 3551,0 5051,1000 4851,1300 4651,1750 4595,2250 4101,2500 3851,2900 3851,6890">
              <text:p/>
            </draw:polygon>
            <draw:line draw:style-name="gr21" draw:text-style-name="P7" draw:layer="layout" svg:x1="10.42cm" svg:y1="8.038cm" svg:x2="38.245cm" svg:y2="8.038cm">
              <text:p/>
            </draw:line>
            <draw:line draw:style-name="gr21" draw:text-style-name="P7" draw:layer="layout" svg:x1="43.871cm" svg:y1="26.803cm" svg:x2="10.42cm" svg:y2="26.803cm">
              <text:p/>
            </draw:line>
            <draw:line draw:style-name="gr21" draw:text-style-name="P7" draw:layer="layout" svg:x1="10.42cm" svg:y1="33.554cm" svg:x2="10.42cm" svg:y2="26.803cm">
              <text:p/>
            </draw:line>
            <draw:line draw:style-name="gr21" draw:text-style-name="P7" draw:layer="layout" svg:x1="10.42cm" svg:y1="8.039cm" svg:x2="10.42cm" svg:y2="26.803cm">
              <text:p/>
            </draw:line>
            <draw:line draw:style-name="gr21" draw:text-style-name="P7" draw:layer="layout" svg:x1="46.17cm" svg:y1="33.554cm" svg:x2="47.02cm" svg:y2="25.703cm">
              <text:p/>
            </draw:line>
            <draw:line draw:style-name="gr21" draw:text-style-name="P7" draw:layer="layout" svg:x1="46.17cm" svg:y1="33.554cm" svg:x2="10.42cm" svg:y2="33.554cm">
              <text:p/>
            </draw:line>
            <draw:line draw:style-name="gr21" draw:text-style-name="P7" draw:layer="layout" svg:x1="43.871cm" svg:y1="26.806cm" svg:x2="43.871cm" svg:y2="24.353cm">
              <text:p/>
            </draw:line>
            <draw:line draw:style-name="gr21" draw:text-style-name="P7" draw:layer="layout" svg:x1="43.871cm" svg:y1="24.356cm" svg:x2="43.865cm" svg:y2="19.555cm">
              <text:p/>
            </draw:line>
            <draw:line draw:style-name="gr21" draw:text-style-name="P7" draw:layer="layout" svg:x1="43.87cm" svg:y1="24.353cm" svg:x2="43.12cm" svg:y2="24.193cm">
              <text:p/>
            </draw:line>
            <draw:line draw:style-name="gr21" draw:text-style-name="P7" draw:layer="layout" svg:x1="43.12cm" svg:y1="24.193cm" svg:x2="43.12cm" svg:y2="20.206cm">
              <text:p/>
            </draw:line>
            <draw:line draw:style-name="gr21" draw:text-style-name="P7" draw:layer="layout" svg:x1="43.921cm" svg:y1="19.056cm" svg:x2="44.121cm" svg:y2="18.606cm">
              <text:p/>
            </draw:line>
            <draw:line draw:style-name="gr21" draw:text-style-name="P7" draw:layer="layout" svg:x1="43.371cm" svg:y1="19.806cm" svg:x2="43.12cm" svg:y2="20.203cm">
              <text:p/>
            </draw:line>
            <draw:line draw:style-name="gr21" draw:text-style-name="P7" draw:layer="layout" svg:x1="43.37cm" svg:y1="19.807cm" svg:x2="43.87cm" svg:y2="19.556cm">
              <text:p/>
            </draw:line>
            <draw:line draw:style-name="gr21" draw:text-style-name="P7" draw:layer="layout" svg:x1="43.92cm" svg:y1="19.053cm" svg:x2="43.864cm" svg:y2="19.552cm">
              <text:p/>
            </draw:line>
            <draw:line draw:style-name="gr21" draw:text-style-name="P7" draw:layer="layout" svg:x1="44.121cm" svg:y1="18.606cm" svg:x2="44.32cm" svg:y2="18.306cm">
              <text:p/>
            </draw:line>
            <draw:line draw:style-name="gr21" draw:text-style-name="P7" draw:layer="layout" svg:x1="44.321cm" svg:y1="18.306cm" svg:x2="44.671cm" svg:y2="17.956cm">
              <text:p/>
            </draw:line>
            <draw:line draw:style-name="gr21" draw:text-style-name="P7" draw:layer="layout" svg:x1="46.92cm" svg:y1="16.503cm" svg:x2="44.671cm" svg:y2="17.956cm">
              <text:p/>
            </draw:line>
            <draw:line draw:style-name="gr21" draw:text-style-name="P7" draw:layer="layout" svg:x1="47.721cm" svg:y1="15.606cm" svg:x2="48.021cm" svg:y2="15.056cm">
              <text:p/>
            </draw:line>
            <draw:line draw:style-name="gr21" draw:text-style-name="P7" draw:layer="layout" svg:x1="46.921cm" svg:y1="16.503cm" svg:x2="47.37cm" svg:y2="16.05cm">
              <text:p/>
            </draw:line>
            <draw:line draw:style-name="gr21" draw:text-style-name="P7" draw:layer="layout" svg:x1="47.72cm" svg:y1="15.603cm" svg:x2="47.369cm" svg:y2="16.05cm">
              <text:p/>
            </draw:line>
            <draw:line draw:style-name="gr21" draw:text-style-name="P7" draw:layer="layout" svg:x1="48.021cm" svg:y1="15.056cm" svg:x2="48.221cm" svg:y2="14.206cm">
              <text:p/>
            </draw:line>
            <draw:line draw:style-name="gr21" draw:text-style-name="P7" draw:layer="layout" svg:x1="48.221cm" svg:y1="14.206cm" svg:x2="49cm" svg:y2="6.699cm">
              <text:p/>
            </draw:line>
            <draw:line draw:style-name="gr21" draw:text-style-name="P7" draw:layer="layout" svg:x1="38.245cm" svg:y1="6.699cm" svg:x2="49cm" svg:y2="6.699cm">
              <text:p/>
            </draw:line>
            <draw:line draw:style-name="gr21" draw:text-style-name="P7" draw:layer="layout" svg:x1="38.245cm" svg:y1="8.056cm" svg:x2="38.245cm" svg:y2="6.707cm">
              <text:p/>
            </draw:line>
            <draw:line draw:style-name="gr21" draw:text-style-name="P7" draw:layer="layout" svg:x1="46.17cm" svg:y1="24.553cm" svg:x2="43.871cm" svg:y2="24.193cm">
              <text:p/>
            </draw:line>
            <draw:path draw:style-name="gr21" draw:text-style-name="P7" draw:layer="layout" svg:width="0.896cm" svg:height="1.113cm" draw:transform="rotate (-0.0417133691226648) translate (46.17cm 24.553cm)" svg:viewBox="0 0 897 1114" svg:d="M0 0c756 119 897 1114 897 1114">
              <text:p/>
            </draw:path>
            <draw:line draw:style-name="gr21" draw:text-style-name="P7" draw:layer="layout" svg:x1="26.72cm" svg:y1="23.603cm" svg:x2="21.97cm" svg:y2="23.603cm">
              <text:p/>
            </draw:line>
            <draw:line draw:style-name="gr21" draw:text-style-name="P7" draw:layer="layout" svg:x1="19.57cm" svg:y1="21.353cm" svg:x2="23.37cm" svg:y2="23.453cm">
              <text:p/>
            </draw:line>
            <draw:line draw:style-name="gr21" draw:text-style-name="P7" draw:layer="layout" svg:x1="15.82cm" svg:y1="20.603cm" svg:x2="15.82cm" svg:y2="8.038cm">
              <text:p/>
            </draw:line>
            <draw:line draw:style-name="gr21" draw:text-style-name="P7" draw:layer="layout" svg:x1="15.82cm" svg:y1="20.603cm" svg:x2="10.421cm" svg:y2="20.603cm">
              <text:p/>
            </draw:line>
            <draw:line draw:style-name="gr21" draw:text-style-name="P7" draw:layer="layout" svg:x1="16.77cm" svg:y1="20.703cm" svg:x2="17.17cm" svg:y2="20.703cm">
              <text:p/>
            </draw:line>
            <draw:line draw:style-name="gr21" draw:text-style-name="P7" draw:layer="layout" svg:x1="17.17cm" svg:y1="23.453cm" svg:x2="17.17cm" svg:y2="17.503cm">
              <text:p/>
            </draw:line>
            <draw:line draw:style-name="gr21" draw:text-style-name="P7" draw:layer="layout" svg:x1="32.521cm" svg:y1="17.503cm" svg:x2="16.77cm" svg:y2="17.503cm">
              <text:p/>
            </draw:line>
            <draw:line draw:style-name="gr21" draw:text-style-name="P7" draw:layer="layout" svg:x1="18.62cm" svg:y1="22.153cm" svg:x2="18.62cm" svg:y2="21.453cm">
              <text:p/>
            </draw:line>
            <draw:line draw:style-name="gr21" draw:text-style-name="P7" draw:layer="layout" svg:x1="18.92cm" svg:y1="20.303cm" svg:x2="18.92cm" svg:y2="19.603cm">
              <text:p/>
            </draw:line>
            <draw:line draw:style-name="gr21" draw:text-style-name="P7" draw:layer="layout" svg:x1="20.32cm" svg:y1="22.153cm" svg:x2="18.62cm" svg:y2="22.153cm">
              <text:p/>
            </draw:line>
            <draw:line draw:style-name="gr21" draw:text-style-name="P7" draw:layer="layout" svg:x1="20.32cm" svg:y1="22.153cm" svg:x2="20.32cm" svg:y2="23.453cm">
              <text:p/>
            </draw:line>
            <draw:line draw:style-name="gr21" draw:text-style-name="P7" draw:layer="layout" svg:x1="16.77cm" svg:y1="20.703cm" svg:x2="16.77cm" svg:y2="17.503cm">
              <text:p/>
            </draw:line>
            <draw:line draw:style-name="gr21" draw:text-style-name="P7" draw:layer="layout" svg:x1="39.62cm" svg:y1="19.603cm" svg:x2="17.17cm" svg:y2="19.603cm">
              <text:p/>
            </draw:line>
            <draw:line draw:style-name="gr21" draw:text-style-name="P7" draw:layer="layout" svg:x1="19.62cm" svg:y1="19.603cm" svg:x2="19.62cm" svg:y2="17.503cm">
              <text:p/>
            </draw:line>
            <draw:line draw:style-name="gr21" draw:text-style-name="P7" draw:layer="layout" svg:x1="21.32cm" svg:y1="19.603cm" svg:x2="21.32cm" svg:y2="17.503cm">
              <text:p/>
            </draw:line>
            <draw:line draw:style-name="gr21" draw:text-style-name="P7" draw:layer="layout" svg:x1="23.67cm" svg:y1="19.603cm" svg:x2="23.67cm" svg:y2="17.503cm">
              <text:p/>
            </draw:line>
            <draw:line draw:style-name="gr21" draw:text-style-name="P7" draw:layer="layout" svg:x1="30.17cm" svg:y1="19.603cm" svg:x2="30.17cm" svg:y2="17.503cm">
              <text:p/>
            </draw:line>
            <draw:line draw:style-name="gr21" draw:text-style-name="P7" draw:layer="layout" svg:x1="27.17cm" svg:y1="17.853cm" svg:x2="27.17cm" svg:y2="17.503cm">
              <text:p/>
            </draw:line>
            <draw:line draw:style-name="gr21" draw:text-style-name="P7" draw:layer="layout" svg:x1="27.67cm" svg:y1="17.853cm" svg:x2="27.17cm" svg:y2="17.853cm">
              <text:p/>
            </draw:line>
            <draw:line draw:style-name="gr21" draw:text-style-name="P7" draw:layer="layout" svg:x1="27.67cm" svg:y1="17.853cm" svg:x2="27.67cm" svg:y2="17.503cm">
              <text:p/>
            </draw:line>
            <draw:line draw:style-name="gr21" draw:text-style-name="P7" draw:layer="layout" svg:x1="32.521cm" svg:y1="19.603cm" svg:x2="32.521cm" svg:y2="17.503cm">
              <text:p/>
            </draw:line>
            <draw:line draw:style-name="gr21" draw:text-style-name="P7" draw:layer="layout" svg:x1="39.62cm" svg:y1="19.603cm" svg:x2="39.62cm" svg:y2="23.606cm">
              <text:p/>
            </draw:line>
            <draw:line draw:style-name="gr21" draw:text-style-name="P7" draw:layer="layout" svg:x1="39.42cm" svg:y1="23.606cm" svg:x2="26.72cm" svg:y2="23.606cm">
              <text:p/>
            </draw:line>
            <draw:line draw:style-name="gr21" draw:text-style-name="P7" draw:layer="layout" svg:x1="39.42cm" svg:y1="23.606cm" svg:x2="39.62cm" svg:y2="23.606cm">
              <text:p/>
            </draw:line>
            <draw:line draw:style-name="gr21" draw:text-style-name="P7" draw:layer="layout" svg:x1="15.82cm" svg:y1="12.003cm" svg:x2="14.52cm" svg:y2="12.003cm">
              <text:p/>
            </draw:line>
            <draw:line draw:style-name="gr21" draw:text-style-name="P7" draw:layer="layout" svg:x1="15.82cm" svg:y1="14.053cm" svg:x2="10.42cm" svg:y2="14.053cm">
              <text:p/>
            </draw:line>
            <draw:line draw:style-name="gr21" draw:text-style-name="P7" draw:layer="layout" svg:x1="14.52cm" svg:y1="14.053cm" svg:x2="14.52cm" svg:y2="12.003cm">
              <text:p/>
            </draw:line>
            <draw:line draw:style-name="gr21" draw:text-style-name="P7" draw:layer="layout" svg:x1="18.92cm" svg:y1="17.503cm" svg:x2="18.92cm" svg:y2="13.253cm">
              <text:p/>
            </draw:line>
            <draw:line draw:style-name="gr21" draw:text-style-name="P7" draw:layer="layout" svg:x1="18.92cm" svg:y1="14.053cm" svg:x2="15.82cm" svg:y2="14.053cm">
              <text:p/>
            </draw:line>
            <draw:line draw:style-name="gr21" draw:text-style-name="P7" draw:layer="layout" svg:x1="17.42cm" svg:y1="15.353cm" svg:x2="17.42cm" svg:y2="13.253cm">
              <text:p/>
            </draw:line>
            <draw:line draw:style-name="gr21" draw:text-style-name="P7" draw:layer="layout" svg:x1="16.52cm" svg:y1="14.053cm" svg:x2="16.52cm" svg:y2="13.253cm">
              <text:p/>
            </draw:line>
            <draw:line draw:style-name="gr21" draw:text-style-name="P7" draw:layer="layout" svg:x1="18.92cm" svg:y1="15.353cm" svg:x2="17.42cm" svg:y2="15.353cm">
              <text:p/>
            </draw:line>
            <draw:line draw:style-name="gr21" draw:text-style-name="P7" draw:layer="layout" svg:x1="17.42cm" svg:y1="17.503cm" svg:x2="17.42cm" svg:y2="16.153cm">
              <text:p/>
            </draw:line>
            <draw:line draw:style-name="gr21" draw:text-style-name="P7" draw:layer="layout" svg:x1="21.72cm" svg:y1="14.003cm" svg:x2="25.62cm" svg:y2="14.003cm">
              <text:p/>
            </draw:line>
            <draw:line draw:style-name="gr21" draw:text-style-name="P7" draw:layer="layout" svg:x1="24.02cm" svg:y1="17.503cm" svg:x2="24.02cm" svg:y2="13.253cm">
              <text:p/>
            </draw:line>
            <draw:line draw:style-name="gr21" draw:text-style-name="P7" draw:layer="layout" svg:x1="15.82cm" svg:y1="13.253cm" svg:x2="25.62cm" svg:y2="13.253cm">
              <text:p/>
            </draw:line>
            <draw:line draw:style-name="gr21" draw:text-style-name="P7" draw:layer="layout" svg:x1="21.72cm" svg:y1="14.003cm" svg:x2="21.72cm" svg:y2="13.253cm">
              <text:p/>
            </draw:line>
            <draw:line draw:style-name="gr21" draw:text-style-name="P7" draw:layer="layout" svg:x1="25.62cm" svg:y1="17.503cm" svg:x2="25.62cm" svg:y2="8.038cm">
              <text:p/>
            </draw:line>
            <draw:line draw:style-name="gr21" draw:text-style-name="P7" draw:layer="layout" svg:x1="23.47cm" svg:y1="16.353cm" svg:x2="24.02cm" svg:y2="16.353cm">
              <text:p/>
            </draw:line>
            <draw:line draw:style-name="gr21" draw:text-style-name="P7" draw:layer="layout" svg:x1="23.47cm" svg:y1="16.353cm" svg:x2="23.47cm" svg:y2="14.003cm">
              <text:p/>
            </draw:line>
            <draw:line draw:style-name="gr21" draw:text-style-name="P7" draw:layer="layout" svg:x1="25.62cm" svg:y1="16.253cm" svg:x2="26.47cm" svg:y2="16.253cm">
              <text:p/>
            </draw:line>
            <draw:line draw:style-name="gr21" draw:text-style-name="P7" draw:layer="layout" svg:x1="26.47cm" svg:y1="16.703cm" svg:x2="32.522cm" svg:y2="16.705cm">
              <text:p/>
            </draw:line>
            <draw:line draw:style-name="gr21" draw:text-style-name="P7" draw:layer="layout" svg:x1="26.47cm" svg:y1="16.703cm" svg:x2="26.47cm" svg:y2="16.253cm">
              <text:p/>
            </draw:line>
            <draw:line draw:style-name="gr21" draw:text-style-name="P7" draw:layer="layout" svg:x1="28.67cm" svg:y1="16.703cm" svg:x2="28.67cm" svg:y2="13.653cm">
              <text:p/>
            </draw:line>
            <draw:line draw:style-name="gr21" draw:text-style-name="P7" draw:layer="layout" svg:x1="28.67cm" svg:y1="13.653cm" svg:x2="32.521cm" svg:y2="13.653cm">
              <text:p/>
            </draw:line>
            <draw:line draw:style-name="gr21" draw:text-style-name="P7" draw:layer="layout" svg:x1="32.521cm" svg:y1="17.503cm" svg:x2="32.521cm" svg:y2="8.038cm">
              <text:p/>
            </draw:line>
            <draw:line draw:style-name="gr21" draw:text-style-name="P7" draw:layer="layout" svg:x1="30.47cm" svg:y1="11.053cm" svg:x2="30.47cm" svg:y2="8.038cm">
              <text:p/>
            </draw:line>
            <draw:line draw:style-name="gr21" draw:text-style-name="P7" draw:layer="layout" svg:x1="30.47cm" svg:y1="11.053cm" svg:x2="32.521cm" svg:y2="11.053cm">
              <text:p/>
            </draw:line>
            <draw:line draw:style-name="gr21" draw:text-style-name="P7" draw:layer="layout" svg:x1="30.57cm" svg:y1="24.503cm" svg:x2="28.72cm" svg:y2="24.503cm">
              <text:p/>
            </draw:line>
            <draw:line draw:style-name="gr21" draw:text-style-name="P7" draw:layer="layout" svg:x1="21.97cm" svg:y1="23.603cm" svg:x2="21.97cm" svg:y2="25.153cm">
              <text:p/>
            </draw:line>
            <draw:line draw:style-name="gr21" draw:text-style-name="P7" draw:layer="layout" svg:x1="25.17cm" svg:y1="23.603cm" svg:x2="25.17cm" svg:y2="25.153cm">
              <text:p/>
            </draw:line>
            <draw:line draw:style-name="gr21" draw:text-style-name="P7" draw:layer="layout" svg:x1="15.72cm" svg:y1="26.803cm" svg:x2="15.72cm" svg:y2="23.453cm">
              <text:p/>
            </draw:line>
            <draw:line draw:style-name="gr21" draw:text-style-name="P7" draw:layer="layout" svg:x1="15.72cm" svg:y1="23.453cm" svg:x2="23.37cm" svg:y2="23.453cm">
              <text:p/>
            </draw:line>
            <draw:line draw:style-name="gr21" draw:text-style-name="P7" draw:layer="layout" svg:x1="30.67cm" svg:y1="26.803cm" svg:x2="30.67cm" svg:y2="24.703cm">
              <text:p/>
            </draw:line>
            <draw:line draw:style-name="gr21" draw:text-style-name="P7" draw:layer="layout" svg:x1="38.82cm" svg:y1="25.303cm" svg:x2="38.82cm" svg:y2="25.653cm">
              <text:p/>
            </draw:line>
            <draw:line draw:style-name="gr21" draw:text-style-name="P7" draw:layer="layout" svg:x1="39.27cm" svg:y1="25.303cm" svg:x2="30.67cm" svg:y2="25.303cm">
              <text:p/>
            </draw:line>
            <draw:line draw:style-name="gr21" draw:text-style-name="P7" draw:layer="layout" svg:x1="39.27cm" svg:y1="25.653cm" svg:x2="38.82cm" svg:y2="25.653cm">
              <text:p/>
            </draw:line>
            <draw:line draw:style-name="gr21" draw:text-style-name="P7" draw:layer="layout" svg:x1="32.22cm" svg:y1="25.303cm" svg:x2="32.22cm" svg:y2="26.203cm">
              <text:p/>
            </draw:line>
            <draw:line draw:style-name="gr21" draw:text-style-name="P7" draw:layer="layout" svg:x1="37.57cm" svg:y1="26.153cm" svg:x2="32.22cm" svg:y2="26.153cm">
              <text:p/>
            </draw:line>
            <draw:line draw:style-name="gr21" draw:text-style-name="P7" draw:layer="layout" svg:x1="37.57cm" svg:y1="25.303cm" svg:x2="37.57cm" svg:y2="26.803cm">
              <text:p/>
            </draw:line>
            <draw:line draw:style-name="gr21" draw:text-style-name="P7" draw:layer="layout" svg:x1="39.27cm" svg:y1="25.303cm" svg:x2="39.27cm" svg:y2="26.803cm">
              <text:p/>
            </draw:line>
            <draw:line draw:style-name="gr21" draw:text-style-name="P7" draw:layer="layout" svg:x1="32.22cm" svg:y1="26.203cm" svg:x2="30.67cm" svg:y2="26.203cm">
              <text:p/>
            </draw:line>
            <draw:line draw:style-name="gr21" draw:text-style-name="P7" draw:layer="layout" svg:x1="39.27cm" svg:y1="26.203cm" svg:x2="37.57cm" svg:y2="26.203cm">
              <text:p/>
            </draw:line>
            <draw:line draw:style-name="gr21" draw:text-style-name="P7" draw:layer="layout" svg:x1="31.27cm" svg:y1="25.303cm" svg:x2="31.27cm" svg:y2="25.653cm">
              <text:p/>
            </draw:line>
            <draw:line draw:style-name="gr21" draw:text-style-name="P7" draw:layer="layout" svg:x1="31.72cm" svg:y1="25.653cm" svg:x2="31.27cm" svg:y2="25.653cm">
              <text:p/>
            </draw:line>
            <draw:line draw:style-name="gr21" draw:text-style-name="P7" draw:layer="layout" svg:x1="31.72cm" svg:y1="25.303cm" svg:x2="31.72cm" svg:y2="25.653cm">
              <text:p/>
            </draw:line>
            <draw:line draw:style-name="gr21" draw:text-style-name="P7" draw:layer="layout" svg:x1="32.42cm" svg:y1="26.153cm" svg:x2="32.42cm" svg:y2="26.803cm">
              <text:p/>
            </draw:line>
            <draw:line draw:style-name="gr21" draw:text-style-name="P7" draw:layer="layout" svg:x1="35.87cm" svg:y1="26.153cm" svg:x2="35.87cm" svg:y2="26.803cm">
              <text:p/>
            </draw:line>
            <draw:line draw:style-name="gr21" draw:text-style-name="P7" draw:layer="layout" svg:x1="25.17cm" svg:y1="25.153cm" svg:x2="21.97cm" svg:y2="25.153cm">
              <text:p/>
            </draw:line>
            <draw:line draw:style-name="gr21" draw:text-style-name="P7" draw:layer="layout" svg:x1="38.672cm" svg:y1="16.505cm" svg:x2="35.72cm" svg:y2="10.903cm">
              <text:p/>
            </draw:line>
            <draw:line draw:style-name="gr21" draw:text-style-name="P7" draw:layer="layout" svg:x1="33.97cm" svg:y1="12.203cm" svg:x2="36.37cm" svg:y2="12.203cm">
              <text:p/>
            </draw:line>
            <draw:line draw:style-name="gr21" draw:text-style-name="P7" draw:layer="layout" svg:x1="33.97cm" svg:y1="12.403cm" svg:x2="33.97cm" svg:y2="10.903cm">
              <text:p/>
            </draw:line>
            <draw:line draw:style-name="gr21" draw:text-style-name="P7" draw:layer="layout" svg:x1="34.17cm" svg:y1="12.203cm" svg:x2="34.17cm" svg:y2="17.353cm">
              <text:p/>
            </draw:line>
            <draw:line draw:style-name="gr21" draw:text-style-name="P7" draw:layer="layout" svg:x1="43.07cm" svg:y1="11.553cm" svg:x2="43.07cm" svg:y2="10.401cm">
              <text:p/>
            </draw:line>
            <draw:line draw:style-name="gr21" draw:text-style-name="P7" draw:layer="layout" svg:x1="33.97cm" svg:y1="12.403cm" svg:x2="34.17cm" svg:y2="12.403cm">
              <text:p/>
            </draw:line>
            <draw:line draw:style-name="gr21" draw:text-style-name="P7" draw:layer="layout" svg:x1="34.17cm" svg:y1="13.955cm" svg:x2="37.32cm" svg:y2="13.955cm">
              <text:p/>
            </draw:line>
            <draw:line draw:style-name="gr21" draw:text-style-name="P7" draw:layer="layout" svg:x1="32.52cm" svg:y1="10.903cm" svg:x2="35.721cm" svg:y2="10.903cm">
              <text:p/>
            </draw:line>
            <draw:line draw:style-name="gr21" draw:text-style-name="P7" draw:layer="layout" svg:x1="32.52cm" svg:y1="12.953cm" svg:x2="34.17cm" svg:y2="12.953cm">
              <text:p/>
            </draw:line>
            <draw:line draw:style-name="gr21" draw:text-style-name="P7" draw:layer="layout" svg:x1="32.52cm" svg:y1="16.653cm" svg:x2="32.97cm" svg:y2="16.653cm">
              <text:p/>
            </draw:line>
            <draw:line draw:style-name="gr21" draw:text-style-name="P7" draw:layer="layout" svg:x1="33.67cm" svg:y1="16.653cm" svg:x2="34.17cm" svg:y2="16.653cm">
              <text:p/>
            </draw:line>
            <draw:line draw:style-name="gr21" draw:text-style-name="P7" draw:layer="layout" svg:x1="38.672cm" svg:y1="16.505cm" svg:x2="38.22cm" svg:y2="17.353cm">
              <text:p/>
            </draw:line>
            <draw:line draw:style-name="gr21" draw:text-style-name="P7" draw:layer="layout" svg:x1="34.17cm" svg:y1="17.353cm" svg:x2="38.22cm" svg:y2="17.353cm">
              <text:p/>
            </draw:line>
            <draw:line draw:style-name="gr21" draw:text-style-name="P7" draw:layer="layout" svg:x1="36.02cm" svg:y1="13.955cm" svg:x2="36.02cm" svg:y2="17.353cm">
              <text:p/>
            </draw:line>
            <draw:line draw:style-name="gr21" draw:text-style-name="P7" draw:layer="layout" svg:x1="36.02cm" svg:y1="15.703cm" svg:x2="38.22cm" svg:y2="15.703cm">
              <text:p/>
            </draw:line>
            <draw:line draw:style-name="gr21" draw:text-style-name="P7" draw:layer="layout" svg:x1="42.22cm" svg:y1="11.553cm" svg:x2="42.22cm" svg:y2="10.401cm">
              <text:p/>
            </draw:line>
            <draw:line draw:style-name="gr21" draw:text-style-name="P7" draw:layer="layout" svg:x1="42.22cm" svg:y1="10.405cm" svg:x2="43.92cm" svg:y2="10.401cm">
              <text:p/>
            </draw:line>
            <draw:line draw:style-name="gr21" draw:text-style-name="P7" draw:layer="layout" svg:x1="42.22cm" svg:y1="11.557cm" svg:x2="43.92cm" svg:y2="11.553cm">
              <text:p/>
            </draw:line>
            <draw:line draw:style-name="gr21" draw:text-style-name="P7" draw:layer="layout" svg:x1="43.92cm" svg:y1="11.553cm" svg:x2="43.92cm" svg:y2="10.401cm">
              <text:p/>
            </draw:line>
            <draw:line draw:style-name="gr21" draw:text-style-name="P7" draw:layer="layout" svg:x1="17.17cm" svg:y1="21.453cm" svg:x2="18.62cm" svg:y2="21.453cm">
              <text:p/>
            </draw:line>
            <draw:path draw:style-name="gr21" draw:text-style-name="P7" draw:layer="layout" svg:width="1.17cm" svg:height="0.397cm" draw:transform="rotate (-1.33971473383085) translate (19.3018144370092cm 20.2131649654197cm)" svg:viewBox="0 0 1171 398" svg:d="M0 392c704 63 1171-392 1171-392">
              <text:p/>
            </draw:path>
            <draw:path draw:style-name="gr21" draw:text-style-name="P7" draw:layer="layout" svg:width="0.52cm" svg:height="0.034cm" draw:transform="rotate (-0.245044226980005) translate (23.37cm 23.453cm)" svg:viewBox="0 0 521 35" svg:d="M0 0c170 61 521 24 521 24">
              <text:p/>
            </draw:path>
            <draw:path draw:style-name="gr21" draw:text-style-name="P7" draw:layer="layout" svg:width="1.16cm" svg:height="0.265cm" draw:transform="rotate (-0.278380015693096) translate (26.7270436701293cm 23.5783546520184cm)" svg:viewBox="0 0 1161 266" svg:d="M0 26c433-124 1161 240 1161 240">
              <text:p/>
            </draw:path>
            <draw:path draw:style-name="gr21" draw:text-style-name="P7" draw:layer="layout" svg:width="0.687cm" svg:height="0.741cm" draw:transform="rotate (-1.17600284999378) translate (28.4552049296851cm 23.8674960504664cm)" svg:viewBox="0 0 688 742" svg:d="M0 742c535-373 688-742 688-742">
              <text:p/>
            </draw:path>
            <draw:path draw:style-name="gr21" draw:text-style-name="P7" draw:layer="layout" svg:width="0.145cm" svg:height="0.169cm" draw:transform="rotate (-0.245044226980005) translate (30.57cm 24.503cm)" svg:viewBox="0 0 146 170" svg:d="M0 0c109 24 146 170 146 170">
              <text:p/>
            </draw:path>
            <draw:line draw:style-name="gr201" draw:text-style-name="P7" draw:layer="layout" svg:x1="39.27cm" svg:y1="23.606cm" svg:x2="39.27cm" svg:y2="26.803cm">
              <text:p/>
            </draw:line>
            <draw:line draw:style-name="gr201" draw:text-style-name="P7" draw:layer="layout" svg:x1="33.62cm" svg:y1="23.606cm" svg:x2="39.62cm" svg:y2="23.606cm">
              <text:p/>
            </draw:line>
            <draw:line draw:style-name="gr201" draw:text-style-name="P7" draw:layer="layout" svg:x1="39.62cm" svg:y1="19.603cm" svg:x2="39.62cm" svg:y2="23.607cm">
              <text:p/>
            </draw:line>
            <draw:line draw:style-name="gr201" draw:text-style-name="P7" draw:layer="layout" svg:x1="33.62cm" svg:y1="23.606cm" svg:x2="33.62cm" svg:y2="25.304cm">
              <text:p/>
            </draw:line>
            <draw:line draw:style-name="gr201" draw:text-style-name="P7" draw:layer="layout" svg:x1="43.871cm" svg:y1="26.803cm" svg:x2="39.27cm" svg:y2="26.803cm">
              <text:p/>
            </draw:line>
            <draw:line draw:style-name="gr201" draw:text-style-name="P7" draw:layer="layout" svg:x1="43.121cm" svg:y1="24.196cm" svg:x2="42.071cm" svg:y2="24.006cm">
              <text:p/>
            </draw:line>
            <draw:line draw:style-name="gr201" draw:text-style-name="P7" draw:layer="layout" svg:x1="43.871cm" svg:y1="26.806cm" svg:x2="42.071cm" svg:y2="25.056cm">
              <text:p/>
            </draw:line>
            <draw:line draw:style-name="gr201" draw:text-style-name="P7" draw:layer="layout" svg:x1="43.865cm" svg:y1="26.803cm" svg:x2="43.865cm" svg:y2="24.353cm">
              <text:p/>
            </draw:line>
            <draw:line draw:style-name="gr201" draw:text-style-name="P7" draw:layer="layout" svg:x1="42.071cm" svg:y1="19.603cm" svg:x2="43.77cm" svg:y2="19.603cm">
              <text:p/>
            </draw:line>
            <draw:line draw:style-name="gr201" draw:text-style-name="P7" draw:layer="layout" svg:x1="43.12cm" svg:y1="24.193cm" svg:x2="43.87cm" svg:y2="24.353cm">
              <text:p/>
            </draw:line>
            <draw:line draw:style-name="gr201" draw:text-style-name="P7" draw:layer="layout" svg:x1="48.021cm" svg:y1="15.056cm" svg:x2="48.221cm" svg:y2="14.206cm">
              <text:p/>
            </draw:line>
            <draw:line draw:style-name="gr201" draw:text-style-name="P7" draw:layer="layout" svg:x1="42.071cm" svg:y1="25.056cm" svg:x2="39.27cm" svg:y2="25.056cm">
              <text:p/>
            </draw:line>
            <draw:line draw:style-name="gr201" draw:text-style-name="P7" draw:layer="layout" svg:x1="42.071cm" svg:y1="19.604cm" svg:x2="42.071cm" svg:y2="25.057cm">
              <text:p/>
            </draw:line>
            <draw:line draw:style-name="gr201" draw:text-style-name="P7" draw:layer="layout" svg:x1="43.12cm" svg:y1="24.203cm" svg:x2="43.12cm" svg:y2="20.203cm">
              <text:p/>
            </draw:line>
            <draw:line draw:style-name="gr201" draw:text-style-name="P7" draw:layer="layout" svg:x1="43.371cm" svg:y1="19.807cm" svg:x2="43.12cm" svg:y2="20.206cm">
              <text:p/>
            </draw:line>
            <draw:line draw:style-name="gr201" draw:text-style-name="P7" draw:layer="layout" svg:x1="39.62cm" svg:y1="19.603cm" svg:x2="42.071cm" svg:y2="19.603cm">
              <text:p/>
            </draw:line>
            <draw:line draw:style-name="gr201" draw:text-style-name="P7" draw:layer="layout" svg:x1="32.521cm" svg:y1="19.603cm" svg:x2="39.621cm" svg:y2="19.603cm">
              <text:p/>
            </draw:line>
            <draw:line draw:style-name="gr201" draw:text-style-name="P7" draw:layer="layout" svg:x1="39.321cm" svg:y1="17.353cm" svg:x2="39.321cm" svg:y2="19.603cm">
              <text:p/>
            </draw:line>
            <draw:line draw:style-name="gr201" draw:text-style-name="P7" draw:layer="layout" svg:x1="32.521cm" svg:y1="19.603cm" svg:x2="32.521cm" svg:y2="16.653cm">
              <text:p/>
            </draw:line>
            <draw:line draw:style-name="gr201" draw:text-style-name="P7" draw:layer="layout" svg:x1="34.171cm" svg:y1="16.653cm" svg:x2="32.522cm" svg:y2="16.653cm">
              <text:p/>
            </draw:line>
            <draw:line draw:style-name="gr201" draw:text-style-name="P7" draw:layer="layout" svg:x1="32.522cm" svg:y1="12.953cm" svg:x2="32.522cm" svg:y2="16.653cm">
              <text:p/>
            </draw:line>
            <draw:line draw:style-name="gr201" draw:text-style-name="P7" draw:layer="layout" svg:x1="34.171cm" svg:y1="12.953cm" svg:x2="32.522cm" svg:y2="12.953cm">
              <text:p/>
            </draw:line>
            <draw:line draw:style-name="gr201" draw:text-style-name="P7" draw:layer="layout" svg:x1="32.522cm" svg:y1="8.038cm" svg:x2="32.522cm" svg:y2="12.953cm">
              <text:p/>
            </draw:line>
            <draw:line draw:style-name="gr201" draw:text-style-name="P7" draw:layer="layout" svg:x1="34.17cm" svg:y1="12.203cm" svg:x2="34.17cm" svg:y2="17.353cm">
              <text:p/>
            </draw:line>
            <draw:line draw:style-name="gr201" draw:text-style-name="P7" draw:layer="layout" svg:x1="39.321cm" svg:y1="17.353cm" svg:x2="34.17cm" svg:y2="17.353cm">
              <text:p/>
            </draw:line>
            <draw:line draw:style-name="gr201" draw:text-style-name="P7" draw:layer="layout" svg:x1="34.17cm" svg:y1="15.703cm" svg:x2="38.24cm" svg:y2="15.703cm">
              <text:p/>
            </draw:line>
            <draw:line draw:style-name="gr201" draw:text-style-name="P7" draw:layer="layout" svg:x1="38.672cm" svg:y1="16.505cm" svg:x2="35.721cm" svg:y2="10.903cm">
              <text:p/>
            </draw:line>
            <draw:line draw:style-name="gr201" draw:text-style-name="P7" draw:layer="layout" svg:x1="39.963cm" svg:y1="9.775cm" svg:x2="32.522cm" svg:y2="9.775cm">
              <text:p/>
            </draw:line>
            <draw:line draw:style-name="gr201" draw:text-style-name="P7" draw:layer="layout" svg:x1="49cm" svg:y1="6.699cm" svg:x2="38.245cm" svg:y2="6.699cm">
              <text:p/>
            </draw:line>
            <draw:line draw:style-name="gr201" draw:text-style-name="P7" draw:layer="layout" svg:x1="47.283cm" svg:y1="8.436cm" svg:x2="39.963cm" svg:y2="8.436cm">
              <text:p/>
            </draw:line>
            <draw:line draw:style-name="gr201" draw:text-style-name="P7" draw:layer="layout" svg:x1="38.247cm" svg:y1="8.038cm" svg:x2="32.524cm" svg:y2="8.038cm">
              <text:p/>
            </draw:line>
            <draw:line draw:style-name="gr201" draw:text-style-name="P7" draw:layer="layout" svg:x1="38.245cm" svg:y1="8.039cm" svg:x2="38.245cm" svg:y2="6.7cm">
              <text:p/>
            </draw:line>
            <draw:line draw:style-name="gr201" draw:text-style-name="P7" draw:layer="layout" svg:x1="48.221cm" svg:y1="14.206cm" svg:x2="49cm" svg:y2="6.699cm">
              <text:p/>
            </draw:line>
            <draw:line draw:style-name="gr201" draw:text-style-name="P7" draw:layer="layout" svg:x1="47.283cm" svg:y1="8.436cm" svg:x2="49cm" svg:y2="6.699cm">
              <text:p/>
            </draw:line>
            <draw:line draw:style-name="gr201" draw:text-style-name="P7" draw:layer="layout" svg:x1="46.7cm" svg:y1="14.054cm" svg:x2="47.283cm" svg:y2="8.436cm">
              <text:p/>
            </draw:line>
            <draw:line draw:style-name="gr201" draw:text-style-name="P7" draw:layer="layout" svg:x1="48.221cm" svg:y1="14.206cm" svg:x2="46.7cm" svg:y2="14.051cm">
              <text:p/>
            </draw:line>
            <draw:line draw:style-name="gr201" draw:text-style-name="P7" draw:layer="layout" svg:x1="39.963cm" svg:y1="9.775cm" svg:x2="38.245cm" svg:y2="8.039cm">
              <text:p/>
            </draw:line>
            <draw:line draw:style-name="gr201" draw:text-style-name="P7" draw:layer="layout" svg:x1="39.963cm" svg:y1="9.776cm" svg:x2="39.963cm" svg:y2="8.437cm">
              <text:p/>
            </draw:line>
            <draw:line draw:style-name="gr201" draw:text-style-name="P7" draw:layer="layout" svg:x1="38.672cm" svg:y1="16.505cm" svg:x2="38.22cm" svg:y2="17.353cm">
              <text:p/>
            </draw:line>
            <draw:line draw:style-name="gr201" draw:text-style-name="P7" draw:layer="layout" svg:x1="36.02cm" svg:y1="13.955cm" svg:x2="36.02cm" svg:y2="17.353cm">
              <text:p/>
            </draw:line>
            <draw:line draw:style-name="gr201" draw:text-style-name="P7" draw:layer="layout" svg:x1="36.02cm" svg:y1="13.953cm" svg:x2="34.17cm" svg:y2="13.953cm">
              <text:p/>
            </draw:line>
            <draw:line draw:style-name="gr201" draw:text-style-name="P7" draw:layer="layout" svg:x1="36.02cm" svg:y1="13.953cm" svg:x2="37.32cm" svg:y2="13.953cm">
              <text:p/>
            </draw:line>
            <draw:line draw:style-name="gr201" draw:text-style-name="P7" draw:layer="layout" svg:x1="33.97cm" svg:y1="10.903cm" svg:x2="33.97cm" svg:y2="12.203cm">
              <text:p/>
            </draw:line>
            <draw:line draw:style-name="gr201" draw:text-style-name="P7" draw:layer="layout" svg:x1="36.4cm" svg:y1="12.203cm" svg:x2="33.97cm" svg:y2="12.203cm">
              <text:p/>
            </draw:line>
            <draw:line draw:style-name="gr201" draw:text-style-name="P7" draw:layer="layout" svg:x1="34.172cm" svg:y1="12.403cm" svg:x2="34.17cm" svg:y2="12.403cm">
              <text:p/>
            </draw:line>
            <draw:line draw:style-name="gr201" draw:text-style-name="P7" draw:layer="layout" svg:x1="35.721cm" svg:y1="10.903cm" svg:x2="32.522cm" svg:y2="10.903cm">
              <text:p/>
            </draw:line>
            <draw:line draw:style-name="gr201" draw:text-style-name="P7" draw:layer="layout" svg:x1="35.02cm" svg:y1="10.903cm" svg:x2="35.02cm" svg:y2="12.203cm">
              <text:p/>
            </draw:line>
            <draw:line draw:style-name="gr201" draw:text-style-name="P7" draw:layer="layout" svg:x1="43.07cm" svg:y1="10.405cm" svg:x2="43.07cm" svg:y2="11.553cm">
              <text:p/>
            </draw:line>
            <draw:line draw:style-name="gr201" draw:text-style-name="P7" draw:layer="layout" svg:x1="42.22cm" svg:y1="10.405cm" svg:x2="42.22cm" svg:y2="11.553cm">
              <text:p/>
            </draw:line>
            <draw:line draw:style-name="gr201" draw:text-style-name="P7" draw:layer="layout" svg:x1="42.22cm" svg:y1="11.553cm" svg:x2="43.92cm" svg:y2="11.553cm">
              <text:p/>
            </draw:line>
            <draw:line draw:style-name="gr201" draw:text-style-name="P7" draw:layer="layout" svg:x1="42.22cm" svg:y1="10.405cm" svg:x2="43.92cm" svg:y2="10.405cm">
              <text:p/>
            </draw:line>
            <draw:line draw:style-name="gr201" draw:text-style-name="P7" draw:layer="layout" svg:x1="43.92cm" svg:y1="10.405cm" svg:x2="43.92cm" svg:y2="11.553cm">
              <text:p/>
            </draw:line>
            <draw:line draw:style-name="gr201" draw:text-style-name="P7" draw:layer="layout" svg:x1="42.22cm" svg:y1="10.405cm" svg:x2="42.77cm" svg:y2="10.103cm">
              <text:p/>
            </draw:line>
            <draw:line draw:style-name="gr201" draw:text-style-name="P7" draw:layer="layout" svg:x1="43.92cm" svg:y1="10.405cm" svg:x2="43.37cm" svg:y2="10.103cm">
              <text:p/>
            </draw:line>
            <draw:path draw:style-name="gr201" draw:text-style-name="P7" draw:layer="layout" svg:width="0.239cm" svg:height="0.549cm" draw:transform="rotate (1.15837502454864) translate (42.77cm 10.103cm)" svg:viewBox="0 0 240 550" svg:d="M0 0c258 215 240 550 240 550">
              <text:p/>
            </draw:path>
            <draw:line draw:style-name="gr201" draw:text-style-name="P7" draw:layer="layout" svg:x1="42.071cm" svg:y1="18.503cm" svg:x2="42.121cm" svg:y2="18.206cm">
              <text:p/>
            </draw:line>
            <draw:line draw:style-name="gr201" draw:text-style-name="P7" draw:layer="layout" svg:x1="42.821cm" svg:y1="17.306cm" svg:x2="44.32cm" svg:y2="18.306cm">
              <text:p/>
            </draw:line>
            <draw:line draw:style-name="gr201" draw:text-style-name="P7" draw:layer="layout" svg:x1="42.071cm" svg:y1="18.503cm" svg:x2="42.071cm" svg:y2="19.603cm">
              <text:p/>
            </draw:line>
            <draw:line draw:style-name="gr201" draw:text-style-name="P7" draw:layer="layout" svg:x1="45.871cm" svg:y1="15.056cm" svg:x2="46.221cm" svg:y2="14.656cm">
              <text:p/>
            </draw:line>
            <draw:line draw:style-name="gr201" draw:text-style-name="P7" draw:layer="layout" svg:x1="42.821cm" svg:y1="17.306cm" svg:x2="42.121cm" svg:y2="18.206cm">
              <text:p/>
            </draw:line>
            <draw:line draw:style-name="gr201" draw:text-style-name="P7" draw:layer="layout" svg:x1="42.821cm" svg:y1="17.306cm" svg:x2="43.071cm" svg:y2="17.006cm">
              <text:p/>
            </draw:line>
            <draw:line draw:style-name="gr201" draw:text-style-name="P7" draw:layer="layout" svg:x1="45.871cm" svg:y1="15.053cm" svg:x2="43.071cm" svg:y2="17.003cm">
              <text:p/>
            </draw:line>
            <draw:line draw:style-name="gr201" draw:text-style-name="P7" draw:layer="layout" svg:x1="46.221cm" svg:y1="14.656cm" svg:x2="46.7cm" svg:y2="14.053cm">
              <text:p/>
            </draw:line>
            <draw:line draw:style-name="gr201" draw:text-style-name="P7" draw:layer="layout" svg:x1="43.87cm" svg:y1="19.552cm" svg:x2="43.37cm" svg:y2="19.807cm">
              <text:p/>
            </draw:line>
            <draw:line draw:style-name="gr201" draw:text-style-name="P7" draw:layer="layout" svg:x1="43.869cm" svg:y1="19.556cm" svg:x2="43.92cm" svg:y2="19.057cm">
              <text:p/>
            </draw:line>
            <draw:line draw:style-name="gr201" draw:text-style-name="P7" draw:layer="layout" svg:x1="44.121cm" svg:y1="18.61cm" svg:x2="43.921cm" svg:y2="19.057cm">
              <text:p/>
            </draw:line>
            <draw:line draw:style-name="gr201" draw:text-style-name="P7" draw:layer="layout" svg:x1="44.67cm" svg:y1="17.959cm" svg:x2="46.92cm" svg:y2="16.506cm">
              <text:p/>
            </draw:line>
            <draw:line draw:style-name="gr201" draw:text-style-name="P7" draw:layer="layout" svg:x1="47.37cm" svg:y1="16.053cm" svg:x2="46.921cm" svg:y2="16.506cm">
              <text:p/>
            </draw:line>
            <draw:line draw:style-name="gr201" draw:text-style-name="P7" draw:layer="layout" svg:x1="47.37cm" svg:y1="16.053cm" svg:x2="47.721cm" svg:y2="15.606cm">
              <text:p/>
            </draw:line>
            <draw:line draw:style-name="gr201" draw:text-style-name="P7" draw:layer="layout" svg:x1="48.02cm" svg:y1="15.053cm" svg:x2="47.72cm" svg:y2="15.6cm">
              <text:p/>
            </draw:line>
            <draw:line draw:style-name="gr201" draw:text-style-name="P7" draw:layer="layout" svg:x1="44.32cm" svg:y1="18.306cm" svg:x2="44.12cm" svg:y2="18.606cm">
              <text:p/>
            </draw:line>
            <draw:line draw:style-name="gr201" draw:text-style-name="P7" draw:layer="layout" svg:x1="44.321cm" svg:y1="18.303cm" svg:x2="44.671cm" svg:y2="17.953cm">
              <text:p/>
            </draw:line>
            <draw:g>
              <draw:line draw:style-name="gr233" draw:text-style-name="P7" draw:layer="layout" svg:x1="17.82cm" svg:y1="15.353cm" svg:x2="17.82cm" svg:y2="15.203cm">
                <text:p/>
              </draw:line>
              <draw:line draw:style-name="gr233" draw:text-style-name="P7" draw:layer="layout" svg:x1="18.52cm" svg:y1="15.353cm" svg:x2="18.52cm" svg:y2="15.203cm">
                <text:p/>
              </draw:line>
            </draw:g>
            <draw:g>
              <draw:line draw:style-name="gr233" draw:text-style-name="P7" draw:layer="layout" svg:x1="18.62cm" svg:y1="15.203cm" svg:x2="17.72cm" svg:y2="15.203cm">
                <text:p/>
              </draw:line>
              <draw:line draw:style-name="gr233" draw:text-style-name="P7" draw:layer="layout" svg:x1="18.62cm" svg:y1="14.153cm" svg:x2="17.72cm" svg:y2="15.203cm">
                <text:p/>
              </draw:line>
              <draw:line draw:style-name="gr233" draw:text-style-name="P7" draw:layer="layout" svg:x1="17.72cm" svg:y1="14.153cm" svg:x2="18.62cm" svg:y2="15.203cm">
                <text:p/>
              </draw:line>
              <draw:line draw:style-name="gr233" draw:text-style-name="P7" draw:layer="layout" svg:x1="17.72cm" svg:y1="15.203cm" svg:x2="17.72cm" svg:y2="14.153cm">
                <text:p/>
              </draw:line>
              <draw:line draw:style-name="gr233" draw:text-style-name="P7" draw:layer="layout" svg:x1="18.62cm" svg:y1="14.153cm" svg:x2="17.72cm" svg:y2="14.153cm">
                <text:p/>
              </draw:line>
              <draw:line draw:style-name="gr233" draw:text-style-name="P7" draw:layer="layout" svg:x1="18.62cm" svg:y1="15.203cm" svg:x2="18.62cm" svg:y2="14.153cm">
                <text:p/>
              </draw:line>
            </draw:g>
            <draw:g>
              <draw:line draw:style-name="gr7" draw:text-style-name="P7" draw:layer="layout" svg:x1="24.1cm" svg:y1="14.696cm" svg:x2="24.1cm" svg:y2="16.503cm">
                <text:p/>
              </draw:line>
              <draw:line draw:style-name="gr7" draw:text-style-name="P7" draw:layer="layout" svg:x1="25.55cm" svg:y1="14.696cm" svg:x2="25.55cm" svg:y2="16.503cm">
                <text:p/>
              </draw:line>
              <draw:line draw:style-name="gr7" draw:text-style-name="P7" draw:layer="layout" svg:x1="25.55cm" svg:y1="14.863cm" svg:x2="24.88cm" svg:y2="14.863cm">
                <text:p/>
              </draw:line>
              <draw:g>
                <draw:line draw:style-name="gr7" draw:text-style-name="P7" draw:layer="layout" svg:x1="24.76cm" svg:y1="14.863cm" svg:x2="24.76cm" svg:y2="16.213cm">
                  <text:p/>
                </draw:line>
                <draw:line draw:style-name="gr7" draw:text-style-name="P7" draw:layer="layout" svg:x1="24.88cm" svg:y1="14.863cm" svg:x2="24.88cm" svg:y2="16.213cm">
                  <text:p/>
                </draw:line>
                <draw:line draw:style-name="gr7" draw:text-style-name="P7" draw:layer="layout" svg:x1="24.88cm" svg:y1="14.863cm" svg:x2="24.76cm" svg:y2="14.863cm">
                  <text:p/>
                </draw:line>
                <draw:line draw:style-name="gr7" draw:text-style-name="P7" draw:layer="layout" svg:x1="24.88cm" svg:y1="16.213cm" svg:x2="24.76cm" svg:y2="16.213cm">
                  <text:p/>
                </draw:line>
              </draw:g>
              <draw:line draw:style-name="gr7" draw:text-style-name="P7" draw:layer="layout" svg:x1="25.55cm" svg:y1="14.986cm" svg:x2="24.88cm" svg:y2="14.986cm">
                <text:p/>
              </draw:line>
              <draw:line draw:style-name="gr7" draw:text-style-name="P7" draw:layer="layout" svg:x1="25.55cm" svg:y1="15.108cm" svg:x2="24.88cm" svg:y2="15.108cm">
                <text:p/>
              </draw:line>
              <draw:line draw:style-name="gr7" draw:text-style-name="P7" draw:layer="layout" svg:x1="25.55cm" svg:y1="15.231cm" svg:x2="24.88cm" svg:y2="15.231cm">
                <text:p/>
              </draw:line>
              <draw:line draw:style-name="gr7" draw:text-style-name="P7" draw:layer="layout" svg:x1="25.55cm" svg:y1="15.354cm" svg:x2="24.88cm" svg:y2="15.354cm">
                <text:p/>
              </draw:line>
              <draw:line draw:style-name="gr7" draw:text-style-name="P7" draw:layer="layout" svg:x1="25.55cm" svg:y1="15.477cm" svg:x2="24.88cm" svg:y2="15.477cm">
                <text:p/>
              </draw:line>
              <draw:line draw:style-name="gr7" draw:text-style-name="P7" draw:layer="layout" svg:x1="25.55cm" svg:y1="15.599cm" svg:x2="24.88cm" svg:y2="15.599cm">
                <text:p/>
              </draw:line>
              <draw:line draw:style-name="gr7" draw:text-style-name="P7" draw:layer="layout" svg:x1="25.55cm" svg:y1="15.722cm" svg:x2="24.88cm" svg:y2="15.722cm">
                <text:p/>
              </draw:line>
              <draw:line draw:style-name="gr7" draw:text-style-name="P7" draw:layer="layout" svg:x1="25.55cm" svg:y1="15.845cm" svg:x2="24.88cm" svg:y2="15.845cm">
                <text:p/>
              </draw:line>
              <draw:line draw:style-name="gr7" draw:text-style-name="P7" draw:layer="layout" svg:x1="25.55cm" svg:y1="15.968cm" svg:x2="24.88cm" svg:y2="15.968cm">
                <text:p/>
              </draw:line>
              <draw:line draw:style-name="gr7" draw:text-style-name="P7" draw:layer="layout" svg:x1="25.55cm" svg:y1="16.09cm" svg:x2="24.88cm" svg:y2="16.09cm">
                <text:p/>
              </draw:line>
              <draw:line draw:style-name="gr7" draw:text-style-name="P7" draw:layer="layout" svg:x1="24.77cm" svg:y1="14.986cm" svg:x2="24.1cm" svg:y2="14.986cm">
                <text:p/>
              </draw:line>
              <draw:line draw:style-name="gr7" draw:text-style-name="P7" draw:layer="layout" svg:x1="24.77cm" svg:y1="15.108cm" svg:x2="24.1cm" svg:y2="15.108cm">
                <text:p/>
              </draw:line>
              <draw:line draw:style-name="gr7" draw:text-style-name="P7" draw:layer="layout" svg:x1="24.77cm" svg:y1="15.231cm" svg:x2="24.1cm" svg:y2="15.231cm">
                <text:p/>
              </draw:line>
              <draw:line draw:style-name="gr7" draw:text-style-name="P7" draw:layer="layout" svg:x1="24.77cm" svg:y1="15.354cm" svg:x2="24.1cm" svg:y2="15.354cm">
                <text:p/>
              </draw:line>
              <draw:line draw:style-name="gr7" draw:text-style-name="P7" draw:layer="layout" svg:x1="24.77cm" svg:y1="15.477cm" svg:x2="24.1cm" svg:y2="15.477cm">
                <text:p/>
              </draw:line>
              <draw:line draw:style-name="gr7" draw:text-style-name="P7" draw:layer="layout" svg:x1="24.77cm" svg:y1="15.599cm" svg:x2="24.1cm" svg:y2="15.599cm">
                <text:p/>
              </draw:line>
              <draw:line draw:style-name="gr7" draw:text-style-name="P7" draw:layer="layout" svg:x1="24.77cm" svg:y1="15.722cm" svg:x2="24.1cm" svg:y2="15.722cm">
                <text:p/>
              </draw:line>
              <draw:line draw:style-name="gr7" draw:text-style-name="P7" draw:layer="layout" svg:x1="24.77cm" svg:y1="15.845cm" svg:x2="24.1cm" svg:y2="15.845cm">
                <text:p/>
              </draw:line>
              <draw:line draw:style-name="gr7" draw:text-style-name="P7" draw:layer="layout" svg:x1="24.77cm" svg:y1="15.968cm" svg:x2="24.1cm" svg:y2="15.968cm">
                <text:p/>
              </draw:line>
              <draw:line draw:style-name="gr7" draw:text-style-name="P7" draw:layer="layout" svg:x1="24.77cm" svg:y1="16.213cm" svg:x2="24.1cm" svg:y2="16.213cm">
                <text:p/>
              </draw:line>
              <draw:line draw:style-name="gr7" draw:text-style-name="P7" draw:layer="layout" svg:x1="24.77cm" svg:y1="16.09cm" svg:x2="24.1cm" svg:y2="16.09cm">
                <text:p/>
              </draw:line>
            </draw:g>
            <draw:line draw:style-name="gr233" draw:text-style-name="P7" draw:layer="layout" svg:x1="24.02cm" svg:y1="14.403cm" svg:x2="23.47cm" svg:y2="14.403cm">
              <text:p/>
            </draw:line>
            <draw:line draw:style-name="gr233" draw:text-style-name="P7" draw:layer="layout" svg:x1="24.02cm" svg:y1="15.053cm" svg:x2="23.47cm" svg:y2="15.053cm">
              <text:p/>
            </draw:line>
            <draw:line draw:style-name="gr233" draw:text-style-name="P7" draw:layer="layout" svg:x1="30.12cm" svg:y1="16.703cm" svg:x2="30.12cm" svg:y2="13.653cm">
              <text:p/>
            </draw:line>
            <draw:line draw:style-name="gr233" draw:text-style-name="P7" draw:layer="layout" svg:x1="31.02cm" svg:y1="16.703cm" svg:x2="31.02cm" svg:y2="15.103cm">
              <text:p/>
            </draw:line>
            <draw:line draw:style-name="gr233" draw:text-style-name="P7" draw:layer="layout" svg:x1="31.02cm" svg:y1="14.553cm" svg:x2="31.02cm" svg:y2="13.653cm">
              <text:p/>
            </draw:line>
            <draw:line draw:style-name="gr233" draw:text-style-name="P7" draw:layer="layout" svg:x1="31.021cm" svg:y1="14.553cm" svg:x2="32.522cm" svg:y2="14.553cm">
              <text:p/>
            </draw:line>
            <draw:line draw:style-name="gr233" draw:text-style-name="P7" draw:layer="layout" svg:x1="31.021cm" svg:y1="13.753cm" svg:x2="32.522cm" svg:y2="13.753cm">
              <text:p/>
            </draw:line>
            <draw:line draw:style-name="gr233" draw:text-style-name="P7" draw:layer="layout" svg:x1="31.52cm" svg:y1="14.553cm" svg:x2="31.52cm" svg:y2="13.653cm">
              <text:p/>
            </draw:line>
            <draw:line draw:style-name="gr233" draw:text-style-name="P7" draw:layer="layout" svg:x1="30.12cm" svg:y1="15.553cm" svg:x2="32.521cm" svg:y2="15.553cm">
              <text:p/>
            </draw:line>
            <draw:line draw:style-name="gr233" draw:text-style-name="P7" draw:layer="layout" svg:x1="30.12cm" svg:y1="16.103cm" svg:x2="29.72cm" svg:y2="16.103cm">
              <text:p/>
            </draw:line>
            <draw:line draw:style-name="gr233" draw:text-style-name="P7" draw:layer="layout" svg:x1="29.52cm" svg:y1="14.103cm" svg:x2="29.52cm" svg:y2="15.453cm">
              <text:p/>
            </draw:line>
            <draw:line draw:style-name="gr233" draw:text-style-name="P7" draw:layer="layout" svg:x1="28.669cm" svg:y1="15.003cm" svg:x2="29.52cm" svg:y2="15.003cm">
              <text:p/>
            </draw:line>
            <draw:line draw:style-name="gr233" draw:text-style-name="P7" draw:layer="layout" svg:x1="28.669cm" svg:y1="14.553cm" svg:x2="29.52cm" svg:y2="14.553cm">
              <text:p/>
            </draw:line>
            <draw:line draw:style-name="gr233" draw:text-style-name="P7" draw:layer="layout" svg:x1="28.669cm" svg:y1="14.103cm" svg:x2="30.12cm" svg:y2="14.103cm">
              <text:p/>
            </draw:line>
            <draw:line draw:style-name="gr233" draw:text-style-name="P7" draw:layer="layout" svg:x1="28.67cm" svg:y1="15.453cm" svg:x2="29.521cm" svg:y2="15.453cm">
              <text:p/>
            </draw:line>
            <draw:g>
              <draw:line draw:style-name="gr8" draw:text-style-name="P7" draw:layer="layout" svg:x1="17.719cm" svg:y1="21.352cm" svg:x2="17.17cm" svg:y2="21.352cm">
                <text:p/>
              </draw:line>
              <draw:path draw:style-name="gr8" draw:text-style-name="P7" draw:layer="layout" svg:width="0.617cm" svg:height="0.457cm" draw:transform="skewX (0.0102974425867665) rotate (-0.129154364647581) translate (17.1700156802218cm 20.8195582725084cm)" svg:viewBox="0 0 618 458" svg:d="M0 0c530 1 618 458 618 458">
                <text:p/>
              </draw:path>
            </draw:g>
            <draw:g>
              <draw:line draw:style-name="gr8" draw:text-style-name="P7" draw:layer="layout" svg:x1="26.801cm" svg:y1="18.052cm" svg:x2="26.801cm" svg:y2="17.503cm">
                <text:p/>
              </draw:line>
              <draw:path draw:style-name="gr8" draw:text-style-name="P7" draw:layer="layout" svg:width="0.619cm" svg:height="0.457cm" draw:transform="skewX (-0.0127409035395586) rotate (1.70047429021808) translate (26.3484218133513cm 18.1178645257191cm)" svg:viewBox="0 0 620 458" svg:d="M620 0c-530 1-620 458-620 458">
                <text:p/>
              </draw:path>
            </draw:g>
            <draw:g>
              <draw:line draw:style-name="gr8" draw:text-style-name="P7" draw:layer="layout" svg:x1="31.962cm" svg:y1="17.402cm" svg:x2="32.511cm" svg:y2="17.402cm">
                <text:p/>
              </draw:line>
              <draw:path draw:style-name="gr8" draw:text-style-name="P7" draw:layer="layout" svg:width="0.618cm" svg:height="0.457cm" draw:transform="skewX (-0.0111701072127637) rotate (0.129503430497979) translate (31.8969123896638cm 16.9492115658699cm)" svg:viewBox="0 0 619 458" svg:d="M619 0c-530 1-619 458-619 458">
                <text:p/>
              </draw:path>
            </draw:g>
            <draw:g>
              <draw:line draw:style-name="gr8" draw:text-style-name="P7" draw:layer="layout" svg:x1="31.962cm" svg:y1="17.603cm" svg:x2="32.511cm" svg:y2="17.603cm">
                <text:p/>
              </draw:line>
              <draw:path draw:style-name="gr8" draw:text-style-name="P7" draw:layer="layout" svg:width="0.618cm" svg:height="0.457cm" draw:transform="skewX (0.0111701072127637) rotate (3.01208922309181) translate (32.5106131059834cm 18.1357120860979cm)" svg:viewBox="0 0 619 458" svg:d="M0 0c530 1 619 458 619 458">
                <text:p/>
              </draw:path>
            </draw:g>
            <draw:g>
              <draw:line draw:style-name="gr8" draw:text-style-name="P7" draw:layer="layout" svg:x1="29.721cm" svg:y1="16.603cm" svg:x2="30.12cm" svg:y2="16.603cm">
                <text:p/>
              </draw:line>
              <draw:path draw:style-name="gr8" draw:text-style-name="P7" draw:layer="layout" svg:width="0.45cm" svg:height="0.369cm" draw:transform="skewX (0.0162315620435472) rotate (0.142942465738336) translate (29.6733303270134cm 16.2364788266877cm)" svg:viewBox="0 0 451 370" svg:d="M451 0c-386 1-451 370-451 370">
                <text:p/>
              </draw:path>
            </draw:g>
            <draw:g>
              <draw:line draw:style-name="gr8" draw:text-style-name="P7" draw:layer="layout" svg:x1="31.419cm" svg:y1="16.603cm" svg:x2="31.02cm" svg:y2="16.603cm">
                <text:p/>
              </draw:line>
              <draw:path draw:style-name="gr8" draw:text-style-name="P7" draw:layer="layout" svg:width="0.449cm" svg:height="0.369cm" draw:transform="skewX (-0.0185004900711399) rotate (-0.142942465738337) translate (31.0202813774666cm 16.1722328159321cm)" svg:viewBox="0 0 450 370" svg:d="M0 0c386 1 450 370 450 370">
                <text:p/>
              </draw:path>
            </draw:g>
            <draw:g>
              <draw:line draw:style-name="gr8" draw:text-style-name="P7" draw:layer="layout" svg:x1="30.951cm" svg:y1="15.054cm" svg:x2="30.951cm" svg:y2="15.553cm">
                <text:p/>
              </draw:line>
              <draw:path draw:style-name="gr8" draw:text-style-name="P7" draw:layer="layout" svg:width="0.559cm" svg:height="0.37cm" draw:transform="skewX (0.0392699081698724) rotate (1.45612819493887) translate (30.5202328159321cm 15.5526482781667cm)" svg:viewBox="0 0 560 371" svg:d="M0 0c481 1 560 371 560 371">
                <text:p/>
              </draw:path>
            </draw:g>
            <draw:g>
              <draw:line draw:style-name="gr8" draw:text-style-name="P7" draw:layer="layout" svg:x1="31.12cm" svg:y1="14.253cm" svg:x2="31.12cm" svg:y2="14.553cm">
                <text:p/>
              </draw:line>
              <draw:path draw:style-name="gr8" draw:text-style-name="P7" draw:layer="layout" svg:width="0.336cm" svg:height="0.282cm" draw:transform="skewX (0.026179938779915) rotate (-1.42401413670217) translate (31.4004765259854cm 14.2190269164038cm)" svg:viewBox="0 0 337 283" svg:d="M337 0c-289 1-337 283-337 283">
                <text:p/>
              </draw:path>
            </draw:g>
            <draw:g>
              <draw:line draw:style-name="gr8" draw:text-style-name="P7" draw:layer="layout" svg:x1="31.57cm" svg:y1="14.253cm" svg:x2="31.57cm" svg:y2="14.553cm">
                <text:p/>
              </draw:line>
              <draw:path draw:style-name="gr8" draw:text-style-name="P7" draw:layer="layout" svg:width="0.336cm" svg:height="0.282cm" draw:transform="skewX (0.0261799387799149) rotate (-1.42401413670217) translate (31.8504765259854cm 14.2190269164038cm)" svg:viewBox="0 0 337 283" svg:d="M337 0c-289 1-337 283-337 283">
                <text:p/>
              </draw:path>
            </draw:g>
            <draw:g>
              <draw:line draw:style-name="gr8" draw:text-style-name="P7" draw:layer="layout" svg:x1="32.35cm" svg:y1="14.853cm" svg:x2="32.35cm" svg:y2="14.553cm">
                <text:p/>
              </draw:line>
              <draw:path draw:style-name="gr8" draw:text-style-name="P7" draw:layer="layout" svg:width="0.335cm" svg:height="0.282cm" draw:transform="skewX (0.0300196631343025) rotate (1.71705491811202) translate (32.0691680221937cm 14.8857722979346cm)" svg:viewBox="0 0 336 283" svg:d="M336 0c-289 1-336 283-336 283">
                <text:p/>
              </draw:path>
            </draw:g>
            <draw:g>
              <draw:line draw:style-name="gr8" draw:text-style-name="P7" draw:layer="layout" svg:x1="30.07cm" svg:y1="13.803cm" svg:x2="30.07cm" svg:y2="14.103cm">
                <text:p/>
              </draw:line>
              <draw:path draw:style-name="gr8" draw:text-style-name="P7" draw:layer="layout" svg:width="0.336cm" svg:height="0.282cm" draw:transform="skewX (-0.0267035375555132) rotate (1.42453773547777) translate (29.7401782581383cm 14.1027889669cm)" svg:viewBox="0 0 337 283" svg:d="M0 0c290 1 337 283 337 283">
                <text:p/>
              </draw:path>
            </draw:g>
            <draw:g>
              <draw:line draw:style-name="gr8" draw:text-style-name="P7" draw:layer="layout" svg:x1="29.22cm" svg:y1="14.503cm" svg:x2="29.52cm" svg:y2="14.503cm">
                <text:p/>
              </draw:line>
              <draw:path draw:style-name="gr8" draw:text-style-name="P7" draw:layer="layout" svg:width="0.335cm" svg:height="0.282cm" draw:transform="skewX (0.0303687289847013) rotate (0.147131255943122) translate (29.1871152454539cm 14.2224812389258cm)" svg:viewBox="0 0 336 283" svg:d="M336 0c-289 1-336 283-336 283">
                <text:p/>
              </draw:path>
            </draw:g>
            <draw:g>
              <draw:line draw:style-name="gr8" draw:text-style-name="P7" draw:layer="layout" svg:x1="29.22cm" svg:y1="14.933cm" svg:x2="29.52cm" svg:y2="14.933cm">
                <text:p/>
              </draw:line>
              <draw:path draw:style-name="gr8" draw:text-style-name="P7" draw:layer="layout" svg:width="0.335cm" svg:height="0.282cm" draw:transform="skewX (0.0303687289847013) rotate (0.147131255943122) translate (29.1871152454539cm 14.6524812389258cm)" svg:viewBox="0 0 336 283" svg:d="M336 0c-289 1-336 283-336 283">
                <text:p/>
              </draw:path>
            </draw:g>
            <draw:g>
              <draw:line draw:style-name="gr8" draw:text-style-name="P7" draw:layer="layout" svg:x1="29.22cm" svg:y1="15.383cm" svg:x2="29.52cm" svg:y2="15.383cm">
                <text:p/>
              </draw:line>
              <draw:path draw:style-name="gr8" draw:text-style-name="P7" draw:layer="layout" svg:width="0.335cm" svg:height="0.282cm" draw:transform="skewX (0.0303687289847013) rotate (0.147131255943122) translate (29.1871152454539cm 15.1024812389258cm)" svg:viewBox="0 0 336 283" svg:d="M336 0c-289 1-336 283-336 283">
                <text:p/>
              </draw:path>
            </draw:g>
            <draw:g>
              <draw:line draw:style-name="gr8" draw:text-style-name="P7" draw:layer="layout" svg:x1="30.221cm" svg:y1="26.103cm" svg:x2="30.67cm" svg:y2="26.103cm">
                <text:p/>
              </draw:line>
              <draw:path draw:style-name="gr8" draw:text-style-name="P7" draw:layer="layout" svg:width="0.506cm" svg:height="0.385cm" draw:transform="skewX (-0.00436332312998582) rotate (0.133168621927167) translate (30.1670947412642cm 25.7205705890928cm)" svg:viewBox="0 0 507 386" svg:d="M507 0c-433 1-507 386-507 386">
                <text:p/>
              </draw:path>
            </draw:g>
            <draw:g>
              <draw:g>
                <draw:line draw:style-name="gr8" draw:text-style-name="P7" draw:layer="layout" svg:x1="26.32cm" svg:y1="16.103cm" svg:x2="26.32cm" svg:y2="16.261cm">
                  <text:p/>
                </draw:line>
                <draw:path draw:style-name="gr8" draw:text-style-name="P7" draw:layer="layout" svg:width="0.177cm" svg:height="0.127cm" draw:transform="skewX (0.0127409035395586) rotate (1.43989663289532) translate (26.1700804111374cm 16.2608887669073cm)" svg:viewBox="0 0 178 128" svg:d="M0 0c152 0 178 128 178 128">
                  <text:p/>
                </draw:path>
              </draw:g>
              <draw:g>
                <draw:line draw:style-name="gr8" draw:text-style-name="P7" draw:layer="layout" svg:x1="25.778cm" svg:y1="15.805cm" svg:x2="25.778cm" svg:y2="16.262cm">
                  <text:p/>
                </draw:line>
                <draw:path draw:style-name="gr8" draw:text-style-name="P7" draw:layer="layout" svg:width="0.514cm" svg:height="0.336cm" draw:transform="skewX (-0.044331363000656) rotate (-1.45560459616327) translate (26.1106437390623cm 15.7505067429461cm)" svg:viewBox="0 0 515 337" svg:d="M515 0c-441 0-515 337-515 337">
                  <text:p/>
                </draw:path>
              </draw:g>
            </draw:g>
            <draw:g>
              <draw:line draw:style-name="gr8" draw:text-style-name="P7" draw:layer="layout" svg:x1="23.251cm" svg:y1="16.954cm" svg:x2="23.251cm" svg:y2="17.503cm">
                <text:p/>
              </draw:line>
              <draw:path draw:style-name="gr8" draw:text-style-name="P7" draw:layer="layout" svg:width="0.62cm" svg:height="0.457cm" draw:transform="skewX (0.0164060949687467) rotate (1.44111836337172) translate (22.7182879139021cm 17.5026131059834cm)" svg:viewBox="0 0 621 458" svg:d="M0 0c530 1 621 458 621 458">
                <text:p/>
              </draw:path>
            </draw:g>
            <draw:g>
              <draw:g>
                <draw:line draw:style-name="gr8" draw:text-style-name="P7" draw:layer="layout" svg:x1="15.57cm" svg:y1="13.604cm" svg:x2="15.57cm" svg:y2="14.053cm">
                  <text:p/>
                </draw:line>
                <draw:path draw:style-name="gr8" draw:text-style-name="P7" draw:layer="layout" svg:width="0.504cm" svg:height="0.363cm" draw:transform="skewX (0.0148352986419518) rotate (1.44408542310011) translate (15.1457195061612cm 14.05268345035cm)" svg:viewBox="0 0 505 364" svg:d="M0 0c433 1 505 364 505 364">
                  <text:p/>
                </draw:path>
              </draw:g>
              <draw:g>
                <draw:line draw:style-name="gr8" draw:text-style-name="P7" draw:layer="layout" svg:x1="14.72cm" svg:y1="13.604cm" svg:x2="14.72cm" svg:y2="14.053cm">
                  <text:p/>
                </draw:line>
                <draw:path draw:style-name="gr8" draw:text-style-name="P7" draw:layer="layout" svg:width="0.505cm" svg:height="0.365cm" draw:transform="skewX (-0.0204203522483336) rotate (-1.4474015486789) translate (15.0820098159112cm 13.5506013727134cm)" svg:viewBox="0 0 506 366" svg:d="M506 0c-433 2-506 366-506 366">
                  <text:p/>
                </draw:path>
              </draw:g>
            </draw:g>
            <draw:g>
              <draw:g>
                <draw:line draw:style-name="gr8" draw:text-style-name="P7" draw:layer="layout" svg:x1="14.071cm" svg:y1="12.303cm" svg:x2="14.52cm" svg:y2="12.303cm">
                  <text:p/>
                </draw:line>
                <draw:path draw:style-name="gr8" draw:text-style-name="P7" draw:layer="layout" svg:width="0.504cm" svg:height="0.363cm" draw:transform="skewX (0.0148352986419518) rotate (3.014881749895) translate (14.51968345035cm 12.7272804938388cm)" svg:viewBox="0 0 505 364" svg:d="M0 0c433 1 505 364 505 364">
                  <text:p/>
                </draw:path>
              </draw:g>
              <draw:g>
                <draw:line draw:style-name="gr8" draw:text-style-name="P7" draw:layer="layout" svg:x1="14.071cm" svg:y1="13.153cm" svg:x2="14.52cm" svg:y2="13.153cm">
                  <text:p/>
                </draw:line>
                <draw:path draw:style-name="gr8" draw:text-style-name="P7" draw:layer="layout" svg:width="0.505cm" svg:height="0.365cm" draw:transform="skewX (-0.0204203522483337) rotate (0.123394778115999) translate (14.0176013727134cm 12.7909901840888cm)" svg:viewBox="0 0 506 366" svg:d="M506 0c-433 2-506 366-506 366">
                  <text:p/>
                </draw:path>
              </draw:g>
            </draw:g>
            <draw:g>
              <draw:g>
                <draw:line draw:style-name="gr8" draw:text-style-name="P7" draw:layer="layout" svg:x1="16.269cm" svg:y1="12.303cm" svg:x2="15.82cm" svg:y2="12.303cm">
                  <text:p/>
                </draw:line>
                <draw:path draw:style-name="gr8" draw:text-style-name="P7" draw:layer="layout" svg:width="0.503cm" svg:height="0.363cm" draw:transform="skewX (-0.0118682389135614) rotate (-3.01453268404461) translate (16.3203668997741cm 12.6633999736253cm)" svg:viewBox="0 0 504 364" svg:d="M504 0c-433 0-504 364-504 364">
                  <text:p/>
                </draw:path>
              </draw:g>
              <draw:g>
                <draw:line draw:style-name="gr8" draw:text-style-name="P7" draw:layer="layout" svg:x1="16.269cm" svg:y1="13.153cm" svg:x2="15.82cm" svg:y2="13.153cm">
                  <text:p/>
                </draw:line>
                <draw:path draw:style-name="gr8" draw:text-style-name="P7" draw:layer="layout" svg:width="0.505cm" svg:height="0.366cm" draw:transform="skewX (0.0212930168743308) rotate (-0.122347580564803) translate (15.82031654965cm 12.7287195061612cm)" svg:viewBox="0 0 506 367" svg:d="M0 0c433 2 506 367 506 367">
                  <text:p/>
                </draw:path>
              </draw:g>
            </draw:g>
            <draw:g>
              <draw:g>
                <draw:line draw:style-name="gr8" draw:text-style-name="P7" draw:layer="layout" svg:x1="16.169cm" svg:y1="25.853cm" svg:x2="15.72cm" svg:y2="25.853cm">
                  <text:p/>
                </draw:line>
                <draw:path draw:style-name="gr8" draw:text-style-name="P7" draw:layer="layout" svg:width="0.503cm" svg:height="0.363cm" draw:transform="skewX (-0.0118682389135614) rotate (-3.01453268404461) translate (16.2203668997741cm 26.2133999736253cm)" svg:viewBox="0 0 504 364" svg:d="M504 0c-433 0-504 364-504 364">
                  <text:p/>
                </draw:path>
              </draw:g>
              <draw:g>
                <draw:line draw:style-name="gr8" draw:text-style-name="P7" draw:layer="layout" svg:x1="16.169cm" svg:y1="26.703cm" svg:x2="15.72cm" svg:y2="26.703cm">
                  <text:p/>
                </draw:line>
                <draw:path draw:style-name="gr8" draw:text-style-name="P7" draw:layer="layout" svg:width="0.505cm" svg:height="0.366cm" draw:transform="skewX (0.0212930168743308) rotate (-0.122347580564803) translate (15.72031654965cm 26.2787195061612cm)" svg:viewBox="0 0 506 367" svg:d="M0 0c433 2 506 367 506 367">
                  <text:p/>
                </draw:path>
              </draw:g>
            </draw:g>
            <draw:g>
              <draw:g>
                <draw:line draw:style-name="gr8" draw:text-style-name="P7" draw:layer="layout" svg:x1="15.57cm" svg:y1="11.554cm" svg:x2="15.57cm" svg:y2="12.003cm">
                  <text:p/>
                </draw:line>
                <draw:path draw:style-name="gr8" draw:text-style-name="P7" draw:layer="layout" svg:width="0.504cm" svg:height="0.363cm" draw:transform="skewX (0.0148352986419518) rotate (1.44408542310011) translate (15.1457195061612cm 12.00268345035cm)" svg:viewBox="0 0 505 364" svg:d="M0 0c433 1 505 364 505 364">
                  <text:p/>
                </draw:path>
              </draw:g>
              <draw:g>
                <draw:line draw:style-name="gr8" draw:text-style-name="P7" draw:layer="layout" svg:x1="14.72cm" svg:y1="11.554cm" svg:x2="14.72cm" svg:y2="12.003cm">
                  <text:p/>
                </draw:line>
                <draw:path draw:style-name="gr8" draw:text-style-name="P7" draw:layer="layout" svg:width="0.505cm" svg:height="0.365cm" draw:transform="skewX (-0.0204203522483336) rotate (-1.4474015486789) translate (15.0820098159112cm 11.5006013727134cm)" svg:viewBox="0 0 506 366" svg:d="M506 0c-433 2-506 366-506 366">
                  <text:p/>
                </draw:path>
              </draw:g>
            </draw:g>
            <draw:g>
              <draw:line draw:style-name="gr8" draw:text-style-name="P7" draw:layer="layout" svg:x1="27.67cm" svg:y1="17.503cm" svg:x2="27.329cm" svg:y2="17.303cm">
                <text:p/>
              </draw:line>
              <draw:path draw:style-name="gr8" draw:text-style-name="P7" draw:layer="layout" svg:width="0.143cm" svg:height="0.144cm" draw:transform="skewX (-0.0333357887130918) rotate (2.07048409164087) translate (27.2719145174021cm 17.5025774946984cm)" svg:viewBox="0 0 144 145" svg:d="M0 0c115 48 144 145 144 145">
                <text:p/>
              </draw:path>
            </draw:g>
            <draw:g>
              <draw:line draw:style-name="gr8" draw:text-style-name="P7" draw:layer="layout" svg:x1="25.863cm" svg:y1="12.453cm" svg:x2="25.622cm" svg:y2="12.453cm">
                <text:p/>
              </draw:line>
              <draw:path draw:style-name="gr8" draw:text-style-name="P7" draw:layer="layout" svg:width="0.27cm" svg:height="0.127cm" draw:transform="skewX (-0.13247049022637) rotate (-3.05432619099008) translate (25.8912171835522cm 12.5793414908552cm)" svg:viewBox="0 0 271 128" svg:d="M271 0c-232-1-271 128-271 128">
                <text:p/>
              </draw:path>
            </draw:g>
            <draw:g>
              <draw:line draw:style-name="gr8" draw:text-style-name="P7" draw:layer="layout" svg:x1="26.169cm" svg:y1="12.995cm" svg:x2="25.62cm" svg:y2="12.995cm">
                <text:p/>
              </draw:line>
              <draw:path draw:style-name="gr8" draw:text-style-name="P7" draw:layer="layout" svg:width="0.616cm" svg:height="0.336cm" draw:transform="skewX (0.0938987137572949) rotate (-0.0966912405604863) translate (25.6203868940166cm 12.6032117490612cm)" svg:viewBox="0 0 617 337" svg:d="M0 0c527 0 617 337 617 337">
                <text:p/>
              </draw:path>
            </draw:g>
            <draw:g>
              <draw:line draw:style-name="gr8" draw:text-style-name="P7" draw:layer="layout" svg:x1="30.82cm" svg:y1="10.504cm" svg:x2="30.82cm" svg:y2="11.053cm">
                <text:p/>
              </draw:line>
              <draw:path draw:style-name="gr8" draw:text-style-name="P7" draw:layer="layout" svg:width="0.616cm" svg:height="0.43cm" draw:transform="skewX (-0.0261799387799149) rotate (-1.45054314133249) translate (31.2457332738083cm 10.4402417226486cm)" svg:viewBox="0 0 617 431" svg:d="M617 0c-529 2-617 431-617 431">
                <text:p/>
              </draw:path>
            </draw:g>
            <draw:g>
              <draw:line draw:style-name="gr8" draw:text-style-name="P7" draw:layer="layout" svg:x1="33.87cm" svg:y1="11.352cm" svg:x2="33.87cm" svg:y2="10.903cm">
                <text:p/>
              </draw:line>
              <draw:path draw:style-name="gr8" draw:text-style-name="P7" draw:layer="layout" svg:width="0.503cm" svg:height="0.344cm" draw:transform="skewX (-0.0317649923862968) rotate (1.68843151837931) translate (33.5294154511887cm 11.4042385944162cm)" svg:viewBox="0 0 504 345" svg:d="M504 0c-432 1-504 345-504 345">
                <text:p/>
              </draw:path>
            </draw:g>
            <draw:g>
              <draw:line draw:style-name="gr8" draw:text-style-name="P7" draw:layer="layout" svg:x1="34.12cm" svg:y1="11.352cm" svg:x2="34.12cm" svg:y2="10.903cm">
                <text:p/>
              </draw:line>
              <draw:path draw:style-name="gr8" draw:text-style-name="P7" draw:layer="layout" svg:width="0.503cm" svg:height="0.343cm" draw:transform="skewX (0.0310668606854991) rotate (-1.68860605130451) translate (34.5197839295294cm 10.90331654965cm)" svg:viewBox="0 0 504 344" svg:d="M0 0c433 1 504 344 504 344">
                <text:p/>
              </draw:path>
            </draw:g>
            <draw:g>
              <draw:line draw:style-name="gr8" draw:text-style-name="P7" draw:layer="layout" svg:x1="35.37cm" svg:y1="11.164cm" svg:x2="35.768cm" svg:y2="10.955cm">
                <text:p/>
              </draw:line>
              <draw:path draw:style-name="gr8" draw:text-style-name="P7" draw:layer="layout" svg:width="0.503cm" svg:height="0.343cm" draw:transform="skewX (0.031066860685499) rotate (-2.77437537897019) translate (35.9539147017174cm 11.3089866534896cm)" svg:viewBox="0 0 504 344" svg:d="M0 0c433 1 504 344 504 344">
                <text:p/>
              </draw:path>
            </draw:g>
            <draw:g>
              <draw:line draw:style-name="gr8" draw:text-style-name="P7" draw:layer="layout" svg:x1="36.07cm" svg:y1="12.514cm" svg:x2="36.468cm" svg:y2="12.305cm">
                <text:p/>
              </draw:line>
              <draw:path draw:style-name="gr8" draw:text-style-name="P7" draw:layer="layout" svg:width="0.503cm" svg:height="0.343cm" draw:transform="skewX (0.0310668606854991) rotate (-2.77437537897019) translate (36.6539147017174cm 12.6589866534896cm)" svg:viewBox="0 0 504 344" svg:d="M0 0c433 1 504 344 504 344">
                <text:p/>
              </draw:path>
            </draw:g>
            <draw:g>
              <draw:line draw:style-name="gr8" draw:text-style-name="P7" draw:layer="layout" svg:x1="37.65cm" svg:y1="15.529cm" svg:x2="38.056cm" svg:y2="15.315cm">
                <text:p/>
              </draw:line>
              <draw:path draw:style-name="gr8" draw:text-style-name="P7" draw:layer="layout" svg:width="0.514cm" svg:height="0.352cm" draw:transform="skewX (-0.0303687289847014) rotate (0.602662190713642) translate (37.4409498129606cm 15.2452315545357cm)" svg:viewBox="0 0 515 353" svg:d="M515 0c-442 1-515 353-515 353">
                <text:p/>
              </draw:path>
            </draw:g>
            <draw:g>
              <draw:line draw:style-name="gr8" draw:text-style-name="P7" draw:layer="layout" svg:x1="34.27cm" svg:y1="16.904cm" svg:x2="34.27cm" svg:y2="17.353cm">
                <text:p/>
              </draw:line>
              <draw:path draw:style-name="gr8" draw:text-style-name="P7" draw:layer="layout" svg:width="0.503cm" svg:height="0.343cm" draw:transform="skewX (-0.0310668606854991) rotate (-1.45298660228528) translate (34.61051867124cm 16.8519538113295cm)" svg:viewBox="0 0 504 344" svg:d="M504 0c-432 1-504 344-504 344">
                <text:p/>
              </draw:path>
            </draw:g>
            <draw:g>
              <draw:line draw:style-name="gr8" draw:text-style-name="P7" draw:layer="layout" svg:x1="36.12cm" svg:y1="16.904cm" svg:x2="36.12cm" svg:y2="17.353cm">
                <text:p/>
              </draw:line>
              <draw:path draw:style-name="gr8" draw:text-style-name="P7" draw:layer="layout" svg:width="0.503cm" svg:height="0.343cm" draw:transform="skewX (-0.0310668606854991) rotate (-1.45298660228528) translate (36.46051867124cm 16.8519538113295cm)" svg:viewBox="0 0 504 344" svg:d="M504 0c-432 1-504 344-504 344">
                <text:p/>
              </draw:path>
            </draw:g>
            <draw:g>
              <draw:line draw:style-name="gr8" draw:text-style-name="P7" draw:layer="layout" svg:x1="43.471cm" svg:y1="10.503cm" svg:x2="43.92cm" svg:y2="10.503cm">
                <text:p/>
              </draw:line>
              <draw:path draw:style-name="gr8" draw:text-style-name="P7" draw:layer="layout" svg:width="0.503cm" svg:height="0.343cm" draw:transform="skewX (0.0300196631343025) rotate (3.02360839615498) translate (43.91968345035cm 10.9027839295294cm)" svg:viewBox="0 0 504 344" svg:d="M0 0c433 1 504 344 504 344">
                <text:p/>
              </draw:path>
            </draw:g>
            <draw:g>
              <draw:line draw:style-name="gr8" draw:text-style-name="P7" draw:layer="layout" svg:x1="42.669cm" svg:y1="10.503cm" svg:x2="42.22cm" svg:y2="10.503cm">
                <text:p/>
              </draw:line>
              <draw:path draw:style-name="gr8" draw:text-style-name="P7" draw:layer="layout" svg:width="0.503cm" svg:height="0.343cm" draw:transform="skewX (-0.0300196631343025) rotate (-3.02360839615498) translate (42.7207344002234cm 10.843467009113cm)" svg:viewBox="0 0 504 344" svg:d="M504 0c-433 1-504 344-504 344">
                <text:p/>
              </draw:path>
            </draw:g>
            <draw:line draw:style-name="gr233" draw:text-style-name="P7" draw:layer="layout" svg:x1="41.87cm" svg:y1="19.603cm" svg:x2="41.87cm" svg:y2="17.753cm">
              <text:p/>
            </draw:line>
            <draw:line draw:style-name="gr233" draw:text-style-name="P7" draw:layer="layout" svg:x1="41.87cm" svg:y1="17.753cm" svg:x2="43.37cm" svg:y2="17.753cm">
              <text:p/>
            </draw:line>
            <draw:line draw:style-name="gr233" draw:text-style-name="P7" draw:layer="layout" svg:x1="43.37cm" svg:y1="19.603cm" svg:x2="43.37cm" svg:y2="17.753cm">
              <text:p/>
            </draw:line>
            <draw:line draw:style-name="gr233" draw:text-style-name="P7" draw:layer="layout" svg:x1="41.87cm" svg:y1="19.603cm" svg:x2="43.37cm" svg:y2="19.603cm">
              <text:p/>
            </draw:line>
            <draw:g>
              <draw:line draw:style-name="gr8" draw:text-style-name="P7" draw:layer="layout" svg:x1="25.27cm" svg:y1="24.052cm" svg:x2="25.27cm" svg:y2="23.603cm">
                <text:p/>
              </draw:line>
              <draw:path draw:style-name="gr8" draw:text-style-name="P7" draw:layer="layout" svg:width="0.505cm" svg:height="0.344cm" draw:transform="skewX (0.0363028484414821) rotate (-1.68808245252892) translate (25.6697839295294cm 23.60331654965cm)" svg:viewBox="0 0 506 345" svg:d="M0 0c433 1 506 345 506 345">
                <text:p/>
              </draw:path>
            </draw:g>
            <draw:g>
              <draw:line draw:style-name="gr8" draw:text-style-name="P7" draw:layer="layout" svg:x1="31.219cm" svg:y1="25.203cm" svg:x2="30.67cm" svg:y2="25.203cm">
                <text:p/>
              </draw:line>
              <draw:path draw:style-name="gr8" draw:text-style-name="P7" draw:layer="layout" svg:width="0.618cm" svg:height="0.428cm" draw:transform="skewX (0.029845130209103) rotate (-0.122347580564803) translate (30.6703868940166cm 24.7032700880883cm)" svg:viewBox="0 0 619 429" svg:d="M0 0c529 1 619 429 619 429">
                <text:p/>
              </draw:path>
            </draw:g>
            <draw:line draw:style-name="gr201" draw:text-style-name="P7" draw:layer="layout" svg:x1="39.27cm" svg:y1="25.307cm" svg:x2="33.62cm" svg:y2="25.308cm">
              <text:p/>
            </draw:line>
            <draw:g>
              <draw:line draw:style-name="gr8" draw:text-style-name="P7" draw:layer="layout" svg:x1="37.42cm" svg:y1="25.852cm" svg:x2="37.42cm" svg:y2="25.303cm">
                <text:p/>
              </draw:line>
              <draw:path draw:style-name="gr8" draw:text-style-name="P7" draw:layer="layout" svg:width="0.618cm" svg:height="0.428cm" draw:transform="skewX (-0.0291469985083053) rotate (1.6931439073597) translate (36.9958105334011cm 25.9177280064311cm)" svg:viewBox="0 0 619 429" svg:d="M619 0c-529 1-619 429-619 429">
                <text:p/>
              </draw:path>
            </draw:g>
            <draw:g>
              <draw:line draw:style-name="gr8" draw:text-style-name="P7" draw:layer="layout" svg:x1="43.12cm" svg:y1="24.749cm" svg:x2="43.235cm" svg:y2="24.212cm">
                <text:p/>
              </draw:line>
              <draw:path draw:style-name="gr8" draw:text-style-name="P7" draw:layer="layout" svg:width="0.618cm" svg:height="0.428cm" draw:transform="skewX (0.0291469985083053) rotate (-1.90328154929982) translate (43.7235191943251cm 24.3165200648217cm)" svg:viewBox="0 0 619 429" svg:d="M0 0c529 1 619 429 619 429">
                <text:p/>
              </draw:path>
            </draw:g>
            <draw:g>
              <draw:line draw:style-name="gr8" draw:text-style-name="P7" draw:layer="layout" svg:x1="16.621cm" svg:y1="23.385cm" svg:x2="17.17cm" svg:y2="23.385cm">
                <text:p/>
              </draw:line>
              <draw:path draw:style-name="gr8" draw:text-style-name="P7" draw:layer="layout" svg:width="0.616cm" svg:height="0.457cm" draw:transform="skewX (-0.00750491578357564) rotate (0.129503430497979) translate (16.5579472712853cm 22.9322652611991cm)" svg:viewBox="0 0 617 458" svg:d="M617 0c-529 1-617 458-617 458">
                <text:p/>
              </draw:path>
            </draw:g>
            <draw:g>
              <draw:g>
                <draw:line draw:style-name="gr8" draw:text-style-name="P7" draw:layer="layout" svg:x1="16.269cm" svg:y1="15.953cm" svg:x2="15.82cm" svg:y2="15.953cm">
                  <text:p/>
                </draw:line>
                <draw:path draw:style-name="gr8" draw:text-style-name="P7" draw:layer="layout" svg:width="0.503cm" svg:height="0.363cm" draw:transform="skewX (-0.0118682389135614) rotate (-3.01453268404461) translate (16.3203668997741cm 16.3133999736253cm)" svg:viewBox="0 0 504 364" svg:d="M504 0c-433 0-504 364-504 364">
                  <text:p/>
                </draw:path>
              </draw:g>
              <draw:g>
                <draw:line draw:style-name="gr8" draw:text-style-name="P7" draw:layer="layout" svg:x1="16.269cm" svg:y1="16.803cm" svg:x2="15.82cm" svg:y2="16.803cm">
                  <text:p/>
                </draw:line>
                <draw:path draw:style-name="gr8" draw:text-style-name="P7" draw:layer="layout" svg:width="0.505cm" svg:height="0.366cm" draw:transform="skewX (0.0212930168743308) rotate (-0.122347580564803) translate (15.82031654965cm 16.3787195061612cm)" svg:viewBox="0 0 506 367" svg:d="M0 0c433 2 506 367 506 367">
                  <text:p/>
                </draw:path>
              </draw:g>
            </draw:g>
            <draw:g>
              <draw:line draw:style-name="gr8" draw:text-style-name="P7" draw:layer="layout" svg:x1="18.52cm" svg:y1="16.954cm" svg:x2="18.52cm" svg:y2="17.503cm">
                <text:p/>
              </draw:line>
              <draw:path draw:style-name="gr8" draw:text-style-name="P7" draw:layer="layout" svg:width="0.62cm" svg:height="0.457cm" draw:transform="skewX (0.0164060949687467) rotate (1.44111836337172) translate (17.9872879139021cm 17.5026131059834cm)" svg:viewBox="0 0 621 458" svg:d="M0 0c530 1 621 458 621 458">
                <text:p/>
              </draw:path>
            </draw:g>
            <draw:g>
              <draw:line draw:style-name="gr8" draw:text-style-name="P7" draw:layer="layout" svg:x1="25.079cm" svg:y1="17.353cm" svg:x2="25.628cm" svg:y2="17.353cm">
                <text:p/>
              </draw:line>
              <draw:path draw:style-name="gr8" draw:text-style-name="P7" draw:layer="layout" svg:width="0.62cm" svg:height="0.457cm" draw:transform="skewX (-0.0150098315671512) rotate (0.129503430497979) translate (25.0121693526779cm 16.9004385655747cm)" svg:viewBox="0 0 621 458" svg:d="M621 0c-530 1-621 458-621 458">
                <text:p/>
              </draw:path>
            </draw:g>
            <draw:g>
              <draw:line draw:style-name="gr8" draw:text-style-name="P7" draw:layer="layout" svg:x1="31.27cm" svg:y1="25.303cm" svg:x2="31.6cm" svg:y2="25.103cm">
                <text:p/>
              </draw:line>
              <draw:path draw:style-name="gr8" draw:text-style-name="P7" draw:layer="layout" svg:width="0.143cm" svg:height="0.14cm" draw:transform="skewX (0.0516617458590322) rotate (-2.05268173327053) translate (31.7221074503325cm 25.1745497428116cm)" svg:viewBox="0 0 144 141" svg:d="M144 0c-114 46-144 141-144 141">
                <text:p/>
              </draw:path>
            </draw:g>
            <draw:g>
              <draw:g>
                <draw:line draw:style-name="gr8" draw:text-style-name="P7" draw:layer="layout" svg:x1="16.77cm" svg:y1="18.303cm" svg:x2="16.57cm" svg:y2="17.994cm">
                  <text:p/>
                </draw:line>
                <draw:path draw:style-name="gr8" draw:text-style-name="P7" draw:layer="layout" svg:width="0.142cm" svg:height="0.132cm" draw:transform="skewX (0.108734012399247) rotate (-0.454483737219324) translate (16.6415093862901cm 17.8801268296844cm)" svg:viewBox="0 0 143 133" svg:d="M143 0c-114 44-143 133-143 133">
                  <text:p/>
                </draw:path>
              </draw:g>
              <draw:g>
                <draw:line draw:style-name="gr8" draw:text-style-name="P7" draw:layer="layout" svg:x1="16.77cm" svg:y1="17.578cm" svg:x2="16.57cm" svg:y2="17.887cm">
                  <text:p/>
                </draw:line>
                <draw:path draw:style-name="gr8" draw:text-style-name="P7" draw:layer="layout" svg:width="0.143cm" svg:height="0.133cm" draw:transform="skewX (-0.0923279174305001) rotate (-2.68466545541768) translate (16.7695774946984cm 17.9382994654191cm)" svg:viewBox="0 0 144 134" svg:d="M0 0c114 44 144 134 144 134">
                  <text:p/>
                </draw:path>
              </draw:g>
            </draw:g>
            <draw:g>
              <draw:g>
                <draw:line draw:style-name="gr8" draw:text-style-name="P7" draw:layer="layout" svg:x1="16.77cm" svg:y1="19.078cm" svg:x2="16.57cm" svg:y2="18.769cm">
                  <text:p/>
                </draw:line>
                <draw:path draw:style-name="gr8" draw:text-style-name="P7" draw:layer="layout" svg:width="0.142cm" svg:height="0.132cm" draw:transform="skewX (0.108734012399247) rotate (-0.454483737219324) translate (16.6415093862901cm 18.6551268296844cm)" svg:viewBox="0 0 143 133" svg:d="M143 0c-114 44-143 133-143 133">
                  <text:p/>
                </draw:path>
              </draw:g>
              <draw:g>
                <draw:line draw:style-name="gr8" draw:text-style-name="P7" draw:layer="layout" svg:x1="16.77cm" svg:y1="18.353cm" svg:x2="16.57cm" svg:y2="18.662cm">
                  <text:p/>
                </draw:line>
                <draw:path draw:style-name="gr8" draw:text-style-name="P7" draw:layer="layout" svg:width="0.143cm" svg:height="0.133cm" draw:transform="skewX (-0.0923279174304999) rotate (-2.68466545541768) translate (16.7695774946984cm 18.7132994654191cm)" svg:viewBox="0 0 144 134" svg:d="M0 0c114 44 144 134 144 134">
                  <text:p/>
                </draw:path>
              </draw:g>
            </draw:g>
            <draw:g>
              <draw:g>
                <draw:line draw:style-name="gr8" draw:text-style-name="P7" draw:layer="layout" svg:x1="16.77cm" svg:y1="19.853cm" svg:x2="16.57cm" svg:y2="19.544cm">
                  <text:p/>
                </draw:line>
                <draw:path draw:style-name="gr8" draw:text-style-name="P7" draw:layer="layout" svg:width="0.142cm" svg:height="0.132cm" draw:transform="skewX (0.108734012399247) rotate (-0.454483737219324) translate (16.6415093862901cm 19.4301268296844cm)" svg:viewBox="0 0 143 133" svg:d="M143 0c-114 44-143 133-143 133">
                  <text:p/>
                </draw:path>
              </draw:g>
              <draw:g>
                <draw:line draw:style-name="gr8" draw:text-style-name="P7" draw:layer="layout" svg:x1="16.77cm" svg:y1="19.128cm" svg:x2="16.57cm" svg:y2="19.437cm">
                  <text:p/>
                </draw:line>
                <draw:path draw:style-name="gr8" draw:text-style-name="P7" draw:layer="layout" svg:width="0.143cm" svg:height="0.133cm" draw:transform="skewX (-0.0923279174305) rotate (-2.68466545541768) translate (16.7695774946984cm 19.4882994654191cm)" svg:viewBox="0 0 144 134" svg:d="M0 0c114 44 144 134 144 134">
                  <text:p/>
                </draw:path>
              </draw:g>
            </draw:g>
            <draw:line draw:style-name="gr7" draw:text-style-name="P7" draw:layer="layout" svg:x1="31.086cm" svg:y1="23.604cm" svg:x2="30.67cm" svg:y2="23.604cm">
              <text:p/>
            </draw:line>
            <draw:line draw:style-name="gr7" draw:text-style-name="P7" draw:layer="layout" svg:x1="30.67cm" svg:y1="22.89cm" svg:x2="30.67cm" svg:y2="23.605cm">
              <text:p/>
            </draw:line>
            <draw:line draw:style-name="gr7" draw:text-style-name="P7" draw:layer="layout" svg:x1="33.556cm" svg:y1="22.89cm" svg:x2="33.556cm" svg:y2="23.605cm">
              <text:p/>
            </draw:line>
            <draw:line draw:style-name="gr7" draw:text-style-name="P7" draw:layer="layout" svg:x1="32.503cm" svg:y1="23.604cm" svg:x2="31.723cm" svg:y2="23.604cm">
              <text:p/>
            </draw:line>
            <draw:line draw:style-name="gr7" draw:text-style-name="P7" draw:layer="layout" svg:x1="33.946cm" svg:y1="23.604cm" svg:x2="33.166cm" svg:y2="23.604cm">
              <text:p/>
            </draw:line>
            <draw:line draw:style-name="gr7" draw:text-style-name="P7" draw:layer="layout" svg:x1="32.139cm" svg:y1="22.512cm" svg:x2="32.139cm" svg:y2="23.605cm">
              <text:p/>
            </draw:line>
            <draw:line draw:style-name="gr7" draw:text-style-name="P7" draw:layer="layout" svg:x1="36.403cm" svg:y1="22.89cm" svg:x2="36.403cm" svg:y2="23.605cm">
              <text:p/>
            </draw:line>
            <draw:line draw:style-name="gr7" draw:text-style-name="P7" draw:layer="layout" svg:x1="35.389cm" svg:y1="23.604cm" svg:x2="34.609cm" svg:y2="23.604cm">
              <text:p/>
            </draw:line>
            <draw:line draw:style-name="gr7" draw:text-style-name="P7" draw:layer="layout" svg:x1="36.832cm" svg:y1="23.604cm" svg:x2="36.052cm" svg:y2="23.604cm">
              <text:p/>
            </draw:line>
            <draw:line draw:style-name="gr7" draw:text-style-name="P7" draw:layer="layout" svg:x1="34.973cm" svg:y1="22.512cm" svg:x2="34.973cm" svg:y2="23.605cm">
              <text:p/>
            </draw:line>
            <draw:line draw:style-name="gr7" draw:text-style-name="P7" draw:layer="layout" svg:x1="38.223cm" svg:y1="23.604cm" svg:x2="37.443cm" svg:y2="23.604cm">
              <text:p/>
            </draw:line>
            <draw:line draw:style-name="gr7" draw:text-style-name="P7" draw:layer="layout" svg:x1="37.833cm" svg:y1="22.512cm" svg:x2="37.833cm" svg:y2="23.605cm">
              <text:p/>
            </draw:line>
            <draw:line draw:style-name="gr7" draw:text-style-name="P7" draw:layer="layout" svg:x1="39.302cm" svg:y1="23.605cm" svg:x2="38.886cm" svg:y2="23.605cm">
              <text:p/>
            </draw:line>
            <draw:line draw:style-name="gr7" draw:text-style-name="P7" draw:layer="layout" svg:x1="39.302cm" svg:y1="22.891cm" svg:x2="39.302cm" svg:y2="23.606cm">
              <text:p/>
            </draw:line>
            <draw:g>
              <draw:line draw:style-name="gr7" draw:text-style-name="P7" draw:layer="layout" svg:x1="30.917cm" svg:y1="22.421cm" svg:x2="30.917cm" svg:y2="23.448cm">
                <text:p/>
              </draw:line>
              <draw:line draw:style-name="gr7" draw:text-style-name="P7" draw:layer="layout" svg:x1="31.905cm" svg:y1="22.421cm" svg:x2="30.917cm" svg:y2="22.421cm">
                <text:p/>
              </draw:line>
              <draw:line draw:style-name="gr7" draw:text-style-name="P7" draw:layer="layout" svg:x1="31.905cm" svg:y1="22.422cm" svg:x2="31.905cm" svg:y2="23.449cm">
                <text:p/>
              </draw:line>
              <draw:line draw:style-name="gr7" draw:text-style-name="P7" draw:layer="layout" svg:x1="31.905cm" svg:y1="22.421cm" svg:x2="30.917cm" svg:y2="23.448cm">
                <text:p/>
              </draw:line>
              <draw:line draw:style-name="gr7" draw:text-style-name="P7" draw:layer="layout" svg:x1="31.905cm" svg:y1="23.448cm" svg:x2="30.917cm" svg:y2="23.448cm">
                <text:p/>
              </draw:line>
              <draw:line draw:style-name="gr7" draw:text-style-name="P7" draw:layer="layout" svg:x1="31.905cm" svg:y1="23.448cm" svg:x2="30.917cm" svg:y2="22.421cm">
                <text:p/>
              </draw:line>
            </draw:g>
            <draw:g>
              <draw:line draw:style-name="gr7" draw:text-style-name="P7" draw:layer="layout" svg:x1="32.36cm" svg:y1="22.421cm" svg:x2="32.36cm" svg:y2="23.448cm">
                <text:p/>
              </draw:line>
              <draw:line draw:style-name="gr7" draw:text-style-name="P7" draw:layer="layout" svg:x1="33.348cm" svg:y1="22.421cm" svg:x2="32.36cm" svg:y2="22.421cm">
                <text:p/>
              </draw:line>
              <draw:line draw:style-name="gr7" draw:text-style-name="P7" draw:layer="layout" svg:x1="33.348cm" svg:y1="22.422cm" svg:x2="33.348cm" svg:y2="23.449cm">
                <text:p/>
              </draw:line>
              <draw:line draw:style-name="gr7" draw:text-style-name="P7" draw:layer="layout" svg:x1="33.348cm" svg:y1="22.421cm" svg:x2="32.36cm" svg:y2="23.448cm">
                <text:p/>
              </draw:line>
              <draw:line draw:style-name="gr7" draw:text-style-name="P7" draw:layer="layout" svg:x1="33.348cm" svg:y1="23.448cm" svg:x2="32.36cm" svg:y2="23.448cm">
                <text:p/>
              </draw:line>
              <draw:line draw:style-name="gr7" draw:text-style-name="P7" draw:layer="layout" svg:x1="33.348cm" svg:y1="23.448cm" svg:x2="32.36cm" svg:y2="22.421cm">
                <text:p/>
              </draw:line>
            </draw:g>
            <draw:g>
              <draw:line draw:style-name="gr7" draw:text-style-name="P7" draw:layer="layout" svg:x1="33.777cm" svg:y1="22.421cm" svg:x2="33.777cm" svg:y2="23.448cm">
                <text:p/>
              </draw:line>
              <draw:line draw:style-name="gr7" draw:text-style-name="P7" draw:layer="layout" svg:x1="34.765cm" svg:y1="22.421cm" svg:x2="33.777cm" svg:y2="22.421cm">
                <text:p/>
              </draw:line>
              <draw:line draw:style-name="gr7" draw:text-style-name="P7" draw:layer="layout" svg:x1="34.765cm" svg:y1="22.422cm" svg:x2="34.765cm" svg:y2="23.449cm">
                <text:p/>
              </draw:line>
              <draw:line draw:style-name="gr7" draw:text-style-name="P7" draw:layer="layout" svg:x1="34.765cm" svg:y1="22.421cm" svg:x2="33.777cm" svg:y2="23.448cm">
                <text:p/>
              </draw:line>
              <draw:line draw:style-name="gr7" draw:text-style-name="P7" draw:layer="layout" svg:x1="34.765cm" svg:y1="23.448cm" svg:x2="33.777cm" svg:y2="23.448cm">
                <text:p/>
              </draw:line>
              <draw:line draw:style-name="gr7" draw:text-style-name="P7" draw:layer="layout" svg:x1="34.765cm" svg:y1="23.448cm" svg:x2="33.777cm" svg:y2="22.421cm">
                <text:p/>
              </draw:line>
            </draw:g>
            <draw:g>
              <draw:line draw:style-name="gr7" draw:text-style-name="P7" draw:layer="layout" svg:x1="35.207cm" svg:y1="22.421cm" svg:x2="35.207cm" svg:y2="23.448cm">
                <text:p/>
              </draw:line>
              <draw:line draw:style-name="gr7" draw:text-style-name="P7" draw:layer="layout" svg:x1="36.195cm" svg:y1="22.421cm" svg:x2="35.207cm" svg:y2="22.421cm">
                <text:p/>
              </draw:line>
              <draw:line draw:style-name="gr7" draw:text-style-name="P7" draw:layer="layout" svg:x1="36.195cm" svg:y1="22.422cm" svg:x2="36.195cm" svg:y2="23.449cm">
                <text:p/>
              </draw:line>
              <draw:line draw:style-name="gr7" draw:text-style-name="P7" draw:layer="layout" svg:x1="36.195cm" svg:y1="22.421cm" svg:x2="35.207cm" svg:y2="23.448cm">
                <text:p/>
              </draw:line>
              <draw:line draw:style-name="gr7" draw:text-style-name="P7" draw:layer="layout" svg:x1="36.195cm" svg:y1="23.448cm" svg:x2="35.207cm" svg:y2="23.448cm">
                <text:p/>
              </draw:line>
              <draw:line draw:style-name="gr7" draw:text-style-name="P7" draw:layer="layout" svg:x1="36.195cm" svg:y1="23.448cm" svg:x2="35.207cm" svg:y2="22.421cm">
                <text:p/>
              </draw:line>
            </draw:g>
            <draw:g>
              <draw:line draw:style-name="gr7" draw:text-style-name="P7" draw:layer="layout" svg:x1="36.624cm" svg:y1="22.421cm" svg:x2="36.624cm" svg:y2="23.448cm">
                <text:p/>
              </draw:line>
              <draw:line draw:style-name="gr7" draw:text-style-name="P7" draw:layer="layout" svg:x1="37.612cm" svg:y1="22.421cm" svg:x2="36.624cm" svg:y2="22.421cm">
                <text:p/>
              </draw:line>
              <draw:line draw:style-name="gr7" draw:text-style-name="P7" draw:layer="layout" svg:x1="37.612cm" svg:y1="22.422cm" svg:x2="37.612cm" svg:y2="23.449cm">
                <text:p/>
              </draw:line>
              <draw:line draw:style-name="gr7" draw:text-style-name="P7" draw:layer="layout" svg:x1="37.612cm" svg:y1="22.421cm" svg:x2="36.624cm" svg:y2="23.448cm">
                <text:p/>
              </draw:line>
              <draw:line draw:style-name="gr7" draw:text-style-name="P7" draw:layer="layout" svg:x1="37.612cm" svg:y1="23.448cm" svg:x2="36.624cm" svg:y2="23.448cm">
                <text:p/>
              </draw:line>
              <draw:line draw:style-name="gr7" draw:text-style-name="P7" draw:layer="layout" svg:x1="37.612cm" svg:y1="23.448cm" svg:x2="36.624cm" svg:y2="22.421cm">
                <text:p/>
              </draw:line>
            </draw:g>
            <draw:g>
              <draw:line draw:style-name="gr7" draw:text-style-name="P7" draw:layer="layout" svg:x1="38.054cm" svg:y1="22.421cm" svg:x2="38.054cm" svg:y2="23.448cm">
                <text:p/>
              </draw:line>
              <draw:line draw:style-name="gr7" draw:text-style-name="P7" draw:layer="layout" svg:x1="39.042cm" svg:y1="22.421cm" svg:x2="38.054cm" svg:y2="22.421cm">
                <text:p/>
              </draw:line>
              <draw:line draw:style-name="gr7" draw:text-style-name="P7" draw:layer="layout" svg:x1="39.042cm" svg:y1="22.422cm" svg:x2="39.042cm" svg:y2="23.449cm">
                <text:p/>
              </draw:line>
              <draw:line draw:style-name="gr7" draw:text-style-name="P7" draw:layer="layout" svg:x1="39.042cm" svg:y1="22.421cm" svg:x2="38.054cm" svg:y2="23.448cm">
                <text:p/>
              </draw:line>
              <draw:line draw:style-name="gr7" draw:text-style-name="P7" draw:layer="layout" svg:x1="39.042cm" svg:y1="23.448cm" svg:x2="38.054cm" svg:y2="23.448cm">
                <text:p/>
              </draw:line>
              <draw:line draw:style-name="gr7" draw:text-style-name="P7" draw:layer="layout" svg:x1="39.042cm" svg:y1="23.448cm" svg:x2="38.054cm" svg:y2="22.421cm">
                <text:p/>
              </draw:line>
            </draw:g>
            <draw:g>
              <draw:line draw:style-name="gr7" draw:text-style-name="P7" draw:layer="layout" svg:x1="33.445cm" svg:y1="26.053cm" svg:x2="33.445cm" svg:y2="25.403cm">
                <text:p/>
              </draw:line>
              <draw:line draw:style-name="gr7" draw:text-style-name="P7" draw:layer="layout" svg:x1="33.562cm" svg:y1="26.053cm" svg:x2="33.562cm" svg:y2="25.403cm">
                <text:p/>
              </draw:line>
              <draw:line draw:style-name="gr7" draw:text-style-name="P7" draw:layer="layout" svg:x1="33.678cm" svg:y1="26.053cm" svg:x2="33.678cm" svg:y2="25.403cm">
                <text:p/>
              </draw:line>
              <draw:line draw:style-name="gr7" draw:text-style-name="P7" draw:layer="layout" svg:x1="33.795cm" svg:y1="26.053cm" svg:x2="33.795cm" svg:y2="25.403cm">
                <text:p/>
              </draw:line>
              <draw:line draw:style-name="gr7" draw:text-style-name="P7" draw:layer="layout" svg:x1="33.912cm" svg:y1="26.053cm" svg:x2="33.912cm" svg:y2="25.403cm">
                <text:p/>
              </draw:line>
              <draw:line draw:style-name="gr7" draw:text-style-name="P7" draw:layer="layout" svg:x1="34.028cm" svg:y1="26.053cm" svg:x2="34.028cm" svg:y2="25.403cm">
                <text:p/>
              </draw:line>
              <draw:line draw:style-name="gr7" draw:text-style-name="P7" draw:layer="layout" svg:x1="34.145cm" svg:y1="26.053cm" svg:x2="34.145cm" svg:y2="25.403cm">
                <text:p/>
              </draw:line>
              <draw:line draw:style-name="gr7" draw:text-style-name="P7" draw:layer="layout" svg:x1="34.262cm" svg:y1="26.053cm" svg:x2="34.262cm" svg:y2="25.403cm">
                <text:p/>
              </draw:line>
              <draw:line draw:style-name="gr7" draw:text-style-name="P7" draw:layer="layout" svg:x1="34.378cm" svg:y1="26.053cm" svg:x2="34.378cm" svg:y2="25.403cm">
                <text:p/>
              </draw:line>
              <draw:line draw:style-name="gr7" draw:text-style-name="P7" draw:layer="layout" svg:x1="34.495cm" svg:y1="26.053cm" svg:x2="34.495cm" svg:y2="25.403cm">
                <text:p/>
              </draw:line>
              <draw:line draw:style-name="gr7" draw:text-style-name="P7" draw:layer="layout" svg:x1="34.612cm" svg:y1="26.053cm" svg:x2="34.612cm" svg:y2="25.403cm">
                <text:p/>
              </draw:line>
              <draw:line draw:style-name="gr7" draw:text-style-name="P7" draw:layer="layout" svg:x1="34.728cm" svg:y1="26.053cm" svg:x2="34.728cm" svg:y2="25.403cm">
                <text:p/>
              </draw:line>
              <draw:line draw:style-name="gr7" draw:text-style-name="P7" draw:layer="layout" svg:x1="34.845cm" svg:y1="26.053cm" svg:x2="34.845cm" svg:y2="25.403cm">
                <text:p/>
              </draw:line>
              <draw:line draw:style-name="gr7" draw:text-style-name="P7" draw:layer="layout" svg:x1="34.962cm" svg:y1="26.053cm" svg:x2="34.962cm" svg:y2="25.403cm">
                <text:p/>
              </draw:line>
              <draw:line draw:style-name="gr7" draw:text-style-name="P7" draw:layer="layout" svg:x1="35.078cm" svg:y1="26.053cm" svg:x2="35.078cm" svg:y2="25.403cm">
                <text:p/>
              </draw:line>
              <draw:line draw:style-name="gr7" draw:text-style-name="P7" draw:layer="layout" svg:x1="35.195cm" svg:y1="26.053cm" svg:x2="35.195cm" svg:y2="25.403cm">
                <text:p/>
              </draw:line>
              <draw:line draw:style-name="gr7" draw:text-style-name="P7" draw:layer="layout" svg:x1="35.312cm" svg:y1="26.053cm" svg:x2="35.312cm" svg:y2="25.403cm">
                <text:p/>
              </draw:line>
              <draw:line draw:style-name="gr7" draw:text-style-name="P7" draw:layer="layout" svg:x1="35.428cm" svg:y1="26.053cm" svg:x2="35.428cm" svg:y2="25.403cm">
                <text:p/>
              </draw:line>
              <draw:line draw:style-name="gr7" draw:text-style-name="P7" draw:layer="layout" svg:x1="35.545cm" svg:y1="26.053cm" svg:x2="35.545cm" svg:y2="25.403cm">
                <text:p/>
              </draw:line>
              <draw:line draw:style-name="gr7" draw:text-style-name="P7" draw:layer="layout" svg:x1="35.662cm" svg:y1="26.053cm" svg:x2="35.662cm" svg:y2="25.403cm">
                <text:p/>
              </draw:line>
              <draw:line draw:style-name="gr7" draw:text-style-name="P7" draw:layer="layout" svg:x1="35.778cm" svg:y1="26.053cm" svg:x2="35.778cm" svg:y2="25.403cm">
                <text:p/>
              </draw:line>
              <draw:line draw:style-name="gr7" draw:text-style-name="P7" draw:layer="layout" svg:x1="35.895cm" svg:y1="26.053cm" svg:x2="35.895cm" svg:y2="25.403cm">
                <text:p/>
              </draw:line>
              <draw:line draw:style-name="gr7" draw:text-style-name="P7" draw:layer="layout" svg:x1="36.012cm" svg:y1="26.053cm" svg:x2="36.012cm" svg:y2="25.403cm">
                <text:p/>
              </draw:line>
              <draw:line draw:style-name="gr7" draw:text-style-name="P7" draw:layer="layout" svg:x1="36.128cm" svg:y1="26.053cm" svg:x2="36.128cm" svg:y2="25.403cm">
                <text:p/>
              </draw:line>
              <draw:line draw:style-name="gr7" draw:text-style-name="P7" draw:layer="layout" svg:x1="36.245cm" svg:y1="26.053cm" svg:x2="36.245cm" svg:y2="25.403cm">
                <text:p/>
              </draw:line>
              <draw:g>
                <draw:line draw:style-name="gr7" draw:text-style-name="P7" draw:layer="layout" svg:x1="33.17cm" svg:y1="25.403cm" svg:x2="36.52cm" svg:y2="25.403cm">
                  <text:p/>
                </draw:line>
                <draw:line draw:style-name="gr7" draw:text-style-name="P7" draw:layer="layout" svg:x1="33.17cm" svg:y1="26.053cm" svg:x2="36.52cm" svg:y2="26.053cm">
                  <text:p/>
                </draw:line>
              </draw:g>
            </draw:g>
            <draw:custom-shape draw:style-name="gr234" draw:text-style-name="P13" draw:layer="layout" svg:width="1.4cm" svg:height="0.3cm" svg:x="43.47cm" svg:y="13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9" draw:layer="layout" svg:width="1.4cm" svg:height="0.3cm" svg:x="41.32cm" svg:y="13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13" draw:layer="layout" svg:width="1.4cm" svg:height="0.3cm" svg:x="43.47cm" svg:y="12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9" draw:layer="layout" svg:width="1.4cm" svg:height="0.3cm" svg:x="41.32cm" svg:y="12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9" draw:layer="layout" svg:width="1.4cm" svg:height="0.3cm" svg:x="39.22cm" svg:y="13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9" draw:layer="layout" svg:width="1.4cm" svg:height="0.3cm" svg:x="39.22cm" svg:y="12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6" draw:text-style-name="P10" draw:layer="layout" svg:width="1.4cm" svg:height="0.3cm" svg:x="36.82cm" svg:y="12.3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6" draw:text-style-name="P10" draw:layer="layout" svg:width="1.4cm" svg:height="0.3cm" svg:x="36.52cm" svg:y="11.4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8" draw:layer="layout" svg:width="1.4cm" svg:height="0.3cm" svg:x="37.42cm" svg:y="10.0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8" draw:layer="layout" svg:width="1.4cm" svg:height="0.3cm" svg:x="35.72cm" svg:y="10.0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8" draw:layer="layout" svg:width="1.4cm" svg:height="0.3cm" svg:x="34.07cm" svg:y="10.0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2" draw:layer="layout" svg:width="1.4cm" svg:height="0.3cm" svg:x="34.87cm" svg:y="9.3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2" draw:layer="layout" svg:width="1.4cm" svg:height="0.3cm" svg:x="36.77cm" svg:y="9.3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1" draw:layer="layout" svg:width="1.4cm" svg:height="0.3cm" svg:x="40.62cm" svg:y="10.0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1" draw:layer="layout" svg:width="1.4cm" svg:height="0.3cm" svg:x="40.62cm" svg:y="9.4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10" draw:layer="layout" svg:width="0.8cm" svg:height="0.3cm" svg:x="42.67cm" svg:y="8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13" draw:layer="layout" svg:width="1.4cm" svg:height="0.3cm" svg:x="44.02cm" svg:y="9.9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13" draw:layer="layout" svg:width="1.4cm" svg:height="0.3cm" svg:x="44.27cm" svg:y="14.2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13" draw:layer="layout" svg:width="1.4cm" svg:height="0.3cm" svg:x="44.42cm" svg:y="11.7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13" draw:layer="layout" svg:width="1.4cm" svg:height="0.3cm" svg:x="44.42cm" svg:y="10.6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13" draw:layer="layout" svg:width="1.4cm" svg:height="0.3cm" svg:x="42.67cm" svg:y="14.2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9" draw:layer="layout" svg:width="1.4cm" svg:height="0.3cm" svg:x="40.52cm" svg:y="14.2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8" draw:layer="layout" svg:width="1.4cm" svg:height="0.3cm" draw:transform="rotate (1.37078159451635) translate (46.383cm 11.2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8" draw:layer="layout" svg:width="1.4cm" svg:height="0.3cm" draw:transform="rotate (1.37078159451635) translate (46.02cm 13.5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6" draw:text-style-name="P10" draw:layer="layout" svg:width="1.4cm" svg:height="0.3cm" svg:x="38.77cm" svg:y="11.4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6" draw:text-style-name="P10" draw:layer="layout" svg:width="1.4cm" svg:height="0.3cm" svg:x="37.42cm" svg:y="13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6" draw:text-style-name="P10" draw:layer="layout" svg:width="1.4cm" svg:height="0.3cm" svg:x="38.72cm" svg:y="14.2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9" draw:layer="layout" svg:width="1.4cm" svg:height="0.3cm" svg:x="41.12cm" svg:y="14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8" draw:layer="layout" svg:width="1.4cm" svg:height="0.3cm" svg:x="36.22cm" svg:y="14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9" draw:layer="layout" svg:width="1.4cm" svg:height="0.3cm" svg:x="40.62cm" svg:y="15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2" draw:layer="layout" svg:width="1.4cm" svg:height="0.3cm" draw:transform="rotate (0.674744288821008) translate (43.627cm 15.7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1" draw:layer="layout" svg:width="1.4cm" svg:height="0.3cm" draw:transform="rotate (1.13428948087111) translate (41.347cm 18.5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2" draw:layer="layout" svg:width="1.4cm" svg:height="0.3cm" svg:x="34.42cm" svg:y="14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2" draw:layer="layout" svg:width="1.4cm" svg:height="0.3cm" svg:x="34.42cm" svg:y="16.2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13" draw:layer="layout" svg:width="1.4cm" svg:height="0.3cm" draw:transform="rotate (1.5707963267949) translate (35.37cm 13.8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13" draw:layer="layout" svg:width="1.4cm" svg:height="0.3cm" draw:transform="rotate (1.5707963267949) translate (37.17cm 17.2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6" draw:text-style-name="P10" draw:layer="layout" svg:width="1.4cm" svg:height="0.3cm" draw:transform="rotate (1.5707963267949) translate (33.12cm 17.2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6" draw:text-style-name="P10" draw:layer="layout" svg:width="1.4cm" svg:height="0.3cm" draw:transform="rotate (1.5707963267949) translate (33.12cm 15.3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9" draw:layer="layout" svg:width="1.4cm" svg:height="0.3cm" svg:x="37.37cm" svg:y="18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9" draw:layer="layout" svg:width="1.4cm" svg:height="0.3cm" svg:x="35.37cm" svg:y="18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9" draw:layer="layout" svg:width="1.4cm" svg:height="0.3cm" svg:x="33.22cm" svg:y="18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13" draw:layer="layout" svg:width="1.4cm" svg:height="0.3cm" svg:x="30.67cm" svg:y="18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13" draw:layer="layout" svg:width="1.4cm" svg:height="0.3cm" svg:x="40.07cm" svg:y="20.0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13" draw:layer="layout" svg:width="1.4cm" svg:height="0.3cm" svg:x="40.07cm" svg:y="21.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13" draw:layer="layout" svg:width="1.4cm" svg:height="0.3cm" svg:x="40.07cm" svg:y="23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13" draw:layer="layout" svg:width="1.4cm" svg:height="0.3cm" svg:x="40.62cm" svg:y="24.8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241" draw:text-style-name="P23" draw:layer="layout" svg:width="15.504cm" svg:height="17.676cm" svg:x="18.415cm" svg:y="17.613cm" svg:viewBox="0 0 15505 17677" draw:points="1177,0 0,0 0,6013 2933,8878 2030,9936 2030,12256 7049,12264 7049,13282 7101,13282 7101,15039 7601,15044 7479,15661 7255,15787 7248,16005 4194,16009 4194,17672 15505,17677 15505,16005 11636,16005 11628,12259 12143,12259 12143,6020 6714,6020 6254,5843 3555,4337 3205,3937 2937,3387 2905,1992 1177,1992">
              <text:p/>
            </draw:polygon>
            <draw:polygon draw:style-name="gr242" draw:text-style-name="P24" draw:layer="layout" svg:width="15.595cm" svg:height="11.663cm" svg:x="10.42cm" svg:y="23.626cm" svg:viewBox="0 0 15596 11664" draw:points="12189,11664 0,11659 0,2524 1740,2506 1768,1 7998,0 10928,2865 10033,3923 10025,6251 15044,6242 15044,7269 15096,7269 15100,9026 15596,9018 15479,9629 15243,9774 15250,9992 12189,9992">
              <text:p/>
            </draw:polygon>
            <draw:polygon draw:style-name="gr243" draw:text-style-name="P25" draw:layer="layout" svg:width="19.449cm" svg:height="18.108cm" svg:x="10.42cm" svg:y="8.041cm" svg:viewBox="0 0 19450 18109" draw:points="0,18109 30,4 19450,0 19450,1715 15231,1715 15231,5209 5232,5209 5232,9565 7998,9572 7995,15585 1768,15586 1751,18091">
              <text:p/>
            </draw:polygon>
            <draw:polygon draw:style-name="gr244" draw:text-style-name="P26" draw:layer="layout" svg:width="18.064cm" svg:height="12.908cm" svg:x="30.934cm" svg:y="6.699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    <text:p/>
            </draw:polygon>
            <draw:polygon draw:style-name="gr245" draw:text-style-name="P27" draw:layer="layout" svg:width="20.628cm" svg:height="11.566cm" svg:x="19.592cm" svg:y="8.041cm" svg:viewBox="0 0 20629 11567" draw:points="20370,3909 20370,1714 18652,9 10278,0 10278,1714 6059,1715 6059,9572 0,9572 0,11564 11342,11567 11342,9572 15570,9568 15578,7559 16578,7559 17478,5822 20629,5822 20629,3909">
              <text:p/>
            </draw:polygon>
            <draw:polygon draw:style-name="gr246" draw:text-style-name="P28" draw:layer="layout" svg:width="16.904cm" svg:height="19.685cm" svg:x="30.037cm" svg:y="15.6cm" svg:viewBox="0 0 16905 19686" draw:points="10184,0 9791,0 9791,4008 9533,3989 9533,9694 9233,9694 9233,14268 14,14268 0,18018 3883,18018 3883,19685 15880,19686 16905,10195 16886,9712 16790,9306 16572,8925 16287,8554 15963,8319 15580,8135 15120,8025 14807,8006 12383,8005 12383,3750 13701,3344 13701,2007 10921,1997 10921,455 10183,455">
              <text:p/>
            </draw:polygon>
            <draw:g>
              <draw:line draw:style-name="gr9" draw:text-style-name="P7" draw:layer="layout" svg:x1="10.421cm" svg:y1="26.151cm" svg:x2="10.421cm" svg:y2="35.301cm">
                <text:p/>
              </draw:line>
              <draw:line draw:style-name="gr9" draw:text-style-name="P7" draw:layer="layout" svg:x1="10.421cm" svg:y1="26.151cm" svg:x2="10.451cm" svg:y2="17.6cm">
                <text:p/>
              </draw:line>
              <draw:line draw:style-name="gr9" draw:text-style-name="P7" draw:layer="layout" svg:x1="18.416cm" svg:y1="21.701cm" svg:x2="13.971cm" svg:y2="21.701cm">
                <text:p/>
              </draw:line>
              <draw:line draw:style-name="gr9" draw:text-style-name="P7" draw:layer="layout" svg:x1="13.971cm" svg:y1="21.701cm" svg:x2="13.971cm" svg:y2="18.301cm">
                <text:p/>
              </draw:line>
              <draw:line draw:style-name="gr9" draw:text-style-name="P7" draw:layer="layout" svg:x1="13.971cm" svg:y1="18.301cm" svg:x2="18.419cm" svg:y2="18.301cm">
                <text:p/>
              </draw:line>
              <draw:line draw:style-name="gr9" draw:text-style-name="P7" draw:layer="layout" svg:x1="18.416cm" svg:y1="17.614cm" svg:x2="12.172cm" svg:y2="17.614cm">
                <text:p/>
              </draw:line>
              <draw:line draw:style-name="gr9" draw:text-style-name="P7" draw:layer="layout" svg:x1="10.451cm" svg:y1="17.6cm" svg:x2="10.451cm" svg:y2="8.046cm">
                <text:p/>
              </draw:line>
              <draw:line draw:style-name="gr9" draw:text-style-name="P7" draw:layer="layout" svg:x1="21.37cm" svg:y1="26.475cm" svg:x2="22.471cm" svg:y2="25.191cm">
                <text:p/>
              </draw:line>
              <draw:line draw:style-name="gr9" draw:text-style-name="P7" draw:layer="layout" svg:x1="22.471cm" svg:y1="25.191cm" svg:x2="24.671cm" svg:y2="25.191cm">
                <text:p/>
              </draw:line>
              <draw:line draw:style-name="gr9" draw:text-style-name="P7" draw:layer="layout" svg:x1="24.67cm" svg:y1="23.457cm" svg:x2="21.98cm" svg:y2="21.932cm">
                <text:p/>
              </draw:line>
              <draw:line draw:style-name="gr9" draw:text-style-name="P7" draw:layer="layout" svg:x1="21.98cm" svg:y1="21.932cm" svg:x2="21.695cm" svg:y2="21.62cm">
                <text:p/>
              </draw:line>
              <draw:line draw:style-name="gr9" draw:text-style-name="P7" draw:layer="layout" svg:x1="21.695cm" svg:y1="21.62cm" svg:x2="21.452cm" svg:y2="21.232cm">
                <text:p/>
              </draw:line>
              <draw:line draw:style-name="gr9" draw:text-style-name="P7" draw:layer="layout" svg:x1="21.452cm" svg:y1="21.232cm" svg:x2="21.337cm" svg:y2="20.851cm">
                <text:p/>
              </draw:line>
              <draw:line draw:style-name="gr9" draw:text-style-name="P7" draw:layer="layout" svg:x1="21.337cm" svg:y1="20.851cm" svg:x2="21.337cm" svg:y2="20.4cm">
                <text:p/>
              </draw:line>
              <draw:line draw:style-name="gr9" draw:text-style-name="P7" draw:layer="layout" svg:x1="21.337cm" svg:y1="20.4cm" svg:x2="21.321cm" svg:y2="19.606cm">
                <text:p/>
              </draw:line>
              <draw:line draw:style-name="gr9" draw:text-style-name="P7" draw:layer="layout" svg:x1="19.593cm" svg:y1="17.614cm" svg:x2="18.416cm" svg:y2="17.614cm">
                <text:p/>
              </draw:line>
              <draw:line draw:style-name="gr9" draw:text-style-name="P7" draw:layer="layout" svg:x1="19.593cm" svg:y1="17.614cm" svg:x2="29.22cm" svg:y2="17.614cm">
                <text:p/>
              </draw:line>
              <draw:line draw:style-name="gr9" draw:text-style-name="P7" draw:layer="layout" svg:x1="30.935cm" svg:y1="19.606cm" svg:x2="21.337cm" svg:y2="19.606cm">
                <text:p/>
              </draw:line>
              <draw:line draw:style-name="gr9" draw:text-style-name="P7" draw:layer="layout" svg:x1="29.581cm" svg:y1="16.918cm" svg:x2="29.071cm" svg:y2="15.601cm">
                <text:p/>
              </draw:line>
              <draw:line draw:style-name="gr9" draw:text-style-name="P7" draw:layer="layout" svg:x1="29.181cm" svg:y1="17.61cm" svg:x2="29.581cm" svg:y2="16.918cm">
                <text:p/>
              </draw:line>
              <draw:line draw:style-name="gr9" draw:text-style-name="P7" draw:layer="layout" svg:x1="31.282cm" svg:y1="13.229cm" svg:x2="29.574cm" svg:y2="13.226cm">
                <text:p/>
              </draw:line>
              <draw:line draw:style-name="gr9" draw:text-style-name="P7" draw:layer="layout" svg:x1="29.574cm" svg:y1="13.226cm" svg:x2="29.574cm" svg:y2="12.727cm">
                <text:p/>
              </draw:line>
              <draw:line draw:style-name="gr9" draw:text-style-name="P7" draw:layer="layout" svg:x1="25.652cm" svg:y1="15.267cm" svg:x2="26.956cm" svg:y2="15.267cm">
                <text:p/>
              </draw:line>
              <draw:line draw:style-name="gr9" draw:text-style-name="P7" draw:layer="layout" svg:x1="26.956cm" svg:y1="15.267cm" svg:x2="26.94cm" svg:y2="13.202cm">
                <text:p/>
              </draw:line>
              <draw:line draw:style-name="gr9" draw:text-style-name="P7" draw:layer="layout" svg:x1="26.94cm" svg:y1="13.202cm" svg:x2="28.08cm" svg:y2="13.196cm">
                <text:p/>
              </draw:line>
              <draw:line draw:style-name="gr9" draw:text-style-name="P7" draw:layer="layout" svg:x1="28.08cm" svg:y1="13.196cm" svg:x2="29.071cm" svg:y2="15.601cm">
                <text:p/>
              </draw:line>
              <draw:line draw:style-name="gr9" draw:text-style-name="P7" draw:layer="layout" svg:x1="29.574cm" svg:y1="12.727cm" svg:x2="29.571cm" svg:y2="10.451cm">
                <text:p/>
              </draw:line>
              <draw:line draw:style-name="gr9" draw:text-style-name="P7" draw:layer="layout" svg:x1="29.571cm" svg:y1="10.451cm" svg:x2="30.501cm" svg:y2="9.952cm">
                <text:p/>
              </draw:line>
              <draw:line draw:style-name="gr9" draw:text-style-name="P7" draw:layer="layout" svg:x1="30.501cm" svg:y1="9.952cm" svg:x2="30.562cm" svg:y2="9.925cm">
                <text:p/>
              </draw:line>
              <draw:line draw:style-name="gr9" draw:text-style-name="P7" draw:layer="layout" svg:x1="30.562cm" svg:y1="9.925cm" svg:x2="30.623cm" svg:y2="9.901cm">
                <text:p/>
              </draw:line>
              <draw:line draw:style-name="gr9" draw:text-style-name="P7" draw:layer="layout" svg:x1="10.451cm" svg:y1="8.042cm" svg:x2="20.621cm" svg:y2="8.042cm">
                <text:p/>
              </draw:line>
              <draw:line draw:style-name="gr9" draw:text-style-name="P7" draw:layer="layout" svg:x1="20.446cm" svg:y1="27.528cm" svg:x2="20.446cm" svg:y2="29.87cm">
                <text:p/>
              </draw:line>
              <draw:line draw:style-name="gr9" draw:text-style-name="P7" draw:layer="layout" svg:x1="20.446cm" svg:y1="29.87cm" svg:x2="25.465cm" svg:y2="29.869cm">
                <text:p/>
              </draw:line>
              <draw:line draw:style-name="gr9" draw:text-style-name="P7" draw:layer="layout" svg:x1="25.465cm" svg:y1="30.896cm" svg:x2="24.336cm" svg:y2="30.896cm">
                <text:p/>
              </draw:line>
              <draw:line draw:style-name="gr9" draw:text-style-name="P7" draw:layer="layout" svg:x1="24.336cm" svg:y1="30.896cm" svg:x2="24.336cm" svg:y2="32.649cm">
                <text:p/>
              </draw:line>
              <draw:line draw:style-name="gr9" draw:text-style-name="P7" draw:layer="layout" svg:x1="24.336cm" svg:y1="32.649cm" svg:x2="25.53cm" svg:y2="33.39cm">
                <text:p/>
              </draw:line>
              <draw:line draw:style-name="gr9" draw:text-style-name="P7" draw:layer="layout" svg:x1="25.53cm" svg:y1="33.39cm" svg:x2="25.599cm" svg:y2="33.407cm">
                <text:p/>
              </draw:line>
              <draw:line draw:style-name="gr9" draw:text-style-name="P7" draw:layer="layout" svg:x1="25.599cm" svg:y1="33.407cm" svg:x2="25.671cm" svg:y2="33.401cm">
                <text:p/>
              </draw:line>
              <draw:line draw:style-name="gr9" draw:text-style-name="P7" draw:layer="layout" svg:x1="25.671cm" svg:y1="33.401cm" svg:x2="25.671cm" svg:y2="33.623cm">
                <text:p/>
              </draw:line>
              <draw:line draw:style-name="gr9" draw:text-style-name="P7" draw:layer="layout" svg:x1="21.37cm" svg:y1="26.475cm" svg:x2="20.446cm" svg:y2="27.528cm">
                <text:p/>
              </draw:line>
              <draw:line draw:style-name="gr9" draw:text-style-name="P7" draw:layer="layout" svg:x1="22.61cm" svg:y1="35.286cm" svg:x2="10.421cm" svg:y2="35.286cm">
                <text:p/>
              </draw:line>
              <draw:line draw:style-name="gr9" draw:text-style-name="P7" draw:layer="layout" svg:x1="33.921cm" svg:y1="35.291cm" svg:x2="22.61cm" svg:y2="35.291cm">
                <text:p/>
              </draw:line>
              <draw:line draw:style-name="gr9" draw:text-style-name="P7" draw:layer="layout" svg:x1="25.671cm" svg:y1="33.401cm" svg:x2="25.671cm" svg:y2="33.619cm">
                <text:p/>
              </draw:line>
              <draw:line draw:style-name="gr9" draw:text-style-name="P7" draw:layer="layout" svg:x1="25.465cm" svg:y1="30.896cm" svg:x2="27.052cm" svg:y2="30.896cm">
                <text:p/>
              </draw:line>
              <draw:line draw:style-name="gr9" draw:text-style-name="P7" draw:layer="layout" svg:x1="27.052cm" svg:y1="30.896cm" svg:x2="27.052cm" svg:y2="32.653cm">
                <text:p/>
              </draw:line>
              <draw:line draw:style-name="gr9" draw:text-style-name="P7" draw:layer="layout" svg:x1="27.052cm" svg:y1="32.653cm" svg:x2="26.021cm" svg:y2="32.645cm">
                <text:p/>
              </draw:line>
              <draw:line draw:style-name="gr9" draw:text-style-name="P7" draw:layer="layout" svg:x1="26.021cm" svg:y1="32.645cm" svg:x2="25.893cm" svg:y2="33.256cm">
                <text:p/>
              </draw:line>
              <draw:line draw:style-name="gr9" draw:text-style-name="P7" draw:layer="layout" svg:x1="25.893cm" svg:y1="33.256cm" svg:x2="25.671cm" svg:y2="33.401cm">
                <text:p/>
              </draw:line>
              <draw:line draw:style-name="gr9" draw:text-style-name="P7" draw:layer="layout" svg:x1="39.571cm" svg:y1="19.59cm" svg:x2="39.571cm" svg:y2="23.75cm">
                <text:p/>
              </draw:line>
              <draw:line draw:style-name="gr9" draw:text-style-name="P7" draw:layer="layout" svg:x1="39.571cm" svg:y1="25.295cm" svg:x2="41.993cm" svg:y2="25.295cm">
                <text:p/>
              </draw:line>
              <draw:line draw:style-name="gr9" draw:text-style-name="P7" draw:layer="layout" svg:x1="42.72cm" svg:y1="17.598cm" svg:x2="40.959cm" svg:y2="17.598cm">
                <text:p/>
              </draw:line>
              <draw:line draw:style-name="gr9" draw:text-style-name="P7" draw:layer="layout" svg:x1="40.959cm" svg:y1="17.598cm" svg:x2="40.959cm" svg:y2="16.056cm">
                <text:p/>
              </draw:line>
              <draw:line draw:style-name="gr9" draw:text-style-name="P7" draw:layer="layout" svg:x1="40.959cm" svg:y1="16.056cm" svg:x2="42.725cm" svg:y2="16.056cm">
                <text:p/>
              </draw:line>
              <draw:line draw:style-name="gr9" draw:text-style-name="P7" draw:layer="layout" svg:x1="40.222cm" svg:y1="15.601cm" svg:x2="39.821cm" svg:y2="15.601cm">
                <text:p/>
              </draw:line>
              <draw:line draw:style-name="gr9" draw:text-style-name="P7" draw:layer="layout" svg:x1="36.171cm" svg:y1="15.601cm" svg:x2="37.893cm" svg:y2="12.206cm">
                <text:p/>
              </draw:line>
              <draw:line draw:style-name="gr9" draw:text-style-name="P7" draw:layer="layout" svg:x1="37.893cm" svg:y1="12.206cm" svg:x2="39.531cm" svg:y2="12.201cm">
                <text:p/>
              </draw:line>
              <draw:line draw:style-name="gr9" draw:text-style-name="P7" draw:layer="layout" svg:x1="39.531cm" svg:y1="12.201cm" svg:x2="39.531cm" svg:y2="11.951cm">
                <text:p/>
              </draw:line>
              <draw:line draw:style-name="gr9" draw:text-style-name="P7" draw:layer="layout" svg:x1="39.531cm" svg:y1="11.951cm" svg:x2="39.963cm" svg:y2="11.951cm">
                <text:p/>
              </draw:line>
              <draw:line draw:style-name="gr9" draw:text-style-name="P7" draw:layer="layout" svg:x1="30.621cm" svg:y1="9.901cm" svg:x2="30.718cm" svg:y2="9.934cm">
                <text:p/>
              </draw:line>
              <draw:line draw:style-name="gr9" draw:text-style-name="P7" draw:layer="layout" svg:x1="30.718cm" svg:y1="9.934cm" svg:x2="30.792cm" svg:y2="9.981cm">
                <text:p/>
              </draw:line>
              <draw:line draw:style-name="gr9" draw:text-style-name="P7" draw:layer="layout" svg:x1="30.792cm" svg:y1="9.981cm" svg:x2="30.844cm" svg:y2="10.02cm">
                <text:p/>
              </draw:line>
              <draw:line draw:style-name="gr9" draw:text-style-name="P7" draw:layer="layout" svg:x1="30.844cm" svg:y1="10.02cm" svg:x2="30.87cm" svg:y2="10.029cm">
                <text:p/>
              </draw:line>
              <draw:line draw:style-name="gr9" draw:text-style-name="P7" draw:layer="layout" svg:x1="30.87cm" svg:y1="10.029cm" svg:x2="31.276cm" svg:y2="10.457cm">
                <text:p/>
              </draw:line>
              <draw:line draw:style-name="gr9" draw:text-style-name="P7" draw:layer="layout" svg:x1="20.62cm" svg:y1="8.033cm" svg:x2="38.245cm" svg:y2="8.051cm">
                <text:p/>
              </draw:line>
              <draw:line draw:style-name="gr9" draw:text-style-name="P7" draw:layer="layout" svg:x1="38.245cm" svg:y1="8.051cm" svg:x2="38.245cm" svg:y2="6.7cm">
                <text:p/>
              </draw:line>
              <draw:line draw:style-name="gr9" draw:text-style-name="P7" draw:layer="layout" svg:x1="38.245cm" svg:y1="6.7cm" svg:x2="49cm" svg:y2="6.702cm">
                <text:p/>
              </draw:line>
              <draw:line draw:style-name="gr9" draw:text-style-name="P7" draw:layer="layout" svg:x1="48.152cm" svg:y1="14.163cm" svg:x2="49cm" svg:y2="6.702cm">
                <text:p/>
              </draw:line>
              <draw:line draw:style-name="gr9" draw:text-style-name="P7" draw:layer="layout" svg:x1="39.963cm" svg:y1="11.951cm" svg:x2="40.222cm" svg:y2="11.951cm">
                <text:p/>
              </draw:line>
              <draw:line draw:style-name="gr9" draw:text-style-name="P7" draw:layer="layout" svg:x1="48.045cm" svg:y1="14.742cm" svg:x2="48.131cm" svg:y2="14.168cm">
                <text:p/>
              </draw:line>
              <draw:line draw:style-name="gr9" draw:text-style-name="P7" draw:layer="layout" svg:x1="42.725cm" svg:y1="16.056cm" svg:x2="42.725cm" svg:y2="17.598cm">
                <text:p/>
              </draw:line>
              <draw:line draw:style-name="gr9" draw:text-style-name="P7" draw:layer="layout" svg:x1="43.739cm" svg:y1="17.598cm" svg:x2="45.682cm" svg:y2="17.113cm">
                <text:p/>
              </draw:line>
              <draw:line draw:style-name="gr9" draw:text-style-name="P7" draw:layer="layout" svg:x1="45.682cm" svg:y1="17.113cm" svg:x2="46.46cm" svg:y2="16.772cm">
                <text:p/>
              </draw:line>
              <draw:line draw:style-name="gr9" draw:text-style-name="P7" draw:layer="layout" svg:x1="46.46cm" svg:y1="16.772cm" svg:x2="47.332cm" svg:y2="16.098cm">
                <text:p/>
              </draw:line>
              <draw:line draw:style-name="gr9" draw:text-style-name="P7" draw:layer="layout" svg:x1="47.332cm" svg:y1="16.098cm" svg:x2="47.807cm" svg:y2="15.256cm">
                <text:p/>
              </draw:line>
              <draw:line draw:style-name="gr9" draw:text-style-name="P7" draw:layer="layout" svg:x1="47.807cm" svg:y1="15.256cm" svg:x2="48.045cm" svg:y2="14.742cm">
                <text:p/>
              </draw:line>
              <draw:line draw:style-name="gr9" draw:text-style-name="P7" draw:layer="layout" svg:x1="42.421cm" svg:y1="19.351cm" svg:x2="42.421cm" svg:y2="23.606cm">
                <text:p/>
              </draw:line>
              <draw:line draw:style-name="gr9" draw:text-style-name="P7" draw:layer="layout" svg:x1="42.421cm" svg:y1="23.606cm" svg:x2="43.734cm" svg:y2="23.606cm">
                <text:p/>
              </draw:line>
              <draw:line draw:style-name="gr9" draw:text-style-name="P7" draw:layer="layout" svg:x1="43.739cm" svg:y1="17.598cm" svg:x2="43.734cm" svg:y2="18.945cm">
                <text:p/>
              </draw:line>
              <draw:line draw:style-name="gr9" draw:text-style-name="P7" draw:layer="layout" svg:x1="43.734cm" svg:y1="18.945cm" svg:x2="42.421cm" svg:y2="19.351cm">
                <text:p/>
              </draw:line>
              <draw:line draw:style-name="gr9" draw:text-style-name="P7" draw:layer="layout" svg:x1="46.943cm" svg:y1="25.851cm" svg:x2="46.943cm" svg:y2="25.301cm">
                <text:p/>
              </draw:line>
              <draw:line draw:style-name="gr9" draw:text-style-name="P7" draw:layer="layout" svg:x1="46.943cm" svg:y1="25.301cm" svg:x2="46.771cm" svg:y2="24.751cm">
                <text:p/>
              </draw:line>
              <draw:line draw:style-name="gr9" draw:text-style-name="P7" draw:layer="layout" svg:x1="46.771cm" svg:y1="24.751cm" svg:x2="46.321cm" svg:y2="24.151cm">
                <text:p/>
              </draw:line>
              <draw:line draw:style-name="gr9" draw:text-style-name="P7" draw:layer="layout" svg:x1="46.321cm" svg:y1="24.151cm" svg:x2="45.747cm" svg:y2="23.775cm">
                <text:p/>
              </draw:line>
              <draw:line draw:style-name="gr9" draw:text-style-name="P7" draw:layer="layout" svg:x1="45.747cm" svg:y1="23.775cm" svg:x2="45.171cm" svg:y2="23.608cm">
                <text:p/>
              </draw:line>
              <draw:line draw:style-name="gr9" draw:text-style-name="P7" draw:layer="layout" svg:x1="45.171cm" svg:y1="23.608cm" svg:x2="43.734cm" svg:y2="23.606cm">
                <text:p/>
              </draw:line>
              <draw:line draw:style-name="gr9" draw:text-style-name="P7" draw:layer="layout" svg:x1="41.993cm" svg:y1="25.295cm" svg:x2="43.331cm" svg:y2="25.293cm">
                <text:p/>
              </draw:line>
              <draw:line draw:style-name="gr9" draw:text-style-name="P7" draw:layer="layout" svg:x1="43.332cm" svg:y1="25.295cm" svg:x2="43.332cm" svg:y2="29.883cm">
                <text:p/>
              </draw:line>
              <draw:line draw:style-name="gr9" draw:text-style-name="P7" draw:layer="layout" svg:x1="45.932cm" svg:y1="35.291cm" svg:x2="46.943cm" svg:y2="25.851cm">
                <text:p/>
              </draw:line>
              <draw:line draw:style-name="gr9" draw:text-style-name="P7" draw:layer="layout" svg:x1="25.414cm" svg:y1="25.191cm" svg:x2="24.671cm" svg:y2="25.191cm">
                <text:p/>
              </draw:line>
              <draw:line draw:style-name="gr9" draw:text-style-name="P7" draw:layer="layout" svg:x1="24.67cm" svg:y1="23.457cm" svg:x2="25.189cm" svg:y2="23.636cm">
                <text:p/>
              </draw:line>
              <draw:line draw:style-name="gr9" draw:text-style-name="P7" draw:layer="layout" svg:x1="25.189cm" svg:y1="23.636cm" svg:x2="30.554cm" svg:y2="23.634cm">
                <text:p/>
              </draw:line>
              <draw:line draw:style-name="gr9" draw:text-style-name="P7" draw:layer="layout" svg:x1="39.571cm" svg:y1="23.75cm" svg:x2="30.554cm" svg:y2="23.75cm">
                <text:p/>
              </draw:line>
              <draw:line draw:style-name="gr9" draw:text-style-name="P7" draw:layer="layout" svg:x1="45.932cm" svg:y1="35.291cm" svg:x2="33.921cm" svg:y2="35.291cm">
                <text:p/>
              </draw:line>
              <draw:line draw:style-name="gr9" draw:text-style-name="P7" draw:layer="layout" svg:x1="36.171cm" svg:y1="15.601cm" svg:x2="39.821cm" svg:y2="15.601cm">
                <text:p/>
              </draw:line>
              <draw:line draw:style-name="gr9" draw:text-style-name="P7" draw:layer="layout" svg:x1="39.571cm" svg:y1="19.599cm" svg:x2="30.935cm" svg:y2="19.606cm">
                <text:p/>
              </draw:line>
              <draw:rect draw:style-name="gr247" draw:text-style-name="P7" draw:layer="layout" svg:width="1.838cm" svg:height="4.375cm" svg:x="12.172cm" svg:y="13.238cm">
                <text:p/>
              </draw:rect>
              <draw:rect draw:style-name="gr10" draw:text-style-name="P7" draw:layer="layout" svg:width="1.643cm" svg:height="1.028cm" svg:x="14.009cm" svg:y="13.239cm">
                <text:p/>
              </draw:rect>
              <draw:rect draw:style-name="gr11" draw:text-style-name="P7" draw:layer="layout" svg:width="1.643cm" svg:height="1.032cm" svg:x="14.009cm" svg:y="16.582cm">
                <text:p/>
              </draw:rect>
              <draw:rect draw:style-name="gr12" draw:text-style-name="P7" draw:layer="layout" svg:width="9.999cm" svg:height="4.375cm" svg:x="15.652cm" svg:y="13.238cm">
                <text:p/>
              </draw:rect>
              <draw:rect draw:style-name="gr13" draw:text-style-name="P7" draw:layer="layout" svg:width="1.624cm" svg:height="2.349cm" svg:x="25.652cm" svg:y="15.264cm">
                <text:p/>
              </draw:rect>
              <draw:line draw:style-name="gr9" draw:text-style-name="P7" draw:layer="layout" svg:x1="28.092cm" svg:y1="13.196cm" svg:x2="26.94cm" svg:y2="13.196cm">
                <text:p/>
              </draw:line>
              <draw:line draw:style-name="gr9" draw:text-style-name="P7" draw:layer="layout" svg:x1="26.94cm" svg:y1="13.196cm" svg:x2="26.956cm" svg:y2="15.265cm">
                <text:p/>
              </draw:line>
              <draw:line draw:style-name="gr9" draw:text-style-name="P7" draw:layer="layout" svg:x1="26.956cm" svg:y1="15.265cm" svg:x2="28.921cm" svg:y2="15.265cm">
                <text:p/>
              </draw:line>
              <draw:line draw:style-name="gr9" draw:text-style-name="P7" draw:layer="layout" svg:x1="28.921cm" svg:y1="15.265cm" svg:x2="28.092cm" svg:y2="13.196cm">
                <text:p/>
              </draw:line>
              <draw:rect draw:style-name="gr248" draw:text-style-name="P7" draw:layer="layout" svg:width="1.702cm" svg:height="1.183cm" svg:x="29.574cm" svg:y="10.456cm">
                <text:p/>
              </draw:rect>
              <draw:rect draw:style-name="gr249" draw:text-style-name="P7" draw:layer="layout" svg:width="1.708cm" svg:height="1.589cm" svg:x="29.574cm" svg:y="11.639cm">
                <text:p/>
              </draw:rect>
              <draw:rect draw:style-name="gr14" draw:text-style-name="P7" draw:layer="layout" svg:width="2.073cm" svg:height="1.689cm" svg:x="13.97cm" svg:y="18.3cm">
                <text:p/>
              </draw:rect>
              <draw:rect draw:style-name="gr15" draw:text-style-name="P7" draw:layer="layout" svg:width="8.717cm" svg:height="4.574cm" svg:x="30.553cm" svg:y="25.295cm">
                <text:p/>
              </draw:rect>
              <draw:rect draw:style-name="gr16" draw:text-style-name="P7" draw:layer="layout" svg:width="4.061cm" svg:height="2.829cm" svg:x="39.27cm" svg:y="25.294cm">
                <text:p/>
              </draw:rect>
              <draw:rect draw:style-name="gr17" draw:text-style-name="P7" draw:layer="layout" svg:width="0.984cm" svg:height="1.745cm" svg:x="41.36cm" svg:y="28.123cm">
                <text:p/>
              </draw:rect>
              <draw:rect draw:style-name="gr18" draw:text-style-name="P7" draw:layer="layout" svg:width="0.988cm" svg:height="1.745cm" svg:x="42.344cm" svg:y="28.123cm">
                <text:p/>
              </draw:rect>
              <draw:rect draw:style-name="gr19" draw:text-style-name="P7" draw:layer="layout" svg:width="2.089cm" svg:height="1.745cm" svg:x="39.27cm" svg:y="28.123cm">
                <text:p/>
              </draw:rect>
              <draw:rect draw:style-name="gr129" draw:text-style-name="P7" draw:layer="layout" svg:width="1.675cm" svg:height="2.342cm" svg:x="20.445cm" svg:y="27.528cm">
                <text:p/>
              </draw:rect>
              <draw:rect draw:style-name="gr130" draw:text-style-name="P7" draw:layer="layout" svg:width="1.616cm" svg:height="2.35cm" svg:x="22.121cm" svg:y="27.528cm">
                <text:p/>
              </draw:rect>
              <draw:rect draw:style-name="gr131" draw:text-style-name="P7" draw:layer="layout" svg:width="1.677cm" svg:height="2.341cm" svg:x="23.736cm" svg:y="27.527cm">
                <text:p/>
              </draw:rect>
              <draw:rect draw:style-name="gr20" draw:text-style-name="P7" draw:layer="layout" svg:width="2.437cm" svg:height="2.337cm" svg:x="22.976cm" svg:y="25.19cm">
                <text:p/>
              </draw:rect>
              <draw:rect draw:style-name="gr250" draw:text-style-name="P7" draw:layer="layout" svg:width="1.185cm" svg:height="0.882cm" svg:x="24.335cm" svg:y="30.896cm">
                <text:p/>
              </draw:rect>
              <draw:rect draw:style-name="gr251" draw:text-style-name="P7" draw:layer="layout" svg:width="1.185cm" svg:height="0.875cm" svg:x="24.335cm" svg:y="31.777cm">
                <text:p/>
              </draw:rect>
              <draw:rect draw:style-name="gr252" draw:text-style-name="P7" draw:layer="layout" svg:width="1.535cm" svg:height="1.757cm" svg:x="25.516cm" svg:y="30.895cm">
                <text:p/>
              </draw:rect>
              <draw:line draw:style-name="gr9" draw:text-style-name="P7" draw:layer="layout" svg:x1="22.471cm" svg:y1="25.191cm" svg:x2="22.977cm" svg:y2="25.191cm">
                <text:p/>
              </draw:line>
              <draw:line draw:style-name="gr9" draw:text-style-name="P7" draw:layer="layout" svg:x1="22.977cm" svg:y1="25.191cm" svg:x2="22.977cm" svg:y2="27.528cm">
                <text:p/>
              </draw:line>
              <draw:line draw:style-name="gr9" draw:text-style-name="P7" draw:layer="layout" svg:x1="22.977cm" svg:y1="27.528cm" svg:x2="20.454cm" svg:y2="27.528cm">
                <text:p/>
              </draw:line>
              <draw:line draw:style-name="gr9" draw:text-style-name="P7" draw:layer="layout" svg:x1="20.454cm" svg:y1="27.528cm" svg:x2="21.37cm" svg:y2="26.475cm">
                <text:p/>
              </draw:line>
              <draw:line draw:style-name="gr9" draw:text-style-name="P7" draw:layer="layout" svg:x1="21.37cm" svg:y1="26.475cm" svg:x2="22.471cm" svg:y2="25.191cm">
                <text:p/>
              </draw:line>
              <draw:line draw:style-name="gr9" draw:text-style-name="P7" draw:layer="layout" svg:x1="28.921cm" svg:y1="15.265cm" svg:x2="27.277cm" svg:y2="15.265cm">
                <text:p/>
              </draw:line>
              <draw:line draw:style-name="gr9" draw:text-style-name="P7" draw:layer="layout" svg:x1="27.277cm" svg:y1="15.265cm" svg:x2="27.277cm" svg:y2="17.614cm">
                <text:p/>
              </draw:line>
              <draw:line draw:style-name="gr9" draw:text-style-name="P7" draw:layer="layout" svg:x1="27.277cm" svg:y1="17.614cm" svg:x2="29.18cm" svg:y2="17.614cm">
                <text:p/>
              </draw:line>
              <draw:line draw:style-name="gr9" draw:text-style-name="P7" draw:layer="layout" svg:x1="29.18cm" svg:y1="17.614cm" svg:x2="29.582cm" svg:y2="16.918cm">
                <text:p/>
              </draw:line>
              <draw:line draw:style-name="gr9" draw:text-style-name="P7" draw:layer="layout" svg:x1="29.582cm" svg:y1="16.918cm" svg:x2="28.921cm" svg:y2="15.265cm">
                <text:p/>
              </draw:line>
              <draw:rect draw:style-name="gr253" draw:text-style-name="P7" draw:layer="layout" svg:width="2.372cm" svg:height="1.689cm" svg:x="16.044cm" svg:y="18.3cm">
                <text:p/>
              </draw:rect>
              <draw:rect draw:style-name="gr254" draw:text-style-name="P7" draw:layer="layout" svg:width="2.073cm" svg:height="1.711cm" svg:x="13.97cm" svg:y="19.989cm">
                <text:p/>
              </draw:rect>
              <draw:rect draw:style-name="gr255" draw:text-style-name="P7" draw:layer="layout" svg:width="2.372cm" svg:height="1.711cm" svg:x="16.044cm" svg:y="19.989cm">
                <text:p/>
              </draw:rect>
              <draw:line draw:style-name="gr9" draw:text-style-name="P7" draw:layer="layout" svg:x1="36.171cm" svg:y1="15.601cm" svg:x2="40.222cm" svg:y2="15.601cm">
                <text:p/>
              </draw:line>
              <draw:line draw:style-name="gr9" draw:text-style-name="P7" draw:layer="layout" svg:x1="40.222cm" svg:y1="15.601cm" svg:x2="40.222cm" svg:y2="13.864cm">
                <text:p/>
              </draw:line>
              <draw:line draw:style-name="gr9" draw:text-style-name="P7" draw:layer="layout" svg:x1="40.222cm" svg:y1="13.864cm" svg:x2="37.071cm" svg:y2="13.864cm">
                <text:p/>
              </draw:line>
              <draw:line draw:style-name="gr9" draw:text-style-name="P7" draw:layer="layout" svg:x1="37.071cm" svg:y1="13.864cm" svg:x2="36.171cm" svg:y2="15.601cm">
                <text:p/>
              </draw:line>
              <draw:line draw:style-name="gr9" draw:text-style-name="P7" draw:layer="layout" svg:x1="37.071cm" svg:y1="13.864cm" svg:x2="40.222cm" svg:y2="13.864cm">
                <text:p/>
              </draw:line>
              <draw:line draw:style-name="gr9" draw:text-style-name="P7" draw:layer="layout" svg:x1="40.222cm" svg:y1="13.864cm" svg:x2="40.222cm" svg:y2="11.951cm">
                <text:p/>
              </draw:line>
              <draw:line draw:style-name="gr9" draw:text-style-name="P7" draw:layer="layout" svg:x1="40.222cm" svg:y1="11.951cm" svg:x2="39.531cm" svg:y2="11.951cm">
                <text:p/>
              </draw:line>
              <draw:line draw:style-name="gr9" draw:text-style-name="P7" draw:layer="layout" svg:x1="39.531cm" svg:y1="11.951cm" svg:x2="39.531cm" svg:y2="12.201cm">
                <text:p/>
              </draw:line>
              <draw:line draw:style-name="gr9" draw:text-style-name="P7" draw:layer="layout" svg:x1="39.531cm" svg:y1="12.201cm" svg:x2="37.893cm" svg:y2="12.206cm">
                <text:p/>
              </draw:line>
              <draw:line draw:style-name="gr9" draw:text-style-name="P7" draw:layer="layout" svg:x1="37.893cm" svg:y1="12.206cm" svg:x2="37.071cm" svg:y2="13.864cm">
                <text:p/>
              </draw:line>
              <draw:line draw:style-name="gr9" draw:text-style-name="P7" draw:layer="layout" svg:x1="30.554cm" svg:y1="23.634cm" svg:x2="30.554cm" svg:y2="23.75cm">
                <text:p/>
              </draw:line>
              <draw:line draw:style-name="gr21" draw:text-style-name="P7" draw:layer="layout" svg:x1="23.92cm" svg:y1="16.35cm" svg:x2="23.42cm" svg:y2="16.35cm">
                <text:p/>
              </draw:line>
              <draw:line draw:style-name="gr21" draw:text-style-name="P7" draw:layer="layout" svg:x1="17.37cm" svg:y1="13.238cm" svg:x2="17.37cm" svg:y2="17.614cm">
                <text:p/>
              </draw:line>
              <draw:line draw:style-name="gr21" draw:text-style-name="P7" draw:layer="layout" svg:x1="18.82cm" svg:y1="13.238cm" svg:x2="18.82cm" svg:y2="17.613cm">
                <text:p/>
              </draw:line>
              <draw:line draw:style-name="gr21" draw:text-style-name="P7" draw:layer="layout" svg:x1="18.82cm" svg:y1="15.35cm" svg:x2="18.47cm" svg:y2="15.35cm">
                <text:p/>
              </draw:line>
              <draw:line draw:style-name="gr21" draw:text-style-name="P7" draw:layer="layout" svg:x1="17.72cm" svg:y1="15.35cm" svg:x2="17.37cm" svg:y2="15.35cm">
                <text:p/>
              </draw:line>
              <draw:line draw:style-name="gr21" draw:text-style-name="P7" draw:layer="layout" svg:x1="15.652cm" svg:y1="14cm" svg:x2="18.82cm" svg:y2="14cm">
                <text:p/>
              </draw:line>
              <draw:line draw:style-name="gr21" draw:text-style-name="P7" draw:layer="layout" svg:x1="25.652cm" svg:y1="14cm" svg:x2="23.421cm" svg:y2="14cm">
                <text:p/>
              </draw:line>
              <draw:line draw:style-name="gr21" draw:text-style-name="P7" draw:layer="layout" svg:x1="23.92cm" svg:y1="13.238cm" svg:x2="23.92cm" svg:y2="17.613cm">
                <text:p/>
              </draw:line>
              <draw:line draw:style-name="gr21" draw:text-style-name="P7" draw:layer="layout" svg:x1="21.12cm" svg:y1="13.239cm" svg:x2="21.12cm" svg:y2="15.25cm">
                <text:p/>
              </draw:line>
              <draw:line draw:style-name="gr21" draw:text-style-name="P7" draw:layer="layout" svg:x1="31.02cm" svg:y1="25.4cm" svg:x2="30.67cm" svg:y2="25.4cm">
                <text:p/>
              </draw:line>
              <draw:line draw:style-name="gr21" draw:text-style-name="P7" draw:layer="layout" svg:x1="33.37cm" svg:y1="26.25cm" svg:x2="36.42cm" svg:y2="26.25cm">
                <text:p/>
              </draw:line>
              <draw:line draw:style-name="gr21" draw:text-style-name="P7" draw:layer="layout" svg:x1="31.82cm" svg:y1="27.1cm" svg:x2="38.12cm" svg:y2="27.1cm">
                <text:p/>
              </draw:line>
              <draw:line draw:style-name="gr21" draw:text-style-name="P7" draw:layer="layout" svg:x1="30.67cm" svg:y1="29.869cm" svg:x2="30.67cm" svg:y2="25.4cm">
                <text:p/>
              </draw:line>
              <draw:line draw:style-name="gr21" draw:text-style-name="P7" draw:layer="layout" svg:x1="30.67cm" svg:y1="29.1cm" svg:x2="37.92cm" svg:y2="29.1cm">
                <text:p/>
              </draw:line>
              <draw:line draw:style-name="gr21" draw:text-style-name="P7" draw:layer="layout" svg:x1="35.67cm" svg:y1="29.869cm" svg:x2="35.67cm" svg:y2="27.1cm">
                <text:p/>
              </draw:line>
              <draw:line draw:style-name="gr21" draw:text-style-name="P7" draw:layer="layout" svg:x1="32.22cm" svg:y1="25.4cm" svg:x2="32.22cm" svg:y2="26.4cm">
                <text:p/>
              </draw:line>
              <draw:line draw:style-name="gr21" draw:text-style-name="P7" draw:layer="layout" svg:x1="31.02cm" svg:y1="27.1cm" svg:x2="30.67cm" svg:y2="27.1cm">
                <text:p/>
              </draw:line>
              <draw:line draw:style-name="gr21" draw:text-style-name="P7" draw:layer="layout" svg:x1="39.27cm" svg:y1="25.4cm" svg:x2="38.92cm" svg:y2="25.4cm">
                <text:p/>
              </draw:line>
              <draw:line draw:style-name="gr21" draw:text-style-name="P7" draw:layer="layout" svg:x1="39.27cm" svg:y1="27.1cm" svg:x2="38.92cm" svg:y2="27.1cm">
                <text:p/>
              </draw:line>
              <draw:line draw:style-name="gr21" draw:text-style-name="P7" draw:layer="layout" svg:x1="31.67cm" svg:y1="25.4cm" svg:x2="38.22cm" svg:y2="25.4cm">
                <text:p/>
              </draw:line>
              <draw:line draw:style-name="gr21" draw:text-style-name="P7" draw:layer="layout" svg:x1="37.57cm" svg:y1="25.4cm" svg:x2="37.57cm" svg:y2="26.4cm">
                <text:p/>
              </draw:line>
              <draw:polygon draw:style-name="gr22" draw:text-style-name="P7" draw:layer="layout" svg:width="0.899cm" svg:height="2.049cm" svg:x="15.22cm" svg:y="31.45cm" svg:viewBox="0 0 900 2050" draw:points="0,0 900,0 900,1550 550,2000 450,2050 400,2050 350,2000 0,1550">
                <text:p/>
              </draw:polygon>
              <draw:polygon draw:style-name="gr22" draw:text-style-name="P7" draw:layer="layout" svg:width="0.899cm" svg:height="1.749cm" draw:transform="rotate (-3.14159265358979) translate (43.52cm 11.6cm)" svg:viewBox="0 0 900 1750" draw:points="0,0 900,0 900,1250 550,1700 450,1750 400,1750 350,1700 0,1250">
                <text:p/>
              </draw:polygon>
            </draw:g>
            <draw:line draw:style-name="gr7" draw:text-style-name="P7" draw:layer="layout" svg:x1="17.37cm" svg:y1="17.186cm" svg:x2="17.72cm" svg:y2="17.186cm">
              <text:p/>
            </draw:line>
            <draw:line draw:style-name="gr7" draw:text-style-name="P7" draw:layer="layout" svg:x1="18.495cm" svg:y1="15.351cm" svg:x2="18.495cm" svg:y2="17.614cm">
              <text:p/>
            </draw:line>
            <draw:line draw:style-name="gr7" draw:text-style-name="P7" draw:layer="layout" svg:x1="17.72cm" svg:y1="15.352cm" svg:x2="17.72cm" svg:y2="17.615cm">
              <text:p/>
            </draw:line>
            <draw:line draw:style-name="gr7" draw:text-style-name="P7" draw:layer="layout" svg:x1="18.496cm" svg:y1="17.251cm" svg:x2="18.82cm" svg:y2="17.251cm">
              <text:p/>
            </draw:line>
            <draw:line draw:style-name="gr7" draw:text-style-name="P7" draw:layer="layout" svg:x1="18.496cm" svg:y1="16.913cm" svg:x2="18.82cm" svg:y2="16.913cm">
              <text:p/>
            </draw:line>
            <draw:line draw:style-name="gr7" draw:text-style-name="P7" draw:layer="layout" svg:x1="18.496cm" svg:y1="16.25cm" svg:x2="18.82cm" svg:y2="16.25cm">
              <text:p/>
            </draw:line>
            <draw:line draw:style-name="gr7" draw:text-style-name="P7" draw:layer="layout" svg:x1="19.327cm" svg:y1="17.615cm" svg:x2="19.327cm" svg:y2="17.264cm">
              <text:p/>
            </draw:line>
            <draw:line draw:style-name="gr7" draw:text-style-name="P7" draw:layer="layout" svg:x1="18.821cm" svg:y1="17.264cm" svg:x2="19.328cm" svg:y2="17.264cm">
              <text:p/>
            </draw:line>
            <draw:line draw:style-name="gr7" draw:text-style-name="P7" draw:layer="layout" svg:x1="19.938cm" svg:y1="17.264cm" svg:x2="21.186cm" svg:y2="17.264cm">
              <text:p/>
            </draw:line>
            <draw:line draw:style-name="gr7" draw:text-style-name="P7" draw:layer="layout" svg:x1="18.82cm" svg:y1="16.627cm" svg:x2="22.382cm" svg:y2="16.627cm">
              <text:p/>
            </draw:line>
            <draw:line draw:style-name="gr7" draw:text-style-name="P7" draw:layer="layout" svg:x1="21.186cm" svg:y1="17.615cm" svg:x2="21.186cm" svg:y2="17.264cm">
              <text:p/>
            </draw:line>
            <draw:line draw:style-name="gr7" draw:text-style-name="P7" draw:layer="layout" svg:x1="19.938cm" svg:y1="17.615cm" svg:x2="19.938cm" svg:y2="16.627cm">
              <text:p/>
            </draw:line>
            <draw:line draw:style-name="gr7" draw:text-style-name="P7" draw:layer="layout" svg:x1="20.796cm" svg:y1="15.236cm" svg:x2="20.796cm" svg:y2="16.627cm">
              <text:p/>
            </draw:line>
            <draw:line draw:style-name="gr7" draw:text-style-name="P7" draw:layer="layout" svg:x1="20.328cm" svg:y1="15.886cm" svg:x2="20.328cm" svg:y2="15.236cm">
              <text:p/>
            </draw:line>
            <draw:line draw:style-name="gr7" draw:text-style-name="P7" draw:layer="layout" svg:x1="20.796cm" svg:y1="15.886cm" svg:x2="19.99cm" svg:y2="15.886cm">
              <text:p/>
            </draw:line>
            <draw:line draw:style-name="gr7" draw:text-style-name="P7" draw:layer="layout" svg:x1="21.94cm" svg:y1="15.236cm" svg:x2="20.328cm" svg:y2="15.236cm">
              <text:p/>
            </draw:line>
            <draw:line draw:style-name="gr7" draw:text-style-name="P7" draw:layer="layout" svg:x1="19.769cm" svg:y1="15.236cm" svg:x2="18.82cm" svg:y2="15.236cm">
              <text:p/>
            </draw:line>
            <draw:line draw:style-name="gr7" draw:text-style-name="P7" draw:layer="layout" svg:x1="19.769cm" svg:y1="14.794cm" svg:x2="19.015cm" svg:y2="14.794cm">
              <text:p/>
            </draw:line>
            <draw:line draw:style-name="gr7" draw:text-style-name="P7" draw:layer="layout" svg:x1="19.769cm" svg:y1="14.339cm" svg:x2="19.015cm" svg:y2="14.339cm">
              <text:p/>
            </draw:line>
            <draw:line draw:style-name="gr7" draw:text-style-name="P7" draw:layer="layout" svg:x1="19.015cm" svg:y1="13.429cm" svg:x2="20.328cm" svg:y2="13.429cm">
              <text:p/>
            </draw:line>
            <draw:line draw:style-name="gr7" draw:text-style-name="P7" draw:layer="layout" svg:x1="21.12cm" svg:y1="13.91cm" svg:x2="19.015cm" svg:y2="13.91cm">
              <text:p/>
            </draw:line>
            <draw:line draw:style-name="gr7" draw:text-style-name="P7" draw:layer="layout" svg:x1="19.015cm" svg:y1="13.43cm" svg:x2="19.015cm" svg:y2="15.237cm">
              <text:p/>
            </draw:line>
            <draw:line draw:style-name="gr7" draw:text-style-name="P7" draw:layer="layout" svg:x1="21.94cm" svg:y1="14.794cm" svg:x2="20.328cm" svg:y2="14.794cm">
              <text:p/>
            </draw:line>
            <draw:line draw:style-name="gr7" draw:text-style-name="P7" draw:layer="layout" svg:x1="21.94cm" svg:y1="14.339cm" svg:x2="20.328cm" svg:y2="14.339cm">
              <text:p/>
            </draw:line>
            <draw:line draw:style-name="gr7" draw:text-style-name="P7" draw:layer="layout" svg:x1="19.769cm" svg:y1="13.91cm" svg:x2="19.769cm" svg:y2="15.236cm">
              <text:p/>
            </draw:line>
            <draw:line draw:style-name="gr7" draw:text-style-name="P7" draw:layer="layout" svg:x1="20.328cm" svg:y1="13.239cm" svg:x2="20.328cm" svg:y2="15.236cm">
              <text:p/>
            </draw:line>
            <draw:line draw:style-name="gr7" draw:text-style-name="P7" draw:layer="layout" svg:x1="22.382cm" svg:y1="15.795cm" svg:x2="22.382cm" svg:y2="17.615cm">
              <text:p/>
            </draw:line>
            <draw:line draw:style-name="gr7" draw:text-style-name="P7" draw:layer="layout" svg:x1="22.382cm" svg:y1="17.446cm" svg:x2="21.992cm" svg:y2="17.446cm">
              <text:p/>
            </draw:line>
            <draw:line draw:style-name="gr7" draw:text-style-name="P7" draw:layer="layout" svg:x1="21.992cm" svg:y1="17.616cm" svg:x2="21.992cm" svg:y2="17.447cm">
              <text:p/>
            </draw:line>
            <draw:line draw:style-name="gr7" draw:text-style-name="P7" draw:layer="layout" svg:x1="23.734cm" svg:y1="17.614cm" svg:x2="23.734cm" svg:y2="16.351cm">
              <text:p/>
            </draw:line>
            <draw:line draw:style-name="gr7" draw:text-style-name="P7" draw:layer="layout" svg:x1="23.253cm" svg:y1="17.615cm" svg:x2="23.253cm" svg:y2="17.368cm">
              <text:p/>
            </draw:line>
            <draw:line draw:style-name="gr7" draw:text-style-name="P7" draw:layer="layout" svg:x1="23.735cm" svg:y1="17.367cm" svg:x2="23.254cm" svg:y2="17.367cm">
              <text:p/>
            </draw:line>
            <draw:line draw:style-name="gr7" draw:text-style-name="P7" draw:layer="layout" svg:x1="23.735cm" svg:y1="16.351cm" svg:x2="22.382cm" svg:y2="16.351cm">
              <text:p/>
            </draw:line>
            <draw:line draw:style-name="gr7" draw:text-style-name="P7" draw:layer="layout" svg:x1="23.279cm" svg:y1="13.858cm" svg:x2="23.279cm" svg:y2="16.351cm">
              <text:p/>
            </draw:line>
            <draw:line draw:style-name="gr7" draw:text-style-name="P7" draw:layer="layout" svg:x1="23.5cm" svg:y1="14.001cm" svg:x2="23.5cm" svg:y2="16.351cm">
              <text:p/>
            </draw:line>
            <draw:line draw:style-name="gr7" draw:text-style-name="P7" draw:layer="layout" svg:x1="23.409cm" svg:y1="13.858cm" svg:x2="21.693cm" svg:y2="13.858cm">
              <text:p/>
            </draw:line>
            <draw:line draw:style-name="gr7" draw:text-style-name="P7" draw:layer="layout" svg:x1="23.409cm" svg:y1="13.859cm" svg:x2="23.409cm" svg:y2="14.002cm">
              <text:p/>
            </draw:line>
            <draw:line draw:style-name="gr7" draw:text-style-name="P7" draw:layer="layout" svg:x1="23.279cm" svg:y1="15.236cm" svg:x2="22.525cm" svg:y2="15.236cm">
              <text:p/>
            </draw:line>
            <draw:line draw:style-name="gr7" draw:text-style-name="P7" draw:layer="layout" svg:x1="23.279cm" svg:y1="14.794cm" svg:x2="22.525cm" svg:y2="14.794cm">
              <text:p/>
            </draw:line>
            <draw:line draw:style-name="gr7" draw:text-style-name="P7" draw:layer="layout" svg:x1="23.279cm" svg:y1="14.339cm" svg:x2="22.525cm" svg:y2="14.339cm">
              <text:p/>
            </draw:line>
            <draw:line draw:style-name="gr7" draw:text-style-name="P7" draw:layer="layout" svg:x1="22.525cm" svg:y1="13.858cm" svg:x2="22.525cm" svg:y2="15.236cm">
              <text:p/>
            </draw:line>
            <draw:line draw:style-name="gr7" draw:text-style-name="P7" draw:layer="layout" svg:x1="21.94cm" svg:y1="13.858cm" svg:x2="21.94cm" svg:y2="15.236cm">
              <text:p/>
            </draw:line>
            <draw:line draw:style-name="gr7" draw:text-style-name="P7" draw:layer="layout" svg:x1="21.693cm" svg:y1="13.859cm" svg:x2="21.693cm" svg:y2="13.239cm">
              <text:p/>
            </draw:line>
            <draw:line draw:style-name="gr7" draw:text-style-name="P7" draw:layer="layout" svg:x1="22.382cm" svg:y1="15.795cm" svg:x2="21.888cm" svg:y2="15.795cm">
              <text:p/>
            </draw:line>
            <draw:line draw:style-name="gr7" draw:text-style-name="P7" draw:layer="layout" svg:x1="23.279cm" svg:y1="15.613cm" svg:x2="22.967cm" svg:y2="15.613cm">
              <text:p/>
            </draw:line>
            <draw:line draw:style-name="gr7" draw:text-style-name="P7" draw:layer="layout" svg:x1="23.279cm" svg:y1="15.99cm" svg:x2="22.967cm" svg:y2="15.99cm">
              <text:p/>
            </draw:line>
            <draw:line draw:style-name="gr7" draw:text-style-name="P7" draw:layer="layout" svg:x1="23.92cm" svg:y1="15.041cm" svg:x2="23.5cm" svg:y2="15.041cm">
              <text:p/>
            </draw:line>
            <draw:line draw:style-name="gr7" draw:text-style-name="P7" draw:layer="layout" svg:x1="23.92cm" svg:y1="14.43cm" svg:x2="23.5cm" svg:y2="14.43cm">
              <text:p/>
            </draw:line>
            <draw:line draw:style-name="gr7" draw:text-style-name="P7" draw:layer="layout" svg:x1="24.841cm" svg:y1="13.239cm" svg:x2="24.841cm" svg:y2="14.001cm">
              <text:p/>
            </draw:line>
            <draw:g>
              <draw:g>
                <draw:line draw:style-name="gr7" draw:text-style-name="P7" draw:layer="layout" svg:x1="17.622cm" svg:y1="14.157cm" svg:x2="17.622cm" svg:y2="15.206cm">
                  <text:p/>
                </draw:line>
                <draw:line draw:style-name="gr7" draw:text-style-name="P7" draw:layer="layout" svg:x1="18.572cm" svg:y1="14.157cm" svg:x2="17.622cm" svg:y2="14.157cm">
                  <text:p/>
                </draw:line>
                <draw:line draw:style-name="gr7" draw:text-style-name="P7" draw:layer="layout" svg:x1="18.572cm" svg:y1="14.158cm" svg:x2="18.572cm" svg:y2="15.207cm">
                  <text:p/>
                </draw:line>
                <draw:line draw:style-name="gr7" draw:text-style-name="P7" draw:layer="layout" svg:x1="18.572cm" svg:y1="14.157cm" svg:x2="17.622cm" svg:y2="15.206cm">
                  <text:p/>
                </draw:line>
                <draw:line draw:style-name="gr7" draw:text-style-name="P7" draw:layer="layout" svg:x1="18.572cm" svg:y1="15.206cm" svg:x2="17.622cm" svg:y2="15.206cm">
                  <text:p/>
                </draw:line>
                <draw:line draw:style-name="gr7" draw:text-style-name="P7" draw:layer="layout" svg:x1="18.572cm" svg:y1="15.206cm" svg:x2="17.622cm" svg:y2="14.157cm">
                  <text:p/>
                </draw:line>
              </draw:g>
              <draw:g>
                <draw:line draw:style-name="gr7" draw:text-style-name="P7" draw:layer="layout" svg:x1="17.747cm" svg:y1="15.2cm" svg:x2="17.747cm" svg:y2="15.307cm">
                  <text:p/>
                </draw:line>
                <draw:line draw:style-name="gr7" draw:text-style-name="P7" draw:layer="layout" svg:x1="18.447cm" svg:y1="15.2cm" svg:x2="18.447cm" svg:y2="15.307cm">
                  <text:p/>
                </draw:line>
              </draw:g>
            </draw:g>
            <draw:g>
              <draw:line draw:style-name="gr7" draw:text-style-name="P7" draw:layer="layout" svg:x1="24.032cm" svg:y1="14.7cm" svg:x2="24.032cm" svg:y2="16.507cm">
                <text:p/>
              </draw:line>
              <draw:line draw:style-name="gr7" draw:text-style-name="P7" draw:layer="layout" svg:x1="25.482cm" svg:y1="14.7cm" svg:x2="25.482cm" svg:y2="16.507cm">
                <text:p/>
              </draw:line>
              <draw:line draw:style-name="gr7" draw:text-style-name="P7" draw:layer="layout" svg:x1="25.482cm" svg:y1="14.867cm" svg:x2="24.812cm" svg:y2="14.867cm">
                <text:p/>
              </draw:line>
              <draw:g>
                <draw:line draw:style-name="gr7" draw:text-style-name="P7" draw:layer="layout" svg:x1="24.692cm" svg:y1="14.867cm" svg:x2="24.692cm" svg:y2="16.217cm">
                  <text:p/>
                </draw:line>
                <draw:line draw:style-name="gr7" draw:text-style-name="P7" draw:layer="layout" svg:x1="24.812cm" svg:y1="14.867cm" svg:x2="24.812cm" svg:y2="16.217cm">
                  <text:p/>
                </draw:line>
                <draw:line draw:style-name="gr7" draw:text-style-name="P7" draw:layer="layout" svg:x1="24.812cm" svg:y1="14.867cm" svg:x2="24.692cm" svg:y2="14.867cm">
                  <text:p/>
                </draw:line>
                <draw:line draw:style-name="gr7" draw:text-style-name="P7" draw:layer="layout" svg:x1="24.812cm" svg:y1="16.217cm" svg:x2="24.692cm" svg:y2="16.217cm">
                  <text:p/>
                </draw:line>
              </draw:g>
              <draw:line draw:style-name="gr7" draw:text-style-name="P7" draw:layer="layout" svg:x1="25.482cm" svg:y1="14.99cm" svg:x2="24.812cm" svg:y2="14.99cm">
                <text:p/>
              </draw:line>
              <draw:line draw:style-name="gr7" draw:text-style-name="P7" draw:layer="layout" svg:x1="25.482cm" svg:y1="15.112cm" svg:x2="24.812cm" svg:y2="15.112cm">
                <text:p/>
              </draw:line>
              <draw:line draw:style-name="gr7" draw:text-style-name="P7" draw:layer="layout" svg:x1="25.482cm" svg:y1="15.235cm" svg:x2="24.812cm" svg:y2="15.235cm">
                <text:p/>
              </draw:line>
              <draw:line draw:style-name="gr7" draw:text-style-name="P7" draw:layer="layout" svg:x1="25.482cm" svg:y1="15.358cm" svg:x2="24.812cm" svg:y2="15.358cm">
                <text:p/>
              </draw:line>
              <draw:line draw:style-name="gr7" draw:text-style-name="P7" draw:layer="layout" svg:x1="25.482cm" svg:y1="15.481cm" svg:x2="24.812cm" svg:y2="15.481cm">
                <text:p/>
              </draw:line>
              <draw:line draw:style-name="gr7" draw:text-style-name="P7" draw:layer="layout" svg:x1="25.482cm" svg:y1="15.603cm" svg:x2="24.812cm" svg:y2="15.603cm">
                <text:p/>
              </draw:line>
              <draw:line draw:style-name="gr7" draw:text-style-name="P7" draw:layer="layout" svg:x1="25.482cm" svg:y1="15.726cm" svg:x2="24.812cm" svg:y2="15.726cm">
                <text:p/>
              </draw:line>
              <draw:line draw:style-name="gr7" draw:text-style-name="P7" draw:layer="layout" svg:x1="25.482cm" svg:y1="15.849cm" svg:x2="24.812cm" svg:y2="15.849cm">
                <text:p/>
              </draw:line>
              <draw:line draw:style-name="gr7" draw:text-style-name="P7" draw:layer="layout" svg:x1="25.482cm" svg:y1="15.972cm" svg:x2="24.812cm" svg:y2="15.972cm">
                <text:p/>
              </draw:line>
              <draw:line draw:style-name="gr7" draw:text-style-name="P7" draw:layer="layout" svg:x1="25.482cm" svg:y1="16.094cm" svg:x2="24.812cm" svg:y2="16.094cm">
                <text:p/>
              </draw:line>
              <draw:line draw:style-name="gr7" draw:text-style-name="P7" draw:layer="layout" svg:x1="24.702cm" svg:y1="14.99cm" svg:x2="24.032cm" svg:y2="14.99cm">
                <text:p/>
              </draw:line>
              <draw:line draw:style-name="gr7" draw:text-style-name="P7" draw:layer="layout" svg:x1="24.702cm" svg:y1="15.112cm" svg:x2="24.032cm" svg:y2="15.112cm">
                <text:p/>
              </draw:line>
              <draw:line draw:style-name="gr7" draw:text-style-name="P7" draw:layer="layout" svg:x1="24.702cm" svg:y1="15.235cm" svg:x2="24.032cm" svg:y2="15.235cm">
                <text:p/>
              </draw:line>
              <draw:line draw:style-name="gr7" draw:text-style-name="P7" draw:layer="layout" svg:x1="24.702cm" svg:y1="15.358cm" svg:x2="24.032cm" svg:y2="15.358cm">
                <text:p/>
              </draw:line>
              <draw:line draw:style-name="gr7" draw:text-style-name="P7" draw:layer="layout" svg:x1="24.702cm" svg:y1="15.481cm" svg:x2="24.032cm" svg:y2="15.481cm">
                <text:p/>
              </draw:line>
              <draw:line draw:style-name="gr7" draw:text-style-name="P7" draw:layer="layout" svg:x1="24.702cm" svg:y1="15.603cm" svg:x2="24.032cm" svg:y2="15.603cm">
                <text:p/>
              </draw:line>
              <draw:line draw:style-name="gr7" draw:text-style-name="P7" draw:layer="layout" svg:x1="24.702cm" svg:y1="15.726cm" svg:x2="24.032cm" svg:y2="15.726cm">
                <text:p/>
              </draw:line>
              <draw:line draw:style-name="gr7" draw:text-style-name="P7" draw:layer="layout" svg:x1="24.702cm" svg:y1="15.849cm" svg:x2="24.032cm" svg:y2="15.849cm">
                <text:p/>
              </draw:line>
              <draw:line draw:style-name="gr7" draw:text-style-name="P7" draw:layer="layout" svg:x1="24.702cm" svg:y1="15.972cm" svg:x2="24.032cm" svg:y2="15.972cm">
                <text:p/>
              </draw:line>
              <draw:line draw:style-name="gr7" draw:text-style-name="P7" draw:layer="layout" svg:x1="24.702cm" svg:y1="16.217cm" svg:x2="24.032cm" svg:y2="16.217cm">
                <text:p/>
              </draw:line>
              <draw:line draw:style-name="gr7" draw:text-style-name="P7" draw:layer="layout" svg:x1="24.702cm" svg:y1="16.094cm" svg:x2="24.032cm" svg:y2="16.094cm">
                <text:p/>
              </draw:line>
            </draw:g>
            <draw:g>
              <draw:line draw:style-name="gr7" draw:text-style-name="P7" draw:layer="layout" svg:x1="15.752cm" svg:y1="14.7cm" svg:x2="15.752cm" svg:y2="16.507cm">
                <text:p/>
              </draw:line>
              <draw:line draw:style-name="gr7" draw:text-style-name="P7" draw:layer="layout" svg:x1="17.202cm" svg:y1="14.7cm" svg:x2="17.202cm" svg:y2="16.507cm">
                <text:p/>
              </draw:line>
              <draw:line draw:style-name="gr7" draw:text-style-name="P7" draw:layer="layout" svg:x1="17.202cm" svg:y1="14.867cm" svg:x2="16.532cm" svg:y2="14.867cm">
                <text:p/>
              </draw:line>
              <draw:g>
                <draw:line draw:style-name="gr7" draw:text-style-name="P7" draw:layer="layout" svg:x1="16.412cm" svg:y1="14.867cm" svg:x2="16.412cm" svg:y2="16.217cm">
                  <text:p/>
                </draw:line>
                <draw:line draw:style-name="gr7" draw:text-style-name="P7" draw:layer="layout" svg:x1="16.532cm" svg:y1="14.867cm" svg:x2="16.532cm" svg:y2="16.217cm">
                  <text:p/>
                </draw:line>
                <draw:line draw:style-name="gr7" draw:text-style-name="P7" draw:layer="layout" svg:x1="16.532cm" svg:y1="14.867cm" svg:x2="16.412cm" svg:y2="14.867cm">
                  <text:p/>
                </draw:line>
                <draw:line draw:style-name="gr7" draw:text-style-name="P7" draw:layer="layout" svg:x1="16.532cm" svg:y1="16.217cm" svg:x2="16.412cm" svg:y2="16.217cm">
                  <text:p/>
                </draw:line>
              </draw:g>
              <draw:line draw:style-name="gr7" draw:text-style-name="P7" draw:layer="layout" svg:x1="17.202cm" svg:y1="14.99cm" svg:x2="16.532cm" svg:y2="14.99cm">
                <text:p/>
              </draw:line>
              <draw:line draw:style-name="gr7" draw:text-style-name="P7" draw:layer="layout" svg:x1="17.202cm" svg:y1="15.112cm" svg:x2="16.532cm" svg:y2="15.112cm">
                <text:p/>
              </draw:line>
              <draw:line draw:style-name="gr7" draw:text-style-name="P7" draw:layer="layout" svg:x1="17.202cm" svg:y1="15.235cm" svg:x2="16.532cm" svg:y2="15.235cm">
                <text:p/>
              </draw:line>
              <draw:line draw:style-name="gr7" draw:text-style-name="P7" draw:layer="layout" svg:x1="17.202cm" svg:y1="15.358cm" svg:x2="16.532cm" svg:y2="15.358cm">
                <text:p/>
              </draw:line>
              <draw:line draw:style-name="gr7" draw:text-style-name="P7" draw:layer="layout" svg:x1="17.202cm" svg:y1="15.481cm" svg:x2="16.532cm" svg:y2="15.481cm">
                <text:p/>
              </draw:line>
              <draw:line draw:style-name="gr7" draw:text-style-name="P7" draw:layer="layout" svg:x1="17.202cm" svg:y1="15.603cm" svg:x2="16.532cm" svg:y2="15.603cm">
                <text:p/>
              </draw:line>
              <draw:line draw:style-name="gr7" draw:text-style-name="P7" draw:layer="layout" svg:x1="17.202cm" svg:y1="15.726cm" svg:x2="16.532cm" svg:y2="15.726cm">
                <text:p/>
              </draw:line>
              <draw:line draw:style-name="gr7" draw:text-style-name="P7" draw:layer="layout" svg:x1="17.202cm" svg:y1="15.849cm" svg:x2="16.532cm" svg:y2="15.849cm">
                <text:p/>
              </draw:line>
              <draw:line draw:style-name="gr7" draw:text-style-name="P7" draw:layer="layout" svg:x1="17.202cm" svg:y1="15.972cm" svg:x2="16.532cm" svg:y2="15.972cm">
                <text:p/>
              </draw:line>
              <draw:line draw:style-name="gr7" draw:text-style-name="P7" draw:layer="layout" svg:x1="17.202cm" svg:y1="16.094cm" svg:x2="16.532cm" svg:y2="16.094cm">
                <text:p/>
              </draw:line>
              <draw:line draw:style-name="gr7" draw:text-style-name="P7" draw:layer="layout" svg:x1="16.422cm" svg:y1="14.99cm" svg:x2="15.752cm" svg:y2="14.99cm">
                <text:p/>
              </draw:line>
              <draw:line draw:style-name="gr7" draw:text-style-name="P7" draw:layer="layout" svg:x1="16.422cm" svg:y1="15.112cm" svg:x2="15.752cm" svg:y2="15.112cm">
                <text:p/>
              </draw:line>
              <draw:line draw:style-name="gr7" draw:text-style-name="P7" draw:layer="layout" svg:x1="16.422cm" svg:y1="15.235cm" svg:x2="15.752cm" svg:y2="15.235cm">
                <text:p/>
              </draw:line>
              <draw:line draw:style-name="gr7" draw:text-style-name="P7" draw:layer="layout" svg:x1="16.422cm" svg:y1="15.358cm" svg:x2="15.752cm" svg:y2="15.358cm">
                <text:p/>
              </draw:line>
              <draw:line draw:style-name="gr7" draw:text-style-name="P7" draw:layer="layout" svg:x1="16.422cm" svg:y1="15.481cm" svg:x2="15.752cm" svg:y2="15.481cm">
                <text:p/>
              </draw:line>
              <draw:line draw:style-name="gr7" draw:text-style-name="P7" draw:layer="layout" svg:x1="16.422cm" svg:y1="15.603cm" svg:x2="15.752cm" svg:y2="15.603cm">
                <text:p/>
              </draw:line>
              <draw:line draw:style-name="gr7" draw:text-style-name="P7" draw:layer="layout" svg:x1="16.422cm" svg:y1="15.726cm" svg:x2="15.752cm" svg:y2="15.726cm">
                <text:p/>
              </draw:line>
              <draw:line draw:style-name="gr7" draw:text-style-name="P7" draw:layer="layout" svg:x1="16.422cm" svg:y1="15.849cm" svg:x2="15.752cm" svg:y2="15.849cm">
                <text:p/>
              </draw:line>
              <draw:line draw:style-name="gr7" draw:text-style-name="P7" draw:layer="layout" svg:x1="16.422cm" svg:y1="15.972cm" svg:x2="15.752cm" svg:y2="15.972cm">
                <text:p/>
              </draw:line>
              <draw:line draw:style-name="gr7" draw:text-style-name="P7" draw:layer="layout" svg:x1="16.422cm" svg:y1="16.217cm" svg:x2="15.752cm" svg:y2="16.217cm">
                <text:p/>
              </draw:line>
              <draw:line draw:style-name="gr7" draw:text-style-name="P7" draw:layer="layout" svg:x1="16.422cm" svg:y1="16.094cm" svg:x2="15.752cm" svg:y2="16.094cm">
                <text:p/>
              </draw:line>
            </draw:g>
            <draw:line draw:style-name="gr7" draw:text-style-name="P7" draw:layer="layout" svg:x1="31.02cm" svg:y1="27.751cm" svg:x2="31.02cm" svg:y2="25.401cm">
              <text:p/>
            </draw:line>
            <draw:line draw:style-name="gr7" draw:text-style-name="P7" draw:layer="layout" svg:x1="30.67cm" svg:y1="25.851cm" svg:x2="31.02cm" svg:y2="25.851cm">
              <text:p/>
            </draw:line>
            <draw:line draw:style-name="gr7" draw:text-style-name="P7" draw:layer="layout" svg:x1="31.87cm" svg:y1="27.101cm" svg:x2="31.87cm" svg:y2="29.101cm">
              <text:p/>
            </draw:line>
            <draw:line draw:style-name="gr7" draw:text-style-name="P7" draw:layer="layout" svg:x1="30.67cm" svg:y1="27.751cm" svg:x2="31.87cm" svg:y2="27.751cm">
              <text:p/>
            </draw:line>
            <draw:line draw:style-name="gr7" draw:text-style-name="P7" draw:layer="layout" svg:x1="35.12cm" svg:y1="28.301cm" svg:x2="31.87cm" svg:y2="28.301cm">
              <text:p/>
            </draw:line>
            <draw:line draw:style-name="gr7" draw:text-style-name="P7" draw:layer="layout" svg:x1="32.07cm" svg:y1="28.301cm" svg:x2="32.07cm" svg:y2="29.101cm">
              <text:p/>
            </draw:line>
            <draw:line draw:style-name="gr7" draw:text-style-name="P7" draw:layer="layout" svg:x1="32.52cm" svg:y1="28.301cm" svg:x2="32.52cm" svg:y2="29.101cm">
              <text:p/>
            </draw:line>
            <draw:line draw:style-name="gr7" draw:text-style-name="P7" draw:layer="layout" svg:x1="32.97cm" svg:y1="28.301cm" svg:x2="32.97cm" svg:y2="29.101cm">
              <text:p/>
            </draw:line>
            <draw:line draw:style-name="gr7" draw:text-style-name="P7" draw:layer="layout" svg:x1="33.37cm" svg:y1="28.306cm" svg:x2="33.37cm" svg:y2="29.106cm">
              <text:p/>
            </draw:line>
            <draw:line draw:style-name="gr7" draw:text-style-name="P7" draw:layer="layout" svg:x1="33.82cm" svg:y1="28.301cm" svg:x2="33.82cm" svg:y2="29.101cm">
              <text:p/>
            </draw:line>
            <draw:line draw:style-name="gr7" draw:text-style-name="P7" draw:layer="layout" svg:x1="34.27cm" svg:y1="28.306cm" svg:x2="34.27cm" svg:y2="29.106cm">
              <text:p/>
            </draw:line>
            <draw:line draw:style-name="gr7" draw:text-style-name="P7" draw:layer="layout" svg:x1="34.67cm" svg:y1="28.301cm" svg:x2="34.67cm" svg:y2="29.101cm">
              <text:p/>
            </draw:line>
            <draw:line draw:style-name="gr7" draw:text-style-name="P7" draw:layer="layout" svg:x1="35.12cm" svg:y1="27.101cm" svg:x2="35.12cm" svg:y2="29.101cm">
              <text:p/>
            </draw:line>
            <draw:line draw:style-name="gr7" draw:text-style-name="P7" draw:layer="layout" svg:x1="33.32cm" svg:y1="27.651cm" svg:x2="32.47cm" svg:y2="27.651cm">
              <text:p/>
            </draw:line>
            <draw:line draw:style-name="gr7" draw:text-style-name="P7" draw:layer="layout" svg:x1="32.47cm" svg:y1="27.101cm" svg:x2="32.47cm" svg:y2="27.651cm">
              <text:p/>
            </draw:line>
            <draw:line draw:style-name="gr7" draw:text-style-name="P7" draw:layer="layout" svg:x1="33.32cm" svg:y1="27.101cm" svg:x2="33.32cm" svg:y2="27.651cm">
              <text:p/>
            </draw:line>
            <draw:line draw:style-name="gr7" draw:text-style-name="P7" draw:layer="layout" svg:x1="31.67cm" svg:y1="26.151cm" svg:x2="32.22cm" svg:y2="26.151cm">
              <text:p/>
            </draw:line>
            <draw:line draw:style-name="gr7" draw:text-style-name="P7" draw:layer="layout" svg:x1="31.67cm" svg:y1="26.151cm" svg:x2="31.67cm" svg:y2="25.401cm">
              <text:p/>
            </draw:line>
            <draw:line draw:style-name="gr7" draw:text-style-name="P7" draw:layer="layout" svg:x1="36.17cm" svg:y1="27.101cm" svg:x2="36.17cm" svg:y2="29.101cm">
              <text:p/>
            </draw:line>
            <draw:line draw:style-name="gr7" draw:text-style-name="P7" draw:layer="layout" svg:x1="36.17cm" svg:y1="27.801cm" svg:x2="35.12cm" svg:y2="27.801cm">
              <text:p/>
            </draw:line>
            <draw:line draw:style-name="gr7" draw:text-style-name="P7" draw:layer="layout" svg:x1="36.57cm" svg:y1="28.301cm" svg:x2="36.57cm" svg:y2="29.101cm">
              <text:p/>
            </draw:line>
            <draw:line draw:style-name="gr7" draw:text-style-name="P7" draw:layer="layout" svg:x1="37.02cm" svg:y1="28.301cm" svg:x2="37.02cm" svg:y2="29.101cm">
              <text:p/>
            </draw:line>
            <draw:line draw:style-name="gr7" draw:text-style-name="P7" draw:layer="layout" svg:x1="37.92cm" svg:y1="28.301cm" svg:x2="36.17cm" svg:y2="28.301cm">
              <text:p/>
            </draw:line>
            <draw:line draw:style-name="gr7" draw:text-style-name="P7" draw:layer="layout" svg:x1="37.47cm" svg:y1="28.301cm" svg:x2="37.47cm" svg:y2="29.101cm">
              <text:p/>
            </draw:line>
            <draw:line draw:style-name="gr7" draw:text-style-name="P7" draw:layer="layout" svg:x1="37.92cm" svg:y1="28.301cm" svg:x2="37.92cm" svg:y2="29.101cm">
              <text:p/>
            </draw:line>
            <draw:line draw:style-name="gr7" draw:text-style-name="P7" draw:layer="layout" svg:x1="36.52cm" svg:y1="27.301cm" svg:x2="36.52cm" svg:y2="27.651cm">
              <text:p/>
            </draw:line>
            <draw:line draw:style-name="gr7" draw:text-style-name="P7" draw:layer="layout" svg:x1="36.87cm" svg:y1="27.301cm" svg:x2="36.87cm" svg:y2="27.651cm">
              <text:p/>
            </draw:line>
            <draw:line draw:style-name="gr7" draw:text-style-name="P7" draw:layer="layout" svg:x1="37.27cm" svg:y1="27.301cm" svg:x2="36.17cm" svg:y2="27.301cm">
              <text:p/>
            </draw:line>
            <draw:line draw:style-name="gr7" draw:text-style-name="P7" draw:layer="layout" svg:x1="37.27cm" svg:y1="27.101cm" svg:x2="37.27cm" svg:y2="27.651cm">
              <text:p/>
            </draw:line>
            <draw:line draw:style-name="gr7" draw:text-style-name="P7" draw:layer="layout" svg:x1="37.47cm" svg:y1="27.101cm" svg:x2="37.47cm" svg:y2="27.651cm">
              <text:p/>
            </draw:line>
            <draw:line draw:style-name="gr7" draw:text-style-name="P7" draw:layer="layout" svg:x1="37.47cm" svg:y1="27.651cm" svg:x2="37.27cm" svg:y2="27.651cm">
              <text:p/>
            </draw:line>
            <draw:line draw:style-name="gr7" draw:text-style-name="P7" draw:layer="layout" svg:x1="38.07cm" svg:y1="27.701cm" svg:x2="38.07cm" svg:y2="27.101cm">
              <text:p/>
            </draw:line>
            <draw:line draw:style-name="gr7" draw:text-style-name="P7" draw:layer="layout" svg:x1="38.07cm" svg:y1="27.701cm" svg:x2="39.27cm" svg:y2="27.701cm">
              <text:p/>
            </draw:line>
            <draw:line draw:style-name="gr7" draw:text-style-name="P7" draw:layer="layout" svg:x1="38.92cm" svg:y1="27.701cm" svg:x2="38.92cm" svg:y2="25.401cm">
              <text:p/>
            </draw:line>
            <draw:line draw:style-name="gr7" draw:text-style-name="P7" draw:layer="layout" svg:x1="37.57cm" svg:y1="26.151cm" svg:x2="38.12cm" svg:y2="26.151cm">
              <text:p/>
            </draw:line>
            <draw:line draw:style-name="gr7" draw:text-style-name="P7" draw:layer="layout" svg:x1="38.12cm" svg:y1="26.151cm" svg:x2="38.12cm" svg:y2="25.401cm">
              <text:p/>
            </draw:line>
            <draw:g>
              <draw:g>
                <draw:line draw:style-name="gr7" draw:text-style-name="P7" draw:layer="layout" svg:x1="33.612cm" svg:y1="26.151cm" svg:x2="33.612cm" svg:y2="25.501cm">
                  <text:p/>
                </draw:line>
                <draw:line draw:style-name="gr7" draw:text-style-name="P7" draw:layer="layout" svg:x1="33.728cm" svg:y1="26.151cm" svg:x2="33.728cm" svg:y2="25.501cm">
                  <text:p/>
                </draw:line>
                <draw:line draw:style-name="gr7" draw:text-style-name="P7" draw:layer="layout" svg:x1="33.845cm" svg:y1="26.151cm" svg:x2="33.845cm" svg:y2="25.501cm">
                  <text:p/>
                </draw:line>
                <draw:line draw:style-name="gr7" draw:text-style-name="P7" draw:layer="layout" svg:x1="33.962cm" svg:y1="26.151cm" svg:x2="33.962cm" svg:y2="25.501cm">
                  <text:p/>
                </draw:line>
                <draw:line draw:style-name="gr7" draw:text-style-name="P7" draw:layer="layout" svg:x1="34.078cm" svg:y1="26.151cm" svg:x2="34.078cm" svg:y2="25.501cm">
                  <text:p/>
                </draw:line>
                <draw:line draw:style-name="gr7" draw:text-style-name="P7" draw:layer="layout" svg:x1="34.195cm" svg:y1="26.151cm" svg:x2="34.195cm" svg:y2="25.501cm">
                  <text:p/>
                </draw:line>
                <draw:line draw:style-name="gr7" draw:text-style-name="P7" draw:layer="layout" svg:x1="34.312cm" svg:y1="26.151cm" svg:x2="34.312cm" svg:y2="25.501cm">
                  <text:p/>
                </draw:line>
                <draw:line draw:style-name="gr7" draw:text-style-name="P7" draw:layer="layout" svg:x1="34.428cm" svg:y1="26.151cm" svg:x2="34.428cm" svg:y2="25.501cm">
                  <text:p/>
                </draw:line>
                <draw:line draw:style-name="gr7" draw:text-style-name="P7" draw:layer="layout" svg:x1="34.545cm" svg:y1="26.151cm" svg:x2="34.545cm" svg:y2="25.501cm">
                  <text:p/>
                </draw:line>
                <draw:line draw:style-name="gr7" draw:text-style-name="P7" draw:layer="layout" svg:x1="34.662cm" svg:y1="26.151cm" svg:x2="34.662cm" svg:y2="25.501cm">
                  <text:p/>
                </draw:line>
                <draw:line draw:style-name="gr7" draw:text-style-name="P7" draw:layer="layout" svg:x1="34.778cm" svg:y1="26.151cm" svg:x2="34.778cm" svg:y2="25.501cm">
                  <text:p/>
                </draw:line>
                <draw:line draw:style-name="gr7" draw:text-style-name="P7" draw:layer="layout" svg:x1="34.895cm" svg:y1="26.151cm" svg:x2="34.895cm" svg:y2="25.501cm">
                  <text:p/>
                </draw:line>
                <draw:line draw:style-name="gr7" draw:text-style-name="P7" draw:layer="layout" svg:x1="35.012cm" svg:y1="26.151cm" svg:x2="35.012cm" svg:y2="25.501cm">
                  <text:p/>
                </draw:line>
                <draw:line draw:style-name="gr7" draw:text-style-name="P7" draw:layer="layout" svg:x1="35.128cm" svg:y1="26.151cm" svg:x2="35.128cm" svg:y2="25.501cm">
                  <text:p/>
                </draw:line>
                <draw:line draw:style-name="gr7" draw:text-style-name="P7" draw:layer="layout" svg:x1="35.245cm" svg:y1="26.151cm" svg:x2="35.245cm" svg:y2="25.501cm">
                  <text:p/>
                </draw:line>
                <draw:line draw:style-name="gr7" draw:text-style-name="P7" draw:layer="layout" svg:x1="35.362cm" svg:y1="26.151cm" svg:x2="35.362cm" svg:y2="25.501cm">
                  <text:p/>
                </draw:line>
                <draw:line draw:style-name="gr7" draw:text-style-name="P7" draw:layer="layout" svg:x1="35.478cm" svg:y1="26.151cm" svg:x2="35.478cm" svg:y2="25.501cm">
                  <text:p/>
                </draw:line>
                <draw:line draw:style-name="gr7" draw:text-style-name="P7" draw:layer="layout" svg:x1="35.595cm" svg:y1="26.151cm" svg:x2="35.595cm" svg:y2="25.501cm">
                  <text:p/>
                </draw:line>
                <draw:line draw:style-name="gr7" draw:text-style-name="P7" draw:layer="layout" svg:x1="35.712cm" svg:y1="26.151cm" svg:x2="35.712cm" svg:y2="25.501cm">
                  <text:p/>
                </draw:line>
                <draw:line draw:style-name="gr7" draw:text-style-name="P7" draw:layer="layout" svg:x1="35.828cm" svg:y1="26.151cm" svg:x2="35.828cm" svg:y2="25.501cm">
                  <text:p/>
                </draw:line>
                <draw:line draw:style-name="gr7" draw:text-style-name="P7" draw:layer="layout" svg:x1="35.945cm" svg:y1="26.151cm" svg:x2="35.945cm" svg:y2="25.501cm">
                  <text:p/>
                </draw:line>
                <draw:line draw:style-name="gr7" draw:text-style-name="P7" draw:layer="layout" svg:x1="36.062cm" svg:y1="26.151cm" svg:x2="36.062cm" svg:y2="25.501cm">
                  <text:p/>
                </draw:line>
                <draw:line draw:style-name="gr7" draw:text-style-name="P7" draw:layer="layout" svg:x1="36.178cm" svg:y1="26.151cm" svg:x2="36.178cm" svg:y2="25.501cm">
                  <text:p/>
                </draw:line>
                <draw:line draw:style-name="gr7" draw:text-style-name="P7" draw:layer="layout" svg:x1="36.295cm" svg:y1="26.151cm" svg:x2="36.295cm" svg:y2="25.501cm">
                  <text:p/>
                </draw:line>
                <draw:line draw:style-name="gr7" draw:text-style-name="P7" draw:layer="layout" svg:x1="33.495cm" svg:y1="27.001cm" svg:x2="33.495cm" svg:y2="26.351cm">
                  <text:p/>
                </draw:line>
                <draw:line draw:style-name="gr7" draw:text-style-name="P7" draw:layer="layout" svg:x1="33.612cm" svg:y1="27.001cm" svg:x2="33.612cm" svg:y2="26.351cm">
                  <text:p/>
                </draw:line>
                <draw:line draw:style-name="gr7" draw:text-style-name="P7" draw:layer="layout" svg:x1="33.728cm" svg:y1="27.001cm" svg:x2="33.728cm" svg:y2="26.351cm">
                  <text:p/>
                </draw:line>
                <draw:line draw:style-name="gr7" draw:text-style-name="P7" draw:layer="layout" svg:x1="33.845cm" svg:y1="27.001cm" svg:x2="33.845cm" svg:y2="26.351cm">
                  <text:p/>
                </draw:line>
                <draw:line draw:style-name="gr7" draw:text-style-name="P7" draw:layer="layout" svg:x1="33.962cm" svg:y1="27.001cm" svg:x2="33.962cm" svg:y2="26.351cm">
                  <text:p/>
                </draw:line>
                <draw:line draw:style-name="gr7" draw:text-style-name="P7" draw:layer="layout" svg:x1="34.078cm" svg:y1="27.001cm" svg:x2="34.078cm" svg:y2="26.351cm">
                  <text:p/>
                </draw:line>
                <draw:line draw:style-name="gr7" draw:text-style-name="P7" draw:layer="layout" svg:x1="34.195cm" svg:y1="27.001cm" svg:x2="34.195cm" svg:y2="26.351cm">
                  <text:p/>
                </draw:line>
                <draw:line draw:style-name="gr7" draw:text-style-name="P7" draw:layer="layout" svg:x1="34.312cm" svg:y1="27.001cm" svg:x2="34.312cm" svg:y2="26.351cm">
                  <text:p/>
                </draw:line>
                <draw:line draw:style-name="gr7" draw:text-style-name="P7" draw:layer="layout" svg:x1="34.428cm" svg:y1="27.001cm" svg:x2="34.428cm" svg:y2="26.351cm">
                  <text:p/>
                </draw:line>
                <draw:line draw:style-name="gr7" draw:text-style-name="P7" draw:layer="layout" svg:x1="34.545cm" svg:y1="27.001cm" svg:x2="34.545cm" svg:y2="26.351cm">
                  <text:p/>
                </draw:line>
                <draw:line draw:style-name="gr7" draw:text-style-name="P7" draw:layer="layout" svg:x1="34.662cm" svg:y1="27.001cm" svg:x2="34.662cm" svg:y2="26.351cm">
                  <text:p/>
                </draw:line>
                <draw:line draw:style-name="gr7" draw:text-style-name="P7" draw:layer="layout" svg:x1="34.778cm" svg:y1="27.001cm" svg:x2="34.778cm" svg:y2="26.351cm">
                  <text:p/>
                </draw:line>
                <draw:line draw:style-name="gr7" draw:text-style-name="P7" draw:layer="layout" svg:x1="34.895cm" svg:y1="27.001cm" svg:x2="34.895cm" svg:y2="26.351cm">
                  <text:p/>
                </draw:line>
                <draw:line draw:style-name="gr7" draw:text-style-name="P7" draw:layer="layout" svg:x1="35.012cm" svg:y1="27.001cm" svg:x2="35.012cm" svg:y2="26.351cm">
                  <text:p/>
                </draw:line>
                <draw:line draw:style-name="gr7" draw:text-style-name="P7" draw:layer="layout" svg:x1="35.128cm" svg:y1="27.001cm" svg:x2="35.128cm" svg:y2="26.351cm">
                  <text:p/>
                </draw:line>
                <draw:line draw:style-name="gr7" draw:text-style-name="P7" draw:layer="layout" svg:x1="35.245cm" svg:y1="27.001cm" svg:x2="35.245cm" svg:y2="26.351cm">
                  <text:p/>
                </draw:line>
                <draw:line draw:style-name="gr7" draw:text-style-name="P7" draw:layer="layout" svg:x1="35.362cm" svg:y1="27.001cm" svg:x2="35.362cm" svg:y2="26.351cm">
                  <text:p/>
                </draw:line>
                <draw:line draw:style-name="gr7" draw:text-style-name="P7" draw:layer="layout" svg:x1="35.478cm" svg:y1="27.001cm" svg:x2="35.478cm" svg:y2="26.351cm">
                  <text:p/>
                </draw:line>
                <draw:line draw:style-name="gr7" draw:text-style-name="P7" draw:layer="layout" svg:x1="35.595cm" svg:y1="27.001cm" svg:x2="35.595cm" svg:y2="26.351cm">
                  <text:p/>
                </draw:line>
                <draw:line draw:style-name="gr7" draw:text-style-name="P7" draw:layer="layout" svg:x1="35.712cm" svg:y1="27.001cm" svg:x2="35.712cm" svg:y2="26.351cm">
                  <text:p/>
                </draw:line>
                <draw:line draw:style-name="gr7" draw:text-style-name="P7" draw:layer="layout" svg:x1="35.828cm" svg:y1="27.001cm" svg:x2="35.828cm" svg:y2="26.351cm">
                  <text:p/>
                </draw:line>
                <draw:line draw:style-name="gr7" draw:text-style-name="P7" draw:layer="layout" svg:x1="35.945cm" svg:y1="27.001cm" svg:x2="35.945cm" svg:y2="26.351cm">
                  <text:p/>
                </draw:line>
                <draw:line draw:style-name="gr7" draw:text-style-name="P7" draw:layer="layout" svg:x1="36.062cm" svg:y1="27.001cm" svg:x2="36.062cm" svg:y2="26.351cm">
                  <text:p/>
                </draw:line>
                <draw:line draw:style-name="gr7" draw:text-style-name="P7" draw:layer="layout" svg:x1="36.178cm" svg:y1="27.001cm" svg:x2="36.178cm" svg:y2="26.351cm">
                  <text:p/>
                </draw:line>
                <draw:line draw:style-name="gr7" draw:text-style-name="P7" draw:layer="layout" svg:x1="36.295cm" svg:y1="27.001cm" svg:x2="36.295cm" svg:y2="26.351cm">
                  <text:p/>
                </draw:line>
                <draw:line draw:style-name="gr7" draw:text-style-name="P7" draw:layer="layout" svg:x1="33.495cm" svg:y1="26.151cm" svg:x2="33.495cm" svg:y2="25.501cm">
                  <text:p/>
                </draw:line>
              </draw:g>
              <draw:g>
                <draw:line draw:style-name="gr7" draw:text-style-name="P7" draw:layer="layout" svg:x1="33.22cm" svg:y1="25.501cm" svg:x2="36.57cm" svg:y2="25.501cm">
                  <text:p/>
                </draw:line>
                <draw:line draw:style-name="gr7" draw:text-style-name="P7" draw:layer="layout" svg:x1="33.22cm" svg:y1="27.001cm" svg:x2="36.57cm" svg:y2="27.001cm">
                  <text:p/>
                </draw:line>
              </draw:g>
              <draw:g>
                <draw:line draw:style-name="gr7" draw:text-style-name="P7" draw:layer="layout" svg:x1="33.32cm" svg:y1="26.151cm" svg:x2="36.47cm" svg:y2="26.151cm">
                  <text:p/>
                </draw:line>
                <draw:line draw:style-name="gr7" draw:text-style-name="P7" draw:layer="layout" svg:x1="33.32cm" svg:y1="26.351cm" svg:x2="36.47cm" svg:y2="26.351cm">
                  <text:p/>
                </draw:line>
                <draw:line draw:style-name="gr7" draw:text-style-name="P7" draw:layer="layout" svg:x1="33.32cm" svg:y1="26.151cm" svg:x2="33.32cm" svg:y2="26.351cm">
                  <text:p/>
                </draw:line>
                <draw:line draw:style-name="gr7" draw:text-style-name="P7" draw:layer="layout" svg:x1="36.47cm" svg:y1="26.151cm" svg:x2="36.47cm" svg:y2="26.351cm">
                  <text:p/>
                </draw:line>
              </draw:g>
            </draw:g>
            <draw:line draw:style-name="gr7" draw:text-style-name="P7" draw:layer="layout" svg:x1="37.57cm" svg:y1="27.101cm" svg:x2="37.57cm" svg:y2="26.401cm">
              <text:p/>
            </draw:line>
            <draw:line draw:style-name="gr7" draw:text-style-name="P7" draw:layer="layout" svg:x1="30.97cm" svg:y1="29.101cm" svg:x2="30.97cm" svg:y2="29.87cm">
              <text:p/>
            </draw:line>
            <draw:line draw:style-name="gr7" draw:text-style-name="P7" draw:layer="layout" svg:x1="33.42cm" svg:y1="29.101cm" svg:x2="33.42cm" svg:y2="29.87cm">
              <text:p/>
            </draw:line>
            <draw:line draw:style-name="gr7" draw:text-style-name="P7" draw:layer="layout" svg:x1="36.07cm" svg:y1="29.101cm" svg:x2="36.07cm" svg:y2="29.87cm">
              <text:p/>
            </draw:line>
            <draw:line draw:style-name="gr7" draw:text-style-name="P7" draw:layer="layout" svg:x1="37.62cm" svg:y1="29.101cm" svg:x2="37.62cm" svg:y2="29.87cm">
              <text:p/>
            </draw:line>
            <draw:line draw:style-name="gr7" draw:text-style-name="P7" draw:layer="layout" svg:x1="30.67cm" svg:y1="29.151cm" svg:x2="39.27cm" svg:y2="29.151cm">
              <text:p/>
            </draw:line>
            <draw:line draw:style-name="gr7" draw:text-style-name="P7" draw:layer="layout" svg:x1="32.22cm" svg:y1="27.101cm" svg:x2="32.22cm" svg:y2="26.401cm">
              <text:p/>
            </draw:line>
            <draw:line draw:style-name="gr7" draw:text-style-name="P7" draw:layer="layout" svg:x1="38.92cm" svg:y1="25.851cm" svg:x2="39.27cm" svg:y2="25.851cm">
              <text:p/>
            </draw:line>
            <draw:line draw:style-name="gr7" draw:text-style-name="P7" draw:layer="layout" svg:x1="38.92cm" svg:y1="26.651cm" svg:x2="39.27cm" svg:y2="26.651cm">
              <text:p/>
            </draw:line>
            <draw:line draw:style-name="gr7" draw:text-style-name="P7" draw:layer="layout" svg:x1="31.079cm" svg:y1="23.66cm" svg:x2="30.663cm" svg:y2="23.66cm">
              <text:p/>
            </draw:line>
            <draw:line draw:style-name="gr7" draw:text-style-name="P7" draw:layer="layout" svg:x1="30.663cm" svg:y1="22.946cm" svg:x2="30.663cm" svg:y2="23.661cm">
              <text:p/>
            </draw:line>
            <draw:line draw:style-name="gr7" draw:text-style-name="P7" draw:layer="layout" svg:x1="33.549cm" svg:y1="22.946cm" svg:x2="33.549cm" svg:y2="23.661cm">
              <text:p/>
            </draw:line>
            <draw:line draw:style-name="gr7" draw:text-style-name="P7" draw:layer="layout" svg:x1="32.496cm" svg:y1="23.66cm" svg:x2="31.716cm" svg:y2="23.66cm">
              <text:p/>
            </draw:line>
            <draw:line draw:style-name="gr7" draw:text-style-name="P7" draw:layer="layout" svg:x1="33.939cm" svg:y1="23.66cm" svg:x2="33.159cm" svg:y2="23.66cm">
              <text:p/>
            </draw:line>
            <draw:line draw:style-name="gr7" draw:text-style-name="P7" draw:layer="layout" svg:x1="32.132cm" svg:y1="22.568cm" svg:x2="32.132cm" svg:y2="23.661cm">
              <text:p/>
            </draw:line>
            <draw:line draw:style-name="gr7" draw:text-style-name="P7" draw:layer="layout" svg:x1="36.396cm" svg:y1="22.946cm" svg:x2="36.396cm" svg:y2="23.661cm">
              <text:p/>
            </draw:line>
            <draw:line draw:style-name="gr7" draw:text-style-name="P7" draw:layer="layout" svg:x1="35.382cm" svg:y1="23.66cm" svg:x2="34.602cm" svg:y2="23.66cm">
              <text:p/>
            </draw:line>
            <draw:line draw:style-name="gr7" draw:text-style-name="P7" draw:layer="layout" svg:x1="36.825cm" svg:y1="23.66cm" svg:x2="36.045cm" svg:y2="23.66cm">
              <text:p/>
            </draw:line>
            <draw:line draw:style-name="gr7" draw:text-style-name="P7" draw:layer="layout" svg:x1="34.966cm" svg:y1="22.568cm" svg:x2="34.966cm" svg:y2="23.661cm">
              <text:p/>
            </draw:line>
            <draw:line draw:style-name="gr7" draw:text-style-name="P7" draw:layer="layout" svg:x1="38.216cm" svg:y1="23.66cm" svg:x2="37.436cm" svg:y2="23.66cm">
              <text:p/>
            </draw:line>
            <draw:line draw:style-name="gr7" draw:text-style-name="P7" draw:layer="layout" svg:x1="37.826cm" svg:y1="22.568cm" svg:x2="37.826cm" svg:y2="23.661cm">
              <text:p/>
            </draw:line>
            <draw:line draw:style-name="gr7" draw:text-style-name="P7" draw:layer="layout" svg:x1="39.295cm" svg:y1="23.661cm" svg:x2="38.879cm" svg:y2="23.661cm">
              <text:p/>
            </draw:line>
            <draw:line draw:style-name="gr7" draw:text-style-name="P7" draw:layer="layout" svg:x1="39.295cm" svg:y1="22.947cm" svg:x2="39.295cm" svg:y2="23.662cm">
              <text:p/>
            </draw:line>
            <draw:g>
              <draw:line draw:style-name="gr7" draw:text-style-name="P7" draw:layer="layout" svg:x1="30.91cm" svg:y1="22.477cm" svg:x2="30.91cm" svg:y2="23.504cm">
                <text:p/>
              </draw:line>
              <draw:line draw:style-name="gr7" draw:text-style-name="P7" draw:layer="layout" svg:x1="31.898cm" svg:y1="22.477cm" svg:x2="30.91cm" svg:y2="22.477cm">
                <text:p/>
              </draw:line>
              <draw:line draw:style-name="gr7" draw:text-style-name="P7" draw:layer="layout" svg:x1="31.898cm" svg:y1="22.478cm" svg:x2="31.898cm" svg:y2="23.505cm">
                <text:p/>
              </draw:line>
              <draw:line draw:style-name="gr7" draw:text-style-name="P7" draw:layer="layout" svg:x1="31.898cm" svg:y1="22.477cm" svg:x2="30.91cm" svg:y2="23.504cm">
                <text:p/>
              </draw:line>
              <draw:line draw:style-name="gr7" draw:text-style-name="P7" draw:layer="layout" svg:x1="31.898cm" svg:y1="23.504cm" svg:x2="30.91cm" svg:y2="23.504cm">
                <text:p/>
              </draw:line>
              <draw:line draw:style-name="gr7" draw:text-style-name="P7" draw:layer="layout" svg:x1="31.898cm" svg:y1="23.504cm" svg:x2="30.91cm" svg:y2="22.477cm">
                <text:p/>
              </draw:line>
            </draw:g>
            <draw:g>
              <draw:line draw:style-name="gr7" draw:text-style-name="P7" draw:layer="layout" svg:x1="32.353cm" svg:y1="22.477cm" svg:x2="32.353cm" svg:y2="23.504cm">
                <text:p/>
              </draw:line>
              <draw:line draw:style-name="gr7" draw:text-style-name="P7" draw:layer="layout" svg:x1="33.341cm" svg:y1="22.477cm" svg:x2="32.353cm" svg:y2="22.477cm">
                <text:p/>
              </draw:line>
              <draw:line draw:style-name="gr7" draw:text-style-name="P7" draw:layer="layout" svg:x1="33.341cm" svg:y1="22.478cm" svg:x2="33.341cm" svg:y2="23.505cm">
                <text:p/>
              </draw:line>
              <draw:line draw:style-name="gr7" draw:text-style-name="P7" draw:layer="layout" svg:x1="33.341cm" svg:y1="22.477cm" svg:x2="32.353cm" svg:y2="23.504cm">
                <text:p/>
              </draw:line>
              <draw:line draw:style-name="gr7" draw:text-style-name="P7" draw:layer="layout" svg:x1="33.341cm" svg:y1="23.504cm" svg:x2="32.353cm" svg:y2="23.504cm">
                <text:p/>
              </draw:line>
              <draw:line draw:style-name="gr7" draw:text-style-name="P7" draw:layer="layout" svg:x1="33.341cm" svg:y1="23.504cm" svg:x2="32.353cm" svg:y2="22.477cm">
                <text:p/>
              </draw:line>
            </draw:g>
            <draw:g>
              <draw:line draw:style-name="gr7" draw:text-style-name="P7" draw:layer="layout" svg:x1="33.77cm" svg:y1="22.477cm" svg:x2="33.77cm" svg:y2="23.504cm">
                <text:p/>
              </draw:line>
              <draw:line draw:style-name="gr7" draw:text-style-name="P7" draw:layer="layout" svg:x1="34.758cm" svg:y1="22.477cm" svg:x2="33.77cm" svg:y2="22.477cm">
                <text:p/>
              </draw:line>
              <draw:line draw:style-name="gr7" draw:text-style-name="P7" draw:layer="layout" svg:x1="34.758cm" svg:y1="22.478cm" svg:x2="34.758cm" svg:y2="23.505cm">
                <text:p/>
              </draw:line>
              <draw:line draw:style-name="gr7" draw:text-style-name="P7" draw:layer="layout" svg:x1="34.758cm" svg:y1="22.477cm" svg:x2="33.77cm" svg:y2="23.504cm">
                <text:p/>
              </draw:line>
              <draw:line draw:style-name="gr7" draw:text-style-name="P7" draw:layer="layout" svg:x1="34.758cm" svg:y1="23.504cm" svg:x2="33.77cm" svg:y2="23.504cm">
                <text:p/>
              </draw:line>
              <draw:line draw:style-name="gr7" draw:text-style-name="P7" draw:layer="layout" svg:x1="34.758cm" svg:y1="23.504cm" svg:x2="33.77cm" svg:y2="22.477cm">
                <text:p/>
              </draw:line>
            </draw:g>
            <draw:g>
              <draw:line draw:style-name="gr7" draw:text-style-name="P7" draw:layer="layout" svg:x1="35.2cm" svg:y1="22.477cm" svg:x2="35.2cm" svg:y2="23.504cm">
                <text:p/>
              </draw:line>
              <draw:line draw:style-name="gr7" draw:text-style-name="P7" draw:layer="layout" svg:x1="36.188cm" svg:y1="22.477cm" svg:x2="35.2cm" svg:y2="22.477cm">
                <text:p/>
              </draw:line>
              <draw:line draw:style-name="gr7" draw:text-style-name="P7" draw:layer="layout" svg:x1="36.188cm" svg:y1="22.478cm" svg:x2="36.188cm" svg:y2="23.505cm">
                <text:p/>
              </draw:line>
              <draw:line draw:style-name="gr7" draw:text-style-name="P7" draw:layer="layout" svg:x1="36.188cm" svg:y1="22.477cm" svg:x2="35.2cm" svg:y2="23.504cm">
                <text:p/>
              </draw:line>
              <draw:line draw:style-name="gr7" draw:text-style-name="P7" draw:layer="layout" svg:x1="36.188cm" svg:y1="23.504cm" svg:x2="35.2cm" svg:y2="23.504cm">
                <text:p/>
              </draw:line>
              <draw:line draw:style-name="gr7" draw:text-style-name="P7" draw:layer="layout" svg:x1="36.188cm" svg:y1="23.504cm" svg:x2="35.2cm" svg:y2="22.477cm">
                <text:p/>
              </draw:line>
            </draw:g>
            <draw:g>
              <draw:line draw:style-name="gr7" draw:text-style-name="P7" draw:layer="layout" svg:x1="36.617cm" svg:y1="22.477cm" svg:x2="36.617cm" svg:y2="23.504cm">
                <text:p/>
              </draw:line>
              <draw:line draw:style-name="gr7" draw:text-style-name="P7" draw:layer="layout" svg:x1="37.605cm" svg:y1="22.477cm" svg:x2="36.617cm" svg:y2="22.477cm">
                <text:p/>
              </draw:line>
              <draw:line draw:style-name="gr7" draw:text-style-name="P7" draw:layer="layout" svg:x1="37.605cm" svg:y1="22.478cm" svg:x2="37.605cm" svg:y2="23.505cm">
                <text:p/>
              </draw:line>
              <draw:line draw:style-name="gr7" draw:text-style-name="P7" draw:layer="layout" svg:x1="37.605cm" svg:y1="22.477cm" svg:x2="36.617cm" svg:y2="23.504cm">
                <text:p/>
              </draw:line>
              <draw:line draw:style-name="gr7" draw:text-style-name="P7" draw:layer="layout" svg:x1="37.605cm" svg:y1="23.504cm" svg:x2="36.617cm" svg:y2="23.504cm">
                <text:p/>
              </draw:line>
              <draw:line draw:style-name="gr7" draw:text-style-name="P7" draw:layer="layout" svg:x1="37.605cm" svg:y1="23.504cm" svg:x2="36.617cm" svg:y2="22.477cm">
                <text:p/>
              </draw:line>
            </draw:g>
            <draw:g>
              <draw:line draw:style-name="gr7" draw:text-style-name="P7" draw:layer="layout" svg:x1="38.047cm" svg:y1="22.477cm" svg:x2="38.047cm" svg:y2="23.504cm">
                <text:p/>
              </draw:line>
              <draw:line draw:style-name="gr7" draw:text-style-name="P7" draw:layer="layout" svg:x1="39.035cm" svg:y1="22.477cm" svg:x2="38.047cm" svg:y2="22.477cm">
                <text:p/>
              </draw:line>
              <draw:line draw:style-name="gr7" draw:text-style-name="P7" draw:layer="layout" svg:x1="39.035cm" svg:y1="22.478cm" svg:x2="39.035cm" svg:y2="23.505cm">
                <text:p/>
              </draw:line>
              <draw:line draw:style-name="gr7" draw:text-style-name="P7" draw:layer="layout" svg:x1="39.035cm" svg:y1="22.477cm" svg:x2="38.047cm" svg:y2="23.504cm">
                <text:p/>
              </draw:line>
              <draw:line draw:style-name="gr7" draw:text-style-name="P7" draw:layer="layout" svg:x1="39.035cm" svg:y1="23.504cm" svg:x2="38.047cm" svg:y2="23.504cm">
                <text:p/>
              </draw:line>
              <draw:line draw:style-name="gr7" draw:text-style-name="P7" draw:layer="layout" svg:x1="39.035cm" svg:y1="23.504cm" svg:x2="38.047cm" svg:y2="22.477cm">
                <text:p/>
              </draw:line>
            </draw:g>
            <draw:g>
              <draw:line draw:style-name="gr8" draw:text-style-name="P7" draw:layer="layout" svg:x1="31.026cm" svg:y1="25.862cm" svg:x2="31.202cm" svg:y2="25.543cm">
                <text:p/>
              </draw:line>
              <draw:path draw:style-name="gr8" draw:text-style-name="P7" draw:layer="layout" svg:width="0.125cm" svg:height="0.133cm" draw:transform="rotate (0.529707427980279) translate (31.026cm 25.491cm)" svg:viewBox="0 0 126 134" svg:d="M0 0c102 45 126 134 126 134">
                <text:p/>
              </draw:path>
            </draw:g>
            <draw:g>
              <draw:line draw:style-name="gr8" draw:text-style-name="P7" draw:layer="layout" svg:x1="31.026cm" svg:y1="25.861cm" svg:x2="31.202cm" svg:y2="26.223cm">
                <text:p/>
              </draw:line>
              <draw:path draw:style-name="gr8" draw:text-style-name="P7" draw:layer="layout" svg:width="0.13cm" svg:height="0.146cm" draw:transform="skewX (-0.118158790360016) rotate (2.5551620249197) translate (31.1354070173172cm 26.3544217519992cm)" svg:viewBox="0 0 131 147" svg:d="M131 0c-106 49-131 147-131 147">
                <text:p/>
              </draw:path>
            </draw:g>
            <draw:g>
              <draw:line draw:style-name="gr8" draw:text-style-name="P7" draw:layer="layout" svg:x1="31.026cm" svg:y1="26.706cm" svg:x2="31.202cm" svg:y2="26.344cm">
                <text:p/>
              </draw:line>
              <draw:path draw:style-name="gr8" draw:text-style-name="P7" draw:layer="layout" svg:width="0.13cm" svg:height="0.145cm" draw:transform="skewX (0.114319066005629) rotate (0.583289036016505) translate (31.026cm 26.2852680965147cm)" svg:viewBox="0 0 131 146" svg:d="M0 0c106 49 131 146 131 146">
                <text:p/>
              </draw:path>
            </draw:g>
            <draw:g>
              <draw:line draw:style-name="gr8" draw:text-style-name="P7" draw:layer="layout" svg:x1="31.026cm" svg:y1="27.077cm" svg:x2="31.202cm" svg:y2="26.758cm">
                <text:p/>
              </draw:line>
              <draw:path draw:style-name="gr8" draw:text-style-name="P7" draw:layer="layout" svg:width="0.125cm" svg:height="0.133cm" draw:transform="rotate (0.529707427980279) translate (31.026cm 26.706cm)" svg:viewBox="0 0 126 134" svg:d="M0 0c102 45 126 134 126 134">
                <text:p/>
              </draw:path>
            </draw:g>
            <draw:g>
              <draw:line draw:style-name="gr8" draw:text-style-name="P7" draw:layer="layout" svg:x1="31.026cm" svg:y1="27.701cm" svg:x2="31.15cm" svg:y2="27.479cm">
                <text:p/>
              </draw:line>
              <draw:path draw:style-name="gr8" draw:text-style-name="P7" draw:layer="layout" svg:width="0.086cm" svg:height="0.093cm" draw:transform="skewX (-0.0256563400043166) rotate (0.525169571925094) translate (31.026cm 27.4423941018767cm)" svg:viewBox="0 0 87 94" svg:d="M0 0c71 31 87 94 87 94">
                <text:p/>
              </draw:path>
            </draw:g>
            <draw:g>
              <draw:line draw:style-name="gr8" draw:text-style-name="P7" draw:layer="layout" svg:x1="31.026cm" svg:y1="27.181cm" svg:x2="31.15cm" svg:y2="27.403cm">
                <text:p/>
              </draw:line>
              <draw:path draw:style-name="gr8" draw:text-style-name="P7" draw:layer="layout" svg:width="0.086cm" svg:height="0.093cm" draw:transform="skewX (0.0263544717051143) rotate (2.6164230816647) translate (31.100974249406cm 27.4830494695661cm)" svg:viewBox="0 0 87 94" svg:d="M87 0c-72 31-87 94-87 94">
                <text:p/>
              </draw:path>
            </draw:g>
            <draw:g>
              <draw:line draw:style-name="gr8" draw:text-style-name="P7" draw:layer="layout" svg:x1="38.926cm" svg:y1="25.862cm" svg:x2="38.75cm" svg:y2="25.543cm">
                <text:p/>
              </draw:line>
              <draw:path draw:style-name="gr8" draw:text-style-name="P7" draw:layer="layout" svg:width="0.125cm" svg:height="0.133cm" draw:transform="rotate (-0.52970742798028) translate (38.8176081453293cm 25.4275339602805cm)" svg:viewBox="0 0 126 134" svg:d="M126 0c-103 45-126 134-126 134">
                <text:p/>
              </draw:path>
            </draw:g>
            <draw:g>
              <draw:line draw:style-name="gr8" draw:text-style-name="P7" draw:layer="layout" svg:x1="38.926cm" svg:y1="25.861cm" svg:x2="38.75cm" svg:y2="26.223cm">
                <text:p/>
              </draw:line>
              <draw:path draw:style-name="gr8" draw:text-style-name="P7" draw:layer="layout" svg:width="0.13cm" svg:height="0.145cm" draw:transform="skewX (0.114319066005629) rotate (-2.55830361757329) translate (38.926cm 26.2817319034853cm)" svg:viewBox="0 0 131 146" svg:d="M0 0c106 49 131 146 131 146">
                <text:p/>
              </draw:path>
            </draw:g>
            <draw:g>
              <draw:line draw:style-name="gr8" draw:text-style-name="P7" draw:layer="layout" svg:x1="38.926cm" svg:y1="26.706cm" svg:x2="38.75cm" svg:y2="26.344cm">
                <text:p/>
              </draw:line>
              <draw:path draw:style-name="gr8" draw:text-style-name="P7" draw:layer="layout" svg:width="0.13cm" svg:height="0.145cm" draw:transform="skewX (-0.114319066005629) rotate (-0.583289036016505) translate (38.8164917875155cm 26.2130058766199cm)" svg:viewBox="0 0 131 146" svg:d="M131 0c-106 49-131 146-131 146">
                <text:p/>
              </draw:path>
            </draw:g>
            <draw:g>
              <draw:line draw:style-name="gr8" draw:text-style-name="P7" draw:layer="layout" svg:x1="38.926cm" svg:y1="27.701cm" svg:x2="38.802cm" svg:y2="27.479cm">
                <text:p/>
              </draw:line>
              <draw:path draw:style-name="gr8" draw:text-style-name="P7" draw:layer="layout" svg:width="0.086cm" svg:height="0.093cm" draw:transform="skewX (0.0263544717051144) rotate (-0.525169571925094) translate (38.851025750594cm 27.3989505304339cm)" svg:viewBox="0 0 87 94" svg:d="M87 0c-72 31-87 94-87 94">
                <text:p/>
              </draw:path>
            </draw:g>
            <draw:g>
              <draw:line draw:style-name="gr8" draw:text-style-name="P7" draw:layer="layout" svg:x1="38.926cm" svg:y1="27.181cm" svg:x2="38.802cm" svg:y2="27.403cm">
                <text:p/>
              </draw:line>
              <draw:path draw:style-name="gr8" draw:text-style-name="P7" draw:layer="layout" svg:width="0.086cm" svg:height="0.093cm" draw:transform="skewX (-0.0256563400043167) rotate (-2.6164230816647) translate (38.926cm 27.4396058981233cm)" svg:viewBox="0 0 87 94" svg:d="M0 0c71 31 87 94 87 94">
                <text:p/>
              </draw:path>
            </draw:g>
            <draw:g>
              <draw:line draw:style-name="gr8" draw:text-style-name="P7" draw:layer="layout" svg:x1="38.926cm" svg:y1="26.705cm" svg:x2="38.75cm" svg:y2="26.978cm">
                <text:p/>
              </draw:line>
              <draw:path draw:style-name="gr8" draw:text-style-name="P7" draw:layer="layout" svg:width="0.122cm" svg:height="0.117cm" draw:transform="skewX (-0.124441975667196) rotate (-2.6778586713349) translate (38.926cm 27.0222895442359cm)" svg:viewBox="0 0 123 118" svg:d="M0 0c99 40 123 118 123 118">
                <text:p/>
              </draw:path>
            </draw:g>
            <draw:g>
              <draw:line draw:style-name="gr8" draw:text-style-name="P7" draw:layer="layout" svg:x1="32.151cm" svg:y1="28.611cm" svg:x2="32.151cm" svg:y2="28.312cm">
                <text:p/>
              </draw:line>
              <draw:path draw:style-name="gr8" draw:text-style-name="P7" draw:layer="layout" svg:width="0.336cm" svg:height="0.255cm" draw:transform="rotate (-1.70640840967486) translate (32.4500000017224cm 28.312000000235cm)" svg:viewBox="0 0 337 256" svg:d="M0 0c289 0 337 256 337 256">
                <text:p/>
              </draw:path>
            </draw:g>
            <draw:g>
              <draw:line draw:style-name="gr8" draw:text-style-name="P7" draw:layer="layout" svg:x1="32.58cm" svg:y1="28.611cm" svg:x2="32.58cm" svg:y2="28.312cm">
                <text:p/>
              </draw:line>
              <draw:path draw:style-name="gr8" draw:text-style-name="P7" draw:layer="layout" svg:width="0.336cm" svg:height="0.255cm" draw:transform="rotate (-1.70640840967486) translate (32.8790000017224cm 28.312000000235cm)" svg:viewBox="0 0 337 256" svg:d="M0 0c289 0 337 256 337 256">
                <text:p/>
              </draw:path>
            </draw:g>
            <draw:g>
              <draw:line draw:style-name="gr8" draw:text-style-name="P7" draw:layer="layout" svg:x1="33.035cm" svg:y1="28.611cm" svg:x2="33.035cm" svg:y2="28.312cm">
                <text:p/>
              </draw:line>
              <draw:path draw:style-name="gr8" draw:text-style-name="P7" draw:layer="layout" svg:width="0.336cm" svg:height="0.255cm" draw:transform="rotate (-1.70640840967486) translate (33.3340000017224cm 28.312000000235cm)" svg:viewBox="0 0 337 256" svg:d="M0 0c289 0 337 256 337 256">
                <text:p/>
              </draw:path>
            </draw:g>
            <draw:g>
              <draw:line draw:style-name="gr8" draw:text-style-name="P7" draw:layer="layout" svg:x1="33.438cm" svg:y1="28.611cm" svg:x2="33.438cm" svg:y2="28.312cm">
                <text:p/>
              </draw:line>
              <draw:path draw:style-name="gr8" draw:text-style-name="P7" draw:layer="layout" svg:width="0.336cm" svg:height="0.255cm" draw:transform="rotate (-1.70640840967486) translate (33.7370000017224cm 28.312000000235cm)" svg:viewBox="0 0 337 256" svg:d="M0 0c289 0 337 256 337 256">
                <text:p/>
              </draw:path>
            </draw:g>
            <draw:g>
              <draw:line draw:style-name="gr8" draw:text-style-name="P7" draw:layer="layout" svg:x1="33.88cm" svg:y1="28.611cm" svg:x2="33.88cm" svg:y2="28.312cm">
                <text:p/>
              </draw:line>
              <draw:path draw:style-name="gr8" draw:text-style-name="P7" draw:layer="layout" svg:width="0.336cm" svg:height="0.255cm" draw:transform="rotate (-1.70640840967486) translate (34.1790000017224cm 28.312000000235cm)" svg:viewBox="0 0 337 256" svg:d="M0 0c289 0 337 256 337 256">
                <text:p/>
              </draw:path>
            </draw:g>
            <draw:g>
              <draw:line draw:style-name="gr8" draw:text-style-name="P7" draw:layer="layout" svg:x1="34.335cm" svg:y1="28.611cm" svg:x2="34.335cm" svg:y2="28.312cm">
                <text:p/>
              </draw:line>
              <draw:path draw:style-name="gr8" draw:text-style-name="P7" draw:layer="layout" svg:width="0.336cm" svg:height="0.255cm" draw:transform="rotate (-1.70640840967486) translate (34.6340000017224cm 28.312000000235cm)" svg:viewBox="0 0 337 256" svg:d="M0 0c289 0 337 256 337 256">
                <text:p/>
              </draw:path>
            </draw:g>
            <draw:g>
              <draw:line draw:style-name="gr8" draw:text-style-name="P7" draw:layer="layout" svg:x1="34.764cm" svg:y1="28.611cm" svg:x2="34.764cm" svg:y2="28.312cm">
                <text:p/>
              </draw:line>
              <draw:path draw:style-name="gr8" draw:text-style-name="P7" draw:layer="layout" svg:width="0.336cm" svg:height="0.255cm" draw:transform="rotate (-1.70640840967486) translate (35.0630000017224cm 28.312000000235cm)" svg:viewBox="0 0 337 256" svg:d="M0 0c289 0 337 256 337 256">
                <text:p/>
              </draw:path>
            </draw:g>
            <draw:g>
              <draw:line draw:style-name="gr8" draw:text-style-name="P7" draw:layer="layout" svg:x1="35.83cm" svg:y1="27.893cm" svg:x2="36.175cm" svg:y2="27.893cm">
                <text:p/>
              </draw:line>
              <draw:path draw:style-name="gr8" draw:text-style-name="P7" draw:layer="layout" svg:width="0.386cm" svg:height="0.256cm" draw:transform="skewX (0.0368264472170803) rotate (3.02517919248177) translate (36.1747181071816cm 28.1919963449157cm)" svg:viewBox="0 0 387 257" svg:d="M0 0c332 0 387 257 387 257">
                <text:p/>
              </draw:path>
            </draw:g>
            <draw:g>
              <draw:line draw:style-name="gr8" draw:text-style-name="P7" draw:layer="layout" svg:x1="35.47cm" svg:y1="27.891cm" svg:x2="35.125cm" svg:y2="27.891cm">
                <text:p/>
              </draw:line>
              <draw:path draw:style-name="gr8" draw:text-style-name="P7" draw:layer="layout" svg:width="0.386cm" svg:height="0.256cm" draw:transform="skewX (-0.0368264472170803) rotate (-3.02552825833217) translate (35.5094539740021cm 28.1452063425846cm)" svg:viewBox="0 0 387 257" svg:d="M387 0c-333 1-387 257-387 257">
                <text:p/>
              </draw:path>
            </draw:g>
            <draw:g>
              <draw:line draw:style-name="gr8" draw:text-style-name="P7" draw:layer="layout" svg:x1="36.531cm" svg:y1="28.609cm" svg:x2="36.531cm" svg:y2="28.31cm">
                <text:p/>
              </draw:line>
              <draw:path draw:style-name="gr8" draw:text-style-name="P7" draw:layer="layout" svg:width="0.335cm" svg:height="0.255cm" draw:transform="rotate (1.70518667919846) translate (36.2770683766313cm 28.6433329024973cm)" svg:viewBox="0 0 336 256" svg:d="M336 0c-288 0-336 256-336 256">
                <text:p/>
              </draw:path>
            </draw:g>
            <draw:g>
              <draw:line draw:style-name="gr8" draw:text-style-name="P7" draw:layer="layout" svg:x1="36.961cm" svg:y1="28.609cm" svg:x2="36.961cm" svg:y2="28.31cm">
                <text:p/>
              </draw:line>
              <draw:path draw:style-name="gr8" draw:text-style-name="P7" draw:layer="layout" svg:width="0.335cm" svg:height="0.255cm" draw:transform="rotate (1.70518667919846) translate (36.7070683766313cm 28.643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403cm" svg:y1="28.609cm" svg:x2="37.403cm" svg:y2="28.31cm">
                <text:p/>
              </draw:line>
              <draw:path draw:style-name="gr8" draw:text-style-name="P7" draw:layer="layout" svg:width="0.335cm" svg:height="0.255cm" draw:transform="rotate (1.70518667919846) translate (37.1490683766313cm 28.643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845cm" svg:y1="28.609cm" svg:x2="37.845cm" svg:y2="28.31cm">
                <text:p/>
              </draw:line>
              <draw:path draw:style-name="gr8" draw:text-style-name="P7" draw:layer="layout" svg:width="0.335cm" svg:height="0.255cm" draw:transform="rotate (1.70518667919846) translate (37.5910683766313cm 28.6433329024973cm)" svg:viewBox="0 0 336 256" svg:d="M336 0c-288 0-336 256-336 256">
                <text:p/>
              </draw:path>
            </draw:g>
            <draw:g>
              <draw:line draw:style-name="gr8" draw:text-style-name="P7" draw:layer="layout" svg:x1="37.65cm" svg:y1="27.233cm" svg:x2="38.076cm" svg:y2="27.233cm">
                <text:p/>
              </draw:line>
              <draw:path draw:style-name="gr8" draw:text-style-name="P7" draw:layer="layout" svg:width="0.479cm" svg:height="0.367cm" draw:transform="rotate (3.00737683411143) translate (38.076cm 27.662cm)" svg:viewBox="0 0 480 368" svg:d="M0 0c411 1 480 368 480 368">
                <text:p/>
              </draw:path>
            </draw:g>
            <draw:g>
              <draw:line draw:style-name="gr8" draw:text-style-name="P7" draw:layer="layout" svg:x1="32.302cm" svg:y1="27.224cm" svg:x2="31.876cm" svg:y2="27.224cm">
                <text:p/>
              </draw:line>
              <draw:path draw:style-name="gr8" draw:text-style-name="P7" draw:layer="layout" svg:width="0.479cm" svg:height="0.367cm" draw:transform="rotate (-3.00737683411143) translate (32.3515059468877cm 27.5888223027152cm)" svg:viewBox="0 0 480 368" svg:d="M480 0c-412 1-480 368-480 368">
                <text:p/>
              </draw:path>
            </draw:g>
            <draw:g>
              <draw:line draw:style-name="gr8" draw:text-style-name="P7" draw:layer="layout" svg:x1="31.773cm" svg:y1="28.188cm" svg:x2="31.773cm" svg:y2="27.762cm">
                <text:p/>
              </draw:line>
              <draw:path draw:style-name="gr8" draw:text-style-name="P7" draw:layer="layout" svg:width="0.479cm" svg:height="0.367cm" draw:transform="rotate (1.70501214627326) translate (31.4082380460424cm 28.2376421428719cm)" svg:viewBox="0 0 480 368" svg:d="M480 0c-412 1-480 368-480 368">
                <text:p/>
              </draw:path>
            </draw:g>
            <draw:g>
              <draw:line draw:style-name="gr8" draw:text-style-name="P7" draw:layer="layout" svg:x1="32.801cm" svg:y1="26.96cm" svg:x2="32.226cm" svg:y2="26.96cm">
                <text:p/>
              </draw:line>
              <draw:path draw:style-name="gr8" draw:text-style-name="P7" draw:layer="layout" svg:width="0.645cm" svg:height="0.435cm" draw:transform="skewX (0.0354301838154849) rotate (-0.116937059883621) translate (32.2263297428972cm 26.453005039522cm)" svg:viewBox="0 0 646 436" svg:d="M0 0c554 2 646 436 646 436">
                <text:p/>
              </draw:path>
            </draw:g>
            <draw:g>
              <draw:line draw:style-name="gr8" draw:text-style-name="P7" draw:layer="layout" svg:x1="37cm" svg:y1="26.96cm" svg:x2="37.575cm" svg:y2="26.96cm">
                <text:p/>
              </draw:line>
              <draw:path draw:style-name="gr8" draw:text-style-name="P7" draw:layer="layout" svg:width="0.645cm" svg:height="0.436cm" draw:transform="skewX (-0.0354301838154849) rotate (0.116762526958421) translate (36.9334433617286cm 26.5282184301971cm)" svg:viewBox="0 0 646 437" svg:d="M646 0c-554 2-646 437-646 437">
                <text:p/>
              </draw:path>
            </draw:g>
            <draw:g>
              <draw:line draw:style-name="gr8" draw:text-style-name="P7" draw:layer="layout" svg:x1="41.082cm" svg:y1="29.391cm" svg:x2="41.082cm" svg:y2="29.882cm">
                <text:p/>
              </draw:line>
              <draw:path draw:style-name="gr8" draw:text-style-name="P7" draw:layer="layout" svg:width="0.549cm" svg:height="0.368cm" draw:transform="skewX (0.0349065850398866) rotate (1.45420833276168) translate (40.653cm 29.882cm)" svg:viewBox="0 0 550 369" svg:d="M0 0c473 1 550 369 550 369">
                <text:p/>
              </draw:path>
            </draw:g>
            <draw:g>
              <draw:line draw:style-name="gr8" draw:text-style-name="P7" draw:layer="layout" svg:x1="43.188cm" svg:y1="29.391cm" svg:x2="43.188cm" svg:y2="29.882cm">
                <text:p/>
              </draw:line>
              <draw:path draw:style-name="gr8" draw:text-style-name="P7" draw:layer="layout" svg:width="0.549cm" svg:height="0.368cm" draw:transform="skewX (0.0349065850398866) rotate (1.45420833276168) translate (42.759cm 29.882cm)" svg:viewBox="0 0 550 369" svg:d="M0 0c473 1 550 369 550 369">
                <text:p/>
              </draw:path>
            </draw:g>
            <draw:g>
              <draw:line draw:style-name="gr8" draw:text-style-name="P7" draw:layer="layout" svg:x1="41.471cm" svg:y1="29.391cm" svg:x2="41.471cm" svg:y2="29.882cm">
                <text:p/>
              </draw:line>
              <draw:path draw:style-name="gr8" draw:text-style-name="P7" draw:layer="layout" svg:width="0.549cm" svg:height="0.368cm" draw:transform="skewX (-0.0345575191894877) rotate (-1.45403379983648) translate (41.8358813751707cm 29.3353608129365cm)" svg:viewBox="0 0 550 369" svg:d="M550 0c-473 1-550 369-550 369">
                <text:p/>
              </draw:path>
            </draw:g>
            <draw:g>
              <draw:line draw:style-name="gr8" draw:text-style-name="P7" draw:layer="layout" svg:x1="40.289cm" svg:y1="25.4cm" svg:x2="40.861cm" svg:y2="25.4cm">
                <text:p/>
              </draw:line>
              <draw:line draw:style-name="gr8" draw:text-style-name="P7" draw:layer="layout" svg:x1="41.823cm" svg:y1="25.4cm" svg:x2="42.395cm" svg:y2="25.4cm">
                <text:p/>
              </draw:line>
            </draw:g>
            <draw:g>
              <draw:line draw:style-name="gr8" draw:text-style-name="P7" draw:layer="layout" svg:x1="24.481cm" svg:y1="31.419cm" svg:x2="24.481cm" svg:y2="30.915cm">
                <text:p/>
              </draw:line>
              <draw:path draw:style-name="gr8" draw:text-style-name="P7" draw:layer="layout" svg:width="0.565cm" svg:height="0.368cm" draw:transform="skewX (0.0441568300754565) rotate (-1.68459179402493) translate (24.9097682644203cm 30.9146094979388cm)" svg:viewBox="0 0 566 369" svg:d="M0 0c485 1 566 369 566 369">
                <text:p/>
              </draw:path>
            </draw:g>
            <draw:g>
              <draw:line draw:style-name="gr8" draw:text-style-name="P7" draw:layer="layout" svg:x1="24.845cm" svg:y1="32.55cm" svg:x2="24.341cm" svg:y2="32.55cm">
                <text:p/>
              </draw:line>
              <draw:path draw:style-name="gr8" draw:text-style-name="P7" draw:layer="layout" svg:width="0.565cm" svg:height="0.368cm" draw:transform="skewX (0.0441568300754566) rotate (-0.113795467230031) translate (24.3406094979388cm 32.1212317355797cm)" svg:viewBox="0 0 566 369" svg:d="M0 0c485 1 566 369 566 369">
                <text:p/>
              </draw:path>
            </draw:g>
            <draw:g>
              <draw:line draw:style-name="gr8" draw:text-style-name="P7" draw:layer="layout" svg:x1="24.975cm" svg:y1="29.742cm" svg:x2="25.419cm" svg:y2="29.742cm">
                <text:p/>
              </draw:line>
              <draw:path draw:style-name="gr8" draw:text-style-name="P7" draw:layer="layout" svg:width="0.498cm" svg:height="0.367cm" draw:transform="skewX (-0.00802851455917393) rotate (0.129852496348378) translate (24.9247771360139cm 29.3778158868682cm)" svg:viewBox="0 0 499 368" svg:d="M499 0c-429 0-499 368-499 368">
                <text:p/>
              </draw:path>
            </draw:g>
            <draw:g>
              <draw:line draw:style-name="gr8" draw:text-style-name="P7" draw:layer="layout" svg:x1="22.206cm" svg:y1="29.415cm" svg:x2="22.206cm" svg:y2="29.872cm">
                <text:p/>
              </draw:line>
              <draw:path draw:style-name="gr8" draw:text-style-name="P7" draw:layer="layout" svg:width="0.512cm" svg:height="0.367cm" draw:transform="skewX (-0.0158824961931484) rotate (-1.44460902187571) translate (22.5701802128071cm 29.3632309992353cm)" svg:viewBox="0 0 513 368" svg:d="M513 0c-441 0-513 368-513 368">
                <text:p/>
              </draw:path>
            </draw:g>
            <draw:g>
              <draw:line draw:style-name="gr8" draw:text-style-name="P7" draw:layer="layout" svg:x1="20.896cm" svg:y1="29.74cm" svg:x2="20.452cm" svg:y2="29.74cm">
                <text:p/>
              </draw:line>
              <draw:path draw:style-name="gr8" draw:text-style-name="P7" draw:layer="layout" svg:width="0.498cm" svg:height="0.367cm" draw:transform="skewX (0.00925024503556995) rotate (-0.128805298797183) translate (20.4516559862794cm 29.3112317355797cm)" svg:viewBox="0 0 499 368" svg:d="M0 0c428 1 499 368 499 368">
                <text:p/>
              </draw:path>
            </draw:g>
            <draw:g>
              <draw:line draw:style-name="gr8" draw:text-style-name="P7" draw:layer="layout" svg:x1="25.274cm" svg:y1="25.647cm" svg:x2="25.274cm" svg:y2="25.203cm">
                <text:p/>
              </draw:line>
              <draw:path draw:style-name="gr8" draw:text-style-name="P7" draw:layer="layout" svg:width="0.498cm" svg:height="0.367cm" draw:transform="skewX (-0.00802851455917393) rotate (1.70064882314327) translate (24.9098158868682cm 25.6972228639861cm)" svg:viewBox="0 0 499 368" svg:d="M499 0c-429 0-499 368-499 368">
                <text:p/>
              </draw:path>
            </draw:g>
            <draw:g>
              <draw:line draw:style-name="gr8" draw:text-style-name="P7" draw:layer="layout" svg:x1="20.952cm" svg:y1="27.085cm" svg:x2="21.327cm" svg:y2="26.653cm">
                <text:p/>
              </draw:line>
              <draw:line draw:style-name="gr8" draw:text-style-name="P7" draw:layer="layout" svg:x1="21.959cm" svg:y1="25.927cm" svg:x2="22.334cm" svg:y2="25.495cm">
                <text:p/>
              </draw:line>
            </draw:g>
            <draw:g>
              <draw:line draw:style-name="gr8" draw:text-style-name="P7" draw:layer="layout" svg:x1="15.298cm" svg:y1="31.029cm" svg:x2="15.298cm" svg:y2="31.473cm">
                <text:p/>
              </draw:line>
              <draw:path draw:style-name="gr8" draw:text-style-name="P7" draw:layer="layout" svg:width="0.498cm" svg:height="0.368cm" draw:transform="skewX (-0.00907571211037052) rotate (-1.44216556092291) translate (15.6628657737662cm 30.9787577783774cm)" svg:viewBox="0 0 499 369" svg:d="M499 0c-429 1-499 369-499 369">
                <text:p/>
              </draw:path>
            </draw:g>
            <draw:g>
              <draw:line draw:style-name="gr8" draw:text-style-name="P7" draw:layer="layout" svg:x1="15.67cm" svg:y1="31.828cm" svg:x2="15.226cm" svg:y2="31.828cm">
                <text:p/>
              </draw:line>
              <draw:path draw:style-name="gr8" draw:text-style-name="P7" draw:layer="layout" svg:width="0.498cm" svg:height="0.368cm" draw:transform="skewX (-0.00907571211037052) rotate (-3.01296188771781) translate (15.7202422216226cm 32.1928657737662cm)" svg:viewBox="0 0 499 369" svg:d="M499 0c-429 1-499 369-499 369">
                <text:p/>
              </draw:path>
            </draw:g>
            <draw:g>
              <draw:line draw:style-name="gr8" draw:text-style-name="P7" draw:layer="layout" svg:x1="14.499cm" svg:y1="16.456cm" svg:x2="14.016cm" svg:y2="16.456cm">
                <text:p/>
              </draw:line>
              <draw:path draw:style-name="gr8" draw:text-style-name="P7" draw:layer="layout" svg:width="0.541cm" svg:height="0.368cm" draw:transform="skewX (0.032637657012294) rotate (-0.118158790360017) translate (14.015625768858cm 16.0272317355797cm)" svg:viewBox="0 0 542 369" svg:d="M0 0c465 1 542 369 542 369">
                <text:p/>
              </draw:path>
            </draw:g>
            <draw:g>
              <draw:line draw:style-name="gr8" draw:text-style-name="P7" draw:layer="layout" svg:x1="14.142cm" svg:y1="13.635cm" svg:x2="14.142cm" svg:y2="13.25cm">
                <text:p/>
              </draw:line>
              <draw:path draw:style-name="gr8" draw:text-style-name="P7" draw:layer="layout" svg:width="0.434cm" svg:height="0.366cm" draw:transform="skewX (-0.0270526034059121) rotate (-1.72019651076561) translate (14.5710817506712cm 13.2497529750142cm)" svg:viewBox="0 0 435 367" svg:d="M0 0c372 1 435 367 435 367">
                <text:p/>
              </draw:path>
            </draw:g>
            <draw:g>
              <draw:line draw:style-name="gr8" draw:text-style-name="P7" draw:layer="layout" svg:x1="20.047cm" svg:y1="17.026cm" svg:x2="20.047cm" svg:y2="17.247cm">
                <text:p/>
              </draw:line>
              <draw:path draw:style-name="gr8" draw:text-style-name="P7" draw:layer="layout" svg:width="0.247cm" svg:height="0.167cm" draw:transform="skewX (-0.0361283155162826) rotate (-1.45281206936008) translate (20.2126463749524cm 17.0000957141607cm)" svg:viewBox="0 0 248 168" svg:d="M248 0c-212 0-248 168-248 168">
                <text:p/>
              </draw:path>
            </draw:g>
            <draw:g>
              <draw:line draw:style-name="gr8" draw:text-style-name="P7" draw:layer="layout" svg:x1="17.253cm" svg:y1="16.951cm" svg:x2="17.253cm" svg:y2="17.627cm">
                <text:p/>
              </draw:line>
              <draw:path draw:style-name="gr8" draw:text-style-name="P7" draw:layer="layout" svg:width="0.758cm" svg:height="0.458cm" draw:transform="skewX (0.0657989128001863) rotate (1.46537843997444) translate (16.7202879139021cm 17.6265237686377cm)" svg:viewBox="0 0 759 459" svg:d="M0 0c650 1 759 459 759 459">
                <text:p/>
              </draw:path>
            </draw:g>
            <draw:g>
              <draw:line draw:style-name="gr8" draw:text-style-name="P7" draw:layer="layout" svg:x1="18.501cm" svg:y1="15.454cm" svg:x2="18.363cm" svg:y2="15.699cm">
                <text:p/>
              </draw:line>
              <draw:path draw:style-name="gr8" draw:text-style-name="P7" draw:layer="layout" svg:width="0.099cm" svg:height="0.102cm" draw:transform="rotate (-2.62253173404668) translate (18.501cm 15.7394611260054cm)" svg:viewBox="0 0 100 103" svg:d="M0 0c81 34 100 103 100 103">
                <text:p/>
              </draw:path>
            </draw:g>
            <draw:g>
              <draw:line draw:style-name="gr8" draw:text-style-name="P7" draw:layer="layout" svg:x1="17.726cm" svg:y1="15.923cm" svg:x2="17.851cm" svg:y2="16.168cm">
                <text:p/>
              </draw:line>
              <draw:path draw:style-name="gr8" draw:text-style-name="P7" draw:layer="layout" svg:width="0.093cm" svg:height="0.099cm" draw:transform="skewX (-0.0972148393360842) rotate (2.57959663444762) translate (17.8058077500533cm 16.2577241103702cm)" svg:viewBox="0 0 94 100" svg:d="M94 0c-75 34-94 100-94 100">
                <text:p/>
              </draw:path>
            </draw:g>
            <draw:g>
              <draw:line draw:style-name="gr8" draw:text-style-name="P7" draw:layer="layout" svg:x1="17.726cm" svg:y1="16.493cm" svg:x2="17.851cm" svg:y2="16.248cm">
                <text:p/>
              </draw:line>
              <draw:path draw:style-name="gr8" draw:text-style-name="P7" draw:layer="layout" svg:width="0.091cm" svg:height="0.099cm" draw:transform="skewX (0.072954762733363) rotate (0.563741348394168) translate (17.726cm 16.2085335120643cm)" svg:viewBox="0 0 92 100" svg:d="M0 0c74 34 92 100 92 100">
                <text:p/>
              </draw:path>
            </draw:g>
            <draw:g>
              <draw:line draw:style-name="gr8" draw:text-style-name="P7" draw:layer="layout" svg:x1="17.726cm" svg:y1="16.56cm" svg:x2="17.851cm" svg:y2="16.805cm">
                <text:p/>
              </draw:line>
              <draw:path draw:style-name="gr8" draw:text-style-name="P7" draw:layer="layout" svg:width="0.093cm" svg:height="0.099cm" draw:transform="skewX (-0.0972148393360842) rotate (2.57959663444762) translate (17.8058077500532cm 16.8947241103702cm)" svg:viewBox="0 0 94 100" svg:d="M94 0c-75 34-94 100-94 100">
                <text:p/>
              </draw:path>
            </draw:g>
            <draw:g>
              <draw:line draw:style-name="gr8" draw:text-style-name="P7" draw:layer="layout" svg:x1="17.726cm" svg:y1="17.13cm" svg:x2="17.851cm" svg:y2="16.885cm">
                <text:p/>
              </draw:line>
              <draw:path draw:style-name="gr8" draw:text-style-name="P7" draw:layer="layout" svg:width="0.091cm" svg:height="0.099cm" draw:transform="skewX (0.072954762733363) rotate (0.563741348394168) translate (17.726cm 16.8455335120643cm)" svg:viewBox="0 0 92 100" svg:d="M0 0c74 34 92 100 92 100">
                <text:p/>
              </draw:path>
            </draw:g>
            <draw:g>
              <draw:line draw:style-name="gr8" draw:text-style-name="P7" draw:layer="layout" svg:x1="17.726cm" svg:y1="17.444cm" svg:x2="17.851cm" svg:y2="17.233cm">
                <text:p/>
              </draw:line>
              <draw:path draw:style-name="gr8" draw:text-style-name="P7" draw:layer="layout" svg:width="0.087cm" svg:height="0.089cm" draw:transform="skewX (-0.0555014702134197) rotate (0.500734962397173) translate (17.726cm 17.198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17.726cm" svg:y1="17.47cm" svg:x2="18.044cm" svg:y2="17.301cm">
                  <text:p/>
                </draw:line>
                <draw:path draw:style-name="gr8" draw:text-style-name="P7" draw:layer="layout" svg:width="0.125cm" svg:height="0.131cm" draw:transform="skewX (-0.0649262481741889) rotate (-2.11760798144472) translate (18.1615135191647cm 17.362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18.475cm" svg:y1="17.47cm" svg:x2="18.157cm" svg:y2="17.301cm">
                  <text:p/>
                </draw:line>
                <draw:path draw:style-name="gr8" draw:text-style-name="P7" draw:layer="layout" svg:width="0.125cm" svg:height="0.131cm" draw:transform="skewX (0.0649262481741892) rotate (2.11760798144472) translate (18.1049946380697cm 17.47cm)" svg:viewBox="0 0 126 132" svg:d="M0 0c101 44 126 132 126 132">
                  <text:p/>
                </draw:path>
              </draw:g>
            </draw:g>
            <draw:g>
              <draw:g>
                <draw:line draw:style-name="gr8" draw:text-style-name="P7" draw:layer="layout" svg:x1="18.501cm" svg:y1="15.818cm" svg:x2="18.41cm" svg:y2="15.986cm">
                  <text:p/>
                </draw:line>
                <draw:path draw:style-name="gr8" draw:text-style-name="P7" draw:layer="layout" svg:width="0.063cm" svg:height="0.069cm" draw:transform="rotate (-2.60490390860154) translate (18.501cm 16.0129490616622cm)" svg:viewBox="0 0 64 70" svg:d="M0 0c53 23 64 70 64 70">
                  <text:p/>
                </draw:path>
              </draw:g>
              <draw:g>
                <draw:line draw:style-name="gr8" draw:text-style-name="P7" draw:layer="layout" svg:x1="18.501cm" svg:y1="16.209cm" svg:x2="18.41cm" svg:y2="16.041cm">
                  <text:p/>
                </draw:line>
                <draw:path draw:style-name="gr8" draw:text-style-name="P7" draw:layer="layout" svg:width="0.063cm" svg:height="0.069cm" draw:transform="rotate (-0.542273798594638) translate (18.4463159129939cm 15.981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18.501cm" svg:y1="16.287cm" svg:x2="18.345cm" svg:y2="16.538cm">
                  <text:p/>
                </draw:line>
                <draw:path draw:style-name="gr8" draw:text-style-name="P7" draw:layer="layout" svg:width="0.106cm" svg:height="0.107cm" draw:transform="skewX (-0.115715329407224) rotate (-2.66319790561815) translate (18.501cm 16.578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18.501cm" svg:y1="16.872cm" svg:x2="18.345cm" svg:y2="16.621cm">
                  <text:p/>
                </draw:line>
                <draw:path draw:style-name="gr8" draw:text-style-name="P7" draw:layer="layout" svg:width="0.106cm" svg:height="0.107cm" draw:transform="skewX (0.11065387457644) rotate (-0.481361807700037) translate (18.4058980728283cm 16.530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18.501cm" svg:y1="17.222cm" svg:x2="18.384cm" svg:y2="16.999cm">
                <text:p/>
              </draw:line>
              <draw:path draw:style-name="gr8" draw:text-style-name="P7" draw:layer="layout" svg:width="0.085cm" svg:height="0.091cm" draw:transform="skewX (-0.0525344104850294) rotate (-0.547684319275821) translate (18.4277693640488cm 16.9177343718503cm)" svg:viewBox="0 0 86 92" svg:d="M86 0c-70 31-86 92-86 92">
                <text:p/>
              </draw:path>
            </draw:g>
            <draw:g>
              <draw:line draw:style-name="gr8" draw:text-style-name="P7" draw:layer="layout" svg:x1="18.501cm" svg:y1="17.445cm" svg:x2="18.423cm" svg:y2="17.322cm">
                <text:p/>
              </draw:line>
              <draw:path draw:style-name="gr8" draw:text-style-name="P7" draw:layer="layout" svg:width="0.052cm" svg:height="0.052cm" draw:transform="skewX (0.141895268187139) rotate (-0.469668101711674) translate (18.4538567281515cm 17.2778446243637cm)" svg:viewBox="0 0 53 53" svg:d="M53 0c-44 18-53 53-53 53">
                <text:p/>
              </draw:path>
            </draw:g>
            <draw:g>
              <draw:line draw:style-name="gr8" draw:text-style-name="P7" draw:layer="layout" svg:x1="17.726cm" svg:y1="15.454cm" svg:x2="17.864cm" svg:y2="15.699cm">
                <text:p/>
              </draw:line>
              <draw:path draw:style-name="gr8" draw:text-style-name="P7" draw:layer="layout" svg:width="0.099cm" svg:height="0.102cm" draw:transform="rotate (2.62602239255067) translate (17.8132926993951cm 15.7889294400596cm)" svg:viewBox="0 0 100 103" svg:d="M100 0c-80 34-100 103-100 103">
                <text:p/>
              </draw:path>
            </draw:g>
            <draw:g>
              <draw:line draw:style-name="gr8" draw:text-style-name="P7" draw:layer="layout" svg:x1="18.947cm" svg:y1="17.625cm" svg:x2="19.255cm" svg:y2="17.821cm">
                <text:p/>
              </draw:line>
              <draw:path draw:style-name="gr8" draw:text-style-name="P7" draw:layer="layout" svg:width="0.136cm" svg:height="0.132cm" draw:transform="skewX (-0.110653874576441) rotate (-1.10252448848482) translate (19.3050697050938cm 17.625cm)" svg:viewBox="0 0 137 133" svg:d="M0 0c111 45 137 133 137 133">
                <text:p/>
              </draw:path>
            </draw:g>
            <draw:g>
              <draw:line draw:style-name="gr8" draw:text-style-name="P7" draw:layer="layout" svg:x1="20.436cm" svg:y1="17.026cm" svg:x2="20.436cm" svg:y2="17.247cm">
                <text:p/>
              </draw:line>
              <draw:path draw:style-name="gr8" draw:text-style-name="P7" draw:layer="layout" svg:width="0.247cm" svg:height="0.167cm" draw:transform="skewX (0.0361283155162826) rotate (1.45281206936008) translate (20.2411053343544cm 17.2468443089777cm)" svg:viewBox="0 0 248 168" svg:d="M0 0c213 0 248 168 248 168">
                <text:p/>
              </draw:path>
            </draw:g>
            <draw:g>
              <draw:line draw:style-name="gr8" draw:text-style-name="P7" draw:layer="layout" svg:x1="20.672cm" svg:y1="16.155cm" svg:x2="20.672cm" svg:y2="16.638cm">
                <text:p/>
              </draw:line>
              <draw:path draw:style-name="gr8" draw:text-style-name="P7" draw:layer="layout" svg:width="0.542cm" svg:height="0.368cm" draw:transform="skewX (0.0349065850398866) rotate (1.45228847058448) translate (20.2432317355797cm 16.6376597341006cm)" svg:viewBox="0 0 543 369" svg:d="M0 0c465 1 543 369 543 369">
                <text:p/>
              </draw:path>
            </draw:g>
            <draw:g>
              <draw:line draw:style-name="gr8" draw:text-style-name="P7" draw:layer="layout" svg:x1="22.232cm" svg:y1="16.155cm" svg:x2="22.232cm" svg:y2="16.638cm">
                <text:p/>
              </draw:line>
              <draw:path draw:style-name="gr8" draw:text-style-name="P7" draw:layer="layout" svg:width="0.542cm" svg:height="0.368cm" draw:transform="skewX (0.0349065850398866) rotate (1.45228847058448) translate (21.8032317355797cm 16.6376597341006cm)" svg:viewBox="0 0 543 369" svg:d="M0 0c465 1 543 369 543 369">
                <text:p/>
              </draw:path>
            </draw:g>
            <draw:g>
              <draw:line draw:style-name="gr8" draw:text-style-name="P7" draw:layer="layout" svg:x1="19.476cm" svg:y1="14.844cm" svg:x2="19.777cm" svg:y2="14.844cm">
                <text:p/>
              </draw:line>
              <draw:path draw:style-name="gr8" draw:text-style-name="P7" draw:layer="layout" svg:width="0.338cm" svg:height="0.266cm" draw:transform="skewX (-0.0101229096615671) rotate (3.00214084635545) translate (19.7767879502366cm 15.1558314650329cm)" svg:viewBox="0 0 339 267" svg:d="M0 0c291 0 339 267 339 267">
                <text:p/>
              </draw:path>
            </draw:g>
            <draw:g>
              <draw:line draw:style-name="gr8" draw:text-style-name="P7" draw:layer="layout" svg:x1="19.476cm" svg:y1="14.402cm" svg:x2="19.777cm" svg:y2="14.402cm">
                <text:p/>
              </draw:line>
              <draw:path draw:style-name="gr8" draw:text-style-name="P7" draw:layer="layout" svg:width="0.338cm" svg:height="0.266cm" draw:transform="skewX (-0.0101229096615671) rotate (3.00214084635545) translate (19.7767879502366cm 14.7138314650329cm)" svg:viewBox="0 0 339 267" svg:d="M0 0c291 0 339 267 339 267">
                <text:p/>
              </draw:path>
            </draw:g>
            <draw:g>
              <draw:line draw:style-name="gr8" draw:text-style-name="P7" draw:layer="layout" svg:x1="19.476cm" svg:y1="13.973cm" svg:x2="19.777cm" svg:y2="13.973cm">
                <text:p/>
              </draw:line>
              <draw:path draw:style-name="gr8" draw:text-style-name="P7" draw:layer="layout" svg:width="0.338cm" svg:height="0.266cm" draw:transform="skewX (-0.0101229096615671) rotate (3.00214084635545) translate (19.7767879502366cm 14.2848314650329cm)" svg:viewBox="0 0 339 267" svg:d="M0 0c291 0 339 267 339 267">
                <text:p/>
              </draw:path>
            </draw:g>
            <draw:g>
              <draw:line draw:style-name="gr8" draw:text-style-name="P7" draw:layer="layout" svg:x1="20.635cm" svg:y1="14.844cm" svg:x2="20.334cm" svg:y2="14.844cm">
                <text:p/>
              </draw:line>
              <draw:path draw:style-name="gr8" draw:text-style-name="P7" draw:layer="layout" svg:width="0.337cm" svg:height="0.266cm" draw:transform="skewX (0.0127409035395586) rotate (-3.00161724757985) translate (20.6690889027505cm 15.108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635cm" svg:y1="14.402cm" svg:x2="20.334cm" svg:y2="14.402cm">
                <text:p/>
              </draw:line>
              <draw:path draw:style-name="gr8" draw:text-style-name="P7" draw:layer="layout" svg:width="0.337cm" svg:height="0.266cm" draw:transform="skewX (0.0127409035395586) rotate (-3.00161724757985) translate (20.6690889027505cm 14.666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635cm" svg:y1="13.973cm" svg:x2="20.334cm" svg:y2="13.973cm">
                <text:p/>
              </draw:line>
              <draw:path draw:style-name="gr8" draw:text-style-name="P7" draw:layer="layout" svg:width="0.337cm" svg:height="0.266cm" draw:transform="skewX (0.0127409035395586) rotate (-3.00161724757985) translate (20.6690889027505cm 14.2376483838054cm)" svg:viewBox="0 0 338 267" svg:d="M338 0c-291 0-338 267-338 267">
                <text:p/>
              </draw:path>
            </draw:g>
            <draw:g>
              <draw:line draw:style-name="gr8" draw:text-style-name="P7" draw:layer="layout" svg:x1="21.647cm" svg:y1="14.844cm" svg:x2="21.948cm" svg:y2="14.844cm">
                <text:p/>
              </draw:line>
              <draw:path draw:style-name="gr8" draw:text-style-name="P7" draw:layer="layout" svg:width="0.338cm" svg:height="0.266cm" draw:transform="skewX (-0.0101229096615671) rotate (3.00214084635545) translate (21.9477879502366cm 15.1558314650329cm)" svg:viewBox="0 0 339 267" svg:d="M0 0c291 0 339 267 339 267">
                <text:p/>
              </draw:path>
            </draw:g>
            <draw:g>
              <draw:line draw:style-name="gr8" draw:text-style-name="P7" draw:layer="layout" svg:x1="21.647cm" svg:y1="14.402cm" svg:x2="21.948cm" svg:y2="14.402cm">
                <text:p/>
              </draw:line>
              <draw:path draw:style-name="gr8" draw:text-style-name="P7" draw:layer="layout" svg:width="0.338cm" svg:height="0.266cm" draw:transform="skewX (-0.0101229096615671) rotate (3.00214084635545) translate (21.9477879502366cm 14.7138314650329cm)" svg:viewBox="0 0 339 267" svg:d="M0 0c291 0 339 267 339 267">
                <text:p/>
              </draw:path>
            </draw:g>
            <draw:g>
              <draw:line draw:style-name="gr8" draw:text-style-name="P7" draw:layer="layout" svg:x1="21.647cm" svg:y1="13.973cm" svg:x2="21.948cm" svg:y2="13.973cm">
                <text:p/>
              </draw:line>
              <draw:path draw:style-name="gr8" draw:text-style-name="P7" draw:layer="layout" svg:width="0.338cm" svg:height="0.266cm" draw:transform="skewX (-0.0101229096615671) rotate (3.00214084635545) translate (21.9477879502366cm 14.2848314650329cm)" svg:viewBox="0 0 339 267" svg:d="M0 0c291 0 339 267 339 267">
                <text:p/>
              </draw:path>
            </draw:g>
            <draw:g>
              <draw:line draw:style-name="gr8" draw:text-style-name="P7" draw:layer="layout" svg:x1="22.832cm" svg:y1="14.844cm" svg:x2="22.531cm" svg:y2="14.844cm">
                <text:p/>
              </draw:line>
              <draw:path draw:style-name="gr8" draw:text-style-name="P7" draw:layer="layout" svg:width="0.337cm" svg:height="0.266cm" draw:transform="skewX (0.0127409035395586) rotate (-3.00161724757985) translate (22.8660889027505cm 15.1086483838054cm)" svg:viewBox="0 0 338 267" svg:d="M338 0c-291 0-338 267-338 267">
                <text:p/>
              </draw:path>
            </draw:g>
            <draw:g>
              <draw:line draw:style-name="gr8" draw:text-style-name="P7" draw:layer="layout" svg:x1="22.832cm" svg:y1="14.402cm" svg:x2="22.531cm" svg:y2="14.402cm">
                <text:p/>
              </draw:line>
              <draw:path draw:style-name="gr8" draw:text-style-name="P7" draw:layer="layout" svg:width="0.337cm" svg:height="0.266cm" draw:transform="skewX (0.0127409035395586) rotate (-3.00161724757985) translate (22.8660889027505cm 14.6666483838054cm)" svg:viewBox="0 0 338 267" svg:d="M338 0c-291 0-338 267-338 267">
                <text:p/>
              </draw:path>
            </draw:g>
            <draw:g>
              <draw:line draw:style-name="gr8" draw:text-style-name="P7" draw:layer="layout" svg:x1="22.832cm" svg:y1="13.973cm" svg:x2="22.531cm" svg:y2="13.973cm">
                <text:p/>
              </draw:line>
              <draw:path draw:style-name="gr8" draw:text-style-name="P7" draw:layer="layout" svg:width="0.337cm" svg:height="0.266cm" draw:transform="skewX (0.0127409035395586) rotate (-3.00161724757985) translate (22.8660889027505cm 14.2376483838054cm)" svg:viewBox="0 0 338 267" svg:d="M338 0c-291 0-338 267-338 267">
                <text:p/>
              </draw:path>
            </draw:g>
            <draw:g>
              <draw:line draw:style-name="gr8" draw:text-style-name="P7" draw:layer="layout" svg:x1="20.243cm" svg:y1="13.57cm" svg:x2="20.243cm" svg:y2="13.921cm">
                <text:p/>
              </draw:line>
              <draw:path draw:style-name="gr8" draw:text-style-name="P7" draw:layer="layout" svg:width="0.393cm" svg:height="0.267cm" draw:transform="skewX (0.0303687289847013) rotate (1.45089220718289) translate (19.9311685349671cm 13.9207527260234cm)" svg:viewBox="0 0 394 268" svg:d="M0 0c338 0 394 268 394 268">
                <text:p/>
              </draw:path>
            </draw:g>
            <draw:g>
              <draw:line draw:style-name="gr8" draw:text-style-name="P7" draw:layer="layout" svg:x1="22.871cm" svg:y1="16.742cm" svg:x2="22.388cm" svg:y2="16.742cm">
                <text:p/>
              </draw:line>
              <draw:path draw:style-name="gr8" draw:text-style-name="P7" draw:layer="layout" svg:width="0.543cm" svg:height="0.368cm" draw:transform="skewX (-0.0373500459926786) rotate (-3.02343386322978) translate (22.9285428778892cm 17.1066398561693cm)" svg:viewBox="0 0 544 369" svg:d="M544 0c-465 1-544 369-544 369">
                <text:p/>
              </draw:path>
            </draw:g>
            <draw:g>
              <draw:line draw:style-name="gr8" draw:text-style-name="P7" draw:layer="layout" svg:x1="23.328cm" svg:y1="17.625cm" svg:x2="23.636cm" svg:y2="17.821cm">
                <text:p/>
              </draw:line>
              <draw:path draw:style-name="gr8" draw:text-style-name="P7" draw:layer="layout" svg:width="0.136cm" svg:height="0.132cm" draw:transform="skewX (-0.110653874576441) rotate (-1.10252448848482) translate (23.6860697050938cm 17.625cm)" svg:viewBox="0 0 137 133" svg:d="M0 0c111 45 137 133 137 133">
                <text:p/>
              </draw:path>
            </draw:g>
            <draw:g>
              <draw:line draw:style-name="gr8" draw:text-style-name="P7" draw:layer="layout" svg:x1="24.077cm" svg:y1="16.951cm" svg:x2="24.077cm" svg:y2="17.627cm">
                <text:p/>
              </draw:line>
              <draw:path draw:style-name="gr8" draw:text-style-name="P7" draw:layer="layout" svg:width="0.758cm" svg:height="0.458cm" draw:transform="skewX (-0.066497044500984) rotate (-1.46555297289964) translate (24.5299986001359cm 16.8719016577085cm)" svg:viewBox="0 0 759 459" svg:d="M759 0c-651 1-759 459-759 459">
                <text:p/>
              </draw:path>
            </draw:g>
            <draw:g>
              <draw:line draw:style-name="gr8" draw:text-style-name="P7" draw:layer="layout" svg:x1="25.768cm" svg:y1="17.132cm" svg:x2="25.768cm" svg:y2="17.627cm">
                <text:p/>
              </draw:line>
              <draw:path draw:style-name="gr8" draw:text-style-name="P7" draw:layer="layout" svg:width="0.555cm" svg:height="0.357cm" draw:transform="skewX (-0.0492182849062401) rotate (-1.45787352419086) translate (26.1210856085342cm 17.0738578123423cm)" svg:viewBox="0 0 556 358" svg:d="M556 0c-476 1-556 358-556 358">
                <text:p/>
              </draw:path>
            </draw:g>
            <draw:g>
              <draw:line draw:style-name="gr8" draw:text-style-name="P7" draw:layer="layout" svg:x1="27.432cm" svg:y1="17.132cm" svg:x2="27.432cm" svg:y2="17.627cm">
                <text:p/>
              </draw:line>
              <draw:path draw:style-name="gr8" draw:text-style-name="P7" draw:layer="layout" svg:width="0.555cm" svg:height="0.357cm" draw:transform="skewX (-0.0492182849062401) rotate (-1.45787352419086) translate (27.7850856085342cm 17.0738578123423cm)" svg:viewBox="0 0 556 358" svg:d="M556 0c-476 1-556 358-556 358">
                <text:p/>
              </draw:path>
            </draw:g>
            <draw:g>
              <draw:line draw:style-name="gr8" draw:text-style-name="P7" draw:layer="layout" svg:x1="27.832cm" svg:y1="13.871cm" svg:x2="28.292cm" svg:y2="13.687cm">
                <text:p/>
              </draw:line>
              <draw:path draw:style-name="gr8" draw:text-style-name="P7" draw:layer="layout" svg:width="0.555cm" svg:height="0.356cm" draw:transform="skewX (0.0485201532054424) rotate (-2.87385914633386) translate (28.4461545757277cm 14.0727858770176cm)" svg:viewBox="0 0 556 357" svg:d="M0 0c477 0 556 357 556 357">
                <text:p/>
              </draw:path>
            </draw:g>
            <draw:g>
              <draw:line draw:style-name="gr8" draw:text-style-name="P7" draw:layer="layout" svg:x1="30.032cm" svg:y1="11.555cm" svg:x2="29.576cm" svg:y2="11.555cm">
                <text:p/>
              </draw:line>
              <draw:path draw:style-name="gr8" draw:text-style-name="P7" draw:layer="layout" svg:width="0.51cm" svg:height="0.367cm" draw:transform="skewX (0.0139626340159547) rotate (-0.125663706143592) translate (29.5757074197571cm 11.1259182493288cm)" svg:viewBox="0 0 511 368" svg:d="M0 0c440 1 511 368 511 368">
                <text:p/>
              </draw:path>
            </draw:g>
            <draw:g>
              <draw:line draw:style-name="gr8" draw:text-style-name="P7" draw:layer="layout" svg:x1="40.185cm" svg:y1="11.507cm" svg:x2="40.185cm" svg:y2="11.963cm">
                <text:p/>
              </draw:line>
              <draw:path draw:style-name="gr8" draw:text-style-name="P7" draw:layer="layout" svg:width="0.509cm" svg:height="0.367cm" draw:transform="skewX (0.0109955742875643) rotate (1.44478355480091) translate (39.7556390533552cm 11.9632974536268cm)" svg:viewBox="0 0 510 368" svg:d="M0 0c440 1 510 368 510 368">
                <text:p/>
              </draw:path>
            </draw:g>
            <draw:g>
              <draw:line draw:style-name="gr8" draw:text-style-name="P7" draw:layer="layout" svg:x1="38.261cm" svg:y1="12.486cm" svg:x2="37.852cm" svg:y2="12.283cm">
                <text:p/>
              </draw:line>
              <draw:path draw:style-name="gr8" draw:text-style-name="P7" draw:layer="layout" svg:width="0.51cm" svg:height="0.367cm" draw:transform="skewX (-0.0130899693899575) rotate (2.80736210183288) translate (38.1446401785864cm 12.8352191388692cm)" svg:viewBox="0 0 511 368" svg:d="M511 0c-440 1-511 368-511 368">
                <text:p/>
              </draw:path>
            </draw:g>
            <draw:g>
              <draw:line draw:style-name="gr8" draw:text-style-name="P7" draw:layer="layout" svg:x1="36.785cm" svg:y1="15.418cm" svg:x2="36.376cm" svg:y2="15.215cm">
                <text:p/>
              </draw:line>
              <draw:path draw:style-name="gr8" draw:text-style-name="P7" draw:layer="layout" svg:width="0.509cm" svg:height="0.367cm" draw:transform="skewX (0.0109955742875643) rotate (-0.586256095744896) translate (36.5666700349106cm 14.8305425047601cm)" svg:viewBox="0 0 510 368" svg:d="M0 0c440 1 510 368 510 368">
                <text:p/>
              </draw:path>
            </draw:g>
            <draw:g>
              <draw:line draw:style-name="gr8" draw:text-style-name="P7" draw:layer="layout" svg:x1="43.082cm" svg:y1="11.477cm" svg:x2="42.626cm" svg:y2="11.477cm">
                <text:p/>
              </draw:line>
              <draw:path draw:style-name="gr8" draw:text-style-name="P7" draw:layer="layout" svg:width="0.509cm" svg:height="0.367cm" draw:transform="skewX (0.0109955742875643) rotate (-0.126012771993991) translate (42.6259817423469cm 11.047643926739cm)" svg:viewBox="0 0 510 368" svg:d="M0 0c440 1 510 368 510 368">
                <text:p/>
              </draw:path>
            </draw:g>
            <draw:g>
              <draw:line draw:style-name="gr8" draw:text-style-name="P7" draw:layer="layout" svg:x1="30.825cm" svg:y1="11.555cm" svg:x2="31.281cm" svg:y2="11.555cm">
                <text:p/>
              </draw:line>
              <draw:path draw:style-name="gr8" draw:text-style-name="P7" draw:layer="layout" svg:width="0.509cm" svg:height="0.368cm" draw:transform="skewX (-0.011693705988362) rotate (0.125489173218392) translate (30.7748883225045cm 11.1898021916802cm)" svg:viewBox="0 0 510 369" svg:d="M510 0c-439 1-510 369-510 369">
                <text:p/>
              </draw:path>
            </draw:g>
            <draw:g>
              <draw:polygon draw:style-name="gr153" draw:text-style-name="P7" draw:layer="layout" svg:width="1.769cm" svg:height="9.167cm" svg:x="10.42cm" svg:y="26.132cm" svg:viewBox="0 0 1770 9168" draw:points="1770,0 0,18 0,9168 1770,7486">
                <text:p/>
              </draw:polygon>
              <draw:polygon draw:style-name="gr153" draw:text-style-name="P7" draw:layer="layout" svg:width="1.769cm" svg:height="8.499cm" svg:x="10.42cm" svg:y="17.65cm" svg:viewBox="0 0 1770 8500" draw:points="0,8500 30,0 1751,0 1770,8482">
                <text:p/>
              </draw:polygon>
              <draw:polygon draw:style-name="gr153" draw:text-style-name="P7" draw:layer="layout" svg:width="6.246cm" svg:height="6.012cm" svg:x="12.171cm" svg:y="17.613cm" svg:viewBox="0 0 6247 6013" draw:points="0,6013 6244,6013 6244,4087 1799,4087 1799,687 6247,687 6244,0 0,0">
                <text:p/>
              </draw:polygon>
              <draw:polygon draw:style-name="gr153" draw:text-style-name="P7" draw:layer="layout" svg:width="1.725cm" svg:height="5.155cm" svg:x="10.45cm" svg:y="8.045cm" svg:viewBox="0 0 1726 5156" draw:points="0,5156 0,0 1726,1711 1726,5156">
                <text:p/>
              </draw:polygon>
              <draw:polygon draw:style-name="gr153" draw:text-style-name="P7" draw:layer="layout" svg:width="6.254cm" svg:height="8.86cm" svg:x="18.415cm" svg:y="17.613cm" svg:viewBox="0 0 6255 8861" draw:points="0,0 0,6013 2954,8861 4055,7577 6255,7577 6254,5843 3564,4318 3279,4006 3036,3618 2921,3237 2921,2786 2905,1992 1177,1984 1177,0">
                <text:p/>
              </draw:polygon>
              <draw:polygon draw:style-name="gr153" draw:text-style-name="P7" draw:layer="layout" svg:width="11.341cm" svg:height="1.991cm" svg:x="19.592cm" svg:y="17.613cm" svg:viewBox="0 0 11342 1992" draw:points="0,1992 0,0 11342,0 11342,1992">
                <text:p/>
              </draw:polygon>
              <draw:polygon draw:style-name="gr153" draw:text-style-name="P7" draw:layer="layout" svg:width="6.099cm" svg:height="2.008cm" svg:x="29.07cm" svg:y="15.6cm" svg:viewBox="0 0 6100 2009" draw:points="510,1317 0,0 6100,0 6092,2009 110,2009">
                <text:p/>
              </draw:polygon>
              <draw:polygon draw:style-name="gr153" draw:text-style-name="P7" draw:layer="layout" svg:width="5.629cm" svg:height="2.877cm" svg:x="25.651cm" svg:y="12.722cm" svg:viewBox="0 0 5630 2878" draw:points="3419,2878 5630,2878 5630,506 3922,503 3922,4 0,0 0,2544 1304,2544 1288,479 2428,473">
                <text:p/>
              </draw:polygon>
              <draw:polygon draw:style-name="gr153" draw:text-style-name="P7" draw:layer="layout" svg:width="4.97cm" svg:height="2.97cm" svg:x="25.651cm" svg:y="9.755cm" svg:viewBox="0 0 4971 2971" draw:points="4971,0 0,0 0,2971 3922,2971 3919,695 4849,196 4910,169 4971,145">
                <text:p/>
              </draw:polygon>
              <draw:polygon draw:style-name="gr153" draw:text-style-name="P7" draw:layer="layout" svg:width="10.169cm" svg:height="1.714cm" svg:x="10.45cm" svg:y="8.041cm" svg:viewBox="0 0 10170 1715" draw:points="0,0 10170,0 10170,1715 1721,1715">
                <text:p/>
              </draw:polygon>
              <draw:custom-shape draw:style-name="gr256" draw:text-style-name="P7" draw:layer="layout" svg:width="9.25cm" svg:height="1.715cm" svg:x="20.62cm" svg:y="8.041cm">
                <text:p/>
                <draw:enhanced-geometry svg:viewBox="0 0 21600 21600" draw:type="rectangle" draw:enhanced-path="M 0 0 L 21600 0 21600 21600 0 21600 0 0 Z N"/>
              </draw:custom-shape>
              <draw:polygon draw:style-name="gr153" draw:text-style-name="P7" draw:layer="layout" svg:width="13.498cm" svg:height="9.995cm" svg:x="12.171cm" svg:y="23.626cm" svg:viewBox="0 0 13499 9996" draw:points="8274,3901 8274,6243 13293,6242 13293,7269 12164,7269 12164,9022 13358,9763 13427,9780 13499,9774 13499,9996 19,9996 0,0 6244,0 9198,2848">
                <text:p/>
              </draw:polygon>
              <draw:polygon draw:style-name="gr153" draw:text-style-name="P7" draw:layer="layout" svg:width="12.188cm" svg:height="1.666cm" svg:x="10.42cm" svg:y="33.618cm" svg:viewBox="0 0 12189 1667" draw:points="12189,1667 0,1667 1770,0 12189,0">
                <text:p/>
              </draw:polygon>
              <draw:polygon draw:style-name="gr153" draw:text-style-name="P7" draw:layer="layout" svg:width="11.31cm" svg:height="1.671cm" svg:x="22.609cm" svg:y="33.618cm" svg:viewBox="0 0 11311 1672" draw:points="11311,0 11311,1672 0,1672 0,0">
                <text:p/>
              </draw:polygon>
              <draw:polygon draw:style-name="gr153" draw:text-style-name="P7" draw:layer="layout" svg:width="4.586cm" svg:height="3.749cm" svg:x="25.464cm" svg:y="29.868cm" svg:viewBox="0 0 4587 3750" draw:points="206,3532 206,3750 4587,3750 4587,0 0,0 0,1027 1587,1027 1587,2784 556,2776 428,3387">
                <text:p/>
              </draw:polygon>
              <draw:polygon draw:style-name="gr153" draw:text-style-name="P7" draw:layer="layout" svg:width="2.421cm" svg:height="9.693cm" svg:x="39.57cm" svg:y="15.6cm" svg:viewBox="0 0 2422 9694" draw:points="0,3989 0,9694 2422,9694 2422,1997 1388,1997 1388,455 650,455 651,0 250,0 259,3989">
                <text:p/>
              </draw:polygon>
              <draw:polygon draw:style-name="gr153" draw:text-style-name="P7" draw:layer="layout" svg:width="9.341cm" svg:height="5.844cm" svg:x="30.62cm" svg:y="9.755cm" svg:viewBox="0 0 9342 5845" draw:points="655,701 655,5845 5550,5845 7272,2450 8910,2445 8910,2195 9342,2195 9341,14 2,0 0,145 97,178 171,225 223,264 249,273">
                <text:p/>
              </draw:polygon>
              <draw:polygon draw:style-name="gr153" draw:text-style-name="P7" draw:layer="layout" svg:width="10.091cm" svg:height="1.727cm" svg:x="29.87cm" svg:y="8.041cm" svg:viewBox="0 0 10092 1728" draw:points="0,0 8374,9 10092,1728 0,1715">
                <text:p/>
              </draw:polygon>
              <draw:polygon draw:style-name="gr153" draw:text-style-name="P7" draw:layer="layout" svg:width="10.754cm" svg:height="3.069cm" svg:x="38.244cm" svg:y="6.699cm" svg:viewBox="0 0 10755 3070" draw:points="1717,3070 0,1351 0,0 10755,2 8840,1711 1717,1717">
                <text:p/>
              </draw:polygon>
              <draw:polygon draw:style-name="gr153" draw:text-style-name="P7" draw:layer="layout" svg:width="2.528cm" svg:height="7.46cm" svg:x="46.47cm" svg:y="6.701cm" svg:viewBox="0 0 2529 7461" draw:points="614,1716 0,7271 1681,7461 2529,0">
                <text:p/>
              </draw:polygon>
              <draw:polygon draw:style-name="gr153" draw:text-style-name="P7" draw:layer="layout" svg:width="7.122cm" svg:height="7.638cm" svg:x="39.961cm" svg:y="8.416cm" svg:viewBox="0 0 7123 7639" draw:points="6359,6184 6509,5561 7123,1 0,0 1,3534 260,3534 259,7639 2763,7639 3609,7484 5409,7034 5909,6734">
                <text:p/>
              </draw:polygon>
              <draw:polygon draw:style-name="gr153" draw:text-style-name="P7" draw:layer="layout" svg:width="5.405cm" svg:height="3.624cm" svg:x="42.724cm" svg:y="13.972cm" svg:viewBox="0 0 5406 3625" draw:points="5320,769 5406,195 3746,0 3596,628 3146,1178 2646,1478 846,1928 0,2083 0,3625 1014,3625 2957,3140 3735,2799 4607,2125 5082,1283">
                <text:p/>
              </draw:polygon>
              <draw:polygon draw:style-name="gr153" draw:text-style-name="P7" draw:layer="layout" svg:width="1.745cm" svg:height="7.696cm" svg:x="41.992cm" svg:y="17.597cm" svg:viewBox="0 0 1746 7697" draw:points="428,1753 428,6008 1741,6008 0,7697 0,0 1746,0 1741,1347">
                <text:p/>
              </draw:polygon>
              <draw:polygon draw:style-name="gr153" draw:text-style-name="P7" draw:layer="layout" svg:width="4.949cm" svg:height="2.68cm" svg:x="41.992cm" svg:y="23.605cm" svg:viewBox="0 0 4950 2681" draw:points="3153,2681 4950,2245 4950,1695 4778,1145 4328,545 3754,169 3178,2 1741,0 0,1689 2578,1684 2878,1845 3078,2145 3153,2345">
                <text:p/>
              </draw:polygon>
              <draw:polygon draw:style-name="gr153" draw:text-style-name="P7" draw:layer="layout" svg:width="1.813cm" svg:height="4.592cm" svg:x="43.331cm" svg:y="25.289cm" svg:viewBox="0 0 1814 4593" draw:points="1814,661 1739,461 1539,161 1239,0 0,5 0,4593 1430,4593 1814,997">
                <text:p/>
              </draw:polygon>
              <draw:polygon draw:style-name="gr153" draw:text-style-name="P7" draw:layer="layout" svg:width="2.581cm" svg:height="9.439cm" svg:x="44.36cm" svg:y="25.85cm" svg:viewBox="0 0 2582 9440" draw:points="0,7768 1571,9440 2582,0 785,436">
                <text:p/>
              </draw:polygon>
              <draw:polygon draw:style-name="gr153" draw:text-style-name="P7" draw:layer="layout" svg:width="5.883cm" svg:height="1.733cm" svg:x="24.669cm" svg:y="23.456cm" svg:viewBox="0 0 5884 1734" draw:points="744,1734 1,1734 0,0 519,179 5884,177 5884,1444 751,1444">
                <text:p/>
              </draw:polygon>
              <draw:custom-shape draw:style-name="gr257" draw:text-style-name="P7" draw:layer="layout" svg:width="5.14cm" svg:height="4.968cm" svg:x="25.413cm" svg:y="24.9cm">
                <text:p/>
                <draw:enhanced-geometry svg:viewBox="0 0 21600 21600" draw:type="rectangle" draw:enhanced-path="M 0 0 L 21600 0 21600 21600 0 21600 0 0 Z N"/>
              </draw:custom-shape>
              <draw:polygon draw:style-name="gr153" draw:text-style-name="P7" draw:layer="layout" svg:width="14.709cm" svg:height="3.749cm" svg:x="30.051cm" svg:y="29.868cm" svg:viewBox="0 0 14710 3750" draw:points="14309,3750 0,3750 0,0 14710,0">
                <text:p/>
              </draw:polygon>
              <draw:polygon draw:style-name="gr153" draw:text-style-name="P7" draw:layer="layout" svg:width="12.01cm" svg:height="1.671cm" svg:x="33.92cm" svg:y="33.618cm" svg:viewBox="0 0 12011 1672" draw:points="12011,1672 0,1672 0,0 10440,0">
                <text:p/>
              </draw:polygon>
              <draw:custom-shape draw:style-name="gr258" draw:text-style-name="P7" draw:layer="layout" svg:width="9.017cm" svg:height="1.544cm" svg:x="30.553cm" svg:y="23.75cm">
                <text:p/>
                <draw:enhanced-geometry svg:viewBox="0 0 21600 21600" draw:type="rectangle" draw:enhanced-path="M 0 0 L 21600 0 21600 21600 0 21600 0 0 Z N"/>
              </draw:custom-shape>
              <draw:polygon draw:style-name="gr153" draw:text-style-name="P7" draw:layer="layout" svg:width="8.893cm" svg:height="4.004cm" svg:x="30.934cm" svg:y="15.6cm" svg:viewBox="0 0 8894 4005" draw:points="4236,0 8886,0 8894,3997 0,4005 0,2009 4228,2009">
                <text:p/>
              </draw:polygon>
              <draw:custom-shape draw:style-name="gr259" draw:text-style-name="P7" draw:layer="layout" svg:width="5.931cm" svg:height="3.483cm" svg:x="19.72cm" svg:y="9.755cm">
                <text:p/>
                <draw:enhanced-geometry svg:viewBox="0 0 21600 21600" draw:type="rectangle" draw:enhanced-path="M 0 0 L 21600 0 21600 21600 0 21600 0 0 Z N"/>
              </draw:custom-shape>
              <draw:custom-shape draw:style-name="gr260" draw:text-style-name="P7" draw:layer="layout" svg:width="1.838cm" svg:height="4.375cm" svg:x="12.171cm" svg:y="13.2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61" draw:text-style-name="P7" draw:layer="layout" svg:width="1.643cm" svg:height="1.028cm" svg:x="14.009cm" svg:y="13.238cm">
                <text:p/>
                <draw:enhanced-geometry svg:viewBox="0 0 21600 21600" draw:type="rectangle" draw:enhanced-path="M 0 0 L 21600 0 21600 21600 0 21600 0 0 Z N"/>
              </draw:custom-shape>
              <draw:custom-shape draw:style-name="gr262" draw:text-style-name="P7" draw:layer="layout" svg:width="1.643cm" svg:height="2.315cm" svg:x="14.009cm" svg:y="14.26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3" draw:text-style-name="P7" draw:layer="layout" svg:width="1.643cm" svg:height="1.032cm" svg:x="14.009cm" svg:y="16.5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64" draw:text-style-name="P7" draw:layer="layout" svg:width="9.999cm" svg:height="4.375cm" svg:x="15.652cm" svg:y="13.238cm">
                <text:p/>
                <draw:enhanced-geometry svg:viewBox="0 0 21600 21600" draw:type="rectangle" draw:enhanced-path="M 0 0 L 21600 0 21600 21600 0 21600 0 0 Z N"/>
              </draw:custom-shape>
              <draw:custom-shape draw:style-name="gr265" draw:text-style-name="P7" draw:layer="layout" svg:width="1.624cm" svg:height="2.349cm" svg:x="25.651cm" svg:y="15.264cm">
                <text:p/>
                <draw:enhanced-geometry svg:viewBox="0 0 21600 21600" draw:type="rectangle" draw:enhanced-path="M 0 0 L 21600 0 21600 21600 0 21600 0 0 Z N"/>
              </draw:custom-shape>
              <draw:polygon draw:style-name="gr153" draw:text-style-name="P7" draw:layer="layout" svg:width="1.98cm" svg:height="2.068cm" svg:x="26.939cm" svg:y="13.195cm" svg:viewBox="0 0 1981 2069" draw:points="1152,0 0,0 16,2069 1981,2069">
                <text:p/>
              </draw:polygon>
              <draw:custom-shape draw:style-name="gr266" draw:text-style-name="P7" draw:layer="layout" svg:width="1.702cm" svg:height="1.183cm" svg:x="29.573cm" svg:y="10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7" draw:text-style-name="P7" draw:layer="layout" svg:width="1.708cm" svg:height="1.589cm" svg:x="29.573cm" svg:y="11.639cm">
                <text:p/>
                <draw:enhanced-geometry svg:viewBox="0 0 21600 21600" draw:type="rectangle" draw:enhanced-path="M 0 0 L 21600 0 21600 21600 0 21600 0 0 Z N"/>
              </draw:custom-shape>
              <draw:custom-shape draw:style-name="gr268" draw:text-style-name="P7" draw:layer="layout" svg:width="2.073cm" svg:height="1.689cm" svg:x="13.97cm" svg:y="18.3cm">
                <text:p/>
                <draw:enhanced-geometry svg:viewBox="0 0 21600 21600" draw:type="rectangle" draw:enhanced-path="M 0 0 L 21600 0 21600 21600 0 21600 0 0 Z N"/>
              </draw:custom-shape>
              <draw:custom-shape draw:style-name="gr269" draw:text-style-name="P7" draw:layer="layout" svg:width="8.717cm" svg:height="4.574cm" svg:x="30.553cm" svg:y="25.294cm">
                <text:p/>
                <draw:enhanced-geometry svg:viewBox="0 0 21600 21600" draw:type="rectangle" draw:enhanced-path="M 0 0 L 21600 0 21600 21600 0 21600 0 0 Z N"/>
              </draw:custom-shape>
              <draw:custom-shape draw:style-name="gr270" draw:text-style-name="P7" draw:layer="layout" svg:width="4.061cm" svg:height="2.829cm" svg:x="39.27cm" svg:y="25.294cm">
                <text:p/>
                <draw:enhanced-geometry svg:viewBox="0 0 21600 21600" draw:type="rectangle" draw:enhanced-path="M 0 0 L 21600 0 21600 21600 0 21600 0 0 Z N"/>
              </draw:custom-shape>
              <draw:custom-shape draw:style-name="gr271" draw:text-style-name="P7" draw:layer="layout" svg:width="0.984cm" svg:height="1.745cm" svg:x="41.359cm" svg:y="28.1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72" draw:text-style-name="P7" draw:layer="layout" svg:width="0.988cm" svg:height="1.745cm" svg:x="42.343cm" svg:y="28.1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73" draw:text-style-name="P7" draw:layer="layout" svg:width="2.089cm" svg:height="1.745cm" svg:x="39.27cm" svg:y="28.1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74" draw:text-style-name="P7" draw:layer="layout" svg:width="1.675cm" svg:height="2.342cm" svg:x="20.445cm" svg:y="27.527cm">
                <text:p/>
                <draw:enhanced-geometry svg:viewBox="0 0 21600 21600" draw:type="rectangle" draw:enhanced-path="M 0 0 L 21600 0 21600 21600 0 21600 0 0 Z N"/>
              </draw:custom-shape>
              <draw:custom-shape draw:style-name="gr275" draw:text-style-name="P7" draw:layer="layout" svg:width="1.616cm" svg:height="2.35cm" svg:x="22.12cm" svg:y="27.527cm">
                <text:p/>
                <draw:enhanced-geometry svg:viewBox="0 0 21600 21600" draw:type="rectangle" draw:enhanced-path="M 0 0 L 21600 0 21600 21600 0 21600 0 0 Z N"/>
              </draw:custom-shape>
              <draw:custom-shape draw:style-name="gr276" draw:text-style-name="P7" draw:layer="layout" svg:width="1.677cm" svg:height="2.341cm" svg:x="23.736cm" svg:y="27.527cm">
                <text:p/>
                <draw:enhanced-geometry svg:viewBox="0 0 21600 21600" draw:type="rectangle" draw:enhanced-path="M 0 0 L 21600 0 21600 21600 0 21600 0 0 Z N"/>
              </draw:custom-shape>
              <draw:custom-shape draw:style-name="gr277" draw:text-style-name="P7" draw:layer="layout" svg:width="2.437cm" svg:height="2.337cm" svg:x="22.976cm" svg:y="25.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78" draw:text-style-name="P7" draw:layer="layout" svg:width="1.185cm" svg:height="0.882cm" svg:x="24.335cm" svg:y="30.895cm">
                <text:p/>
                <draw:enhanced-geometry svg:viewBox="0 0 21600 21600" draw:type="rectangle" draw:enhanced-path="M 0 0 L 21600 0 21600 21600 0 21600 0 0 Z N"/>
              </draw:custom-shape>
              <draw:custom-shape draw:style-name="gr279" draw:text-style-name="P7" draw:layer="layout" svg:width="1.185cm" svg:height="0.875cm" svg:x="24.335cm" svg:y="31.777cm">
                <text:p/>
                <draw:enhanced-geometry svg:viewBox="0 0 21600 21600" draw:type="rectangle" draw:enhanced-path="M 0 0 L 21600 0 21600 21600 0 21600 0 0 Z N"/>
              </draw:custom-shape>
              <draw:custom-shape draw:style-name="gr280" draw:text-style-name="P7" draw:layer="layout" svg:width="1.535cm" svg:height="1.757cm" svg:x="25.516cm" svg:y="30.895cm">
                <text:p/>
                <draw:enhanced-geometry svg:viewBox="0 0 21600 21600" draw:type="rectangle" draw:enhanced-path="M 0 0 L 21600 0 21600 21600 0 21600 0 0 Z N"/>
              </draw:custom-shape>
              <draw:polygon draw:style-name="gr153" draw:text-style-name="P7" draw:layer="layout" svg:width="2.522cm" svg:height="2.336cm" svg:x="20.453cm" svg:y="25.19cm" svg:viewBox="0 0 2523 2337" draw:points="2017,0 2523,0 2523,2337 0,2337 916,1284">
                <text:p/>
              </draw:polygon>
              <draw:polygon draw:style-name="gr153" draw:text-style-name="P7" draw:layer="layout" svg:width="2.304cm" svg:height="2.348cm" svg:x="27.276cm" svg:y="15.264cm" svg:viewBox="0 0 2305 2349" draw:points="1644,0 0,0 0,2349 1903,2349 2305,1653">
                <text:p/>
              </draw:polygon>
              <draw:custom-shape draw:style-name="gr281" draw:text-style-name="P7" draw:layer="layout" svg:width="2.372cm" svg:height="1.689cm" svg:x="16.043cm" svg:y="18.3cm">
                <text:p/>
                <draw:enhanced-geometry svg:viewBox="0 0 21600 21600" draw:type="rectangle" draw:enhanced-path="M 0 0 L 21600 0 21600 21600 0 21600 0 0 Z N"/>
              </draw:custom-shape>
              <draw:custom-shape draw:style-name="gr282" draw:text-style-name="P7" draw:layer="layout" svg:width="2.073cm" svg:height="1.711cm" svg:x="13.97cm" svg:y="19.989cm">
                <text:p/>
                <draw:enhanced-geometry svg:viewBox="0 0 21600 21600" draw:type="rectangle" draw:enhanced-path="M 0 0 L 21600 0 21600 21600 0 21600 0 0 Z N"/>
              </draw:custom-shape>
              <draw:custom-shape draw:style-name="gr283" draw:text-style-name="P7" draw:layer="layout" svg:width="2.372cm" svg:height="1.711cm" svg:x="16.043cm" svg:y="19.989cm">
                <text:p/>
                <draw:enhanced-geometry svg:viewBox="0 0 21600 21600" draw:type="rectangle" draw:enhanced-path="M 0 0 L 21600 0 21600 21600 0 21600 0 0 Z N"/>
              </draw:custom-shape>
              <draw:custom-shape draw:style-name="gr284" draw:text-style-name="P7" draw:layer="layout" svg:width="7.549cm" svg:height="3.482cm" svg:x="12.171cm" svg:y="9.7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85" draw:text-style-name="P7" draw:layer="layout" svg:width="1.721cm" svg:height="4.449cm" svg:x="10.45cm" svg:y="13.201cm">
                <text:p/>
                <draw:enhanced-geometry svg:viewBox="0 0 21600 21600" draw:type="rectangle" draw:enhanced-path="M 0 0 L 21600 0 21600 21600 0 21600 0 0 Z N"/>
              </draw:custom-shape>
              <draw:polygon draw:style-name="gr153" draw:text-style-name="P7" draw:layer="layout" svg:width="4.05cm" svg:height="1.736cm" svg:x="36.17cm" svg:y="13.863cm" svg:viewBox="0 0 4051 1737" draw:points="0,1737 4051,1737 4051,0 900,0">
                <text:p/>
              </draw:polygon>
              <draw:polygon draw:style-name="gr153" draw:text-style-name="P7" draw:layer="layout" svg:width="3.15cm" svg:height="1.912cm" svg:x="37.07cm" svg:y="11.95cm" svg:viewBox="0 0 3151 1913" draw:points="0,1913 3151,1913 3151,0 2460,0 2460,250 822,255">
                <text:p/>
              </draw:polygon>
            </draw:g>
            <draw:custom-shape draw:style-name="gr286" draw:text-style-name="P10" draw:layer="layout" svg:width="1.427cm" svg:height="0.228cm" svg:x="27.862cm" svg:y="11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7" draw:text-style-name="P11" draw:layer="layout" svg:width="1.439cm" svg:height="0.229cm" svg:x="29.908cm" svg:y="9.5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8" draw:text-style-name="P11" draw:layer="layout" svg:width="1.442cm" svg:height="0.229cm" svg:x="32.725cm" svg:y="9.5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9" draw:text-style-name="P13" draw:layer="layout" svg:width="1.446cm" svg:height="0.228cm" svg:x="33.542cm" svg:y="11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1.428cm" svg:height="0.229cm" svg:x="33.447cm" svg:y="12.6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1.428cm" svg:height="0.23cm" svg:x="33.447cm" svg:y="14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1.428cm" svg:height="0.23cm" svg:x="33.447cm" svg:y="15.2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1" draw:text-style-name="P8" draw:layer="layout" svg:width="1.442cm" svg:height="0.229cm" svg:x="29.869cm" svg:y="12.6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2" draw:text-style-name="P10" draw:layer="layout" svg:width="1.442cm" svg:height="0.23cm" svg:x="29.869cm" svg:y="14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3" draw:text-style-name="P9" draw:layer="layout" svg:width="1.44cm" svg:height="0.229cm" svg:x="35.821cm" svg:y="12.6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4" draw:text-style-name="P11" draw:layer="layout" svg:width="1.438cm" svg:height="0.229cm" svg:x="35.588cm" svg:y="9.5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12" draw:layer="layout" svg:width="0.836cm" svg:height="0.229cm" svg:x="38.608cm" svg:y="12.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4" draw:layer="layout" svg:width="0.839cm" svg:height="0.23cm" svg:x="39.006cm" svg:y="14.2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14" draw:layer="layout" svg:width="0.847cm" svg:height="0.23cm" svg:x="37.424cm" svg:y="14.9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6" draw:text-style-name="P10" draw:layer="layout" svg:width="1.427cm" svg:height="0.229cm" svg:x="37.107cm" svg:y="16.6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8" draw:text-style-name="P8" draw:layer="layout" svg:width="0.841cm" svg:height="0.229cm" svg:x="33.442cm" svg:y="16.6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8" draw:layer="layout" svg:width="0.834cm" svg:height="0.229cm" svg:x="31.914cm" svg:y="16.6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9" draw:layer="layout" svg:width="1.427cm" svg:height="0.23cm" svg:x="12.854cm" svg:y="11.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1" draw:text-style-name="P9" draw:layer="layout" svg:width="1.428cm" svg:height="0.23cm" svg:x="15.039cm" svg:y="11.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1" draw:text-style-name="P9" draw:layer="layout" svg:width="1.428cm" svg:height="0.229cm" svg:x="17.338cm" svg:y="11.6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1" draw:text-style-name="P9" draw:layer="layout" svg:width="1.428cm" svg:height="0.23cm" svg:x="17.338cm" svg:y="10.9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2" draw:text-style-name="P12" draw:layer="layout" svg:width="1.409cm" svg:height="0.23cm" svg:x="19.253cm" svg:y="11.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3" draw:text-style-name="P8" draw:layer="layout" svg:width="1.247cm" svg:height="0.231cm" svg:x="18.711cm" svg:y="9.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8" draw:layer="layout" svg:width="1.257cm" svg:height="0.231cm" svg:x="15.893cm" svg:y="9.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5" draw:text-style-name="P8" draw:layer="layout" svg:width="1.433cm" svg:height="0.211cm" draw:transform="rotate (1.5707963267949) translate (13.6cm 15.2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6" draw:text-style-name="P12" draw:layer="layout" svg:width="1.431cm" svg:height="0.23cm" svg:x="21.387cm" svg:y="11.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7" draw:text-style-name="P10" draw:layer="layout" svg:width="1.188cm" svg:height="0.271cm" draw:transform="rotate (1.5707963267949) translate (12.22cm 11.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8" draw:text-style-name="P10" draw:layer="layout" svg:width="1.182cm" svg:height="0.271cm" draw:transform="rotate (1.5707963267949) translate (12.22cm 16.4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9" draw:text-style-name="P13" draw:layer="layout" svg:width="1.187cm" svg:height="0.271cm" draw:transform="rotate (1.5707963267949) translate (12.22cm 19.4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0" draw:text-style-name="P13" draw:layer="layout" svg:width="1.185cm" svg:height="0.271cm" draw:transform="rotate (1.5707963267949) translate (12.22cm 21.5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1" draw:text-style-name="P9" draw:layer="layout" svg:width="0.799cm" svg:height="0.23cm" svg:x="21.711cm" svg:y="26.5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12" draw:layer="layout" svg:width="0.858cm" svg:height="0.23cm" svg:x="14.652cm" svg:y="19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2" draw:text-style-name="P12" draw:layer="layout" svg:width="0.851cm" svg:height="0.23cm" svg:x="16.884cm" svg:y="20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2" draw:text-style-name="P12" draw:layer="layout" svg:width="0.851cm" svg:height="0.23cm" svg:x="16.884cm" svg:y="19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3" draw:text-style-name="P10" draw:layer="layout" svg:width="0.85cm" svg:height="0.23cm" svg:x="19.651cm" svg:y="20.5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4" draw:text-style-name="P13" draw:layer="layout" svg:width="1.183cm" svg:height="0.271cm" draw:transform="rotate (1.5707963267949) translate (12.22cm 23.8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5" draw:text-style-name="P9" draw:layer="layout" svg:width="1.432cm" svg:height="0.23cm" svg:x="13.757cm" svg:y="22.6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6" draw:text-style-name="P9" draw:layer="layout" svg:width="1.433cm" svg:height="0.23cm" svg:x="16.625cm" svg:y="22.6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7" draw:text-style-name="P10" draw:layer="layout" svg:width="1.411cm" svg:height="0.232cm" svg:x="18.547cm" svg:y="22.5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8" draw:text-style-name="P10" draw:layer="layout" svg:width="1.336cm" svg:height="0.256cm" draw:transform="skewX (0.128281700021583) rotate (-0.523598775598299) translate (21.711cm 22.4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9" draw:text-style-name="P10" draw:layer="layout" svg:width="1.391cm" svg:height="0.23cm" svg:x="19.253cm" svg:y="24.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0" draw:text-style-name="P8" draw:layer="layout" svg:width="1.398cm" svg:height="0.229cm" svg:x="15.704cm" svg:y="25.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0" draw:text-style-name="P8" draw:layer="layout" svg:width="1.398cm" svg:height="0.231cm" svg:x="15.704cm" svg:y="26.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1" draw:text-style-name="P11" draw:layer="layout" svg:width="1.391cm" svg:height="0.231cm" svg:x="12.872cm" svg:y="26.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2" draw:text-style-name="P12" draw:layer="layout" svg:width="1.411cm" svg:height="0.231cm" svg:x="18.547cm" svg:y="26.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0" draw:text-style-name="P8" draw:layer="layout" svg:width="1.398cm" svg:height="0.229cm" svg:x="15.704cm" svg:y="28.5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1" draw:text-style-name="P11" draw:layer="layout" svg:width="1.391cm" svg:height="0.229cm" svg:x="12.872cm" svg:y="28.5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2" draw:text-style-name="P12" draw:layer="layout" svg:width="1.411cm" svg:height="0.229cm" svg:x="18.547cm" svg:y="28.5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1" draw:text-style-name="P11" draw:layer="layout" svg:width="1.391cm" svg:height="0.232cm" svg:x="12.872cm" svg:y="30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2" draw:text-style-name="P12" draw:layer="layout" svg:width="1.411cm" svg:height="0.232cm" svg:x="18.547cm" svg:y="30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3" draw:text-style-name="P9" draw:layer="layout" svg:width="0.851cm" svg:height="0.268cm" draw:transform="rotate (1.5707963267949) translate (21.119cm 2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4" draw:text-style-name="P10" draw:layer="layout" svg:width="0.845cm" svg:height="0.253cm" draw:transform="rotate (1.5707963267949) translate (12.238cm 27.1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5" draw:text-style-name="P10" draw:layer="layout" svg:width="0.853cm" svg:height="0.253cm" draw:transform="rotate (1.5707963267949) translate (12.238cm 31.3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6" draw:text-style-name="P9" draw:layer="layout" svg:width="1.158cm" svg:height="0.229cm" svg:x="23.629cm" svg:y="26.1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7" draw:text-style-name="P9" draw:layer="layout" svg:width="0.851cm" svg:height="0.196cm" draw:transform="rotate (1.5707963267949) translate (22.818cm 2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7" draw:text-style-name="P9" draw:layer="layout" svg:width="0.851cm" svg:height="0.219cm" draw:transform="rotate (1.5707963267949) translate (24.406cm 2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8" draw:text-style-name="P10" draw:layer="layout" svg:width="1.373cm" svg:height="0.23cm" svg:x="21.387cm" svg:y="31.1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9" draw:text-style-name="P8" draw:layer="layout" svg:width="1.249cm" svg:height="0.231cm" svg:x="13.037cm" svg:y="9.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0" draw:text-style-name="P12" draw:layer="layout" svg:width="0.861cm" svg:height="0.23cm" svg:x="14.652cm" svg:y="20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8" draw:layer="layout" svg:width="1.434cm" svg:height="0.231cm" draw:transform="rotate (1.5707963267949) translate (41.972cm 14.3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1" draw:text-style-name="P12" draw:layer="layout" svg:width="1.228cm" svg:height="0.232cm" svg:x="40.315cm" svg:y="8.8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2" draw:text-style-name="P12" draw:layer="layout" svg:width="1.231cm" svg:height="0.232cm" svg:x="42.464cm" svg:y="8.8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12" draw:layer="layout" svg:width="1.229cm" svg:height="0.232cm" svg:x="44.821cm" svg:y="8.8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0" draw:layer="layout" svg:width="0.927cm" svg:height="0.23cm" draw:transform="skewX (-0.00872664625997164) rotate (1.46607657167524) translate (46.616cm 12.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8" draw:layer="layout" svg:width="1.436cm" svg:height="0.232cm" draw:transform="rotate (1.5707963267949) translate (43.877cm 14.2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8" draw:layer="layout" svg:width="1.436cm" svg:height="0.231cm" draw:transform="rotate (1.5707963267949) translate (44.821cm 14.2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3" draw:layer="layout" svg:width="0.925cm" svg:height="0.23cm" draw:transform="skewX (0.00436332312998582) translate (41.774cm 15.3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7" draw:text-style-name="P9" draw:layer="layout" svg:width="0.928cm" svg:height="0.232cm" draw:transform="rotate (0.750491578357562) translate (45.785cm 14.5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10" draw:layer="layout" svg:width="1.43cm" svg:height="0.228cm" svg:x="37.708cm" svg:y="18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0" draw:layer="layout" svg:width="1.429cm" svg:height="0.228cm" svg:x="34.871cm" svg:y="18.0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0" draw:layer="layout" svg:width="1.426cm" svg:height="0.228cm" svg:x="31.68cm" svg:y="18.0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1" draw:text-style-name="P11" draw:layer="layout" svg:width="0.854cm" svg:height="0.229cm" svg:x="40.536cm" svg:y="26.2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11" draw:layer="layout" svg:width="0.856cm" svg:height="0.23cm" svg:x="41.517cm" svg:y="27.0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2" draw:text-style-name="P13" draw:layer="layout" svg:width="0.856cm" svg:height="0.23cm" draw:transform="skewX (-0.0130899693899574) rotate (1.46607657167524) translate (44.808cm 27.07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13" draw:layer="layout" svg:width="0.855cm" svg:height="0.229cm" draw:transform="rotate (1.46607657167524) translate (44.407cm 30.4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4" draw:text-style-name="P9" draw:layer="layout" svg:width="1.422cm" svg:height="0.23cm" draw:transform="rotate (1.5707963267949) translate (43.875cm 28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0" draw:layer="layout" svg:width="1.429cm" svg:height="0.229cm" svg:x="41.735cm" svg:y="32.3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0" draw:layer="layout" svg:width="1.429cm" svg:height="0.23cm" svg:x="41.735cm" svg:y="30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5" draw:text-style-name="P8" draw:layer="layout" svg:width="0.856cm" svg:height="0.23cm" draw:transform="rotate (1.46607657167524) translate (44.122cm 33.0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6" draw:text-style-name="P12" draw:layer="layout" svg:width="1.43cm" svg:height="0.228cm" svg:x="41.269cm" svg:y="33.3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7" draw:text-style-name="P12" draw:layer="layout" svg:width="1.428cm" svg:height="0.228cm" svg:x="39.134cm" svg:y="33.3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8" draw:text-style-name="P12" draw:layer="layout" svg:width="1.429cm" svg:height="0.228cm" svg:x="36.998cm" svg:y="33.3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10" draw:layer="layout" svg:width="1.43cm" svg:height="0.229cm" svg:x="37.725cm" svg:y="32.3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10" draw:layer="layout" svg:width="1.43cm" svg:height="0.229cm" svg:x="37.725cm" svg:y="30.9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9" draw:text-style-name="P11" draw:layer="layout" svg:width="1.429cm" svg:height="0.229cm" svg:x="34.056cm" svg:y="32.3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9" draw:layer="layout" svg:width="1.426cm" svg:height="0.228cm" svg:x="34.178cm" svg:y="33.3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9" draw:text-style-name="P11" draw:layer="layout" svg:width="1.429cm" svg:height="0.228cm" svg:x="34.069cm" svg:y="31.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1" draw:text-style-name="P11" draw:layer="layout" svg:width="1.428cm" svg:height="0.229cm" svg:x="31.137cm" svg:y="32.3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1" draw:text-style-name="P11" draw:layer="layout" svg:width="1.428cm" svg:height="0.228cm" svg:x="31.12cm" svg:y="31.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9" draw:layer="layout" svg:width="1.427cm" svg:height="0.228cm" svg:x="30.743cm" svg:y="33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1" draw:text-style-name="P11" draw:layer="layout" svg:width="1.391cm" svg:height="0.231cm" svg:x="12.872cm" svg:y="32.3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2" draw:text-style-name="P8" draw:layer="layout" svg:width="1.399cm" svg:height="0.231cm" svg:x="16.418cm" svg:y="32.3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8" draw:text-style-name="P10" draw:layer="layout" svg:width="1.373cm" svg:height="0.231cm" svg:x="21.387cm" svg:y="32.3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3" draw:text-style-name="P8" draw:layer="layout" svg:width="1.395cm" svg:height="0.23cm" draw:transform="rotate (1.5707963267949) translate (26.201cm 32.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4" draw:text-style-name="P8" draw:layer="layout" svg:width="1.394cm" svg:height="0.23cm" svg:x="27.326cm" svg:y="31.1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4" draw:text-style-name="P8" draw:layer="layout" svg:width="1.394cm" svg:height="0.231cm" svg:x="27.326cm" svg:y="32.3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5" draw:text-style-name="P9" draw:layer="layout" svg:width="1.395cm" svg:height="0.23cm" svg:x="23.175cm" svg:y="33.3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6" draw:text-style-name="P9" draw:layer="layout" svg:width="1.394cm" svg:height="0.23cm" svg:x="27.27cm" svg:y="33.3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7" draw:text-style-name="P13" draw:layer="layout" svg:width="1.395cm" svg:height="0.231cm" svg:x="26.788cm" svg:y="29.4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7" draw:text-style-name="P13" draw:layer="layout" svg:width="1.395cm" svg:height="0.23cm" svg:x="26.788cm" svg:y="28.5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7" draw:text-style-name="P13" draw:layer="layout" svg:width="1.395cm" svg:height="0.231cm" svg:x="26.788cm" svg:y="27.7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7" draw:text-style-name="P13" draw:layer="layout" svg:width="1.395cm" svg:height="0.231cm" svg:x="26.788cm" svg:y="26.9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7" draw:text-style-name="P13" draw:layer="layout" svg:width="1.395cm" svg:height="0.23cm" svg:x="26.788cm" svg:y="26.0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8" draw:text-style-name="P13" draw:layer="layout" svg:width="0.853cm" svg:height="0.252cm" svg:x="13.564cm" svg:y="33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9" draw:text-style-name="P13" draw:layer="layout" svg:width="0.851cm" svg:height="0.252cm" svg:x="16.611cm" svg:y="33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8" draw:text-style-name="P13" draw:layer="layout" svg:width="0.853cm" svg:height="0.252cm" svg:x="19.068cm" svg:y="33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0" draw:text-style-name="P11" draw:layer="layout" svg:width="0.853cm" svg:height="0.229cm" svg:x="21.376cm" svg:y="18.3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9" draw:layer="layout" svg:width="0.853cm" svg:height="0.228cm" draw:transform="rotate (1.5707963267949) translate (28.161cm 16.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9" draw:layer="layout" svg:width="0.853cm" svg:height="0.231cm" draw:transform="rotate (1.5707963267949) translate (26.448cm 16.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6" draw:text-style-name="P12" draw:layer="layout" svg:width="1.431cm" svg:height="0.23cm" draw:transform="rotate (1.5707963267949) translate (23.92cm 12.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6" draw:text-style-name="P10" draw:layer="layout" svg:width="1.427cm" svg:height="0.228cm" svg:x="25.843cm" svg:y="11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2" draw:text-style-name="P13" draw:layer="layout" svg:width="1.247cm" svg:height="0.231cm" svg:x="27.444cm" svg:y="9.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3" draw:text-style-name="P13" draw:layer="layout" svg:width="1.257cm" svg:height="0.231cm" svg:x="24.626cm" svg:y="9.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4" draw:text-style-name="P13" draw:layer="layout" svg:width="1.249cm" svg:height="0.231cm" svg:x="21.77cm" svg:y="9.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0" draw:text-style-name="P11" draw:layer="layout" svg:width="0.853cm" svg:height="0.229cm" svg:x="23.317cm" svg:y="18.3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0" draw:text-style-name="P11" draw:layer="layout" svg:width="0.853cm" svg:height="0.229cm" svg:x="25.217cm" svg:y="18.3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3" draw:text-style-name="P9" draw:layer="layout" svg:width="1.44cm" svg:height="0.229cm" svg:x="36.63cm" svg:y="11.4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5" draw:text-style-name="P13" draw:layer="layout" svg:width="1.44cm" svg:height="0.229cm" svg:x="41.07cm" svg:y="9.8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5" draw:text-style-name="P13" draw:layer="layout" svg:width="1.44cm" svg:height="0.229cm" svg:x="41.07cm" svg:y="1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5" draw:text-style-name="P13" draw:layer="layout" svg:width="1.44cm" svg:height="0.229cm" svg:x="44.03cm" svg:y="9.8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5" draw:text-style-name="P13" draw:layer="layout" svg:width="1.44cm" svg:height="0.229cm" svg:x="44.03cm" svg:y="1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6" draw:text-style-name="P12" draw:layer="layout" svg:width="0.925cm" svg:height="0.23cm" draw:transform="skewX (0.00436332312998582) translate (40.295cm 18.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6" draw:text-style-name="P12" draw:layer="layout" svg:width="0.925cm" svg:height="0.23cm" draw:transform="skewX (0.00436332312998582) translate (40.295cm 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6" draw:text-style-name="P12" draw:layer="layout" svg:width="0.925cm" svg:height="0.23cm" draw:transform="skewX (0.00436332312998582) translate (40.295cm 22.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7" draw:text-style-name="P11" draw:layer="layout" svg:width="1.182cm" svg:height="0.271cm" draw:transform="rotate (1.5707963267949) translate (15.02cm 16.4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08:11:28.595000000</meta:creation-date>
    <dc:date>2017-01-05T11:04:34.987000000</dc:date>
    <meta:editing-duration>PT1H2M13S</meta:editing-duration>
    <meta:editing-cycles>7</meta:editing-cycles>
    <meta:generator>LibreOffice/5.2.3.3$Windows_x86 LibreOffice_project/d54a8868f08a7b39642414cf2c8ef2f228f780cf</meta:generator>
    <meta:document-statistic meta:object-count="5097"/>
  </office:meta>
</office:document-meta>
</file>